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office:automatic-styles>
  <office:body>
    <office:spreadsheet>
      <table:table table:name="lagg_2180" table:style-name="ta1">
        <office:forms form:automatic-focus="false" form:apply-design-mode="false"/>
        <table:table-column table:style-name="co1" table:number-columns-repeated="14" table:default-cell-style-name="Default"/>
        <table:table-row table:style-name="ro1">
          <table:table-cell office:value-type="string" calcext:value-type="string">
            <text:p>otype</text:p>
          </table:table-cell>
          <table:table-cell office:value-type="string" calcext:value-type="string">
            <text:p>idckkp</text:p>
          </table:table-cell>
          <table:table-cell office:value-type="string" calcext:value-type="string">
            <text:p>name</text:p>
          </table:table-cell>
          <table:table-cell office:value-type="string" calcext:value-type="string">
            <text:p>desc</text:p>
          </table:table-cell>
          <table:table-cell office:value-type="string" calcext:value-type="string">
            <text:p>mdesc</text:p>
          </table:table-cell>
          <table:table-cell office:value-type="string" calcext:value-type="string">
            <text:p>gtype</text:p>
          </table:table-cell>
          <table:table-cell office:value-type="string" calcext:value-type="string">
            <text:p>wh</text:p>
          </table:table-cell>
          <table:table-cell office:value-type="string" calcext:value-type="string">
            <text:p>ph</text:p>
          </table:table-cell>
          <table:table-cell office:value-type="string" calcext:value-type="string">
            <text:p>kkp</text:p>
          </table:table-cell>
          <table:table-cell office:value-type="string" calcext:value-type="string">
            <text:p>wikidata</text:p>
          </table:table-cell>
          <table:table-cell office:value-type="string" calcext:value-type="string">
            <text:p>wikipedia</text:p>
          </table:table-cell>
          <table:table-cell office:value-type="string" calcext:value-type="string">
            <text:p>published</text:p>
          </table:table-cell>
          <table:table-cell office:value-type="string" calcext:value-type="string">
            <text:p>x_wgs84</text:p>
          </table:table-cell>
          <table:table-cell office:value-type="string" calcext:value-type="string">
            <text:p>y_wgs84</text:p>
          </table:table-cell>
        </table:table-row>
        <table:table-row table:style-name="ro1">
          <table:table-cell office:value-type="string" calcext:value-type="string">
            <text:p>K1.20</text:p>
          </table:table-cell>
          <table:table-cell office:value-type="string" calcext:value-type="string">
            <text:p>OP00059</text:p>
          </table:table-cell>
          <table:table-cell office:value-type="string" calcext:value-type="string">
            <text:p>Mury miejskie w Byczynie</text:p>
          </table:table-cell>
          <table:table-cell office:value-type="string" calcext:value-type="string">
            <text:p>Ciąg murów miejskich wokół Starego Miasta w Byczynie, wzniesionych z cegły w XIII wieku. </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Mury obronne w Byczynie</text:p>
          </table:table-cell>
          <table:table-cell office:value-type="string" calcext:value-type="string">
            <text:p>2024-10-14</text:p>
          </table:table-cell>
          <table:table-cell office:value-type="float" office:value="18.2146361" calcext:value-type="float">
            <text:p>18,2146361</text:p>
          </table:table-cell>
          <table:table-cell office:value-type="float" office:value="51.1150863" calcext:value-type="float">
            <text:p>51,1150863</text:p>
          </table:table-cell>
        </table:table-row>
        <table:table-row table:style-name="ro1">
          <table:table-cell office:value-type="string" calcext:value-type="string">
            <text:p>K1.20</text:p>
          </table:table-cell>
          <table:table-cell office:value-type="string" calcext:value-type="string">
            <text:p>ZP00705</text:p>
          </table:table-cell>
          <table:table-cell office:value-type="string" calcext:value-type="string">
            <text:p>Most Kłosowski w Wałczu</text:p>
          </table:table-cell>
          <table:table-cell office:value-type="string" calcext:value-type="string">
            <text:p>Most wiszący o konstrukcji stalowej, długości 85 m wybudowany został w 1978 roku w miejscu wcześniejszego mostka drewnianego. Mostem tym można dojść do umocnień Wału Pomorskiego</text:p>
          </table:table-cell>
          <table:table-cell office:value-type="string" calcext:value-type="string">
            <text:p>Zmieniono nazwę na poprawną</text:p>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5795</text:p>
          </table:table-cell>
          <table:table-cell office:value-type="string" calcext:value-type="string">
            <text:p>pl:Most Kłosowski</text:p>
          </table:table-cell>
          <table:table-cell office:value-type="string" calcext:value-type="string">
            <text:p>2024-10-14</text:p>
          </table:table-cell>
          <table:table-cell office:value-type="float" office:value="16.4307331" calcext:value-type="float">
            <text:p>16,4307331</text:p>
          </table:table-cell>
          <table:table-cell office:value-type="float" office:value="53.2642987" calcext:value-type="float">
            <text:p>53,2642987</text:p>
          </table:table-cell>
        </table:table-row>
        <table:table-row table:style-name="ro1">
          <table:table-cell office:value-type="string" calcext:value-type="string">
            <text:p>S3.10</text:p>
          </table:table-cell>
          <table:table-cell office:value-type="string" calcext:value-type="string">
            <text:p>DS00887</text:p>
          </table:table-cell>
          <table:table-cell office:value-type="string" calcext:value-type="string">
            <text:p>Ścieżka przyrodnicza na Górę Chojnik</text:p>
          </table:table-cell>
          <table:table-cell office:value-type="string" calcext:value-type="string">
            <text:p>Ścieżka na 21 stacjach, opis budowy geologicznej i morfologii oraz roślinności.</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5.6429826022305" calcext:value-type="float">
            <text:p>15,6429826022305</text:p>
          </table:table-cell>
          <table:table-cell office:value-type="float" office:value="50.8467877917062" calcext:value-type="float">
            <text:p>50,8467877917062</text:p>
          </table:table-cell>
        </table:table-row>
        <table:table-row table:style-name="ro1">
          <table:table-cell office:value-type="string" calcext:value-type="string">
            <text:p>K1.20</text:p>
          </table:table-cell>
          <table:table-cell office:value-type="string" calcext:value-type="string">
            <text:p>LD00359</text:p>
          </table:table-cell>
          <table:table-cell office:value-type="string" calcext:value-type="string">
            <text:p>Ulica Piotrkowska na odcinku od pl. Wolności do Al. Mickiewicza w Łodzi</text:p>
          </table:table-cell>
          <table:table-cell office:value-type="string" calcext:value-type="string">
            <text:p>Reprezentacyjna ulica Łodzi, jedna z najdłuższych ulic handlowych na kontynencie licząca ok. 4,2 km, biegnąca południkowo w linii prostej, pomiędzy pl. Wolności a pl. Niepodległości. <text:s/>Od 1990 r. zamieniona w rodzaj deptaka, który pełni rolę podobną do rynku starówki innych miast.</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5484</text:p>
          </table:table-cell>
          <table:table-cell office:value-type="string" calcext:value-type="string">
            <text:p>pl:Ulica Piotrkowska w Łodzi</text:p>
          </table:table-cell>
          <table:table-cell office:value-type="string" calcext:value-type="string">
            <text:p>2024-10-14</text:p>
          </table:table-cell>
          <table:table-cell office:value-type="float" office:value="19.4584824367306" calcext:value-type="float">
            <text:p>19,4584824367306</text:p>
          </table:table-cell>
          <table:table-cell office:value-type="float" office:value="51.7595241381472" calcext:value-type="float">
            <text:p>51,7595241381472</text:p>
          </table:table-cell>
        </table:table-row>
        <table:table-row table:style-name="ro1">
          <table:table-cell office:value-type="string" calcext:value-type="string">
            <text:p>S3.10</text:p>
          </table:table-cell>
          <table:table-cell office:value-type="string" calcext:value-type="string">
            <text:p>PD00642</text:p>
          </table:table-cell>
          <table:table-cell office:value-type="string" calcext:value-type="string">
            <text:p>Szlak Dębów Królewskich</text:p>
          </table:table-cell>
          <table:table-cell office:value-type="string" calcext:value-type="string">
            <text:p>Ścieżka biegnie przez uroczysko Stara Białowieża, wśród dębów liczących 150-500 lat. Poszczególne drzewa noszą imiona królów i książąt, którzy niegdyś polowali w tym lesi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3.7897745363218" calcext:value-type="float">
            <text:p>23,7897745363218</text:p>
          </table:table-cell>
          <table:table-cell office:value-type="float" office:value="52.7310760583501" calcext:value-type="float">
            <text:p>52,7310760583501</text:p>
          </table:table-cell>
        </table:table-row>
        <table:table-row table:style-name="ro1">
          <table:table-cell office:value-type="string" calcext:value-type="string">
            <text:p>S3.10</text:p>
          </table:table-cell>
          <table:table-cell office:value-type="string" calcext:value-type="string">
            <text:p>PM00643</text:p>
          </table:table-cell>
          <table:table-cell office:value-type="string" calcext:value-type="string">
            <text:p>Szlak Struga Siedmiu Jezior (Klosnowo-Bachorze)</text:p>
          </table:table-cell>
          <table:table-cell office:value-type="string" calcext:value-type="string">
            <text:p>Szlak prowadzi wzdłuż rzeki, łącząc osiem jezior rynnowych o najwyższej klasie czystości: Ostrowite, Zielone, Jeleń, Bełczak, Główka, Płęsno, Skrzynka i Mielnica.</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7.5590585" calcext:value-type="float">
            <text:p>17,5590585</text:p>
          </table:table-cell>
          <table:table-cell office:value-type="float" office:value="53.6953374" calcext:value-type="float">
            <text:p>53,6953374</text:p>
          </table:table-cell>
        </table:table-row>
        <table:table-row table:style-name="ro1">
          <table:table-cell office:value-type="string" calcext:value-type="string">
            <text:p>S3.10</text:p>
          </table:table-cell>
          <table:table-cell office:value-type="string" calcext:value-type="string">
            <text:p>PD00651</text:p>
          </table:table-cell>
          <table:table-cell office:value-type="string" calcext:value-type="string">
            <text:p>Ścieżka edukacyjna „Czerwone Bagno”</text:p>
          </table:table-cell>
          <table:table-cell office:value-type="string" calcext:value-type="string">
            <text:p>Zielono znakowana ścieżka dydaktyczna prowadząca przez obszar ochrony ścisłej Czerwone Bagno w Biebrzańskim Parku Narodowym. Długość 1 k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Ścieżka przyrodnicza Czerwone Bagno</text:p>
          </table:table-cell>
          <table:table-cell office:value-type="string" calcext:value-type="string">
            <text:p>2024-10-14</text:p>
          </table:table-cell>
          <table:table-cell office:value-type="float" office:value="22.8228334083486" calcext:value-type="float">
            <text:p>22,8228334083486</text:p>
          </table:table-cell>
          <table:table-cell office:value-type="float" office:value="53.6207500013335" calcext:value-type="float">
            <text:p>53,6207500013335</text:p>
          </table:table-cell>
        </table:table-row>
        <table:table-row table:style-name="ro1">
          <table:table-cell office:value-type="string" calcext:value-type="string">
            <text:p>S3.10</text:p>
          </table:table-cell>
          <table:table-cell office:value-type="string" calcext:value-type="string">
            <text:p>PD00652</text:p>
          </table:table-cell>
          <table:table-cell office:value-type="string" calcext:value-type="string">
            <text:p>Ścieżka edukacyjna „Grobla Honczarowska”</text:p>
          </table:table-cell>
          <table:table-cell office:value-type="string" calcext:value-type="string">
            <text:p>Zielono znakowana ścieżka dydaktyczna w Biebrzańskim Parku Narodowy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7700722</text:p>
          </table:table-cell>
          <table:table-cell office:value-type="string" calcext:value-type="string">
            <text:p>pl:Ścieżka przyrodnicza Grobla Honczarowska</text:p>
          </table:table-cell>
          <table:table-cell office:value-type="string" calcext:value-type="string">
            <text:p>2024-10-14</text:p>
          </table:table-cell>
          <table:table-cell office:value-type="float" office:value="22.6023668907262" calcext:value-type="float">
            <text:p>22,6023668907262</text:p>
          </table:table-cell>
          <table:table-cell office:value-type="float" office:value="53.3144340842321" calcext:value-type="float">
            <text:p>53,3144340842321</text:p>
          </table:table-cell>
        </table:table-row>
        <table:table-row table:style-name="ro1">
          <table:table-cell office:value-type="string" calcext:value-type="string">
            <text:p>S3.10</text:p>
          </table:table-cell>
          <table:table-cell office:value-type="string" calcext:value-type="string">
            <text:p>PD00653</text:p>
          </table:table-cell>
          <table:table-cell office:value-type="string" calcext:value-type="string">
            <text:p>Ścieżka edukacyjna „Waniewo-Śliwno”</text:p>
          </table:table-cell>
          <table:table-cell office:value-type="string" calcext:value-type="string">
            <text:p>Ścieżka przyrodnicza o długości 1,2 km prowadząca drewnianą kładką z jednej strony doliny na drugą. Biegnie przez niedostępny, bagienny teren, dzięki czemu można dotrzeć do serca parku bez konieczności korzystania z łodzi czy kajaka. Największą atrakcją są przeprawy przez licznie występujące tu koryta rzeczne za pomocą pływających pomostów. Przy kładce zlokalizowane są 2 dostrzegalnie ornitologiczne i wieża widokowa.</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2.8188106950686" calcext:value-type="float">
            <text:p>22,8188106950686</text:p>
          </table:table-cell>
          <table:table-cell office:value-type="float" office:value="53.0769105631802" calcext:value-type="float">
            <text:p>53,0769105631802</text:p>
          </table:table-cell>
        </table:table-row>
        <table:table-row table:style-name="ro1">
          <table:table-cell office:value-type="string" calcext:value-type="string">
            <text:p>S3.10</text:p>
          </table:table-cell>
          <table:table-cell office:value-type="string" calcext:value-type="string">
            <text:p>LB00654</text:p>
          </table:table-cell>
          <table:table-cell office:value-type="string" calcext:value-type="string">
            <text:p>Ścieżka przyrodnicza „Ptasim Szlakiem”</text:p>
          </table:table-cell>
          <table:table-cell office:value-type="string" calcext:value-type="string">
            <text:p>Ścieżka <text:s/>przyrodnicza „Ptasim szlakiem” o długości około 2 km, prowadzi przez jedne z najbardziej atrakcyjnych w parku terenów lęgowych ptaków. Najlepszym terminem korzystania ze ścieżki jest wiosna i jesień. Turyście na ścieżce przyda się: lornetka, luneta i atlas ptaków.</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4.7744572" calcext:value-type="float">
            <text:p>14,7744572</text:p>
          </table:table-cell>
          <table:table-cell office:value-type="float" office:value="52.584357" calcext:value-type="float">
            <text:p>52,584357</text:p>
          </table:table-cell>
        </table:table-row>
        <table:table-row table:style-name="ro1">
          <table:table-cell office:value-type="string" calcext:value-type="string">
            <text:p>S3.10</text:p>
          </table:table-cell>
          <table:table-cell office:value-type="string" calcext:value-type="string">
            <text:p>LU00655</text:p>
          </table:table-cell>
          <table:table-cell office:value-type="string" calcext:value-type="string">
            <text:p>Ścieżka przyrodnicza na „Bukową Górę”</text:p>
          </table:table-cell>
          <table:table-cell office:value-type="string" calcext:value-type="string">
            <text:p>Ścieżka poświęcona niezwykłej różnorodności przyrodniczej, wynikającej ze zmiany żyzności siedlisk od boru sosnowego przez bór jodłowy do żyznej buczyny. </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2.968182" calcext:value-type="float">
            <text:p>22,968182</text:p>
          </table:table-cell>
          <table:table-cell office:value-type="float" office:value="50.605604" calcext:value-type="float">
            <text:p>50,605604</text:p>
          </table:table-cell>
        </table:table-row>
        <table:table-row table:style-name="ro1">
          <table:table-cell office:value-type="string" calcext:value-type="string">
            <text:p>P.3.00</text:p>
          </table:table-cell>
          <table:table-cell office:value-type="string" calcext:value-type="string">
            <text:p>DS00699</text:p>
          </table:table-cell>
          <table:table-cell office:value-type="string" calcext:value-type="string">
            <text:p>Urwisko Batorowskie</text:p>
          </table:table-cell>
          <table:table-cell office:value-type="string" calcext:value-type="string">
            <text:p>Krawędź skalna z piaskowca położona na terenie Parku Narodowego Gór Stołowych. Ciągnie się na długości około 4 k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7245</text:p>
          </table:table-cell>
          <table:table-cell office:value-type="string" calcext:value-type="string">
            <text:p>pl:Urwisko Batorowskie</text:p>
          </table:table-cell>
          <table:table-cell office:value-type="string" calcext:value-type="string">
            <text:p>2024-10-14</text:p>
          </table:table-cell>
          <table:table-cell office:value-type="float" office:value="16.4338018801867" calcext:value-type="float">
            <text:p>16,4338018801867</text:p>
          </table:table-cell>
          <table:table-cell office:value-type="float" office:value="50.4306859434492" calcext:value-type="float">
            <text:p>50,4306859434492</text:p>
          </table:table-cell>
        </table:table-row>
        <table:table-row table:style-name="ro1">
          <table:table-cell office:value-type="string" calcext:value-type="string">
            <text:p>P1.20</text:p>
          </table:table-cell>
          <table:table-cell office:value-type="string" calcext:value-type="string">
            <text:p>ZP00881</text:p>
          </table:table-cell>
          <table:table-cell office:value-type="string" calcext:value-type="string">
            <text:p>Brzeg klifowy w Trzęsaczu</text:p>
          </table:table-cell>
          <table:table-cell office:value-type="string" calcext:value-type="string">
            <text:p>Brzeg mierzy ok. 20 m wysokości i rozciąga się na długości całej plaży. Największą atrakcją związaną z klifem są ruiny kościoła pochodzące z XIII wieku. Na jego szczycie znajdują się punkty widokow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14.9815312444547" calcext:value-type="float">
            <text:p>14,9815312444547</text:p>
          </table:table-cell>
          <table:table-cell office:value-type="float" office:value="54.0744953730096" calcext:value-type="float">
            <text:p>54,0744953730096</text:p>
          </table:table-cell>
        </table:table-row>
        <table:table-row table:style-name="ro1">
          <table:table-cell office:value-type="string" calcext:value-type="string">
            <text:p>K1.20</text:p>
          </table:table-cell>
          <table:table-cell office:value-type="string" calcext:value-type="string">
            <text:p>PM00128</text:p>
          </table:table-cell>
          <table:table-cell office:value-type="string" calcext:value-type="string">
            <text:p>Droga Królewska – ciąg ulic Długiej i Długi Targ</text:p>
          </table:table-cell>
          <table:table-cell office:value-type="string" calcext:value-type="string">
            <text:p>Nieoficjalna nazwa, określająca główną trasę turystyczną w Gdańsku od Bramy Wyżynnej i zespołu przedbramia, przez ulicę Długą na Długi Targ. Nazwa ta ma podobno nawiązywać do uroczystych wjazdów monarchów do miasta, zapoczątkowanych w 1457r. przez Kazimierza Jagiellończyka.</text:p>
          </table:table-cell>
          <table:table-cell office:value-type="string" calcext:value-type="string">
            <text:p>W CKKP oznaczono ciąg komunikacyjny z przebiegiem traktu królewskiego.</text:p>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10861</text:p>
          </table:table-cell>
          <table:table-cell office:value-type="string" calcext:value-type="string">
            <text:p>pl:Droga Królewska (Gdańsk)</text:p>
          </table:table-cell>
          <table:table-cell office:value-type="string" calcext:value-type="string">
            <text:p>2024-10-14</text:p>
          </table:table-cell>
          <table:table-cell office:value-type="float" office:value="18.6466457370751" calcext:value-type="float">
            <text:p>18,6466457370751</text:p>
          </table:table-cell>
          <table:table-cell office:value-type="float" office:value="54.3499246434233" calcext:value-type="float">
            <text:p>54,3499246434233</text:p>
          </table:table-cell>
        </table:table-row>
        <table:table-row table:style-name="ro1">
          <table:table-cell office:value-type="string" calcext:value-type="string">
            <text:p>K1.20</text:p>
          </table:table-cell>
          <table:table-cell office:value-type="string" calcext:value-type="string">
            <text:p>PD00520</text:p>
          </table:table-cell>
          <table:table-cell office:value-type="string" calcext:value-type="string">
            <text:p>Wigierska Kolejka Wąskotorowa</text:p>
          </table:table-cell>
          <table:table-cell office:value-type="string" calcext:value-type="string">
            <text:p>Wąskotorowa kolejka turystyczna o długości 10 km, biegnąca wzdłuż południowego brzegu jeziora Wigry na Suwalszczyźnie, między miejscowościami Płociczno i Krusznik. Kolejka jest cennym zabytkiem techniki oraz jedną z całorocznych atrakcji turystycznych regionu.</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901</text:p>
          </table:table-cell>
          <table:table-cell office:value-type="string" calcext:value-type="string">
            <text:p>pl:Wigierska Kolej Wąskotorowa</text:p>
          </table:table-cell>
          <table:table-cell office:value-type="string" calcext:value-type="string">
            <text:p>2024-10-14</text:p>
          </table:table-cell>
          <table:table-cell office:value-type="float" office:value="22.981595474098" calcext:value-type="float">
            <text:p>22,981595474098</text:p>
          </table:table-cell>
          <table:table-cell office:value-type="float" office:value="54.0227432985833" calcext:value-type="float">
            <text:p>54,0227432985833</text:p>
          </table:table-cell>
        </table:table-row>
        <table:table-row table:style-name="ro1">
          <table:table-cell office:value-type="string" calcext:value-type="string">
            <text:p>P1.30</text:p>
          </table:table-cell>
          <table:table-cell office:value-type="string" calcext:value-type="string">
            <text:p>MA00547</text:p>
          </table:table-cell>
          <table:table-cell office:value-type="string" calcext:value-type="string">
            <text:p>Przełom Dunajca</text:p>
          </table:table-cell>
          <table:table-cell office:value-type="string" calcext:value-type="string">
            <text:p>Przełom rzeki Dunajec przez pasmo górskie Pienin (Pieniny Właściwe) na długości ok. 8 km pomiędzy Sromowcami Niżnymi a Szczawnicą. Rzeka tworzy na tym odcinku wiele zakoli, a ściany skalne osiągają ok. 300 m wysokości. Spływ Pienińskim Przełomem jest atrakcją na skalę europejską.</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14051</text:p>
          </table:table-cell>
          <table:table-cell office:value-type="string" calcext:value-type="string">
            <text:p>pl:Pieniński Przełom Dunajca</text:p>
          </table:table-cell>
          <table:table-cell office:value-type="string" calcext:value-type="string">
            <text:p>2024-10-14</text:p>
          </table:table-cell>
          <table:table-cell office:value-type="float" office:value="20.4147097" calcext:value-type="float">
            <text:p>20,4147097</text:p>
          </table:table-cell>
          <table:table-cell office:value-type="float" office:value="49.3987706" calcext:value-type="float">
            <text:p>49,3987706</text:p>
          </table:table-cell>
        </table:table-row>
        <table:table-row table:style-name="ro1">
          <table:table-cell office:value-type="string" calcext:value-type="string">
            <text:p>P1.30</text:p>
          </table:table-cell>
          <table:table-cell office:value-type="string" calcext:value-type="string">
            <text:p>PK00548</text:p>
          </table:table-cell>
          <table:table-cell office:value-type="string" calcext:value-type="string">
            <text:p>Przełom Wisłoki</text:p>
          </table:table-cell>
          <table:table-cell office:value-type="string" calcext:value-type="string">
            <text:p>Przełom rzeki na odcinku pomiędzy przysiółkiem Ostryszne, a wsią Myscowa, pomiędzy stromymi, zalesionymi zboczami Kamienia (714 m n.p.m.) i Suchani (580 m n.p.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1.538041" calcext:value-type="float">
            <text:p>21,538041</text:p>
          </table:table-cell>
          <table:table-cell office:value-type="float" office:value="49.5052975" calcext:value-type="float">
            <text:p>49,5052975</text:p>
          </table:table-cell>
        </table:table-row>
        <table:table-row table:style-name="ro1">
          <table:table-cell office:value-type="string" calcext:value-type="string">
            <text:p>P2.00</text:p>
          </table:table-cell>
          <table:table-cell office:value-type="string" calcext:value-type="string">
            <text:p>WN00229</text:p>
          </table:table-cell>
          <table:table-cell office:value-type="string" calcext:value-type="string">
            <text:p>Kanał Elbląski</text:p>
          </table:table-cell>
          <table:table-cell office:value-type="string" calcext:value-type="string">
            <text:p>Żeglowna droga wodna na terenie województwa warmińsko-mazurskiego. Jeden z siedmiu cudów Polski.</text:p>
          </table:table-cell>
          <table:table-cell/>
          <table:table-cell office:value-type="string" calcext:value-type="string">
            <text:p>line</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637</text:p>
          </table:table-cell>
          <table:table-cell office:value-type="string" calcext:value-type="string">
            <text:p>pl:Kanał Elbląski</text:p>
          </table:table-cell>
          <table:table-cell office:value-type="string" calcext:value-type="string">
            <text:p>2024-10-14</text:p>
          </table:table-cell>
          <table:table-cell office:value-type="float" office:value="19.7008776" calcext:value-type="float">
            <text:p>19,7008776</text:p>
          </table:table-cell>
          <table:table-cell office:value-type="float" office:value="53.7605512" calcext:value-type="float">
            <text:p>53,7605512</text:p>
          </table:table-cell>
        </table:table-row>
        <table:table-row table:style-name="ro1">
          <table:table-cell office:value-type="string" calcext:value-type="string">
            <text:p>K1.20</text:p>
          </table:table-cell>
          <table:table-cell office:value-type="string" calcext:value-type="string">
            <text:p>MZ00915</text:p>
          </table:table-cell>
          <table:table-cell office:value-type="string" calcext:value-type="string">
            <text:p>Trakt Królewski w Warszawie</text:p>
          </table:table-cell>
          <table:table-cell office:value-type="string" calcext:value-type="string">
            <text:p>Dawniej szlak komunikacyjny prowadzący ze Starego Miasta w Warszawie w kierunku południowym. Współcześnie ciąg ulic, przy którym znajduje się wiele zabytkowych budowli. Trakt Królewski zaczyna się na placu Zamkowym i biegnie ulicami: Krakowskim Przedmieściem, Nowym Światem, Alejami Ujazdowskimi, Belwederską i Sobieskiego do Wilanowa.</text:p>
          </table:table-cell>
          <table:table-cell/>
          <table:table-cell office:value-type="string" calcext:value-type="string">
            <text:p>lin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48652</text:p>
          </table:table-cell>
          <table:table-cell office:value-type="string" calcext:value-type="string">
            <text:p>pl:Trakt Królewski w Warszawie</text:p>
          </table:table-cell>
          <table:table-cell office:value-type="string" calcext:value-type="string">
            <text:p>2024-10-14</text:p>
          </table:table-cell>
          <table:table-cell office:value-type="float" office:value="21.013467312324" calcext:value-type="float">
            <text:p>21,013467312324</text:p>
          </table:table-cell>
          <table:table-cell office:value-type="float" office:value="52.2473634498844" calcext:value-type="float">
            <text:p>52,2473634498844</text:p>
          </table:table-cell>
        </table:table-row>
        <table:table-row table:style-name="ro1">
          <table:table-cell office:value-type="string" calcext:value-type="string">
            <text:p>K1.20</text:p>
          </table:table-cell>
          <table:table-cell office:value-type="string" calcext:value-type="string">
            <text:p>ZP00828</text:p>
          </table:table-cell>
          <table:table-cell office:value-type="string" calcext:value-type="string">
            <text:p>Mury miejskie w Pyrzycach</text:p>
          </table:table-cell>
          <table:table-cell office:value-type="string" calcext:value-type="string">
            <text:p>Mury obronne z 2. połowy XIII wieku, długości ok. 2000 metrów. W XV w. ich wysokość podwyższono do 7-9 m, rozbudowano przedbramia, baszty i czatowni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9093</text:p>
          </table:table-cell>
          <table:table-cell office:value-type="string" calcext:value-type="string">
            <text:p>pl:Pyrzyce</text:p>
          </table:table-cell>
          <table:table-cell office:value-type="string" calcext:value-type="string">
            <text:p>2024-10-14</text:p>
          </table:table-cell>
          <table:table-cell office:value-type="float" office:value="14.8923365" calcext:value-type="float">
            <text:p>14,8923365</text:p>
          </table:table-cell>
          <table:table-cell office:value-type="float" office:value="53.1454033" calcext:value-type="float">
            <text:p>53,1454033</text:p>
          </table:table-cell>
        </table:table-row>
        <table:table-row table:style-name="ro1">
          <table:table-cell office:value-type="string" calcext:value-type="string">
            <text:p>K1.30</text:p>
          </table:table-cell>
          <table:table-cell office:value-type="string" calcext:value-type="string">
            <text:p>WP00854</text:p>
          </table:table-cell>
          <table:table-cell office:value-type="string" calcext:value-type="string">
            <text:p>Średniowieczne mury obronne miasta w Stargardzie</text:p>
          </table:table-cell>
          <table:table-cell office:value-type="string" calcext:value-type="string">
            <text:p>Zespół fortyfikacji otaczających najstarsze części Stargardu. Ich budowę rozpoczęto po otrzymaniu praw miejskich (1243 r.), zachowana do dziś długość obwarowań wynosi ponad kilometr. </text:p>
          </table:table-cell>
          <table:table-cell/>
          <table:table-cell office:value-type="string" calcext:value-type="string">
            <text:p>lin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86741</text:p>
          </table:table-cell>
          <table:table-cell office:value-type="string" calcext:value-type="string">
            <text:p>pl:Mury obronne w Stargardzie</text:p>
          </table:table-cell>
          <table:table-cell office:value-type="string" calcext:value-type="string">
            <text:p>2024-10-14</text:p>
          </table:table-cell>
          <table:table-cell office:value-type="float" office:value="15.0406624458476" calcext:value-type="float">
            <text:p>15,0406624458476</text:p>
          </table:table-cell>
          <table:table-cell office:value-type="float" office:value="53.3393791276436" calcext:value-type="float">
            <text:p>53,3393791276436</text:p>
          </table:table-cell>
        </table:table-row>
        <table:table-row table:style-name="ro1">
          <table:table-cell office:value-type="string" calcext:value-type="string">
            <text:p>S3.10</text:p>
          </table:table-cell>
          <table:table-cell office:value-type="string" calcext:value-type="string">
            <text:p>LU00656</text:p>
          </table:table-cell>
          <table:table-cell office:value-type="string" calcext:value-type="string">
            <text:p>Ścieżka przyrodniczo-dydaktyczna „Dąb Dominik”</text:p>
          </table:table-cell>
          <table:table-cell office:value-type="string" calcext:value-type="string">
            <text:p>Ścieżka przyrodnicza, przebiegająca w województwie lubelskim, na terenie Poleskiego Parku Narodowego. Podstawowa trasa ma długość 2,5 km, dłuższa 3,5 km. Częściowo prowadzona jest kładkami, przystosowanymi do zwiedzania przez osoby niepełnosprawne.</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432190</text:p>
          </table:table-cell>
          <table:table-cell office:value-type="string" calcext:value-type="string">
            <text:p>pl:Ścieżka przyrodnicza „Dąb Dominik”</text:p>
          </table:table-cell>
          <table:table-cell office:value-type="string" calcext:value-type="string">
            <text:p>2024-10-14</text:p>
          </table:table-cell>
          <table:table-cell office:value-type="float" office:value="23.1167184" calcext:value-type="float">
            <text:p>23,1167184</text:p>
          </table:table-cell>
          <table:table-cell office:value-type="float" office:value="51.4579614" calcext:value-type="float">
            <text:p>51,4579614</text:p>
          </table:table-cell>
        </table:table-row>
        <table:table-row table:style-name="ro1">
          <table:table-cell office:value-type="string" calcext:value-type="string">
            <text:p>K1.30</text:p>
          </table:table-cell>
          <table:table-cell office:value-type="string" calcext:value-type="string">
            <text:p>KP00786</text:p>
          </table:table-cell>
          <table:table-cell office:value-type="string" calcext:value-type="string">
            <text:p>Zespół murów obronnych z zachowanymi basztami i bramami w Toruniu</text:p>
          </table:table-cell>
          <table:table-cell office:value-type="string" calcext:value-type="string">
            <text:p>Zespół średniowiecznych obwarowań Torunia, na które składają się mury odrębnych miast: Starego Miasta Torunia (prawa miejskie 1233 roku), Nowego Miasta Torunia (1264 roku), budowany od połowy XIII w., później modernizowany i rozbudowywany, w XIX w. w większości rozebrany.</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733</text:p>
          </table:table-cell>
          <table:table-cell office:value-type="string" calcext:value-type="string">
            <text:p>pl:Mury miejskie w Toruniu</text:p>
          </table:table-cell>
          <table:table-cell office:value-type="string" calcext:value-type="string">
            <text:p>2024-10-14</text:p>
          </table:table-cell>
          <table:table-cell office:value-type="float" office:value="18.6015499" calcext:value-type="float">
            <text:p>18,6015499</text:p>
          </table:table-cell>
          <table:table-cell office:value-type="float" office:value="53.0090988" calcext:value-type="float">
            <text:p>53,0090988</text:p>
          </table:table-cell>
        </table:table-row>
        <table:table-row table:style-name="ro1">
          <table:table-cell office:value-type="string" calcext:value-type="string">
            <text:p>S3.10</text:p>
          </table:table-cell>
          <table:table-cell office:value-type="string" calcext:value-type="string">
            <text:p>LU00935</text:p>
          </table:table-cell>
          <table:table-cell office:value-type="string" calcext:value-type="string">
            <text:p>Ścieżka przyrodnicza „Perehod”</text:p>
          </table:table-cell>
          <table:table-cell office:value-type="string" calcext:value-type="string">
            <text:p>Ścieżka dla wielbicieli ptaków, z wieżami obserwacyjnymi oraz schronem ornitologicznym.</text:p>
          </table:table-cell>
          <table:table-cell/>
          <table:table-cell office:value-type="string" calcext:value-type="string">
            <text:p>line</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3.1669868" calcext:value-type="float">
            <text:p>23,1669868</text:p>
          </table:table-cell>
          <table:table-cell office:value-type="float" office:value="51.4892592" calcext:value-type="float">
            <text:p>51,4892592</text:p>
          </table:table-cell>
        </table:table-row>
        <table:table-row table:style-name="ro1">
          <table:table-cell office:value-type="string" calcext:value-type="string">
            <text:p>K1.10</text:p>
          </table:table-cell>
          <table:table-cell office:value-type="string" calcext:value-type="string">
            <text:p>MZ00396</text:p>
          </table:table-cell>
          <table:table-cell office:value-type="string" calcext:value-type="string">
            <text:p>Muzeum Warszawy</text:p>
          </table:table-cell>
          <table:table-cell office:value-type="string" calcext:value-type="string">
            <text:p>Siedziba muzeum mieści się w jedenastu połączonych ze sobą staromiejskich kamienicach – ośmiu po stronie Dekerta na Rynku Starego Miasta i trzech przy ul. Nowomiejskiej. Muzeum gromadzi zbiory z zakresu: archeologii, malarstwa, grafiki, ikonografii, rzeźby, rzemiosła artystycznego, numizmatyki i rysunków architektonicznych. Ich liczba to ok. 300 tys. eksponat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2277</text:p>
          </table:table-cell>
          <table:table-cell office:value-type="string" calcext:value-type="string">
            <text:p>pl:Muzeum Warszawy</text:p>
          </table:table-cell>
          <table:table-cell office:value-type="string" calcext:value-type="string">
            <text:p>2024-10-14</text:p>
          </table:table-cell>
          <table:table-cell office:value-type="float" office:value="21.0114262102005" calcext:value-type="float">
            <text:p>21,0114262102005</text:p>
          </table:table-cell>
          <table:table-cell office:value-type="float" office:value="52.2499513318882" calcext:value-type="float">
            <text:p>52,2499513318882</text:p>
          </table:table-cell>
        </table:table-row>
        <table:table-row table:style-name="ro1">
          <table:table-cell office:value-type="string" calcext:value-type="string">
            <text:p>K1.10</text:p>
          </table:table-cell>
          <table:table-cell office:value-type="string" calcext:value-type="string">
            <text:p>MZ00419</text:p>
          </table:table-cell>
          <table:table-cell office:value-type="string" calcext:value-type="string">
            <text:p>Narodowe Muzeum Techniki w Warszawie</text:p>
          </table:table-cell>
          <table:table-cell office:value-type="string" calcext:value-type="string">
            <text:p>Muzeum jest największą placówką muzealnictwa technicznego w Polsce. Rozpoczęło działalność w 1955 r. W ciągu 60 lat działalności zgromadziło cenne zbiory, przede wszystkim z zakresu historii polskiej techniki: kolekcję motocykli, odbiorników radiowych, głównie pochodzących z krajowej produkcji, instrumentów geodezyjnych, przyrządów techniki biurowej, komputerów oraz mechanizmów grający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41029</text:p>
          </table:table-cell>
          <table:table-cell office:value-type="string" calcext:value-type="string">
            <text:p>pl:Narodowe Muzeum Techniki w Warszawie</text:p>
          </table:table-cell>
          <table:table-cell office:value-type="string" calcext:value-type="string">
            <text:p>2024-10-14</text:p>
          </table:table-cell>
          <table:table-cell office:value-type="float" office:value="21.0058739" calcext:value-type="float">
            <text:p>21,0058739</text:p>
          </table:table-cell>
          <table:table-cell office:value-type="float" office:value="52.2305729" calcext:value-type="float">
            <text:p>52,2305729</text:p>
          </table:table-cell>
        </table:table-row>
        <table:table-row table:style-name="ro1">
          <table:table-cell office:value-type="string" calcext:value-type="string">
            <text:p>K1.10</text:p>
          </table:table-cell>
          <table:table-cell office:value-type="string" calcext:value-type="string">
            <text:p>MZ00418</text:p>
          </table:table-cell>
          <table:table-cell office:value-type="string" calcext:value-type="string">
            <text:p>Muzeum Sportu i Turystyki w Warszawie</text:p>
          </table:table-cell>
          <table:table-cell office:value-type="string" calcext:value-type="string">
            <text:p>Muzeum poświęcone historii polskiego sportu, jest jedną z najstarszych tego typu placówek w Europie, zostało utworzone w 1952 r. Zgromadzone zbiory obejmują ponad 46 tys. eksponatów, głównie trofeów sportowych (medali, pucharów, dyplomów) oraz proporczyków, sztandarów itp., a także strojów i sprzętu sportow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12270</text:p>
          </table:table-cell>
          <table:table-cell office:value-type="string" calcext:value-type="string">
            <text:p>pl:Muzeum Sportu i Turystyki w Warszawie</text:p>
          </table:table-cell>
          <table:table-cell office:value-type="string" calcext:value-type="string">
            <text:p>2024-10-14</text:p>
          </table:table-cell>
          <table:table-cell office:value-type="float" office:value="20.9968897" calcext:value-type="float">
            <text:p>20,9968897</text:p>
          </table:table-cell>
          <table:table-cell office:value-type="float" office:value="52.2741639" calcext:value-type="float">
            <text:p>52,2741639</text:p>
          </table:table-cell>
        </table:table-row>
        <table:table-row table:style-name="ro1">
          <table:table-cell office:value-type="string" calcext:value-type="string">
            <text:p>K1.10</text:p>
          </table:table-cell>
          <table:table-cell office:value-type="string" calcext:value-type="string">
            <text:p>MZ00393</text:p>
          </table:table-cell>
          <table:table-cell office:value-type="string" calcext:value-type="string">
            <text:p>Muzeum Fryderyka Chopina w Warszawie</text:p>
          </table:table-cell>
          <table:table-cell office:value-type="string" calcext:value-type="string">
            <text:p>Muzeum biograficzne poświęcone Fryderykowi Chopinowi. W zbiorach muzeum znajduje się licząca ok. 7000 obiektów kolekcja chopinianów. Są to m.in. rękopisy, listy oraz inne pamiątki osobiste po kompozytorze, a także fotografie, wizerunki ikonograficzne, obrazy, rysunki i grafiki. Placówka posiada największy na świecie zbiór rękopisów kompozytor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692546</text:p>
          </table:table-cell>
          <table:table-cell office:value-type="string" calcext:value-type="string">
            <text:p>pl:Muzeum Fryderyka Chopina w Warszawie</text:p>
          </table:table-cell>
          <table:table-cell office:value-type="string" calcext:value-type="string">
            <text:p>2024-10-14</text:p>
          </table:table-cell>
          <table:table-cell office:value-type="float" office:value="21.0229197" calcext:value-type="float">
            <text:p>21,0229197</text:p>
          </table:table-cell>
          <table:table-cell office:value-type="float" office:value="52.2364733" calcext:value-type="float">
            <text:p>52,2364733</text:p>
          </table:table-cell>
        </table:table-row>
        <table:table-row table:style-name="ro1">
          <table:table-cell office:value-type="string" calcext:value-type="string">
            <text:p>P1.20</text:p>
          </table:table-cell>
          <table:table-cell office:value-type="string" calcext:value-type="string">
            <text:p>MA00882</text:p>
          </table:table-cell>
          <table:table-cell office:value-type="string" calcext:value-type="string">
            <text:p>Smocza Jama w Krakowie</text:p>
          </table:table-cell>
          <table:table-cell office:value-type="string" calcext:value-type="string">
            <text:p>Jaskinia krasowa w obrębie zrębu Wawelu, jedna z turystycznych atrakcji Krakowa. Z jaskinią wiąże się legenda o Smoku Wawelskim. W 1972 r.przed wejściem do niej ustawiono rzeźbę Smok Wawelski autorstwa Bronisława Chromego.</text:p>
          </table:table-cell>
          <table:table-cell office:value-type="string" calcext:value-type="string">
            <text:p>W KKP wzgórze wawelskie było reprezentowane przez jeden obiek, w CKKP rozbito je na kilka.</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36876</text:p>
          </table:table-cell>
          <table:table-cell office:value-type="string" calcext:value-type="string">
            <text:p>pl:Smocza Jama (Kraków)</text:p>
          </table:table-cell>
          <table:table-cell office:value-type="string" calcext:value-type="string">
            <text:p>2024-10-14</text:p>
          </table:table-cell>
          <table:table-cell office:value-type="float" office:value="19.9336431" calcext:value-type="float">
            <text:p>19,9336431</text:p>
          </table:table-cell>
          <table:table-cell office:value-type="float" office:value="50.0531432" calcext:value-type="float">
            <text:p>50,0531432</text:p>
          </table:table-cell>
        </table:table-row>
        <table:table-row table:style-name="ro1">
          <table:table-cell office:value-type="string" calcext:value-type="string">
            <text:p>K1.20</text:p>
          </table:table-cell>
          <table:table-cell office:value-type="string" calcext:value-type="string">
            <text:p>WP00630</text:p>
          </table:table-cell>
          <table:table-cell office:value-type="string" calcext:value-type="string">
            <text:p>Studnia Napoleona</text:p>
          </table:table-cell>
          <table:table-cell office:value-type="string" calcext:value-type="string">
            <text:p>Studnia znajduje się przy dawnym ważnym trakcie handlowym, który wiódł z Poznania na zachód, w kierunku Prus i Francji. Legenda głosi, że Napoleon Bonaparte, podążając z Francji na Moskwę, zatrzymał się w pobliżu i posłał adiutanta po wodę, która okazała się mieć smak szampan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07789</text:p>
          </table:table-cell>
          <table:table-cell office:value-type="string" calcext:value-type="string">
            <text:p>pl:Studnia Napoleona</text:p>
          </table:table-cell>
          <table:table-cell office:value-type="string" calcext:value-type="string">
            <text:p>2024-10-14</text:p>
          </table:table-cell>
          <table:table-cell office:value-type="float" office:value="16.8230976" calcext:value-type="float">
            <text:p>16,8230976</text:p>
          </table:table-cell>
          <table:table-cell office:value-type="float" office:value="52.2505056" calcext:value-type="float">
            <text:p>52,2505056</text:p>
          </table:table-cell>
        </table:table-row>
        <table:table-row table:style-name="ro1">
          <table:table-cell office:value-type="string" calcext:value-type="string">
            <text:p>P1.20</text:p>
          </table:table-cell>
          <table:table-cell office:value-type="string" calcext:value-type="string">
            <text:p>DS00640</text:p>
          </table:table-cell>
          <table:table-cell office:value-type="string" calcext:value-type="string">
            <text:p>Szczeliniec Wielki</text:p>
          </table:table-cell>
          <table:table-cell office:value-type="string" calcext:value-type="string">
            <text:p>Najwyższy szczyt (922 m n.p.m.) w Górach Stołowych, na terenie Parku Narodowego Gór Stołowych. Należy on do Korony Gór Polski oraz Korony Gór Dolnego Śląska i jest jedną z największych atrakcji turystycznych Sudetów, z rezerwatem krajobrazowym i tarasami widokowymi z panoramą Sudet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78005</text:p>
          </table:table-cell>
          <table:table-cell office:value-type="string" calcext:value-type="string">
            <text:p>pl:Szczeliniec Wielki</text:p>
          </table:table-cell>
          <table:table-cell office:value-type="string" calcext:value-type="string">
            <text:p>2024-10-14</text:p>
          </table:table-cell>
          <table:table-cell office:value-type="float" office:value="16.3410065" calcext:value-type="float">
            <text:p>16,3410065</text:p>
          </table:table-cell>
          <table:table-cell office:value-type="float" office:value="50.4848143" calcext:value-type="float">
            <text:p>50,4848143</text:p>
          </table:table-cell>
        </table:table-row>
        <table:table-row table:style-name="ro1">
          <table:table-cell office:value-type="string" calcext:value-type="string">
            <text:p>P1.20</text:p>
          </table:table-cell>
          <table:table-cell office:value-type="string" calcext:value-type="string">
            <text:p>PK00665</text:p>
          </table:table-cell>
          <table:table-cell office:value-type="string" calcext:value-type="string">
            <text:p>Tarnica</text:p>
          </table:table-cell>
          <table:table-cell office:value-type="string" calcext:value-type="string">
            <text:p>Najwyższy szczyt polskich Bieszczadów i województwa podkarpackiego, wznoszący się na krańcu pasma połonin, w grupie tzw. gniazda Tarnicy i Halicz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77655</text:p>
          </table:table-cell>
          <table:table-cell office:value-type="string" calcext:value-type="string">
            <text:p>pl:Tarnica</text:p>
          </table:table-cell>
          <table:table-cell office:value-type="string" calcext:value-type="string">
            <text:p>2024-10-14</text:p>
          </table:table-cell>
          <table:table-cell office:value-type="float" office:value="22.726323" calcext:value-type="float">
            <text:p>22,726323</text:p>
          </table:table-cell>
          <table:table-cell office:value-type="float" office:value="49.0747705" calcext:value-type="float">
            <text:p>49,0747705</text:p>
          </table:table-cell>
        </table:table-row>
        <table:table-row table:style-name="ro1">
          <table:table-cell office:value-type="string" calcext:value-type="string">
            <text:p>P1.20</text:p>
          </table:table-cell>
          <table:table-cell office:value-type="string" calcext:value-type="string">
            <text:p>MA00683</text:p>
          </table:table-cell>
          <table:table-cell office:value-type="string" calcext:value-type="string">
            <text:p>Trzy Korony</text:p>
          </table:table-cell>
          <table:table-cell office:value-type="string" calcext:value-type="string">
            <text:p>Najwyższy szczyt Pienin Środkowych należący do Masywu Trzech Koron.</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49064</text:p>
          </table:table-cell>
          <table:table-cell office:value-type="string" calcext:value-type="string">
            <text:p>pl:Trzy Korony (szczyt)</text:p>
          </table:table-cell>
          <table:table-cell office:value-type="string" calcext:value-type="string">
            <text:p>2024-10-14</text:p>
          </table:table-cell>
          <table:table-cell office:value-type="float" office:value="20.4141876" calcext:value-type="float">
            <text:p>20,4141876</text:p>
          </table:table-cell>
          <table:table-cell office:value-type="float" office:value="49.4138228" calcext:value-type="float">
            <text:p>49,4138228</text:p>
          </table:table-cell>
        </table:table-row>
        <table:table-row table:style-name="ro1">
          <table:table-cell office:value-type="string" calcext:value-type="string">
            <text:p>P.3.00</text:p>
          </table:table-cell>
          <table:table-cell office:value-type="string" calcext:value-type="string">
            <text:p>PD00840</text:p>
          </table:table-cell>
          <table:table-cell office:value-type="string" calcext:value-type="string">
            <text:p>Turtul – punkt widokowy</text:p>
          </table:table-cell>
          <table:table-cell office:value-type="string" calcext:value-type="string">
            <text:p>Punkt widokowy znajdujący się na krawędzi skarpy doliny Czarnej Hańczy na wysokości 231 m n.p.m. Rozciąga się z niego panorama na dolinę.</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2.812062" calcext:value-type="float">
            <text:p>22,812062</text:p>
          </table:table-cell>
          <table:table-cell office:value-type="float" office:value="54.2229718" calcext:value-type="float">
            <text:p>54,2229718</text:p>
          </table:table-cell>
        </table:table-row>
        <table:table-row table:style-name="ro1">
          <table:table-cell office:value-type="string" calcext:value-type="string">
            <text:p>P1.20</text:p>
          </table:table-cell>
          <table:table-cell office:value-type="string" calcext:value-type="string">
            <text:p>DS00733</text:p>
          </table:table-cell>
          <table:table-cell office:value-type="string" calcext:value-type="string">
            <text:p>Wodospad Szklarki</text:p>
          </table:table-cell>
          <table:table-cell office:value-type="string" calcext:value-type="string">
            <text:p>Drugi co do wysokości, po Wodospadzie Kamieńczyka (27 m wysokości), wodospad w polskich Karkonoszach, położony na wysokości 525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66644</text:p>
          </table:table-cell>
          <table:table-cell office:value-type="string" calcext:value-type="string">
            <text:p>pl:Wodospad Szklarki</text:p>
          </table:table-cell>
          <table:table-cell office:value-type="string" calcext:value-type="string">
            <text:p>2024-10-14</text:p>
          </table:table-cell>
          <table:table-cell office:value-type="float" office:value="15.5548695" calcext:value-type="float">
            <text:p>15,5548695</text:p>
          </table:table-cell>
          <table:table-cell office:value-type="float" office:value="50.829593" calcext:value-type="float">
            <text:p>50,829593</text:p>
          </table:table-cell>
        </table:table-row>
        <table:table-row table:style-name="ro1">
          <table:table-cell office:value-type="string" calcext:value-type="string">
            <text:p>P.3.00</text:p>
          </table:table-cell>
          <table:table-cell office:value-type="string" calcext:value-type="string">
            <text:p>PM00747</text:p>
          </table:table-cell>
          <table:table-cell office:value-type="string" calcext:value-type="string">
            <text:p>Wzgórze Rowokół</text:p>
          </table:table-cell>
          <table:table-cell office:value-type="string" calcext:value-type="string">
            <text:p>Wzgórze polodowcowe o wysokości 114,8 m n.p.m. na Wysoczyźnie Damnickiej. W 1984 roku wzgórze Rowokół i jego okolice objęto ochroną w formie rezerwatu przyrody „Rowokół” o powierzchni 562,81 ha, mającego na celu ochronę bukowo-jodłowego lasu na stokach wzgórza moreny czołowej o wysokości dochodzącej do 114,8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5633</text:p>
          </table:table-cell>
          <table:table-cell office:value-type="string" calcext:value-type="string">
            <text:p>pl:Rowokół</text:p>
          </table:table-cell>
          <table:table-cell office:value-type="string" calcext:value-type="string">
            <text:p>2024-10-14</text:p>
          </table:table-cell>
          <table:table-cell office:value-type="float" office:value="17.2098681" calcext:value-type="float">
            <text:p>17,2098681</text:p>
          </table:table-cell>
          <table:table-cell office:value-type="float" office:value="54.6558078" calcext:value-type="float">
            <text:p>54,6558078</text:p>
          </table:table-cell>
        </table:table-row>
        <table:table-row table:style-name="ro1">
          <table:table-cell office:value-type="string" calcext:value-type="string">
            <text:p>K1.10</text:p>
          </table:table-cell>
          <table:table-cell office:value-type="string" calcext:value-type="string">
            <text:p>WN00057</text:p>
          </table:table-cell>
          <table:table-cell office:value-type="string" calcext:value-type="string">
            <text:p>Izba Historii Kanału Elbląskiego w Buczyńcu</text:p>
          </table:table-cell>
          <table:table-cell office:value-type="string" calcext:value-type="string">
            <text:p>Zwiedzający mogą się zapoznać z historią powstania kanału oraz zmian dokonanych podczas jego rewitalizacj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9.6188357" calcext:value-type="float">
            <text:p>19,6188357</text:p>
          </table:table-cell>
          <table:table-cell office:value-type="float" office:value="53.9776239" calcext:value-type="float">
            <text:p>53,9776239</text:p>
          </table:table-cell>
        </table:table-row>
        <table:table-row table:style-name="ro1">
          <table:table-cell office:value-type="string" calcext:value-type="string">
            <text:p>P1.20</text:p>
          </table:table-cell>
          <table:table-cell office:value-type="string" calcext:value-type="string">
            <text:p>DS00254</text:p>
          </table:table-cell>
          <table:table-cell office:value-type="string" calcext:value-type="string">
            <text:p>Jaskinia Niedźwiedzia</text:p>
          </table:table-cell>
          <table:table-cell office:value-type="string" calcext:value-type="string">
            <text:p>Najdłuższa jaskinia całych Sudetów, położona w Masywie Śnieżnika, w dolinie Kleśnicy, w pobliżu wsi Kletno. Partie środkowe (około 700 m) są dostępne dla turystów od 1983 roku, a ich największą atrakcją są nacieki wewnątrz jaskin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247</text:p>
          </table:table-cell>
          <table:table-cell office:value-type="string" calcext:value-type="string">
            <text:p>pl:Jaskinia Niedźwiedzia (Sudety)</text:p>
          </table:table-cell>
          <table:table-cell office:value-type="string" calcext:value-type="string">
            <text:p>2024-10-14</text:p>
          </table:table-cell>
          <table:table-cell office:value-type="float" office:value="16.842833" calcext:value-type="float">
            <text:p>16,842833</text:p>
          </table:table-cell>
          <table:table-cell office:value-type="float" office:value="50.2344911" calcext:value-type="float">
            <text:p>50,2344911</text:p>
          </table:table-cell>
        </table:table-row>
        <table:table-row table:style-name="ro1">
          <table:table-cell office:value-type="string" calcext:value-type="string">
            <text:p>P1.20</text:p>
          </table:table-cell>
          <table:table-cell office:value-type="string" calcext:value-type="string">
            <text:p>SK00208</text:p>
          </table:table-cell>
          <table:table-cell office:value-type="string" calcext:value-type="string">
            <text:p>Jaskinia Raj</text:p>
          </table:table-cell>
          <table:table-cell office:value-type="string" calcext:value-type="string">
            <text:p>Udostępniona dla ruchu turystycznego wapienna jaskinia krasowa, obok Jaskini Niedźwiedziej w Sudetach należy do unikatowych w Polsce obiektów krasowych. Wyróżnia się wyjątkowo bogatą, różnorodną i dobrze zachowaną szatą naciekową.</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74737</text:p>
          </table:table-cell>
          <table:table-cell office:value-type="string" calcext:value-type="string">
            <text:p>pl:Raj (jaskinia)</text:p>
          </table:table-cell>
          <table:table-cell office:value-type="string" calcext:value-type="string">
            <text:p>2024-10-14</text:p>
          </table:table-cell>
          <table:table-cell office:value-type="float" office:value="20.4990103" calcext:value-type="float">
            <text:p>20,4990103</text:p>
          </table:table-cell>
          <table:table-cell office:value-type="float" office:value="50.8251568" calcext:value-type="float">
            <text:p>50,8251568</text:p>
          </table:table-cell>
        </table:table-row>
        <table:table-row table:style-name="ro1">
          <table:table-cell office:value-type="string" calcext:value-type="string">
            <text:p>P1.20</text:p>
          </table:table-cell>
          <table:table-cell office:value-type="string" calcext:value-type="string">
            <text:p>WP00157</text:p>
          </table:table-cell>
          <table:table-cell office:value-type="string" calcext:value-type="string">
            <text:p>Kamień św. Jadwigi w Gołuchowie</text:p>
          </table:table-cell>
          <table:table-cell office:value-type="string" calcext:value-type="string">
            <text:p>Nazywany także Kamieniem św. Kingi - największy w Wielkopolsce, szósty co do wielkości w Polsce, głaz narzutowy. Głaz ma w obwodzie 22 m, długi jest na 8,5 m, szeroki na 6,5 m i wysokość 3,5 m.</text:p>
          </table:table-cell>
          <table:table-cell office:value-type="string" calcext:value-type="string">
            <text:p>Zmieniono nazwe na poprawną</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4482</text:p>
          </table:table-cell>
          <table:table-cell office:value-type="string" calcext:value-type="string">
            <text:p>pl:Kamień św. Jadwigi</text:p>
          </table:table-cell>
          <table:table-cell office:value-type="string" calcext:value-type="string">
            <text:p>2024-10-14</text:p>
          </table:table-cell>
          <table:table-cell office:value-type="float" office:value="17.9468567" calcext:value-type="float">
            <text:p>17,9468567</text:p>
          </table:table-cell>
          <table:table-cell office:value-type="float" office:value="51.8253467" calcext:value-type="float">
            <text:p>51,8253467</text:p>
          </table:table-cell>
        </table:table-row>
        <table:table-row table:style-name="ro1">
          <table:table-cell office:value-type="string" calcext:value-type="string">
            <text:p>P1.20</text:p>
          </table:table-cell>
          <table:table-cell office:value-type="string" calcext:value-type="string">
            <text:p>MA00235</text:p>
          </table:table-cell>
          <table:table-cell office:value-type="string" calcext:value-type="string">
            <text:p>Kasprowy Wierch</text:p>
          </table:table-cell>
          <table:table-cell office:value-type="string" calcext:value-type="string">
            <text:p>Kasprowy Wierch (słow. Kasprov vrch; dawniej Kasprowa Czuba, Stawiańska Czuba, Goryczkowiańska Czuba) – szczyt w Tatrach Zachodnich o wysokości 1987 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35189</text:p>
          </table:table-cell>
          <table:table-cell office:value-type="string" calcext:value-type="string">
            <text:p>pl:Kasprowy Wierch</text:p>
          </table:table-cell>
          <table:table-cell office:value-type="string" calcext:value-type="string">
            <text:p>2024-10-14</text:p>
          </table:table-cell>
          <table:table-cell office:value-type="float" office:value="19.9815609" calcext:value-type="float">
            <text:p>19,9815609</text:p>
          </table:table-cell>
          <table:table-cell office:value-type="float" office:value="49.2318014" calcext:value-type="float">
            <text:p>49,2318014</text:p>
          </table:table-cell>
        </table:table-row>
        <table:table-row table:style-name="ro1">
          <table:table-cell office:value-type="string" calcext:value-type="string">
            <text:p>P1.20</text:p>
          </table:table-cell>
          <table:table-cell office:value-type="string" calcext:value-type="string">
            <text:p>ZP00243</text:p>
          </table:table-cell>
          <table:table-cell office:value-type="string" calcext:value-type="string">
            <text:p>Kawcza Góra</text:p>
          </table:table-cell>
          <table:table-cell office:value-type="string" calcext:value-type="string">
            <text:p>Nadmorskie wzniesienie o wysokości 61 m n.p.m. w Paśmie Wolińskim, na wyspie Wolin, nad Zatoką Pomorską, na obszarze Wolińskiego Parku Narodow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7553</text:p>
          </table:table-cell>
          <table:table-cell office:value-type="string" calcext:value-type="string">
            <text:p>pl:Kawcza</text:p>
          </table:table-cell>
          <table:table-cell office:value-type="string" calcext:value-type="string">
            <text:p>2024-10-14</text:p>
          </table:table-cell>
          <table:table-cell office:value-type="float" office:value="14.4660298" calcext:value-type="float">
            <text:p>14,4660298</text:p>
          </table:table-cell>
          <table:table-cell office:value-type="float" office:value="53.9396264" calcext:value-type="float">
            <text:p>53,9396264</text:p>
          </table:table-cell>
        </table:table-row>
        <table:table-row table:style-name="ro1">
          <table:table-cell office:value-type="string" calcext:value-type="string">
            <text:p>P2.00</text:p>
          </table:table-cell>
          <table:table-cell office:value-type="string" calcext:value-type="string">
            <text:p>MA00273</text:p>
          </table:table-cell>
          <table:table-cell office:value-type="string" calcext:value-type="string">
            <text:p>Kopiec Kościuszki</text:p>
          </table:table-cell>
          <table:table-cell office:value-type="string" calcext:value-type="string">
            <text:p>Poświęcony Tadeuszowi Kościuszce znajduje się na Górze św. Bronisławy w zachodniej części Krakowa na terenie Dzielnicy VII Zwierzyniec.</text:p>
          </table:table-cell>
          <table:table-cell/>
          <table:table-cell office:value-type="string" calcext:value-type="string">
            <text:p>point</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1398</text:p>
          </table:table-cell>
          <table:table-cell office:value-type="string" calcext:value-type="string">
            <text:p>pl:Kopiec Kościuszki w Krakowie</text:p>
          </table:table-cell>
          <table:table-cell office:value-type="string" calcext:value-type="string">
            <text:p>2024-10-14</text:p>
          </table:table-cell>
          <table:table-cell office:value-type="float" office:value="19.8933483" calcext:value-type="float">
            <text:p>19,8933483</text:p>
          </table:table-cell>
          <table:table-cell office:value-type="float" office:value="50.0549163" calcext:value-type="float">
            <text:p>50,0549163</text:p>
          </table:table-cell>
        </table:table-row>
        <table:table-row table:style-name="ro1">
          <table:table-cell office:value-type="string" calcext:value-type="string">
            <text:p>P2.00</text:p>
          </table:table-cell>
          <table:table-cell office:value-type="string" calcext:value-type="string">
            <text:p>MA00275</text:p>
          </table:table-cell>
          <table:table-cell office:value-type="string" calcext:value-type="string">
            <text:p>Kopiec Piłsudskiego</text:p>
          </table:table-cell>
          <table:table-cell office:value-type="string" calcext:value-type="string">
            <text:p>Kopiec-pomnik walki narodu o niepodległość, poświęcony Józefowi Piłsudzkiemu. Najwyższy z pięciu istniejących w Krakowie kopców, usypany na szczycie Sowińca (najwyższego wzniesienia Pasma Sowińca) znajdującego się w Lesie Wolskim, w zachodniej części Krakowa na terenie dzielnicy Zwierzyniec. Największy kopiec w Polsc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985405</text:p>
          </table:table-cell>
          <table:table-cell office:value-type="string" calcext:value-type="string">
            <text:p>pl:Kopiec Józefa Piłsudskiego w Krakowie</text:p>
          </table:table-cell>
          <table:table-cell office:value-type="string" calcext:value-type="string">
            <text:p>2024-10-14</text:p>
          </table:table-cell>
          <table:table-cell office:value-type="float" office:value="19.8471648" calcext:value-type="float">
            <text:p>19,8471648</text:p>
          </table:table-cell>
          <table:table-cell office:value-type="float" office:value="50.0600489" calcext:value-type="float">
            <text:p>50,0600489</text:p>
          </table:table-cell>
        </table:table-row>
        <table:table-row table:style-name="ro1">
          <table:table-cell office:value-type="string" calcext:value-type="string">
            <text:p>P2.00</text:p>
          </table:table-cell>
          <table:table-cell office:value-type="string" calcext:value-type="string">
            <text:p>PK00276</text:p>
          </table:table-cell>
          <table:table-cell office:value-type="string" calcext:value-type="string">
            <text:p>Kopiec Tatarski</text:p>
          </table:table-cell>
          <table:table-cell office:value-type="string" calcext:value-type="string">
            <text:p>Kopiec położony na Zniesieniu (350,3 m n.p.m.) w Przemyślu. Pierwotnie miejsce kultu bogów słowiańskich (szczególnie Swarożyc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3506</text:p>
          </table:table-cell>
          <table:table-cell office:value-type="string" calcext:value-type="string">
            <text:p>pl:Kopiec Tatarski w Przemyślu</text:p>
          </table:table-cell>
          <table:table-cell office:value-type="string" calcext:value-type="string">
            <text:p>2024-10-14</text:p>
          </table:table-cell>
          <table:table-cell office:value-type="float" office:value="22.7723488" calcext:value-type="float">
            <text:p>22,7723488</text:p>
          </table:table-cell>
          <table:table-cell office:value-type="float" office:value="49.7703744" calcext:value-type="float">
            <text:p>49,7703744</text:p>
          </table:table-cell>
        </table:table-row>
        <table:table-row table:style-name="ro1">
          <table:table-cell office:value-type="string" calcext:value-type="string">
            <text:p>P1.10</text:p>
          </table:table-cell>
          <table:table-cell office:value-type="string" calcext:value-type="string">
            <text:p>MA00325</text:p>
          </table:table-cell>
          <table:table-cell office:value-type="string" calcext:value-type="string">
            <text:p>Kudłoń</text:p>
          </table:table-cell>
          <table:table-cell office:value-type="string" calcext:value-type="string">
            <text:p>Czwarty (1274 m.n.p.m.) co do wysokości szczyt w Gorcach, położony na północny wschód od Turbacza, w grzbiecie łączącym Turbacz z Beskidem Wyspowy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50776</text:p>
          </table:table-cell>
          <table:table-cell office:value-type="string" calcext:value-type="string">
            <text:p>pl:Kudłoń</text:p>
          </table:table-cell>
          <table:table-cell office:value-type="string" calcext:value-type="string">
            <text:p>2024-10-14</text:p>
          </table:table-cell>
          <table:table-cell office:value-type="float" office:value="20.1759613" calcext:value-type="float">
            <text:p>20,1759613</text:p>
          </table:table-cell>
          <table:table-cell office:value-type="float" office:value="49.5725781" calcext:value-type="float">
            <text:p>49,5725781</text:p>
          </table:table-cell>
        </table:table-row>
        <table:table-row table:style-name="ro1">
          <table:table-cell office:value-type="string" calcext:value-type="string">
            <text:p>P1.10</text:p>
          </table:table-cell>
          <table:table-cell office:value-type="string" calcext:value-type="string">
            <text:p>SK00363</text:p>
          </table:table-cell>
          <table:table-cell office:value-type="string" calcext:value-type="string">
            <text:p>Łysica</text:p>
          </table:table-cell>
          <table:table-cell office:value-type="string" calcext:value-type="string">
            <text:p>Najwyższy szczyt Gór Świętokrzyskich o wysokości 614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4265</text:p>
          </table:table-cell>
          <table:table-cell office:value-type="string" calcext:value-type="string">
            <text:p>pl:Łysica (Góry Świętokrzyskie)</text:p>
          </table:table-cell>
          <table:table-cell office:value-type="string" calcext:value-type="string">
            <text:p>2024-10-14</text:p>
          </table:table-cell>
          <table:table-cell office:value-type="float" office:value="20.8965979" calcext:value-type="float">
            <text:p>20,8965979</text:p>
          </table:table-cell>
          <table:table-cell office:value-type="float" office:value="50.8916162" calcext:value-type="float">
            <text:p>50,8916162</text:p>
          </table:table-cell>
        </table:table-row>
        <table:table-row table:style-name="ro1">
          <table:table-cell office:value-type="string" calcext:value-type="string">
            <text:p>P1.10</text:p>
          </table:table-cell>
          <table:table-cell office:value-type="string" calcext:value-type="string">
            <text:p>SK00014</text:p>
          </table:table-cell>
          <table:table-cell office:value-type="string" calcext:value-type="string">
            <text:p>Dąb „Bartek”</text:p>
          </table:table-cell>
          <table:table-cell office:value-type="string" calcext:value-type="string">
            <text:p>Jeden z najstarszych dębów w Polsce, od 1954 roku chroniony prawem jako pomnik przyrody, jego wiek szcuje się na ponad 650 lat.</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90880</text:p>
          </table:table-cell>
          <table:table-cell office:value-type="string" calcext:value-type="string">
            <text:p>pl:Dąb Bartek</text:p>
          </table:table-cell>
          <table:table-cell office:value-type="string" calcext:value-type="string">
            <text:p>2024-10-14</text:p>
          </table:table-cell>
          <table:table-cell office:value-type="float" office:value="20.6500692" calcext:value-type="float">
            <text:p>20,6500692</text:p>
          </table:table-cell>
          <table:table-cell office:value-type="float" office:value="50.9875642" calcext:value-type="float">
            <text:p>50,9875642</text:p>
          </table:table-cell>
        </table:table-row>
        <table:table-row table:style-name="ro1">
          <table:table-cell office:value-type="string" calcext:value-type="string">
            <text:p>P.3.00</text:p>
          </table:table-cell>
          <table:table-cell office:value-type="string" calcext:value-type="string">
            <text:p>PD00179</text:p>
          </table:table-cell>
          <table:table-cell office:value-type="string" calcext:value-type="string">
            <text:p>Cisowa Góra w Gulbieniszkach</text:p>
          </table:table-cell>
          <table:table-cell office:value-type="string" calcext:value-type="string">
            <text:p>Zwana także Suwalską Fudżi-jamą. Wzniesienie utworzone przez morenę czołową. Wznosi się na wysokość 256 m n.p.m. Wzniesienie ma charakterystyczny kształt przypominający stożek krateru wulkan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391</text:p>
          </table:table-cell>
          <table:table-cell office:value-type="string" calcext:value-type="string">
            <text:p>pl:Góra Cisowa</text:p>
          </table:table-cell>
          <table:table-cell office:value-type="string" calcext:value-type="string">
            <text:p>2024-10-14</text:p>
          </table:table-cell>
          <table:table-cell office:value-type="float" office:value="22.9097723" calcext:value-type="float">
            <text:p>22,9097723</text:p>
          </table:table-cell>
          <table:table-cell office:value-type="float" office:value="54.2513707" calcext:value-type="float">
            <text:p>54,2513707</text:p>
          </table:table-cell>
        </table:table-row>
        <table:table-row table:style-name="ro1">
          <table:table-cell office:value-type="string" calcext:value-type="string">
            <text:p>P1.10</text:p>
          </table:table-cell>
          <table:table-cell office:value-type="string" calcext:value-type="string">
            <text:p>PM00118</text:p>
          </table:table-cell>
          <table:table-cell office:value-type="string" calcext:value-type="string">
            <text:p>Dąb „Bartuś”</text:p>
          </table:table-cell>
          <table:table-cell office:value-type="string" calcext:value-type="string">
            <text:p>Dąb posiada obwód 670 cm <text:s/>i wysokość około 25 metrów. Jego wiek oceniany jest na 600 lat.</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248702</text:p>
          </table:table-cell>
          <table:table-cell office:value-type="string" calcext:value-type="string">
            <text:p>pl:Dąb Bartuś</text:p>
          </table:table-cell>
          <table:table-cell office:value-type="string" calcext:value-type="string">
            <text:p>2024-10-14</text:p>
          </table:table-cell>
          <table:table-cell office:value-type="float" office:value="17.5324626" calcext:value-type="float">
            <text:p>17,5324626</text:p>
          </table:table-cell>
          <table:table-cell office:value-type="float" office:value="53.817465" calcext:value-type="float">
            <text:p>53,817465</text:p>
          </table:table-cell>
        </table:table-row>
        <table:table-row table:style-name="ro1">
          <table:table-cell office:value-type="string" calcext:value-type="string">
            <text:p>P1.10</text:p>
          </table:table-cell>
          <table:table-cell office:value-type="string" calcext:value-type="string">
            <text:p>LU00196</text:p>
          </table:table-cell>
          <table:table-cell office:value-type="string" calcext:value-type="string">
            <text:p>Dąb „Bolko” w Hniszowie</text:p>
          </table:table-cell>
          <table:table-cell office:value-type="string" calcext:value-type="string">
            <text:p>Dąb szypułkowy, który według pomiarów z 1992r. skiełkował około 1370 r., tj. ma ok. 650 lat. Jego obwód w pierwszej dekadzie XXI wieku wynosił 870 cm, co stawia go w szeregu największych dębów w Polsce. Osiąga wysokość 29 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91397</text:p>
          </table:table-cell>
          <table:table-cell office:value-type="string" calcext:value-type="string">
            <text:p>pl:Dąb Bolko</text:p>
          </table:table-cell>
          <table:table-cell office:value-type="string" calcext:value-type="string">
            <text:p>2024-10-14</text:p>
          </table:table-cell>
          <table:table-cell office:value-type="float" office:value="23.6982808" calcext:value-type="float">
            <text:p>23,6982808</text:p>
          </table:table-cell>
          <table:table-cell office:value-type="float" office:value="51.2568001" calcext:value-type="float">
            <text:p>51,2568001</text:p>
          </table:table-cell>
        </table:table-row>
        <table:table-row table:style-name="ro1">
          <table:table-cell office:value-type="string" calcext:value-type="string">
            <text:p>P1.10</text:p>
          </table:table-cell>
          <table:table-cell office:value-type="string" calcext:value-type="string">
            <text:p>LB00515</text:p>
          </table:table-cell>
          <table:table-cell office:value-type="string" calcext:value-type="string">
            <text:p>Dąb „Chrobry” w Piotrowicach</text:p>
          </table:table-cell>
          <table:table-cell office:value-type="string" calcext:value-type="string">
            <text:p>Dąb Chrobry – dąb szypułkowy, jeden z najstarszych dębów w Polsce, pomnik przyrody. Od 2020 roku drzewo nie wydaje liści i uznane zostało za martw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87503</text:p>
          </table:table-cell>
          <table:table-cell office:value-type="string" calcext:value-type="string">
            <text:p>pl:Dąb Chrobry</text:p>
          </table:table-cell>
          <table:table-cell office:value-type="string" calcext:value-type="string">
            <text:p>2024-10-14</text:p>
          </table:table-cell>
          <table:table-cell office:value-type="float" office:value="15.7118325" calcext:value-type="float">
            <text:p>15,7118325</text:p>
          </table:table-cell>
          <table:table-cell office:value-type="float" office:value="51.5215841" calcext:value-type="float">
            <text:p>51,5215841</text:p>
          </table:table-cell>
        </table:table-row>
        <table:table-row table:style-name="ro1">
          <table:table-cell office:value-type="string" calcext:value-type="string">
            <text:p>P1.10</text:p>
          </table:table-cell>
          <table:table-cell office:value-type="string" calcext:value-type="string">
            <text:p>WN00221</text:p>
          </table:table-cell>
          <table:table-cell office:value-type="string" calcext:value-type="string">
            <text:p>Dąb Jana Bażyńskiego w Kadynach</text:p>
          </table:table-cell>
          <table:table-cell office:value-type="string" calcext:value-type="string">
            <text:p>Dąb szypułkowy, pomnik przyrody, rośnie w miejscowości Kadyny nad Zalewem Wiślanym. Jedno z najstarszych drzew w Polsce (ok. 720 lat). Wymiary (stan na 2015 rok), obwód 1003 cm, wysokość 21 metr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12618</text:p>
          </table:table-cell>
          <table:table-cell office:value-type="string" calcext:value-type="string">
            <text:p>pl:Dąb Bażyńskiego</text:p>
          </table:table-cell>
          <table:table-cell office:value-type="string" calcext:value-type="string">
            <text:p>2024-10-14</text:p>
          </table:table-cell>
          <table:table-cell office:value-type="float" office:value="19.4874143" calcext:value-type="float">
            <text:p>19,4874143</text:p>
          </table:table-cell>
          <table:table-cell office:value-type="float" office:value="54.2958265" calcext:value-type="float">
            <text:p>54,2958265</text:p>
          </table:table-cell>
        </table:table-row>
        <table:table-row table:style-name="ro1">
          <table:table-cell office:value-type="string" calcext:value-type="string">
            <text:p>K1.20</text:p>
          </table:table-cell>
          <table:table-cell office:value-type="string" calcext:value-type="string">
            <text:p>MA00702</text:p>
          </table:table-cell>
          <table:table-cell office:value-type="string" calcext:value-type="string">
            <text:p>Dom Jana Pawła II w Wadowicach</text:p>
          </table:table-cell>
          <table:table-cell office:value-type="string" calcext:value-type="string">
            <text:p>Domu rodzinnym papieża Jana Pawła II przy ulicy Kościelnej 7 obok Bazyliki Ofiarowania NMP, <text:s/>w którym znajduje sie muzeum poświęcone <text:s/>życiu i działalności kapłańskiej oraz związków papieża z Wadowica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885537)</text:p>
          </table:table-cell>
          <table:table-cell office:value-type="string" calcext:value-type="string">
            <text:p>pl:Dom Rodzinny Ojca Świętego Jana Pawła II w Wadowicach</text:p>
          </table:table-cell>
          <table:table-cell office:value-type="string" calcext:value-type="string">
            <text:p>2024-10-14</text:p>
          </table:table-cell>
          <table:table-cell office:value-type="float" office:value="19.4939096" calcext:value-type="float">
            <text:p>19,4939096</text:p>
          </table:table-cell>
          <table:table-cell office:value-type="float" office:value="49.8833683" calcext:value-type="float">
            <text:p>49,8833683</text:p>
          </table:table-cell>
        </table:table-row>
        <table:table-row table:style-name="ro1">
          <table:table-cell office:value-type="string" calcext:value-type="string">
            <text:p>K1.30</text:p>
          </table:table-cell>
          <table:table-cell office:value-type="string" calcext:value-type="string">
            <text:p>ZP00163</text:p>
          </table:table-cell>
          <table:table-cell office:value-type="string" calcext:value-type="string">
            <text:p>Pomnik bitwy z 972 r. na Górze Czcibora</text:p>
          </table:table-cell>
          <table:table-cell office:value-type="string" calcext:value-type="string">
            <text:p>Wzniesienie morenowe w paśmie Karpat Cedyńskich o wysokości 54,5 metra n.p.m. Na szczyt prowadzą 270-stopniowe, kamienne schody. Nazwa pochodzi od imienia Czcibora, brata Mieszka I, który w bitwie pod Cedynią dowodził jedną trzecią wojsk. W tysięczną rocznicę bitwy (1972 r.) wzniesienie zostało zwieńczone 15-metrowym „Pomnikiem Polskiego Zwycięstwa nad Odrą” przedstawiającym stylizowanego orła wzbijającego się do lotu autorstwa Czesława Wronki i Stanisława Biżk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394</text:p>
          </table:table-cell>
          <table:table-cell office:value-type="string" calcext:value-type="string">
            <text:p>pl:Góra Czcibora</text:p>
          </table:table-cell>
          <table:table-cell office:value-type="string" calcext:value-type="string">
            <text:p>2024-10-14</text:p>
          </table:table-cell>
          <table:table-cell office:value-type="float" office:value="14.1573894" calcext:value-type="float">
            <text:p>14,1573894</text:p>
          </table:table-cell>
          <table:table-cell office:value-type="float" office:value="52.8548732" calcext:value-type="float">
            <text:p>52,8548732</text:p>
          </table:table-cell>
        </table:table-row>
        <table:table-row table:style-name="ro1">
          <table:table-cell office:value-type="string" calcext:value-type="string">
            <text:p>P.3.00</text:p>
          </table:table-cell>
          <table:table-cell office:value-type="string" calcext:value-type="string">
            <text:p>LD00509</text:p>
          </table:table-cell>
          <table:table-cell office:value-type="string" calcext:value-type="string">
            <text:p>Pomnik geometrycznego środka Polski w Piątku</text:p>
          </table:table-cell>
          <table:table-cell office:value-type="string" calcext:value-type="string">
            <text:p>Punkt będący środkiem masy (centroidem) figury geometrycznej o kształcie i rozmiarach granic administracyjnych Polsk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9629</text:p>
          </table:table-cell>
          <table:table-cell office:value-type="string" calcext:value-type="string">
            <text:p>pl:Geometryczny środek Polski</text:p>
          </table:table-cell>
          <table:table-cell office:value-type="string" calcext:value-type="string">
            <text:p>2024-10-14</text:p>
          </table:table-cell>
          <table:table-cell office:value-type="float" office:value="19.4802296" calcext:value-type="float">
            <text:p>19,4802296</text:p>
          </table:table-cell>
          <table:table-cell office:value-type="float" office:value="52.0693354" calcext:value-type="float">
            <text:p>52,0693354</text:p>
          </table:table-cell>
        </table:table-row>
        <table:table-row table:style-name="ro1">
          <table:table-cell office:value-type="string" calcext:value-type="string">
            <text:p>K1.30</text:p>
          </table:table-cell>
          <table:table-cell office:value-type="string" calcext:value-type="string">
            <text:p>SL00242</text:p>
          </table:table-cell>
          <table:table-cell office:value-type="string" calcext:value-type="string">
            <text:p>Pomnik Powstańców Śląskich w Katowicach</text:p>
          </table:table-cell>
          <table:table-cell office:value-type="string" calcext:value-type="string">
            <text:p>Pomnik upamiętniający trzy wystąpienia zbrojne ludności śląskiej przeciwko władzom niemieckim, mające na celu wywalczenie przyłączenia Górnego Śląska do Polsk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514824</text:p>
          </table:table-cell>
          <table:table-cell office:value-type="string" calcext:value-type="string">
            <text:p>pl:Pomnik Powstańców Śląskich</text:p>
          </table:table-cell>
          <table:table-cell office:value-type="string" calcext:value-type="string">
            <text:p>2024-10-14</text:p>
          </table:table-cell>
          <table:table-cell office:value-type="float" office:value="19.0240203" calcext:value-type="float">
            <text:p>19,0240203</text:p>
          </table:table-cell>
          <table:table-cell office:value-type="float" office:value="50.2635811" calcext:value-type="float">
            <text:p>50,2635811</text:p>
          </table:table-cell>
        </table:table-row>
        <table:table-row table:style-name="ro1">
          <table:table-cell office:value-type="string" calcext:value-type="string">
            <text:p>P1.10</text:p>
          </table:table-cell>
          <table:table-cell office:value-type="string" calcext:value-type="string">
            <text:p>ZP00082</text:p>
          </table:table-cell>
          <table:table-cell office:value-type="string" calcext:value-type="string">
            <text:p>Platan „Olbrzym” w Chojnach</text:p>
          </table:table-cell>
          <table:table-cell office:value-type="string" calcext:value-type="string">
            <text:p>Najokazalszy w Polsce platan klonolistny i jedno z najgrubszych drzew w kraju, jego wiek szacuje się na około 300 lat.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856069</text:p>
          </table:table-cell>
          <table:table-cell office:value-type="string" calcext:value-type="string">
            <text:p>pl:Platan Olbrzym</text:p>
          </table:table-cell>
          <table:table-cell office:value-type="string" calcext:value-type="string">
            <text:p>2024-10-14</text:p>
          </table:table-cell>
          <table:table-cell office:value-type="float" office:value="14.4299481" calcext:value-type="float">
            <text:p>14,4299481</text:p>
          </table:table-cell>
          <table:table-cell office:value-type="float" office:value="52.9663234" calcext:value-type="float">
            <text:p>52,9663234</text:p>
          </table:table-cell>
        </table:table-row>
        <table:table-row table:style-name="ro1">
          <table:table-cell office:value-type="string" calcext:value-type="string">
            <text:p>K1.20</text:p>
          </table:table-cell>
          <table:table-cell office:value-type="string" calcext:value-type="string">
            <text:p>WP00164</text:p>
          </table:table-cell>
          <table:table-cell office:value-type="string" calcext:value-type="string">
            <text:p>Góra Przemysła</text:p>
          </table:table-cell>
          <table:table-cell office:value-type="string" calcext:value-type="string">
            <text:p>Nieznacznie wyniesiona część Starego Miasta w Poznaniu znajdująca się na zachód od Starego Rynku. Za Górę Przemysła uważa się teren pomiędzy ulicami: 23 Lutego, Ludgardy, Muzeum Narodowym i Alejami Marcinkowskiego. Na wzniesieniu tym znajduje się nowo odbudowany Zamek Królewski – dawna rezydencja króla Przemysła I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490</text:p>
          </table:table-cell>
          <table:table-cell office:value-type="string" calcext:value-type="string">
            <text:p>pl:Góra Przemysła</text:p>
          </table:table-cell>
          <table:table-cell office:value-type="string" calcext:value-type="string">
            <text:p>2024-10-14</text:p>
          </table:table-cell>
          <table:table-cell office:value-type="float" office:value="16.9306289" calcext:value-type="float">
            <text:p>16,9306289</text:p>
          </table:table-cell>
          <table:table-cell office:value-type="float" office:value="52.4092281" calcext:value-type="float">
            <text:p>52,4092281</text:p>
          </table:table-cell>
        </table:table-row>
        <table:table-row table:style-name="ro1">
          <table:table-cell office:value-type="string" calcext:value-type="string">
            <text:p>P1.20</text:p>
          </table:table-cell>
          <table:table-cell office:value-type="string" calcext:value-type="string">
            <text:p>DS00166</text:p>
          </table:table-cell>
          <table:table-cell office:value-type="string" calcext:value-type="string">
            <text:p>Góra Ślęża</text:p>
          </table:table-cell>
          <table:table-cell office:value-type="string" calcext:value-type="string">
            <text:p>Ślęża - najwyższy szczyt Masywu Ślęży i całego Przedgórza Sudeckiego, wznoszący się na wysokość 717,5 m n.p.m. Mimo niewielkiej wysokości bezwzględnej masyw ma imponujący wygląd ze względu na znaczną wysokość względną ponad 500 m. Ślęża należy do Korony Gór Polski, Korony Sudetów Polskich, Korony Sudetów oraz Korony Gór Dolnego Śląsk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7148</text:p>
          </table:table-cell>
          <table:table-cell office:value-type="string" calcext:value-type="string">
            <text:p>pl:Ślęża</text:p>
          </table:table-cell>
          <table:table-cell office:value-type="string" calcext:value-type="string">
            <text:p>2024-10-14</text:p>
          </table:table-cell>
          <table:table-cell office:value-type="float" office:value="16.7074963" calcext:value-type="float">
            <text:p>16,7074963</text:p>
          </table:table-cell>
          <table:table-cell office:value-type="float" office:value="50.8640875" calcext:value-type="float">
            <text:p>50,8640875</text:p>
          </table:table-cell>
        </table:table-row>
        <table:table-row table:style-name="ro1">
          <table:table-cell office:value-type="string" calcext:value-type="string">
            <text:p>P1.20</text:p>
          </table:table-cell>
          <table:table-cell office:value-type="string" calcext:value-type="string">
            <text:p>PD00648</text:p>
          </table:table-cell>
          <table:table-cell office:value-type="string" calcext:value-type="string">
            <text:p>Góra Zamkowa w Szurpiłach</text:p>
          </table:table-cell>
          <table:table-cell office:value-type="string" calcext:value-type="string">
            <text:p>Góra Zamkowa - wzniesienie na Pojezierzu Suwalskim. Położone jest pomiędzy jeziorami: Szurpiły (od południa), Jegłówek (od północy) i Kluczysko (od zachodu). Wierzchołek góry znajduje się na wysokości 45 metrów ponad powierzchnią otaczających ją jezior, na wysokości bezwzględnej 228 m n.p.m. Na wzniesieniu znajdują się pozostałośc osady warownej Jaćwingów. Góra Zamkowa jest jednym z najciekawszych zabytków budownictwa obronnego oraz najważniejszym stanowiskiem archeologicznym na Suwalszczyźni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545</text:p>
          </table:table-cell>
          <table:table-cell office:value-type="string" calcext:value-type="string">
            <text:p>pl:Góra Zamkowa (Pojezierze Wschodniosuwalskie)</text:p>
          </table:table-cell>
          <table:table-cell office:value-type="string" calcext:value-type="string">
            <text:p>2024-10-14</text:p>
          </table:table-cell>
          <table:table-cell office:value-type="float" office:value="22.8844998" calcext:value-type="float">
            <text:p>22,8844998</text:p>
          </table:table-cell>
          <table:table-cell office:value-type="float" office:value="54.2341102" calcext:value-type="float">
            <text:p>54,2341102</text:p>
          </table:table-cell>
        </table:table-row>
        <table:table-row table:style-name="ro1">
          <table:table-cell office:value-type="string" calcext:value-type="string">
            <text:p>P1.20</text:p>
          </table:table-cell>
          <table:table-cell office:value-type="string" calcext:value-type="string">
            <text:p>MA00177</text:p>
          </table:table-cell>
          <table:table-cell office:value-type="string" calcext:value-type="string">
            <text:p>Grota Łokietka</text:p>
          </table:table-cell>
          <table:table-cell office:value-type="string" calcext:value-type="string">
            <text:p>Jaskinia krasowa o rozwinięciu poziomym w Dolinie Sąspowskiej w północno-zachodnim zboczu Chełmowej Góry w obrębie Ojcowskiego Parku Narodowego, udostępniona dla ruchu turystyczn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307</text:p>
          </table:table-cell>
          <table:table-cell office:value-type="string" calcext:value-type="string">
            <text:p>pl:Jaskinia Łokietka</text:p>
          </table:table-cell>
          <table:table-cell office:value-type="string" calcext:value-type="string">
            <text:p>2024-10-14</text:p>
          </table:table-cell>
          <table:table-cell office:value-type="float" office:value="19.8188973" calcext:value-type="float">
            <text:p>19,8188973</text:p>
          </table:table-cell>
          <table:table-cell office:value-type="float" office:value="50.2016328" calcext:value-type="float">
            <text:p>50,2016328</text:p>
          </table:table-cell>
        </table:table-row>
        <table:table-row table:style-name="ro1">
          <table:table-cell office:value-type="string" calcext:value-type="string">
            <text:p>P1.20</text:p>
          </table:table-cell>
          <table:table-cell office:value-type="string" calcext:value-type="string">
            <text:p>ZP00691</text:p>
          </table:table-cell>
          <table:table-cell office:value-type="string" calcext:value-type="string">
            <text:p>Głaz „Trygław” w Tychowie</text:p>
          </table:table-cell>
          <table:table-cell office:value-type="string" calcext:value-type="string">
            <text:p>Głaz narzutowy w miejscowości Tychowo. Znajduje się na miejscowym cmentarzu. Obwód głazu wynosi około 50 metrów, długość 16 metrów, szerokość 11 metrów, łączna wysokość 7,8 metra (w tym 4 metry zagłębione w ziemię); objętość około 700 m3, szacowana masa około 2000 ton.</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1999</text:p>
          </table:table-cell>
          <table:table-cell office:value-type="string" calcext:value-type="string">
            <text:p>pl:Trygław (głaz narzutowy)</text:p>
          </table:table-cell>
          <table:table-cell office:value-type="string" calcext:value-type="string">
            <text:p>2024-10-14</text:p>
          </table:table-cell>
          <table:table-cell office:value-type="float" office:value="16.2609806" calcext:value-type="float">
            <text:p>16,2609806</text:p>
          </table:table-cell>
          <table:table-cell office:value-type="float" office:value="53.9315461" calcext:value-type="float">
            <text:p>53,9315461</text:p>
          </table:table-cell>
        </table:table-row>
        <table:table-row table:style-name="ro1">
          <table:table-cell office:value-type="string" calcext:value-type="string">
            <text:p>P1.20</text:p>
          </table:table-cell>
          <table:table-cell office:value-type="string" calcext:value-type="string">
            <text:p>PM00187</text:p>
          </table:table-cell>
          <table:table-cell office:value-type="string" calcext:value-type="string">
            <text:p>Groty Mechowskie w Mechowie</text:p>
          </table:table-cell>
          <table:table-cell office:value-type="string" calcext:value-type="string">
            <text:p>Groty Mechowskie - jaskinia we wsi Mechowo w obrębie Wysoczyzny Żarnowieckiej, wytworzona w osadach fluwioglacjalnych zlodowacenia bałtyckiego. Duża osobliwość geologiczna w skali Niżu Środkowoeuropejskiego, chroniona od 1955 roku jako pomnik przyrody nieożywionej. Po drugiej wojnie światowej udostępniona dla ruchu turystyczn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02553</text:p>
          </table:table-cell>
          <table:table-cell office:value-type="string" calcext:value-type="string">
            <text:p>pl:Groty Mechowskie</text:p>
          </table:table-cell>
          <table:table-cell office:value-type="string" calcext:value-type="string">
            <text:p>2024-10-14</text:p>
          </table:table-cell>
          <table:table-cell office:value-type="float" office:value="18.2850399" calcext:value-type="float">
            <text:p>18,2850399</text:p>
          </table:table-cell>
          <table:table-cell office:value-type="float" office:value="54.713563" calcext:value-type="float">
            <text:p>54,713563</text:p>
          </table:table-cell>
        </table:table-row>
        <table:table-row table:style-name="ro1">
          <table:table-cell office:value-type="string" calcext:value-type="string">
            <text:p>K1.10</text:p>
          </table:table-cell>
          <table:table-cell office:value-type="string" calcext:value-type="string">
            <text:p>DS00369</text:p>
          </table:table-cell>
          <table:table-cell office:value-type="string" calcext:value-type="string">
            <text:p>Mauzoleum Piastów Śląskich we Wrocławiu</text:p>
          </table:table-cell>
          <table:table-cell office:value-type="string" calcext:value-type="string">
            <text:p>Mieści się w kościele św. Klary i św. Jadwigi przy pl. Nankiera. W mauzoleum pochowano kilku spośród śląskich władców z dynastii Piastów, a później pochodzące z niej przeorysze klarysek.</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71814</text:p>
          </table:table-cell>
          <table:table-cell office:value-type="string" calcext:value-type="string">
            <text:p>pl:Mauzoleum Piastów Śląskich we Wrocławiu</text:p>
          </table:table-cell>
          <table:table-cell office:value-type="string" calcext:value-type="string">
            <text:p>2024-10-14</text:p>
          </table:table-cell>
          <table:table-cell office:value-type="float" office:value="17.0376207" calcext:value-type="float">
            <text:p>17,0376207</text:p>
          </table:table-cell>
          <table:table-cell office:value-type="float" office:value="51.1130339" calcext:value-type="float">
            <text:p>51,1130339</text:p>
          </table:table-cell>
        </table:table-row>
        <table:table-row table:style-name="ro1">
          <table:table-cell office:value-type="string" calcext:value-type="string">
            <text:p>K1.30</text:p>
          </table:table-cell>
          <table:table-cell office:value-type="string" calcext:value-type="string">
            <text:p>MZ00631</text:p>
          </table:table-cell>
          <table:table-cell office:value-type="string" calcext:value-type="string">
            <text:p>Mauzoleum Wojska Polskiego w Studziankach Pancernych</text:p>
          </table:table-cell>
          <table:table-cell office:value-type="string" calcext:value-type="string">
            <text:p>Pomnik-mauzoleum <text:s/>bitwy, odsłoniety w 1964 r. w postaci czołgu biorącego udział w bitwie oraz mur z nazwiskami poległych żołnierzy.</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1.3354318" calcext:value-type="float">
            <text:p>21,3354318</text:p>
          </table:table-cell>
          <table:table-cell office:value-type="float" office:value="51.6851633" calcext:value-type="float">
            <text:p>51,6851633</text:p>
          </table:table-cell>
        </table:table-row>
        <table:table-row table:style-name="ro1">
          <table:table-cell office:value-type="string" calcext:value-type="string">
            <text:p>K1.10</text:p>
          </table:table-cell>
          <table:table-cell office:value-type="string" calcext:value-type="string">
            <text:p>PM00507</text:p>
          </table:table-cell>
          <table:table-cell office:value-type="string" calcext:value-type="string">
            <text:p>Muzeum Diecezjalne w Pelplinie</text:p>
          </table:table-cell>
          <table:table-cell office:value-type="string" calcext:value-type="string">
            <text:p>Założone w roku 1928 przez Stanisława Okoniewskiego. Placówka dysponuje bogatymi zbiorami sztuki gotyckiej z obszaru dawnej Diecezji chełmińskiej. m.in. z toruńskich kościołów: poliptyk z kościoła NMP, późnogotyckie obrazy (Zdjęcie z Krzyża i Biczowanie z kościoła św. Jana), zbiór starodruków, wśród nich Biblia Gutenberga z klasztoru Franciszkanów w Lubawie (jedyna w Polsce), a także rękopisów np. dzieło św. Augustyna De civitate Dei z 1425 rok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47</text:p>
          </table:table-cell>
          <table:table-cell office:value-type="string" calcext:value-type="string">
            <text:p>pl:Muzeum Diecezjalne w Pelplinie</text:p>
          </table:table-cell>
          <table:table-cell office:value-type="string" calcext:value-type="string">
            <text:p>2024-10-14</text:p>
          </table:table-cell>
          <table:table-cell office:value-type="float" office:value="18.6898044" calcext:value-type="float">
            <text:p>18,6898044</text:p>
          </table:table-cell>
          <table:table-cell office:value-type="float" office:value="53.9248592" calcext:value-type="float">
            <text:p>53,9248592</text:p>
          </table:table-cell>
        </table:table-row>
        <table:table-row table:style-name="ro1">
          <table:table-cell office:value-type="string" calcext:value-type="string">
            <text:p>K1.10</text:p>
          </table:table-cell>
          <table:table-cell office:value-type="string" calcext:value-type="string">
            <text:p>ZP00395</text:p>
          </table:table-cell>
          <table:table-cell office:value-type="string" calcext:value-type="string">
            <text:p>Ratusz Staromiejski w Szczecinie</text:p>
          </table:table-cell>
          <table:table-cell office:value-type="string" calcext:value-type="string">
            <text:p>Muzeum mieści się w Ratuszu Staromiejskim wybudownym w XV w. Po zniszczeniach w trakcie najazdów Brandenburczyków został odbudowany w stylu barokowym. Ekspozycja skupia się historii miasta i życiu jego mieszkańców.</text:p>
          </table:table-cell>
          <table:table-cell office:value-type="string" calcext:value-type="string">
            <text:p>o. Muzeum Narodowe w Szczecinie</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3839</text:p>
          </table:table-cell>
          <table:table-cell office:value-type="string" calcext:value-type="string">
            <text:p>pl:Ratusz Staromiejski w Szczecinie</text:p>
          </table:table-cell>
          <table:table-cell office:value-type="string" calcext:value-type="string">
            <text:p>2024-10-14</text:p>
          </table:table-cell>
          <table:table-cell office:value-type="float" office:value="14.560013" calcext:value-type="float">
            <text:p>14,560013</text:p>
          </table:table-cell>
          <table:table-cell office:value-type="float" office:value="53.4243728" calcext:value-type="float">
            <text:p>53,4243728</text:p>
          </table:table-cell>
        </table:table-row>
        <table:table-row table:style-name="ro1">
          <table:table-cell office:value-type="string" calcext:value-type="string">
            <text:p>K1.10</text:p>
          </table:table-cell>
          <table:table-cell office:value-type="string" calcext:value-type="string">
            <text:p>MZ00551</text:p>
          </table:table-cell>
          <table:table-cell office:value-type="string" calcext:value-type="string">
            <text:p>Muzeum im. Oskara Kolberga w Przysusze</text:p>
          </table:table-cell>
          <table:table-cell office:value-type="string" calcext:value-type="string">
            <text:p>Prezentuje kolekcję materiałów dokumentujących działalność Oskara Kolberga – XIX-wiecznego etnografa i zbieracza folkloru. Muzeum mieści się w Dworze Dembiński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304</text:p>
          </table:table-cell>
          <table:table-cell office:value-type="string" calcext:value-type="string">
            <text:p>pl:Muzeum im. Oskara Kolberga w Przysusze</text:p>
          </table:table-cell>
          <table:table-cell office:value-type="string" calcext:value-type="string">
            <text:p>2024-10-14</text:p>
          </table:table-cell>
          <table:table-cell office:value-type="float" office:value="20.63174" calcext:value-type="float">
            <text:p>20,63174</text:p>
          </table:table-cell>
          <table:table-cell office:value-type="float" office:value="51.3603819" calcext:value-type="float">
            <text:p>51,3603819</text:p>
          </table:table-cell>
        </table:table-row>
        <table:table-row table:style-name="ro1">
          <table:table-cell office:value-type="string" calcext:value-type="string">
            <text:p>K1.10</text:p>
          </table:table-cell>
          <table:table-cell office:value-type="string" calcext:value-type="string">
            <text:p>WP00398</text:p>
          </table:table-cell>
          <table:table-cell office:value-type="string" calcext:value-type="string">
            <text:p>Muzeum Instrumentów Muzycznych w Poznaniu</text:p>
          </table:table-cell>
          <table:table-cell office:value-type="string" calcext:value-type="string">
            <text:p>Jedyne tego rodzaju i tej wielkości w Polsce, trzecie co do wielkości w Europie. Mieści się na Starym Rynku w Poznaniu, w trzech zabytkowych kamienicach. Posiada kolekcję około 2 tysięcy eksponatów z większości kontynentów. Szczególnie bogaty jest zbiór instrumentów lutniczych (np. polskich i włoskich), fortepianów, instrumentów drewnianych i blaszanych, polskich instrumentów ludowych, a także instrumentów z odległych krajów Oceanii, Ameryk, Afryki i Azji.</text:p>
          </table:table-cell>
          <table:table-cell office:value-type="string" calcext:value-type="string">
            <text:p>W KKP występowała jedna pozycja "Muzeum Narodowe w Poznaniu" w CKKP wprowadzono poszczególne oddziały.</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71100</text:p>
          </table:table-cell>
          <table:table-cell office:value-type="string" calcext:value-type="string">
            <text:p>pl:Muzeum Instrumentów Muzycznych w Poznaniu</text:p>
          </table:table-cell>
          <table:table-cell office:value-type="string" calcext:value-type="string">
            <text:p>2024-10-14</text:p>
          </table:table-cell>
          <table:table-cell office:value-type="float" office:value="16.9347384" calcext:value-type="float">
            <text:p>16,9347384</text:p>
          </table:table-cell>
          <table:table-cell office:value-type="float" office:value="52.4080417" calcext:value-type="float">
            <text:p>52,4080417</text:p>
          </table:table-cell>
        </table:table-row>
        <table:table-row table:style-name="ro1">
          <table:table-cell office:value-type="string" calcext:value-type="string">
            <text:p>K1.10</text:p>
          </table:table-cell>
          <table:table-cell office:value-type="string" calcext:value-type="string">
            <text:p>LU00734</text:p>
          </table:table-cell>
          <table:table-cell office:value-type="string" calcext:value-type="string">
            <text:p>Muzeum Kowalstwa w Wojciechowie</text:p>
          </table:table-cell>
          <table:table-cell office:value-type="string" calcext:value-type="string">
            <text:p>W muzeum znajduje się prawie 1500 eksponatów sztuki kowalskiej z kraju i zagranicy. Można tu zobaczyć w pełni wyposażoną starą kuźnię z paleniskiem, kowadłem, miechem kowalskim poruszanym ręcznie i wszystkimi narzędziami, które kowal wykorzystywał w swojej pracy. Muzeum znajduje się w Wieży Ariańskiej z XVI 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41</text:p>
          </table:table-cell>
          <table:table-cell office:value-type="string" calcext:value-type="string">
            <text:p>pl:Muzeum Kowalstwa w Wojciechowie</text:p>
          </table:table-cell>
          <table:table-cell office:value-type="string" calcext:value-type="string">
            <text:p>2024-10-14</text:p>
          </table:table-cell>
          <table:table-cell office:value-type="float" office:value="22.2425501" calcext:value-type="float">
            <text:p>22,2425501</text:p>
          </table:table-cell>
          <table:table-cell office:value-type="float" office:value="51.2364702" calcext:value-type="float">
            <text:p>51,2364702</text:p>
          </table:table-cell>
        </table:table-row>
        <table:table-row table:style-name="ro1">
          <table:table-cell office:value-type="string" calcext:value-type="string">
            <text:p>K1.10</text:p>
          </table:table-cell>
          <table:table-cell office:value-type="string" calcext:value-type="string">
            <text:p>MZ00649</text:p>
          </table:table-cell>
          <table:table-cell office:value-type="string" calcext:value-type="string">
            <text:p>Muzeum Ludowych Instrumentów Muzycznych w Szydłowcu</text:p>
          </table:table-cell>
          <table:table-cell office:value-type="string" calcext:value-type="string">
            <text:p>Powstałe w 1968 r. gromadzi, chroni, upowszechniania i promuje najcenniejsze obiekty i zjawiska materialnej i niematerialnej tradycji muzycznej związanej z ludowym instrumentarium. W zbiorach muzeum znajdują się głównie polskie ludowe instrumenty muzyczne, instrumentarium z innych krajów europejskich, w tym wiele ciekawostek instrumentologicznych, jak również przykłady instrumentów muzycznych w ikonografii i zabytki związane z historią Szydłowca. Miesci się w renesansowej rezydencji z XV-XVI 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8</text:p>
          </table:table-cell>
          <table:table-cell office:value-type="string" calcext:value-type="string">
            <text:p>pl:Muzeum Ludowych Instrumentów Muzycznych w Szydłowcu</text:p>
          </table:table-cell>
          <table:table-cell office:value-type="string" calcext:value-type="string">
            <text:p>2024-10-14</text:p>
          </table:table-cell>
          <table:table-cell office:value-type="float" office:value="20.8538603" calcext:value-type="float">
            <text:p>20,8538603</text:p>
          </table:table-cell>
          <table:table-cell office:value-type="float" office:value="51.2263647" calcext:value-type="float">
            <text:p>51,2263647</text:p>
          </table:table-cell>
        </table:table-row>
        <table:table-row table:style-name="ro1">
          <table:table-cell office:value-type="string" calcext:value-type="string">
            <text:p>K1.10</text:p>
          </table:table-cell>
          <table:table-cell office:value-type="string" calcext:value-type="string">
            <text:p>DS00415</text:p>
          </table:table-cell>
          <table:table-cell office:value-type="string" calcext:value-type="string">
            <text:p>Muzeum Poczty i Telekomunikacji we Wrocławiu</text:p>
          </table:table-cell>
          <table:table-cell office:value-type="string" calcext:value-type="string">
            <text:p>Muzeum gromadzące eksponaty dokumentujące historię poczty, telekomunikacji i telegrafii na ziemiach polskich.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1</text:p>
          </table:table-cell>
          <table:table-cell office:value-type="string" calcext:value-type="string">
            <text:p>pl:Muzeum Poczty i Telekomunikacji we Wrocławiu</text:p>
          </table:table-cell>
          <table:table-cell office:value-type="string" calcext:value-type="string">
            <text:p>2024-10-14</text:p>
          </table:table-cell>
          <table:table-cell office:value-type="float" office:value="17.0444508" calcext:value-type="float">
            <text:p>17,0444508</text:p>
          </table:table-cell>
          <table:table-cell office:value-type="float" office:value="51.108499" calcext:value-type="float">
            <text:p>51,108499</text:p>
          </table:table-cell>
        </table:table-row>
        <table:table-row table:style-name="ro1">
          <table:table-cell office:value-type="string" calcext:value-type="string">
            <text:p>K1.10</text:p>
          </table:table-cell>
          <table:table-cell office:value-type="string" calcext:value-type="string">
            <text:p>PK00315</text:p>
          </table:table-cell>
          <table:table-cell office:value-type="string" calcext:value-type="string">
            <text:p>Muzeum Podkarpackie w Krośnie</text:p>
          </table:table-cell>
          <table:table-cell office:value-type="string" calcext:value-type="string">
            <text:p>Placówka mieści się na terenie starego miasta przy ul. Piłsudskiego 16, w zabytkowym budynku dawnego Pałacu Biskupiego. Do najciekwszych wystaw należy "Historia oświetlenia" - jedna z najcenniejszych na świecie kolekcji lamp naftowy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2</text:p>
          </table:table-cell>
          <table:table-cell office:value-type="string" calcext:value-type="string">
            <text:p>pl:Muzeum Podkarpackie w Krośnie</text:p>
          </table:table-cell>
          <table:table-cell office:value-type="string" calcext:value-type="string">
            <text:p>2024-10-14</text:p>
          </table:table-cell>
          <table:table-cell office:value-type="float" office:value="21.7635574" calcext:value-type="float">
            <text:p>21,7635574</text:p>
          </table:table-cell>
          <table:table-cell office:value-type="float" office:value="49.6956408" calcext:value-type="float">
            <text:p>49,6956408</text:p>
          </table:table-cell>
        </table:table-row>
        <table:table-row table:style-name="ro1">
          <table:table-cell office:value-type="string" calcext:value-type="string">
            <text:p>K1.10</text:p>
          </table:table-cell>
          <table:table-cell office:value-type="string" calcext:value-type="string">
            <text:p>MA00462</text:p>
          </table:table-cell>
          <table:table-cell office:value-type="string" calcext:value-type="string">
            <text:p>Ekspozycja Przyrodnicza Ojcowskiego Parku Narodowego w Ojcowie</text:p>
          </table:table-cell>
          <table:table-cell office:value-type="string" calcext:value-type="string">
            <text:p>Na ekspozycji prezentowane są eksponaty związane z terenem Doliny Prądnika i obejmujące ich faunę i florę (także tę prehistoryczną), geologię (w ramach wystawy zrekonstruowano jaskinię), hydrologię, klimat oraz zagadnienia ochrony środowiska. Ponadto znajdują się tu zbiory związane z osadnictwem ludzkim na tych terenach, sięgającym okresu 120 tys. lat oraz pamiątki po profesorze Władysławie Szaferz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07</text:p>
          </table:table-cell>
          <table:table-cell office:value-type="string" calcext:value-type="string">
            <text:p>pl:Muzeum Ojcowskiego Parku Narodowego</text:p>
          </table:table-cell>
          <table:table-cell office:value-type="string" calcext:value-type="string">
            <text:p>2024-10-14</text:p>
          </table:table-cell>
          <table:table-cell office:value-type="float" office:value="19.8293623" calcext:value-type="float">
            <text:p>19,8293623</text:p>
          </table:table-cell>
          <table:table-cell office:value-type="float" office:value="50.2099627" calcext:value-type="float">
            <text:p>50,2099627</text:p>
          </table:table-cell>
        </table:table-row>
        <table:table-row table:style-name="ro1">
          <table:table-cell office:value-type="string" calcext:value-type="string">
            <text:p>K1.10</text:p>
          </table:table-cell>
          <table:table-cell office:value-type="string" calcext:value-type="string">
            <text:p>PD00027</text:p>
          </table:table-cell>
          <table:table-cell office:value-type="string" calcext:value-type="string">
            <text:p>Muzeum Przyrodniczo-Leśne im. prof. J. Miklaszewskiego w Białowieży</text:p>
          </table:table-cell>
          <table:table-cell office:value-type="string" calcext:value-type="string">
            <text:p>Jest najstarszym muzeum w polskich parkach narodowych i równocześnie najstarszym, czynnym muzeum województwa podlaskiego. Jego tradycje sięgają okresu międzywojennego, a w swoich zbiorach posiada wiele cennych kolekcji naukowych i rzadkich okaz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3.8469806" calcext:value-type="float">
            <text:p>23,8469806</text:p>
          </table:table-cell>
          <table:table-cell office:value-type="float" office:value="52.7033584" calcext:value-type="float">
            <text:p>52,7033584</text:p>
          </table:table-cell>
        </table:table-row>
        <table:table-row table:style-name="ro1">
          <table:table-cell office:value-type="string" calcext:value-type="string">
            <text:p>K1.10</text:p>
          </table:table-cell>
          <table:table-cell office:value-type="string" calcext:value-type="string">
            <text:p>LU00244</text:p>
          </table:table-cell>
          <table:table-cell office:value-type="string" calcext:value-type="string">
            <text:p>Muzeum Sztuki Złotniczej w Kazimierzu Dolnym</text:p>
          </table:table-cell>
          <table:table-cell office:value-type="string" calcext:value-type="string">
            <text:p>Muzeum Sztuki Złotniczej mieści się w zabytkowych piwnicach Gmachu Głównego Muzeum Nadwiślańskiego Na ekspozycję składają się zbiory artystyczne i historyczne oraz literatura specjalistyczna poświęcona złotnictwu. Liczba eksponatów wynosi około 1 900 obiektów.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1.946529" calcext:value-type="float">
            <text:p>21,946529</text:p>
          </table:table-cell>
          <table:table-cell office:value-type="float" office:value="51.3219679" calcext:value-type="float">
            <text:p>51,3219679</text:p>
          </table:table-cell>
        </table:table-row>
        <table:table-row table:style-name="ro1">
          <table:table-cell office:value-type="string" calcext:value-type="string">
            <text:p>K1.10</text:p>
          </table:table-cell>
          <table:table-cell office:value-type="string" calcext:value-type="string">
            <text:p>MA00421</text:p>
          </table:table-cell>
          <table:table-cell office:value-type="string" calcext:value-type="string">
            <text:p>Muzeum Uniwersytetu Jagiellońskiego Collegium Maius</text:p>
          </table:table-cell>
          <table:table-cell office:value-type="string" calcext:value-type="string">
            <text:p>Muzeum posiada stałą ekspozycję poświęconą dziejom uniwersytetu. Na stałą część ekspozycji składają się Libraria (biblioteka), Stuba Communis (dawna jadalnia), skarbiec, pokoje profesorskie, Aula (zawierająca cenny zbiór malarstwa) oraz wystawa interaktywna pt. "Nauki dawne i niedawn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34</text:p>
          </table:table-cell>
          <table:table-cell office:value-type="string" calcext:value-type="string">
            <text:p>pl:Muzeum Uniwersytetu Jagiellońskiego</text:p>
          </table:table-cell>
          <table:table-cell office:value-type="string" calcext:value-type="string">
            <text:p>2024-10-14</text:p>
          </table:table-cell>
          <table:table-cell office:value-type="float" office:value="19.9337367" calcext:value-type="float">
            <text:p>19,9337367</text:p>
          </table:table-cell>
          <table:table-cell office:value-type="float" office:value="50.0615617" calcext:value-type="float">
            <text:p>50,0615617</text:p>
          </table:table-cell>
        </table:table-row>
        <table:table-row table:style-name="ro1">
          <table:table-cell office:value-type="string" calcext:value-type="string">
            <text:p>K1.10</text:p>
          </table:table-cell>
          <table:table-cell office:value-type="string" calcext:value-type="string">
            <text:p>WN00467</text:p>
          </table:table-cell>
          <table:table-cell office:value-type="string" calcext:value-type="string">
            <text:p>Muzeum Warmii i Mazur w Olsztynie</text:p>
          </table:table-cell>
          <table:table-cell office:value-type="string" calcext:value-type="string">
            <text:p>Największa placówka muzealna w województwie warmińsko-mazurskim, prezentuje zabytki z regionu Warmii i Mazur z zakresu archeologii, historii, numizmatyki, sztuki, rzemiosła artystycznego, piśmiennictwa, kultury ludowej. Zawiera zbiory pochodzące w dużej mierze z muzeów z terenu byłych Prus Wschodni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40</text:p>
          </table:table-cell>
          <table:table-cell office:value-type="string" calcext:value-type="string">
            <text:p>pl:Muzeum Warmii i Mazur w Olsztynie</text:p>
          </table:table-cell>
          <table:table-cell office:value-type="string" calcext:value-type="string">
            <text:p>2024-10-14</text:p>
          </table:table-cell>
          <table:table-cell office:value-type="float" office:value="20.4746499" calcext:value-type="float">
            <text:p>20,4746499</text:p>
          </table:table-cell>
          <table:table-cell office:value-type="float" office:value="53.7776062" calcext:value-type="float">
            <text:p>53,7776062</text:p>
          </table:table-cell>
        </table:table-row>
        <table:table-row table:style-name="ro1">
          <table:table-cell office:value-type="string" calcext:value-type="string">
            <text:p>K1.10</text:p>
          </table:table-cell>
          <table:table-cell office:value-type="string" calcext:value-type="string">
            <text:p>PD00322</text:p>
          </table:table-cell>
          <table:table-cell office:value-type="string" calcext:value-type="string">
            <text:p>Muzeum Wigierskiego Parku Narodowego w Krzywym</text:p>
          </table:table-cell>
          <table:table-cell office:value-type="string" calcext:value-type="string">
            <text:p>Muzeum mieści się budynku dawnej Stacji Hydrobiologicznej. Jest poświęcone w całości jezioru Wigry – od głębin i żyjących w nich organizmów aż po malownicze, nadwodne pejzaże.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3.0095696" calcext:value-type="float">
            <text:p>23,0095696</text:p>
          </table:table-cell>
          <table:table-cell office:value-type="float" office:value="54.0844914" calcext:value-type="float">
            <text:p>54,0844914</text:p>
          </table:table-cell>
        </table:table-row>
        <table:table-row table:style-name="ro1">
          <table:table-cell office:value-type="string" calcext:value-type="string">
            <text:p>K1.10</text:p>
          </table:table-cell>
          <table:table-cell office:value-type="string" calcext:value-type="string">
            <text:p>PM00064</text:p>
          </table:table-cell>
          <table:table-cell office:value-type="string" calcext:value-type="string">
            <text:p>Muzeum Zachodniokaszubskie w Bytowie</text:p>
          </table:table-cell>
          <table:table-cell office:value-type="string" calcext:value-type="string">
            <text:p>Muzeum zajmuje dawny Dom Zakonny pokrzyżackiego zamku. Znajdują się w nim ekspozycje poświęcone etnografii oraz zabytkom historycznym, w tym związanym z dawnym Bytowe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56676</text:p>
          </table:table-cell>
          <table:table-cell office:value-type="string" calcext:value-type="string">
            <text:p>pl:Muzeum Zachodniokaszubskie w Bytowie</text:p>
          </table:table-cell>
          <table:table-cell office:value-type="string" calcext:value-type="string">
            <text:p>2024-10-14</text:p>
          </table:table-cell>
          <table:table-cell office:value-type="float" office:value="17.4917193" calcext:value-type="float">
            <text:p>17,4917193</text:p>
          </table:table-cell>
          <table:table-cell office:value-type="float" office:value="54.1687528" calcext:value-type="float">
            <text:p>54,1687528</text:p>
          </table:table-cell>
        </table:table-row>
        <table:table-row table:style-name="ro1">
          <table:table-cell office:value-type="string" calcext:value-type="string">
            <text:p>K1.10</text:p>
          </table:table-cell>
          <table:table-cell office:value-type="string" calcext:value-type="string">
            <text:p>LU00765</text:p>
          </table:table-cell>
          <table:table-cell office:value-type="string" calcext:value-type="string">
            <text:p>Muzeum Zamojskie w Zamościu</text:p>
          </table:table-cell>
          <table:table-cell office:value-type="string" calcext:value-type="string">
            <text:p>Muzeum prezentuje cztery wystawy stałe, są to: “Zamość, Zamoyscy, Ordynacja Zamojska”, “Zamojszczyzna w pradziejach i wczesnym średniowieczu”, “Sztuka ludowa Zamojszczyzny” oraz Galeria malarstwa historycznego i sakralnego. Posiada największą w kraju kolekcję kultury ludu Got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940465</text:p>
          </table:table-cell>
          <table:table-cell office:value-type="string" calcext:value-type="string">
            <text:p>pl:Muzeum Zamojskie w Zamościu</text:p>
          </table:table-cell>
          <table:table-cell office:value-type="string" calcext:value-type="string">
            <text:p>2024-10-14</text:p>
          </table:table-cell>
          <table:table-cell office:value-type="float" office:value="23.2530792" calcext:value-type="float">
            <text:p>23,2530792</text:p>
          </table:table-cell>
          <table:table-cell office:value-type="float" office:value="50.7176246" calcext:value-type="float">
            <text:p>50,7176246</text:p>
          </table:table-cell>
        </table:table-row>
        <table:table-row table:style-name="ro1">
          <table:table-cell office:value-type="string" calcext:value-type="string">
            <text:p>P1.20</text:p>
          </table:table-cell>
          <table:table-cell office:value-type="string" calcext:value-type="string">
            <text:p>MA00029</text:p>
          </table:table-cell>
          <table:table-cell office:value-type="string" calcext:value-type="string">
            <text:p>Jaskinia Wierzchowska Górna w Białym Kościele</text:p>
          </table:table-cell>
          <table:table-cell office:value-type="string" calcext:value-type="string">
            <text:p>Jaskinia na Wyżynie Krakowsko-Częstochowskiej, na zboczu górnej części Doliny Kluczwody. Jest drugą pod względem długości jaskinią na Wyżynie Krakowsko-Częstochowskiej. Korytarze mają łącznie 975 m. Hala Wielka Dolna, znajdująca się w tej jaskini, należy do największych na Jurze.</text:p>
          </table:table-cell>
          <table:table-cell office:value-type="string" calcext:value-type="string">
            <text:p>Ze względu na kilka wykorzystywanych wejść do jaskini punkt oznaczający obiekt, znajduje się w miejscu kasy biletowej.</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281</text:p>
          </table:table-cell>
          <table:table-cell office:value-type="string" calcext:value-type="string">
            <text:p>pl:Jaskinia Wierzchowska Górna</text:p>
          </table:table-cell>
          <table:table-cell office:value-type="string" calcext:value-type="string">
            <text:p>2024-10-14</text:p>
          </table:table-cell>
          <table:table-cell office:value-type="float" office:value="19.8069097937273" calcext:value-type="float">
            <text:p>19,8069097937273</text:p>
          </table:table-cell>
          <table:table-cell office:value-type="float" office:value="50.1753646458509" calcext:value-type="float">
            <text:p>50,1753646458509</text:p>
          </table:table-cell>
        </table:table-row>
        <table:table-row table:style-name="ro1">
          <table:table-cell office:value-type="string" calcext:value-type="string">
            <text:p>K1.40</text:p>
          </table:table-cell>
          <table:table-cell office:value-type="string" calcext:value-type="string">
            <text:p>ZP00740</text:p>
          </table:table-cell>
          <table:table-cell office:value-type="string" calcext:value-type="string">
            <text:p>Cmentarzyska Wolinian Wzniesienie Młynówka</text:p>
          </table:table-cell>
          <table:table-cell office:value-type="string" calcext:value-type="string">
            <text:p>Pagórek na wyspie Wolin - odkryto tu cmentarzysko birytualne z IX– XII wieku z bogato wyposażonymi grobami m.in. w inwentarzu znajdowały się paciorki i inne ozdoby, naczynia ceramiczne i nieceramiczn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8231</text:p>
          </table:table-cell>
          <table:table-cell office:value-type="string" calcext:value-type="string">
            <text:p>pl:Młynówka (wzniesienie)</text:p>
          </table:table-cell>
          <table:table-cell office:value-type="string" calcext:value-type="string">
            <text:p>2024-10-14</text:p>
          </table:table-cell>
          <table:table-cell office:value-type="float" office:value="14.6160925199275" calcext:value-type="float">
            <text:p>14,6160925199275</text:p>
          </table:table-cell>
          <table:table-cell office:value-type="float" office:value="53.8520413336552" calcext:value-type="float">
            <text:p>53,8520413336552</text:p>
          </table:table-cell>
        </table:table-row>
        <table:table-row table:style-name="ro1">
          <table:table-cell office:value-type="string" calcext:value-type="string">
            <text:p>K1.20</text:p>
          </table:table-cell>
          <table:table-cell office:value-type="string" calcext:value-type="string">
            <text:p>PK00268</text:p>
          </table:table-cell>
          <table:table-cell office:value-type="string" calcext:value-type="string">
            <text:p>Izba Pamięci kardynała Stefana Wyszyńskiego w Komańczy</text:p>
          </table:table-cell>
          <table:table-cell office:value-type="string" calcext:value-type="string">
            <text:p>Miejsce internowania Prymasa od 29 października 1955 r. do 28 października 1956 r.;mieści się w klasztorze sióstr nazaretanek. W izbie można obejrzeć liczne pamiątki po Prymasie Tysiąclecia. Są m.in. stolik, wiklinowy fotel, szafka nocna, lampa naftowa oraz używane przez niego szaty liturgiczne, ornat, sutanna, biret i piuska kardynalska. Jest też kostur podróżny; nieodłączny towarzysz jego wędrówek po okolicznych lasach.</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2.0756064817653" calcext:value-type="float">
            <text:p>22,0756064817653</text:p>
          </table:table-cell>
          <table:table-cell office:value-type="float" office:value="49.3489571548698" calcext:value-type="float">
            <text:p>49,3489571548698</text:p>
          </table:table-cell>
        </table:table-row>
        <table:table-row table:style-name="ro1">
          <table:table-cell office:value-type="string" calcext:value-type="string">
            <text:p>K1.10</text:p>
          </table:table-cell>
          <table:table-cell office:value-type="string" calcext:value-type="string">
            <text:p>PM00385</text:p>
          </table:table-cell>
          <table:table-cell office:value-type="string" calcext:value-type="string">
            <text:p>Muzeum Archeologiczne w Gdańsku</text:p>
          </table:table-cell>
          <table:table-cell office:value-type="string" calcext:value-type="string">
            <text:p>Muzeum utworzono w 1953 r. Gromadzi zbiory dokumentujące: pradzieje północnej Polski, kulturę materialną mieszkańców Gdańska i Pomorza Gdańskiego, od wczesnego średniowiecza po czasy nowożytne; bursztyn i wyroby z bursztynu, od pradziejów po współczesność; kulturę materialną dawnych i obecnych mieszkańców Sudan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04</text:p>
          </table:table-cell>
          <table:table-cell office:value-type="string" calcext:value-type="string">
            <text:p>pl:Muzeum Archeologiczne w Gdańsku</text:p>
          </table:table-cell>
          <table:table-cell office:value-type="string" calcext:value-type="string">
            <text:p>2024-10-14</text:p>
          </table:table-cell>
          <table:table-cell office:value-type="float" office:value="18.6565215" calcext:value-type="float">
            <text:p>18,6565215</text:p>
          </table:table-cell>
          <table:table-cell office:value-type="float" office:value="54.3493414" calcext:value-type="float">
            <text:p>54,3493414</text:p>
          </table:table-cell>
        </table:table-row>
        <table:table-row table:style-name="ro1">
          <table:table-cell office:value-type="string" calcext:value-type="string">
            <text:p>K1.10</text:p>
          </table:table-cell>
          <table:table-cell office:value-type="string" calcext:value-type="string">
            <text:p>SK00911</text:p>
          </table:table-cell>
          <table:table-cell office:value-type="string" calcext:value-type="string">
            <text:p>Muzeum Przyrodniczo-Leśne w Świętym Krzyżu</text:p>
          </table:table-cell>
          <table:table-cell office:value-type="string" calcext:value-type="string">
            <text:p>Placówka mieści się w budynku należącym w przeszłości do zespołu zabudowań opactwa benedyktynów na Łysej Górze. Na ekspozycję muzealną składają się eksponaty związane z terenem Gór Świętokrzystkich i obejmujące ich faunę i florę (także tę prehistoryczną), geologię, hydrologię, klimat oraz zagadnienia ochrony środowiska. Zaprezentowana jest również historia osadnictwa ludzkiego na tych terenach oraz rozwoju przemysłu, w szczególności hutnictwa żelaza i szkł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75</text:p>
          </table:table-cell>
          <table:table-cell office:value-type="string" calcext:value-type="string">
            <text:p>pl:Muzeum Przyrodnicze Świętokrzyskiego Parku Narodowego na Świętym Krzyżu</text:p>
          </table:table-cell>
          <table:table-cell office:value-type="string" calcext:value-type="string">
            <text:p>2024-10-14</text:p>
          </table:table-cell>
          <table:table-cell office:value-type="float" office:value="21.0524291" calcext:value-type="float">
            <text:p>21,0524291</text:p>
          </table:table-cell>
          <table:table-cell office:value-type="float" office:value="50.859445" calcext:value-type="float">
            <text:p>50,859445</text:p>
          </table:table-cell>
        </table:table-row>
        <table:table-row table:style-name="ro1">
          <table:table-cell office:value-type="string" calcext:value-type="string">
            <text:p>P1.30</text:p>
          </table:table-cell>
          <table:table-cell office:value-type="string" calcext:value-type="string">
            <text:p>SL00726</text:p>
          </table:table-cell>
          <table:table-cell office:value-type="string" calcext:value-type="string">
            <text:p>Źródła Wisły pod Baranią Górą</text:p>
          </table:table-cell>
          <table:table-cell office:value-type="string" calcext:value-type="string">
            <text:p>Znajdujące się pod szczytem Wierch Wisełka wykapy Czarnej Wisełk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19.0035159" calcext:value-type="float">
            <text:p>19,0035159</text:p>
          </table:table-cell>
          <table:table-cell office:value-type="float" office:value="49.605726" calcext:value-type="float">
            <text:p>49,605726</text:p>
          </table:table-cell>
        </table:table-row>
        <table:table-row table:style-name="ro1">
          <table:table-cell office:value-type="string" calcext:value-type="string">
            <text:p>K1.20</text:p>
          </table:table-cell>
          <table:table-cell office:value-type="string" calcext:value-type="string">
            <text:p>DS00697</text:p>
          </table:table-cell>
          <table:table-cell office:value-type="string" calcext:value-type="string">
            <text:p>Aula Leopoldina - Uniwersytet Wrocławski</text:p>
          </table:table-cell>
          <table:table-cell office:value-type="string" calcext:value-type="string">
            <text:p>Reprezentacyjna barokowa aula w głównym gmachu Uniwersytetu Wrocławskiego, zaprojektowana jako najważniejsze pomieszczenie w nowo powstającym budynku w latach 1728–1732. Nazwę nadano na cześć fundatora uniwersytetu, cesarza rzymskiego Leopolda I. Za projekt odpowiadał włoski architekt Christophorus Tausch. Wnętrze wyróżnia się niezwykle bogatymi dekoracjami stiukowy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71495</text:p>
          </table:table-cell>
          <table:table-cell office:value-type="string" calcext:value-type="string">
            <text:p>pl:Aula Leopoldina</text:p>
          </table:table-cell>
          <table:table-cell office:value-type="string" calcext:value-type="string">
            <text:p>2024-10-14</text:p>
          </table:table-cell>
          <table:table-cell office:value-type="float" office:value="17.0332556551613" calcext:value-type="float">
            <text:p>17,0332556551613</text:p>
          </table:table-cell>
          <table:table-cell office:value-type="float" office:value="51.1137802788337" calcext:value-type="float">
            <text:p>51,1137802788337</text:p>
          </table:table-cell>
        </table:table-row>
        <table:table-row table:style-name="ro1">
          <table:table-cell office:value-type="string" calcext:value-type="string">
            <text:p>K1.10</text:p>
          </table:table-cell>
          <table:table-cell office:value-type="string" calcext:value-type="string">
            <text:p>PK01010</text:p>
          </table:table-cell>
          <table:table-cell office:value-type="string" calcext:value-type="string">
            <text:p>Podziemna trasa turystyczna w Jarosławiu</text:p>
          </table:table-cell>
          <table:table-cell office:value-type="string" calcext:value-type="string">
            <text:p>Zespoły dawnych miejskich piwnic połaczone w trasę turystyczną, podczas jej zwiedzania można zobaczyć ekspozycję multimedialną poświęconą histori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2507</text:p>
          </table:table-cell>
          <table:table-cell office:value-type="string" calcext:value-type="string">
            <text:p>pl:Podziemne trasy turystyczne w Jarosławiu</text:p>
          </table:table-cell>
          <table:table-cell office:value-type="string" calcext:value-type="string">
            <text:p>2024-10-14</text:p>
          </table:table-cell>
          <table:table-cell office:value-type="float" office:value="22.6838793458853" calcext:value-type="float">
            <text:p>22,6838793458853</text:p>
          </table:table-cell>
          <table:table-cell office:value-type="float" office:value="50.0183698841941" calcext:value-type="float">
            <text:p>50,0183698841941</text:p>
          </table:table-cell>
        </table:table-row>
        <table:table-row table:style-name="ro1">
          <table:table-cell office:value-type="string" calcext:value-type="string">
            <text:p>K1.10</text:p>
          </table:table-cell>
          <table:table-cell office:value-type="string" calcext:value-type="string">
            <text:p>SK00530</text:p>
          </table:table-cell>
          <table:table-cell office:value-type="string" calcext:value-type="string">
            <text:p>Podziemna trasa turystyczna w Sandomierzu</text:p>
          </table:table-cell>
          <table:table-cell office:value-type="string" calcext:value-type="string">
            <text:p>Połączony w trasę turystyczną zespół dawnych 35 miejskich piwnic i składów, znajdujący się na głebokości od 4m do 12 m pod powierzchnią ziemi. Znajdują się w nich ekspozycje związane z historią maista, życiem codziennym jego mieszkańców oraz tutejszym rzemiosłem. Długość trasy liczy 470 metrów. Wejście do podziemi znajduje się przy Rynku 10 (boczne wejście od ul. Oleśnickich), natomiast wyjście - w budynku sandomierskiego Ratusz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2942</text:p>
          </table:table-cell>
          <table:table-cell office:value-type="string" calcext:value-type="string">
            <text:p>pl:Podziemna Trasa Turystyczna w Sandomierzu</text:p>
          </table:table-cell>
          <table:table-cell office:value-type="string" calcext:value-type="string">
            <text:p>2024-10-14</text:p>
          </table:table-cell>
          <table:table-cell office:value-type="float" office:value="21.7486181" calcext:value-type="float">
            <text:p>21,7486181</text:p>
          </table:table-cell>
          <table:table-cell office:value-type="float" office:value="50.6798104" calcext:value-type="float">
            <text:p>50,6798104</text:p>
          </table:table-cell>
        </table:table-row>
        <table:table-row table:style-name="ro1">
          <table:table-cell office:value-type="string" calcext:value-type="string">
            <text:p>P1.20</text:p>
          </table:table-cell>
          <table:table-cell office:value-type="string" calcext:value-type="string">
            <text:p>MA00124</text:p>
          </table:table-cell>
          <table:table-cell office:value-type="string" calcext:value-type="string">
            <text:p>Przełęcz Borek</text:p>
          </table:table-cell>
          <table:table-cell office:value-type="string" calcext:value-type="string">
            <text:p>Malownicza przełęcz na grzbiecie między Turbaczem i Kudłoniem. Dochodzi tu szosa leśna z doliny Kamienicy. Niewielkie przewyższenie przełęczy nad pobliskim korytem Kamienicy.</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9486</text:p>
          </table:table-cell>
          <table:table-cell office:value-type="string" calcext:value-type="string">
            <text:p>pl:Borek (przełęcz)</text:p>
          </table:table-cell>
          <table:table-cell office:value-type="string" calcext:value-type="string">
            <text:p>2024-10-14</text:p>
          </table:table-cell>
          <table:table-cell office:value-type="float" office:value="20.1456642" calcext:value-type="float">
            <text:p>20,1456642</text:p>
          </table:table-cell>
          <table:table-cell office:value-type="float" office:value="49.5591837" calcext:value-type="float">
            <text:p>49,5591837</text:p>
          </table:table-cell>
        </table:table-row>
        <table:table-row table:style-name="ro1">
          <table:table-cell office:value-type="string" calcext:value-type="string">
            <text:p>K1.30</text:p>
          </table:table-cell>
          <table:table-cell office:value-type="string" calcext:value-type="string">
            <text:p>PD00165</text:p>
          </table:table-cell>
          <table:table-cell office:value-type="string" calcext:value-type="string">
            <text:p>Pole bitwy pod Wizną 1939 r. w Górze Strękowej</text:p>
          </table:table-cell>
          <table:table-cell office:value-type="string" calcext:value-type="string">
            <text:p>Wieś w Polsce, w jej pobliżu jest położone polodowcowe wzniesienie będące punktem widokowym na dolinę Narwi, na którego szczycie (126,9 m n.p.m.) zlokalizowane są ruiny umocnień, z których obroną odcinka Wizny dowodził kpt. Władysław Raginis.</text:p>
          </table:table-cell>
          <table:table-cell office:value-type="string" calcext:value-type="string">
            <text:p>W CKKP oznaczono miejsce z tablicą upamiętniająca bitwe</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22.4897204443916" calcext:value-type="float">
            <text:p>22,4897204443916</text:p>
          </table:table-cell>
          <table:table-cell office:value-type="float" office:value="53.2123757468588" calcext:value-type="float">
            <text:p>53,2123757468588</text:p>
          </table:table-cell>
        </table:table-row>
        <table:table-row table:style-name="ro1">
          <table:table-cell office:value-type="string" calcext:value-type="string">
            <text:p>K1.30</text:p>
          </table:table-cell>
          <table:table-cell office:value-type="string" calcext:value-type="string">
            <text:p>LU00735</text:p>
          </table:table-cell>
          <table:table-cell office:value-type="string" calcext:value-type="string">
            <text:p>Miejsce bitwy partyzanckiej z 1942 r. w Wojdzie</text:p>
          </table:table-cell>
          <table:table-cell office:value-type="string" calcext:value-type="string">
            <text:p>Bitwa partyzancka stoczona z niemieckim batalionem do zadań specjalnych 30 grudnia 1942 r. przez połączone siły I Kompanii Kadrowej Batalionów Chłopskich pod dowództwem por. Jerzego Mara-Meÿera ps. "Vis" oraz partyzantów radzieckich kpt. Wasyla Wołodina.</text:p>
          </table:table-cell>
          <table:table-cell office:value-type="string" calcext:value-type="string">
            <text:p>W CKKP oznaczono miejsce w którym znajduje się pomnik upamiętniający bitwę.</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73711</text:p>
          </table:table-cell>
          <table:table-cell office:value-type="string" calcext:value-type="string">
            <text:p>pl:Bitwa pod Wojdą</text:p>
          </table:table-cell>
          <table:table-cell office:value-type="string" calcext:value-type="string">
            <text:p>2024-10-14</text:p>
          </table:table-cell>
          <table:table-cell office:value-type="float" office:value="23.1076927650344" calcext:value-type="float">
            <text:p>23,1076927650344</text:p>
          </table:table-cell>
          <table:table-cell office:value-type="float" office:value="50.6100906520456" calcext:value-type="float">
            <text:p>50,6100906520456</text:p>
          </table:table-cell>
        </table:table-row>
        <table:table-row table:style-name="ro1">
          <table:table-cell office:value-type="string" calcext:value-type="string">
            <text:p>K1.10</text:p>
          </table:table-cell>
          <table:table-cell office:value-type="string" calcext:value-type="string">
            <text:p>MA00458</text:p>
          </table:table-cell>
          <table:table-cell office:value-type="string" calcext:value-type="string">
            <text:p>Podziemia Rynku Głównego w Krakowie</text:p>
          </table:table-cell>
          <table:table-cell office:value-type="string" calcext:value-type="string">
            <text:p>Znajdujący się pod wschodnią częścią płyty Rynku Głównego. Zajmuje powierzchnię ponad 6 tys. m², z czego rezerwat archeologiczny - blisko 4 tys. m².</text:p>
          </table:table-cell>
          <table:table-cell office:value-type="string" calcext:value-type="string">
            <text:p>o. Muzeum Historycznego m. Krakowa</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420576</text:p>
          </table:table-cell>
          <table:table-cell office:value-type="string" calcext:value-type="string">
            <text:p>pl:Podziemia Rynku w Krakowie</text:p>
          </table:table-cell>
          <table:table-cell office:value-type="string" calcext:value-type="string">
            <text:p>2024-10-14</text:p>
          </table:table-cell>
          <table:table-cell office:value-type="float" office:value="19.9377745" calcext:value-type="float">
            <text:p>19,9377745</text:p>
          </table:table-cell>
          <table:table-cell office:value-type="float" office:value="50.061996" calcext:value-type="float">
            <text:p>50,061996</text:p>
          </table:table-cell>
        </table:table-row>
        <table:table-row table:style-name="ro1">
          <table:table-cell office:value-type="string" calcext:value-type="string">
            <text:p>K1.10</text:p>
          </table:table-cell>
          <table:table-cell office:value-type="string" calcext:value-type="string">
            <text:p>LU00076</text:p>
          </table:table-cell>
          <table:table-cell office:value-type="string" calcext:value-type="string">
            <text:p>Podziemia kredowe w Chełmie</text:p>
          </table:table-cell>
          <table:table-cell office:value-type="string" calcext:value-type="string">
            <text:p>Podziemia będące pozostałoscią dawnej kopalni kredy stanowiące unikatową pozostałość górnictwa kredowego w Europie. Wielopoziomowy kompleks korytarzy i komór, znajdujący się pod miastem, powstał w wyniku wielowiekowej eksploatacji złoż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916845</text:p>
          </table:table-cell>
          <table:table-cell office:value-type="string" calcext:value-type="string">
            <text:p>pl:Podziemia kredowe w Chełmie</text:p>
          </table:table-cell>
          <table:table-cell office:value-type="string" calcext:value-type="string">
            <text:p>2024-10-14</text:p>
          </table:table-cell>
          <table:table-cell office:value-type="float" office:value="23.4712827367352" calcext:value-type="float">
            <text:p>23,4712827367352</text:p>
          </table:table-cell>
          <table:table-cell office:value-type="float" office:value="51.1330320341212" calcext:value-type="float">
            <text:p>51,1330320341212</text:p>
          </table:table-cell>
        </table:table-row>
        <table:table-row table:style-name="ro1">
          <table:table-cell office:value-type="string" calcext:value-type="string">
            <text:p>K1.10</text:p>
          </table:table-cell>
          <table:table-cell office:value-type="string" calcext:value-type="string">
            <text:p>MZ00370</text:p>
          </table:table-cell>
          <table:table-cell office:value-type="string" calcext:value-type="string">
            <text:p>Mauzoleum Walki i Męczeństwa w gmachu dawnego Ministerstwa Wyznań Religijnych i Oświecenia Publicznego</text:p>
          </table:table-cell>
          <table:table-cell office:value-type="string" calcext:value-type="string">
            <text:p>Muzeum mieszczące się w dawnej siedzibie Gestapo w alei Jana Chrystiana Szucha 25. Muzeum jest poświęcone martyrologii, to świadectwo męki i bohaterstwa Polaków.</text:p>
          </table:table-cell>
          <table:table-cell/>
          <table:table-cell office:value-type="string" calcext:value-type="string">
            <text:p>point</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444092</text:p>
          </table:table-cell>
          <table:table-cell office:value-type="string" calcext:value-type="string">
            <text:p>pl:Mauzoleum Walki i Męczeństwa w Warszawie</text:p>
          </table:table-cell>
          <table:table-cell office:value-type="string" calcext:value-type="string">
            <text:p>2024-10-14</text:p>
          </table:table-cell>
          <table:table-cell office:value-type="float" office:value="21.0236508" calcext:value-type="float">
            <text:p>21,0236508</text:p>
          </table:table-cell>
          <table:table-cell office:value-type="float" office:value="52.2176184" calcext:value-type="float">
            <text:p>52,2176184</text:p>
          </table:table-cell>
        </table:table-row>
        <table:table-row table:style-name="ro1">
          <table:table-cell office:value-type="string" calcext:value-type="string">
            <text:p>K1.30</text:p>
          </table:table-cell>
          <table:table-cell office:value-type="string" calcext:value-type="string">
            <text:p>MZ00620</text:p>
          </table:table-cell>
          <table:table-cell office:value-type="string" calcext:value-type="string">
            <text:p>Pole bitwy z 1831 r. w Starych Iganiach</text:p>
          </table:table-cell>
          <table:table-cell office:value-type="string" calcext:value-type="string">
            <text:p>Miejsce zwycięskiej bitwa stoczonej 10 kwietnia 1831 roku przez wojska polskie pod dowództwem generała Ignacego Prądzyńskiego (11 000 żołnierzy i 16 dział) z korpusem rosyjskim dowodzonym przez generała Grigorija Rosena.</text:p>
          </table:table-cell>
          <table:table-cell office:value-type="string" calcext:value-type="string">
            <text:p>W CKKP oznaczono miejsce w którym znajduje się pomnik upamietniający bitwę.</text:p>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87984</text:p>
          </table:table-cell>
          <table:table-cell office:value-type="string" calcext:value-type="string">
            <text:p>pl:Bitwa pod Iganiami</text:p>
          </table:table-cell>
          <table:table-cell office:value-type="string" calcext:value-type="string">
            <text:p>2024-10-14</text:p>
          </table:table-cell>
          <table:table-cell office:value-type="float" office:value="22.2153278105399" calcext:value-type="float">
            <text:p>22,2153278105399</text:p>
          </table:table-cell>
          <table:table-cell office:value-type="float" office:value="52.1719481198062" calcext:value-type="float">
            <text:p>52,1719481198062</text:p>
          </table:table-cell>
        </table:table-row>
        <table:table-row table:style-name="ro1">
          <table:table-cell office:value-type="string" calcext:value-type="string">
            <text:p>K1.10</text:p>
          </table:table-cell>
          <table:table-cell office:value-type="string" calcext:value-type="string">
            <text:p>LD00356</text:p>
          </table:table-cell>
          <table:table-cell office:value-type="string" calcext:value-type="string">
            <text:p>Muzeum Historii Miasta Łodzi</text:p>
          </table:table-cell>
          <table:table-cell office:value-type="string" calcext:value-type="string">
            <text:p>Muzeum w dawnym pałacu łódzkiego fabrykanta Izraela Poznańskiego. Pałacowe wnętrza są elementami ekspozycji muzealnych, które przedstawiają życie znaczących dla miasta osób, dzieła sztuki i przedmioty użytkowe. Wystawy ukazują historię i kulturę Łodzi oraz jej wybitnych mieszkańców, związanych z muzyką, literaturą, teatrem i plastyką.</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70</text:p>
          </table:table-cell>
          <table:table-cell office:value-type="string" calcext:value-type="string">
            <text:p>pl:Muzeum Miasta Łodzi</text:p>
          </table:table-cell>
          <table:table-cell office:value-type="string" calcext:value-type="string">
            <text:p>2024-10-14</text:p>
          </table:table-cell>
          <table:table-cell office:value-type="float" office:value="19.4510462048627" calcext:value-type="float">
            <text:p>19,4510462048627</text:p>
          </table:table-cell>
          <table:table-cell office:value-type="float" office:value="51.7787250571349" calcext:value-type="float">
            <text:p>51,7787250571349</text:p>
          </table:table-cell>
        </table:table-row>
        <table:table-row table:style-name="ro1">
          <table:table-cell office:value-type="string" calcext:value-type="string">
            <text:p>K1.30</text:p>
          </table:table-cell>
          <table:table-cell office:value-type="string" calcext:value-type="string">
            <text:p>LD00358</text:p>
          </table:table-cell>
          <table:table-cell office:value-type="string" calcext:value-type="string">
            <text:p>Pomnik Martyrologii Dzieci w Parku im. Szarych Szeregów w Łodzi</text:p>
          </table:table-cell>
          <table:table-cell office:value-type="string" calcext:value-type="string">
            <text:p>Pomnik odsłonięty 9 maja 1971 roku. Upamiętnia tragiczne losy dzieci polskich w okresie II wojny światowej, a szczególnie dzieci-więźniów pobliskiego obozu dla polskich dzieci i młodzieży przy ul. Przemysłowej w Łodz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3337</text:p>
          </table:table-cell>
          <table:table-cell office:value-type="string" calcext:value-type="string">
            <text:p>pl:Pomnik Martyrologii Dzieci</text:p>
          </table:table-cell>
          <table:table-cell office:value-type="string" calcext:value-type="string">
            <text:p>2024-10-14</text:p>
          </table:table-cell>
          <table:table-cell office:value-type="float" office:value="19.4716577558262" calcext:value-type="float">
            <text:p>19,4716577558262</text:p>
          </table:table-cell>
          <table:table-cell office:value-type="float" office:value="51.7924656539604" calcext:value-type="float">
            <text:p>51,7924656539604</text:p>
          </table:table-cell>
        </table:table-row>
        <table:table-row table:style-name="ro1">
          <table:table-cell office:value-type="string" calcext:value-type="string">
            <text:p>P1.20</text:p>
          </table:table-cell>
          <table:table-cell office:value-type="string" calcext:value-type="string">
            <text:p>PK00001</text:p>
          </table:table-cell>
          <table:table-cell office:value-type="string" calcext:value-type="string">
            <text:p>„Diabli Kamień”</text:p>
          </table:table-cell>
          <table:table-cell office:value-type="string" calcext:value-type="string">
            <text:p>Grupa dużych głazów z gruboziarnistego piaskowca magurskiego, z których najwyższy wybija się na ponad 10 metrów. Bloki skalne są bardzo oryginalnie ukształtowane, a do tego poprzedzielane licznymi szczelina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6840</text:p>
          </table:table-cell>
          <table:table-cell office:value-type="string" calcext:value-type="string">
            <text:p>pl:Diabli Kamień (Folusz)</text:p>
          </table:table-cell>
          <table:table-cell office:value-type="string" calcext:value-type="string">
            <text:p>2024-10-14</text:p>
          </table:table-cell>
          <table:table-cell office:value-type="float" office:value="21.3680366909349" calcext:value-type="float">
            <text:p>21,3680366909349</text:p>
          </table:table-cell>
          <table:table-cell office:value-type="float" office:value="49.602348408913" calcext:value-type="float">
            <text:p>49,602348408913</text:p>
          </table:table-cell>
        </table:table-row>
        <table:table-row table:style-name="ro1">
          <table:table-cell office:value-type="string" calcext:value-type="string">
            <text:p>P1.20</text:p>
          </table:table-cell>
          <table:table-cell office:value-type="string" calcext:value-type="string">
            <text:p>WN00038</text:p>
          </table:table-cell>
          <table:table-cell office:value-type="string" calcext:value-type="string">
            <text:p>„Diabelski Kamień” w Bisztynku</text:p>
          </table:table-cell>
          <table:table-cell office:value-type="string" calcext:value-type="string">
            <text:p>Jeden z największych w Polsce głazów narzutowych, mający 3 metry wysokości i 28 metrów obwodu.</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0.9106581736466" calcext:value-type="float">
            <text:p>20,9106581736466</text:p>
          </table:table-cell>
          <table:table-cell office:value-type="float" office:value="54.0876323680149" calcext:value-type="float">
            <text:p>54,0876323680149</text:p>
          </table:table-cell>
        </table:table-row>
        <table:table-row table:style-name="ro1">
          <table:table-cell office:value-type="string" calcext:value-type="string">
            <text:p>P.3.00</text:p>
          </table:table-cell>
          <table:table-cell office:value-type="string" calcext:value-type="string">
            <text:p>MA00009</text:p>
          </table:table-cell>
          <table:table-cell office:value-type="string" calcext:value-type="string">
            <text:p>Babia Góra (Diablak)</text:p>
          </table:table-cell>
          <table:table-cell office:value-type="string" calcext:value-type="string">
            <text:p>Diablak lub Babia Góra (słow. Babia hora, 1724 m). Najwyższy szczyt masywu Babiej Góry w Paśmie Babiogórskim należącym do Beskidu Żywiecki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39710</text:p>
          </table:table-cell>
          <table:table-cell office:value-type="string" calcext:value-type="string">
            <text:p>pl:Diablak</text:p>
          </table:table-cell>
          <table:table-cell office:value-type="string" calcext:value-type="string">
            <text:p>2024-10-14</text:p>
          </table:table-cell>
          <table:table-cell office:value-type="float" office:value="19.5293302297111" calcext:value-type="float">
            <text:p>19,5293302297111</text:p>
          </table:table-cell>
          <table:table-cell office:value-type="float" office:value="49.5730220863908" calcext:value-type="float">
            <text:p>49,5730220863908</text:p>
          </table:table-cell>
        </table:table-row>
        <table:table-row table:style-name="ro1">
          <table:table-cell office:value-type="string" calcext:value-type="string">
            <text:p>P1.20</text:p>
          </table:table-cell>
          <table:table-cell office:value-type="string" calcext:value-type="string">
            <text:p>MA00050</text:p>
          </table:table-cell>
          <table:table-cell office:value-type="string" calcext:value-type="string">
            <text:p>Brama Krakowska</text:p>
          </table:table-cell>
          <table:table-cell office:value-type="string" calcext:value-type="string">
            <text:p>Jedna z kilku skalnych bram w Ojcowskim Parku Narodowym. Znajduje się w Dolinie Prądnika i zamyka wylot Wąwozu za Krakowską Bramą do tej doliny. Nazwa wywodzi się od dawnego szlaku handlowego z Krakowa na Śląsk.</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78756)</text:p>
          </table:table-cell>
          <table:table-cell office:value-type="string" calcext:value-type="string">
            <text:p>pl:Brama Krakowska (Dolina Prądnika)</text:p>
          </table:table-cell>
          <table:table-cell office:value-type="string" calcext:value-type="string">
            <text:p>2024-10-14</text:p>
          </table:table-cell>
          <table:table-cell office:value-type="float" office:value="19.8288785441192" calcext:value-type="float">
            <text:p>19,8288785441192</text:p>
          </table:table-cell>
          <table:table-cell office:value-type="float" office:value="50.1959040265305" calcext:value-type="float">
            <text:p>50,1959040265305</text:p>
          </table:table-cell>
        </table:table-row>
        <table:table-row table:style-name="ro1">
          <table:table-cell office:value-type="string" calcext:value-type="string">
            <text:p>P1.20</text:p>
          </table:table-cell>
          <table:table-cell office:value-type="string" calcext:value-type="string">
            <text:p>MA00207</text:p>
          </table:table-cell>
          <table:table-cell office:value-type="string" calcext:value-type="string">
            <text:p>Jaskinia Mroźna</text:p>
          </table:table-cell>
          <table:table-cell office:value-type="string" calcext:value-type="string">
            <text:p>Jaskinia we wschodnim zboczu Doliny Kościeliskiej w Tatrach, w masywie Organów, 120 m ponad dnem doliny. Wejście do jaskini znajduje się na wysokości 1100 m n.p.m., a otwór wyjściowy na wysokości 1112 m n.p.m. Całkowita długość jaskini wynosi 773 m. Jaskinia jest udostępniona do zwiedzani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1238</text:p>
          </table:table-cell>
          <table:table-cell office:value-type="string" calcext:value-type="string">
            <text:p>pl:Jaskinia Mroźna</text:p>
          </table:table-cell>
          <table:table-cell office:value-type="string" calcext:value-type="string">
            <text:p>2024-10-14</text:p>
          </table:table-cell>
          <table:table-cell office:value-type="float" office:value="19.8705658" calcext:value-type="float">
            <text:p>19,8705658</text:p>
          </table:table-cell>
          <table:table-cell office:value-type="float" office:value="49.2522006" calcext:value-type="float">
            <text:p>49,2522006</text:p>
          </table:table-cell>
        </table:table-row>
        <table:table-row table:style-name="ro1">
          <table:table-cell office:value-type="string" calcext:value-type="string">
            <text:p>K1.20</text:p>
          </table:table-cell>
          <table:table-cell office:value-type="string" calcext:value-type="string">
            <text:p>LB00916</text:p>
          </table:table-cell>
          <table:table-cell office:value-type="string" calcext:value-type="string">
            <text:p>Ruiny młyna wodnego w Starej Węgorni</text:p>
          </table:table-cell>
          <table:table-cell office:value-type="string" calcext:value-type="string">
            <text:p>Relikty budowli z początku XIX wieku pełniącej rolę mostu, młyna wodnego i pułapki na węgorze.</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5.9924182290929" calcext:value-type="float">
            <text:p>15,9924182290929</text:p>
          </table:table-cell>
          <table:table-cell office:value-type="float" office:value="53.080120043637" calcext:value-type="float">
            <text:p>53,080120043637</text:p>
          </table:table-cell>
        </table:table-row>
        <table:table-row table:style-name="ro1">
          <table:table-cell office:value-type="string" calcext:value-type="string">
            <text:p>K1.10</text:p>
          </table:table-cell>
          <table:table-cell office:value-type="string" calcext:value-type="string">
            <text:p>DS00919</text:p>
          </table:table-cell>
          <table:table-cell office:value-type="string" calcext:value-type="string">
            <text:p>Muzeum Sztuki Medalierskiej we Wrocławiu</text:p>
          </table:table-cell>
          <table:table-cell office:value-type="string" calcext:value-type="string">
            <text:p>Muzeum sztuki powstałe w 1965 r. Specjalizuje się w gromadzeniu zbiorów z zakresu medalierstwa i falerystyki. Mieści się w barokowym Pałacu Królewskim (dawniej Spätgenów).</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45391</text:p>
          </table:table-cell>
          <table:table-cell office:value-type="string" calcext:value-type="string">
            <text:p>pl:Muzeum Sztuki Medalierskiej we Wrocławiu</text:p>
          </table:table-cell>
          <table:table-cell office:value-type="string" calcext:value-type="string">
            <text:p>2024-10-14</text:p>
          </table:table-cell>
          <table:table-cell office:value-type="float" office:value="17.0289195711875" calcext:value-type="float">
            <text:p>17,0289195711875</text:p>
          </table:table-cell>
          <table:table-cell office:value-type="float" office:value="51.1074335550973" calcext:value-type="float">
            <text:p>51,1074335550973</text:p>
          </table:table-cell>
        </table:table-row>
        <table:table-row table:style-name="ro1">
          <table:table-cell office:value-type="string" calcext:value-type="string">
            <text:p>P1.30</text:p>
          </table:table-cell>
          <table:table-cell office:value-type="string" calcext:value-type="string">
            <text:p>DS00925</text:p>
          </table:table-cell>
          <table:table-cell office:value-type="string" calcext:value-type="string">
            <text:p>Wodospad Pośny</text:p>
          </table:table-cell>
          <table:table-cell office:value-type="string" calcext:value-type="string">
            <text:p>Wodospad, własciwe grupa wodospadów, położone są na krawędzi piętra środkowego w północno-wschodnim fragmencie stoliwa Gór Stołowych. Wodospady stanowią obszar ochrony ścisłej o powierzchni 3,89 ha, obejmujący górną części doliny potoku Pośna, u podnóża Szczelińca Wielki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6277</text:p>
          </table:table-cell>
          <table:table-cell office:value-type="string" calcext:value-type="string">
            <text:p>pl:Wodospady Pośny</text:p>
          </table:table-cell>
          <table:table-cell office:value-type="string" calcext:value-type="string">
            <text:p>2024-10-14</text:p>
          </table:table-cell>
          <table:table-cell office:value-type="float" office:value="16.358543" calcext:value-type="float">
            <text:p>16,358543</text:p>
          </table:table-cell>
          <table:table-cell office:value-type="float" office:value="50.4903423" calcext:value-type="float">
            <text:p>50,4903423</text:p>
          </table:table-cell>
        </table:table-row>
        <table:table-row table:style-name="ro1">
          <table:table-cell office:value-type="string" calcext:value-type="string">
            <text:p>P1.20</text:p>
          </table:table-cell>
          <table:table-cell office:value-type="string" calcext:value-type="string">
            <text:p>MA00942</text:p>
          </table:table-cell>
          <table:table-cell office:value-type="string" calcext:value-type="string">
            <text:p>Przełęcz Krowiarki</text:p>
          </table:table-cell>
          <table:table-cell office:value-type="string" calcext:value-type="string">
            <text:p>Przełęcz w Paśmie Babiogórskim, która jest częścią Beskidu Żywieckiego o wysokości 1010 m. Przełęcz oddziela masyw Babiej Góry od Pasma Policy. </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9576</text:p>
          </table:table-cell>
          <table:table-cell office:value-type="string" calcext:value-type="string">
            <text:p>pl:Krowiarki (przełęcz)</text:p>
          </table:table-cell>
          <table:table-cell office:value-type="string" calcext:value-type="string">
            <text:p>2024-10-14</text:p>
          </table:table-cell>
          <table:table-cell office:value-type="float" office:value="19.5826975348586" calcext:value-type="float">
            <text:p>19,5826975348586</text:p>
          </table:table-cell>
          <table:table-cell office:value-type="float" office:value="49.5881498835732" calcext:value-type="float">
            <text:p>49,5881498835732</text:p>
          </table:table-cell>
        </table:table-row>
        <table:table-row table:style-name="ro1">
          <table:table-cell office:value-type="string" calcext:value-type="string">
            <text:p>P1.20</text:p>
          </table:table-cell>
          <table:table-cell office:value-type="string" calcext:value-type="string">
            <text:p>MA00944</text:p>
          </table:table-cell>
          <table:table-cell office:value-type="string" calcext:value-type="string">
            <text:p>Góra Turbacz</text:p>
          </table:table-cell>
          <table:table-cell office:value-type="string" calcext:value-type="string">
            <text:p>Najwyższy szczyt Gorców znajdujący się w centralnym punkcie pasma i tworzący potężny rozróg. Według większości źródeł ma wysokość 1310 m n.p.m. Zbudowany jest z fliszu karpackiego.</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53729</text:p>
          </table:table-cell>
          <table:table-cell office:value-type="string" calcext:value-type="string">
            <text:p>pl:Turbacz</text:p>
          </table:table-cell>
          <table:table-cell office:value-type="string" calcext:value-type="string">
            <text:p>2024-10-14</text:p>
          </table:table-cell>
          <table:table-cell office:value-type="float" office:value="20.1113839" calcext:value-type="float">
            <text:p>20,1113839</text:p>
          </table:table-cell>
          <table:table-cell office:value-type="float" office:value="49.5428239" calcext:value-type="float">
            <text:p>49,5428239</text:p>
          </table:table-cell>
        </table:table-row>
        <table:table-row table:style-name="ro1">
          <table:table-cell office:value-type="string" calcext:value-type="string">
            <text:p>P1.20</text:p>
          </table:table-cell>
          <table:table-cell office:value-type="string" calcext:value-type="string">
            <text:p>MA00946</text:p>
          </table:table-cell>
          <table:table-cell office:value-type="string" calcext:value-type="string">
            <text:p>Sokolica</text:p>
          </table:table-cell>
          <table:table-cell office:value-type="string" calcext:value-type="string">
            <text:p>Szczyt w północno-wschodniej części Pienin Środkowych, ma wysokość 747 m n.p.m.</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9203</text:p>
          </table:table-cell>
          <table:table-cell office:value-type="string" calcext:value-type="string">
            <text:p>pl:Sokolica (Pieniny)</text:p>
          </table:table-cell>
          <table:table-cell office:value-type="string" calcext:value-type="string">
            <text:p>2024-10-14</text:p>
          </table:table-cell>
          <table:table-cell office:value-type="float" office:value="20.4403754" calcext:value-type="float">
            <text:p>20,4403754</text:p>
          </table:table-cell>
          <table:table-cell office:value-type="float" office:value="49.4176509" calcext:value-type="float">
            <text:p>49,4176509</text:p>
          </table:table-cell>
        </table:table-row>
        <table:table-row table:style-name="ro1">
          <table:table-cell office:value-type="string" calcext:value-type="string">
            <text:p>P1.20</text:p>
          </table:table-cell>
          <table:table-cell office:value-type="string" calcext:value-type="string">
            <text:p>PK00958</text:p>
          </table:table-cell>
          <table:table-cell office:value-type="string" calcext:value-type="string">
            <text:p>Przełęcz Wyżniańska</text:p>
          </table:table-cell>
          <table:table-cell office:value-type="string" calcext:value-type="string">
            <text:p>Oddziela pasmo Połoniny Caryńskiej od masywu Małej i Wielkiej Rawki (825 m n.p.m.). Przebiega tędy obwodnica bieszczadzka pomiędzy Ustrzykami Górnymi i Berehami Górnymi.</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9736</text:p>
          </table:table-cell>
          <table:table-cell office:value-type="string" calcext:value-type="string">
            <text:p>pl:Przełęcz Wyżniańska</text:p>
          </table:table-cell>
          <table:table-cell office:value-type="string" calcext:value-type="string">
            <text:p>2024-10-14</text:p>
          </table:table-cell>
          <table:table-cell office:value-type="float" office:value="22.5919387" calcext:value-type="float">
            <text:p>22,5919387</text:p>
          </table:table-cell>
          <table:table-cell office:value-type="float" office:value="49.1252211" calcext:value-type="float">
            <text:p>49,1252211</text:p>
          </table:table-cell>
        </table:table-row>
        <table:table-row table:style-name="ro1">
          <table:table-cell office:value-type="string" calcext:value-type="string">
            <text:p>P1.20</text:p>
          </table:table-cell>
          <table:table-cell office:value-type="string" calcext:value-type="string">
            <text:p>ZP00984</text:p>
          </table:table-cell>
          <table:table-cell office:value-type="string" calcext:value-type="string">
            <text:p>Wzgórze Gosań</text:p>
          </table:table-cell>
          <table:table-cell office:value-type="string" calcext:value-type="string">
            <text:p>Wzniesienie klifowe na polskim wybrzeżu o wysokości 93,4 m, znajdują się na nim pozostałości zbudowanego w latach 50. XX wieku punktu obserwacji dwubocznej nr 319 użytkowanego dawniej przez 17. Baterię Artylerii Stałej Międzyzdroje (Janogród), w skład którego wchodził schron pogotowia załogi oraz wieża obserwacyjna.</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74707</text:p>
          </table:table-cell>
          <table:table-cell office:value-type="string" calcext:value-type="string">
            <text:p>pl:Gosań (wzgórze)</text:p>
          </table:table-cell>
          <table:table-cell office:value-type="string" calcext:value-type="string">
            <text:p>2024-10-14</text:p>
          </table:table-cell>
          <table:table-cell office:value-type="float" office:value="14.4858883" calcext:value-type="float">
            <text:p>14,4858883</text:p>
          </table:table-cell>
          <table:table-cell office:value-type="float" office:value="53.9533483" calcext:value-type="float">
            <text:p>53,9533483</text:p>
          </table:table-cell>
        </table:table-row>
        <table:table-row table:style-name="ro1">
          <table:table-cell office:value-type="string" calcext:value-type="string">
            <text:p>P1.20</text:p>
          </table:table-cell>
          <table:table-cell office:value-type="string" calcext:value-type="string">
            <text:p>ZP00985</text:p>
          </table:table-cell>
          <table:table-cell office:value-type="string" calcext:value-type="string">
            <text:p>Wzgórze Zielonka</text:p>
          </table:table-cell>
          <table:table-cell office:value-type="string" calcext:value-type="string">
            <text:p>Wzniesienie (80 m n.p.m.) w paśmie Pagórków Lubińsko-Wapnickich w pobliźu wsi Lubin. Piękne widoki na Zalew Szczeciński i rozlewiska Wstecznej Delty Świny.</text:p>
          </table:table-cell>
          <table:table-cell/>
          <table:table-cell office:value-type="string" calcext:value-type="string">
            <text:p>poin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1012</text:p>
          </table:table-cell>
          <table:table-cell office:value-type="string" calcext:value-type="string">
            <text:p>pl:Zielonka (Wolin)</text:p>
          </table:table-cell>
          <table:table-cell office:value-type="string" calcext:value-type="string">
            <text:p>2024-10-14</text:p>
          </table:table-cell>
          <table:table-cell office:value-type="float" office:value="14.4428996" calcext:value-type="float">
            <text:p>14,4428996</text:p>
          </table:table-cell>
          <table:table-cell office:value-type="float" office:value="53.8706669" calcext:value-type="float">
            <text:p>53,8706669</text:p>
          </table:table-cell>
        </table:table-row>
        <table:table-row table:style-name="ro1">
          <table:table-cell office:value-type="string" calcext:value-type="string">
            <text:p>P2.00</text:p>
          </table:table-cell>
          <table:table-cell office:value-type="string" calcext:value-type="string">
            <text:p>SL00582</text:p>
          </table:table-cell>
          <table:table-cell office:value-type="string" calcext:value-type="string">
            <text:p>Hałda „Szarlota” w Rydułtowach</text:p>
          </table:table-cell>
          <table:table-cell office:value-type="string" calcext:value-type="string">
            <text:p>Hałda odpadów pokopalnianych w Rydułtowach w powiecie wodzisławskim na Górnym Śląsku. Powstała przy kopalni Rydułtowy. W 2007r. z kilkudziesięciu propozycji społecznych, została jej nadana nazwa „Szarlo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4713</text:p>
          </table:table-cell>
          <table:table-cell office:value-type="string" calcext:value-type="string">
            <text:p>pl:Hałda w Rydułtowach</text:p>
          </table:table-cell>
          <table:table-cell office:value-type="string" calcext:value-type="string">
            <text:p>2024-10-14</text:p>
          </table:table-cell>
          <table:table-cell office:value-type="float" office:value="18.4425377548577" calcext:value-type="float">
            <text:p>18,4425377548577</text:p>
          </table:table-cell>
          <table:table-cell office:value-type="float" office:value="50.0628893093277" calcext:value-type="float">
            <text:p>50,0628893093277</text:p>
          </table:table-cell>
        </table:table-row>
        <table:table-row table:style-name="ro1">
          <table:table-cell office:value-type="string" calcext:value-type="string">
            <text:p>P1.30</text:p>
          </table:table-cell>
          <table:table-cell office:value-type="string" calcext:value-type="string">
            <text:p>ZP00708</text:p>
          </table:table-cell>
          <table:table-cell office:value-type="string" calcext:value-type="string">
            <text:p>Jezioro Turkusowe w Wapnicy</text:p>
          </table:table-cell>
          <table:table-cell office:value-type="string" calcext:value-type="string">
            <text:p>Jezioro na wyspie Wolin. Powierzchnia jeziora wynosi 6,74 hektara, a jego głębokość to 21,2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6864</text:p>
          </table:table-cell>
          <table:table-cell office:value-type="string" calcext:value-type="string">
            <text:p>pl:Jezioro Turkusowe</text:p>
          </table:table-cell>
          <table:table-cell office:value-type="string" calcext:value-type="string">
            <text:p>2024-10-14</text:p>
          </table:table-cell>
          <table:table-cell office:value-type="float" office:value="14.4393330987579" calcext:value-type="float">
            <text:p>14,4393330987579</text:p>
          </table:table-cell>
          <table:table-cell office:value-type="float" office:value="53.8773722872486" calcext:value-type="float">
            <text:p>53,8773722872486</text:p>
          </table:table-cell>
        </table:table-row>
        <table:table-row table:style-name="ro1">
          <table:table-cell office:value-type="string" calcext:value-type="string">
            <text:p>P1.30</text:p>
          </table:table-cell>
          <table:table-cell office:value-type="string" calcext:value-type="string">
            <text:p>PD00011</text:p>
          </table:table-cell>
          <table:table-cell office:value-type="string" calcext:value-type="string">
            <text:p>Jezioro Hańcza</text:p>
          </table:table-cell>
          <table:table-cell office:value-type="string" calcext:value-type="string">
            <text:p>Jezioro położone na Pojezierzu Wschodniosuwalskim. Najgłębsze jezioro w Polsce i w całej środkowej części Niżu Europejskiego. Głębokość jeziora wynosi 108,5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23135</text:p>
          </table:table-cell>
          <table:table-cell office:value-type="string" calcext:value-type="string">
            <text:p>pl:Hańcza (jezioro)</text:p>
          </table:table-cell>
          <table:table-cell office:value-type="string" calcext:value-type="string">
            <text:p>2024-10-14</text:p>
          </table:table-cell>
          <table:table-cell office:value-type="float" office:value="22.8114904068543" calcext:value-type="float">
            <text:p>22,8114904068543</text:p>
          </table:table-cell>
          <table:table-cell office:value-type="float" office:value="54.2642243078628" calcext:value-type="float">
            <text:p>54,2642243078628</text:p>
          </table:table-cell>
        </table:table-row>
        <table:table-row table:style-name="ro1">
          <table:table-cell office:value-type="string" calcext:value-type="string">
            <text:p>K1.10</text:p>
          </table:table-cell>
          <table:table-cell office:value-type="string" calcext:value-type="string">
            <text:p>MZ00406</text:p>
          </table:table-cell>
          <table:table-cell office:value-type="string" calcext:value-type="string">
            <text:p>Muzeum Narodowe w Warszawie</text:p>
          </table:table-cell>
          <table:table-cell office:value-type="string" calcext:value-type="string">
            <text:p>Muzeum sztuki w Warszawie, założone w 1862 r. <text:s/>Gromadzi zbiory sztuki starożytnej (egipskiej, greckiej, rzymskiej), malarstwa polskiego od XIII wieku, a także galerię malarstwa obc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3306</text:p>
          </table:table-cell>
          <table:table-cell office:value-type="string" calcext:value-type="string">
            <text:p>pl:Muzeum Narodowe w Warszawie</text:p>
          </table:table-cell>
          <table:table-cell office:value-type="string" calcext:value-type="string">
            <text:p>2024-10-14</text:p>
          </table:table-cell>
          <table:table-cell office:value-type="float" office:value="21.0248098061339" calcext:value-type="float">
            <text:p>21,0248098061339</text:p>
          </table:table-cell>
          <table:table-cell office:value-type="float" office:value="52.231788415889" calcext:value-type="float">
            <text:p>52,231788415889</text:p>
          </table:table-cell>
        </table:table-row>
        <table:table-row table:style-name="ro1">
          <table:table-cell office:value-type="string" calcext:value-type="string">
            <text:p>K1.10</text:p>
          </table:table-cell>
          <table:table-cell office:value-type="string" calcext:value-type="string">
            <text:p>MZ00424</text:p>
          </table:table-cell>
          <table:table-cell office:value-type="string" calcext:value-type="string">
            <text:p>Muzeum Wojska Polskiego w Warszawie</text:p>
          </table:table-cell>
          <table:table-cell office:value-type="string" calcext:value-type="string">
            <text:p>Prezentowana jest w nim stała ekspozycja przedstawiająca historię oręża polskiego, m.in. zbiór broni od czasów średniowiecza do XVIII wieku (np. złocony szyszak dowódcy pochodzący z okresu pierwszych chrześcijańskich władców Polski, zbroje turniejowe, kolekcja zbroi husarskich zdobionych orlimi skrzydłami i lamparcimi skórami z XVII wieku), dzieła sztuki, książki, dokumenty i fotografie. W znajdującym się obok muzeum parku prezentowany jest ciężki sprzęt z okresu I i II wojny światowej, m.in.: działa, armaty, samoloty i pojazdy opancerzo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3608</text:p>
          </table:table-cell>
          <table:table-cell office:value-type="string" calcext:value-type="string">
            <text:p>pl:Muzeum Wojska Polskiego w Warszawie</text:p>
          </table:table-cell>
          <table:table-cell office:value-type="string" calcext:value-type="string">
            <text:p>2024-10-14</text:p>
          </table:table-cell>
          <table:table-cell office:value-type="float" office:value="20.999622094806" calcext:value-type="float">
            <text:p>20,999622094806</text:p>
          </table:table-cell>
          <table:table-cell office:value-type="float" office:value="52.2639308102398" calcext:value-type="float">
            <text:p>52,2639308102398</text:p>
          </table:table-cell>
        </table:table-row>
        <table:table-row table:style-name="ro1">
          <table:table-cell office:value-type="string" calcext:value-type="string">
            <text:p>K1.40</text:p>
          </table:table-cell>
          <table:table-cell office:value-type="string" calcext:value-type="string">
            <text:p>MZ00373</text:p>
          </table:table-cell>
          <table:table-cell office:value-type="string" calcext:value-type="string">
            <text:p>Metropolitalna cerkiew Marii Magdaleny na Pradze</text:p>
          </table:table-cell>
          <table:table-cell office:value-type="string" calcext:value-type="string">
            <text:p>Cerkiew prawosławna wzniesiona w II połowie XIX w. Zniszczona w czasie II wojny światowej, odeestaurowana w latach 1968-70. Wewnątrz bogate dekoracje malarskie. Na uwagę zasługuje fresk „Ostatnia wieczerza”, dwa ikonostasy i liczne iko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51018</text:p>
          </table:table-cell>
          <table:table-cell office:value-type="string" calcext:value-type="string">
            <text:p>pl:Sobór metropolitalny Świętej Równej Apostołom Marii Magdaleny w Warszawie</text:p>
          </table:table-cell>
          <table:table-cell office:value-type="string" calcext:value-type="string">
            <text:p>2024-10-14</text:p>
          </table:table-cell>
          <table:table-cell office:value-type="float" office:value="21.033252912111" calcext:value-type="float">
            <text:p>21,033252912111</text:p>
          </table:table-cell>
          <table:table-cell office:value-type="float" office:value="52.2548080509789" calcext:value-type="float">
            <text:p>52,2548080509789</text:p>
          </table:table-cell>
        </table:table-row>
        <table:table-row table:style-name="ro2">
          <table:table-cell office:value-type="string" calcext:value-type="string">
            <text:p>K1.40</text:p>
          </table:table-cell>
          <table:table-cell office:value-type="string" calcext:value-type="string">
            <text:p>MZ00096</text:p>
          </table:table-cell>
          <table:table-cell office:value-type="string" calcext:value-type="string">
            <text:p>Cmentarz Powązkowski</text:p>
          </table:table-cell>
          <table:table-cell office:value-type="string" calcext:value-type="string">
            <text:p>Cmentarz Powązkowski, zwyczajowo Stare Powązki lub Powązki Cywilne – zabytkowa nekropolia znajdująca się przy ul. Powązkowskiej 1 w Warszawie.</text:p>
            <text:p>Cmentarz o powierzchni 43 ha jest położony na terenie dzielnicy Wola, między ulicami: Okopową, Powązkowską, Tatarską i Jana Ostroroga.</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8886</text:p>
          </table:table-cell>
          <table:table-cell office:value-type="string" calcext:value-type="string">
            <text:p>pl:Cmentarz Powązkowski w Warszawie</text:p>
          </table:table-cell>
          <table:table-cell office:value-type="string" calcext:value-type="string">
            <text:p>2024-10-14</text:p>
          </table:table-cell>
          <table:table-cell office:value-type="float" office:value="20.9706432371778" calcext:value-type="float">
            <text:p>20,9706432371778</text:p>
          </table:table-cell>
          <table:table-cell office:value-type="float" office:value="52.2512357372068" calcext:value-type="float">
            <text:p>52,2512357372068</text:p>
          </table:table-cell>
        </table:table-row>
        <table:table-row table:style-name="ro1">
          <table:table-cell office:value-type="string" calcext:value-type="string">
            <text:p>K1.40</text:p>
          </table:table-cell>
          <table:table-cell office:value-type="string" calcext:value-type="string">
            <text:p>MZ00100</text:p>
          </table:table-cell>
          <table:table-cell office:value-type="string" calcext:value-type="string">
            <text:p>Cmentarz żydowski</text:p>
          </table:table-cell>
          <table:table-cell office:value-type="string" calcext:value-type="string">
            <text:p>Największy cmentarz żydowski w województwie mazowieckim, drugi co do wielkości w Polsce <text:s/>i jeden z największych na świecie. Cmentarz jest położony na warszawskich Powązkach przy ul. Okopowej 49/51, w dzielnicy Wola, obok nekropolii innych wyznań.</text:p>
          </table:table-cell>
          <table:table-cell office:value-type="string" calcext:value-type="string">
            <text:p>W KKP występuje pojedyń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16786</text:p>
          </table:table-cell>
          <table:table-cell office:value-type="string" calcext:value-type="string">
            <text:p>pl:Cmentarz żydowski w Warszawie (Wola)</text:p>
          </table:table-cell>
          <table:table-cell office:value-type="string" calcext:value-type="string">
            <text:p>2024-10-14</text:p>
          </table:table-cell>
          <table:table-cell office:value-type="float" office:value="20.9731453423651" calcext:value-type="float">
            <text:p>20,9731453423651</text:p>
          </table:table-cell>
          <table:table-cell office:value-type="float" office:value="52.2469471617397" calcext:value-type="float">
            <text:p>52,2469471617397</text:p>
          </table:table-cell>
        </table:table-row>
        <table:table-row table:style-name="ro1">
          <table:table-cell office:value-type="string" calcext:value-type="string">
            <text:p>K1.40</text:p>
          </table:table-cell>
          <table:table-cell office:value-type="string" calcext:value-type="string">
            <text:p>MZ00094</text:p>
          </table:table-cell>
          <table:table-cell office:value-type="string" calcext:value-type="string">
            <text:p>Cmentarz ewangelicko-augsburski w Warszawie</text:p>
          </table:table-cell>
          <table:table-cell office:value-type="string" calcext:value-type="string">
            <text:p>Zabytkowy cmentarz znajdujący się w dzielnicy Wola w Warszawie przy ulicy Młynarskiej 54/58. Nekropolia została założona 2 maja 1792r. Projektantem był Szymon Bogumił Zug.</text:p>
          </table:table-cell>
          <table:table-cell office:value-type="string" calcext:value-type="string">
            <text:p>W KKP występuje pojedyn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379798</text:p>
          </table:table-cell>
          <table:table-cell office:value-type="string" calcext:value-type="string">
            <text:p>pl:Cmentarz ewangelicko-augsburski w Warszawie</text:p>
          </table:table-cell>
          <table:table-cell office:value-type="string" calcext:value-type="string">
            <text:p>2024-10-14</text:p>
          </table:table-cell>
          <table:table-cell office:value-type="float" office:value="20.972035389242" calcext:value-type="float">
            <text:p>20,972035389242</text:p>
          </table:table-cell>
          <table:table-cell office:value-type="float" office:value="52.2424064683569" calcext:value-type="float">
            <text:p>52,2424064683569</text:p>
          </table:table-cell>
        </table:table-row>
        <table:table-row table:style-name="ro1">
          <table:table-cell office:value-type="string" calcext:value-type="string">
            <text:p>K1.40</text:p>
          </table:table-cell>
          <table:table-cell office:value-type="string" calcext:value-type="string">
            <text:p>MZ00093</text:p>
          </table:table-cell>
          <table:table-cell office:value-type="string" calcext:value-type="string">
            <text:p>Cmentarz ewangelicko-reformowany w Warszawie</text:p>
          </table:table-cell>
          <table:table-cell office:value-type="string" calcext:value-type="string">
            <text:p>Zabytkowy cmentarz znajdujący się przy ul. Żytniej 42 róg ul. Młynarskiej w dzielnicy Wola w Warszawie. Nekropolia została założona w 1792r. (tablica erekcyjna do dzisiaj znajduje się na słupie głównej bramy przy ul. Młynarskiej) dla wiernych Kościoła Ewangelicko-Reformowanego, pod którego opieką pozostaje do dziś.</text:p>
          </table:table-cell>
          <table:table-cell office:value-type="string" calcext:value-type="string">
            <text:p>W KKP występuje pojedyń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22316</text:p>
          </table:table-cell>
          <table:table-cell office:value-type="string" calcext:value-type="string">
            <text:p>pl:Cmentarz ewangelicko-reformowany w Warszawie</text:p>
          </table:table-cell>
          <table:table-cell office:value-type="string" calcext:value-type="string">
            <text:p>2024-10-14</text:p>
          </table:table-cell>
          <table:table-cell office:value-type="float" office:value="20.9724489755448" calcext:value-type="float">
            <text:p>20,9724489755448</text:p>
          </table:table-cell>
          <table:table-cell office:value-type="float" office:value="52.239970863293" calcext:value-type="float">
            <text:p>52,239970863293</text:p>
          </table:table-cell>
        </table:table-row>
        <table:table-row table:style-name="ro1">
          <table:table-cell office:value-type="string" calcext:value-type="string">
            <text:p>K1.40</text:p>
          </table:table-cell>
          <table:table-cell office:value-type="string" calcext:value-type="string">
            <text:p>MZ00095</text:p>
          </table:table-cell>
          <table:table-cell office:value-type="string" calcext:value-type="string">
            <text:p>Muzułmański Cmentarz Kaukaski</text:p>
          </table:table-cell>
          <table:table-cell office:value-type="string" calcext:value-type="string">
            <text:p>Zabytkowy cmentarz muzułmański, nekropolia była użytkowana do 1867 r. Chowano na niej żołnierzy wyznania muzułmańskiego z wojska rosyjskiego oraz przyjezdnych kupców i mieszkańców Warszawy. Cmentarz zamknięto po 30 latach użytkowania.</text:p>
          </table:table-cell>
          <table:table-cell office:value-type="string" calcext:value-type="string">
            <text:p>W KKP występuje pojedyncza pozycja dla obiektu "Cmentarz na powązkach" w CKKP została rozdzielona na kilka w zależności od wyzw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37083</text:p>
          </table:table-cell>
          <table:table-cell office:value-type="string" calcext:value-type="string">
            <text:p>pl:Muzułmański Cmentarz Kaukaski</text:p>
          </table:table-cell>
          <table:table-cell office:value-type="string" calcext:value-type="string">
            <text:p>2024-10-14</text:p>
          </table:table-cell>
          <table:table-cell office:value-type="float" office:value="20.9699789479979" calcext:value-type="float">
            <text:p>20,9699789479979</text:p>
          </table:table-cell>
          <table:table-cell office:value-type="float" office:value="52.2434147596695" calcext:value-type="float">
            <text:p>52,2434147596695</text:p>
          </table:table-cell>
        </table:table-row>
        <table:table-row table:style-name="ro1">
          <table:table-cell office:value-type="string" calcext:value-type="string">
            <text:p>K1.20</text:p>
          </table:table-cell>
          <table:table-cell office:value-type="string" calcext:value-type="string">
            <text:p>MZ00496</text:p>
          </table:table-cell>
          <table:table-cell office:value-type="string" calcext:value-type="string">
            <text:p>Pałac Kultury i Nauki w Warszawie</text:p>
          </table:table-cell>
          <table:table-cell office:value-type="string" calcext:value-type="string">
            <text:p>Pałac stanowił „dar narodu radzieckiego dla narodu polskiego”. Wybudowany został w latach 1952–1955 według projektu radzieckiego architekta Lwa Rudniewa. Architektonicznie jest mieszanką realizmu socjalistycznego i historyzmu. Razem ze wspornikiem antenowym, będącym integralną częścią iglicy, ma wysokość 237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7566</text:p>
          </table:table-cell>
          <table:table-cell office:value-type="string" calcext:value-type="string">
            <text:p>pl:Pałac Kultury i Nauki</text:p>
          </table:table-cell>
          <table:table-cell office:value-type="string" calcext:value-type="string">
            <text:p>2024-10-14</text:p>
          </table:table-cell>
          <table:table-cell office:value-type="float" office:value="21.0059541915099" calcext:value-type="float">
            <text:p>21,0059541915099</text:p>
          </table:table-cell>
          <table:table-cell office:value-type="float" office:value="52.2317210623525" calcext:value-type="float">
            <text:p>52,2317210623525</text:p>
          </table:table-cell>
        </table:table-row>
        <table:table-row table:style-name="ro1">
          <table:table-cell office:value-type="string" calcext:value-type="string">
            <text:p>K1.10</text:p>
          </table:table-cell>
          <table:table-cell office:value-type="string" calcext:value-type="string">
            <text:p>MZ00416</text:p>
          </table:table-cell>
          <table:table-cell office:value-type="string" calcext:value-type="string">
            <text:p>Muzeum Powstania Warszawskiego</text:p>
          </table:table-cell>
          <table:table-cell office:value-type="string" calcext:value-type="string">
            <text:p>Mieści się w dawnej Elektrowni Tramwajów Miejskich. Ekspozycja przedstawia walkę i codzienność powstania na tle okupacji, poprzez ukazanie złożonej sytuacji międzynarodowej, aż po powojenny terror komunistyczny i losy powstańców w PRL-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74328</text:p>
          </table:table-cell>
          <table:table-cell office:value-type="string" calcext:value-type="string">
            <text:p>pl:Muzeum Powstania Warszawskiego</text:p>
          </table:table-cell>
          <table:table-cell office:value-type="string" calcext:value-type="string">
            <text:p>2024-10-14</text:p>
          </table:table-cell>
          <table:table-cell office:value-type="float" office:value="20.9813255307336" calcext:value-type="float">
            <text:p>20,9813255307336</text:p>
          </table:table-cell>
          <table:table-cell office:value-type="float" office:value="52.2321235581503" calcext:value-type="float">
            <text:p>52,2321235581503</text:p>
          </table:table-cell>
        </table:table-row>
        <table:table-row table:style-name="ro1">
          <table:table-cell office:value-type="string" calcext:value-type="string">
            <text:p>K1.30</text:p>
          </table:table-cell>
          <table:table-cell office:value-type="string" calcext:value-type="string">
            <text:p>MZ00762</text:p>
          </table:table-cell>
          <table:table-cell office:value-type="string" calcext:value-type="string">
            <text:p>Zamek Królewski w Warszawie</text:p>
          </table:table-cell>
          <table:table-cell office:value-type="string" calcext:value-type="string">
            <text:p>Pierwotnie rezydencja książąt mazowieckich, którzy w miejscu wcześniejszego grodu zbudowali w XIV wieku murowany zamek, a od XVI wieku siedziba władz I Rzeczypospolitej: króla i Sejm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56098</text:p>
          </table:table-cell>
          <table:table-cell office:value-type="string" calcext:value-type="string">
            <text:p>pl:Zamek Królewski w Warszawie</text:p>
          </table:table-cell>
          <table:table-cell office:value-type="string" calcext:value-type="string">
            <text:p>2024-10-14</text:p>
          </table:table-cell>
          <table:table-cell office:value-type="float" office:value="21.0148909553275" calcext:value-type="float">
            <text:p>21,0148909553275</text:p>
          </table:table-cell>
          <table:table-cell office:value-type="float" office:value="52.2478191320263" calcext:value-type="float">
            <text:p>52,2478191320263</text:p>
          </table:table-cell>
        </table:table-row>
        <table:table-row table:style-name="ro1">
          <table:table-cell office:value-type="string" calcext:value-type="string">
            <text:p>P1.30</text:p>
          </table:table-cell>
          <table:table-cell office:value-type="string" calcext:value-type="string">
            <text:p>PD00723</text:p>
          </table:table-cell>
          <table:table-cell office:value-type="string" calcext:value-type="string">
            <text:p>Jezioro Wigry</text:p>
          </table:table-cell>
          <table:table-cell office:value-type="string" calcext:value-type="string">
            <text:p>Powierzchnia jeziora źródeł wynosi od 2115 ha, głębokość średnia wynosi około 15,8 metrów, maksymalna 73 m. Wigry należą do najgłębszych (5 miejsce w kraju) i największych (10 miejsce) jezior Pol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76094</text:p>
          </table:table-cell>
          <table:table-cell office:value-type="string" calcext:value-type="string">
            <text:p>pl:Wigry (jezioro)</text:p>
          </table:table-cell>
          <table:table-cell office:value-type="string" calcext:value-type="string">
            <text:p>2024-10-14</text:p>
          </table:table-cell>
          <table:table-cell office:value-type="float" office:value="23.0864070747397" calcext:value-type="float">
            <text:p>23,0864070747397</text:p>
          </table:table-cell>
          <table:table-cell office:value-type="float" office:value="54.0340761091291" calcext:value-type="float">
            <text:p>54,0340761091291</text:p>
          </table:table-cell>
        </table:table-row>
        <table:table-row table:style-name="ro1">
          <table:table-cell office:value-type="string" calcext:value-type="string">
            <text:p>P2.00</text:p>
          </table:table-cell>
          <table:table-cell office:value-type="string" calcext:value-type="string">
            <text:p>MZ00350</text:p>
          </table:table-cell>
          <table:table-cell office:value-type="string" calcext:value-type="string">
            <text:p>Łazienki Królewskie</text:p>
          </table:table-cell>
          <table:table-cell office:value-type="string" calcext:value-type="string">
            <text:p>Zespół pałacowo-ogrodowy w Warszawie założony w XVIII wieku przez Stanisława Augusta Poniatowskiego. Od 1960 r. siedziba Muzeum Łazienki Królewskie w Warsza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45279</text:p>
          </table:table-cell>
          <table:table-cell office:value-type="string" calcext:value-type="string">
            <text:p>pl:Łazienki Królewskie w Warszawie</text:p>
          </table:table-cell>
          <table:table-cell office:value-type="string" calcext:value-type="string">
            <text:p>2024-10-14</text:p>
          </table:table-cell>
          <table:table-cell office:value-type="float" office:value="21.0337022412997" calcext:value-type="float">
            <text:p>21,0337022412997</text:p>
          </table:table-cell>
          <table:table-cell office:value-type="float" office:value="52.2133267001695" calcext:value-type="float">
            <text:p>52,2133267001695</text:p>
          </table:table-cell>
        </table:table-row>
        <table:table-row table:style-name="ro1">
          <table:table-cell office:value-type="string" calcext:value-type="string">
            <text:p>K1.10</text:p>
          </table:table-cell>
          <table:table-cell office:value-type="string" calcext:value-type="string">
            <text:p>MZ00066</text:p>
          </table:table-cell>
          <table:table-cell office:value-type="string" calcext:value-type="string">
            <text:p>Centrum Nauki Kopernik w Warszawie</text:p>
          </table:table-cell>
          <table:table-cell office:value-type="string" calcext:value-type="string">
            <text:p>Centrum, którego celem jest rozwijanie nauki, współpraca z naukowcami i nauczycielami, a według misji instytucji także: inspirowanie do obserwacji, doświadczania, zadawania pytań i poszukiwania odpowiedzi. Centrum jest otwarte dla publiczności od 5 listopada 2010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8064</text:p>
          </table:table-cell>
          <table:table-cell office:value-type="string" calcext:value-type="string">
            <text:p>pl:Centrum Nauki Kopernik w Warszawie</text:p>
          </table:table-cell>
          <table:table-cell office:value-type="string" calcext:value-type="string">
            <text:p>2024-10-14</text:p>
          </table:table-cell>
          <table:table-cell office:value-type="float" office:value="21.0287355026725" calcext:value-type="float">
            <text:p>21,0287355026725</text:p>
          </table:table-cell>
          <table:table-cell office:value-type="float" office:value="52.2418780365994" calcext:value-type="float">
            <text:p>52,2418780365994</text:p>
          </table:table-cell>
        </table:table-row>
        <table:table-row table:style-name="ro1">
          <table:table-cell office:value-type="string" calcext:value-type="string">
            <text:p>K1.40</text:p>
          </table:table-cell>
          <table:table-cell office:value-type="string" calcext:value-type="string">
            <text:p>MZ00015</text:p>
          </table:table-cell>
          <table:table-cell office:value-type="string" calcext:value-type="string">
            <text:p>Bazylika archikatedralna pw. Męczeństwa św. Jana Chrzciciela w Warszawie</text:p>
          </table:table-cell>
          <table:table-cell office:value-type="string" calcext:value-type="string">
            <text:p>Katedra archidiecezji warszawskiej, znajdująca się na Starym Mieście, jest jedną z najstarszych świątyń Warszawy i jednym z najważniejszych miejsc związanych z kulturą oraz tradycją narodową Polski. W jej murach kazania wygłaszał ks. Piotr Skarga, Władysław IV Waza zaprzysiągł swoje pacta conventa, a także miały miejsce śluby, koronacje dwóch władców Polski oraz pogrzeby wielu wybitnych osobistości. To tutaj również zaprzysiężono Konstytucję 3 maja. Współcześnie katedra jest miejscem ważnych uroczystości państw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48754</text:p>
          </table:table-cell>
          <table:table-cell office:value-type="string" calcext:value-type="string">
            <text:p>pl:Bazylika archikatedralna św. Jana Chrzciciela w Warszawie</text:p>
          </table:table-cell>
          <table:table-cell office:value-type="string" calcext:value-type="string">
            <text:p>2024-10-14</text:p>
          </table:table-cell>
          <table:table-cell office:value-type="float" office:value="21.0136236142438" calcext:value-type="float">
            <text:p>21,0136236142438</text:p>
          </table:table-cell>
          <table:table-cell office:value-type="float" office:value="52.2488806039689" calcext:value-type="float">
            <text:p>52,2488806039689</text:p>
          </table:table-cell>
        </table:table-row>
        <table:table-row table:style-name="ro1">
          <table:table-cell office:value-type="string" calcext:value-type="string">
            <text:p>K1.40</text:p>
          </table:table-cell>
          <table:table-cell office:value-type="string" calcext:value-type="string">
            <text:p>MZ00383</text:p>
          </table:table-cell>
          <table:table-cell office:value-type="string" calcext:value-type="string">
            <text:p>Muzułmański Cmentarz - Tatarski na Powązkach</text:p>
          </table:table-cell>
          <table:table-cell office:value-type="string" calcext:value-type="string">
            <text:p>Zabytkowy mizar znajdujący się przy ul. Tatarskiej 8.</text:p>
          </table:table-cell>
          <table:table-cell office:value-type="string" calcext:value-type="string">
            <text:p>W KKP występuje pojedyncza pozycja dla obiektu "Cmentarz na powązkach" w CKKP została rozdzielona na kilka w zależności od wyznania.</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395469</text:p>
          </table:table-cell>
          <table:table-cell office:value-type="string" calcext:value-type="string">
            <text:p>pl:Muzułmański Cmentarz Tatarski</text:p>
          </table:table-cell>
          <table:table-cell office:value-type="string" calcext:value-type="string">
            <text:p>2024-10-14</text:p>
          </table:table-cell>
          <table:table-cell office:value-type="float" office:value="20.9650052505123" calcext:value-type="float">
            <text:p>20,9650052505123</text:p>
          </table:table-cell>
          <table:table-cell office:value-type="float" office:value="52.2530104345302" calcext:value-type="float">
            <text:p>52,2530104345302</text:p>
          </table:table-cell>
        </table:table-row>
        <table:table-row table:style-name="ro1">
          <table:table-cell office:value-type="string" calcext:value-type="string">
            <text:p>P2.00</text:p>
          </table:table-cell>
          <table:table-cell office:value-type="string" calcext:value-type="string">
            <text:p>MZ00461</text:p>
          </table:table-cell>
          <table:table-cell office:value-type="string" calcext:value-type="string">
            <text:p>Ogród Saski w Warszawie</text:p>
          </table:table-cell>
          <table:table-cell office:value-type="string" calcext:value-type="string">
            <text:p>Pierwotnie geometryczny ogród francuski założony w latach 1724–1748 dla króla Augusta II Mocnego według projektu Matthäusa Daniela Pöppelmanna i Zachariasa Longuelune’a przy współpracy (od 1733 r.) Carla Friedricha Pöppelmanna i Johanna Christopha von Naumanna jako ogród pałacu Saskiego. Został zdewastowany w czasie insurekcji kościuszkowskiej (1794), przekomponowany na krajobrazowy ogród angielski w latach 1816–1827 według projektu Jamesa Savage’a. Częściowo zniszczony w czasie powstania warszawskiego, został odtworzony po wojnie.</text:p>
          </table:table-cell>
          <table:table-cell office:value-type="string" calcext:value-type="string">
            <text:p>W KKP Ogród Saski i Grób Nieznznego Żołnierza były jednym obiektem w CKKP zostały rozdzielone na dwa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04363</text:p>
          </table:table-cell>
          <table:table-cell office:value-type="string" calcext:value-type="string">
            <text:p>pl:Ogród Saski w Warszawie</text:p>
          </table:table-cell>
          <table:table-cell office:value-type="string" calcext:value-type="string">
            <text:p>2024-10-14</text:p>
          </table:table-cell>
          <table:table-cell office:value-type="float" office:value="21.0081521435166" calcext:value-type="float">
            <text:p>21,0081521435166</text:p>
          </table:table-cell>
          <table:table-cell office:value-type="float" office:value="52.2406233413462" calcext:value-type="float">
            <text:p>52,2406233413462</text:p>
          </table:table-cell>
        </table:table-row>
        <table:table-row table:style-name="ro1">
          <table:table-cell office:value-type="string" calcext:value-type="string">
            <text:p>K1.30</text:p>
          </table:table-cell>
          <table:table-cell office:value-type="string" calcext:value-type="string">
            <text:p>MZ00841</text:p>
          </table:table-cell>
          <table:table-cell office:value-type="string" calcext:value-type="string">
            <text:p>Grób Nieznanego Żołnierza w Warszawie</text:p>
          </table:table-cell>
          <table:table-cell office:value-type="string" calcext:value-type="string">
            <text:p>Grób nieznanego żołnierza w Warszawie, na pl. marsz. Józefa Piłsudskiego; ideą warszawskiego grobu nieznanego żołnierza jest uczczenie pamięci poległych w walce o niepodległość.Warszawski Grób Nieznanego Żołnierza został odsłonięty 2 listopada 1925 r. roku w środkowych arkadach kolumnady pałacu Saskiego. W tym dniu złożono do niego szczątki niezidentyfikowanego żołnierza, sprowadzone podczas specjalnej ceremonii z cmentarza Obrońców Lwowa. Twórcą grobu był artysta-rzeźbiarz Stanisław Kazimierz Ostrowski.</text:p>
          </table:table-cell>
          <table:table-cell office:value-type="string" calcext:value-type="string">
            <text:p>W KKP Ogród Saski i Grób Nieznznego Żołnierza były jednym obiektem w CKKP zostały rozdzielone na dwa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40926</text:p>
          </table:table-cell>
          <table:table-cell office:value-type="string" calcext:value-type="string">
            <text:p>pl:Grób Nieznanego Żołnierza w Warszawie</text:p>
          </table:table-cell>
          <table:table-cell office:value-type="string" calcext:value-type="string">
            <text:p>2024-10-14</text:p>
          </table:table-cell>
          <table:table-cell office:value-type="float" office:value="21.0113016206488" calcext:value-type="float">
            <text:p>21,0113016206488</text:p>
          </table:table-cell>
          <table:table-cell office:value-type="float" office:value="52.2409522074834" calcext:value-type="float">
            <text:p>52,2409522074834</text:p>
          </table:table-cell>
        </table:table-row>
        <table:table-row table:style-name="ro1">
          <table:table-cell office:value-type="string" calcext:value-type="string">
            <text:p>K1.20</text:p>
          </table:table-cell>
          <table:table-cell office:value-type="string" calcext:value-type="string">
            <text:p>MZ00588</text:p>
          </table:table-cell>
          <table:table-cell office:value-type="string" calcext:value-type="string">
            <text:p>Rynek Starego Miasta w Warszawie</text:p>
          </table:table-cell>
          <table:table-cell office:value-type="string" calcext:value-type="string">
            <text:p>Powstał na przełomie XIII i XIV w. w czasie lokacji miasta. Stanowił centrum administracyjno-handlowe Starej Warszawy. Po zniszczenieach wojennych w latach 1949–1953 zabudowę zrekonstruowano, nawiązując do wyglądu przed II wojną światową. Przy okazji domy zostały zaopatrzone w udogodnienia (sanitariaty), nieobecne w kamienicach przedwojennych. Wszystkie pokryto dachami ceramicznymi, co przed wojną nie było tam normą. Część mieszkań połączono, ponieważ były zbyt małe. Do odbudowy kamienic wykorzystano oryginalne, ocalałe portale (nr 21 i 31), gotyckie wnęki (31 i 40) i polichromie (20 i 4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12497</text:p>
          </table:table-cell>
          <table:table-cell office:value-type="string" calcext:value-type="string">
            <text:p>pl:Rynek Starego Miasta w Warszawie</text:p>
          </table:table-cell>
          <table:table-cell office:value-type="string" calcext:value-type="string">
            <text:p>2024-10-14</text:p>
          </table:table-cell>
          <table:table-cell office:value-type="float" office:value="21.0121779958802" calcext:value-type="float">
            <text:p>21,0121779958802</text:p>
          </table:table-cell>
          <table:table-cell office:value-type="float" office:value="52.2497885462011" calcext:value-type="float">
            <text:p>52,2497885462011</text:p>
          </table:table-cell>
        </table:table-row>
        <table:table-row table:style-name="ro1">
          <table:table-cell office:value-type="string" calcext:value-type="string">
            <text:p>K1.20</text:p>
          </table:table-cell>
          <table:table-cell office:value-type="string" calcext:value-type="string">
            <text:p>MZ00586</text:p>
          </table:table-cell>
          <table:table-cell office:value-type="string" calcext:value-type="string">
            <text:p>Rynek Nowego Miasta w Warszawie</text:p>
          </table:table-cell>
          <table:table-cell office:value-type="string" calcext:value-type="string">
            <text:p>Powstały na przełomie XIV i XV wieku jako centralny punkt nowo lokowanego miasta. Zniszczony całkowicie w działaniach wojennych w 1944r. Po wojnie szczególny nacisk położono na rekonstrukcję pierzei wschodniej Rynku oraz kamienic pierzei zachodniej, będącej częścią ulicy Freta. Kamienice pierzei południowej i skośnej pierzei północnej są w większości swobodną rekonstrukcją nawiązującą do osiemnastowiecznych form klasycystycznych. Rynek wyróżnia się także zróżnicowaniem poziom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012143</text:p>
          </table:table-cell>
          <table:table-cell office:value-type="string" calcext:value-type="string">
            <text:p>pl:Rynek Nowego Miasta w Warszawie</text:p>
          </table:table-cell>
          <table:table-cell office:value-type="string" calcext:value-type="string">
            <text:p>2024-10-14</text:p>
          </table:table-cell>
          <table:table-cell office:value-type="float" office:value="21.0082990244723" calcext:value-type="float">
            <text:p>21,0082990244723</text:p>
          </table:table-cell>
          <table:table-cell office:value-type="float" office:value="52.2528571563901" calcext:value-type="float">
            <text:p>52,2528571563901</text:p>
          </table:table-cell>
        </table:table-row>
        <table:table-row table:style-name="ro1">
          <table:table-cell office:value-type="string" calcext:value-type="string">
            <text:p>P.3.00</text:p>
          </table:table-cell>
          <table:table-cell office:value-type="string" calcext:value-type="string">
            <text:p>MA00569</text:p>
          </table:table-cell>
          <table:table-cell office:value-type="string" calcext:value-type="string">
            <text:p>Rezerwat „Kornuty”</text:p>
          </table:table-cell>
          <table:table-cell office:value-type="string" calcext:value-type="string">
            <text:p>Rezerwat przyrody nieożywionej w północno-zachodniej części pasma Magury Wątkowskiej (Beskid Niski). „Kornuty” to najstarszy rezerwat przyrody w Beskidzie Niskim. Utworzono go w 1953 na powierzchni 3,32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691</text:p>
          </table:table-cell>
          <table:table-cell office:value-type="string" calcext:value-type="string">
            <text:p>pl:Rezerwat przyrody Kornuty</text:p>
          </table:table-cell>
          <table:table-cell office:value-type="string" calcext:value-type="string">
            <text:p>2024-10-14</text:p>
          </table:table-cell>
          <table:table-cell office:value-type="float" office:value="21.3289043864812" calcext:value-type="float">
            <text:p>21,3289043864812</text:p>
          </table:table-cell>
          <table:table-cell office:value-type="float" office:value="49.5872527731947" calcext:value-type="float">
            <text:p>49,5872527731947</text:p>
          </table:table-cell>
        </table:table-row>
        <table:table-row table:style-name="ro1">
          <table:table-cell office:value-type="string" calcext:value-type="string">
            <text:p>P.3.00</text:p>
          </table:table-cell>
          <table:table-cell office:value-type="string" calcext:value-type="string">
            <text:p>PK00105</text:p>
          </table:table-cell>
          <table:table-cell office:value-type="string" calcext:value-type="string">
            <text:p>Rezerwat „Prządki”</text:p>
          </table:table-cell>
          <table:table-cell office:value-type="string" calcext:value-type="string">
            <text:p>Rezerwat obejmuje grupę ostańców skalnych, o wysokości do ponad 20 m, zbudowanych z gruboziarnistego piaskowca ciężkowickiego, który pod wpływem erozji przybrał oryginalne kształt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219</text:p>
          </table:table-cell>
          <table:table-cell office:value-type="string" calcext:value-type="string">
            <text:p>pl:Rezerwat przyrody Prządki im. prof. Henryka Świdzińskiego</text:p>
          </table:table-cell>
          <table:table-cell office:value-type="string" calcext:value-type="string">
            <text:p>2024-10-14</text:p>
          </table:table-cell>
          <table:table-cell office:value-type="float" office:value="21.8088972969902" calcext:value-type="float">
            <text:p>21,8088972969902</text:p>
          </table:table-cell>
          <table:table-cell office:value-type="float" office:value="49.7421970372363" calcext:value-type="float">
            <text:p>49,7421970372363</text:p>
          </table:table-cell>
        </table:table-row>
        <table:table-row table:style-name="ro1">
          <table:table-cell office:value-type="string" calcext:value-type="string">
            <text:p>P.3.00</text:p>
          </table:table-cell>
          <table:table-cell office:value-type="string" calcext:value-type="string">
            <text:p>LD00134</text:p>
          </table:table-cell>
          <table:table-cell office:value-type="string" calcext:value-type="string">
            <text:p>Rezerwat „Węże”</text:p>
          </table:table-cell>
          <table:table-cell office:value-type="string" calcext:value-type="string">
            <text:p>Rezerwat ustanowiony w celu ochrony wapiennego ostańca jurajskiego, góry Zelce, który wznosi się 45 metrów ponad krawędź doliny Warty. Powierzchnia rezerwatu wynosi 20,74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4785</text:p>
          </table:table-cell>
          <table:table-cell office:value-type="string" calcext:value-type="string">
            <text:p>pl:Rezerwat przyrody Węże</text:p>
          </table:table-cell>
          <table:table-cell office:value-type="string" calcext:value-type="string">
            <text:p>2024-10-14</text:p>
          </table:table-cell>
          <table:table-cell office:value-type="float" office:value="18.7918807041555" calcext:value-type="float">
            <text:p>18,7918807041555</text:p>
          </table:table-cell>
          <table:table-cell office:value-type="float" office:value="51.0973784967919" calcext:value-type="float">
            <text:p>51,0973784967919</text:p>
          </table:table-cell>
        </table:table-row>
        <table:table-row table:style-name="ro1">
          <table:table-cell office:value-type="string" calcext:value-type="string">
            <text:p>P.3.00</text:p>
          </table:table-cell>
          <table:table-cell office:value-type="string" calcext:value-type="string">
            <text:p>LU00185</text:p>
          </table:table-cell>
          <table:table-cell office:value-type="string" calcext:value-type="string">
            <text:p>Rezerwat „Czartowe Pole”</text:p>
          </table:table-cell>
          <table:table-cell office:value-type="string" calcext:value-type="string">
            <text:p>Rezerwat o powierzchnii 80,07 ha zajmuje szczytowe części stromych zboczy doliny Sopotu, porośnięte borem sosnowy przechodzący niżej w mieszany bór wilgotny. Dno doliny porastają głównie lasy łęgowe (występuje tu olsza czarna), a miejscami podmokłe łąki. W rezerwacie można zobaczyć rzadkie rośliny, takie jak: wawrzynek wilczełyko, zachyłka Roberta (ściany ruin papierni), zanokcica skalna i zielona, parzydło leśne, storczyk plamisty, paprotnik kolczysty i nerecznica szerokolist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155</text:p>
          </table:table-cell>
          <table:table-cell office:value-type="string" calcext:value-type="string">
            <text:p>pl:Rezerwat przyrody Czartowe Pole</text:p>
          </table:table-cell>
          <table:table-cell office:value-type="string" calcext:value-type="string">
            <text:p>2024-10-14</text:p>
          </table:table-cell>
          <table:table-cell office:value-type="float" office:value="23.0868710293161" calcext:value-type="float">
            <text:p>23,0868710293161</text:p>
          </table:table-cell>
          <table:table-cell office:value-type="float" office:value="50.4403902609043" calcext:value-type="float">
            <text:p>50,4403902609043</text:p>
          </table:table-cell>
        </table:table-row>
        <table:table-row table:style-name="ro1">
          <table:table-cell office:value-type="string" calcext:value-type="string">
            <text:p>P.3.00</text:p>
          </table:table-cell>
          <table:table-cell office:value-type="string" calcext:value-type="string">
            <text:p>MA00210</text:p>
          </table:table-cell>
          <table:table-cell office:value-type="string" calcext:value-type="string">
            <text:p>Rezerwat „Wąwóz Homole”</text:p>
          </table:table-cell>
          <table:table-cell office:value-type="string" calcext:value-type="string">
            <text:p>Wąwóz na terenie południowej Polski w Pieninach, a dokładniej w Małych Pieninach, w miejscowości Jaworki koło Szczawnicy. Nazwa pochodzi od ruskiego słowa homoła, gomoła, które oznacza obły, bezrogi (nawiązanie do kształtu doliny). Ma długość ok. 800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331</text:p>
          </table:table-cell>
          <table:table-cell office:value-type="string" calcext:value-type="string">
            <text:p>pl:Wąwóz Homole</text:p>
          </table:table-cell>
          <table:table-cell office:value-type="string" calcext:value-type="string">
            <text:p>2024-10-14</text:p>
          </table:table-cell>
          <table:table-cell office:value-type="float" office:value="20.5483051087856" calcext:value-type="float">
            <text:p>20,5483051087856</text:p>
          </table:table-cell>
          <table:table-cell office:value-type="float" office:value="49.4002937144238" calcext:value-type="float">
            <text:p>49,4002937144238</text:p>
          </table:table-cell>
        </table:table-row>
        <table:table-row table:style-name="ro1">
          <table:table-cell office:value-type="string" calcext:value-type="string">
            <text:p>P.3.00</text:p>
          </table:table-cell>
          <table:table-cell office:value-type="string" calcext:value-type="string">
            <text:p>SK00251</text:p>
          </table:table-cell>
          <table:table-cell office:value-type="string" calcext:value-type="string">
            <text:p>Rezerwat „Kadzielnia”</text:p>
          </table:table-cell>
          <table:table-cell office:value-type="string" calcext:value-type="string">
            <text:p>Ścisły rezerwat przyrody nieożywionej znajdujący się na terenie miasta Kielce (między ulicami: Krakowska, Gagarina, Al. Legionów i Pakosz). Obejmuje on Skałkę Geologów, czyli najwyższą część wzgórza Kadzielnia (295 m n.p.m.) należącego do Pasma Kadzielniańskiego przebiegającego w południowej i zachodniej części Kielc. Jest z najmniejszych rezerwatów w Polsce o powierzchni 0,60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632</text:p>
          </table:table-cell>
          <table:table-cell office:value-type="string" calcext:value-type="string">
            <text:p>pl:Rezerwat przyrody Kadzielnia</text:p>
          </table:table-cell>
          <table:table-cell office:value-type="string" calcext:value-type="string">
            <text:p>2024-10-14</text:p>
          </table:table-cell>
          <table:table-cell office:value-type="float" office:value="20.6168469983599" calcext:value-type="float">
            <text:p>20,6168469983599</text:p>
          </table:table-cell>
          <table:table-cell office:value-type="float" office:value="50.8612435726996" calcext:value-type="float">
            <text:p>50,8612435726996</text:p>
          </table:table-cell>
        </table:table-row>
        <table:table-row table:style-name="ro1">
          <table:table-cell office:value-type="string" calcext:value-type="string">
            <text:p>P.3.00</text:p>
          </table:table-cell>
          <table:table-cell office:value-type="string" calcext:value-type="string">
            <text:p>WN00362</text:p>
          </table:table-cell>
          <table:table-cell office:value-type="string" calcext:value-type="string">
            <text:p>Rezerwat „Źródła rzeki Łyny” im. prof. Romana Kobendzy</text:p>
          </table:table-cell>
          <table:table-cell office:value-type="string" calcext:value-type="string">
            <text:p>Głównym celem założenia rezerwatu było zachowanie obszaru źródliskowego Łyny oraz ochrona wstecznej erozji źródliskowej. Teren rezerwatu to głównie lasy mieszane.Rezerwat został utworzony w 1959 roku na powierzchni 103,41 ha. W 1967 roku powiększono go do 121,04 ha. Obecnie powierzchnia rezerwatu wynosi 122,22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796</text:p>
          </table:table-cell>
          <table:table-cell office:value-type="string" calcext:value-type="string">
            <text:p>pl:Rezerwat przyrody Źródła rzeki Łyny im. prof. Romana Kobendzy</text:p>
          </table:table-cell>
          <table:table-cell office:value-type="string" calcext:value-type="string">
            <text:p>2024-10-14</text:p>
          </table:table-cell>
          <table:table-cell office:value-type="float" office:value="20.4234019122219" calcext:value-type="float">
            <text:p>20,4234019122219</text:p>
          </table:table-cell>
          <table:table-cell office:value-type="float" office:value="53.4489311225642" calcext:value-type="float">
            <text:p>53,4489311225642</text:p>
          </table:table-cell>
        </table:table-row>
        <table:table-row table:style-name="ro1">
          <table:table-cell office:value-type="string" calcext:value-type="string">
            <text:p>P.3.00</text:p>
          </table:table-cell>
          <table:table-cell office:value-type="string" calcext:value-type="string">
            <text:p>PM00817</text:p>
          </table:table-cell>
          <table:table-cell office:value-type="string" calcext:value-type="string">
            <text:p>Rezerwat „Przylądek Rozewski”</text:p>
          </table:table-cell>
          <table:table-cell office:value-type="string" calcext:value-type="string">
            <text:p>Krajobrazowy rezerwat przyrody na przylądku Rozewie. Rezerwat utworzono w 1959 roku na powierzchni 12,15 ha. Według aktu powołującego celem ochrony jest zachowanie ze względów naukowych, dydaktycznych i krajobrazowych fragmentu wybrzeża klifowego porosłego lasem mieszanym z udziałem buka oraz w celu ochrony stanowiska jarzębu szwedz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217</text:p>
          </table:table-cell>
          <table:table-cell office:value-type="string" calcext:value-type="string">
            <text:p>pl:Rezerwat przyrody Przylądek Rozewski</text:p>
          </table:table-cell>
          <table:table-cell office:value-type="string" calcext:value-type="string">
            <text:p>2024-10-14</text:p>
          </table:table-cell>
          <table:table-cell office:value-type="float" office:value="18.3368995607121" calcext:value-type="float">
            <text:p>18,3368995607121</text:p>
          </table:table-cell>
          <table:table-cell office:value-type="float" office:value="54.8311569103492" calcext:value-type="float">
            <text:p>54,8311569103492</text:p>
          </table:table-cell>
        </table:table-row>
        <table:table-row table:style-name="ro1">
          <table:table-cell office:value-type="string" calcext:value-type="string">
            <text:p>P.3.00</text:p>
          </table:table-cell>
          <table:table-cell office:value-type="string" calcext:value-type="string">
            <text:p>KP00722</text:p>
          </table:table-cell>
          <table:table-cell office:value-type="string" calcext:value-type="string">
            <text:p>Rezerwat „Cisy Staropolskie im. Leona Wyczółkowskiego” w Wierzchlasie</text:p>
          </table:table-cell>
          <table:table-cell office:value-type="string" calcext:value-type="string">
            <text:p>Najstarszy rezerwat przyrody w Polsce i drugi pod tym względem w Europie. <text:s/>Jest to największy rezerwat cisa w Polsce – 3559 okazów według inwentaryzacji z roku 1991 r., w tym wiele kilkusetlet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090</text:p>
          </table:table-cell>
          <table:table-cell office:value-type="string" calcext:value-type="string">
            <text:p>pl:Rezerwat przyrody Cisy Staropolskie im. Leona Wyczółkowskiego</text:p>
          </table:table-cell>
          <table:table-cell office:value-type="string" calcext:value-type="string">
            <text:p>2024-10-14</text:p>
          </table:table-cell>
          <table:table-cell office:value-type="float" office:value="18.1206451763689" calcext:value-type="float">
            <text:p>18,1206451763689</text:p>
          </table:table-cell>
          <table:table-cell office:value-type="float" office:value="53.5171373451643" calcext:value-type="float">
            <text:p>53,5171373451643</text:p>
          </table:table-cell>
        </table:table-row>
        <table:table-row table:style-name="ro1">
          <table:table-cell office:value-type="string" calcext:value-type="string">
            <text:p>P.3.00</text:p>
          </table:table-cell>
          <table:table-cell office:value-type="string" calcext:value-type="string">
            <text:p>ZP00534</text:p>
          </table:table-cell>
          <table:table-cell office:value-type="string" calcext:value-type="string">
            <text:p>Rezerwat „Dolina Pięciu Jezior” w Połczynie-Zdroju</text:p>
          </table:table-cell>
          <table:table-cell office:value-type="string" calcext:value-type="string">
            <text:p>Rezerwat krajobrazowy o powierzchni 228,78 ha, utworzony 29 grudnia 1987 r. Celem ochrony jest zachowanie ekosystemu źródłowego rzeki Drawy, z buczyną pomorską, torfowiskami niskimi i zbiorowiskami roślinności wod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194</text:p>
          </table:table-cell>
          <table:table-cell office:value-type="string" calcext:value-type="string">
            <text:p>pl:Rezerwat przyrody Dolina Pięciu Jezior</text:p>
          </table:table-cell>
          <table:table-cell office:value-type="string" calcext:value-type="string">
            <text:p>2024-10-14</text:p>
          </table:table-cell>
          <table:table-cell office:value-type="float" office:value="16.1595185802331" calcext:value-type="float">
            <text:p>16,1595185802331</text:p>
          </table:table-cell>
          <table:table-cell office:value-type="float" office:value="53.6980170584444" calcext:value-type="float">
            <text:p>53,6980170584444</text:p>
          </table:table-cell>
        </table:table-row>
        <table:table-row table:style-name="ro1">
          <table:table-cell office:value-type="string" calcext:value-type="string">
            <text:p>P.3.00</text:p>
          </table:table-cell>
          <table:table-cell office:value-type="string" calcext:value-type="string">
            <text:p>WN00511</text:p>
          </table:table-cell>
          <table:table-cell office:value-type="string" calcext:value-type="string">
            <text:p>Rezerwat „Dolina rzeki Wałszy”</text:p>
          </table:table-cell>
          <table:table-cell office:value-type="string" calcext:value-type="string">
            <text:p>Krajobrazowy rezerwat przyrody o powierzchni 205,74 ha, celem ochrony jest zachowanie walorów krajobrazowych przełomowego odcinka doliny rzeki Wałszy porośniętej typowo wykształconymi zbiorowiskami grądowymi i łęgowy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4533</text:p>
          </table:table-cell>
          <table:table-cell office:value-type="string" calcext:value-type="string">
            <text:p>pl:Dolina Rzeki Wałszy</text:p>
          </table:table-cell>
          <table:table-cell office:value-type="string" calcext:value-type="string">
            <text:p>2024-10-14</text:p>
          </table:table-cell>
          <table:table-cell office:value-type="float" office:value="20.0965535141266" calcext:value-type="float">
            <text:p>20,0965535141266</text:p>
          </table:table-cell>
          <table:table-cell office:value-type="float" office:value="54.2184317555751" calcext:value-type="float">
            <text:p>54,2184317555751</text:p>
          </table:table-cell>
        </table:table-row>
        <table:table-row table:style-name="ro1">
          <table:table-cell office:value-type="string" calcext:value-type="string">
            <text:p>P.3.00</text:p>
          </table:table-cell>
          <table:table-cell office:value-type="string" calcext:value-type="string">
            <text:p>SL00528</text:p>
          </table:table-cell>
          <table:table-cell office:value-type="string" calcext:value-type="string">
            <text:p>Rezerwat „Góra Zborów” w Podlesicach</text:p>
          </table:table-cell>
          <table:table-cell office:value-type="string" calcext:value-type="string">
            <text:p>Rezerwat przyrody nieożywionej <text:s/>o powierzchni 45,00 ha, na jego powierzchni znajdują się zjawiska krasowe ukształtowały jaskinie (m.in. Jaskinia Głęboka – udostępniona dla ruchu turystycznego) i leje kraso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4560</text:p>
          </table:table-cell>
          <table:table-cell office:value-type="string" calcext:value-type="string">
            <text:p>pl:Rezerwat przyrody Góra Zborów</text:p>
          </table:table-cell>
          <table:table-cell office:value-type="string" calcext:value-type="string">
            <text:p>2024-10-14</text:p>
          </table:table-cell>
          <table:table-cell office:value-type="float" office:value="19.5298105107727" calcext:value-type="float">
            <text:p>19,5298105107727</text:p>
          </table:table-cell>
          <table:table-cell office:value-type="float" office:value="50.57417796752" calcext:value-type="float">
            <text:p>50,57417796752</text:p>
          </table:table-cell>
        </table:table-row>
        <table:table-row table:style-name="ro1">
          <table:table-cell office:value-type="string" calcext:value-type="string">
            <text:p>P.3.00</text:p>
          </table:table-cell>
          <table:table-cell office:value-type="string" calcext:value-type="string">
            <text:p>PM00459</text:p>
          </table:table-cell>
          <table:table-cell office:value-type="string" calcext:value-type="string">
            <text:p>Rezerwat „Kręgi Kamienne” w Odrach</text:p>
          </table:table-cell>
          <table:table-cell office:value-type="string" calcext:value-type="string">
            <text:p>Rezerwat obejmuje kompleks leśny o powierzchni 16,91 ha, na terenie którego znajduje się cmentarzysko plemienia Gotów – charakterystyczne kurhany i kręgi kamienne pochodzące z początków naszej er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745</text:p>
          </table:table-cell>
          <table:table-cell office:value-type="string" calcext:value-type="string">
            <text:p>pl:Rezerwat przyrody Kręgi Kamienne (województwo pomorskie)</text:p>
          </table:table-cell>
          <table:table-cell office:value-type="string" calcext:value-type="string">
            <text:p>2024-10-14</text:p>
          </table:table-cell>
          <table:table-cell office:value-type="float" office:value="17.994164838886" calcext:value-type="float">
            <text:p>17,994164838886</text:p>
          </table:table-cell>
          <table:table-cell office:value-type="float" office:value="53.8986085177018" calcext:value-type="float">
            <text:p>53,8986085177018</text:p>
          </table:table-cell>
        </table:table-row>
        <table:table-row table:style-name="ro1">
          <table:table-cell office:value-type="string" calcext:value-type="string">
            <text:p>P.3.00</text:p>
          </table:table-cell>
          <table:table-cell office:value-type="string" calcext:value-type="string">
            <text:p>LD00675</text:p>
          </table:table-cell>
          <table:table-cell office:value-type="string" calcext:value-type="string">
            <text:p>Rezerwat „Niebieskie Źródła” w Tomaszowie Mazowieckim</text:p>
          </table:table-cell>
          <table:table-cell office:value-type="string" calcext:value-type="string">
            <text:p>Powierzchnia rezerwatu wynosi 28,70 ha. Jego symbolem jest kaczka krzyżówka. Został utworzony dla ochrony malowniczych źródeł krasowych o błękitnym zabarwieniu i zachowania ostoi licznych gatunków pta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014</text:p>
          </table:table-cell>
          <table:table-cell office:value-type="string" calcext:value-type="string">
            <text:p>pl:Rezerwat przyrody Niebieskie Źródła</text:p>
          </table:table-cell>
          <table:table-cell office:value-type="string" calcext:value-type="string">
            <text:p>2024-10-14</text:p>
          </table:table-cell>
          <table:table-cell office:value-type="float" office:value="20.0294640006433" calcext:value-type="float">
            <text:p>20,0294640006433</text:p>
          </table:table-cell>
          <table:table-cell office:value-type="float" office:value="51.511771440119" calcext:value-type="float">
            <text:p>51,511771440119</text:p>
          </table:table-cell>
        </table:table-row>
        <table:table-row table:style-name="ro1">
          <table:table-cell office:value-type="string" calcext:value-type="string">
            <text:p>P.3.00</text:p>
          </table:table-cell>
          <table:table-cell office:value-type="string" calcext:value-type="string">
            <text:p>DS00570</text:p>
          </table:table-cell>
          <table:table-cell office:value-type="string" calcext:value-type="string">
            <text:p>Rezerwat „Ostrzyca Proboszczowicka”</text:p>
          </table:table-cell>
          <table:table-cell office:value-type="string" calcext:value-type="string">
            <text:p>Florystyczny rezerwat przyrody położony w południowo-zachodniej Polsce na Pogórzu Kaczawskim. Obejmuje wierzchołek i zbocza wzniesienia Ostrzyca powyżej wysokości 450 m n.p.m., ok. 2,5 km na południowy zachód od miejscowości Proboszczów. Jest to rezerwat o powierzchni 3,81 ha utworzony dla ochrony ciekawych form geologicznych i wielu rzadkich gatunków roślin chronionych oraz naturalnych zbiorowisk roślin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093</text:p>
          </table:table-cell>
          <table:table-cell office:value-type="string" calcext:value-type="string">
            <text:p>pl:Rezerwat przyrody Ostrzyca Proboszczowicka</text:p>
          </table:table-cell>
          <table:table-cell office:value-type="string" calcext:value-type="string">
            <text:p>2024-10-14</text:p>
          </table:table-cell>
          <table:table-cell office:value-type="float" office:value="15.7628676622047" calcext:value-type="float">
            <text:p>15,7628676622047</text:p>
          </table:table-cell>
          <table:table-cell office:value-type="float" office:value="51.0561499829969" calcext:value-type="float">
            <text:p>51,0561499829969</text:p>
          </table:table-cell>
        </table:table-row>
        <table:table-row table:style-name="ro1">
          <table:table-cell office:value-type="string" calcext:value-type="string">
            <text:p>P.3.00</text:p>
          </table:table-cell>
          <table:table-cell office:value-type="string" calcext:value-type="string">
            <text:p>MA00091</text:p>
          </table:table-cell>
          <table:table-cell office:value-type="string" calcext:value-type="string">
            <text:p>Rezerwat „Skamieniałe Miasto” w Ciężkowicach</text:p>
          </table:table-cell>
          <table:table-cell office:value-type="string" calcext:value-type="string">
            <text:p>Położony na prawym brzegu rzeki Biała na Pogórzu Ciężkowickim. Wśród lasu mieszanego rozrzucona jest grupa skałek dużych rozmiarów, zbudowanych z gruboziarnistych piaskowców i zlepieńców ciężkowickich, fantazyjnie ukształtowanych wskutek procesów eroz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298</text:p>
          </table:table-cell>
          <table:table-cell office:value-type="string" calcext:value-type="string">
            <text:p>pl:Rezerwat przyrody Skamieniałe Miasto</text:p>
          </table:table-cell>
          <table:table-cell office:value-type="string" calcext:value-type="string">
            <text:p>2024-10-14</text:p>
          </table:table-cell>
          <table:table-cell office:value-type="float" office:value="20.9674564948327" calcext:value-type="float">
            <text:p>20,9674564948327</text:p>
          </table:table-cell>
          <table:table-cell office:value-type="float" office:value="49.7769508546573" calcext:value-type="float">
            <text:p>49,7769508546573</text:p>
          </table:table-cell>
        </table:table-row>
        <table:table-row table:style-name="ro1">
          <table:table-cell office:value-type="string" calcext:value-type="string">
            <text:p>P.3.00</text:p>
          </table:table-cell>
          <table:table-cell office:value-type="string" calcext:value-type="string">
            <text:p>DS00376</text:p>
          </table:table-cell>
          <table:table-cell office:value-type="string" calcext:value-type="string">
            <text:p>Rezerwat „Wodospad Wilczki” w Międzygórzach</text:p>
          </table:table-cell>
          <table:table-cell office:value-type="string" calcext:value-type="string">
            <text:p>Założony w 1958 roku na powierzchni 2,75 ha rezerwat obejmuje teren wokół wodospadu, kotła i przełomu Wilcz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9573</text:p>
          </table:table-cell>
          <table:table-cell office:value-type="string" calcext:value-type="string">
            <text:p>pl:Rezerwat przyrody Wodospad Wilczki</text:p>
          </table:table-cell>
          <table:table-cell office:value-type="string" calcext:value-type="string">
            <text:p>2024-10-14</text:p>
          </table:table-cell>
          <table:table-cell office:value-type="float" office:value="16.7606295192334" calcext:value-type="float">
            <text:p>16,7606295192334</text:p>
          </table:table-cell>
          <table:table-cell office:value-type="float" office:value="50.2295759803412" calcext:value-type="float">
            <text:p>50,2295759803412</text:p>
          </table:table-cell>
        </table:table-row>
        <table:table-row table:style-name="ro1">
          <table:table-cell office:value-type="string" calcext:value-type="string">
            <text:p>P.3.00</text:p>
          </table:table-cell>
          <table:table-cell office:value-type="string" calcext:value-type="string">
            <text:p>MZ00365</text:p>
          </table:table-cell>
          <table:table-cell office:value-type="string" calcext:value-type="string">
            <text:p>Rezerwat „Modrzewina” w Małej Wsi</text:p>
          </table:table-cell>
          <table:table-cell office:value-type="string" calcext:value-type="string">
            <text:p>Leśny rezerwat przyrody utworzony w 1959 r. na gruntach miejscowości Mała Wieś w gminie Belsk Duży. Rezerwat znajduje się na terenie Nadleśnictwa Grójec. Celem ochrony jest zachowanie na Wysoczyźnie Rawskiej najbardziej na północ wysuniętego stanowiska modrzewia europej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951</text:p>
          </table:table-cell>
          <table:table-cell office:value-type="string" calcext:value-type="string">
            <text:p>pl:Rezerwat przyrody Modrzewina</text:p>
          </table:table-cell>
          <table:table-cell office:value-type="string" calcext:value-type="string">
            <text:p>2024-10-14</text:p>
          </table:table-cell>
          <table:table-cell office:value-type="float" office:value="20.7721481767391" calcext:value-type="float">
            <text:p>20,7721481767391</text:p>
          </table:table-cell>
          <table:table-cell office:value-type="float" office:value="51.8396250411051" calcext:value-type="float">
            <text:p>51,8396250411051</text:p>
          </table:table-cell>
        </table:table-row>
        <table:table-row table:style-name="ro1">
          <table:table-cell office:value-type="string" calcext:value-type="string">
            <text:p>P.3.00</text:p>
          </table:table-cell>
          <table:table-cell office:value-type="string" calcext:value-type="string">
            <text:p>MZ00103</text:p>
          </table:table-cell>
          <table:table-cell office:value-type="string" calcext:value-type="string">
            <text:p>Rezerwat przyrody Czarnia w Czarnii</text:p>
          </table:table-cell>
          <table:table-cell office:value-type="string" calcext:value-type="string">
            <text:p>Położony na terenie gminy Zbójna. Utworzony w 1989 roku, zajmuje <text:s/>powierzchnię 32,97 ha. Powołany w celu ochrony boru brusznicowegp i czernicowego, charakterystycznego dla Puszczy Kurpiowskiej.</text:p>
          </table:table-cell>
          <table:table-cell office:value-type="string" calcext:value-type="string">
            <text:p>`</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151</text:p>
          </table:table-cell>
          <table:table-cell office:value-type="string" calcext:value-type="string">
            <text:p>pl:Rezerwat przyrody Czarny Kąt</text:p>
          </table:table-cell>
          <table:table-cell office:value-type="string" calcext:value-type="string">
            <text:p>2024-10-14</text:p>
          </table:table-cell>
          <table:table-cell office:value-type="float" office:value="21.2085991391381" calcext:value-type="float">
            <text:p>21,2085991391381</text:p>
          </table:table-cell>
          <table:table-cell office:value-type="float" office:value="53.3343632689458" calcext:value-type="float">
            <text:p>53,3343632689458</text:p>
          </table:table-cell>
        </table:table-row>
        <table:table-row table:style-name="ro1">
          <table:table-cell office:value-type="string" calcext:value-type="string">
            <text:p>K1.30</text:p>
          </table:table-cell>
          <table:table-cell office:value-type="string" calcext:value-type="string">
            <text:p>SK00080</text:p>
          </table:table-cell>
          <table:table-cell office:value-type="string" calcext:value-type="string">
            <text:p>Ruiny zamku w Chęcinach</text:p>
          </table:table-cell>
          <table:table-cell office:value-type="string" calcext:value-type="string">
            <text:p>Kamienny zamek królewski z przełomu XIII i XIV wieku. Wśród najczęściej wymienianych incjatorów budowy zamku wymienia <text:s/>się króla czeskiego Wacława II, biskupa Krakowa Jana Muskatę, Mikołaja Sieciesławowicza herbu Odrowąż czy też Władysława Łokietka. Pierwsza wzmianka o zamku pochodzi z 1306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497261</text:p>
          </table:table-cell>
          <table:table-cell office:value-type="string" calcext:value-type="string">
            <text:p>pl:Zamek w Chęcinach</text:p>
          </table:table-cell>
          <table:table-cell office:value-type="string" calcext:value-type="string">
            <text:p>2024-10-14</text:p>
          </table:table-cell>
          <table:table-cell office:value-type="float" office:value="20.4603054647039" calcext:value-type="float">
            <text:p>20,4603054647039</text:p>
          </table:table-cell>
          <table:table-cell office:value-type="float" office:value="50.7974375746605" calcext:value-type="float">
            <text:p>50,7974375746605</text:p>
          </table:table-cell>
        </table:table-row>
        <table:table-row table:style-name="ro1">
          <table:table-cell office:value-type="string" calcext:value-type="string">
            <text:p>K1.30</text:p>
          </table:table-cell>
          <table:table-cell office:value-type="string" calcext:value-type="string">
            <text:p>MA00113</text:p>
          </table:table-cell>
          <table:table-cell office:value-type="string" calcext:value-type="string">
            <text:p>Ruiny zamku w Czorsztynie</text:p>
          </table:table-cell>
          <table:table-cell office:value-type="string" calcext:value-type="string">
            <text:p>Średniowieczny zamek zbudowany na skale zwanej Zamkową Górą (588 m n.p.m.), wznoszącej się na lewym brzegu doliny Dunajc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23398</text:p>
          </table:table-cell>
          <table:table-cell office:value-type="string" calcext:value-type="string">
            <text:p>pl:Zamek Czorsztyn</text:p>
          </table:table-cell>
          <table:table-cell office:value-type="string" calcext:value-type="string">
            <text:p>2024-10-14</text:p>
          </table:table-cell>
          <table:table-cell office:value-type="float" office:value="20.3131344568437" calcext:value-type="float">
            <text:p>20,3131344568437</text:p>
          </table:table-cell>
          <table:table-cell office:value-type="float" office:value="49.4349107088779" calcext:value-type="float">
            <text:p>49,4349107088779</text:p>
          </table:table-cell>
        </table:table-row>
        <table:table-row table:style-name="ro1">
          <table:table-cell office:value-type="string" calcext:value-type="string">
            <text:p>K1.30</text:p>
          </table:table-cell>
          <table:table-cell office:value-type="string" calcext:value-type="string">
            <text:p>MA00438</text:p>
          </table:table-cell>
          <table:table-cell office:value-type="string" calcext:value-type="string">
            <text:p>Zamek w Niedzicy</text:p>
          </table:table-cell>
          <table:table-cell office:value-type="string" calcext:value-type="string">
            <text:p>Średniowieczna warownia, znajdująca się obecnie na prawym brzegu Zbiornika Czorsztyńskiego we wsi Niedzica-Zamek, na obszarze Polskiego Spisza lub Zamagurza (Pieniny Spiskie). Zamek ten został wzniesiony najprawdopodobniej w początkach XIV wieku przez Kokosza Berzevicz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47028</text:p>
          </table:table-cell>
          <table:table-cell office:value-type="string" calcext:value-type="string">
            <text:p>pl:Zamek Dunajec</text:p>
          </table:table-cell>
          <table:table-cell office:value-type="string" calcext:value-type="string">
            <text:p>2024-10-14</text:p>
          </table:table-cell>
          <table:table-cell office:value-type="float" office:value="20.319678526223" calcext:value-type="float">
            <text:p>20,319678526223</text:p>
          </table:table-cell>
          <table:table-cell office:value-type="float" office:value="49.4225544349977" calcext:value-type="float">
            <text:p>49,4225544349977</text:p>
          </table:table-cell>
        </table:table-row>
        <table:table-row table:style-name="ro1">
          <table:table-cell office:value-type="string" calcext:value-type="string">
            <text:p>P.3.00</text:p>
          </table:table-cell>
          <table:table-cell office:value-type="string" calcext:value-type="string">
            <text:p>WP00144</text:p>
          </table:table-cell>
          <table:table-cell office:value-type="string" calcext:value-type="string">
            <text:p>Rezerwat archeologiczny w Gieczu</text:p>
          </table:table-cell>
          <table:table-cell office:value-type="string" calcext:value-type="string">
            <text:p>W 1963 roku powstał rezerwat archeologiczny będącym obecnie oddziałem Muzeum Pierwszych Piastów na Lednicy obejmujący grodzisko i cmentarzy z przełomu XI i XII wieku, przylegającego do grodziska od strony północ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9860</text:p>
          </table:table-cell>
          <table:table-cell office:value-type="string" calcext:value-type="string">
            <text:p>pl:Giecz</text:p>
          </table:table-cell>
          <table:table-cell office:value-type="string" calcext:value-type="string">
            <text:p>2024-10-14</text:p>
          </table:table-cell>
          <table:table-cell office:value-type="float" office:value="17.3638172299544" calcext:value-type="float">
            <text:p>17,3638172299544</text:p>
          </table:table-cell>
          <table:table-cell office:value-type="float" office:value="52.3190203008844" calcext:value-type="float">
            <text:p>52,3190203008844</text:p>
          </table:table-cell>
        </table:table-row>
        <table:table-row table:style-name="ro1">
          <table:table-cell office:value-type="string" calcext:value-type="string">
            <text:p>P.3.00</text:p>
          </table:table-cell>
          <table:table-cell office:value-type="string" calcext:value-type="string">
            <text:p>PD00028</text:p>
          </table:table-cell>
          <table:table-cell office:value-type="string" calcext:value-type="string">
            <text:p>Rezerwat Pokazowy Żubrów w Białowieży</text:p>
          </table:table-cell>
          <table:table-cell office:value-type="string" calcext:value-type="string">
            <text:p>Utworzony w okresie międzywojennym w 1929 r.; był pierwszym krokiem ku restytucji ginącego żubra. W rezerwacie w warunkach zbliżonych do naturalnych eksponowane są żubry, koniki polskie, łosie, jelenie, sarny, dziki, żubronie (krzyżówka żubra z bydłem domowym), ryś i wil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7818</text:p>
          </table:table-cell>
          <table:table-cell office:value-type="string" calcext:value-type="string">
            <text:p>pl:Rezerwat Pokazowy Żubrów (Białowieski PN)</text:p>
          </table:table-cell>
          <table:table-cell office:value-type="string" calcext:value-type="string">
            <text:p>2024-10-14</text:p>
          </table:table-cell>
          <table:table-cell office:value-type="float" office:value="23.7994585746862" calcext:value-type="float">
            <text:p>23,7994585746862</text:p>
          </table:table-cell>
          <table:table-cell office:value-type="float" office:value="52.7060863096093" calcext:value-type="float">
            <text:p>52,7060863096093</text:p>
          </table:table-cell>
        </table:table-row>
        <table:table-row table:style-name="ro1">
          <table:table-cell office:value-type="string" calcext:value-type="string">
            <text:p>P.3.00</text:p>
          </table:table-cell>
          <table:table-cell office:value-type="string" calcext:value-type="string">
            <text:p>ZP00572</text:p>
          </table:table-cell>
          <table:table-cell office:value-type="string" calcext:value-type="string">
            <text:p>Rezerwat Pokazowy Żubrów w Międzyzdrojach</text:p>
          </table:table-cell>
          <table:table-cell office:value-type="string" calcext:value-type="string">
            <text:p>Zagroda o powierzchni 28 ha (w tym wybieg 20 ha, rejon kwarantanny 0,5 ha) założona została w 1976 roku zajmująca się hodowlą żub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5870</text:p>
          </table:table-cell>
          <table:table-cell office:value-type="string" calcext:value-type="string">
            <text:p>pl:Zagroda Pokazowa Żubrów w Międzyzdrojach</text:p>
          </table:table-cell>
          <table:table-cell office:value-type="string" calcext:value-type="string">
            <text:p>2024-10-14</text:p>
          </table:table-cell>
          <table:table-cell office:value-type="float" office:value="14.4763784537195" calcext:value-type="float">
            <text:p>14,4763784537195</text:p>
          </table:table-cell>
          <table:table-cell office:value-type="float" office:value="53.9339445762452" calcext:value-type="float">
            <text:p>53,9339445762452</text:p>
          </table:table-cell>
        </table:table-row>
        <table:table-row table:style-name="ro1">
          <table:table-cell office:value-type="string" calcext:value-type="string">
            <text:p>K1.30</text:p>
          </table:table-cell>
          <table:table-cell office:value-type="string" calcext:value-type="string">
            <text:p>SK00580</text:p>
          </table:table-cell>
          <table:table-cell office:value-type="string" calcext:value-type="string">
            <text:p>Ruiny zamku Krzyżtopór w Ujeżdzie</text:p>
          </table:table-cell>
          <table:table-cell office:value-type="string" calcext:value-type="string">
            <text:p>Ruiny powstałej w latach 1621–1644 rezydencji pałacowej otoczonej fortyfikacjami bastionowym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71728</text:p>
          </table:table-cell>
          <table:table-cell office:value-type="string" calcext:value-type="string">
            <text:p>pl:Krzyżtopór</text:p>
          </table:table-cell>
          <table:table-cell office:value-type="string" calcext:value-type="string">
            <text:p>2024-10-14</text:p>
          </table:table-cell>
          <table:table-cell office:value-type="float" office:value="21.310324010658" calcext:value-type="float">
            <text:p>21,310324010658</text:p>
          </table:table-cell>
          <table:table-cell office:value-type="float" office:value="50.7141145987611" calcext:value-type="float">
            <text:p>50,7141145987611</text:p>
          </table:table-cell>
        </table:table-row>
        <table:table-row table:style-name="ro1">
          <table:table-cell office:value-type="string" calcext:value-type="string">
            <text:p>K1.30</text:p>
          </table:table-cell>
          <table:table-cell office:value-type="string" calcext:value-type="string">
            <text:p>SK00590</text:p>
          </table:table-cell>
          <table:table-cell office:value-type="string" calcext:value-type="string">
            <text:p>Ruiny zakładu wielopiecowego w Samsonowie</text:p>
          </table:table-cell>
          <table:table-cell office:value-type="string" calcext:value-type="string">
            <text:p>Ruiny huty znajdującej się w Samsonowie, działającej w latach 1818–1866.</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95157</text:p>
          </table:table-cell>
          <table:table-cell office:value-type="string" calcext:value-type="string">
            <text:p>pl:Huta Józef</text:p>
          </table:table-cell>
          <table:table-cell office:value-type="string" calcext:value-type="string">
            <text:p>2024-10-14</text:p>
          </table:table-cell>
          <table:table-cell office:value-type="float" office:value="20.6149665835169" calcext:value-type="float">
            <text:p>20,6149665835169</text:p>
          </table:table-cell>
          <table:table-cell office:value-type="float" office:value="50.9912882175739" calcext:value-type="float">
            <text:p>50,9912882175739</text:p>
          </table:table-cell>
        </table:table-row>
        <table:table-row table:style-name="ro1">
          <table:table-cell office:value-type="string" calcext:value-type="string">
            <text:p>K1.30</text:p>
          </table:table-cell>
          <table:table-cell office:value-type="string" calcext:value-type="string">
            <text:p>LU00204</text:p>
          </table:table-cell>
          <table:table-cell office:value-type="string" calcext:value-type="string">
            <text:p>Ruiny zamku Piotra Firleja w Janowcu</text:p>
          </table:table-cell>
          <table:table-cell office:value-type="string" calcext:value-type="string">
            <text:p>Renesansowy zamek budowany w latach 1508–1526 na wysokiej skarpie wiślanej.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46</text:p>
          </table:table-cell>
          <table:table-cell office:value-type="string" calcext:value-type="string">
            <text:p>pl:Zamek w Janowcu</text:p>
          </table:table-cell>
          <table:table-cell office:value-type="string" calcext:value-type="string">
            <text:p>2024-10-14</text:p>
          </table:table-cell>
          <table:table-cell office:value-type="float" office:value="21.893468816508" calcext:value-type="float">
            <text:p>21,893468816508</text:p>
          </table:table-cell>
          <table:table-cell office:value-type="float" office:value="51.3245034001235" calcext:value-type="float">
            <text:p>51,3245034001235</text:p>
          </table:table-cell>
        </table:table-row>
        <table:table-row table:style-name="ro1">
          <table:table-cell office:value-type="string" calcext:value-type="string">
            <text:p>K1.30</text:p>
          </table:table-cell>
          <table:table-cell office:value-type="string" calcext:value-type="string">
            <text:p>MA00122</text:p>
          </table:table-cell>
          <table:table-cell office:value-type="string" calcext:value-type="string">
            <text:p>Ruiny zamku w Dobczycach</text:p>
          </table:table-cell>
          <table:table-cell office:value-type="string" calcext:value-type="string">
            <text:p>Źródła pisane wspominają o zamku w tym miejscu już 1362 r. Położony na skalistym wzgórzu nad Rabą, a ściślej nad Jeziorem Dobczyckim powstałym ze spiętrzenia jej wód, pełni obecnie funkcję muzealną, znajduje się tu muzeum PTTK Dodatkową atrakcją wzgórza zamkowego jest punkt widokowy na Pogórze i Beskid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23</text:p>
          </table:table-cell>
          <table:table-cell office:value-type="string" calcext:value-type="string">
            <text:p>pl:Zamek w Dobczycach</text:p>
          </table:table-cell>
          <table:table-cell office:value-type="string" calcext:value-type="string">
            <text:p>2024-10-14</text:p>
          </table:table-cell>
          <table:table-cell office:value-type="float" office:value="20.0849123695401" calcext:value-type="float">
            <text:p>20,0849123695401</text:p>
          </table:table-cell>
          <table:table-cell office:value-type="float" office:value="49.8770317717866" calcext:value-type="float">
            <text:p>49,8770317717866</text:p>
          </table:table-cell>
        </table:table-row>
        <table:table-row table:style-name="ro1">
          <table:table-cell office:value-type="string" calcext:value-type="string">
            <text:p>K1.30</text:p>
          </table:table-cell>
          <table:table-cell office:value-type="string" calcext:value-type="string">
            <text:p>SL00529</text:p>
          </table:table-cell>
          <table:table-cell office:value-type="string" calcext:value-type="string">
            <text:p>Ruiny zamku w Podzamczu</text:p>
          </table:table-cell>
          <table:table-cell office:value-type="string" calcext:value-type="string">
            <text:p>Ruiny zamku leżącego na Jurze Krakowsko-Częstochowskiej, wybudowanego w systemie tzw. Orlich Gniazd. <text:s/>Zamek został wybudowany w XIV–XV w. przez ród Włodków Sulimczy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155924</text:p>
          </table:table-cell>
          <table:table-cell office:value-type="string" calcext:value-type="string">
            <text:p>pl:Zamek Ogrodzieniec</text:p>
          </table:table-cell>
          <table:table-cell office:value-type="string" calcext:value-type="string">
            <text:p>2024-10-14</text:p>
          </table:table-cell>
          <table:table-cell office:value-type="float" office:value="19.5530040114795" calcext:value-type="float">
            <text:p>19,5530040114795</text:p>
          </table:table-cell>
          <table:table-cell office:value-type="float" office:value="50.4531944833933" calcext:value-type="float">
            <text:p>50,4531944833933</text:p>
          </table:table-cell>
        </table:table-row>
        <table:table-row table:style-name="ro1">
          <table:table-cell office:value-type="string" calcext:value-type="string">
            <text:p>K1.30</text:p>
          </table:table-cell>
          <table:table-cell office:value-type="string" calcext:value-type="string">
            <text:p>KP00563</text:p>
          </table:table-cell>
          <table:table-cell office:value-type="string" calcext:value-type="string">
            <text:p>Ruiny zamku w Radzyniu Chełmińskim</text:p>
          </table:table-cell>
          <table:table-cell office:value-type="string" calcext:value-type="string">
            <text:p>Czteroskrzydłowy krzyżacki zamek komturski z lat 1310-1340, wzniesiony nad brzegiem Jeziora Zamkowego na północ od miasta Radzyń Chełmiński. Obecnie w stanie trwałej rui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3618</text:p>
          </table:table-cell>
          <table:table-cell office:value-type="string" calcext:value-type="string">
            <text:p>pl:Zamek w Radzyniu Chełmińskim</text:p>
          </table:table-cell>
          <table:table-cell office:value-type="string" calcext:value-type="string">
            <text:p>2024-10-14</text:p>
          </table:table-cell>
          <table:table-cell office:value-type="float" office:value="18.9355514430153" calcext:value-type="float">
            <text:p>18,9355514430153</text:p>
          </table:table-cell>
          <table:table-cell office:value-type="float" office:value="53.3884601336894" calcext:value-type="float">
            <text:p>53,3884601336894</text:p>
          </table:table-cell>
        </table:table-row>
        <table:table-row table:style-name="ro1">
          <table:table-cell office:value-type="string" calcext:value-type="string">
            <text:p>K1.30</text:p>
          </table:table-cell>
          <table:table-cell office:value-type="string" calcext:value-type="string">
            <text:p>ZP00619</text:p>
          </table:table-cell>
          <table:table-cell office:value-type="string" calcext:value-type="string">
            <text:p>Ruiny zamku w Starym Drawsku</text:p>
          </table:table-cell>
          <table:table-cell office:value-type="string" calcext:value-type="string">
            <text:p>Pozostałości warownego zamku joannitów, wzniesionego w latach 1360–1366.</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14</text:p>
          </table:table-cell>
          <table:table-cell office:value-type="string" calcext:value-type="string">
            <text:p>pl:Zamek Drahim w Starym Drawsku</text:p>
          </table:table-cell>
          <table:table-cell office:value-type="string" calcext:value-type="string">
            <text:p>2024-10-14</text:p>
          </table:table-cell>
          <table:table-cell office:value-type="float" office:value="16.1960780789271" calcext:value-type="float">
            <text:p>16,1960780789271</text:p>
          </table:table-cell>
          <table:table-cell office:value-type="float" office:value="53.6009086091127" calcext:value-type="float">
            <text:p>53,6009086091127</text:p>
          </table:table-cell>
        </table:table-row>
        <table:table-row table:style-name="ro1">
          <table:table-cell office:value-type="string" calcext:value-type="string">
            <text:p>K1.10</text:p>
          </table:table-cell>
          <table:table-cell office:value-type="string" calcext:value-type="string">
            <text:p>PM00847</text:p>
          </table:table-cell>
          <table:table-cell office:value-type="string" calcext:value-type="string">
            <text:p>Sala BHP Stoczni Gdańskiej</text:p>
          </table:table-cell>
          <table:table-cell office:value-type="string" calcext:value-type="string">
            <text:p>Zabytkowy budynek w Gdańsku na terenie Stoczni Gdańskiej, miejsce podpisania porozumień sierpniowych w 1980 r.</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019849</text:p>
          </table:table-cell>
          <table:table-cell office:value-type="string" calcext:value-type="string">
            <text:p>pl:Sala BHP</text:p>
          </table:table-cell>
          <table:table-cell office:value-type="string" calcext:value-type="string">
            <text:p>2024-10-14</text:p>
          </table:table-cell>
          <table:table-cell office:value-type="float" office:value="18.6519808587701" calcext:value-type="float">
            <text:p>18,6519808587701</text:p>
          </table:table-cell>
          <table:table-cell office:value-type="float" office:value="54.3614570806591" calcext:value-type="float">
            <text:p>54,3614570806591</text:p>
          </table:table-cell>
        </table:table-row>
        <table:table-row table:style-name="ro1">
          <table:table-cell office:value-type="string" calcext:value-type="string">
            <text:p>K1.40</text:p>
          </table:table-cell>
          <table:table-cell office:value-type="string" calcext:value-type="string">
            <text:p>WP00625</text:p>
          </table:table-cell>
          <table:table-cell office:value-type="string" calcext:value-type="string">
            <text:p>Sanktuarium Maryjne w Licheniu Starym</text:p>
          </table:table-cell>
          <table:table-cell office:value-type="string" calcext:value-type="string">
            <text:p>Ośrodek kultu maryjnego o znaczeniu ogólnopolskim i międzynarodowym, położony we wsi Licheń Stary w centralnej Polsce. Do najważniejszych budynków należących do kompleksu Sanktuarium należy Bazylika Najświętszej Maryi Panny Licheńskiej, obecnie największy kościół w Polsce. Monumentalna pięcionawowa bazylika z centralną kopułą zbudowana jest na planie krzyża. Składa się z części głównej, dzwonnicy, wieży oraz trzech okazałych portyków. Powstała z inicjatywy marianina Eugeniusza Makulskiego według projektu Barbary Bieleckiej. Głównymi konstruktorami byli Ryszard Wojdak i Marek Kin. Wzniesiona została w latach 1994–2004.</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481841</text:p>
          </table:table-cell>
          <table:table-cell office:value-type="string" calcext:value-type="string">
            <text:p>pl:Sanktuarium Matki Bożej Bolesnej Królowej Polski w Licheniu Starym</text:p>
          </table:table-cell>
          <table:table-cell office:value-type="string" calcext:value-type="string">
            <text:p>2024-10-14</text:p>
          </table:table-cell>
          <table:table-cell office:value-type="float" office:value="18.3559565325515" calcext:value-type="float">
            <text:p>18,3559565325515</text:p>
          </table:table-cell>
          <table:table-cell office:value-type="float" office:value="52.3214788040193" calcext:value-type="float">
            <text:p>52,3214788040193</text:p>
          </table:table-cell>
        </table:table-row>
        <table:table-row table:style-name="ro1">
          <table:table-cell office:value-type="string" calcext:value-type="string">
            <text:p>K1.40</text:p>
          </table:table-cell>
          <table:table-cell office:value-type="string" calcext:value-type="string">
            <text:p>WN00592</text:p>
          </table:table-cell>
          <table:table-cell office:value-type="string" calcext:value-type="string">
            <text:p>Sanktuarium Matki Pokoju w Stoczku Klasztornym</text:p>
          </table:table-cell>
          <table:table-cell office:value-type="string" calcext:value-type="string">
            <text:p>Kościół pobernardyński i sanktuarium maryjne w kształcie barokowej rotundy z I. połowy XVII wieku, rozbudowany w latach 1708–1711, otoczony czworobokiem krużganków z narożnymi kaplicami.</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167723</text:p>
          </table:table-cell>
          <table:table-cell office:value-type="string" calcext:value-type="string">
            <text:p>pl:Bazylika Nawiedzenia Najświętszej Maryi Panny w Stoczku Klasztornym</text:p>
          </table:table-cell>
          <table:table-cell office:value-type="string" calcext:value-type="string">
            <text:p>2024-10-14</text:p>
          </table:table-cell>
          <table:table-cell office:value-type="float" office:value="20.7272168159538" calcext:value-type="float">
            <text:p>20,7272168159538</text:p>
          </table:table-cell>
          <table:table-cell office:value-type="float" office:value="54.1261450704268" calcext:value-type="float">
            <text:p>54,1261450704268</text:p>
          </table:table-cell>
        </table:table-row>
        <table:table-row table:style-name="ro1">
          <table:table-cell office:value-type="string" calcext:value-type="string">
            <text:p>K1.20</text:p>
          </table:table-cell>
          <table:table-cell office:value-type="string" calcext:value-type="string">
            <text:p>MA00444</text:p>
          </table:table-cell>
          <table:table-cell office:value-type="string" calcext:value-type="string">
            <text:p>Sądecki Park Etnograficzny w Nowym Sączu</text:p>
          </table:table-cell>
          <table:table-cell office:value-type="string" calcext:value-type="string">
            <text:p>Skansen regionalny prezentujący architekturę drewnianą i tradycyjną kulturę ludową historycznej Sądecczyzny. <text:s/>Na ok. 20 hektarowym obszarze parku znajduje się 68 obiektów, zgrupowanych w kilkunastu zespoł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767843</text:p>
          </table:table-cell>
          <table:table-cell office:value-type="string" calcext:value-type="string">
            <text:p>pl:Sądecki Park Etnograficzny</text:p>
          </table:table-cell>
          <table:table-cell office:value-type="string" calcext:value-type="string">
            <text:p>2024-10-14</text:p>
          </table:table-cell>
          <table:table-cell office:value-type="float" office:value="20.7363367592213" calcext:value-type="float">
            <text:p>20,7363367592213</text:p>
          </table:table-cell>
          <table:table-cell office:value-type="float" office:value="49.6167233794814" calcext:value-type="float">
            <text:p>49,6167233794814</text:p>
          </table:table-cell>
        </table:table-row>
        <table:table-row table:style-name="ro1">
          <table:table-cell office:value-type="string" calcext:value-type="string">
            <text:p>K1.20</text:p>
          </table:table-cell>
          <table:table-cell office:value-type="string" calcext:value-type="string">
            <text:p>PK00678</text:p>
          </table:table-cell>
          <table:table-cell office:value-type="string" calcext:value-type="string">
            <text:p>Skansen Archeologiczny „Karpacka Troja” w Trzcinicy</text:p>
          </table:table-cell>
          <table:table-cell office:value-type="string" calcext:value-type="string">
            <text:p>Skansen archeologiczny znany również pod nazwą "Karpacka Troja" jest jednym ze stanowisk archeologicznych w Polsce zawierających wczesnośredniowieczne rekonstrukcje wału obronnego, bramy, ulic i budynków mieszkalnych. To połączenie tradycyjnej formy skansenu oraz nowoczesnej placówki muzealnej. Cały kompleks składa się z terenu grodziska oraz parku archeologicznego leżącego u jego podnóż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616</text:p>
          </table:table-cell>
          <table:table-cell office:value-type="string" calcext:value-type="string">
            <text:p>pl:Skansen Archeologiczny „Karpacka Troja” w Trzcinicy</text:p>
          </table:table-cell>
          <table:table-cell office:value-type="string" calcext:value-type="string">
            <text:p>2024-10-14</text:p>
          </table:table-cell>
          <table:table-cell office:value-type="float" office:value="21.4316387912073" calcext:value-type="float">
            <text:p>21,4316387912073</text:p>
          </table:table-cell>
          <table:table-cell office:value-type="float" office:value="49.7328509099477" calcext:value-type="float">
            <text:p>49,7328509099477</text:p>
          </table:table-cell>
        </table:table-row>
        <table:table-row table:style-name="ro1">
          <table:table-cell office:value-type="string" calcext:value-type="string">
            <text:p>K1.20</text:p>
          </table:table-cell>
          <table:table-cell office:value-type="string" calcext:value-type="string">
            <text:p>LB00457</text:p>
          </table:table-cell>
          <table:table-cell office:value-type="string" calcext:value-type="string">
            <text:p>Skansen etnograficzny w Ochli</text:p>
          </table:table-cell>
          <table:table-cell office:value-type="string" calcext:value-type="string">
            <text:p>Na 13 ha mieści prawie 8 000 zabytków kultury ludowej i eksponatów, w tym ponad 100 obiektów nieruchomych. Prezentowane są tu zabytki z czterech historycznych regionów: Zachodniej Wielkopolski, Wschodnich Łużyc, Dolnego Śląska i tzw. obszaru środkowo-lubu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71365</text:p>
          </table:table-cell>
          <table:table-cell office:value-type="string" calcext:value-type="string">
            <text:p>pl:Skansen etnograficzny w Ochli</text:p>
          </table:table-cell>
          <table:table-cell office:value-type="string" calcext:value-type="string">
            <text:p>2024-10-14</text:p>
          </table:table-cell>
          <table:table-cell office:value-type="float" office:value="15.4727665551119" calcext:value-type="float">
            <text:p>15,4727665551119</text:p>
          </table:table-cell>
          <table:table-cell office:value-type="float" office:value="51.8907255750412" calcext:value-type="float">
            <text:p>51,8907255750412</text:p>
          </table:table-cell>
        </table:table-row>
        <table:table-row table:style-name="ro1">
          <table:table-cell office:value-type="string" calcext:value-type="string">
            <text:p>K1.20</text:p>
          </table:table-cell>
          <table:table-cell office:value-type="string" calcext:value-type="string">
            <text:p>WP00526</text:p>
          </table:table-cell>
          <table:table-cell office:value-type="string" calcext:value-type="string">
            <text:p>Skansen Miniatur w Pobiedziskach</text:p>
          </table:table-cell>
          <table:table-cell office:value-type="string" calcext:value-type="string">
            <text:p>Park miniatur zlokalizowany w Pobiedziskach, prezentujący makiety obiektów historycznych i fragmentów zabudowy miast wielko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5296677</text:p>
          </table:table-cell>
          <table:table-cell office:value-type="string" calcext:value-type="string">
            <text:p>pl:Skansen miniatur w Pobiedziskach</text:p>
          </table:table-cell>
          <table:table-cell office:value-type="string" calcext:value-type="string">
            <text:p>2024-10-14</text:p>
          </table:table-cell>
          <table:table-cell office:value-type="float" office:value="17.2488667646766" calcext:value-type="float">
            <text:p>17,2488667646766</text:p>
          </table:table-cell>
          <table:table-cell office:value-type="float" office:value="52.4761843595367" calcext:value-type="float">
            <text:p>52,4761843595367</text:p>
          </table:table-cell>
        </table:table-row>
        <table:table-row table:style-name="ro1">
          <table:table-cell office:value-type="string" calcext:value-type="string">
            <text:p>K1.20</text:p>
          </table:table-cell>
          <table:table-cell office:value-type="string" calcext:value-type="string">
            <text:p>WP00741</text:p>
          </table:table-cell>
          <table:table-cell office:value-type="string" calcext:value-type="string">
            <text:p>Skansen parowozów w Wolsztynie</text:p>
          </table:table-cell>
          <table:table-cell office:value-type="string" calcext:value-type="string">
            <text:p>Zabytkowa parowozownia powstała na początku XX w. Parowozownia była ostatnim obiektem w Europie, gdzie parowozy wykorzystywano do prowadzenia regularnych przewozów pasażer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01440</text:p>
          </table:table-cell>
          <table:table-cell office:value-type="string" calcext:value-type="string">
            <text:p>pl:Parowozownia Wolsztyn</text:p>
          </table:table-cell>
          <table:table-cell office:value-type="string" calcext:value-type="string">
            <text:p>2024-10-14</text:p>
          </table:table-cell>
          <table:table-cell office:value-type="float" office:value="16.1126978399142" calcext:value-type="float">
            <text:p>16,1126978399142</text:p>
          </table:table-cell>
          <table:table-cell office:value-type="float" office:value="52.106759863752" calcext:value-type="float">
            <text:p>52,106759863752</text:p>
          </table:table-cell>
        </table:table-row>
        <table:table-row table:style-name="ro1">
          <table:table-cell office:value-type="string" calcext:value-type="string">
            <text:p>K1.20</text:p>
          </table:table-cell>
          <table:table-cell office:value-type="string" calcext:value-type="string">
            <text:p>MA00075</text:p>
          </table:table-cell>
          <table:table-cell office:value-type="string" calcext:value-type="string">
            <text:p>Skansen taboru kolejowego w Chabówce</text:p>
          </table:table-cell>
          <table:table-cell office:value-type="string" calcext:value-type="string">
            <text:p>Na ekspozycję składają się między innymi wycofane z ruchu parowozy, wagony osobowe, towarowe, lokomotywy elektryczne i spalinowe. Część z nich jest odrestaurowana i przywrócona do sprawności. Wśród eksponatów znajduje się lokomotywa parowa TKb-1479., wyprodukowana w 1877 r., która jest najstarszym zachowanym parowozem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4817</text:p>
          </table:table-cell>
          <table:table-cell office:value-type="string" calcext:value-type="string">
            <text:p>pl:Skansen taboru kolejowego w Chabówce</text:p>
          </table:table-cell>
          <table:table-cell office:value-type="string" calcext:value-type="string">
            <text:p>2024-10-14</text:p>
          </table:table-cell>
          <table:table-cell office:value-type="float" office:value="19.9269499671566" calcext:value-type="float">
            <text:p>19,9269499671566</text:p>
          </table:table-cell>
          <table:table-cell office:value-type="float" office:value="49.5951589370378" calcext:value-type="float">
            <text:p>49,5951589370378</text:p>
          </table:table-cell>
        </table:table-row>
        <table:table-row table:style-name="ro1">
          <table:table-cell office:value-type="string" calcext:value-type="string">
            <text:p>K1.40</text:p>
          </table:table-cell>
          <table:table-cell office:value-type="string" calcext:value-type="string">
            <text:p>PK00612</text:p>
          </table:table-cell>
          <table:table-cell office:value-type="string" calcext:value-type="string">
            <text:p>Sobór Archikatedralny św. Jana Chrzciciela w Przemyślu</text:p>
          </table:table-cell>
          <table:table-cell office:value-type="string" calcext:value-type="string">
            <text:p>Świątynia wybudowana przez jezuitów w latach 1626–1632. Budowla zachowała cechy stylowe barokowej bazyli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95146</text:p>
          </table:table-cell>
          <table:table-cell office:value-type="string" calcext:value-type="string">
            <text:p>pl:Sobór św. Jana Chrzciciela w Przemyślu</text:p>
          </table:table-cell>
          <table:table-cell office:value-type="string" calcext:value-type="string">
            <text:p>2024-10-14</text:p>
          </table:table-cell>
          <table:table-cell office:value-type="float" office:value="22.7704260202033" calcext:value-type="float">
            <text:p>22,7704260202033</text:p>
          </table:table-cell>
          <table:table-cell office:value-type="float" office:value="49.7809268702102" calcext:value-type="float">
            <text:p>49,7809268702102</text:p>
          </table:table-cell>
        </table:table-row>
        <table:table-row table:style-name="ro1">
          <table:table-cell office:value-type="string" calcext:value-type="string">
            <text:p>K1.20</text:p>
          </table:table-cell>
          <table:table-cell office:value-type="string" calcext:value-type="string">
            <text:p>LU00205</text:p>
          </table:table-cell>
          <table:table-cell office:value-type="string" calcext:value-type="string">
            <text:p>Stadnina koni w Janowie Podlaskim</text:p>
          </table:table-cell>
          <table:table-cell office:value-type="string" calcext:value-type="string">
            <text:p>Istniejąca od 1817 r. najstarsza państwowa stadnina koni arabskich z siedzibą w Wygodzie. Siedziba stadniny znajduje się w Wygodzie k. Janowa, w założonym w 1817 r. zespole klasycystycznych stajni. Zajmuje ona obszar 2500 ha, co stanowi około 18% powierzchni gminy Janów Podlask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2976646</text:p>
          </table:table-cell>
          <table:table-cell office:value-type="string" calcext:value-type="string">
            <text:p>pl:Stadnina Koni Janów Podlaski</text:p>
          </table:table-cell>
          <table:table-cell office:value-type="string" calcext:value-type="string">
            <text:p>2024-10-14</text:p>
          </table:table-cell>
          <table:table-cell office:value-type="float" office:value="23.2287345798173" calcext:value-type="float">
            <text:p>23,2287345798173</text:p>
          </table:table-cell>
          <table:table-cell office:value-type="float" office:value="52.2099499183594" calcext:value-type="float">
            <text:p>52,2099499183594</text:p>
          </table:table-cell>
        </table:table-row>
        <table:table-row table:style-name="ro1">
          <table:table-cell office:value-type="string" calcext:value-type="string">
            <text:p>K1.40</text:p>
          </table:table-cell>
          <table:table-cell office:value-type="string" calcext:value-type="string">
            <text:p>MA00759</text:p>
          </table:table-cell>
          <table:table-cell office:value-type="string" calcext:value-type="string">
            <text:p>Stary cmentarz na Pęksowym Brzyzku w Zakopanem</text:p>
          </table:table-cell>
          <table:table-cell office:value-type="string" calcext:value-type="string">
            <text:p>Zwany również <text:s/>Starym Cmentarzem - pierwszy zakopiański cmentarz przy ul. Kościeliskiej, założony w drugiej połowie XIX wieku przez pierwszego proboszcza zakopiańskiego, księdza Józefa Stolarczyka. Pełni funkcję cmentarza zasłużonych. znajduje się tu około 500 grobów, w tym 250 osób zasłużonych. Prawie wszystkie nagrobki są niepowtarzalnymi dziełami sztu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40830</text:p>
          </table:table-cell>
          <table:table-cell office:value-type="string" calcext:value-type="string">
            <text:p>pl:Cmentarz Zasłużonych na Pęksowym Brzyzku</text:p>
          </table:table-cell>
          <table:table-cell office:value-type="string" calcext:value-type="string">
            <text:p>2024-10-14</text:p>
          </table:table-cell>
          <table:table-cell office:value-type="float" office:value="19.9471366358363" calcext:value-type="float">
            <text:p>19,9471366358363</text:p>
          </table:table-cell>
          <table:table-cell office:value-type="float" office:value="49.29682539255" calcext:value-type="float">
            <text:p>49,29682539255</text:p>
          </table:table-cell>
        </table:table-row>
        <table:table-row table:style-name="ro1">
          <table:table-cell office:value-type="string" calcext:value-type="string">
            <text:p>K1.10</text:p>
          </table:table-cell>
          <table:table-cell office:value-type="string" calcext:value-type="string">
            <text:p>PM00848</text:p>
          </table:table-cell>
          <table:table-cell office:value-type="string" calcext:value-type="string">
            <text:p>Statek - Muzeum Dar Pomorza</text:p>
          </table:table-cell>
          <table:table-cell office:value-type="string" calcext:value-type="string">
            <text:p>Trzymasztowy żaglowiec szkolny (fregata) zakupiony przez społeczeństwo Pomorza w 1929 r.dla Szkoły Morskiej w Gdyni. Od 1982 r. pełni rolę statku - muzeum.</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582</text:p>
          </table:table-cell>
          <table:table-cell office:value-type="string" calcext:value-type="string">
            <text:p>pl:Dar Pomorza</text:p>
          </table:table-cell>
          <table:table-cell office:value-type="string" calcext:value-type="string">
            <text:p>2024-10-14</text:p>
          </table:table-cell>
          <table:table-cell office:value-type="float" office:value="18.5528387281712" calcext:value-type="float">
            <text:p>18,5528387281712</text:p>
          </table:table-cell>
          <table:table-cell office:value-type="float" office:value="54.5194706151873" calcext:value-type="float">
            <text:p>54,5194706151873</text:p>
          </table:table-cell>
        </table:table-row>
        <table:table-row table:style-name="ro1">
          <table:table-cell office:value-type="string" calcext:value-type="string">
            <text:p>K1.10</text:p>
          </table:table-cell>
          <table:table-cell office:value-type="string" calcext:value-type="string">
            <text:p>PM00846</text:p>
          </table:table-cell>
          <table:table-cell office:value-type="string" calcext:value-type="string">
            <text:p>Statek - Muzeum Sołdek</text:p>
          </table:table-cell>
          <table:table-cell office:value-type="string" calcext:value-type="string">
            <text:p>Rudowęglowiec, masowiec o napędzie parowym. Pierwszy statek pełnomorski zbudowany całkowicie w Polsce po II wojnie światowej. Otrzymał nazwisko ówczesnego trasera Stoczni Gdańskiej, przodownika pracy Stanisława Sołdka, którego żona, Helena, była matką chrzestną.</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55096</text:p>
          </table:table-cell>
          <table:table-cell office:value-type="string" calcext:value-type="string">
            <text:p>pl:SS Sołdek</text:p>
          </table:table-cell>
          <table:table-cell office:value-type="string" calcext:value-type="string">
            <text:p>2024-10-14</text:p>
          </table:table-cell>
          <table:table-cell office:value-type="float" office:value="18.6586328515017" calcext:value-type="float">
            <text:p>18,6586328515017</text:p>
          </table:table-cell>
          <table:table-cell office:value-type="float" office:value="54.3514584678678" calcext:value-type="float">
            <text:p>54,3514584678678</text:p>
          </table:table-cell>
        </table:table-row>
        <table:table-row table:style-name="ro1">
          <table:table-cell office:value-type="string" calcext:value-type="string">
            <text:p>K1.40</text:p>
          </table:table-cell>
          <table:table-cell office:value-type="string" calcext:value-type="string">
            <text:p>MA00638</text:p>
          </table:table-cell>
          <table:table-cell office:value-type="string" calcext:value-type="string">
            <text:p>Synagoga Remuh w Krakowie</text:p>
          </table:table-cell>
          <table:table-cell office:value-type="string" calcext:value-type="string">
            <text:p>Synagoga jest jedną z dwóch czynnych synagog w mieście i jedyną, w której regularnie odbywają się nabożeństwa. Jest drugim najstarszym żydowskim domem modlitwy w Krakowie, przez co pierwotnie zwana była Nową. Synagoga wraz z przylegającym do niej cmentarzem tworzą unikatowy i bezcenny zespół żydowskiej architektury i sztuki sakralnej sięgający XV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618</text:p>
          </table:table-cell>
          <table:table-cell office:value-type="string" calcext:value-type="string">
            <text:p>pl:Synagoga Remu</text:p>
          </table:table-cell>
          <table:table-cell office:value-type="string" calcext:value-type="string">
            <text:p>2024-10-14</text:p>
          </table:table-cell>
          <table:table-cell office:value-type="float" office:value="19.9472816053246" calcext:value-type="float">
            <text:p>19,9472816053246</text:p>
          </table:table-cell>
          <table:table-cell office:value-type="float" office:value="50.0526493998472" calcext:value-type="float">
            <text:p>50,0526493998472</text:p>
          </table:table-cell>
        </table:table-row>
        <table:table-row table:style-name="ro1">
          <table:table-cell office:value-type="string" calcext:value-type="string">
            <text:p>K1.40</text:p>
          </table:table-cell>
          <table:table-cell office:value-type="string" calcext:value-type="string">
            <text:p>MA00863</text:p>
          </table:table-cell>
          <table:table-cell office:value-type="string" calcext:value-type="string">
            <text:p>Cmentarz Remuh w Krakowie</text:p>
          </table:table-cell>
          <table:table-cell office:value-type="string" calcext:value-type="string">
            <text:p>Stary cmentarz żydowski zwany również cmentarzem Remuh (lub Remu) – najstarszy cmentarz żydowski w Krakowie i jeden z najstarszych w Europie, założony w 1535 r. Położony jest na Kazimierzu przy synagodze Remuh. Wejście na cmentarz znajduje się obok synagogi przy ulicy Szerokiej 40. Nekropolia ma powierzchnię ok. 0,75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5001</text:p>
          </table:table-cell>
          <table:table-cell office:value-type="string" calcext:value-type="string">
            <text:p>pl:Cmentarz Remuh</text:p>
          </table:table-cell>
          <table:table-cell office:value-type="string" calcext:value-type="string">
            <text:p>2024-10-14</text:p>
          </table:table-cell>
          <table:table-cell office:value-type="float" office:value="19.9469879492125" calcext:value-type="float">
            <text:p>19,9469879492125</text:p>
          </table:table-cell>
          <table:table-cell office:value-type="float" office:value="50.0525817881947" calcext:value-type="float">
            <text:p>50,0525817881947</text:p>
          </table:table-cell>
        </table:table-row>
        <table:table-row table:style-name="ro1">
          <table:table-cell office:value-type="string" calcext:value-type="string">
            <text:p>K1.20</text:p>
          </table:table-cell>
          <table:table-cell office:value-type="string" calcext:value-type="string">
            <text:p>WP00624</text:p>
          </table:table-cell>
          <table:table-cell office:value-type="string" calcext:value-type="string">
            <text:p>Stary Browar – Centrum Handlu, Sztuki i Biznesu w Poznaniu</text:p>
          </table:table-cell>
          <table:table-cell office:value-type="string" calcext:value-type="string">
            <text:p>Centrum handlu i sztuki otwarte 5 listopada 2003 r.. Jest połączeniem obiektu handlowego oraz galerii artystycznej. Taka dwojaka funkcja wiąże się z realizacją idei „50:50” Grażyny Kulczyk, pierwszej właściciel obiektu, zgodnie z którą 50% przedsięwzięcia stanowi biznes, a drugie 50% poświęcone jest sztu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6489</text:p>
          </table:table-cell>
          <table:table-cell office:value-type="string" calcext:value-type="string">
            <text:p>pl:Stary Browar (Poznań)</text:p>
          </table:table-cell>
          <table:table-cell office:value-type="string" calcext:value-type="string">
            <text:p>2024-10-14</text:p>
          </table:table-cell>
          <table:table-cell office:value-type="float" office:value="16.9279215490208" calcext:value-type="float">
            <text:p>16,9279215490208</text:p>
          </table:table-cell>
          <table:table-cell office:value-type="float" office:value="52.401455646147" calcext:value-type="float">
            <text:p>52,401455646147</text:p>
          </table:table-cell>
        </table:table-row>
        <table:table-row table:style-name="ro1">
          <table:table-cell office:value-type="string" calcext:value-type="string">
            <text:p>K1.40</text:p>
          </table:table-cell>
          <table:table-cell office:value-type="string" calcext:value-type="string">
            <text:p>PK00336</text:p>
          </table:table-cell>
          <table:table-cell office:value-type="string" calcext:value-type="string">
            <text:p>Synagoga w Lesku</text:p>
          </table:table-cell>
          <table:table-cell office:value-type="string" calcext:value-type="string">
            <text:p>Synagoga została zbudowana w latach 1626–1654 na miejscu starej bożnicy na na planie prostokąta w stylu manierystyczno-barokowym. Jest główną synagogą leskiej gminy żydowskie. Miesci sie tam <text:s/>galeria sztuki i od 1995 Muzeum Żydów Galic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39495</text:p>
          </table:table-cell>
          <table:table-cell office:value-type="string" calcext:value-type="string">
            <text:p>pl:Synagoga w Lesku</text:p>
          </table:table-cell>
          <table:table-cell office:value-type="string" calcext:value-type="string">
            <text:p>2024-10-14</text:p>
          </table:table-cell>
          <table:table-cell office:value-type="float" office:value="22.3309914563099" calcext:value-type="float">
            <text:p>22,3309914563099</text:p>
          </table:table-cell>
          <table:table-cell office:value-type="float" office:value="49.4705024761557" calcext:value-type="float">
            <text:p>49,4705024761557</text:p>
          </table:table-cell>
        </table:table-row>
        <table:table-row table:style-name="ro1">
          <table:table-cell office:value-type="string" calcext:value-type="string">
            <text:p>K1.20</text:p>
          </table:table-cell>
          <table:table-cell office:value-type="string" calcext:value-type="string">
            <text:p>WN00146</text:p>
          </table:table-cell>
          <table:table-cell office:value-type="string" calcext:value-type="string">
            <text:p>Twierdza Boyen w Giżycku</text:p>
          </table:table-cell>
          <table:table-cell office:value-type="string" calcext:value-type="string">
            <text:p>Twierdza w kształcie gwiazdy, będąca ważnym obiektem militarnym o znaczeniu strategicznym w XIX i pocz. XX w. <text:s/>Zbudowana w latach 1844–1856 z rozkazu króla Fryderyka Wilhelma IV, zajmuje powierzchnię ok. 100 ha i została przygotowana dla załogi liczącej około 3000 żołnierz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08436</text:p>
          </table:table-cell>
          <table:table-cell office:value-type="string" calcext:value-type="string">
            <text:p>pl:Twierdza Boyen</text:p>
          </table:table-cell>
          <table:table-cell office:value-type="string" calcext:value-type="string">
            <text:p>2024-10-14</text:p>
          </table:table-cell>
          <table:table-cell office:value-type="float" office:value="21.7485854439115" calcext:value-type="float">
            <text:p>21,7485854439115</text:p>
          </table:table-cell>
          <table:table-cell office:value-type="float" office:value="54.0320099836178" calcext:value-type="float">
            <text:p>54,0320099836178</text:p>
          </table:table-cell>
        </table:table-row>
        <table:table-row table:style-name="ro1">
          <table:table-cell office:value-type="string" calcext:value-type="string">
            <text:p>K1.20</text:p>
          </table:table-cell>
          <table:table-cell office:value-type="string" calcext:value-type="string">
            <text:p>MZ00442</text:p>
          </table:table-cell>
          <table:table-cell office:value-type="string" calcext:value-type="string">
            <text:p>Twierdza Modlin w Nowym Dworze Mazowieckim</text:p>
          </table:table-cell>
          <table:table-cell office:value-type="string" calcext:value-type="string">
            <text:p>Kompleks twierdzy skłąda się z cytadeli położonej na prawym brzegu Narwi, umocnionych przedmości: kazuńskiego i nowodworskiego oraz z dwóch łańcuchów fortów. Jest jedną z największych i najlepiej zachowanych twierdz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7796</text:p>
          </table:table-cell>
          <table:table-cell office:value-type="string" calcext:value-type="string">
            <text:p>pl:Twierdza Modlin</text:p>
          </table:table-cell>
          <table:table-cell office:value-type="string" calcext:value-type="string">
            <text:p>2024-10-14</text:p>
          </table:table-cell>
          <table:table-cell office:value-type="float" office:value="20.6757421886566" calcext:value-type="float">
            <text:p>20,6757421886566</text:p>
          </table:table-cell>
          <table:table-cell office:value-type="float" office:value="52.4389179456714" calcext:value-type="float">
            <text:p>52,4389179456714</text:p>
          </table:table-cell>
        </table:table-row>
        <table:table-row table:style-name="ro1">
          <table:table-cell office:value-type="string" calcext:value-type="string">
            <text:p>K1.20</text:p>
          </table:table-cell>
          <table:table-cell office:value-type="string" calcext:value-type="string">
            <text:p>LU00119</text:p>
          </table:table-cell>
          <table:table-cell office:value-type="string" calcext:value-type="string">
            <text:p>Twierdza w Dęblinie</text:p>
          </table:table-cell>
          <table:table-cell office:value-type="string" calcext:value-type="string">
            <text:p>Zespół obiektów fortecznych wzniesionych przez Rosję w XIX wieku u zbiegu Wieprza i Wisły, w miejscowości Dęblin. Obecnie cytadela Twierdzy Dęblin zajęta jest przez Wojsko Polskie. Pozostałości istniejących fortów są opuszczo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195686</text:p>
          </table:table-cell>
          <table:table-cell office:value-type="string" calcext:value-type="string">
            <text:p>pl:Twierdza Dęblin</text:p>
          </table:table-cell>
          <table:table-cell office:value-type="string" calcext:value-type="string">
            <text:p>2024-10-14</text:p>
          </table:table-cell>
          <table:table-cell office:value-type="float" office:value="21.8376217691535" calcext:value-type="float">
            <text:p>21,8376217691535</text:p>
          </table:table-cell>
          <table:table-cell office:value-type="float" office:value="51.5563989897559" calcext:value-type="float">
            <text:p>51,5563989897559</text:p>
          </table:table-cell>
        </table:table-row>
        <table:table-row table:style-name="ro1">
          <table:table-cell office:value-type="string" calcext:value-type="string">
            <text:p>K1.20</text:p>
          </table:table-cell>
          <table:table-cell office:value-type="string" calcext:value-type="string">
            <text:p>WP00332</text:p>
          </table:table-cell>
          <table:table-cell office:value-type="string" calcext:value-type="string">
            <text:p>Wielkopolski Park Etnograficzny w Dziekanowicach</text:p>
          </table:table-cell>
          <table:table-cell office:value-type="string" calcext:value-type="string">
            <text:p>Skansen położony nad brzegiem jeziora Lednica gromadzący, zabezpieczający i eksponujący przedmioty i obiekty architektoniczne z obszaru Wielkopolski. Znajdują się w nim domy, budynki inwentarskie, stodoły wraz z wyposażeniem. Poszczególne budynki są rozmieszczone w taki sposób, by całość tworzyła naturalnej wielkości wieś.</text:p>
          </table:table-cell>
          <table:table-cell office:value-type="string" calcext:value-type="string">
            <text:p>Zmieniona nazwę na popraw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082</text:p>
          </table:table-cell>
          <table:table-cell office:value-type="string" calcext:value-type="string">
            <text:p>pl:Wielkopolski Park Etnograficzny w Dziekanowicach</text:p>
          </table:table-cell>
          <table:table-cell office:value-type="string" calcext:value-type="string">
            <text:p>2024-10-14</text:p>
          </table:table-cell>
          <table:table-cell office:value-type="float" office:value="17.3810740236579" calcext:value-type="float">
            <text:p>17,3810740236579</text:p>
          </table:table-cell>
          <table:table-cell office:value-type="float" office:value="52.5139808151254" calcext:value-type="float">
            <text:p>52,5139808151254</text:p>
          </table:table-cell>
        </table:table-row>
        <table:table-row table:style-name="ro1">
          <table:table-cell office:value-type="string" calcext:value-type="string">
            <text:p>K1.10</text:p>
          </table:table-cell>
          <table:table-cell office:value-type="string" calcext:value-type="string">
            <text:p>WP00564</text:p>
          </table:table-cell>
          <table:table-cell office:value-type="string" calcext:value-type="string">
            <text:p>Wielkopolskie Muzeum Pożarnictwa w Rakoniewicach</text:p>
          </table:table-cell>
          <table:table-cell office:value-type="string" calcext:value-type="string">
            <text:p>Otwarte 16 czerwca 1974 r. muzeum prezentujące archiwalia, sprzęt i wyposażenie związane z tematyką pożarniczą. Posiada ok. 4 000 ekspona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087</text:p>
          </table:table-cell>
          <table:table-cell office:value-type="string" calcext:value-type="string">
            <text:p>pl:Wielkopolskie Muzeum Pożarnictwa w Rakoniewicach</text:p>
          </table:table-cell>
          <table:table-cell office:value-type="string" calcext:value-type="string">
            <text:p>2024-10-14</text:p>
          </table:table-cell>
          <table:table-cell office:value-type="float" office:value="16.2724522524108" calcext:value-type="float">
            <text:p>16,2724522524108</text:p>
          </table:table-cell>
          <table:table-cell office:value-type="float" office:value="52.1401676934337" calcext:value-type="float">
            <text:p>52,1401676934337</text:p>
          </table:table-cell>
        </table:table-row>
        <table:table-row table:style-name="ro1">
          <table:table-cell office:value-type="string" calcext:value-type="string">
            <text:p>K1.10</text:p>
          </table:table-cell>
          <table:table-cell office:value-type="string" calcext:value-type="string">
            <text:p>WP00867</text:p>
          </table:table-cell>
          <table:table-cell office:value-type="string" calcext:value-type="string">
            <text:p>Wielkopolskie Muzeum Wojskowe</text:p>
          </table:table-cell>
          <table:table-cell office:value-type="string" calcext:value-type="string">
            <text:p>Zbiory muzeum obejmują około 40.000 eksponatów z obszaru rozwój polskiej broni i uzbrojenia od XI wieku do czasów współczesnych (bez sprzętu ciężkiego). Najstarsze eksponaty z dziedziny umundurowania pochodzą z XVIII wieku (kapelusze i buty do jazdy), a także z czasów Księstwa Warszawskiego. Jednym z najcenniejszych eksponatów jest łódź średniowieczna z X wieku – dłubanka wydobyta z Jeziora Lednica.</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3089</text:p>
          </table:table-cell>
          <table:table-cell office:value-type="string" calcext:value-type="string">
            <text:p>pl:Wielkopolskie Muzeum Wojskowe</text:p>
          </table:table-cell>
          <table:table-cell office:value-type="string" calcext:value-type="string">
            <text:p>2024-10-14</text:p>
          </table:table-cell>
          <table:table-cell office:value-type="float" office:value="16.9336670679759" calcext:value-type="float">
            <text:p>16,9336670679759</text:p>
          </table:table-cell>
          <table:table-cell office:value-type="float" office:value="52.4081784419883" calcext:value-type="float">
            <text:p>52,4081784419883</text:p>
          </table:table-cell>
        </table:table-row>
        <table:table-row table:style-name="ro1">
          <table:table-cell office:value-type="string" calcext:value-type="string">
            <text:p>K1.30</text:p>
          </table:table-cell>
          <table:table-cell office:value-type="string" calcext:value-type="string">
            <text:p>WN00145</text:p>
          </table:table-cell>
          <table:table-cell office:value-type="string" calcext:value-type="string">
            <text:p>Wilczy Szaniec w Gierłoży</text:p>
          </table:table-cell>
          <table:table-cell office:value-type="string" calcext:value-type="string">
            <text:p>Kwatera główna Adolfa Hitlera (niem. Führerhauptquartier, FHQ) i Naczelnego Dowództwa Sił Zbrojnych (niem. Oberkommando der Wehrmacht, OKW) w lesie gierłos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7153</text:p>
          </table:table-cell>
          <table:table-cell office:value-type="string" calcext:value-type="string">
            <text:p>pl:Wilczy Szaniec</text:p>
          </table:table-cell>
          <table:table-cell office:value-type="string" calcext:value-type="string">
            <text:p>2024-10-14</text:p>
          </table:table-cell>
          <table:table-cell office:value-type="float" office:value="21.4980990550504" calcext:value-type="float">
            <text:p>21,4980990550504</text:p>
          </table:table-cell>
          <table:table-cell office:value-type="float" office:value="54.0807069462878" calcext:value-type="float">
            <text:p>54,0807069462878</text:p>
          </table:table-cell>
        </table:table-row>
        <table:table-row table:style-name="ro1">
          <table:table-cell office:value-type="string" calcext:value-type="string">
            <text:p>P1.10</text:p>
          </table:table-cell>
          <table:table-cell office:value-type="string" calcext:value-type="string">
            <text:p>MA00760</text:p>
          </table:table-cell>
          <table:table-cell office:value-type="string" calcext:value-type="string">
            <text:p>Ośrodek kultury ludowej w Zalipiu</text:p>
          </table:table-cell>
          <table:table-cell office:value-type="string" calcext:value-type="string">
            <text:p>Wieś znana jest ze zwyczaju malowania chat, obecnie jest ich około 40. Na terenie wsi znajduje się "Dom Malarek" pełniący funkcję ośrodka kultury i centrum promocji „malowanej ws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94010</text:p>
          </table:table-cell>
          <table:table-cell office:value-type="string" calcext:value-type="string">
            <text:p>pl:Zalipie (województwo małopolskie)</text:p>
          </table:table-cell>
          <table:table-cell office:value-type="string" calcext:value-type="string">
            <text:p>2024-10-14</text:p>
          </table:table-cell>
          <table:table-cell office:value-type="float" office:value="20.8601768684134" calcext:value-type="float">
            <text:p>20,8601768684134</text:p>
          </table:table-cell>
          <table:table-cell office:value-type="float" office:value="50.2367559365546" calcext:value-type="float">
            <text:p>50,2367559365546</text:p>
          </table:table-cell>
        </table:table-row>
        <table:table-row table:style-name="ro1">
          <table:table-cell office:value-type="string" calcext:value-type="string">
            <text:p>K1.30</text:p>
          </table:table-cell>
          <table:table-cell office:value-type="string" calcext:value-type="string">
            <text:p>DS00174</text:p>
          </table:table-cell>
          <table:table-cell office:value-type="string" calcext:value-type="string">
            <text:p>Zamek Grodno</text:p>
          </table:table-cell>
          <table:table-cell office:value-type="string" calcext:value-type="string">
            <text:p>Położony w Górach Czarnych kamienny zamek, na szczycie góry Choina (450 m n.p.m.). Jego ostatnimi włąscicielami byli Zedlitzowie. W 2018 r. uruchomiono w nim hotel i restaurację.</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51156</text:p>
          </table:table-cell>
          <table:table-cell office:value-type="string" calcext:value-type="string">
            <text:p>pl:Zamek Grodno</text:p>
          </table:table-cell>
          <table:table-cell office:value-type="string" calcext:value-type="string">
            <text:p>2024-10-14</text:p>
          </table:table-cell>
          <table:table-cell office:value-type="float" office:value="16.4105395534456" calcext:value-type="float">
            <text:p>16,4105395534456</text:p>
          </table:table-cell>
          <table:table-cell office:value-type="float" office:value="50.7494517674114" calcext:value-type="float">
            <text:p>50,7494517674114</text:p>
          </table:table-cell>
        </table:table-row>
        <table:table-row table:style-name="ro1">
          <table:table-cell office:value-type="string" calcext:value-type="string">
            <text:p>K1.30</text:p>
          </table:table-cell>
          <table:table-cell office:value-type="string" calcext:value-type="string">
            <text:p>LB00347</text:p>
          </table:table-cell>
          <table:table-cell office:value-type="string" calcext:value-type="string">
            <text:p>Zamek joannitów w Łagowie</text:p>
          </table:table-cell>
          <table:table-cell office:value-type="string" calcext:value-type="string">
            <text:p>Został wzniesiony w XIV stuleciu w stylu gotyckim przez joannitów, następnie był rozbudowywany w XVI -XVIII stuleciu. Obecnie w zamku mieści się hotel.</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18861</text:p>
          </table:table-cell>
          <table:table-cell office:value-type="string" calcext:value-type="string">
            <text:p>pl:Zamek joannitów w Łagowie</text:p>
          </table:table-cell>
          <table:table-cell office:value-type="string" calcext:value-type="string">
            <text:p>2024-10-14</text:p>
          </table:table-cell>
          <table:table-cell office:value-type="float" office:value="15.2928436377048" calcext:value-type="float">
            <text:p>15,2928436377048</text:p>
          </table:table-cell>
          <table:table-cell office:value-type="float" office:value="52.3346567618372" calcext:value-type="float">
            <text:p>52,3346567618372</text:p>
          </table:table-cell>
        </table:table-row>
        <table:table-row table:style-name="ro1">
          <table:table-cell office:value-type="string" calcext:value-type="string">
            <text:p>K1.20</text:p>
          </table:table-cell>
          <table:table-cell office:value-type="string" calcext:value-type="string">
            <text:p>LU00587</text:p>
          </table:table-cell>
          <table:table-cell office:value-type="string" calcext:value-type="string">
            <text:p>Rynek Starego Miasta w Lublinie</text:p>
          </table:table-cell>
          <table:table-cell office:value-type="string" calcext:value-type="string">
            <text:p>Centralny plac w historycznym centrum Lubli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6295419</text:p>
          </table:table-cell>
          <table:table-cell office:value-type="string" calcext:value-type="string">
            <text:p>pl:Rynek w Lublinie</text:p>
          </table:table-cell>
          <table:table-cell office:value-type="string" calcext:value-type="string">
            <text:p>2024-10-14</text:p>
          </table:table-cell>
          <table:table-cell office:value-type="float" office:value="22.5679478177292" calcext:value-type="float">
            <text:p>22,5679478177292</text:p>
          </table:table-cell>
          <table:table-cell office:value-type="float" office:value="51.2478266152118" calcext:value-type="float">
            <text:p>51,2478266152118</text:p>
          </table:table-cell>
        </table:table-row>
        <table:table-row table:style-name="ro1">
          <table:table-cell office:value-type="string" calcext:value-type="string">
            <text:p>K1.20</text:p>
          </table:table-cell>
          <table:table-cell office:value-type="string" calcext:value-type="string">
            <text:p>MA00883</text:p>
          </table:table-cell>
          <table:table-cell office:value-type="string" calcext:value-type="string">
            <text:p>Zamek Królewski na Wawelu</text:p>
          </table:table-cell>
          <table:table-cell office:value-type="string" calcext:value-type="string">
            <text:p>Siedziba królów Polskich, została zbudowana przez Władysława Łokietka i Kazimierza Wielkiego na pozostałosciach grodu z X- XIII w. W latach 1499 -1536 Zygmunt Stary przebudował ją i robudował w stylu renesansowym z arkadowym dziedzińcem. Mają w nim siedzibę Państwowe Zbiory Sztuki – Zamek Królewski na Wawelu, muzeum o powierzchni 7040 m² z 71 salami wystawowymi.</text:p>
          </table:table-cell>
          <table:table-cell office:value-type="string" calcext:value-type="string">
            <text:p>W KKP wzgórze wawelskie było reprezentowane przez jeden obiek, w CKKP rozdzielono je na kilk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820</text:p>
          </table:table-cell>
          <table:table-cell office:value-type="string" calcext:value-type="string">
            <text:p>pl:Zamek Królewski na Wawelu</text:p>
          </table:table-cell>
          <table:table-cell office:value-type="string" calcext:value-type="string">
            <text:p>2024-10-14</text:p>
          </table:table-cell>
          <table:table-cell office:value-type="float" office:value="19.93544001058" calcext:value-type="float">
            <text:p>19,93544001058</text:p>
          </table:table-cell>
          <table:table-cell office:value-type="float" office:value="50.0540970702935" calcext:value-type="float">
            <text:p>50,0540970702935</text:p>
          </table:table-cell>
        </table:table-row>
        <table:table-row table:style-name="ro1">
          <table:table-cell office:value-type="string" calcext:value-type="string">
            <text:p>P1.30</text:p>
          </table:table-cell>
          <table:table-cell office:value-type="string" calcext:value-type="string">
            <text:p>PM00213</text:p>
          </table:table-cell>
          <table:table-cell office:value-type="string" calcext:value-type="string">
            <text:p>Jezioro Gardno</text:p>
          </table:table-cell>
          <table:table-cell office:value-type="string" calcext:value-type="string">
            <text:p>Jezioro przybrzeżne położone na Wybrzeżu Słowińskim. Ma powierzchnię 2468 ha i maksymalną głębokość 2,6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88781</text:p>
          </table:table-cell>
          <table:table-cell office:value-type="string" calcext:value-type="string">
            <text:p>pl:Gardno</text:p>
          </table:table-cell>
          <table:table-cell office:value-type="string" calcext:value-type="string">
            <text:p>2024-10-14</text:p>
          </table:table-cell>
          <table:table-cell office:value-type="float" office:value="17.1119819886184" calcext:value-type="float">
            <text:p>17,1119819886184</text:p>
          </table:table-cell>
          <table:table-cell office:value-type="float" office:value="54.6513669926424" calcext:value-type="float">
            <text:p>54,6513669926424</text:p>
          </table:table-cell>
        </table:table-row>
        <table:table-row table:style-name="ro1">
          <table:table-cell office:value-type="string" calcext:value-type="string">
            <text:p>P1.30</text:p>
          </table:table-cell>
          <table:table-cell office:value-type="string" calcext:value-type="string">
            <text:p>WP00214</text:p>
          </table:table-cell>
          <table:table-cell office:value-type="string" calcext:value-type="string">
            <text:p>Jezioro Kociołek</text:p>
          </table:table-cell>
          <table:table-cell office:value-type="string" calcext:value-type="string">
            <text:p>Jezioro polodowcowe w kształcie małego, owalnego akwenu o powierzchni 4,3 ha, maksymalnej głębokości 7,8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46</text:p>
          </table:table-cell>
          <table:table-cell office:value-type="string" calcext:value-type="string">
            <text:p>pl:Obszar ochrony ścisłej Jezioro Kociołek</text:p>
          </table:table-cell>
          <table:table-cell office:value-type="string" calcext:value-type="string">
            <text:p>2024-10-14</text:p>
          </table:table-cell>
          <table:table-cell office:value-type="float" office:value="16.8125920726863" calcext:value-type="float">
            <text:p>16,8125920726863</text:p>
          </table:table-cell>
          <table:table-cell office:value-type="float" office:value="52.2499825834083" calcext:value-type="float">
            <text:p>52,2499825834083</text:p>
          </table:table-cell>
        </table:table-row>
        <table:table-row table:style-name="ro1">
          <table:table-cell office:value-type="string" calcext:value-type="string">
            <text:p>P1.30</text:p>
          </table:table-cell>
          <table:table-cell office:value-type="string" calcext:value-type="string">
            <text:p>WP00215</text:p>
          </table:table-cell>
          <table:table-cell office:value-type="string" calcext:value-type="string">
            <text:p>Jezioro Maltańskie</text:p>
          </table:table-cell>
          <table:table-cell office:value-type="string" calcext:value-type="string">
            <text:p>Sztuczny zbiornik wodny, powstały w wyniku spiętrzenia Cybiny.Zbiornik zajmuje maksymalnie obszar 67,5 ha (zależy od stopnia spiętrzenia), jego długość to około 2,2 km. Średnia głębokość to nieco ponad 3,13 m, a maksymalna to około 5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11941</text:p>
          </table:table-cell>
          <table:table-cell office:value-type="string" calcext:value-type="string">
            <text:p>pl:Jezioro Maltańskie</text:p>
          </table:table-cell>
          <table:table-cell office:value-type="string" calcext:value-type="string">
            <text:p>2024-10-14</text:p>
          </table:table-cell>
          <table:table-cell office:value-type="float" office:value="16.9703194797916" calcext:value-type="float">
            <text:p>16,9703194797916</text:p>
          </table:table-cell>
          <table:table-cell office:value-type="float" office:value="52.4029417360012" calcext:value-type="float">
            <text:p>52,4029417360012</text:p>
          </table:table-cell>
        </table:table-row>
        <table:table-row table:style-name="ro1">
          <table:table-cell office:value-type="string" calcext:value-type="string">
            <text:p>P1.30</text:p>
          </table:table-cell>
          <table:table-cell office:value-type="string" calcext:value-type="string">
            <text:p>LB00216</text:p>
          </table:table-cell>
          <table:table-cell office:value-type="string" calcext:value-type="string">
            <text:p>Jezioro Ostrowiec</text:p>
          </table:table-cell>
          <table:table-cell office:value-type="string" calcext:value-type="string">
            <text:p>Jezioro rynnowe w Polsce na Pojezierzu Drawskim, nad północnym brzegiem znajduje się wieś Borne. Jezioro silnie porośnięte roślinnością wodną w dużym stopniu poddane procesowi eutrofizac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2748904</text:p>
          </table:table-cell>
          <table:table-cell office:value-type="string" calcext:value-type="string">
            <text:p>pl:Ostrowiec (jezioro w powiecie drawskim)</text:p>
          </table:table-cell>
          <table:table-cell office:value-type="string" calcext:value-type="string">
            <text:p>2024-10-14</text:p>
          </table:table-cell>
          <table:table-cell office:value-type="float" office:value="15.9716474679972" calcext:value-type="float">
            <text:p>15,9716474679972</text:p>
          </table:table-cell>
          <table:table-cell office:value-type="float" office:value="53.0869135349809" calcext:value-type="float">
            <text:p>53,0869135349809</text:p>
          </table:table-cell>
        </table:table-row>
        <table:table-row table:style-name="ro1">
          <table:table-cell office:value-type="string" calcext:value-type="string">
            <text:p>P1.30</text:p>
          </table:table-cell>
          <table:table-cell office:value-type="string" calcext:value-type="string">
            <text:p>PK00614</text:p>
          </table:table-cell>
          <table:table-cell office:value-type="string" calcext:value-type="string">
            <text:p>Jezioro Solińskie</text:p>
          </table:table-cell>
          <table:table-cell office:value-type="string" calcext:value-type="string">
            <text:p>Zbiornik retencyjny na rzece San. Ma powierzchnię ok. 22 km² i największą w Polsce pojemność (472 mln m³). Maksymalna głębokość zbiornika to 60 m przy zapor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0896</text:p>
          </table:table-cell>
          <table:table-cell office:value-type="string" calcext:value-type="string">
            <text:p>pl:Jezioro Solińskie</text:p>
          </table:table-cell>
          <table:table-cell office:value-type="string" calcext:value-type="string">
            <text:p>2024-10-14</text:p>
          </table:table-cell>
          <table:table-cell office:value-type="float" office:value="22.4710764004533" calcext:value-type="float">
            <text:p>22,4710764004533</text:p>
          </table:table-cell>
          <table:table-cell office:value-type="float" office:value="49.3551333404777" calcext:value-type="float">
            <text:p>49,3551333404777</text:p>
          </table:table-cell>
        </table:table-row>
        <table:table-row table:style-name="ro1">
          <table:table-cell office:value-type="string" calcext:value-type="string">
            <text:p>P1.30</text:p>
          </table:table-cell>
          <table:table-cell office:value-type="string" calcext:value-type="string">
            <text:p>ZP00217</text:p>
          </table:table-cell>
          <table:table-cell office:value-type="string" calcext:value-type="string">
            <text:p>Jezioro Szmaragdowe</text:p>
          </table:table-cell>
          <table:table-cell office:value-type="string" calcext:value-type="string">
            <text:p>Sztuczne jezioro położone na osiedlu Szczecina – Zdrojach powstałe w dawnej kopalni kredy i margla. O powierzchnii 28,5 ha i głebokosci 18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225440</text:p>
          </table:table-cell>
          <table:table-cell office:value-type="string" calcext:value-type="string">
            <text:p>pl:Jezioro Szmaragdowe</text:p>
          </table:table-cell>
          <table:table-cell office:value-type="string" calcext:value-type="string">
            <text:p>2024-10-14</text:p>
          </table:table-cell>
          <table:table-cell office:value-type="float" office:value="14.6248491929084" calcext:value-type="float">
            <text:p>14,6248491929084</text:p>
          </table:table-cell>
          <table:table-cell office:value-type="float" office:value="53.3712959343417" calcext:value-type="float">
            <text:p>53,3712959343417</text:p>
          </table:table-cell>
        </table:table-row>
        <table:table-row table:style-name="ro1">
          <table:table-cell office:value-type="string" calcext:value-type="string">
            <text:p>K1.20</text:p>
          </table:table-cell>
          <table:table-cell office:value-type="string" calcext:value-type="string">
            <text:p>PK00206</text:p>
          </table:table-cell>
          <table:table-cell office:value-type="string" calcext:value-type="string">
            <text:p>Kamienica Orsettich w Jarosławiu</text:p>
          </table:table-cell>
          <table:table-cell office:value-type="string" calcext:value-type="string">
            <text:p>Zabytkowa późnorenesansowa kamienica, wzniesiona w 1570 r. Znajduje się w niej Muzeum Jarosławia zaimujące się gromadzeniem, przechowywaniem, opracowywaniem i konserwacją zabytków sztuki i kultury związanych z historią Jarosławia oraz okolic.</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24</text:p>
          </table:table-cell>
          <table:table-cell office:value-type="string" calcext:value-type="string">
            <text:p>pl:Muzeum w Jarosławiu Kamienica Orsettich</text:p>
          </table:table-cell>
          <table:table-cell office:value-type="string" calcext:value-type="string">
            <text:p>2024-10-14</text:p>
          </table:table-cell>
          <table:table-cell office:value-type="float" office:value="22.6838556071727" calcext:value-type="float">
            <text:p>22,6838556071727</text:p>
          </table:table-cell>
          <table:table-cell office:value-type="float" office:value="50.0181598151062" calcext:value-type="float">
            <text:p>50,0181598151062</text:p>
          </table:table-cell>
        </table:table-row>
        <table:table-row table:style-name="ro1">
          <table:table-cell office:value-type="string" calcext:value-type="string">
            <text:p>K1.40</text:p>
          </table:table-cell>
          <table:table-cell office:value-type="string" calcext:value-type="string">
            <text:p>DS00326</text:p>
          </table:table-cell>
          <table:table-cell office:value-type="string" calcext:value-type="string">
            <text:p>Kaplica Czaszek w Czeremnej</text:p>
          </table:table-cell>
          <table:table-cell office:value-type="string" calcext:value-type="string">
            <text:p>Niewielka barokowa kaplica murowana posadowiona na podstawie kwadratu, usytuowana została pomiędzy kościołem św. Bartłomieja a wolnostojącą dzwonnicą. Ściany i sklepienie wnętrza kaplicy pokrywa ok. 3 tys. ciasno ułożonych czaszek i kości ludzkich, ofiar wojen oraz epidemii chorób zakaźnych. Dalsze 20–30 tys. szczątków leży w krypcie pod kaplic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79740</text:p>
          </table:table-cell>
          <table:table-cell office:value-type="string" calcext:value-type="string">
            <text:p>pl:Kaplica Czaszek w Kudowie-Zdroju</text:p>
          </table:table-cell>
          <table:table-cell office:value-type="string" calcext:value-type="string">
            <text:p>2024-10-14</text:p>
          </table:table-cell>
          <table:table-cell office:value-type="float" office:value="16.2419397999996" calcext:value-type="float">
            <text:p>16,2419397999996</text:p>
          </table:table-cell>
          <table:table-cell office:value-type="float" office:value="50.4515335000058" calcext:value-type="float">
            <text:p>50,4515335000058</text:p>
          </table:table-cell>
        </table:table-row>
        <table:table-row table:style-name="ro1">
          <table:table-cell office:value-type="string" calcext:value-type="string">
            <text:p>K1.10</text:p>
          </table:table-cell>
          <table:table-cell office:value-type="string" calcext:value-type="string">
            <text:p>DS00231</text:p>
          </table:table-cell>
          <table:table-cell office:value-type="string" calcext:value-type="string">
            <text:p>Karkonoskie Centrum Edukacji Ekologicznej KPN w Szklarskiej Porębie</text:p>
          </table:table-cell>
          <table:table-cell office:value-type="string" calcext:value-type="string">
            <text:p>Ośrodek edukacyjny działający w strukturach Karkonoskiego Parku Narodowego, mający swoją siedzibę w Szklarskiej Porębie. Zadaniem instytucji jest prezentacja przyrody Karkonoszy, zarówno po polskiej, jak i po czeskiej stronie. W stałej ekspozycji znajdują się materiały poglądowe dotyczące wpływu człowieka na środowisko naturalne gór, zjawisk przyrodniczych, flory i fauny, kotłów polodowcowych i torfowis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5736</text:p>
          </table:table-cell>
          <table:table-cell office:value-type="string" calcext:value-type="string">
            <text:p>pl:Karkonoskie Centrum Edukacji Ekologicznej</text:p>
          </table:table-cell>
          <table:table-cell office:value-type="string" calcext:value-type="string">
            <text:p>2024-10-14</text:p>
          </table:table-cell>
          <table:table-cell office:value-type="float" office:value="15.5189647560043" calcext:value-type="float">
            <text:p>15,5189647560043</text:p>
          </table:table-cell>
          <table:table-cell office:value-type="float" office:value="50.8189272980616" calcext:value-type="float">
            <text:p>50,8189272980616</text:p>
          </table:table-cell>
        </table:table-row>
        <table:table-row table:style-name="ro1">
          <table:table-cell office:value-type="string" calcext:value-type="string">
            <text:p>K1.40</text:p>
          </table:table-cell>
          <table:table-cell office:value-type="string" calcext:value-type="string">
            <text:p>LU00877</text:p>
          </table:table-cell>
          <table:table-cell office:value-type="string" calcext:value-type="string">
            <text:p>Kaplica Trójcy Świętej w Lublinie</text:p>
          </table:table-cell>
          <table:table-cell office:value-type="string" calcext:value-type="string">
            <text:p>Kaplica znajdująca się na dziedzińcu zamkowym w Lublinie, połączona z częścią muzealną zamku. Kaplica stanowi integralną część obiektu muzealnego.</text:p>
          </table:table-cell>
          <table:table-cell office:value-type="string" calcext:value-type="string">
            <text:p>W KKP Zamke w Lublinie, Muzeum Narodowe oraz Kapica św. Trójcy były traktowane jako jeden budynek. W CKKP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5166</text:p>
          </table:table-cell>
          <table:table-cell office:value-type="string" calcext:value-type="string">
            <text:p>pl:Kaplica Trójcy Świętej w Lublinie</text:p>
          </table:table-cell>
          <table:table-cell office:value-type="string" calcext:value-type="string">
            <text:p>2024-10-14</text:p>
          </table:table-cell>
          <table:table-cell office:value-type="float" office:value="22.5731170146123" calcext:value-type="float">
            <text:p>22,5731170146123</text:p>
          </table:table-cell>
          <table:table-cell office:value-type="float" office:value="51.2503092275123" calcext:value-type="float">
            <text:p>51,2503092275123</text:p>
          </table:table-cell>
        </table:table-row>
        <table:table-row table:style-name="ro1">
          <table:table-cell office:value-type="string" calcext:value-type="string">
            <text:p>K1.20</text:p>
          </table:table-cell>
          <table:table-cell office:value-type="string" calcext:value-type="string">
            <text:p>PM00716</text:p>
          </table:table-cell>
          <table:table-cell office:value-type="string" calcext:value-type="string">
            <text:p>Kaszubski Park Etnograficzny we Wdzydzach Kiszewskich</text:p>
          </table:table-cell>
          <table:table-cell office:value-type="string" calcext:value-type="string">
            <text:p>Kaszubski Park Etnograficzny im. Teodory i Izydora Gulgowskich we Wdzydzach – muzeum typu skansenowskiego, w którym zgromadzono ponad 50 obiektów architektury ludowej z obszaru całych Kaszub i Kociewia oprócz pasa nadmor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80679</text:p>
          </table:table-cell>
          <table:table-cell office:value-type="string" calcext:value-type="string">
            <text:p>pl:Kaszubski Park Etnograficzny we Wdzydzach</text:p>
          </table:table-cell>
          <table:table-cell office:value-type="string" calcext:value-type="string">
            <text:p>2024-10-14</text:p>
          </table:table-cell>
          <table:table-cell office:value-type="float" office:value="17.9411524383159" calcext:value-type="float">
            <text:p>17,9411524383159</text:p>
          </table:table-cell>
          <table:table-cell office:value-type="float" office:value="54.0097771638981" calcext:value-type="float">
            <text:p>54,0097771638981</text:p>
          </table:table-cell>
        </table:table-row>
        <table:table-row table:style-name="ro1">
          <table:table-cell office:value-type="string" calcext:value-type="string">
            <text:p>K1.40</text:p>
          </table:table-cell>
          <table:table-cell office:value-type="string" calcext:value-type="string">
            <text:p>DS00659</text:p>
          </table:table-cell>
          <table:table-cell office:value-type="string" calcext:value-type="string">
            <text:p>Katedra pw. śś. Stanisława i Wacława w Świdnicy</text:p>
          </table:table-cell>
          <table:table-cell office:value-type="string" calcext:value-type="string">
            <text:p>Jeden z największych kościołów Dolnego Śląska. Wieża o wys. 101,21 m jest obecnie najwyższą na terenie całego Śląska i szóstą co do wielkości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37356</text:p>
          </table:table-cell>
          <table:table-cell office:value-type="string" calcext:value-type="string">
            <text:p>pl:Katedra św. Stanisława i św. Wacława w Świdnicy</text:p>
          </table:table-cell>
          <table:table-cell office:value-type="string" calcext:value-type="string">
            <text:p>2024-10-14</text:p>
          </table:table-cell>
          <table:table-cell office:value-type="float" office:value="16.4920115558062" calcext:value-type="float">
            <text:p>16,4920115558062</text:p>
          </table:table-cell>
          <table:table-cell office:value-type="float" office:value="50.8411477856612" calcext:value-type="float">
            <text:p>50,8411477856612</text:p>
          </table:table-cell>
        </table:table-row>
        <table:table-row table:style-name="ro1">
          <table:table-cell office:value-type="string" calcext:value-type="string">
            <text:p>K1.40</text:p>
          </table:table-cell>
          <table:table-cell office:value-type="string" calcext:value-type="string">
            <text:p>WN00466</text:p>
          </table:table-cell>
          <table:table-cell office:value-type="string" calcext:value-type="string">
            <text:p>Katedra pw. św. Jakuba w Olsztynie</text:p>
          </table:table-cell>
          <table:table-cell office:value-type="string" calcext:value-type="string">
            <text:p>Gotycki kościół zbudowany w II poł. XIV wie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919808</text:p>
          </table:table-cell>
          <table:table-cell office:value-type="string" calcext:value-type="string">
            <text:p>pl:Bazylika konkatedralna św. Jakuba w Olsztynie</text:p>
          </table:table-cell>
          <table:table-cell office:value-type="string" calcext:value-type="string">
            <text:p>2024-10-14</text:p>
          </table:table-cell>
          <table:table-cell office:value-type="float" office:value="20.4776224511355" calcext:value-type="float">
            <text:p>20,4776224511355</text:p>
          </table:table-cell>
          <table:table-cell office:value-type="float" office:value="53.7761006958908" calcext:value-type="float">
            <text:p>53,7761006958908</text:p>
          </table:table-cell>
        </table:table-row>
        <table:table-row table:style-name="ro1">
          <table:table-cell office:value-type="string" calcext:value-type="string">
            <text:p>K1.40</text:p>
          </table:table-cell>
          <table:table-cell office:value-type="string" calcext:value-type="string">
            <text:p>WP00223</text:p>
          </table:table-cell>
          <table:table-cell office:value-type="string" calcext:value-type="string">
            <text:p>Katedra pw. św. Mikołaja w Kaliszu</text:p>
          </table:table-cell>
          <table:table-cell office:value-type="string" calcext:value-type="string">
            <text:p>Zabytkowy kościół, którego budowę w stylu gotyckim rozpoczęto przed 1257 rokiem, rozbudowano w XIV i XVII wieku. W XIX wieku nadbudowano wieżę.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7350</text:p>
          </table:table-cell>
          <table:table-cell office:value-type="string" calcext:value-type="string">
            <text:p>pl:Katedra św. Mikołaja Biskupa w Kaliszu</text:p>
          </table:table-cell>
          <table:table-cell office:value-type="string" calcext:value-type="string">
            <text:p>2024-10-14</text:p>
          </table:table-cell>
          <table:table-cell office:value-type="float" office:value="18.0892249585315" calcext:value-type="float">
            <text:p>18,0892249585315</text:p>
          </table:table-cell>
          <table:table-cell office:value-type="float" office:value="51.7640851150258" calcext:value-type="float">
            <text:p>51,7640851150258</text:p>
          </table:table-cell>
        </table:table-row>
        <table:table-row table:style-name="ro1">
          <table:table-cell office:value-type="string" calcext:value-type="string">
            <text:p>K1.40</text:p>
          </table:table-cell>
          <table:table-cell office:value-type="string" calcext:value-type="string">
            <text:p>MZ00521</text:p>
          </table:table-cell>
          <table:table-cell office:value-type="string" calcext:value-type="string">
            <text:p>Katedra pw. Wniebowzięcia Najświętszej Maryi Panny w Płocku</text:p>
          </table:table-cell>
          <table:table-cell office:value-type="string" calcext:value-type="string">
            <text:p>Jedna z pięciu najstarszych katedr w Polsce zbudowana w tym miejscu po raz pierwszy pod koniec XI wieku. W obecnej renesansowej formie po zbudowaniu katedry na nowo w XVI wieku oraz po przebudowie z lat 1900-1903. Jest położona na wznoszącym się 60 m nad Wisłą na Wzgórzu Tumskim, miejsce pochówku władców Polsk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34756</text:p>
          </table:table-cell>
          <table:table-cell office:value-type="string" calcext:value-type="string">
            <text:p>pl:Bazylika katedralna Wniebowzięcia Najświętszej Maryi Panny w Płocku</text:p>
          </table:table-cell>
          <table:table-cell office:value-type="string" calcext:value-type="string">
            <text:p>2024-10-14</text:p>
          </table:table-cell>
          <table:table-cell office:value-type="float" office:value="19.6896109421704" calcext:value-type="float">
            <text:p>19,6896109421704</text:p>
          </table:table-cell>
          <table:table-cell office:value-type="float" office:value="52.5409907501696" calcext:value-type="float">
            <text:p>52,5409907501696</text:p>
          </table:table-cell>
        </table:table-row>
        <table:table-row table:style-name="ro1">
          <table:table-cell office:value-type="string" calcext:value-type="string">
            <text:p>K1.40</text:p>
          </table:table-cell>
          <table:table-cell office:value-type="string" calcext:value-type="string">
            <text:p>SK00249</text:p>
          </table:table-cell>
          <table:table-cell office:value-type="string" calcext:value-type="string">
            <text:p>Katedra pw. Wniebowzięcia Najświętszej Maryi Panny w Kielcach</text:p>
          </table:table-cell>
          <table:table-cell office:value-type="string" calcext:value-type="string">
            <text:p>Barokowa świątynia, z pozostałościami stylu romańskiego, zlokalizowana w centrum Kielc na „Wzgórzu Zamkowym”, jeden z najcenniejszych zabytków miasta. W budynku znajduje się wiele zabytków ruchomych m.in. ołtarze, kielichy, monstrancje. Zabytkiem są organy zbudowane w 1912 r. przez firmę Riegera, natomiast szafa organowa pochodzi z XVIII wiek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63</text:p>
          </table:table-cell>
          <table:table-cell office:value-type="string" calcext:value-type="string">
            <text:p>pl:Bazylika katedralna Wniebowzięcia Najświętszej Maryi Panny w Kielcach</text:p>
          </table:table-cell>
          <table:table-cell office:value-type="string" calcext:value-type="string">
            <text:p>2024-10-14</text:p>
          </table:table-cell>
          <table:table-cell office:value-type="float" office:value="20.6288593164492" calcext:value-type="float">
            <text:p>20,6288593164492</text:p>
          </table:table-cell>
          <table:table-cell office:value-type="float" office:value="50.8688610211411" calcext:value-type="float">
            <text:p>50,8688610211411</text:p>
          </table:table-cell>
        </table:table-row>
        <table:table-row table:style-name="ro1">
          <table:table-cell office:value-type="string" calcext:value-type="string">
            <text:p>K1.40</text:p>
          </table:table-cell>
          <table:table-cell office:value-type="string" calcext:value-type="string">
            <text:p>ZP00266</text:p>
          </table:table-cell>
          <table:table-cell office:value-type="string" calcext:value-type="string">
            <text:p>Katedra pw. Wniebowzięcia Najświętszej Maryi Panny w Kołobrzegu</text:p>
          </table:table-cell>
          <table:table-cell office:value-type="string" calcext:value-type="string">
            <text:p>Świątynia rzymskokatolicka wybudowana w XIV wieku w stylu gotyckim, halowa, pięcionaw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9076</text:p>
          </table:table-cell>
          <table:table-cell office:value-type="string" calcext:value-type="string">
            <text:p>pl:Bazylika konkatedralna Wniebowzięcia Najświętszej Maryi Panny w Kołobrzegu</text:p>
          </table:table-cell>
          <table:table-cell office:value-type="string" calcext:value-type="string">
            <text:p>2024-10-14</text:p>
          </table:table-cell>
          <table:table-cell office:value-type="float" office:value="15.5746336442578" calcext:value-type="float">
            <text:p>15,5746336442578</text:p>
          </table:table-cell>
          <table:table-cell office:value-type="float" office:value="54.176046650762" calcext:value-type="float">
            <text:p>54,176046650762</text:p>
          </table:table-cell>
        </table:table-row>
        <table:table-row table:style-name="ro1">
          <table:table-cell office:value-type="string" calcext:value-type="string">
            <text:p>K1.10</text:p>
          </table:table-cell>
          <table:table-cell office:value-type="string" calcext:value-type="string">
            <text:p>KP00730</text:p>
          </table:table-cell>
          <table:table-cell office:value-type="string" calcext:value-type="string">
            <text:p>Katedra pw. Wniebowzięcia Najświętszej Maryi Panny w Włocławku</text:p>
          </table:table-cell>
          <table:table-cell office:value-type="string" calcext:value-type="string">
            <text:p>Katedra gotycka gotycka wznoszona od 1340 r. , konsekrowana w 1411r. <text:s/>Ze znajdujących się wewnątrz zabytków na szczególną uwagę zasługują: witraże z 1360 roku, nagrobek bpa Piotra z Bnina z 1494, drewniana figura Matki Bożej z początku XV w. oraz obraz Wniebowzięcia NMP, Jana Wielkiego z ok. 1480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65</text:p>
          </table:table-cell>
          <table:table-cell office:value-type="string" calcext:value-type="string">
            <text:p>pl:Bazylika katedralna Wniebowzięcia Najświętszej Maryi Panny we Włocławku</text:p>
          </table:table-cell>
          <table:table-cell office:value-type="string" calcext:value-type="string">
            <text:p>2024-10-14</text:p>
          </table:table-cell>
          <table:table-cell office:value-type="float" office:value="19.0679408747481" calcext:value-type="float">
            <text:p>19,0679408747481</text:p>
          </table:table-cell>
          <table:table-cell office:value-type="float" office:value="52.661035869153" calcext:value-type="float">
            <text:p>52,661035869153</text:p>
          </table:table-cell>
        </table:table-row>
        <table:table-row table:style-name="ro1">
          <table:table-cell office:value-type="string" calcext:value-type="string">
            <text:p>K1.40</text:p>
          </table:table-cell>
          <table:table-cell office:value-type="string" calcext:value-type="string">
            <text:p>PD00352</text:p>
          </table:table-cell>
          <table:table-cell office:value-type="string" calcext:value-type="string">
            <text:p>Katedra św. Michała Archanioła w Łomży</text:p>
          </table:table-cell>
          <table:table-cell office:value-type="string" calcext:value-type="string">
            <text:p>Późnogotycki kościół św. Michała Archanioła wzniesiony ok. 1526 r., ośrodek kultu maryjnego z cudownym obrazem Matki Bożej Pięknej Miłości, zwanej Łomżyńsk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034946</text:p>
          </table:table-cell>
          <table:table-cell office:value-type="string" calcext:value-type="string">
            <text:p>pl:Katedra św. Michała Archanioła w Łomży</text:p>
          </table:table-cell>
          <table:table-cell office:value-type="string" calcext:value-type="string">
            <text:p>2024-10-14</text:p>
          </table:table-cell>
          <table:table-cell office:value-type="float" office:value="22.080012009871" calcext:value-type="float">
            <text:p>22,080012009871</text:p>
          </table:table-cell>
          <table:table-cell office:value-type="float" office:value="53.1776819031827" calcext:value-type="float">
            <text:p>53,1776819031827</text:p>
          </table:table-cell>
        </table:table-row>
        <table:table-row table:style-name="ro1">
          <table:table-cell office:value-type="string" calcext:value-type="string">
            <text:p>K1.40</text:p>
          </table:table-cell>
          <table:table-cell office:value-type="string" calcext:value-type="string">
            <text:p>MA00033</text:p>
          </table:table-cell>
          <table:table-cell office:value-type="string" calcext:value-type="string">
            <text:p>Kolegiata Bożego Ciała w Bieczu</text:p>
          </table:table-cell>
          <table:table-cell office:value-type="string" calcext:value-type="string">
            <text:p>Kościół trójnawowy, konstrukcji halowej, z szeregami kaplic wzdłuż naw bocznych reprezentuje architekturę późnogotycką. Został wzniesiony z cegły i ciosów kamiennych, wykorzystanych jako detale konstrukcyjne i ozdobne. Najstarszą częścią kościoła jest prezbiterium, ukończone około 148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59062</text:p>
          </table:table-cell>
          <table:table-cell office:value-type="string" calcext:value-type="string">
            <text:p>pl:Kolegiata Bożego Ciała w Bieczu</text:p>
          </table:table-cell>
          <table:table-cell office:value-type="string" calcext:value-type="string">
            <text:p>2024-10-14</text:p>
          </table:table-cell>
          <table:table-cell office:value-type="float" office:value="21.2471305404496" calcext:value-type="float">
            <text:p>21,2471305404496</text:p>
          </table:table-cell>
          <table:table-cell office:value-type="float" office:value="49.7303468156694" calcext:value-type="float">
            <text:p>49,7303468156694</text:p>
          </table:table-cell>
        </table:table-row>
        <table:table-row table:style-name="ro1">
          <table:table-cell office:value-type="string" calcext:value-type="string">
            <text:p>K1.40</text:p>
          </table:table-cell>
          <table:table-cell office:value-type="string" calcext:value-type="string">
            <text:p>WP00263</text:p>
          </table:table-cell>
          <table:table-cell office:value-type="string" calcext:value-type="string">
            <text:p>Kolegiata Matki Boskiej Nieustającej Pomocy, św. Marii Magdaleny i św. Stanisława Biskupa w Poznaniu</text:p>
          </table:table-cell>
          <table:table-cell office:value-type="string" calcext:value-type="string">
            <text:p>Barokowy kościół farny i zarazem kolegiacki, którego budowę rozpoczęto w 1651 r. Po wkroczeniu wojsk niemieckich w 1939 r. kościół został ograbiony, a wnętrze stało się magazynem. Odbudowany został w latach 1948–1950. Prace renowacyjne rozpoczęte w 1990 nadal trwają.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032351</text:p>
          </table:table-cell>
          <table:table-cell office:value-type="string" calcext:value-type="string">
            <text:p>pl:Bazylika Matki Bożej Nieustającej Pomocy, św. Marii Magdaleny i św. Stanisława Biskupa w Poznaniu</text:p>
          </table:table-cell>
          <table:table-cell office:value-type="string" calcext:value-type="string">
            <text:p>2024-10-14</text:p>
          </table:table-cell>
          <table:table-cell office:value-type="float" office:value="16.9340110614315" calcext:value-type="float">
            <text:p>16,9340110614315</text:p>
          </table:table-cell>
          <table:table-cell office:value-type="float" office:value="52.4062365671361" calcext:value-type="float">
            <text:p>52,4062365671361</text:p>
          </table:table-cell>
        </table:table-row>
        <table:table-row table:style-name="ro1">
          <table:table-cell office:value-type="string" calcext:value-type="string">
            <text:p>K1.40</text:p>
          </table:table-cell>
          <table:table-cell office:value-type="string" calcext:value-type="string">
            <text:p>LD00684</text:p>
          </table:table-cell>
          <table:table-cell office:value-type="string" calcext:value-type="string">
            <text:p>Archikolegiata pw. Najświętszej Maryi Panny i św. Aleksego w Tumie</text:p>
          </table:table-cell>
          <table:table-cell office:value-type="string" calcext:value-type="string">
            <text:p>Romańska budowla, zbudowana z granitu, piaskowca i kamienia polnego. Wzniesiona w XII wieku, w pobliżu dawnej lokalizacji wczesnośredniowiecznego grodu. Należy do najlepszych przykładów architektury romańskiej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146985</text:p>
          </table:table-cell>
          <table:table-cell office:value-type="string" calcext:value-type="string">
            <text:p>pl:Archikolegiata w Tumie</text:p>
          </table:table-cell>
          <table:table-cell office:value-type="string" calcext:value-type="string">
            <text:p>2024-10-14</text:p>
          </table:table-cell>
          <table:table-cell office:value-type="float" office:value="19.232584295554" calcext:value-type="float">
            <text:p>19,232584295554</text:p>
          </table:table-cell>
          <table:table-cell office:value-type="float" office:value="52.0561063650899" calcext:value-type="float">
            <text:p>52,0561063650899</text:p>
          </table:table-cell>
        </table:table-row>
        <table:table-row table:style-name="ro1">
          <table:table-cell office:value-type="string" calcext:value-type="string">
            <text:p>K1.40</text:p>
          </table:table-cell>
          <table:table-cell office:value-type="string" calcext:value-type="string">
            <text:p>SK00728</text:p>
          </table:table-cell>
          <table:table-cell office:value-type="string" calcext:value-type="string">
            <text:p>Kolegiata pw. Narodzenia Najświętszej Maryi Panny w Wiślicy</text:p>
          </table:table-cell>
          <table:table-cell office:value-type="string" calcext:value-type="string">
            <text:p>Gotycki kościół wzniesiony w XIV wieku przez Kazimierza Wielkiego w Wiślicy, na fundamentach dwóch starszych świątyń romański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405251</text:p>
          </table:table-cell>
          <table:table-cell office:value-type="string" calcext:value-type="string">
            <text:p>pl:Bazylika kolegiacka Narodzenia Najświętszej Marii Panny w Wiślicy</text:p>
          </table:table-cell>
          <table:table-cell office:value-type="string" calcext:value-type="string">
            <text:p>2024-10-14</text:p>
          </table:table-cell>
          <table:table-cell office:value-type="float" office:value="20.67385504472" calcext:value-type="float">
            <text:p>20,67385504472</text:p>
          </table:table-cell>
          <table:table-cell office:value-type="float" office:value="50.3488390120239" calcext:value-type="float">
            <text:p>50,3488390120239</text:p>
          </table:table-cell>
        </table:table-row>
        <table:table-row table:style-name="ro1">
          <table:table-cell office:value-type="string" calcext:value-type="string">
            <text:p>K1.40</text:p>
          </table:table-cell>
          <table:table-cell office:value-type="string" calcext:value-type="string">
            <text:p>SL00513</text:p>
          </table:table-cell>
          <table:table-cell office:value-type="string" calcext:value-type="string">
            <text:p>Kolegiata pw. św. Jana Chrzciciela w Pilicy</text:p>
          </table:table-cell>
          <table:table-cell office:value-type="string" calcext:value-type="string">
            <text:p>Rzymskokatolicki kościół parafialny z XV w. zachowany w znacznej części <text:s/>gotyckiej, pomimo przebudowy w stylu późnorenesansowym około 1612 roku i barokowym w XVII i XVII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066936</text:p>
          </table:table-cell>
          <table:table-cell office:value-type="string" calcext:value-type="string">
            <text:p>pl:Kościół św. Jana Chrzciciela i św. Jana Ewangelisty w Pilicy</text:p>
          </table:table-cell>
          <table:table-cell office:value-type="string" calcext:value-type="string">
            <text:p>2024-10-14</text:p>
          </table:table-cell>
          <table:table-cell office:value-type="float" office:value="19.6553823835358" calcext:value-type="float">
            <text:p>19,6553823835358</text:p>
          </table:table-cell>
          <table:table-cell office:value-type="float" office:value="50.4680601393757" calcext:value-type="float">
            <text:p>50,4680601393757</text:p>
          </table:table-cell>
        </table:table-row>
        <table:table-row table:style-name="ro1">
          <table:table-cell office:value-type="string" calcext:value-type="string">
            <text:p>K1.40</text:p>
          </table:table-cell>
          <table:table-cell office:value-type="string" calcext:value-type="string">
            <text:p>SK00473</text:p>
          </table:table-cell>
          <table:table-cell office:value-type="string" calcext:value-type="string">
            <text:p>Kolegiata pw. św. Marcina Biskupa w Opatowie</text:p>
          </table:table-cell>
          <table:table-cell office:value-type="string" calcext:value-type="string">
            <text:p>Romański kościół parafialny pw. Świętego Marcina z Tours. wzniesiony z okolicznych ciosów piaskowca krzemienistego, jest trójnawową bazyliką z transeptem, z dwoma wieżami od zachodu oraz trzema apsydami od wschod. Wzniesiony około <text:s/>I poł. XII w.</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1022</text:p>
          </table:table-cell>
          <table:table-cell office:value-type="string" calcext:value-type="string">
            <text:p>pl:Kolegiata św. Marcina w Opatowie</text:p>
          </table:table-cell>
          <table:table-cell office:value-type="string" calcext:value-type="string">
            <text:p>2024-10-14</text:p>
          </table:table-cell>
          <table:table-cell office:value-type="float" office:value="21.4211862040036" calcext:value-type="float">
            <text:p>21,4211862040036</text:p>
          </table:table-cell>
          <table:table-cell office:value-type="float" office:value="50.8025975175126" calcext:value-type="float">
            <text:p>50,8025975175126</text:p>
          </table:table-cell>
        </table:table-row>
        <table:table-row table:style-name="ro1">
          <table:table-cell office:value-type="string" calcext:value-type="string">
            <text:p>K1.40</text:p>
          </table:table-cell>
          <table:table-cell office:value-type="string" calcext:value-type="string">
            <text:p>LD00602</text:p>
          </table:table-cell>
          <table:table-cell office:value-type="string" calcext:value-type="string">
            <text:p>Kolegiata pw. Wszystkich Świętych w Sieradzu</text:p>
          </table:table-cell>
          <table:table-cell office:value-type="string" calcext:value-type="string">
            <text:p>Kościół farny wybudowany w 1370 roku w stylu gotyckim.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12</text:p>
          </table:table-cell>
          <table:table-cell office:value-type="string" calcext:value-type="string">
            <text:p>pl:Bazylika kolegiacka Wszystkich Świętych w Sieradzu</text:p>
          </table:table-cell>
          <table:table-cell office:value-type="string" calcext:value-type="string">
            <text:p>2024-10-14</text:p>
          </table:table-cell>
          <table:table-cell office:value-type="float" office:value="18.7386241035194" calcext:value-type="float">
            <text:p>18,7386241035194</text:p>
          </table:table-cell>
          <table:table-cell office:value-type="float" office:value="51.5928625672831" calcext:value-type="float">
            <text:p>51,5928625672831</text:p>
          </table:table-cell>
        </table:table-row>
        <table:table-row table:style-name="ro1">
          <table:table-cell office:value-type="string" calcext:value-type="string">
            <text:p>K1.40</text:p>
          </table:table-cell>
          <table:table-cell office:value-type="string" calcext:value-type="string">
            <text:p>KP00079</text:p>
          </table:table-cell>
          <table:table-cell office:value-type="string" calcext:value-type="string">
            <text:p>Konkatedra pw. Św. Trójcy w Chełmży</text:p>
          </table:table-cell>
          <table:table-cell office:value-type="string" calcext:value-type="string">
            <text:p>Kościół gotycki, trójnawowy, o korpusie halowym, z transeptem i dwiema wieżami, jego budowę rozpoczęto w <text:s/>1251 roku i zakończona II ćw. XIV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83</text:p>
          </table:table-cell>
          <table:table-cell office:value-type="string" calcext:value-type="string">
            <text:p>pl:Bazylika konkatedralna Świętej Trójcy w Chełmży</text:p>
          </table:table-cell>
          <table:table-cell office:value-type="string" calcext:value-type="string">
            <text:p>2024-10-14</text:p>
          </table:table-cell>
          <table:table-cell office:value-type="float" office:value="18.6143893951244" calcext:value-type="float">
            <text:p>18,6143893951244</text:p>
          </table:table-cell>
          <table:table-cell office:value-type="float" office:value="53.1864725614548" calcext:value-type="float">
            <text:p>53,1864725614548</text:p>
          </table:table-cell>
        </table:table-row>
        <table:table-row table:style-name="ro1">
          <table:table-cell office:value-type="string" calcext:value-type="string">
            <text:p>K1.40</text:p>
          </table:table-cell>
          <table:table-cell office:value-type="string" calcext:value-type="string">
            <text:p>PM00329</text:p>
          </table:table-cell>
          <table:table-cell office:value-type="string" calcext:value-type="string">
            <text:p>Konkatedra św. Jana Ewangelisty w Kwidzynie</text:p>
          </table:table-cell>
          <table:table-cell office:value-type="string" calcext:value-type="string">
            <text:p>Gotycki kościół z XIV wieku w Kwidzynie. Obecny wygląd zawdzięcza gruntownej modernizacji dokonanej w latach 1862–1864 mającej na celu przywrócenie wyglądu katedry z czasów średniowiecznych. Prac tych podjął się niemiecki architekt Friedrich August Stüler. Według jego projektu wzniesiono neogotycki ołtarz wykonany przez rzeźbiarza Kocha z Poczdamu, z rzeźbami Henryka Medema i ambonę. Obraz ołtarzowy Zmartwychwstanie namalował prof. Bernhard Plockhorst z Weimaru. Odbudowano zawalone sklepienie w prezbiterium, odsłonięto i przemalowano gotyckie malowidła ścienn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238485</text:p>
          </table:table-cell>
          <table:table-cell office:value-type="string" calcext:value-type="string">
            <text:p>pl:Konkatedra św. Jana Ewangelisty w Kwidzynie</text:p>
          </table:table-cell>
          <table:table-cell office:value-type="string" calcext:value-type="string">
            <text:p>2024-10-14</text:p>
          </table:table-cell>
          <table:table-cell office:value-type="float" office:value="18.9219162406377" calcext:value-type="float">
            <text:p>18,9219162406377</text:p>
          </table:table-cell>
          <table:table-cell office:value-type="float" office:value="53.7357512208933" calcext:value-type="float">
            <text:p>53,7357512208933</text:p>
          </table:table-cell>
        </table:table-row>
        <table:table-row table:style-name="ro1">
          <table:table-cell office:value-type="string" calcext:value-type="string">
            <text:p>K1.40</text:p>
          </table:table-cell>
          <table:table-cell office:value-type="string" calcext:value-type="string">
            <text:p>LU00803</text:p>
          </table:table-cell>
          <table:table-cell office:value-type="string" calcext:value-type="string">
            <text:p>Kościół „Na Wyspie” pw. św. Jana Nepomucena w Zwierzyńcu</text:p>
          </table:table-cell>
          <table:table-cell office:value-type="string" calcext:value-type="string">
            <text:p>Niewielka barokowa świątynia została wybudowana w latach 1741-1747 na wyspie i ufundowana przez Tomasza Zamoy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158</text:p>
          </table:table-cell>
          <table:table-cell office:value-type="string" calcext:value-type="string">
            <text:p>pl:Kościół św. Jana Nepomucena w Zwierzyńcu</text:p>
          </table:table-cell>
          <table:table-cell office:value-type="string" calcext:value-type="string">
            <text:p>2024-10-14</text:p>
          </table:table-cell>
          <table:table-cell office:value-type="float" office:value="22.9678775481004" calcext:value-type="float">
            <text:p>22,9678775481004</text:p>
          </table:table-cell>
          <table:table-cell office:value-type="float" office:value="50.6091037335125" calcext:value-type="float">
            <text:p>50,6091037335125</text:p>
          </table:table-cell>
        </table:table-row>
        <table:table-row table:style-name="ro1">
          <table:table-cell office:value-type="string" calcext:value-type="string">
            <text:p>K1.40</text:p>
          </table:table-cell>
          <table:table-cell office:value-type="string" calcext:value-type="string">
            <text:p>SK00277</text:p>
          </table:table-cell>
          <table:table-cell office:value-type="string" calcext:value-type="string">
            <text:p>Kościół klasztorny św. Floriana w Koprzywnicy</text:p>
          </table:table-cell>
          <table:table-cell office:value-type="string" calcext:value-type="string">
            <text:p>Rzymskokatolicka świątynia powstała wraz z zabudowanimi klasztoru cystersów. Fundacji klasztoru dokonał komes Mikołaj Bogoria ze Skotnik. Budynki powstały w stylu romańskim między rokiem 1207 a 1220. Na przestrzeni wieków remontowano i odnawiano kościół, co sprawia, że wewnątrz dominuje barok.</text:p>
          </table:table-cell>
          <table:table-cell office:value-type="string" calcext:value-type="string">
            <text:p>Obiekty wchodzące w skład Opactwo Cystersów w Koprzywnicy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509788</text:p>
          </table:table-cell>
          <table:table-cell office:value-type="string" calcext:value-type="string">
            <text:p>pl:Kościół św. Floriana w Koprzywnicy</text:p>
          </table:table-cell>
          <table:table-cell office:value-type="string" calcext:value-type="string">
            <text:p>2024-10-14</text:p>
          </table:table-cell>
          <table:table-cell office:value-type="float" office:value="21.5741004109243" calcext:value-type="float">
            <text:p>21,5741004109243</text:p>
          </table:table-cell>
          <table:table-cell office:value-type="float" office:value="50.594228339532" calcext:value-type="float">
            <text:p>50,594228339532</text:p>
          </table:table-cell>
        </table:table-row>
        <table:table-row table:style-name="ro1">
          <table:table-cell office:value-type="string" calcext:value-type="string">
            <text:p>K1.40</text:p>
          </table:table-cell>
          <table:table-cell office:value-type="string" calcext:value-type="string">
            <text:p>DS00698</text:p>
          </table:table-cell>
          <table:table-cell office:value-type="string" calcext:value-type="string">
            <text:p>Kościół pw. Imienia Jezusa na Uniwersytecie Wrocławskim</text:p>
          </table:table-cell>
          <table:table-cell office:value-type="string" calcext:value-type="string">
            <text:p>Obecnie kościół uniwersytecki przy pl. Uniwersyteckim 1 – barokowy kościół, wzniesiony przez jezuitów w latach 1689–1698. Świątynia ta ma jeden z najbogatszych we Wrocławiu wystrojów barokowych wnętrza. Jest to typowa dla architektury jezuickiej.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97262</text:p>
          </table:table-cell>
          <table:table-cell office:value-type="string" calcext:value-type="string">
            <text:p>pl:Kościół Imienia Jezus we Wrocławiu</text:p>
          </table:table-cell>
          <table:table-cell office:value-type="string" calcext:value-type="string">
            <text:p>2024-10-14</text:p>
          </table:table-cell>
          <table:table-cell office:value-type="float" office:value="17.035201586113" calcext:value-type="float">
            <text:p>17,035201586113</text:p>
          </table:table-cell>
          <table:table-cell office:value-type="float" office:value="51.1139604568846" calcext:value-type="float">
            <text:p>51,1139604568846</text:p>
          </table:table-cell>
        </table:table-row>
        <table:table-row table:style-name="ro1">
          <table:table-cell office:value-type="string" calcext:value-type="string">
            <text:p>K1.40</text:p>
          </table:table-cell>
          <table:table-cell office:value-type="string" calcext:value-type="string">
            <text:p>ZP00679</text:p>
          </table:table-cell>
          <table:table-cell office:value-type="string" calcext:value-type="string">
            <text:p>Kościół pw. Macierzyństwa Najświętszej Maryi Panny w Trzebiatowie</text:p>
          </table:table-cell>
          <table:table-cell office:value-type="string" calcext:value-type="string">
            <text:p>Obecna świątynia została wzniesiona na przełomie XIV i XV w. Od XVI w. była kościołem protestanckim. W latach 1865–1867 dokonano jej przebudowy i regotyzac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079</text:p>
          </table:table-cell>
          <table:table-cell office:value-type="string" calcext:value-type="string">
            <text:p>pl:Kościół Macierzyństwa Najświętszej Marii Panny w Trzebiatowie</text:p>
          </table:table-cell>
          <table:table-cell office:value-type="string" calcext:value-type="string">
            <text:p>2024-10-14</text:p>
          </table:table-cell>
          <table:table-cell office:value-type="float" office:value="15.2668957370352" calcext:value-type="float">
            <text:p>15,2668957370352</text:p>
          </table:table-cell>
          <table:table-cell office:value-type="float" office:value="54.0639626338391" calcext:value-type="float">
            <text:p>54,0639626338391</text:p>
          </table:table-cell>
        </table:table-row>
        <table:table-row table:style-name="ro1">
          <table:table-cell office:value-type="string" calcext:value-type="string">
            <text:p>K1.40</text:p>
          </table:table-cell>
          <table:table-cell office:value-type="string" calcext:value-type="string">
            <text:p>WP00681</text:p>
          </table:table-cell>
          <table:table-cell office:value-type="string" calcext:value-type="string">
            <text:p>Kościół pw. Najświętszej Maryi Panny i św. Wojciecha w Trzemesznie</text:p>
          </table:table-cell>
          <table:table-cell office:value-type="string" calcext:value-type="string">
            <text:p>Początkowo zbudowany w stylu romańskim, przebudowany w stylu gotyku, a następnie ponownie przebudowany i rozbudowany w 2. połowie XVIII wieku z inicjatywy opata Michała Kosmowskiego. Obecnie jest budowlą barokową, trójnawową, z potężną kopułą i nawą obiegającą część centraln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40</text:p>
          </table:table-cell>
          <table:table-cell office:value-type="string" calcext:value-type="string">
            <text:p>pl:Bazylika Wniebowzięcia Najświętszej Maryi Panny i św. Michała Archanioła w Trzemesznie</text:p>
          </table:table-cell>
          <table:table-cell office:value-type="string" calcext:value-type="string">
            <text:p>2024-10-14</text:p>
          </table:table-cell>
          <table:table-cell office:value-type="float" office:value="17.8173757503661" calcext:value-type="float">
            <text:p>17,8173757503661</text:p>
          </table:table-cell>
          <table:table-cell office:value-type="float" office:value="52.5596648146426" calcext:value-type="float">
            <text:p>52,5596648146426</text:p>
          </table:table-cell>
        </table:table-row>
        <table:table-row table:style-name="ro1">
          <table:table-cell office:value-type="string" calcext:value-type="string">
            <text:p>K1.40</text:p>
          </table:table-cell>
          <table:table-cell office:value-type="string" calcext:value-type="string">
            <text:p>ZP00623</text:p>
          </table:table-cell>
          <table:table-cell office:value-type="string" calcext:value-type="string">
            <text:p>Kościół pw. Najświętszej Maryi Panny Królowej Świata w Stargardzie Szczecińskim</text:p>
          </table:table-cell>
          <table:table-cell office:value-type="string" calcext:value-type="string">
            <text:p>Jeden z najcenniejszych zabytków Pomorza Zachodniego i jedna z najznakomitszych świątyń gotyckich w zlewisku Morza Bałtyckiego, Zbudowana na planie wydłużonego prostokąta zamkniętego od wschodu wielobocznie. Całkowita długość kościoła wynosi 79,5 m, szerokość 37,8 m, wysokość nawy 32,5 m (jest to najwyżej sklepiony kościół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897873</text:p>
          </table:table-cell>
          <table:table-cell office:value-type="string" calcext:value-type="string">
            <text:p>pl:Kolegiata Najświętszej Maryi Panny Królowej Świata w Stargardzie</text:p>
          </table:table-cell>
          <table:table-cell office:value-type="string" calcext:value-type="string">
            <text:p>2024-10-14</text:p>
          </table:table-cell>
          <table:table-cell office:value-type="float" office:value="15.046863060189" calcext:value-type="float">
            <text:p>15,046863060189</text:p>
          </table:table-cell>
          <table:table-cell office:value-type="float" office:value="53.3368095201747" calcext:value-type="float">
            <text:p>53,3368095201747</text:p>
          </table:table-cell>
        </table:table-row>
        <table:table-row table:style-name="ro1">
          <table:table-cell office:value-type="string" calcext:value-type="string">
            <text:p>K1.40</text:p>
          </table:table-cell>
          <table:table-cell office:value-type="string" calcext:value-type="string">
            <text:p>WP00603</text:p>
          </table:table-cell>
          <table:table-cell office:value-type="string" calcext:value-type="string">
            <text:p>Kościół pw. Najświętszej Maryi Panny Niepokalanie Poczętej w Sierakowie</text:p>
          </table:table-cell>
          <table:table-cell office:value-type="string" calcext:value-type="string">
            <text:p>Jednonawowy kościół zbudowany na planie krzyża. Najbardziej znany i najcenniejszy zabytek miasta. Budowę rozpoczął wojewoda poznański Piotr, a ukończyli jego żona Zofia z Kostków i synowie Krzysztof i Łukasz. Budowa rozpoczęła się od ufundowania w 1619 r. klasztoru bernardyn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674</text:p>
          </table:table-cell>
          <table:table-cell office:value-type="string" calcext:value-type="string">
            <text:p>pl:Kościół Pobernardyński Najświętszej Maryi Panny Niepokalanie Poczętej w Sierakowie</text:p>
          </table:table-cell>
          <table:table-cell office:value-type="string" calcext:value-type="string">
            <text:p>2024-10-14</text:p>
          </table:table-cell>
          <table:table-cell office:value-type="float" office:value="16.0821644634663" calcext:value-type="float">
            <text:p>16,0821644634663</text:p>
          </table:table-cell>
          <table:table-cell office:value-type="float" office:value="52.6496239679788" calcext:value-type="float">
            <text:p>52,6496239679788</text:p>
          </table:table-cell>
        </table:table-row>
        <table:table-row table:style-name="ro1">
          <table:table-cell office:value-type="string" calcext:value-type="string">
            <text:p>K1.40</text:p>
          </table:table-cell>
          <table:table-cell office:value-type="string" calcext:value-type="string">
            <text:p>PM00292</text:p>
          </table:table-cell>
          <table:table-cell office:value-type="string" calcext:value-type="string">
            <text:p>Kościół pw. Najświętszej Maryi Panny w Gdańsku</text:p>
          </table:table-cell>
          <table:table-cell office:value-type="string" calcext:value-type="string">
            <text:p>Zbudowany w latach 1346–1502 kościół jest przykładem gotyku ceglanego, odmiany stylu w architekturze goty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903)</text:p>
          </table:table-cell>
          <table:table-cell office:value-type="string" calcext:value-type="string">
            <text:p>pl:Bazylika konkatedralna Wniebowzięcia Najświętszej Maryi Panny w Gdańsku</text:p>
          </table:table-cell>
          <table:table-cell office:value-type="string" calcext:value-type="string">
            <text:p>2024-10-14</text:p>
          </table:table-cell>
          <table:table-cell office:value-type="float" office:value="18.6530674804434" calcext:value-type="float">
            <text:p>18,6530674804434</text:p>
          </table:table-cell>
          <table:table-cell office:value-type="float" office:value="54.3498256677699" calcext:value-type="float">
            <text:p>54,3498256677699</text:p>
          </table:table-cell>
        </table:table-row>
        <table:table-row table:style-name="ro1">
          <table:table-cell office:value-type="string" calcext:value-type="string">
            <text:p>K1.40</text:p>
          </table:table-cell>
          <table:table-cell office:value-type="string" calcext:value-type="string">
            <text:p>LB00346</text:p>
          </table:table-cell>
          <table:table-cell office:value-type="string" calcext:value-type="string">
            <text:p>Kościół pw. Najświętszej Maryi Panny w Lubsku</text:p>
          </table:table-cell>
          <table:table-cell office:value-type="string" calcext:value-type="string">
            <text:p>Najstarszy obiekt sakralny w mieście. Najwcześniejsza wzmianka o świątyni pochodzi z 1315 roku. Bryła kościoła jest gotycka z renesansowymi elementa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573</text:p>
          </table:table-cell>
          <table:table-cell office:value-type="string" calcext:value-type="string">
            <text:p>pl:Kościół Nawiedzenia Najświętszej Maryi Panny w Lubsku</text:p>
          </table:table-cell>
          <table:table-cell office:value-type="string" calcext:value-type="string">
            <text:p>2024-10-14</text:p>
          </table:table-cell>
          <table:table-cell office:value-type="float" office:value="14.9718498032018" calcext:value-type="float">
            <text:p>14,9718498032018</text:p>
          </table:table-cell>
          <table:table-cell office:value-type="float" office:value="51.7879387827821" calcext:value-type="float">
            <text:p>51,7879387827821</text:p>
          </table:table-cell>
        </table:table-row>
        <table:table-row table:style-name="ro1">
          <table:table-cell office:value-type="string" calcext:value-type="string">
            <text:p>K1.40</text:p>
          </table:table-cell>
          <table:table-cell office:value-type="string" calcext:value-type="string">
            <text:p>WP00280</text:p>
          </table:table-cell>
          <table:table-cell office:value-type="string" calcext:value-type="string">
            <text:p>Kościół pw. Najświętszej Maryi Panny Wniebowziętej w Kościanie</text:p>
          </table:table-cell>
          <table:table-cell office:value-type="string" calcext:value-type="string">
            <text:p>Kościół parafialny rzymskokatolickiej parafii pw. Najświętszej Maryi Panny Wniebowziętej w Kościanie w archidiecezji poznańskiej, wzniesiony w stylu gotyckim, najcenniejszy zabytek Kościana, fara miej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828</text:p>
          </table:table-cell>
          <table:table-cell office:value-type="string" calcext:value-type="string">
            <text:p>pl:Kościół Najświętszej Maryi Panny Wniebowziętej w Kościanie</text:p>
          </table:table-cell>
          <table:table-cell office:value-type="string" calcext:value-type="string">
            <text:p>2024-10-14</text:p>
          </table:table-cell>
          <table:table-cell office:value-type="float" office:value="16.6456273013453" calcext:value-type="float">
            <text:p>16,6456273013453</text:p>
          </table:table-cell>
          <table:table-cell office:value-type="float" office:value="52.0853896562501" calcext:value-type="float">
            <text:p>52,0853896562501</text:p>
          </table:table-cell>
        </table:table-row>
        <table:table-row table:style-name="ro1">
          <table:table-cell office:value-type="string" calcext:value-type="string">
            <text:p>K1.40</text:p>
          </table:table-cell>
          <table:table-cell office:value-type="string" calcext:value-type="string">
            <text:p>ZP00025</text:p>
          </table:table-cell>
          <table:table-cell office:value-type="string" calcext:value-type="string">
            <text:p>Kościół pw. Narodzenia Najświętszej Maryi Panny w Białogardzie</text:p>
          </table:table-cell>
          <table:table-cell office:value-type="string" calcext:value-type="string">
            <text:p>Świątynia zbudowana na początku XIV stulecia w czasie budowy murów miejskich. Wielokrotnie była niszczona przez liczne pożary (1506, 1517, 1677 rok). W latach 1838–1840 została gruntownie odrestaurowana. Kolejny remont miał miejsce w latach 1912–1913.</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97777</text:p>
          </table:table-cell>
          <table:table-cell office:value-type="string" calcext:value-type="string">
            <text:p>pl:Kościół Narodzenia Najświętszej Maryi Panny w Białogardzie</text:p>
          </table:table-cell>
          <table:table-cell office:value-type="string" calcext:value-type="string">
            <text:p>2024-10-14</text:p>
          </table:table-cell>
          <table:table-cell office:value-type="float" office:value="15.9915947642282" calcext:value-type="float">
            <text:p>15,9915947642282</text:p>
          </table:table-cell>
          <table:table-cell office:value-type="float" office:value="54.0050659303409" calcext:value-type="float">
            <text:p>54,0050659303409</text:p>
          </table:table-cell>
        </table:table-row>
        <table:table-row table:style-name="ro1">
          <table:table-cell office:value-type="string" calcext:value-type="string">
            <text:p>K1.40</text:p>
          </table:table-cell>
          <table:table-cell office:value-type="string" calcext:value-type="string">
            <text:p>PK00314</text:p>
          </table:table-cell>
          <table:table-cell office:value-type="string" calcext:value-type="string">
            <text:p>Kościół pw. Nawiedzenia Najświętszej Maryi Panny w Krośnie</text:p>
          </table:table-cell>
          <table:table-cell office:value-type="string" calcext:value-type="string">
            <text:p>Barokowy kościół w Krośnie koło Ornety w województwie warmińsko-mazurskim wybudowany w latach 1715–1721.</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058725</text:p>
          </table:table-cell>
          <table:table-cell office:value-type="string" calcext:value-type="string">
            <text:p>pl:Kościół Nawiedzenia Najświętszej Maryi Panny i św. Józefa w Krośnie</text:p>
          </table:table-cell>
          <table:table-cell office:value-type="string" calcext:value-type="string">
            <text:p>2024-10-14</text:p>
          </table:table-cell>
          <table:table-cell office:value-type="float" office:value="21.7667424949078" calcext:value-type="float">
            <text:p>21,7667424949078</text:p>
          </table:table-cell>
          <table:table-cell office:value-type="float" office:value="49.6935977462455" calcext:value-type="float">
            <text:p>49,6935977462455</text:p>
          </table:table-cell>
        </table:table-row>
        <table:table-row table:style-name="ro1">
          <table:table-cell office:value-type="string" calcext:value-type="string">
            <text:p>K1.40</text:p>
          </table:table-cell>
          <table:table-cell office:value-type="string" calcext:value-type="string">
            <text:p>LB00309</text:p>
          </table:table-cell>
          <table:table-cell office:value-type="string" calcext:value-type="string">
            <text:p>Kościół pw. Oczyszczenia Najświętszej Maryi Panny w Kożuchowie</text:p>
          </table:table-cell>
          <table:table-cell office:value-type="string" calcext:value-type="string">
            <text:p>Kościół został wybudowany w połowie XIII wieku jako skromna, kamienna, jednonawowa budowla. Wielokrotne przebudowy, modernizacje, rozbudowy spowodowały, że dzisiaj kościół jest trzynawową budowlą z kamienia i cegły. Główna bryła kościoła utrzymana jest w stylu gotyckim, wieża i jej dach prezentują styl barokowy natomiast sklepienie nawy oraz prezbiterium przebudowane zostało w epoce renesans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645</text:p>
          </table:table-cell>
          <table:table-cell office:value-type="string" calcext:value-type="string">
            <text:p>pl:Kościół Oczyszczenia Najświętszej Maryi Panny w Kożuchowie</text:p>
          </table:table-cell>
          <table:table-cell office:value-type="string" calcext:value-type="string">
            <text:p>2024-10-14</text:p>
          </table:table-cell>
          <table:table-cell office:value-type="float" office:value="15.593540699389" calcext:value-type="float">
            <text:p>15,593540699389</text:p>
          </table:table-cell>
          <table:table-cell office:value-type="float" office:value="51.7457613117937" calcext:value-type="float">
            <text:p>51,7457613117937</text:p>
          </table:table-cell>
        </table:table-row>
        <table:table-row table:style-name="ro1">
          <table:table-cell office:value-type="string" calcext:value-type="string">
            <text:p>K1.40</text:p>
          </table:table-cell>
          <table:table-cell office:value-type="string" calcext:value-type="string">
            <text:p>LU00077</text:p>
          </table:table-cell>
          <table:table-cell office:value-type="string" calcext:value-type="string">
            <text:p>Kościół pw. Rozesłania św. Apostołów w Chełmie</text:p>
          </table:table-cell>
          <table:table-cell office:value-type="string" calcext:value-type="string">
            <text:p>Trzynawowy kościół w stylu późnobarokowym, zbudowany w latach 1753–1763, na miejscu wcześnijszego kościoła. Fundatorami byli Marianna i Andrzej Wolscy oraz Wacław Piotr Rzewu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775</text:p>
          </table:table-cell>
          <table:table-cell office:value-type="string" calcext:value-type="string">
            <text:p>pl:Kościół Rozesłania św. Apostołów w Chełmie</text:p>
          </table:table-cell>
          <table:table-cell office:value-type="string" calcext:value-type="string">
            <text:p>2024-10-14</text:p>
          </table:table-cell>
          <table:table-cell office:value-type="float" office:value="23.4720602761429" calcext:value-type="float">
            <text:p>23,4720602761429</text:p>
          </table:table-cell>
          <table:table-cell office:value-type="float" office:value="51.1324548409813" calcext:value-type="float">
            <text:p>51,1324548409813</text:p>
          </table:table-cell>
        </table:table-row>
        <table:table-row table:style-name="ro1">
          <table:table-cell office:value-type="string" calcext:value-type="string">
            <text:p>K1.40</text:p>
          </table:table-cell>
          <table:table-cell office:value-type="string" calcext:value-type="string">
            <text:p>MZ00053</text:p>
          </table:table-cell>
          <table:table-cell office:value-type="string" calcext:value-type="string">
            <text:p>Kościół św. Rocha i św. Jana Chrzciciela w Brochowie</text:p>
          </table:table-cell>
          <table:table-cell office:value-type="string" calcext:value-type="string">
            <text:p>Gotycko-renesansowa trójnawowa bazylika powstała jako efekt przebudowy pierwotnego gotyckiego kościoła. Wzniesiona w latach 1551–1561 r. Miejsce chrztu Fryderyka Chopina.</text:p>
          </table:table-cell>
          <table:table-cell office:value-type="string" calcext:value-type="string">
            <text:p>W CKKP zmieniono nazwę na zgodną z występującą w Rejestrze Zabytków</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427892</text:p>
          </table:table-cell>
          <table:table-cell office:value-type="string" calcext:value-type="string">
            <text:p>pl:Kościół św. Rocha i św. Jana Chrzciciela w Brochowie</text:p>
          </table:table-cell>
          <table:table-cell office:value-type="string" calcext:value-type="string">
            <text:p>2024-10-14</text:p>
          </table:table-cell>
          <table:table-cell office:value-type="float" office:value="20.2625618487196" calcext:value-type="float">
            <text:p>20,2625618487196</text:p>
          </table:table-cell>
          <table:table-cell office:value-type="float" office:value="52.3160625030966" calcext:value-type="float">
            <text:p>52,3160625030966</text:p>
          </table:table-cell>
        </table:table-row>
        <table:table-row table:style-name="ro1">
          <table:table-cell office:value-type="string" calcext:value-type="string">
            <text:p>K1.40</text:p>
          </table:table-cell>
          <table:table-cell office:value-type="string" calcext:value-type="string">
            <text:p>MA00293</text:p>
          </table:table-cell>
          <table:table-cell office:value-type="string" calcext:value-type="string">
            <text:p>Kościół pw. św. Anny w Krakowie</text:p>
          </table:table-cell>
          <table:table-cell office:value-type="string" calcext:value-type="string">
            <text:p>Rzymskokatolicki kościół parafialny i kolegiata akademicka z przeomu XVII / XVIII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26134</text:p>
          </table:table-cell>
          <table:table-cell office:value-type="string" calcext:value-type="string">
            <text:p>pl:Kościół św. Anny w Krakowie</text:p>
          </table:table-cell>
          <table:table-cell office:value-type="string" calcext:value-type="string">
            <text:p>2024-10-14</text:p>
          </table:table-cell>
          <table:table-cell office:value-type="float" office:value="19.9335503863255" calcext:value-type="float">
            <text:p>19,9335503863255</text:p>
          </table:table-cell>
          <table:table-cell office:value-type="float" office:value="50.0624120648774" calcext:value-type="float">
            <text:p>50,0624120648774</text:p>
          </table:table-cell>
        </table:table-row>
        <table:table-row table:style-name="ro1">
          <table:table-cell office:value-type="string" calcext:value-type="string">
            <text:p>K1.40</text:p>
          </table:table-cell>
          <table:table-cell office:value-type="string" calcext:value-type="string">
            <text:p>OP00463</text:p>
          </table:table-cell>
          <table:table-cell office:value-type="string" calcext:value-type="string">
            <text:p>Kościół pw. św. Anny w Oleśnie</text:p>
          </table:table-cell>
          <table:table-cell office:value-type="string" calcext:value-type="string">
            <text:p>Kościół drewniany <text:s/>w konstrukcji zrębowej na podmurowaniu, zbudowany w 1518 roku. Prezbiterium zamknięte trójbocznie, a przy nim zakrystia. Dach kościoła jest kryty gontem, nad nawą wieżyczka na sygnaturkę, z baniastym hełmem.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64235</text:p>
          </table:table-cell>
          <table:table-cell office:value-type="string" calcext:value-type="string">
            <text:p>pl:Kościół odpustowy św. Anny w Oleśnie</text:p>
          </table:table-cell>
          <table:table-cell office:value-type="string" calcext:value-type="string">
            <text:p>2024-10-14</text:p>
          </table:table-cell>
          <table:table-cell office:value-type="float" office:value="18.4227373107386" calcext:value-type="float">
            <text:p>18,4227373107386</text:p>
          </table:table-cell>
          <table:table-cell office:value-type="float" office:value="50.8963723124989" calcext:value-type="float">
            <text:p>50,8963723124989</text:p>
          </table:table-cell>
        </table:table-row>
        <table:table-row table:style-name="ro1">
          <table:table-cell office:value-type="string" calcext:value-type="string">
            <text:p>K1.40</text:p>
          </table:table-cell>
          <table:table-cell office:value-type="string" calcext:value-type="string">
            <text:p>LD00514</text:p>
          </table:table-cell>
          <table:table-cell office:value-type="string" calcext:value-type="string">
            <text:p>Kościół pw. św. Franciszka Ksawerego w Piotrkowie Trybunalskim</text:p>
          </table:table-cell>
          <table:table-cell office:value-type="string" calcext:value-type="string">
            <text:p>Kościół św. Franciszka Ksawerego jest najcenniejszym pod względem artystycznym zabytkiem architektonicznym Piotrkowa. Kościół ukończono i konsekrowano w 1727r. Świątynia harmonijnie łączy cechy baroku i rokoka, architekturę z barokową i rokokową rzeźbą, malarstwem i wyposażeniem wnętrz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673</text:p>
          </table:table-cell>
          <table:table-cell office:value-type="string" calcext:value-type="string">
            <text:p>pl:Kościół św. Franciszka Ksawerego w Piotrkowie Trybunalskim</text:p>
          </table:table-cell>
          <table:table-cell office:value-type="string" calcext:value-type="string">
            <text:p>2024-10-14</text:p>
          </table:table-cell>
          <table:table-cell office:value-type="float" office:value="19.6963960491799" calcext:value-type="float">
            <text:p>19,6963960491799</text:p>
          </table:table-cell>
          <table:table-cell office:value-type="float" office:value="51.4073837223774" calcext:value-type="float">
            <text:p>51,4073837223774</text:p>
          </table:table-cell>
        </table:table-row>
        <table:table-row table:style-name="ro1">
          <table:table-cell office:value-type="string" calcext:value-type="string">
            <text:p>K1.40</text:p>
          </table:table-cell>
          <table:table-cell office:value-type="string" calcext:value-type="string">
            <text:p>LD00198</text:p>
          </table:table-cell>
          <table:table-cell office:value-type="string" calcext:value-type="string">
            <text:p>Kościół pw. św. Idziego w Inowłodzu</text:p>
          </table:table-cell>
          <table:table-cell office:value-type="string" calcext:value-type="string">
            <text:p>Romański kościół wybudowano w 1082 r. z fundacji Władysława Hermana, zrekonstruowany w latach 1936-1938.</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588261</text:p>
          </table:table-cell>
          <table:table-cell office:value-type="string" calcext:value-type="string">
            <text:p>pl:Kościół św. Idziego w Inowłodzu</text:p>
          </table:table-cell>
          <table:table-cell office:value-type="string" calcext:value-type="string">
            <text:p>2024-10-14</text:p>
          </table:table-cell>
          <table:table-cell office:value-type="float" office:value="20.2274946159951" calcext:value-type="float">
            <text:p>20,2274946159951</text:p>
          </table:table-cell>
          <table:table-cell office:value-type="float" office:value="51.5273583752042" calcext:value-type="float">
            <text:p>51,5273583752042</text:p>
          </table:table-cell>
        </table:table-row>
        <table:table-row table:style-name="ro1">
          <table:table-cell office:value-type="string" calcext:value-type="string">
            <text:p>K1.40</text:p>
          </table:table-cell>
          <table:table-cell office:value-type="string" calcext:value-type="string">
            <text:p>OP00366</text:p>
          </table:table-cell>
          <table:table-cell office:value-type="string" calcext:value-type="string">
            <text:p>Kościół pw. św. Jakuba w Małujowicach</text:p>
          </table:table-cell>
          <table:table-cell office:value-type="string" calcext:value-type="string">
            <text:p>Murowany kościół parafialny w Małujowicach został zbudowany w stylu gotyckim w 1250 roku. Na początku XV wieku dobudowano wieżę i przedsionek.</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47482409</text:p>
          </table:table-cell>
          <table:table-cell office:value-type="string" calcext:value-type="string">
            <text:p>pl:Kościół św. Jakuba Apostoła w Małujowicach</text:p>
          </table:table-cell>
          <table:table-cell office:value-type="string" calcext:value-type="string">
            <text:p>2024-10-14</text:p>
          </table:table-cell>
          <table:table-cell office:value-type="float" office:value="17.3805667096628" calcext:value-type="float">
            <text:p>17,3805667096628</text:p>
          </table:table-cell>
          <table:table-cell office:value-type="float" office:value="50.8470836565998" calcext:value-type="float">
            <text:p>50,8470836565998</text:p>
          </table:table-cell>
        </table:table-row>
        <table:table-row table:style-name="ro1">
          <table:table-cell office:value-type="string" calcext:value-type="string">
            <text:p>K1.40</text:p>
          </table:table-cell>
          <table:table-cell office:value-type="string" calcext:value-type="string">
            <text:p>KP00295</text:p>
          </table:table-cell>
          <table:table-cell office:value-type="string" calcext:value-type="string">
            <text:p>Kościół pw. św. Jakuba w Toruniu</text:p>
          </table:table-cell>
          <table:table-cell office:value-type="string" calcext:value-type="string">
            <text:p>Kościół powstały na początku XIV w., ze względu na charakterystyczną bryłę, bogactwo detalu architektonicznego i układ przestrzenny wnętrza kościół należy do najważniejszych przykładów ceglanej architektury basenu Morza Bałtyc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795</text:p>
          </table:table-cell>
          <table:table-cell office:value-type="string" calcext:value-type="string">
            <text:p>pl:Kościół św. Jakuba w Toruniu</text:p>
          </table:table-cell>
          <table:table-cell office:value-type="string" calcext:value-type="string">
            <text:p>2024-10-14</text:p>
          </table:table-cell>
          <table:table-cell office:value-type="float" office:value="18.6126121308672" calcext:value-type="float">
            <text:p>18,6126121308672</text:p>
          </table:table-cell>
          <table:table-cell office:value-type="float" office:value="53.0118889820024" calcext:value-type="float">
            <text:p>53,0118889820024</text:p>
          </table:table-cell>
        </table:table-row>
        <table:table-row table:style-name="ro1">
          <table:table-cell office:value-type="string" calcext:value-type="string">
            <text:p>K1.40</text:p>
          </table:table-cell>
          <table:table-cell office:value-type="string" calcext:value-type="string">
            <text:p>WP00712</text:p>
          </table:table-cell>
          <table:table-cell office:value-type="string" calcext:value-type="string">
            <text:p>Kościół pw. św. Jakuba w Wągrowcu</text:p>
          </table:table-cell>
          <table:table-cell office:value-type="string" calcext:value-type="string">
            <text:p>Jest to jeden z cenniejszych zabytków architektury kościelnej w Wielkopolsce, późnogotycki, zbudowany w 2 połowie XVI wieku, z wykorzystaniem materiału ze starszego kościoła romań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767</text:p>
          </table:table-cell>
          <table:table-cell office:value-type="string" calcext:value-type="string">
            <text:p>pl:Kościół św. Jakuba Apostoła w Wągrowcu</text:p>
          </table:table-cell>
          <table:table-cell office:value-type="string" calcext:value-type="string">
            <text:p>2024-10-14</text:p>
          </table:table-cell>
          <table:table-cell office:value-type="float" office:value="17.1957947197932" calcext:value-type="float">
            <text:p>17,1957947197932</text:p>
          </table:table-cell>
          <table:table-cell office:value-type="float" office:value="52.804171501719" calcext:value-type="float">
            <text:p>52,804171501719</text:p>
          </table:table-cell>
        </table:table-row>
        <table:table-row table:style-name="ro1">
          <table:table-cell office:value-type="string" calcext:value-type="string">
            <text:p>K1.40</text:p>
          </table:table-cell>
          <table:table-cell office:value-type="string" calcext:value-type="string">
            <text:p>MA00480</text:p>
          </table:table-cell>
          <table:table-cell office:value-type="string" calcext:value-type="string">
            <text:p>Kościół pw. św. Jana Chrzciciela w Orawce</text:p>
          </table:table-cell>
          <table:table-cell office:value-type="string" calcext:value-type="string">
            <text:p>Powstanie kościoła miało miejsce latach 1651-1656, zbudowany z inicjatywy ks. Jana Szczechowicza. Jest najstarszą świątynią i pierwszą parafią Polskiej Orawy oraz najstarszą drewnianą świątynią Górnej Orawy.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6841</text:p>
          </table:table-cell>
          <table:table-cell office:value-type="string" calcext:value-type="string">
            <text:p>pl:Kościół św. Jana Chrzciciela w Orawce</text:p>
          </table:table-cell>
          <table:table-cell office:value-type="string" calcext:value-type="string">
            <text:p>2024-10-14</text:p>
          </table:table-cell>
          <table:table-cell office:value-type="float" office:value="19.718068901719" calcext:value-type="float">
            <text:p>19,718068901719</text:p>
          </table:table-cell>
          <table:table-cell office:value-type="float" office:value="49.5108455580764" calcext:value-type="float">
            <text:p>49,5108455580764</text:p>
          </table:table-cell>
        </table:table-row>
        <table:table-row table:style-name="ro1">
          <table:table-cell office:value-type="string" calcext:value-type="string">
            <text:p>K1.40</text:p>
          </table:table-cell>
          <table:table-cell office:value-type="string" calcext:value-type="string">
            <text:p>ZP00296</text:p>
          </table:table-cell>
          <table:table-cell office:value-type="string" calcext:value-type="string">
            <text:p>Kościół pw. św. Jana Ewangelisty w Szczecinie</text:p>
          </table:table-cell>
          <table:table-cell office:value-type="string" calcext:value-type="string">
            <text:p>Gotycki, nieorientowany kościół pofranciszkański przy ul. św. Ducha 9 w Szczecinie. Jest jedynym zachowanym obiektem dawnego gotyckiego, franciszkańskiego kompleksu klasztor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16204</text:p>
          </table:table-cell>
          <table:table-cell office:value-type="string" calcext:value-type="string">
            <text:p>pl:Kościół św. Jana Ewangelisty w Szczecinie</text:p>
          </table:table-cell>
          <table:table-cell office:value-type="string" calcext:value-type="string">
            <text:p>2024-10-14</text:p>
          </table:table-cell>
          <table:table-cell office:value-type="float" office:value="14.5575699344156" calcext:value-type="float">
            <text:p>14,5575699344156</text:p>
          </table:table-cell>
          <table:table-cell office:value-type="float" office:value="53.4224997463513" calcext:value-type="float">
            <text:p>53,4224997463513</text:p>
          </table:table-cell>
        </table:table-row>
        <table:table-row table:style-name="ro1">
          <table:table-cell office:value-type="string" calcext:value-type="string">
            <text:p>K1.40</text:p>
          </table:table-cell>
          <table:table-cell office:value-type="string" calcext:value-type="string">
            <text:p>WP00297</text:p>
          </table:table-cell>
          <table:table-cell office:value-type="string" calcext:value-type="string">
            <text:p>Kościół pw. św. Jana Jerozolimskiego w Poznaniu</text:p>
          </table:table-cell>
          <table:table-cell office:value-type="string" calcext:value-type="string">
            <text:p>Późnoromański, zabytkowy kościół na poznańskiej Komandorii w pobliżu Ronda Śródka, do 1832 r. znajdujący się pod opieką kawalerów maltańskich, a obecnie pełniący funkcję kościoła parafial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117246</text:p>
          </table:table-cell>
          <table:table-cell office:value-type="string" calcext:value-type="string">
            <text:p>pl:Kościół św. Jana Jerozolimskiego za murami w Poznaniu</text:p>
          </table:table-cell>
          <table:table-cell office:value-type="string" calcext:value-type="string">
            <text:p>2024-10-14</text:p>
          </table:table-cell>
          <table:table-cell office:value-type="float" office:value="16.9588245040619" calcext:value-type="float">
            <text:p>16,9588245040619</text:p>
          </table:table-cell>
          <table:table-cell office:value-type="float" office:value="52.409433344468" calcext:value-type="float">
            <text:p>52,409433344468</text:p>
          </table:table-cell>
        </table:table-row>
        <table:table-row table:style-name="ro1">
          <table:table-cell office:value-type="string" calcext:value-type="string">
            <text:p>K1.40</text:p>
          </table:table-cell>
          <table:table-cell office:value-type="string" calcext:value-type="string">
            <text:p>PM00298</text:p>
          </table:table-cell>
          <table:table-cell office:value-type="string" calcext:value-type="string">
            <text:p>Kościół pw. św. Katarzyny w Gdańsku</text:p>
          </table:table-cell>
          <table:table-cell office:value-type="string" calcext:value-type="string">
            <text:p>Najstarszy kościół parafialny na Starym Mieście w Gdańsku. Powstał w latach 1227–1239, fundatorami byli książęta Pomorza Gdańskiego, rozbudowany został po 1379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79323</text:p>
          </table:table-cell>
          <table:table-cell office:value-type="string" calcext:value-type="string">
            <text:p>pl:Kościół św. Katarzyny w Gdańsku</text:p>
          </table:table-cell>
          <table:table-cell office:value-type="string" calcext:value-type="string">
            <text:p>2024-10-14</text:p>
          </table:table-cell>
          <table:table-cell office:value-type="float" office:value="18.6513278722314" calcext:value-type="float">
            <text:p>18,6513278722314</text:p>
          </table:table-cell>
          <table:table-cell office:value-type="float" office:value="54.3541034166354" calcext:value-type="float">
            <text:p>54,3541034166354</text:p>
          </table:table-cell>
        </table:table-row>
        <table:table-row table:style-name="ro1">
          <table:table-cell office:value-type="string" calcext:value-type="string">
            <text:p>K1.40</text:p>
          </table:table-cell>
          <table:table-cell office:value-type="string" calcext:value-type="string">
            <text:p>DS00211</text:p>
          </table:table-cell>
          <table:table-cell office:value-type="string" calcext:value-type="string">
            <text:p>Kościół pw. św. Krzyża w Jeleniej Górze</text:p>
          </table:table-cell>
          <table:table-cell office:value-type="string" calcext:value-type="string">
            <text:p>Dawniej Kościół Łaski Pod Krzyżem Chrystusa był największym spośród sześciu luterańskich Kościołów Łaski. Ukończenie budowy zlecono do 1709 roku. Architektem świątyni był Martin Frantz, który zaprojektował kościół w stylu barokowym na planie krzyża greckiego z płaską kopułą w centrum otoczoną czterema wieżyczkami wzorowany na kościele Katarzyny Wazówny w Sztokholmie. Tuż po wybudowaniu długość razem z pomieszczeniem na zakrystię wynosiła około 74 metry, a wysokość, łącznie z krzyżem na szczycie kopuły – 57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683</text:p>
          </table:table-cell>
          <table:table-cell office:value-type="string" calcext:value-type="string">
            <text:p>pl:Kościół Podwyższenia Krzyża Świętego w Jeleniej Górze</text:p>
          </table:table-cell>
          <table:table-cell office:value-type="string" calcext:value-type="string">
            <text:p>2024-10-14</text:p>
          </table:table-cell>
          <table:table-cell office:value-type="float" office:value="15.7443182769339" calcext:value-type="float">
            <text:p>15,7443182769339</text:p>
          </table:table-cell>
          <table:table-cell office:value-type="float" office:value="50.9041659771593" calcext:value-type="float">
            <text:p>50,9041659771593</text:p>
          </table:table-cell>
        </table:table-row>
        <table:table-row table:style-name="ro1">
          <table:table-cell office:value-type="string" calcext:value-type="string">
            <text:p>K1.40</text:p>
          </table:table-cell>
          <table:table-cell office:value-type="string" calcext:value-type="string">
            <text:p>MA00858</text:p>
          </table:table-cell>
          <table:table-cell office:value-type="string" calcext:value-type="string">
            <text:p>Kościół pw. św. Leonarda w Lipnicy Murowanej</text:p>
          </table:table-cell>
          <table:table-cell office:value-type="string" calcext:value-type="string">
            <text:p>Drewniany kościół cmentarny, usytuowany w Lipnicy Dolnej w powiecie bocheńskim. Kościół zbudowano prawdopodobnie pod koniec XV wieku, na miejscu wcześniejszej świątyni, Zachował się do dziś w stanie prawie niezmienionym i należy do najcenniejszych drewnianych kościołów gotyckich Polski.</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7061</text:p>
          </table:table-cell>
          <table:table-cell office:value-type="string" calcext:value-type="string">
            <text:p>pl:Kościół św. Leonarda w Lipnicy Murowanej</text:p>
          </table:table-cell>
          <table:table-cell office:value-type="string" calcext:value-type="string">
            <text:p>2024-10-14</text:p>
          </table:table-cell>
          <table:table-cell office:value-type="float" office:value="20.5304015412715" calcext:value-type="float">
            <text:p>20,5304015412715</text:p>
          </table:table-cell>
          <table:table-cell office:value-type="float" office:value="49.8604564479201" calcext:value-type="float">
            <text:p>49,8604564479201</text:p>
          </table:table-cell>
        </table:table-row>
        <table:table-row table:style-name="ro1">
          <table:table-cell office:value-type="string" calcext:value-type="string">
            <text:p>K1.40</text:p>
          </table:table-cell>
          <table:table-cell office:value-type="string" calcext:value-type="string">
            <text:p>MA00036</text:p>
          </table:table-cell>
          <table:table-cell office:value-type="string" calcext:value-type="string">
            <text:p>Kościół pw. św. Michała Archanioła w Binarowej</text:p>
          </table:table-cell>
          <table:table-cell office:value-type="string" calcext:value-type="string">
            <text:p>Rzymskokatolicki kościół drewniany z około 1500 roku uznawany jest za jeden z najcenniejszych drewnianych późnogotyckich kościołów w Polsce i Europie.</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7186</text:p>
          </table:table-cell>
          <table:table-cell office:value-type="string" calcext:value-type="string">
            <text:p>pl:Kościół św. Michała Archanioła w Binarowej</text:p>
          </table:table-cell>
          <table:table-cell office:value-type="string" calcext:value-type="string">
            <text:p>2024-10-14</text:p>
          </table:table-cell>
          <table:table-cell office:value-type="float" office:value="21.2274679783495" calcext:value-type="float">
            <text:p>21,2274679783495</text:p>
          </table:table-cell>
          <table:table-cell office:value-type="float" office:value="49.7573109433702" calcext:value-type="float">
            <text:p>49,7573109433702</text:p>
          </table:table-cell>
        </table:table-row>
        <table:table-row table:style-name="ro1">
          <table:table-cell office:value-type="string" calcext:value-type="string">
            <text:p>K1.40</text:p>
          </table:table-cell>
          <table:table-cell office:value-type="string" calcext:value-type="string">
            <text:p>SL00090</text:p>
          </table:table-cell>
          <table:table-cell office:value-type="string" calcext:value-type="string">
            <text:p>Kościół pw. św. Mikołaja w Cieszynie</text:p>
          </table:table-cell>
          <table:table-cell office:value-type="string" calcext:value-type="string">
            <text:p>Jedyna romańska rotunda na terenie Polski zachowana wraz ze sklepieniem nawy. Datowana na XI lub XII wie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289</text:p>
          </table:table-cell>
          <table:table-cell office:value-type="string" calcext:value-type="string">
            <text:p>pl:Rotunda św. Mikołaja w Cieszynie</text:p>
          </table:table-cell>
          <table:table-cell office:value-type="string" calcext:value-type="string">
            <text:p>2024-10-14</text:p>
          </table:table-cell>
          <table:table-cell office:value-type="float" office:value="18.6257093019669" calcext:value-type="float">
            <text:p>18,6257093019669</text:p>
          </table:table-cell>
          <table:table-cell office:value-type="float" office:value="49.7511673580952" calcext:value-type="float">
            <text:p>49,7511673580952</text:p>
          </table:table-cell>
        </table:table-row>
        <table:table-row table:style-name="ro1">
          <table:table-cell office:value-type="string" calcext:value-type="string">
            <text:p>K1.40</text:p>
          </table:table-cell>
          <table:table-cell office:value-type="string" calcext:value-type="string">
            <text:p>PM00299</text:p>
          </table:table-cell>
          <table:table-cell office:value-type="string" calcext:value-type="string">
            <text:p>Kościół pw. św. Mikołaja w Gdańsku</text:p>
          </table:table-cell>
          <table:table-cell office:value-type="string" calcext:value-type="string">
            <text:p>Ceglany, gotycki kościół klasztorny dominikanów z XIV-XV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294</text:p>
          </table:table-cell>
          <table:table-cell office:value-type="string" calcext:value-type="string">
            <text:p>pl:Bazylika św. Mikołaja w Gdańsku</text:p>
          </table:table-cell>
          <table:table-cell office:value-type="string" calcext:value-type="string">
            <text:p>2024-10-14</text:p>
          </table:table-cell>
          <table:table-cell office:value-type="float" office:value="18.6520844343285" calcext:value-type="float">
            <text:p>18,6520844343285</text:p>
          </table:table-cell>
          <table:table-cell office:value-type="float" office:value="54.3522245192502" calcext:value-type="float">
            <text:p>54,3522245192502</text:p>
          </table:table-cell>
        </table:table-row>
        <table:table-row table:style-name="ro1">
          <table:table-cell office:value-type="string" calcext:value-type="string">
            <text:p>K1.40</text:p>
          </table:table-cell>
          <table:table-cell office:value-type="string" calcext:value-type="string">
            <text:p>WP00337</text:p>
          </table:table-cell>
          <table:table-cell office:value-type="string" calcext:value-type="string">
            <text:p>Kościół pw. św. Mikołaja w Lesznie</text:p>
          </table:table-cell>
          <table:table-cell office:value-type="string" calcext:value-type="string">
            <text:p>Kościół wybudowany w 1709–1710 przez Pompea Ferrariego, konsekrowany w 1841. W latach 1905–1907 przeprowadzono rozbudowę części wschodniej kościoła w stylu neobarokowym oraz restaurację wnętr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26</text:p>
          </table:table-cell>
          <table:table-cell office:value-type="string" calcext:value-type="string">
            <text:p>pl:Bazylika św. Mikołaja w Lesznie</text:p>
          </table:table-cell>
          <table:table-cell office:value-type="string" calcext:value-type="string">
            <text:p>2024-10-14</text:p>
          </table:table-cell>
          <table:table-cell office:value-type="float" office:value="16.5741794174675" calcext:value-type="float">
            <text:p>16,5741794174675</text:p>
          </table:table-cell>
          <table:table-cell office:value-type="float" office:value="51.8423670965485" calcext:value-type="float">
            <text:p>51,8423670965485</text:p>
          </table:table-cell>
        </table:table-row>
        <table:table-row table:style-name="ro1">
          <table:table-cell office:value-type="string" calcext:value-type="string">
            <text:p>K1.40</text:p>
          </table:table-cell>
          <table:table-cell office:value-type="string" calcext:value-type="string">
            <text:p>WP00666</text:p>
          </table:table-cell>
          <table:table-cell office:value-type="string" calcext:value-type="string">
            <text:p>Kościół pw. św. Mikołaja w Tarnowie Pałuckim</text:p>
          </table:table-cell>
          <table:table-cell office:value-type="string" calcext:value-type="string">
            <text:p>Drewniany kościół parafialny z XIV wieku. Wewnątrz znajduje się najwspanialszy w Polsce zespół polichromii, która zdobi całe wnętrze kościoła: nawę główną, prezbiterium i zakrystię oraz fragmentarycznie drzwi wejściowe do kościoła w kruchcie pod wież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336</text:p>
          </table:table-cell>
          <table:table-cell office:value-type="string" calcext:value-type="string">
            <text:p>pl:Kościół św. Mikołaja w Tarnowie Pałuckim</text:p>
          </table:table-cell>
          <table:table-cell office:value-type="string" calcext:value-type="string">
            <text:p>2024-10-14</text:p>
          </table:table-cell>
          <table:table-cell office:value-type="float" office:value="17.2760608064908" calcext:value-type="float">
            <text:p>17,2760608064908</text:p>
          </table:table-cell>
          <table:table-cell office:value-type="float" office:value="52.8319128803846" calcext:value-type="float">
            <text:p>52,8319128803846</text:p>
          </table:table-cell>
        </table:table-row>
        <table:table-row table:style-name="ro1">
          <table:table-cell office:value-type="string" calcext:value-type="string">
            <text:p>K1.40</text:p>
          </table:table-cell>
          <table:table-cell office:value-type="string" calcext:value-type="string">
            <text:p>LD00173</text:p>
          </table:table-cell>
          <table:table-cell office:value-type="string" calcext:value-type="string">
            <text:p>Kościół pw. Św. Trójcy w Grębieniu</text:p>
          </table:table-cell>
          <table:table-cell office:value-type="string" calcext:value-type="string">
            <text:p>Obecny kościół powstał w ostatnich latach XV lub na pocz. XVI w. Budowla drewniana jednonawowa, z prostokątnym, zbliżonym do kwadratu korpusem oraz nieco węższym i krótszym prostokątnym prezbiteriu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8.5757939786382" calcext:value-type="float">
            <text:p>18,5757939786382</text:p>
          </table:table-cell>
          <table:table-cell office:value-type="float" office:value="51.1385528123816" calcext:value-type="float">
            <text:p>51,1385528123816</text:p>
          </table:table-cell>
        </table:table-row>
        <table:table-row table:style-name="ro1">
          <table:table-cell office:value-type="string" calcext:value-type="string">
            <text:p>K1.40</text:p>
          </table:table-cell>
          <table:table-cell office:value-type="string" calcext:value-type="string">
            <text:p>MZ00259</text:p>
          </table:table-cell>
          <table:table-cell office:value-type="string" calcext:value-type="string">
            <text:p>Kościół pw. św. Trójcy w Kobyłce</text:p>
          </table:table-cell>
          <table:table-cell office:value-type="string" calcext:value-type="string">
            <text:p>Rzymskokatolicka bazylika wybudowany w latach 1736–1740 według projektu i pod osobistym nadzorem lombardzkiego architekta Guida Antonia Longh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340</text:p>
          </table:table-cell>
          <table:table-cell office:value-type="string" calcext:value-type="string">
            <text:p>pl:Bazylika Świętej Trójcy w Kobyłce</text:p>
          </table:table-cell>
          <table:table-cell office:value-type="string" calcext:value-type="string">
            <text:p>2024-10-14</text:p>
          </table:table-cell>
          <table:table-cell office:value-type="float" office:value="21.1955666172604" calcext:value-type="float">
            <text:p>21,1955666172604</text:p>
          </table:table-cell>
          <table:table-cell office:value-type="float" office:value="52.3398109810253" calcext:value-type="float">
            <text:p>52,3398109810253</text:p>
          </table:table-cell>
        </table:table-row>
        <table:table-row table:style-name="ro1">
          <table:table-cell office:value-type="string" calcext:value-type="string">
            <text:p>K1.40</text:p>
          </table:table-cell>
          <table:table-cell office:value-type="string" calcext:value-type="string">
            <text:p>OP00476</text:p>
          </table:table-cell>
          <table:table-cell office:value-type="string" calcext:value-type="string">
            <text:p>Kościół pw. św. Trójcy w Opolu</text:p>
          </table:table-cell>
          <table:table-cell office:value-type="string" calcext:value-type="string">
            <text:p>Budowla orientowana, wybudowana w stylu gotyckim, z cegły. Posiada kształt trójnawowej, czteroprzęsłowej bazyliki, bez wydzielonego prezbiterium oraz chóru. Jej konsekracja pod wezwaniem Boga Wszechmogącego, Chwalebnej Dziewicy Maryi i św. Jana Ewangelisty odbyła się pod przewodnictwem biskupa warmińskiego Henryka III Sorboma w 1379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0278</text:p>
          </table:table-cell>
          <table:table-cell office:value-type="string" calcext:value-type="string">
            <text:p>pl:Kościół Świętej Trójcy w Opolu</text:p>
          </table:table-cell>
          <table:table-cell office:value-type="string" calcext:value-type="string">
            <text:p>2024-10-14</text:p>
          </table:table-cell>
          <table:table-cell office:value-type="float" office:value="17.9220638395454" calcext:value-type="float">
            <text:p>17,9220638395454</text:p>
          </table:table-cell>
          <table:table-cell office:value-type="float" office:value="50.6675841346741" calcext:value-type="float">
            <text:p>50,6675841346741</text:p>
          </table:table-cell>
        </table:table-row>
        <table:table-row table:style-name="ro1">
          <table:table-cell office:value-type="string" calcext:value-type="string">
            <text:p>K1.40</text:p>
          </table:table-cell>
          <table:table-cell office:value-type="string" calcext:value-type="string">
            <text:p>PD00693</text:p>
          </table:table-cell>
          <table:table-cell office:value-type="string" calcext:value-type="string">
            <text:p>Kościół pw. Św. Trójcy w Tykocinie</text:p>
          </table:table-cell>
          <table:table-cell office:value-type="string" calcext:value-type="string">
            <text:p>Póżnobarokowy <text:s/>kościół powstały w dwóch etapach. Budowę rozpoczęto w roku 1742, a wieże powstały pod koniec roku 1748 r. Wzniesiony z fundacji hetmana Jana Klemensa Branic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361</text:p>
          </table:table-cell>
          <table:table-cell office:value-type="string" calcext:value-type="string">
            <text:p>pl:Kościół Świętej Trójcy w Tykocinie</text:p>
          </table:table-cell>
          <table:table-cell office:value-type="string" calcext:value-type="string">
            <text:p>2024-10-14</text:p>
          </table:table-cell>
          <table:table-cell office:value-type="float" office:value="22.7743080421483" calcext:value-type="float">
            <text:p>22,7743080421483</text:p>
          </table:table-cell>
          <table:table-cell office:value-type="float" office:value="53.207704299822" calcext:value-type="float">
            <text:p>53,207704299822</text:p>
          </table:table-cell>
        </table:table-row>
        <table:table-row table:style-name="ro1">
          <table:table-cell office:value-type="string" calcext:value-type="string">
            <text:p>K1.40</text:p>
          </table:table-cell>
          <table:table-cell office:value-type="string" calcext:value-type="string">
            <text:p>LU00695</text:p>
          </table:table-cell>
          <table:table-cell office:value-type="string" calcext:value-type="string">
            <text:p>Kościół pw. Wniebowzięcia Najświętszej Maryi Panny w Uchaniach</text:p>
          </table:table-cell>
          <table:table-cell office:value-type="string" calcext:value-type="string">
            <text:p>Świątynia, pierwotnie późnogotycka, wybudowana w latach 1482-1484 i ufundowana przez Pawła Jasieńskiego, kasztelana sandomierskiego, zniszczona około połowy XVI wieku, została w 1575 roku odbudowana z fundacji prymasa Jakuba Uchańskiego, w stylu renesansu lubel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277</text:p>
          </table:table-cell>
          <table:table-cell office:value-type="string" calcext:value-type="string">
            <text:p>pl:Kościół Wniebowzięcia Najświętszej Maryi Panny w Uchaniach</text:p>
          </table:table-cell>
          <table:table-cell office:value-type="string" calcext:value-type="string">
            <text:p>2024-10-14</text:p>
          </table:table-cell>
          <table:table-cell office:value-type="float" office:value="23.6439354813063" calcext:value-type="float">
            <text:p>23,6439354813063</text:p>
          </table:table-cell>
          <table:table-cell office:value-type="float" office:value="50.9058347799614" calcext:value-type="float">
            <text:p>50,9058347799614</text:p>
          </table:table-cell>
        </table:table-row>
        <table:table-row table:style-name="ro1">
          <table:table-cell office:value-type="string" calcext:value-type="string">
            <text:p>K1.40</text:p>
          </table:table-cell>
          <table:table-cell office:value-type="string" calcext:value-type="string">
            <text:p>PK00180</text:p>
          </table:table-cell>
          <table:table-cell office:value-type="string" calcext:value-type="string">
            <text:p>Kościół pw. Wniebowzięcia Najświętszej Maryi Panny w Haczowie</text:p>
          </table:table-cell>
          <table:table-cell office:value-type="string" calcext:value-type="string">
            <text:p>Wzniesiony w pierwszej połowie XV w późnogotycki drewniany kościół pod wezwaniem Wniebowzięcia Najświętszej Maryi Panny i św. Michała Archanioła. Jest największym gotyckim drewnianym kościołem w Europie i jednocześnie jednym z najstarszych kościołów drewnianych konstrukcji zrębowej w Polsce.</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5863</text:p>
          </table:table-cell>
          <table:table-cell office:value-type="string" calcext:value-type="string">
            <text:p>pl:Kościół Wniebowzięcia Najświętszej Maryi Panny w Haczowie</text:p>
          </table:table-cell>
          <table:table-cell office:value-type="string" calcext:value-type="string">
            <text:p>2024-10-14</text:p>
          </table:table-cell>
          <table:table-cell office:value-type="float" office:value="21.8900185157492" calcext:value-type="float">
            <text:p>21,8900185157492</text:p>
          </table:table-cell>
          <table:table-cell office:value-type="float" office:value="49.6703443623771" calcext:value-type="float">
            <text:p>49,6703443623771</text:p>
          </table:table-cell>
        </table:table-row>
        <table:table-row table:style-name="ro1">
          <table:table-cell office:value-type="string" calcext:value-type="string">
            <text:p>K1.40</text:p>
          </table:table-cell>
          <table:table-cell office:value-type="string" calcext:value-type="string">
            <text:p>PK00039</text:p>
          </table:table-cell>
          <table:table-cell office:value-type="string" calcext:value-type="string">
            <text:p>Kościół pw. Wszystkich Świętych w Bliznem</text:p>
          </table:table-cell>
          <table:table-cell office:value-type="string" calcext:value-type="string">
            <text:p>Gotycki, drewniany kościół, zbudowany przed 1470 r., jest jednym z najcenniejszych obiektów drewnianej architektury sakralnej w Polsce, jako jeden z najcenniejszych drewnianych kościołów znajduje się na szlaku architektury drewnianej województwa podkarpackiego.</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3386955</text:p>
          </table:table-cell>
          <table:table-cell office:value-type="string" calcext:value-type="string">
            <text:p>pl:Kościół Wszystkich Świętych w Bliznem</text:p>
          </table:table-cell>
          <table:table-cell office:value-type="string" calcext:value-type="string">
            <text:p>2024-10-14</text:p>
          </table:table-cell>
          <table:table-cell office:value-type="float" office:value="21.9762679081986" calcext:value-type="float">
            <text:p>21,9762679081986</text:p>
          </table:table-cell>
          <table:table-cell office:value-type="float" office:value="49.7506264554575" calcext:value-type="float">
            <text:p>49,7506264554575</text:p>
          </table:table-cell>
        </table:table-row>
        <table:table-row table:style-name="ro1">
          <table:table-cell office:value-type="string" calcext:value-type="string">
            <text:p>K1.40</text:p>
          </table:table-cell>
          <table:table-cell office:value-type="string" calcext:value-type="string">
            <text:p>LU00674</text:p>
          </table:table-cell>
          <table:table-cell office:value-type="string" calcext:value-type="string">
            <text:p>Kościół pw. Zwiastowania Najświętszej Maryi Panny w Tomaszowie Lubelskim</text:p>
          </table:table-cell>
          <table:table-cell office:value-type="string" calcext:value-type="string">
            <text:p>Kościół drewniany, posiadający konstrukcję zrębową, postawiona na ceglanej podmurówce, konsekrowany w 1668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172</text:p>
          </table:table-cell>
          <table:table-cell office:value-type="string" calcext:value-type="string">
            <text:p>pl:Kościół Zwiastowania Najświętszej Maryi Panny w Tomaszowie Lubelskim</text:p>
          </table:table-cell>
          <table:table-cell office:value-type="string" calcext:value-type="string">
            <text:p>2024-10-14</text:p>
          </table:table-cell>
          <table:table-cell office:value-type="float" office:value="23.4224256515741" calcext:value-type="float">
            <text:p>23,4224256515741</text:p>
          </table:table-cell>
          <table:table-cell office:value-type="float" office:value="50.4519733866817" calcext:value-type="float">
            <text:p>50,4519733866817</text:p>
          </table:table-cell>
        </table:table-row>
        <table:table-row table:style-name="ro1">
          <table:table-cell office:value-type="string" calcext:value-type="string">
            <text:p>K1.40</text:p>
          </table:table-cell>
          <table:table-cell office:value-type="string" calcext:value-type="string">
            <text:p>MZ00055</text:p>
          </table:table-cell>
          <table:table-cell office:value-type="string" calcext:value-type="string">
            <text:p>Kościół św. Andrzeja Apostoła w Broku</text:p>
          </table:table-cell>
          <table:table-cell office:value-type="string" calcext:value-type="string">
            <text:p>Rzymskokatolicki kościół parafialny z XVI wieku. W otoczeniu kościoła znajduje się park z XVIII wieku z wieloma drzewami o pomnikowych rozmiar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68871</text:p>
          </table:table-cell>
          <table:table-cell office:value-type="string" calcext:value-type="string">
            <text:p>pl:Kościół św. Andrzeja Apostoła w Broku</text:p>
          </table:table-cell>
          <table:table-cell office:value-type="string" calcext:value-type="string">
            <text:p>2024-10-14</text:p>
          </table:table-cell>
          <table:table-cell office:value-type="float" office:value="21.8617261426527" calcext:value-type="float">
            <text:p>21,8617261426527</text:p>
          </table:table-cell>
          <table:table-cell office:value-type="float" office:value="52.6987155797253" calcext:value-type="float">
            <text:p>52,6987155797253</text:p>
          </table:table-cell>
        </table:table-row>
        <table:table-row table:style-name="ro1">
          <table:table-cell office:value-type="string" calcext:value-type="string">
            <text:p>K1.40</text:p>
          </table:table-cell>
          <table:table-cell office:value-type="string" calcext:value-type="string">
            <text:p>MA00598</text:p>
          </table:table-cell>
          <table:table-cell office:value-type="string" calcext:value-type="string">
            <text:p>Kościół św. Filipa i św. Jakuba w Sękowej</text:p>
          </table:table-cell>
          <table:table-cell office:value-type="string" calcext:value-type="string">
            <text:p>Drewniany kościół filialny w Sękowej pod wezwaniem św. Filipa i św. Jakuba w stylu gotyckim jest przykładem sakralnego budownictwa drewnianego. Wzniesiony na początku XVI wieku należy do najpiękniejszych polskich zabytków drewnianych, do 1914 roku uważany był za najpiękniejszy drewniany kościół w Ma</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6661</text:p>
          </table:table-cell>
          <table:table-cell office:value-type="string" calcext:value-type="string">
            <text:p>pl:Kościół św. Filipa i św. Jakuba w Sękowej</text:p>
          </table:table-cell>
          <table:table-cell office:value-type="string" calcext:value-type="string">
            <text:p>2024-10-14</text:p>
          </table:table-cell>
          <table:table-cell office:value-type="float" office:value="21.1860600531873" calcext:value-type="float">
            <text:p>21,1860600531873</text:p>
          </table:table-cell>
          <table:table-cell office:value-type="float" office:value="49.6306354469398" calcext:value-type="float">
            <text:p>49,6306354469398</text:p>
          </table:table-cell>
        </table:table-row>
        <table:table-row table:style-name="ro1">
          <table:table-cell office:value-type="string" calcext:value-type="string">
            <text:p>K1.40</text:p>
          </table:table-cell>
          <table:table-cell office:value-type="string" calcext:value-type="string">
            <text:p>WN00481</text:p>
          </table:table-cell>
          <table:table-cell office:value-type="string" calcext:value-type="string">
            <text:p>Kościół św. Jana Chrzciciela w Ornecie</text:p>
          </table:table-cell>
          <table:table-cell office:value-type="string" calcext:value-type="string">
            <text:p>Gotycki, ceglany kościół wybudowany za czasów urzędowania biskupa warmińskiego Hermana z Pragi (1338-1349), który obrał zamek w Ornecie za swoją siedzibę.</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096</text:p>
          </table:table-cell>
          <table:table-cell office:value-type="string" calcext:value-type="string">
            <text:p>pl:Kościół św. Jana Chrzciciela w Ornecie</text:p>
          </table:table-cell>
          <table:table-cell office:value-type="string" calcext:value-type="string">
            <text:p>2024-10-14</text:p>
          </table:table-cell>
          <table:table-cell office:value-type="float" office:value="20.1298874675328" calcext:value-type="float">
            <text:p>20,1298874675328</text:p>
          </table:table-cell>
          <table:table-cell office:value-type="float" office:value="54.1150159425138" calcext:value-type="float">
            <text:p>54,1150159425138</text:p>
          </table:table-cell>
        </table:table-row>
        <table:table-row table:style-name="ro1">
          <table:table-cell office:value-type="string" calcext:value-type="string">
            <text:p>K1.40</text:p>
          </table:table-cell>
          <table:table-cell office:value-type="string" calcext:value-type="string">
            <text:p>LD00045</text:p>
          </table:table-cell>
          <table:table-cell office:value-type="string" calcext:value-type="string">
            <text:p>Kościół św. Stanisława Biskupa w Boguszycach</text:p>
          </table:table-cell>
          <table:table-cell office:value-type="string" calcext:value-type="string">
            <text:p>Kościół <text:s/>drewniany, 3-nawowy, kryty gontem. Ufundowany przez Wojciecha Boguskiego, wybudowany w roku 1558.</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436</text:p>
          </table:table-cell>
          <table:table-cell office:value-type="string" calcext:value-type="string">
            <text:p>pl:Kościół św. Stanisława Biskupa w Boguszycach</text:p>
          </table:table-cell>
          <table:table-cell office:value-type="string" calcext:value-type="string">
            <text:p>2024-10-14</text:p>
          </table:table-cell>
          <table:table-cell office:value-type="float" office:value="20.1881530139526" calcext:value-type="float">
            <text:p>20,1881530139526</text:p>
          </table:table-cell>
          <table:table-cell office:value-type="float" office:value="51.7484603056764" calcext:value-type="float">
            <text:p>51,7484603056764</text:p>
          </table:table-cell>
        </table:table-row>
        <table:table-row table:style-name="ro1">
          <table:table-cell office:value-type="string" calcext:value-type="string">
            <text:p>K1.40</text:p>
          </table:table-cell>
          <table:table-cell office:value-type="string" calcext:value-type="string">
            <text:p>WN00379</text:p>
          </table:table-cell>
          <table:table-cell office:value-type="string" calcext:value-type="string">
            <text:p>Kościół św. św. Piotra i Pawła w Morągu</text:p>
          </table:table-cell>
          <table:table-cell office:value-type="string" calcext:value-type="string">
            <text:p>Kościół wczesnogotycki pw. Św. Apostołów Piotra i Pawła wybudowany został w latach 1305-1312.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7633</text:p>
          </table:table-cell>
          <table:table-cell office:value-type="string" calcext:value-type="string">
            <text:p>pl:Kościół św. św. Piotra i Pawła w Morągu</text:p>
          </table:table-cell>
          <table:table-cell office:value-type="string" calcext:value-type="string">
            <text:p>2024-10-14</text:p>
          </table:table-cell>
          <table:table-cell office:value-type="float" office:value="19.927586653923" calcext:value-type="float">
            <text:p>19,927586653923</text:p>
          </table:table-cell>
          <table:table-cell office:value-type="float" office:value="53.9106219944015" calcext:value-type="float">
            <text:p>53,9106219944015</text:p>
          </table:table-cell>
        </table:table-row>
        <table:table-row table:style-name="ro1">
          <table:table-cell office:value-type="string" calcext:value-type="string">
            <text:p>K1.40</text:p>
          </table:table-cell>
          <table:table-cell office:value-type="string" calcext:value-type="string">
            <text:p>DS00233</text:p>
          </table:table-cell>
          <table:table-cell office:value-type="string" calcext:value-type="string">
            <text:p>Kościół Wang w Karpaczu</text:p>
          </table:table-cell>
          <table:table-cell office:value-type="string" calcext:value-type="string">
            <text:p>Ewangelicki kościół parafialny w Karpaczu w Karkonoszach, przeniesiony w 1842 r. z miejscowości Vang, leżącej nad jeziorem Vangsmjøsa w Norweg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93280</text:p>
          </table:table-cell>
          <table:table-cell office:value-type="string" calcext:value-type="string">
            <text:p>pl:Świątynia Wang</text:p>
          </table:table-cell>
          <table:table-cell office:value-type="string" calcext:value-type="string">
            <text:p>2024-10-14</text:p>
          </table:table-cell>
          <table:table-cell office:value-type="float" office:value="15.7241368163815" calcext:value-type="float">
            <text:p>15,7241368163815</text:p>
          </table:table-cell>
          <table:table-cell office:value-type="float" office:value="50.7773664656797" calcext:value-type="float">
            <text:p>50,7773664656797</text:p>
          </table:table-cell>
        </table:table-row>
        <table:table-row table:style-name="ro1">
          <table:table-cell office:value-type="string" calcext:value-type="string">
            <text:p>K1.40</text:p>
          </table:table-cell>
          <table:table-cell office:value-type="string" calcext:value-type="string">
            <text:p>KP00300</text:p>
          </table:table-cell>
          <table:table-cell office:value-type="string" calcext:value-type="string">
            <text:p>Kościół Wniebowzięcia Najświętszej Marii Panny w Toruniu</text:p>
          </table:table-cell>
          <table:table-cell office:value-type="string" calcext:value-type="string">
            <text:p>Pierwotnie franciszkański, gotycki kościół powstały w II poł. XIV w., uchodzi za jeden z symboli Toruni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839</text:p>
          </table:table-cell>
          <table:table-cell office:value-type="string" calcext:value-type="string">
            <text:p>pl:Kościół Wniebowzięcia Najświętszej Marii Panny w Toruniu</text:p>
          </table:table-cell>
          <table:table-cell office:value-type="string" calcext:value-type="string">
            <text:p>2024-10-14</text:p>
          </table:table-cell>
          <table:table-cell office:value-type="float" office:value="18.6023478195799" calcext:value-type="float">
            <text:p>18,6023478195799</text:p>
          </table:table-cell>
          <table:table-cell office:value-type="float" office:value="53.0110068431949" calcext:value-type="float">
            <text:p>53,0110068431949</text:p>
          </table:table-cell>
        </table:table-row>
        <table:table-row table:style-name="ro1">
          <table:table-cell office:value-type="string" calcext:value-type="string">
            <text:p>K1.40</text:p>
          </table:table-cell>
          <table:table-cell office:value-type="string" calcext:value-type="string">
            <text:p>LU00156</text:p>
          </table:table-cell>
          <table:table-cell office:value-type="string" calcext:value-type="string">
            <text:p>Kościół Wniebowzięcia Najświętszej Marii Panny, św. Floriana i św. Katarzyny w Gołębiu</text:p>
          </table:table-cell>
          <table:table-cell office:value-type="string" calcext:value-type="string">
            <text:p>Kościół ufundowany w XVII wieku, w latach 1626–1634, jednonawowy, orientowany o czterech przęsłach wykonany z cegły goty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098752</text:p>
          </table:table-cell>
          <table:table-cell office:value-type="string" calcext:value-type="string">
            <text:p>pl:Kościół Wniebowzięcia Najświętszej Marii Panny, św. Floriana i św. Katarzyny w Gołębiu</text:p>
          </table:table-cell>
          <table:table-cell office:value-type="string" calcext:value-type="string">
            <text:p>2024-10-14</text:p>
          </table:table-cell>
          <table:table-cell office:value-type="float" office:value="21.8774807405451" calcext:value-type="float">
            <text:p>21,8774807405451</text:p>
          </table:table-cell>
          <table:table-cell office:value-type="float" office:value="51.4878100077871" calcext:value-type="float">
            <text:p>51,4878100077871</text:p>
          </table:table-cell>
        </table:table-row>
        <table:table-row table:style-name="ro1">
          <table:table-cell office:value-type="string" calcext:value-type="string">
            <text:p>K1.20</text:p>
          </table:table-cell>
          <table:table-cell office:value-type="string" calcext:value-type="string">
            <text:p>PM00576</text:p>
          </table:table-cell>
          <table:table-cell office:value-type="string" calcext:value-type="string">
            <text:p>Latarnia morska w Rozewiu</text:p>
          </table:table-cell>
          <table:table-cell office:value-type="string" calcext:value-type="string">
            <text:p>W muzeum znajduje się stary reflektor latarni Rozewie z tarczową soczewką Fresnela (reflektor tego typu działał w latarni na Rozewiu przed jej podwyższeniem i nadal można go zobaczyć w latarni), światła nawigacyjne oraz modele dawnych latarń począwszy od starożytnej latarni na wyspie Faros.</text:p>
          </table:table-cell>
          <table:table-cell office:value-type="string" calcext:value-type="string">
            <text:p>o. Narodowego Muzeum Morskiego w Gdańs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53144</text:p>
          </table:table-cell>
          <table:table-cell office:value-type="string" calcext:value-type="string">
            <text:p>pl:Latarnia Morska Rozewie</text:p>
          </table:table-cell>
          <table:table-cell office:value-type="string" calcext:value-type="string">
            <text:p>2024-10-14</text:p>
          </table:table-cell>
          <table:table-cell office:value-type="float" office:value="18.3362636148026" calcext:value-type="float">
            <text:p>18,3362636148026</text:p>
          </table:table-cell>
          <table:table-cell office:value-type="float" office:value="54.8303743347788" calcext:value-type="float">
            <text:p>54,8303743347788</text:p>
          </table:table-cell>
        </table:table-row>
        <table:table-row table:style-name="ro1">
          <table:table-cell office:value-type="string" calcext:value-type="string">
            <text:p>K1.40</text:p>
          </table:table-cell>
          <table:table-cell office:value-type="string" calcext:value-type="string">
            <text:p>MZ00484</text:p>
          </table:table-cell>
          <table:table-cell office:value-type="string" calcext:value-type="string">
            <text:p>Mauzoleum i Cmentarz Poległych w 1920 r. w Ossowie</text:p>
          </table:table-cell>
          <table:table-cell office:value-type="string" calcext:value-type="string">
            <text:p>Cmentarz wojenny znajdujący się w miejscu bitwy pod Ossowem, rozegranej podczas Bitwy Warszawskiej, w czasie wojny polsko-bolszewickiej (1920). Na terenie cmentarza znajduje się również kaplica pod wezwaniem Matki Boskiej Zwycięskiej. W 2010r z inicjatywy Lasów Państwowych w Ossowie posadzono 96 Dębów Pamięci upamiętniających ofiary katastrofy lotniczej w Smoleńsku. W 2012 to miejsce zostało nazwane Panteon Bohaterów Sanktuarium Narodowym w Ossowie. Na jego terenie ustanowiono pomniki indywidualnych osób, które zginęły w katastrofie smoleń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511115</text:p>
          </table:table-cell>
          <table:table-cell office:value-type="string" calcext:value-type="string">
            <text:p>pl:Cmentarz Poległych w Bitwie Warszawskiej w Ossowie</text:p>
          </table:table-cell>
          <table:table-cell office:value-type="string" calcext:value-type="string">
            <text:p>2024-10-14</text:p>
          </table:table-cell>
          <table:table-cell office:value-type="float" office:value="21.2225365495209" calcext:value-type="float">
            <text:p>21,2225365495209</text:p>
          </table:table-cell>
          <table:table-cell office:value-type="float" office:value="52.3050987713923" calcext:value-type="float">
            <text:p>52,3050987713923</text:p>
          </table:table-cell>
        </table:table-row>
        <table:table-row table:style-name="ro1">
          <table:table-cell office:value-type="string" calcext:value-type="string">
            <text:p>K1.40</text:p>
          </table:table-cell>
          <table:table-cell office:value-type="string" calcext:value-type="string">
            <text:p>PD00317</text:p>
          </table:table-cell>
          <table:table-cell office:value-type="string" calcext:value-type="string">
            <text:p>Meczet muzułmański w Kruszynianach</text:p>
          </table:table-cell>
          <table:table-cell office:value-type="string" calcext:value-type="string">
            <text:p>Drewniany meczet z II poł. XVIII w.. Jest najstarszym zachowanym meczetem tatarskim w Polsce, zbudowanym na planie prostokąta o wymiarach 10x13 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72931</text:p>
          </table:table-cell>
          <table:table-cell office:value-type="string" calcext:value-type="string">
            <text:p>pl:Meczet w Kruszynianach</text:p>
          </table:table-cell>
          <table:table-cell office:value-type="string" calcext:value-type="string">
            <text:p>2024-10-14</text:p>
          </table:table-cell>
          <table:table-cell office:value-type="float" office:value="23.8137612242204" calcext:value-type="float">
            <text:p>23,8137612242204</text:p>
          </table:table-cell>
          <table:table-cell office:value-type="float" office:value="53.1777575559632" calcext:value-type="float">
            <text:p>53,1777575559632</text:p>
          </table:table-cell>
        </table:table-row>
        <table:table-row table:style-name="ro1">
          <table:table-cell office:value-type="string" calcext:value-type="string">
            <text:p>K1.20</text:p>
          </table:table-cell>
          <table:table-cell office:value-type="string" calcext:value-type="string">
            <text:p>PM00818</text:p>
          </table:table-cell>
          <table:table-cell office:value-type="string" calcext:value-type="string">
            <text:p>Molo w Sopocie</text:p>
          </table:table-cell>
          <table:table-cell office:value-type="string" calcext:value-type="string">
            <text:p>Najdłuższe molo nad Morzem Bałtyckim. Ma około pół kilometra długości – część spacerowa ma 511,5 m, z czego 458 m wchodzi w głąb Zatoki Gdańskiej. Jest jedną z największych atrakcji mias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177824</text:p>
          </table:table-cell>
          <table:table-cell office:value-type="string" calcext:value-type="string">
            <text:p>pl:Molo w <text:s/>Sopocie</text:p>
          </table:table-cell>
          <table:table-cell office:value-type="string" calcext:value-type="string">
            <text:p>2024-10-14</text:p>
          </table:table-cell>
          <table:table-cell office:value-type="float" office:value="18.575817686928" calcext:value-type="float">
            <text:p>18,575817686928</text:p>
          </table:table-cell>
          <table:table-cell office:value-type="float" office:value="54.4474588646886" calcext:value-type="float">
            <text:p>54,4474588646886</text:p>
          </table:table-cell>
        </table:table-row>
        <table:table-row table:style-name="ro1">
          <table:table-cell office:value-type="string" calcext:value-type="string">
            <text:p>P1.10</text:p>
          </table:table-cell>
          <table:table-cell office:value-type="string" calcext:value-type="string">
            <text:p>MA00380</text:p>
          </table:table-cell>
          <table:table-cell office:value-type="string" calcext:value-type="string">
            <text:p>Morskie Oko</text:p>
          </table:table-cell>
          <table:table-cell office:value-type="string" calcext:value-type="string">
            <text:p>Drugie pod względem powierzchni i objętości wód jezioro w Tatrach, położone w Dolinie Rybiego Potoku u stóp Mięguszowieckich Szczytów, na wysokości 1395 m n.p.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3246</text:p>
          </table:table-cell>
          <table:table-cell office:value-type="string" calcext:value-type="string">
            <text:p>pl:Morskie Oko</text:p>
          </table:table-cell>
          <table:table-cell office:value-type="string" calcext:value-type="string">
            <text:p>2024-10-14</text:p>
          </table:table-cell>
          <table:table-cell office:value-type="float" office:value="20.0701073281673" calcext:value-type="float">
            <text:p>20,0701073281673</text:p>
          </table:table-cell>
          <table:table-cell office:value-type="float" office:value="49.1971473874889" calcext:value-type="float">
            <text:p>49,1971473874889</text:p>
          </table:table-cell>
        </table:table-row>
        <table:table-row table:style-name="ro1">
          <table:table-cell office:value-type="string" calcext:value-type="string">
            <text:p>K1.30</text:p>
          </table:table-cell>
          <table:table-cell office:value-type="string" calcext:value-type="string">
            <text:p>PM00152</text:p>
          </table:table-cell>
          <table:table-cell office:value-type="string" calcext:value-type="string">
            <text:p>Zamek krzyżacki w Gniewie</text:p>
          </table:table-cell>
          <table:table-cell office:value-type="string" calcext:value-type="string">
            <text:p>Zamek zbudowany przez zakon krzyżacki na planie czworoboku w końcu XIII i na początku XIV w. na lewym brzegu Wisły i rozbudowany w XIV i XV w., następnie od połowy wieku XV do 1772 r. siedziba polskich staros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574254</text:p>
          </table:table-cell>
          <table:table-cell office:value-type="string" calcext:value-type="string">
            <text:p>pl:Zamek w Gniewie</text:p>
          </table:table-cell>
          <table:table-cell office:value-type="string" calcext:value-type="string">
            <text:p>2024-10-14</text:p>
          </table:table-cell>
          <table:table-cell office:value-type="float" office:value="18.827912280829" calcext:value-type="float">
            <text:p>18,827912280829</text:p>
          </table:table-cell>
          <table:table-cell office:value-type="float" office:value="53.8343855021646" calcext:value-type="float">
            <text:p>53,8343855021646</text:p>
          </table:table-cell>
        </table:table-row>
        <table:table-row table:style-name="ro1">
          <table:table-cell office:value-type="string" calcext:value-type="string">
            <text:p>K1.10</text:p>
          </table:table-cell>
          <table:table-cell office:value-type="string" calcext:value-type="string">
            <text:p>WN00437</text:p>
          </table:table-cell>
          <table:table-cell office:value-type="string" calcext:value-type="string">
            <text:p>Muzeum Ziemi Nidzickiej - Zamek krzyżacki</text:p>
          </table:table-cell>
          <table:table-cell office:value-type="string" calcext:value-type="string">
            <text:p>Muzeum mieści się w wybudowany na początku XV wieku zamku w stylu gotyckim powstałym jako siedziba prokuratora krzyżackiego. W ramach muzealnej ekspozycji prezentowana jest wystawa stała pt. "Z dziejów Ziemi Nidzickiej". Zajmuje ona cztery sale zamku i zawiera m.in. pamiątki związane z historią miasta i okolic, począwszy od czasów Prusów, a skończywszy na okresie II wojny światowej, kopie uzbrojenia piechoty, używanego podczas bitwy pod Grunwaldem oraz wyposażenie mazurskich domostw chłop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462776</text:p>
          </table:table-cell>
          <table:table-cell office:value-type="string" calcext:value-type="string">
            <text:p>pl:Muzeum Ziemi Nidzickiej w Nidzicy</text:p>
          </table:table-cell>
          <table:table-cell office:value-type="string" calcext:value-type="string">
            <text:p>2024-10-14</text:p>
          </table:table-cell>
          <table:table-cell office:value-type="float" office:value="20.429073700201" calcext:value-type="float">
            <text:p>20,429073700201</text:p>
          </table:table-cell>
          <table:table-cell office:value-type="float" office:value="53.359660485777" calcext:value-type="float">
            <text:p>53,359660485777</text:p>
          </table:table-cell>
        </table:table-row>
        <table:table-row table:style-name="ro1">
          <table:table-cell office:value-type="string" calcext:value-type="string">
            <text:p>K1.30</text:p>
          </table:table-cell>
          <table:table-cell office:value-type="string" calcext:value-type="string">
            <text:p>ZP00763</text:p>
          </table:table-cell>
          <table:table-cell office:value-type="string" calcext:value-type="string">
            <text:p>Zamek Książąt Pomorskich w Szczecinie</text:p>
          </table:table-cell>
          <table:table-cell office:value-type="string" calcext:value-type="string">
            <text:p>Renesansowy zamek usytuowany na Wzgórzu Zamkowym w Szczecinie, w sąsiedztwie Odry, historyczna siedziba rodu Gryfitów, władców księstwa pomorskiego oraz nazwa instytucji kultury, administrującej Zamki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42169</text:p>
          </table:table-cell>
          <table:table-cell office:value-type="string" calcext:value-type="string">
            <text:p>pl:Zamek Książąt Pomorskich w Szczecinie</text:p>
          </table:table-cell>
          <table:table-cell office:value-type="string" calcext:value-type="string">
            <text:p>2024-10-14</text:p>
          </table:table-cell>
          <table:table-cell office:value-type="float" office:value="14.5602668517019" calcext:value-type="float">
            <text:p>14,5602668517019</text:p>
          </table:table-cell>
          <table:table-cell office:value-type="float" office:value="53.4262003984005" calcext:value-type="float">
            <text:p>53,4262003984005</text:p>
          </table:table-cell>
        </table:table-row>
        <table:table-row table:style-name="ro1">
          <table:table-cell office:value-type="string" calcext:value-type="string">
            <text:p>K1.10</text:p>
          </table:table-cell>
          <table:table-cell office:value-type="string" calcext:value-type="string">
            <text:p>LD00479</text:p>
          </table:table-cell>
          <table:table-cell office:value-type="string" calcext:value-type="string">
            <text:p>Zamek Muzeum w Oporowie</text:p>
          </table:table-cell>
          <table:table-cell office:value-type="string" calcext:value-type="string">
            <text:p>Ceglany zamek wzniesiony w stylu gotyckim w latach 1434–1449 przez biskupa kujawskiego Władysława Oporowskiego. Mieści się w nim muzeum, w którym przedstawione są zbiory z różnych epok, gromadzone przez wiele lat. Niewielka część z nich dotyczy bezpośrednio byłych właścicieli zamku (to głównie obrazy i inne cenne przedmiot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97</text:p>
          </table:table-cell>
          <table:table-cell office:value-type="string" calcext:value-type="string">
            <text:p>pl:Zamek w Oporowie</text:p>
          </table:table-cell>
          <table:table-cell office:value-type="string" calcext:value-type="string">
            <text:p>2024-10-14</text:p>
          </table:table-cell>
          <table:table-cell office:value-type="float" office:value="19.5622502664552" calcext:value-type="float">
            <text:p>19,5622502664552</text:p>
          </table:table-cell>
          <table:table-cell office:value-type="float" office:value="52.2624480345337" calcext:value-type="float">
            <text:p>52,2624480345337</text:p>
          </table:table-cell>
        </table:table-row>
        <table:table-row table:style-name="ro1">
          <table:table-cell office:value-type="string" calcext:value-type="string">
            <text:p>K1.30</text:p>
          </table:table-cell>
          <table:table-cell office:value-type="string" calcext:value-type="string">
            <text:p>DS00046</text:p>
          </table:table-cell>
          <table:table-cell office:value-type="string" calcext:value-type="string">
            <text:p>Zamek Piastów świdnicko-jaworskich w Bolkowie</text:p>
          </table:table-cell>
          <table:table-cell office:value-type="string" calcext:value-type="string">
            <text:p>Zamek został zbudowany na polecenie księcia legnickiego Bolesława II Rogatki. Pierwsza wzmianka o zamku pochodzi z 1277 r. Obecnie na zamku mieści się Muzeum Zamek Bolków (oddział Muzeum Karkonoskiego w Jeleniej Górze).</text:p>
          </table:table-cell>
          <table:table-cell office:value-type="string" calcext:value-type="string">
            <text:p>W zamku znajduje się oddział Muzeum Karkonowskiego w Jeleniej Górz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91409</text:p>
          </table:table-cell>
          <table:table-cell office:value-type="string" calcext:value-type="string">
            <text:p>pl:Zamek w Bolkowie</text:p>
          </table:table-cell>
          <table:table-cell office:value-type="string" calcext:value-type="string">
            <text:p>2024-10-14</text:p>
          </table:table-cell>
          <table:table-cell office:value-type="float" office:value="16.0978932378101" calcext:value-type="float">
            <text:p>16,0978932378101</text:p>
          </table:table-cell>
          <table:table-cell office:value-type="float" office:value="50.9216800159579" calcext:value-type="float">
            <text:p>50,9216800159579</text:p>
          </table:table-cell>
        </table:table-row>
        <table:table-row table:style-name="ro1">
          <table:table-cell office:value-type="string" calcext:value-type="string">
            <text:p>K1.30</text:p>
          </table:table-cell>
          <table:table-cell office:value-type="string" calcext:value-type="string">
            <text:p>MA00512</text:p>
          </table:table-cell>
          <table:table-cell office:value-type="string" calcext:value-type="string">
            <text:p>Zamek Pieskowa Skała</text:p>
          </table:table-cell>
          <table:table-cell office:value-type="string" calcext:value-type="string">
            <text:p>Element łańcucha obronnego Orlich Gniazd, wybudowany w pierwszej połowie XIV w. przez Kazimierza III Wiel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80430</text:p>
          </table:table-cell>
          <table:table-cell office:value-type="string" calcext:value-type="string">
            <text:p>pl:Zamek Pieskowa Skała</text:p>
          </table:table-cell>
          <table:table-cell office:value-type="string" calcext:value-type="string">
            <text:p>2024-10-14</text:p>
          </table:table-cell>
          <table:table-cell office:value-type="float" office:value="19.7801685861729" calcext:value-type="float">
            <text:p>19,7801685861729</text:p>
          </table:table-cell>
          <table:table-cell office:value-type="float" office:value="50.244185978739" calcext:value-type="float">
            <text:p>50,244185978739</text:p>
          </table:table-cell>
        </table:table-row>
        <table:table-row table:style-name="ro1">
          <table:table-cell office:value-type="string" calcext:value-type="string">
            <text:p>K1.30</text:p>
          </table:table-cell>
          <table:table-cell office:value-type="string" calcext:value-type="string">
            <text:p>PK00012</text:p>
          </table:table-cell>
          <table:table-cell office:value-type="string" calcext:value-type="string">
            <text:p>Zamek w Baranowie Sandomierskim</text:p>
          </table:table-cell>
          <table:table-cell office:value-type="string" calcext:value-type="string">
            <text:p>Późnorenesansowy zamek zwany Małym Wawelem. Siedziba rodu Leszczyńskich, został zbudowany według projektu Santi Gucciego w latach 1591–1606.</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195686</text:p>
          </table:table-cell>
          <table:table-cell office:value-type="string" calcext:value-type="string">
            <text:p>pl:Zamek w Baranowie Sandomierskim</text:p>
          </table:table-cell>
          <table:table-cell office:value-type="string" calcext:value-type="string">
            <text:p>2024-10-14</text:p>
          </table:table-cell>
          <table:table-cell office:value-type="float" office:value="21.5356201194262" calcext:value-type="float">
            <text:p>21,5356201194262</text:p>
          </table:table-cell>
          <table:table-cell office:value-type="float" office:value="50.5019583510022" calcext:value-type="float">
            <text:p>50,5019583510022</text:p>
          </table:table-cell>
        </table:table-row>
        <table:table-row table:style-name="ro1">
          <table:table-cell office:value-type="string" calcext:value-type="string">
            <text:p>K1.10</text:p>
          </table:table-cell>
          <table:table-cell office:value-type="string" calcext:value-type="string">
            <text:p>SL00024</text:p>
          </table:table-cell>
          <table:table-cell office:value-type="string" calcext:value-type="string">
            <text:p>Zamek w Będzinie</text:p>
          </table:table-cell>
          <table:table-cell office:value-type="string" calcext:value-type="string">
            <text:p>Udostępnia zwiedzającym dobra kultury i materiały dokumentujące z zakresu historii regionu. W zamku mieszczą się wystawy stałe poświęcone Broni Dawnej i Historii i Dziejów Będzina.</text:p>
          </table:table-cell>
          <table:table-cell office:value-type="string" calcext:value-type="string">
            <text:p>o. Muzeum Zagłębi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64</text:p>
          </table:table-cell>
          <table:table-cell office:value-type="string" calcext:value-type="string">
            <text:p>pl:Muzeum Zagłębia w Będzinie</text:p>
          </table:table-cell>
          <table:table-cell office:value-type="string" calcext:value-type="string">
            <text:p>2024-10-14</text:p>
          </table:table-cell>
          <table:table-cell office:value-type="float" office:value="19.1291565986446" calcext:value-type="float">
            <text:p>19,1291565986446</text:p>
          </table:table-cell>
          <table:table-cell office:value-type="float" office:value="50.3272280823921" calcext:value-type="float">
            <text:p>50,3272280823921</text:p>
          </table:table-cell>
        </table:table-row>
        <table:table-row table:style-name="ro1">
          <table:table-cell office:value-type="string" calcext:value-type="string">
            <text:p>K1.30</text:p>
          </table:table-cell>
          <table:table-cell office:value-type="string" calcext:value-type="string">
            <text:p>SL00041</text:p>
          </table:table-cell>
          <table:table-cell office:value-type="string" calcext:value-type="string">
            <text:p>Zamek w Bobolicach</text:p>
          </table:table-cell>
          <table:table-cell office:value-type="string" calcext:value-type="string">
            <text:p>Królewski zamek w Bobolicach zbudowany przez króla Polski Kazimierza Wielkiego najprawdopodobniej ok. 1350–1352 ro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9540</text:p>
          </table:table-cell>
          <table:table-cell office:value-type="string" calcext:value-type="string">
            <text:p>pl:Zamek w Bobolicach</text:p>
          </table:table-cell>
          <table:table-cell office:value-type="string" calcext:value-type="string">
            <text:p>2024-10-14</text:p>
          </table:table-cell>
          <table:table-cell office:value-type="float" office:value="19.4929587618791" calcext:value-type="float">
            <text:p>19,4929587618791</text:p>
          </table:table-cell>
          <table:table-cell office:value-type="float" office:value="50.6133037503454" calcext:value-type="float">
            <text:p>50,6133037503454</text:p>
          </table:table-cell>
        </table:table-row>
        <table:table-row table:style-name="ro1">
          <table:table-cell office:value-type="string" calcext:value-type="string">
            <text:p>K1.30</text:p>
          </table:table-cell>
          <table:table-cell office:value-type="string" calcext:value-type="string">
            <text:p>MZ00088</text:p>
          </table:table-cell>
          <table:table-cell office:value-type="string" calcext:value-type="string">
            <text:p>Zamek w Ciechanowie</text:p>
          </table:table-cell>
          <table:table-cell office:value-type="string" calcext:value-type="string">
            <text:p>Zbudowany na przełomie XIV i XV wieku przez księcia mazowieckiego Janusza I Starszego. Warownia od początku swojego istnienia była wielokrotnie modernizowana i rozbudowywana. Poddany w XXI w. znaczącej rewitalizacji,w wyniku <text:s/>której nie został wpisany na listę pomników historii.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1352</text:p>
          </table:table-cell>
          <table:table-cell office:value-type="string" calcext:value-type="string">
            <text:p>pl:Zamek w Ciechanowie</text:p>
          </table:table-cell>
          <table:table-cell office:value-type="string" calcext:value-type="string">
            <text:p>2024-10-14</text:p>
          </table:table-cell>
          <table:table-cell office:value-type="float" office:value="20.6192485208315" calcext:value-type="float">
            <text:p>20,6192485208315</text:p>
          </table:table-cell>
          <table:table-cell office:value-type="float" office:value="52.8845650678041" calcext:value-type="float">
            <text:p>52,8845650678041</text:p>
          </table:table-cell>
        </table:table-row>
        <table:table-row table:style-name="ro1">
          <table:table-cell office:value-type="string" calcext:value-type="string">
            <text:p>K1.30</text:p>
          </table:table-cell>
          <table:table-cell office:value-type="string" calcext:value-type="string">
            <text:p>KP00155</text:p>
          </table:table-cell>
          <table:table-cell office:value-type="string" calcext:value-type="string">
            <text:p>Zamek w Golubiu</text:p>
          </table:table-cell>
          <table:table-cell office:value-type="string" calcext:value-type="string">
            <text:p>Czteroskrzydłowy konwentualny zamek krzyżacki zachowany w stylu gotycko-renesansowym z przełomu XIII i XIV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79846</text:p>
          </table:table-cell>
          <table:table-cell office:value-type="string" calcext:value-type="string">
            <text:p>pl:Zamek w Golubiu</text:p>
          </table:table-cell>
          <table:table-cell office:value-type="string" calcext:value-type="string">
            <text:p>2024-10-14</text:p>
          </table:table-cell>
          <table:table-cell office:value-type="float" office:value="19.0497044698745" calcext:value-type="float">
            <text:p>19,0497044698745</text:p>
          </table:table-cell>
          <table:table-cell office:value-type="float" office:value="53.1153990011204" calcext:value-type="float">
            <text:p>53,1153990011204</text:p>
          </table:table-cell>
        </table:table-row>
        <table:table-row table:style-name="ro1">
          <table:table-cell office:value-type="string" calcext:value-type="string">
            <text:p>K1.30</text:p>
          </table:table-cell>
          <table:table-cell office:value-type="string" calcext:value-type="string">
            <text:p>DS00175</text:p>
          </table:table-cell>
          <table:table-cell office:value-type="string" calcext:value-type="string">
            <text:p>Zamek w Grodżcu</text:p>
          </table:table-cell>
          <table:table-cell office:value-type="string" calcext:value-type="string">
            <text:p>Późnogotycki zamek został wybudowany na bazaltowym, powulkanicznym, stromym wzgórzu na wysokości 389 m n.p.m. Obecnie zespół składa się z zamku górnego oraz przedzamcza o wymiarach 270x140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1322</text:p>
          </table:table-cell>
          <table:table-cell office:value-type="string" calcext:value-type="string">
            <text:p>pl:Zamek Grodziec</text:p>
          </table:table-cell>
          <table:table-cell office:value-type="string" calcext:value-type="string">
            <text:p>2024-10-14</text:p>
          </table:table-cell>
          <table:table-cell office:value-type="float" office:value="15.7594589632365" calcext:value-type="float">
            <text:p>15,7594589632365</text:p>
          </table:table-cell>
          <table:table-cell office:value-type="float" office:value="51.1769939321299" calcext:value-type="float">
            <text:p>51,1769939321299</text:p>
          </table:table-cell>
        </table:table-row>
        <table:table-row table:style-name="ro1">
          <table:table-cell office:value-type="string" calcext:value-type="string">
            <text:p>K1.30</text:p>
          </table:table-cell>
          <table:table-cell office:value-type="string" calcext:value-type="string">
            <text:p>MA00445</text:p>
          </table:table-cell>
          <table:table-cell office:value-type="string" calcext:value-type="string">
            <text:p>Zamek w Nowym Wiśniczu</text:p>
          </table:table-cell>
          <table:table-cell office:value-type="string" calcext:value-type="string">
            <text:p>Wczesnobarokowy korpus zamku z elementami renesansowymi zbudowano na planie czworoboku z wewnętrznym dziedzińcem. Obiekt położony na zalesionym wzgórzu nad rzeką Leksandrówką we wsi Stary Wiśnicz wzniesiony przez Jana Kmitę w drugiej połowie XIV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34063</text:p>
          </table:table-cell>
          <table:table-cell office:value-type="string" calcext:value-type="string">
            <text:p>pl:Zamek w Wiśniczu</text:p>
          </table:table-cell>
          <table:table-cell office:value-type="string" calcext:value-type="string">
            <text:p>2024-10-14</text:p>
          </table:table-cell>
          <table:table-cell office:value-type="float" office:value="20.4693091267146" calcext:value-type="float">
            <text:p>20,4693091267146</text:p>
          </table:table-cell>
          <table:table-cell office:value-type="float" office:value="49.9172144436186" calcext:value-type="float">
            <text:p>49,9172144436186</text:p>
          </table:table-cell>
        </table:table-row>
        <table:table-row table:style-name="ro1">
          <table:table-cell office:value-type="string" calcext:value-type="string">
            <text:p>K1.30</text:p>
          </table:table-cell>
          <table:table-cell office:value-type="string" calcext:value-type="string">
            <text:p>DS00464</text:p>
          </table:table-cell>
          <table:table-cell office:value-type="string" calcext:value-type="string">
            <text:p>Zamek w Oleśnicy</text:p>
          </table:table-cell>
          <table:table-cell office:value-type="string" calcext:value-type="string">
            <text:p>Zabytkowa renesansowa budowla w Oleśnicy, wzniesiona w miejscu gotyckiej warowni z XIII w. Siedziba książąt oleśnickich do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95</text:p>
          </table:table-cell>
          <table:table-cell office:value-type="string" calcext:value-type="string">
            <text:p>pl:Zamek oleśnicki</text:p>
          </table:table-cell>
          <table:table-cell office:value-type="string" calcext:value-type="string">
            <text:p>2024-10-14</text:p>
          </table:table-cell>
          <table:table-cell office:value-type="float" office:value="17.3766788050711" calcext:value-type="float">
            <text:p>17,3766788050711</text:p>
          </table:table-cell>
          <table:table-cell office:value-type="float" office:value="51.2090309503328" calcext:value-type="float">
            <text:p>51,2090309503328</text:p>
          </table:table-cell>
        </table:table-row>
        <table:table-row table:style-name="ro1">
          <table:table-cell office:value-type="string" calcext:value-type="string">
            <text:p>K1.30</text:p>
          </table:table-cell>
          <table:table-cell office:value-type="string" calcext:value-type="string">
            <text:p>WN00568</text:p>
          </table:table-cell>
          <table:table-cell office:value-type="string" calcext:value-type="string">
            <text:p>Zamek w Reszlu</text:p>
          </table:table-cell>
          <table:table-cell office:value-type="string" calcext:value-type="string">
            <text:p>Powstał w latach 1350–1401. Był wielokrotnie oblegany i kilkakrotnie zdobywany przez wojska polskie i krzyżackie. W 1958 roku zamek został przejęty przez Stowarzyszenie Społeczno-Kulturalne "Pojezierze". Gruntowny remont, przeprowadzony w latach 1976-1985, pozwolił na utworzenie w części pomieszczeń domu pracy twórczej oraz galerii sztuki. Od roku 2001, po kolejnej renowacji, jest tu hotel z restauracją, galeria i muzeu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26</text:p>
          </table:table-cell>
          <table:table-cell office:value-type="string" calcext:value-type="string">
            <text:p>pl:Zamek w Reszlu</text:p>
          </table:table-cell>
          <table:table-cell office:value-type="string" calcext:value-type="string">
            <text:p>2024-10-14</text:p>
          </table:table-cell>
          <table:table-cell office:value-type="float" office:value="21.1478969535741" calcext:value-type="float">
            <text:p>21,1478969535741</text:p>
          </table:table-cell>
          <table:table-cell office:value-type="float" office:value="54.0483512546944" calcext:value-type="float">
            <text:p>54,0483512546944</text:p>
          </table:table-cell>
        </table:table-row>
        <table:table-row table:style-name="ro1">
          <table:table-cell office:value-type="string" calcext:value-type="string">
            <text:p>K1.30</text:p>
          </table:table-cell>
          <table:table-cell office:value-type="string" calcext:value-type="string">
            <text:p>WP01011</text:p>
          </table:table-cell>
          <table:table-cell office:value-type="string" calcext:value-type="string">
            <text:p>Zamek w Rydzynie</text:p>
          </table:table-cell>
          <table:table-cell office:value-type="string" calcext:value-type="string">
            <text:p>Z powierzchnią 42,5 tys. m² jest największym zamkiem w Wielkopolsce. Pierwotny gotycki zamek Rydzyńskich z lat 1403-22 został zbudowany przez Jana z Czerniny herbu Wierzbna na sztucznej wyspie. W latach 1685–1695, częściowo na jego murach, wzniesiono barokową rezydencję Leszczyńskich herbu Wieniawa według projektu królewskiego architekta Józefa Szymona Bellottiego lub Pompeo Ferrariego. Rezydencja rydzyńska wraz z otoczeniem urbanistycznym jest wpisana do rejestru Pomników Histori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384934</text:p>
          </table:table-cell>
          <table:table-cell office:value-type="string" calcext:value-type="string">
            <text:p>pl:Zamek w Rydzynie</text:p>
          </table:table-cell>
          <table:table-cell office:value-type="string" calcext:value-type="string">
            <text:p>2024-10-14</text:p>
          </table:table-cell>
          <table:table-cell office:value-type="float" office:value="16.6710261466525" calcext:value-type="float">
            <text:p>16,6710261466525</text:p>
          </table:table-cell>
          <table:table-cell office:value-type="float" office:value="51.7874430418964" calcext:value-type="float">
            <text:p>51,7874430418964</text:p>
          </table:table-cell>
        </table:table-row>
        <table:table-row table:style-name="ro1">
          <table:table-cell office:value-type="string" calcext:value-type="string">
            <text:p>K1.30</text:p>
          </table:table-cell>
          <table:table-cell office:value-type="string" calcext:value-type="string">
            <text:p>MA00632</text:p>
          </table:table-cell>
          <table:table-cell office:value-type="string" calcext:value-type="string">
            <text:p>Zamek w Suchej Beskidzkiej</text:p>
          </table:table-cell>
          <table:table-cell office:value-type="string" calcext:value-type="string">
            <text:p>Renesansowa magnacka rezydencja kolejnych właścicieli dóbr suskich: Castiglione-Suskich, Komorowskich, Wielopolskich, Branickich i Tarnowskich. Nazywany „Małym Wawelem” ze względu na podobieństwo do krakowskiego zamku królewskiego. Siedziba Muzeum Miejskiego Suchej Beskidz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45</text:p>
          </table:table-cell>
          <table:table-cell office:value-type="string" calcext:value-type="string">
            <text:p>pl:Zamek w Suchej Beskidzkiej</text:p>
          </table:table-cell>
          <table:table-cell office:value-type="string" calcext:value-type="string">
            <text:p>2024-10-14</text:p>
          </table:table-cell>
          <table:table-cell office:value-type="float" office:value="19.6015975100919" calcext:value-type="float">
            <text:p>19,6015975100919</text:p>
          </table:table-cell>
          <table:table-cell office:value-type="float" office:value="49.7462621647345" calcext:value-type="float">
            <text:p>49,7462621647345</text:p>
          </table:table-cell>
        </table:table-row>
        <table:table-row table:style-name="ro1">
          <table:table-cell office:value-type="string" calcext:value-type="string">
            <text:p>K1.30</text:p>
          </table:table-cell>
          <table:table-cell office:value-type="string" calcext:value-type="string">
            <text:p>DS00660</text:p>
          </table:table-cell>
          <table:table-cell office:value-type="string" calcext:value-type="string">
            <text:p>Zamek w Świeciu</text:p>
          </table:table-cell>
          <table:table-cell office:value-type="string" calcext:value-type="string">
            <text:p>Zamek zbudowany został przez zakon krzyżacki po roku 1335. <text:s/>Główna baszta o średnicy 10 m i wysokości 34,7 m, zakończona krenelażem o 16 zębach, jest odchylona od pionu o 106 cm (najwyższa krzywa wieża w Polsce udostępniona turystom). Obecnie twają na zamku prace renowacyjne.</text:p>
          </table:table-cell>
          <table:table-cell office:value-type="string" calcext:value-type="string">
            <text:p>W KKP obiekt był oznaczony jako ruiny, obecnie jest to obiekt odnowiony, nazwę zmieniono.</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7</text:p>
          </table:table-cell>
          <table:table-cell office:value-type="string" calcext:value-type="string">
            <text:p>pl:Zamek krzyżacki w Świeciu</text:p>
          </table:table-cell>
          <table:table-cell office:value-type="string" calcext:value-type="string">
            <text:p>2024-10-14</text:p>
          </table:table-cell>
          <table:table-cell office:value-type="float" office:value="15.2849507694332" calcext:value-type="float">
            <text:p>15,2849507694332</text:p>
          </table:table-cell>
          <table:table-cell office:value-type="float" office:value="50.9971232869749" calcext:value-type="float">
            <text:p>50,9971232869749</text:p>
          </table:table-cell>
        </table:table-row>
        <table:table-row table:style-name="ro1">
          <table:table-cell office:value-type="string" calcext:value-type="string">
            <text:p>K1.20</text:p>
          </table:table-cell>
          <table:table-cell office:value-type="string" calcext:value-type="string">
            <text:p>PK00838</text:p>
          </table:table-cell>
          <table:table-cell office:value-type="string" calcext:value-type="string">
            <text:p>Zapora w Solinie</text:p>
          </table:table-cell>
          <table:table-cell office:value-type="string" calcext:value-type="string">
            <text:p>Zapora, dzięki której powstał zbiornik retencyjny Solina. Budowę zapory rozpoczęto w 1960 r, oddano do ekspolatacji w 1968 r. Zapora <text:s/>ma 81,8 m wysokości i 664 m długości, jest najwyższa w Polsce, nad jej ukończeniem pracowało ponad 2000 ludz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0896</text:p>
          </table:table-cell>
          <table:table-cell office:value-type="string" calcext:value-type="string">
            <text:p>pl:Jezioro Solińskie</text:p>
          </table:table-cell>
          <table:table-cell office:value-type="string" calcext:value-type="string">
            <text:p>2024-10-14</text:p>
          </table:table-cell>
          <table:table-cell office:value-type="float" office:value="22.4537000982882" calcext:value-type="float">
            <text:p>22,4537000982882</text:p>
          </table:table-cell>
          <table:table-cell office:value-type="float" office:value="49.3954605362905" calcext:value-type="float">
            <text:p>49,3954605362905</text:p>
          </table:table-cell>
        </table:table-row>
        <table:table-row table:style-name="ro1">
          <table:table-cell office:value-type="string" calcext:value-type="string">
            <text:p>K1.20</text:p>
          </table:table-cell>
          <table:table-cell office:value-type="string" calcext:value-type="string">
            <text:p>PM00136</text:p>
          </table:table-cell>
          <table:table-cell office:value-type="string" calcext:value-type="string">
            <text:p>Akwedukt w Fojutowie</text:p>
          </table:table-cell>
          <table:table-cell office:value-type="string" calcext:value-type="string">
            <text:p>Zabytek architektury hydrotechnicznej, wzorowany na antycznych rzymskich budowlach, będący skrzyżowaniem dwóch cieków: Czerskiej Strugi i Wielkiego Kanału Brdy. Budowla ma 75 metrów długości, co czyni z niej najdłuższy obiekt tego typu w Polsce. Jest największą z trzech budowli tego typu znajdujących się na trasie Wielkiego Kanału Brd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563718</text:p>
          </table:table-cell>
          <table:table-cell office:value-type="string" calcext:value-type="string">
            <text:p>pl:Akwedukt w Fojutowie</text:p>
          </table:table-cell>
          <table:table-cell office:value-type="string" calcext:value-type="string">
            <text:p>2024-10-14</text:p>
          </table:table-cell>
          <table:table-cell office:value-type="float" office:value="17.9028075417769" calcext:value-type="float">
            <text:p>17,9028075417769</text:p>
          </table:table-cell>
          <table:table-cell office:value-type="float" office:value="53.7212969222253" calcext:value-type="float">
            <text:p>53,7212969222253</text:p>
          </table:table-cell>
        </table:table-row>
        <table:table-row table:style-name="ro1">
          <table:table-cell office:value-type="string" calcext:value-type="string">
            <text:p>P1.20</text:p>
          </table:table-cell>
          <table:table-cell office:value-type="string" calcext:value-type="string">
            <text:p>DS00737</text:p>
          </table:table-cell>
          <table:table-cell office:value-type="string" calcext:value-type="string">
            <text:p>Arboretum Wojsławice</text:p>
          </table:table-cell>
          <table:table-cell office:value-type="string" calcext:value-type="string">
            <text:p>Ogród botaniczny na terenie Niemczy w woj. dolnośląskim jest oddziałem Ogrodu Botanicznego Uniwersytetu Wrocławskiego. Znany jest z bogatego zbioru różaneczników i azalii, liliowców, bukszpanów, piwonii oraz rzadkich gatunków i odmian drzew oraz krzewów. W 2019 roku otwarto w nim Polski Ogród Milenijny, gdzie zgromadzono unikatową kolekcję odmian roślin polskiej hodowli oraz gatunki roślin zagrożonych, ginących i chronionych.</text:p>
          </table:table-cell>
          <table:table-cell office:value-type="string" calcext:value-type="string">
            <text:p>Zmieniono nazwę na popraw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59710</text:p>
          </table:table-cell>
          <table:table-cell office:value-type="string" calcext:value-type="string">
            <text:p>pl:Arboretum Wojsławice</text:p>
          </table:table-cell>
          <table:table-cell office:value-type="string" calcext:value-type="string">
            <text:p>2024-10-14</text:p>
          </table:table-cell>
          <table:table-cell office:value-type="float" office:value="16.8624136294464" calcext:value-type="float">
            <text:p>16,8624136294464</text:p>
          </table:table-cell>
          <table:table-cell office:value-type="float" office:value="50.7113566070038" calcext:value-type="float">
            <text:p>50,7113566070038</text:p>
          </table:table-cell>
        </table:table-row>
        <table:table-row table:style-name="ro1">
          <table:table-cell office:value-type="string" calcext:value-type="string">
            <text:p>P2.00</text:p>
          </table:table-cell>
          <table:table-cell office:value-type="string" calcext:value-type="string">
            <text:p>LD00573</text:p>
          </table:table-cell>
          <table:table-cell office:value-type="string" calcext:value-type="string">
            <text:p>Arboretum z Centrum Edukacji Przyrodniczo-Leśnej w Rogowie</text:p>
          </table:table-cell>
          <table:table-cell office:value-type="string" calcext:value-type="string">
            <text:p>Powstałe w 1925 r., jest jednym z najcenniejszych i najbogatszych w gatunki i odmiany drzew i krzewów tego typu ogrodów w Europie. Na terenie Arboretum możemy podziwiać kolekcje roślin drzewiastych, leśne powierzchnie doświadczalne, kolekcje szklarniowe i alpinariu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58909</text:p>
          </table:table-cell>
          <table:table-cell office:value-type="string" calcext:value-type="string">
            <text:p>pl:Arboretum w Rogowie</text:p>
          </table:table-cell>
          <table:table-cell office:value-type="string" calcext:value-type="string">
            <text:p>2024-10-14</text:p>
          </table:table-cell>
          <table:table-cell office:value-type="float" office:value="19.9039643346105" calcext:value-type="float">
            <text:p>19,9039643346105</text:p>
          </table:table-cell>
          <table:table-cell office:value-type="float" office:value="51.8252625456293" calcext:value-type="float">
            <text:p>51,8252625456293</text:p>
          </table:table-cell>
        </table:table-row>
        <table:table-row table:style-name="ro1">
          <table:table-cell office:value-type="string" calcext:value-type="string">
            <text:p>K1.40</text:p>
          </table:table-cell>
          <table:table-cell office:value-type="string" calcext:value-type="string">
            <text:p>MA00884</text:p>
          </table:table-cell>
          <table:table-cell office:value-type="string" calcext:value-type="string">
            <text:p>Bazylika archikatedralna św. Stanisława i św. Wacława w Krakowie</text:p>
          </table:table-cell>
          <table:table-cell office:value-type="string" calcext:value-type="string">
            <text:p>Kościół archikatedralny na Wawelu, należący do archidiecezji krakowskiej, jest miejscem koronacji i pochówku królów Polski. Spoczywają tu m.in. św. Stanisław ze Szczepanowa oraz kolejni biskupi krakowscy aż po czasy współczesne, a także prawie wszyscy królowie – od Władysława Łokietka do Stanisława Leszczyńskiego (w sumie 17 monarchów, w tym Jadwiga i Anna Jagiellonka). W katedrze pochowani są również członkowie rodzin królewskich, wodzowie, przywódcy polityczni oraz wieszcze narodowi.</text:p>
          </table:table-cell>
          <table:table-cell office:value-type="string" calcext:value-type="string">
            <text:p>W KKP Wzgórze Wawelskie było reprezentowane przez jeden obiekt, w CKKP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8519</text:p>
          </table:table-cell>
          <table:table-cell office:value-type="string" calcext:value-type="string">
            <text:p>pl:Bazylika archikatedralna św. Stanisława i św. Wacława w Krakowie</text:p>
          </table:table-cell>
          <table:table-cell office:value-type="string" calcext:value-type="string">
            <text:p>2024-10-14</text:p>
          </table:table-cell>
          <table:table-cell office:value-type="float" office:value="19.9354721481" calcext:value-type="float">
            <text:p>19,9354721481</text:p>
          </table:table-cell>
          <table:table-cell office:value-type="float" office:value="50.0546557857458" calcext:value-type="float">
            <text:p>50,0546557857458</text:p>
          </table:table-cell>
        </table:table-row>
        <table:table-row table:style-name="ro1">
          <table:table-cell office:value-type="string" calcext:value-type="string">
            <text:p>K1.40</text:p>
          </table:table-cell>
          <table:table-cell office:value-type="string" calcext:value-type="string">
            <text:p>WN00248</text:p>
          </table:table-cell>
          <table:table-cell office:value-type="string" calcext:value-type="string">
            <text:p>Bazylika kolegiacka św. Jerzego w Kętrzynie</text:p>
          </table:table-cell>
          <table:table-cell office:value-type="string" calcext:value-type="string">
            <text:p>Najlepiej zachowany kościół obronny na Mazurach. Wybudowany na miejscu dawnej strażnicy od 1359, rozbudowywany do pierwszych lat XV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81</text:p>
          </table:table-cell>
          <table:table-cell office:value-type="string" calcext:value-type="string">
            <text:p>pl:Bazylika kolegiacka św. Jerzego w Kętrzynie</text:p>
          </table:table-cell>
          <table:table-cell office:value-type="string" calcext:value-type="string">
            <text:p>2024-10-14</text:p>
          </table:table-cell>
          <table:table-cell office:value-type="float" office:value="21.373213597559" calcext:value-type="float">
            <text:p>21,373213597559</text:p>
          </table:table-cell>
          <table:table-cell office:value-type="float" office:value="54.07454317254" calcext:value-type="float">
            <text:p>54,07454317254</text:p>
          </table:table-cell>
        </table:table-row>
        <table:table-row table:style-name="ro1">
          <table:table-cell office:value-type="string" calcext:value-type="string">
            <text:p>K1.40</text:p>
          </table:table-cell>
          <table:table-cell office:value-type="string" calcext:value-type="string">
            <text:p>PM00294</text:p>
          </table:table-cell>
          <table:table-cell office:value-type="string" calcext:value-type="string">
            <text:p>Bazylika św. Brygidy w Gdańsku</text:p>
          </table:table-cell>
          <table:table-cell office:value-type="string" calcext:value-type="string">
            <text:p>Kościół Solidarności. Stanowi swoiste narodowe sanktuarium wyposażone w liczne elementy patriotyczne, oraz upamiętniające walki narodowowyzwoleńcze Narodu Polskiego. Kościół powstawał w kilku etapach od końca XIV w. do pocz. XVII w. Spalony w 1945, został odbudowany w 1971-87 jako kościół parafial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615</text:p>
          </table:table-cell>
          <table:table-cell office:value-type="string" calcext:value-type="string">
            <text:p>pl:Bazylika św. Brygidy w Gdańsku</text:p>
          </table:table-cell>
          <table:table-cell office:value-type="string" calcext:value-type="string">
            <text:p>2024-10-14</text:p>
          </table:table-cell>
          <table:table-cell office:value-type="float" office:value="18.6522508767568" calcext:value-type="float">
            <text:p>18,6522508767568</text:p>
          </table:table-cell>
          <table:table-cell office:value-type="float" office:value="54.3545869056784" calcext:value-type="float">
            <text:p>54,3545869056784</text:p>
          </table:table-cell>
        </table:table-row>
        <table:table-row table:style-name="ro1">
          <table:table-cell office:value-type="string" calcext:value-type="string">
            <text:p>K1.40</text:p>
          </table:table-cell>
          <table:table-cell office:value-type="string" calcext:value-type="string">
            <text:p>OP00446</text:p>
          </table:table-cell>
          <table:table-cell office:value-type="string" calcext:value-type="string">
            <text:p>Bazylika św. Jakuba i św. Agnieszki w Nysie</text:p>
          </table:table-cell>
          <table:table-cell office:value-type="string" calcext:value-type="string">
            <text:p>Budowa świątyni rozpoczęła się przed 1392 rokiem. Kościół posiada jeden z najbardziej spadzistych dachów w Europie, o powierzchni 4000 m², oraz jeden z najniżej zawieszonych, ponad 800-letni żyrandol. Jest to drugi pod względem kubatury zabytkowy kościół w Polsce, ustępujący jedynie bazylice Mariack</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95</text:p>
          </table:table-cell>
          <table:table-cell office:value-type="string" calcext:value-type="string">
            <text:p>pl:Bazylika św. Jakuba i św. Agnieszki w Nysie</text:p>
          </table:table-cell>
          <table:table-cell office:value-type="string" calcext:value-type="string">
            <text:p>2024-10-14</text:p>
          </table:table-cell>
          <table:table-cell office:value-type="float" office:value="17.3348021217662" calcext:value-type="float">
            <text:p>17,3348021217662</text:p>
          </table:table-cell>
          <table:table-cell office:value-type="float" office:value="50.4746467344408" calcext:value-type="float">
            <text:p>50,4746467344408</text:p>
          </table:table-cell>
        </table:table-row>
        <table:table-row table:style-name="ro1">
          <table:table-cell office:value-type="string" calcext:value-type="string">
            <text:p>K1.40</text:p>
          </table:table-cell>
          <table:table-cell office:value-type="string" calcext:value-type="string">
            <text:p>DS00628</text:p>
          </table:table-cell>
          <table:table-cell office:value-type="string" calcext:value-type="string">
            <text:p>Bazylika Świętych Apostołów Piotra i Pawła w Strzegomiu</text:p>
          </table:table-cell>
          <table:table-cell office:value-type="string" calcext:value-type="string">
            <text:p>Kościół gotycki w formie trójnawowej bazyliki z transeptem, którego budowa rozpoczęła się w 1250 roku. Wybudowany z łamanego granitu, bazaltu oraz piaskowca użytego do elementów dekoracyjny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87</text:p>
          </table:table-cell>
          <table:table-cell office:value-type="string" calcext:value-type="string">
            <text:p>pl:Bazylika Świętych Apostołów Piotra i Pawła w Strzegomiu</text:p>
          </table:table-cell>
          <table:table-cell office:value-type="string" calcext:value-type="string">
            <text:p>2024-10-14</text:p>
          </table:table-cell>
          <table:table-cell office:value-type="float" office:value="16.3496474664166" calcext:value-type="float">
            <text:p>16,3496474664166</text:p>
          </table:table-cell>
          <table:table-cell office:value-type="float" office:value="50.9592691786421" calcext:value-type="float">
            <text:p>50,9592691786421</text:p>
          </table:table-cell>
        </table:table-row>
        <table:table-row table:style-name="ro1">
          <table:table-cell office:value-type="string" calcext:value-type="string">
            <text:p>K1.20</text:p>
          </table:table-cell>
          <table:table-cell office:value-type="string" calcext:value-type="string">
            <text:p>ZP00052</text:p>
          </table:table-cell>
          <table:table-cell office:value-type="string" calcext:value-type="string">
            <text:p>Brama Portowa w Szczecinie</text:p>
          </table:table-cell>
          <table:table-cell office:value-type="string" calcext:value-type="string">
            <text:p>Jedna z bram miejskich Szczecina, zbudowana w stylu barokowym w latach 1725–1727 według projektu holenderskiego projektanta fortyfikacji Gerharda Corneliusa van Wallra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73316</text:p>
          </table:table-cell>
          <table:table-cell office:value-type="string" calcext:value-type="string">
            <text:p>pl:Brama Portowa w Szczecinie</text:p>
          </table:table-cell>
          <table:table-cell office:value-type="string" calcext:value-type="string">
            <text:p>2024-10-14</text:p>
          </table:table-cell>
          <table:table-cell office:value-type="float" office:value="14.5504172186204" calcext:value-type="float">
            <text:p>14,5504172186204</text:p>
          </table:table-cell>
          <table:table-cell office:value-type="float" office:value="53.4249715685977" calcext:value-type="float">
            <text:p>53,4249715685977</text:p>
          </table:table-cell>
        </table:table-row>
        <table:table-row table:style-name="ro1">
          <table:table-cell office:value-type="string" calcext:value-type="string">
            <text:p>K1.20</text:p>
          </table:table-cell>
          <table:table-cell office:value-type="string" calcext:value-type="string">
            <text:p>ZP00682</text:p>
          </table:table-cell>
          <table:table-cell office:value-type="string" calcext:value-type="string">
            <text:p>Ruiny kościoła w Trzęsaczu</text:p>
          </table:table-cell>
          <table:table-cell office:value-type="string" calcext:value-type="string">
            <text:p>Ruiny kościoła, który znajdował się w Trzęsaczu, pierwotnie drewniany, później murowany. Był jedną z najokazalszych budowli wśród wiejskich kościołów Pomorza Zachodniego. Z powodu podmywania gruntu, na którym został zbudowany, stopniowo ulegał niszczeni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49917</text:p>
          </table:table-cell>
          <table:table-cell office:value-type="string" calcext:value-type="string">
            <text:p>pl:Kościół św. Mikołaja w Trzęsaczu</text:p>
          </table:table-cell>
          <table:table-cell office:value-type="string" calcext:value-type="string">
            <text:p>2024-10-14</text:p>
          </table:table-cell>
          <table:table-cell office:value-type="float" office:value="14.9928041179154" calcext:value-type="float">
            <text:p>14,9928041179154</text:p>
          </table:table-cell>
          <table:table-cell office:value-type="float" office:value="54.077778894177" calcext:value-type="float">
            <text:p>54,077778894177</text:p>
          </table:table-cell>
        </table:table-row>
        <table:table-row table:style-name="ro1">
          <table:table-cell office:value-type="string" calcext:value-type="string">
            <text:p>K1.10</text:p>
          </table:table-cell>
          <table:table-cell office:value-type="string" calcext:value-type="string">
            <text:p>DS00407</text:p>
          </table:table-cell>
          <table:table-cell office:value-type="string" calcext:value-type="string">
            <text:p>Budynek Główny Muzeum Narodowego we Wrocławiu</text:p>
          </table:table-cell>
          <table:table-cell office:value-type="string" calcext:value-type="string">
            <text:p>Gmach muzeum powstał w latach 1883–1886 w stylu późnego neorenesansu, według projektu Karla Friedricha Endella, jako siedziba Zarządu Prowincji Śląskiej. Zbiory Muzeum Narodowego we Wrocławiu liczą obecnie ponad 200 000 obiektów reprezentujących wszystkie dziedziny sztuki. Trzon kolekcji tworzą artefakty głównie z obszaru Wrocławia i Dolnego Śląska, a znaczna część z nich pochodzi ze zbiorów dawnych muzeów niemieckich. Dzięki regularnie prowadzonym zakupom dzieł malarstwa, grafiki, rzeźby i rzemiosła artystycznego wciąż się ona powiększa, dzięki temu wrocławskie zbiory należą do najliczniejszych i najbardziej różnorodnych w kraj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29563</text:p>
          </table:table-cell>
          <table:table-cell office:value-type="string" calcext:value-type="string">
            <text:p>pl:Muzeum Narodowe we Wrocławiu</text:p>
          </table:table-cell>
          <table:table-cell office:value-type="string" calcext:value-type="string">
            <text:p>2024-10-14</text:p>
          </table:table-cell>
          <table:table-cell office:value-type="float" office:value="17.0476417746852" calcext:value-type="float">
            <text:p>17,0476417746852</text:p>
          </table:table-cell>
          <table:table-cell office:value-type="float" office:value="51.1108725572666" calcext:value-type="float">
            <text:p>51,1108725572666</text:p>
          </table:table-cell>
        </table:table-row>
        <table:table-row table:style-name="ro1">
          <table:table-cell office:value-type="string" calcext:value-type="string">
            <text:p>P1.30</text:p>
          </table:table-cell>
          <table:table-cell office:value-type="string" calcext:value-type="string">
            <text:p>LU00611</text:p>
          </table:table-cell>
          <table:table-cell office:value-type="string" calcext:value-type="string">
            <text:p>Były Obóz Zagłady w Sobiborze</text:p>
          </table:table-cell>
          <table:table-cell office:value-type="string" calcext:value-type="string">
            <text:p>Niemiecki nazistowski obóz zagłady istniejący od maja 1942 roku do grudnia 1943 roku przy stacji kolejowej Sobibór na linii Chełm – Włodaw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2658</text:p>
          </table:table-cell>
          <table:table-cell office:value-type="string" calcext:value-type="string">
            <text:p>pl:Obóz zagłady w Sobiborze</text:p>
          </table:table-cell>
          <table:table-cell office:value-type="string" calcext:value-type="string">
            <text:p>2024-10-14</text:p>
          </table:table-cell>
          <table:table-cell office:value-type="float" office:value="23.5938521208042" calcext:value-type="float">
            <text:p>23,5938521208042</text:p>
          </table:table-cell>
          <table:table-cell office:value-type="float" office:value="51.447777743453" calcext:value-type="float">
            <text:p>51,447777743453</text:p>
          </table:table-cell>
        </table:table-row>
        <table:table-row table:style-name="ro1">
          <table:table-cell office:value-type="string" calcext:value-type="string">
            <text:p>K1.10</text:p>
          </table:table-cell>
          <table:table-cell office:value-type="string" calcext:value-type="string">
            <text:p>OP00348</text:p>
          </table:table-cell>
          <table:table-cell office:value-type="string" calcext:value-type="string">
            <text:p>Centralne Muzeum Jeńców Wojennych w Łambinowicach</text:p>
          </table:table-cell>
          <table:table-cell office:value-type="string" calcext:value-type="string">
            <text:p>Muzeum założone w roku 1964 w Łambinowicach w celu dokumentowania i badania losów jeńców wojennych w czasie II wojny światowej oraz zabezpieczenia pozostałości po obozach jenieckich.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6030</text:p>
          </table:table-cell>
          <table:table-cell office:value-type="string" calcext:value-type="string">
            <text:p>pl:Centralne Muzeum Jeńców Wojennych</text:p>
          </table:table-cell>
          <table:table-cell office:value-type="string" calcext:value-type="string">
            <text:p>2024-10-14</text:p>
          </table:table-cell>
          <table:table-cell office:value-type="float" office:value="17.5705797017691" calcext:value-type="float">
            <text:p>17,5705797017691</text:p>
          </table:table-cell>
          <table:table-cell office:value-type="float" office:value="50.5462032356611" calcext:value-type="float">
            <text:p>50,5462032356611</text:p>
          </table:table-cell>
        </table:table-row>
        <table:table-row table:style-name="ro1">
          <table:table-cell office:value-type="string" calcext:value-type="string">
            <text:p>K1.10</text:p>
          </table:table-cell>
          <table:table-cell office:value-type="string" calcext:value-type="string">
            <text:p>SL00432</text:p>
          </table:table-cell>
          <table:table-cell office:value-type="string" calcext:value-type="string">
            <text:p>Centralne Muzeum Pożarnictwa w Mysłowicach</text:p>
          </table:table-cell>
          <table:table-cell office:value-type="string" calcext:value-type="string">
            <text:p>Muzeum utworzono 14 września 1975 roku. Ekspozycja stała prezentuje zabytkowy sprzęt gaśnicz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89573</text:p>
          </table:table-cell>
          <table:table-cell office:value-type="string" calcext:value-type="string">
            <text:p>pl:Centralne Muzeum Pożarnictwa w Mysłowicach</text:p>
          </table:table-cell>
          <table:table-cell office:value-type="string" calcext:value-type="string">
            <text:p>2024-10-14</text:p>
          </table:table-cell>
          <table:table-cell office:value-type="float" office:value="19.1450234223129" calcext:value-type="float">
            <text:p>19,1450234223129</text:p>
          </table:table-cell>
          <table:table-cell office:value-type="float" office:value="50.2275220119689" calcext:value-type="float">
            <text:p>50,2275220119689</text:p>
          </table:table-cell>
        </table:table-row>
        <table:table-row table:style-name="ro1">
          <table:table-cell office:value-type="string" calcext:value-type="string">
            <text:p>K1.10</text:p>
          </table:table-cell>
          <table:table-cell office:value-type="string" calcext:value-type="string">
            <text:p>MA00758</text:p>
          </table:table-cell>
          <table:table-cell office:value-type="string" calcext:value-type="string">
            <text:p>Centrum Edukacji Przyrodniczej Tatrzańskiego Parku Narodowego</text:p>
          </table:table-cell>
          <table:table-cell office:value-type="string" calcext:value-type="string">
            <text:p>Centrum otwarte w 1984 roku, obecnie znajduje się w nim nowoczesna multimedialna ekspozycja przyrodnicza wraz z największą w Polsce makietą Tat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70</text:p>
          </table:table-cell>
          <table:table-cell office:value-type="string" calcext:value-type="string">
            <text:p>pl:Centrum Edukacji Przyrodniczej Tatrzańskiego Parku Narodowego</text:p>
          </table:table-cell>
          <table:table-cell office:value-type="string" calcext:value-type="string">
            <text:p>2024-10-14</text:p>
          </table:table-cell>
          <table:table-cell office:value-type="float" office:value="19.9720368924882" calcext:value-type="float">
            <text:p>19,9720368924882</text:p>
          </table:table-cell>
          <table:table-cell office:value-type="float" office:value="49.2849123690431" calcext:value-type="float">
            <text:p>49,2849123690431</text:p>
          </table:table-cell>
        </table:table-row>
        <table:table-row table:style-name="ro1">
          <table:table-cell office:value-type="string" calcext:value-type="string">
            <text:p>K1.10</text:p>
          </table:table-cell>
          <table:table-cell office:value-type="string" calcext:value-type="string">
            <text:p>PM00850</text:p>
          </table:table-cell>
          <table:table-cell office:value-type="string" calcext:value-type="string">
            <text:p>Centrum Konserwacji Wraków Statków w Tczewie</text:p>
          </table:table-cell>
          <table:table-cell office:value-type="string" calcext:value-type="string">
            <text:p>Centrum powstało we współpracy z Norweskim Muzeum Morskim w Oslo oraz Muzeum Historii Kultury Uniwersytetu w Oslo w 2016 roku. Muzeum składa się z dwóch głównych części: pracowni konserwatorskiej oraz magazynu studyjnego. Dostępna dla zwiedzających antresola pozwala na oglądanie prac i poszczególnych etapów konserwacji lub rekonstrukcji. Jest to unikatowe w Polsce rozwiązanie, które umożliwia odwiedzającym uczestnictwo w pracach konserwatorskich.</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879943</text:p>
          </table:table-cell>
          <table:table-cell office:value-type="string" calcext:value-type="string">
            <text:p>pl:Centrum Konserwacji Wraków Statków</text:p>
          </table:table-cell>
          <table:table-cell office:value-type="string" calcext:value-type="string">
            <text:p>2024-10-14</text:p>
          </table:table-cell>
          <table:table-cell office:value-type="float" office:value="18.7949773818702" calcext:value-type="float">
            <text:p>18,7949773818702</text:p>
          </table:table-cell>
          <table:table-cell office:value-type="float" office:value="54.0848135940943" calcext:value-type="float">
            <text:p>54,0848135940943</text:p>
          </table:table-cell>
        </table:table-row>
        <table:table-row table:style-name="ro1">
          <table:table-cell office:value-type="string" calcext:value-type="string">
            <text:p>K1.40</text:p>
          </table:table-cell>
          <table:table-cell office:value-type="string" calcext:value-type="string">
            <text:p>KP00278</text:p>
          </table:table-cell>
          <table:table-cell office:value-type="string" calcext:value-type="string">
            <text:p>Bazylika Wniebowzięcia Najświętszej Maryi Panny w Koronowie</text:p>
          </table:table-cell>
          <table:table-cell office:value-type="string" calcext:value-type="string">
            <text:p>Gotycki kościół parafialny, powstały w XIII i XIV wieku jako trójnawowa bazylika z transeptem i dwoma rzędami kaplic, przebudowany częściowo w stylu barokowym. Przynależny do dawnego opactwa cysters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44</text:p>
          </table:table-cell>
          <table:table-cell office:value-type="string" calcext:value-type="string">
            <text:p>pl:Bazylika Wniebowzięcia Najświętszej Maryi Panny w Koronowie</text:p>
          </table:table-cell>
          <table:table-cell office:value-type="string" calcext:value-type="string">
            <text:p>2024-10-14</text:p>
          </table:table-cell>
          <table:table-cell office:value-type="float" office:value="17.9356488863174" calcext:value-type="float">
            <text:p>17,9356488863174</text:p>
          </table:table-cell>
          <table:table-cell office:value-type="float" office:value="53.3090674788841" calcext:value-type="float">
            <text:p>53,3090674788841</text:p>
          </table:table-cell>
        </table:table-row>
        <table:table-row table:style-name="ro1">
          <table:table-cell office:value-type="string" calcext:value-type="string">
            <text:p>K1.40</text:p>
          </table:table-cell>
          <table:table-cell office:value-type="string" calcext:value-type="string">
            <text:p>LU00197</text:p>
          </table:table-cell>
          <table:table-cell office:value-type="string" calcext:value-type="string">
            <text:p>Cerkiew grekokatolicka pw. św. Mikołaja w Hrebennem</text:p>
          </table:table-cell>
          <table:table-cell office:value-type="string" calcext:value-type="string">
            <text:p>Drewniana parafialna cerkiew greckokatolicka, zbudowana w latach 1697-170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7912</text:p>
          </table:table-cell>
          <table:table-cell office:value-type="string" calcext:value-type="string">
            <text:p>pl:Cerkiew św. Mikołaja w Hrebennem</text:p>
          </table:table-cell>
          <table:table-cell office:value-type="string" calcext:value-type="string">
            <text:p>2024-10-14</text:p>
          </table:table-cell>
          <table:table-cell office:value-type="float" office:value="23.5824613870484" calcext:value-type="float">
            <text:p>23,5824613870484</text:p>
          </table:table-cell>
          <table:table-cell office:value-type="float" office:value="50.2810339398079" calcext:value-type="float">
            <text:p>50,2810339398079</text:p>
          </table:table-cell>
        </table:table-row>
        <table:table-row table:style-name="ro1">
          <table:table-cell office:value-type="string" calcext:value-type="string">
            <text:p>K1.40</text:p>
          </table:table-cell>
          <table:table-cell office:value-type="string" calcext:value-type="string">
            <text:p>PK00538</text:p>
          </table:table-cell>
          <table:table-cell office:value-type="string" calcext:value-type="string">
            <text:p>Cerkiew obronna pw. św. Onufrego w Posadzie Rybotyckiej</text:p>
          </table:table-cell>
          <table:table-cell office:value-type="string" calcext:value-type="string">
            <text:p>Murowana cerkiew obronna, któta jest najstarsza zachowana cerkwią na ziemiach 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8014</text:p>
          </table:table-cell>
          <table:table-cell office:value-type="string" calcext:value-type="string">
            <text:p>pl:Cerkiew św. Onufrego w Posadzie Rybotyckiej</text:p>
          </table:table-cell>
          <table:table-cell office:value-type="string" calcext:value-type="string">
            <text:p>2024-10-14</text:p>
          </table:table-cell>
          <table:table-cell office:value-type="float" office:value="22.6012795320325" calcext:value-type="float">
            <text:p>22,6012795320325</text:p>
          </table:table-cell>
          <table:table-cell office:value-type="float" office:value="49.6657460016692" calcext:value-type="float">
            <text:p>49,6657460016692</text:p>
          </table:table-cell>
        </table:table-row>
        <table:table-row table:style-name="ro1">
          <table:table-cell office:value-type="string" calcext:value-type="string">
            <text:p>K1.40</text:p>
          </table:table-cell>
          <table:table-cell office:value-type="string" calcext:value-type="string">
            <text:p>LU00069</text:p>
          </table:table-cell>
          <table:table-cell office:value-type="string" calcext:value-type="string">
            <text:p>Cerkiew prawosławna pw. św. Onufrego</text:p>
          </table:table-cell>
          <table:table-cell office:value-type="string" calcext:value-type="string">
            <text:p>Cerkiew jest główną świątynią stauropigialnego męskiego klasztoru prawosławnego powstałego w końcu XV. Została ona zbudowana w latach 1838–1840 na planie krzyża greckiego. Budowla ta jest trójdzielna, z przedsionkiem, nawą i pomieszczeniem ołtarzowym, z jedną kopułą podtrzymywaną przez cztery filary.</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018987</text:p>
          </table:table-cell>
          <table:table-cell office:value-type="string" calcext:value-type="string">
            <text:p>pl:Monaster św. Onufrego w Jabłecznej</text:p>
          </table:table-cell>
          <table:table-cell office:value-type="string" calcext:value-type="string">
            <text:p>2024-10-14</text:p>
          </table:table-cell>
          <table:table-cell office:value-type="float" office:value="23.6332679684498" calcext:value-type="float">
            <text:p>23,6332679684498</text:p>
          </table:table-cell>
          <table:table-cell office:value-type="float" office:value="51.8053135559108" calcext:value-type="float">
            <text:p>51,8053135559108</text:p>
          </table:table-cell>
        </table:table-row>
        <table:table-row table:style-name="ro2">
          <table:table-cell office:value-type="string" calcext:value-type="string">
            <text:p>K1.40</text:p>
          </table:table-cell>
          <table:table-cell office:value-type="string" calcext:value-type="string">
            <text:p>PK00107</text:p>
          </table:table-cell>
          <table:table-cell office:value-type="string" calcext:value-type="string">
            <text:p>Cerkiew Przemienienia Pańskiego w Czerteżu</text:p>
          </table:table-cell>
          <table:table-cell office:value-type="string" calcext:value-type="string">
            <text:p>Drewniana greckokatolicka cerkiew bojkowska, wzniesiona około 1740 r. Jedna z kilku cerkwi tego typu na terenie Polski. Obiekt  włączony do podkarpackiego Szlaku Architektury Drewnianej.</text:p>
            <text:p/>
          </table:table-cell>
          <table:table-cell office:value-type="string" calcext:value-type="string">
            <text:p>Nazwa występująca w KKP "Dawna cerkiew w Czarteży k. Sanoka" została zmieniona na poprawną: "Cerkiew Przemienienia Pańskiego w Czerteż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89700)</text:p>
          </table:table-cell>
          <table:table-cell office:value-type="string" calcext:value-type="string">
            <text:p>pl:Cerkiew Przemienienia Pańskiego w Czerteżu</text:p>
          </table:table-cell>
          <table:table-cell office:value-type="string" calcext:value-type="string">
            <text:p>2024-10-14</text:p>
          </table:table-cell>
          <table:table-cell office:value-type="float" office:value="22.1508977636947" calcext:value-type="float">
            <text:p>22,1508977636947</text:p>
          </table:table-cell>
          <table:table-cell office:value-type="float" office:value="49.576331942549" calcext:value-type="float">
            <text:p>49,576331942549</text:p>
          </table:table-cell>
        </table:table-row>
        <table:table-row table:style-name="ro1">
          <table:table-cell office:value-type="string" calcext:value-type="string">
            <text:p>K1.40</text:p>
          </table:table-cell>
          <table:table-cell office:value-type="string" calcext:value-type="string">
            <text:p>PK00074</text:p>
          </table:table-cell>
          <table:table-cell office:value-type="string" calcext:value-type="string">
            <text:p>Cerkiew św. Paraskewy w Radrużu</text:p>
          </table:table-cell>
          <table:table-cell office:value-type="string" calcext:value-type="string">
            <text:p>Cerkiew z powstała w XVI w, należy do najstarszych i najlepiej zachowanych obiektów drewnianego budownictwa cerkiewnego w Polsce. Cerkiew prawosławna, następnie greckokatolicka, obecnie pełni funkcje muzealne.</text:p>
          </table:table-cell>
          <table:table-cell office:value-type="string" calcext:value-type="string">
            <text:p>Muzealny zespół cerkiewny pw. św. Paraskewy w Radrużu k. Horyńca, f. Muzeum Kresów w Lubaczowie</text:p>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421806</text:p>
          </table:table-cell>
          <table:table-cell office:value-type="string" calcext:value-type="string">
            <text:p>pl:Cerkiew św. Paraskewy w Radrużu</text:p>
          </table:table-cell>
          <table:table-cell office:value-type="string" calcext:value-type="string">
            <text:p>2024-10-14</text:p>
          </table:table-cell>
          <table:table-cell office:value-type="float" office:value="23.401578166741" calcext:value-type="float">
            <text:p>23,401578166741</text:p>
          </table:table-cell>
          <table:table-cell office:value-type="float" office:value="50.1766632447627" calcext:value-type="float">
            <text:p>50,1766632447627</text:p>
          </table:table-cell>
        </table:table-row>
        <table:table-row table:style-name="ro1">
          <table:table-cell office:value-type="string" calcext:value-type="string">
            <text:p>K1.40</text:p>
          </table:table-cell>
          <table:table-cell office:value-type="string" calcext:value-type="string">
            <text:p>PK00307</text:p>
          </table:table-cell>
          <table:table-cell office:value-type="string" calcext:value-type="string">
            <text:p>Cerkiew św. św. Kosmy i Damiana i lapidarium w Kotani</text:p>
          </table:table-cell>
          <table:table-cell office:value-type="string" calcext:value-type="string">
            <text:p>Dawna łemkowska cerkiew greckokatolicka w Kotani z 1782 r.</text:p>
          </table:table-cell>
          <table:table-cell office:value-type="string" calcext:value-type="string">
            <text:p>Nazwa dostosowana do występującej w Wikipedii. Obecnie obiekt pełni rolę kościoła filialnego parafii św. Maksymiliana Kolbe w Krempnej.</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52752</text:p>
          </table:table-cell>
          <table:table-cell office:value-type="string" calcext:value-type="string">
            <text:p>pl:Cerkiew św. św. Kosmy i Damiana w Kotani</text:p>
          </table:table-cell>
          <table:table-cell office:value-type="string" calcext:value-type="string">
            <text:p>2024-10-14</text:p>
          </table:table-cell>
          <table:table-cell office:value-type="float" office:value="21.4713270639008" calcext:value-type="float">
            <text:p>21,4713270639008</text:p>
          </table:table-cell>
          <table:table-cell office:value-type="float" office:value="49.5265785970364" calcext:value-type="float">
            <text:p>49,5265785970364</text:p>
          </table:table-cell>
        </table:table-row>
        <table:table-row table:style-name="ro1">
          <table:table-cell office:value-type="string" calcext:value-type="string">
            <text:p>K1.40</text:p>
          </table:table-cell>
          <table:table-cell office:value-type="string" calcext:value-type="string">
            <text:p>PD00181</text:p>
          </table:table-cell>
          <table:table-cell office:value-type="string" calcext:value-type="string">
            <text:p>Cerkiew Św. Trójcy w Hajnówce</text:p>
          </table:table-cell>
          <table:table-cell office:value-type="string" calcext:value-type="string">
            <text:p>Zbudowany w latach 1974–1992 prawosławna cerkiew parafialn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8724</text:p>
          </table:table-cell>
          <table:table-cell office:value-type="string" calcext:value-type="string">
            <text:p>pl:Sobór Świętej Trójcy w Hajnówce</text:p>
          </table:table-cell>
          <table:table-cell office:value-type="string" calcext:value-type="string">
            <text:p>2024-10-14</text:p>
          </table:table-cell>
          <table:table-cell office:value-type="float" office:value="23.5790548269933" calcext:value-type="float">
            <text:p>23,5790548269933</text:p>
          </table:table-cell>
          <table:table-cell office:value-type="float" office:value="52.7457060803888" calcext:value-type="float">
            <text:p>52,7457060803888</text:p>
          </table:table-cell>
        </table:table-row>
        <table:table-row table:style-name="ro1">
          <table:table-cell office:value-type="string" calcext:value-type="string">
            <text:p>K1.40</text:p>
          </table:table-cell>
          <table:table-cell office:value-type="string" calcext:value-type="string">
            <text:p>WN00736</text:p>
          </table:table-cell>
          <table:table-cell office:value-type="string" calcext:value-type="string">
            <text:p>Cerkiew Zaśnięcia Matki Bożej w Wojnowie</text:p>
          </table:table-cell>
          <table:table-cell office:value-type="string" calcext:value-type="string">
            <text:p>Prawosławna cerkiew w Wojnowie. Świątynia prawosławna w Wojnowie zbudowana jest na wzór drewnianych cerkwi rosyjskich. Jest to budowla drewniana, na rzucie prostokąta, z dzwonnicą przykrytą dachem namiotowym zakończonym cebulastą kopułką. Dzwonnica, współcześnie cała oszalowana deskami, miała wcześniej odkryty prześwit pod dachem. Nad prezbiterium wznosi się duża kopuła przykryta okazałym, cebulastym hełmem.</text:p>
          </table:table-cell>
          <table:table-cell office:value-type="string" calcext:value-type="string">
            <text:p>Zmieniono nazwę na popraw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7227</text:p>
          </table:table-cell>
          <table:table-cell office:value-type="string" calcext:value-type="string">
            <text:p>pl:Cerkiew Zaśnięcia Matki Bożej w Wojnowie</text:p>
          </table:table-cell>
          <table:table-cell office:value-type="string" calcext:value-type="string">
            <text:p>2024-10-14</text:p>
          </table:table-cell>
          <table:table-cell office:value-type="float" office:value="21.4843200356343" calcext:value-type="float">
            <text:p>21,4843200356343</text:p>
          </table:table-cell>
          <table:table-cell office:value-type="float" office:value="53.6675591351559" calcext:value-type="float">
            <text:p>53,6675591351559</text:p>
          </table:table-cell>
        </table:table-row>
        <table:table-row table:style-name="ro1">
          <table:table-cell office:value-type="string" calcext:value-type="string">
            <text:p>K1.40</text:p>
          </table:table-cell>
          <table:table-cell office:value-type="string" calcext:value-type="string">
            <text:p>ZP00092</text:p>
          </table:table-cell>
          <table:table-cell office:value-type="string" calcext:value-type="string">
            <text:p>Cmentarz Centralny w Szczecinie</text:p>
          </table:table-cell>
          <table:table-cell office:value-type="string" calcext:value-type="string">
            <text:p>Największy cmentarz w Polsce, trzeci co do wielkości w Europie i jeden z największych na świecie. Został założony w latach 1899–1900, we wschodniej części Gumieniec, według projektu Wilhelma Meyera-Schwartaua, a ostateczny kształt nadał mu Georg Hannig w 1918 r. Od jego otwarcia pochowano na nim ponad 300 tysięcy zmarłych, a jego dzisiejsza powierzchnia wynosi 172,33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9477</text:p>
          </table:table-cell>
          <table:table-cell office:value-type="string" calcext:value-type="string">
            <text:p>pl:Cmentarz Centralny w Szczecinie</text:p>
          </table:table-cell>
          <table:table-cell office:value-type="string" calcext:value-type="string">
            <text:p>2024-10-14</text:p>
          </table:table-cell>
          <table:table-cell office:value-type="float" office:value="14.5135060993689" calcext:value-type="float">
            <text:p>14,5135060993689</text:p>
          </table:table-cell>
          <table:table-cell office:value-type="float" office:value="53.4160050905733" calcext:value-type="float">
            <text:p>53,4160050905733</text:p>
          </table:table-cell>
        </table:table-row>
        <table:table-row table:style-name="ro1">
          <table:table-cell office:value-type="string" calcext:value-type="string">
            <text:p>K1.40</text:p>
          </table:table-cell>
          <table:table-cell office:value-type="string" calcext:value-type="string">
            <text:p>LU00870</text:p>
          </table:table-cell>
          <table:table-cell office:value-type="string" calcext:value-type="string">
            <text:p>Cmentarz ewangelicko-augsburski przy ul. Lipowej</text:p>
          </table:table-cell>
          <table:table-cell office:value-type="string" calcext:value-type="string">
            <text:p>Cmentarz ewangelicko-augsbursk należący do <text:s/>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string" calcext:value-type="string">
            <text:p>2024-10-14</text:p>
          </table:table-cell>
          <table:table-cell office:value-type="float" office:value="22.5506721956107" calcext:value-type="float">
            <text:p>22,5506721956107</text:p>
          </table:table-cell>
          <table:table-cell office:value-type="float" office:value="51.2443286893339" calcext:value-type="float">
            <text:p>51,2443286893339</text:p>
          </table:table-cell>
        </table:table-row>
        <table:table-row table:style-name="ro1">
          <table:table-cell office:value-type="string" calcext:value-type="string">
            <text:p>K1.40</text:p>
          </table:table-cell>
          <table:table-cell office:value-type="string" calcext:value-type="string">
            <text:p>LU00871</text:p>
          </table:table-cell>
          <table:table-cell office:value-type="string" calcext:value-type="string">
            <text:p>Cmentarz prawosławny przy ul. Lipowej</text:p>
          </table:table-cell>
          <table:table-cell office:value-type="string" calcext:value-type="string">
            <text:p>Cmentarz prawosławny należący do <text:s/>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string" calcext:value-type="string">
            <text:p>2024-10-14</text:p>
          </table:table-cell>
          <table:table-cell office:value-type="float" office:value="22.5490183808563" calcext:value-type="float">
            <text:p>22,5490183808563</text:p>
          </table:table-cell>
          <table:table-cell office:value-type="float" office:value="51.2439218764827" calcext:value-type="float">
            <text:p>51,2439218764827</text:p>
          </table:table-cell>
        </table:table-row>
        <table:table-row table:style-name="ro1">
          <table:table-cell office:value-type="string" calcext:value-type="string">
            <text:p>K1.40</text:p>
          </table:table-cell>
          <table:table-cell office:value-type="string" calcext:value-type="string">
            <text:p>LU00098</text:p>
          </table:table-cell>
          <table:table-cell office:value-type="string" calcext:value-type="string">
            <text:p>Cmentarz rzymskokatolicki przy ul. Lipowej</text:p>
          </table:table-cell>
          <table:table-cell office:value-type="string" calcext:value-type="string">
            <text:p>Cmentarz rzymsko - katolicki należący do 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string" calcext:value-type="string">
            <text:p>2024-10-14</text:p>
          </table:table-cell>
          <table:table-cell office:value-type="float" office:value="22.5483698786638" calcext:value-type="float">
            <text:p>22,5483698786638</text:p>
          </table:table-cell>
          <table:table-cell office:value-type="float" office:value="51.2424493535675" calcext:value-type="float">
            <text:p>51,2424493535675</text:p>
          </table:table-cell>
        </table:table-row>
        <table:table-row table:style-name="ro1">
          <table:table-cell office:value-type="string" calcext:value-type="string">
            <text:p>K1.40</text:p>
          </table:table-cell>
          <table:table-cell office:value-type="string" calcext:value-type="string">
            <text:p>LU00872</text:p>
          </table:table-cell>
          <table:table-cell office:value-type="string" calcext:value-type="string">
            <text:p>Cmentarz wojskowo-komunalny przy ul. Lipowej</text:p>
          </table:table-cell>
          <table:table-cell office:value-type="string" calcext:value-type="string">
            <text:p>Cmentarz wojskowo-komunalny należący do <text:s/>najstarszego i najbardziej znanego zespółu cmentarzy we ws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1249</text:p>
          </table:table-cell>
          <table:table-cell office:value-type="string" calcext:value-type="string">
            <text:p>pl:Cmentarze przy ul. Lipowej w Lublinie</text:p>
          </table:table-cell>
          <table:table-cell office:value-type="string" calcext:value-type="string">
            <text:p>2024-10-14</text:p>
          </table:table-cell>
          <table:table-cell office:value-type="float" office:value="22.5459082164781" calcext:value-type="float">
            <text:p>22,5459082164781</text:p>
          </table:table-cell>
          <table:table-cell office:value-type="float" office:value="51.243808991533" calcext:value-type="float">
            <text:p>51,243808991533</text:p>
          </table:table-cell>
        </table:table-row>
        <table:table-row table:style-name="ro1">
          <table:table-cell office:value-type="string" calcext:value-type="string">
            <text:p>K1.40</text:p>
          </table:table-cell>
          <table:table-cell office:value-type="string" calcext:value-type="string">
            <text:p>PM00627</text:p>
          </table:table-cell>
          <table:table-cell office:value-type="string" calcext:value-type="string">
            <text:p>Cmentarz mennonicki w Stogach</text:p>
          </table:table-cell>
          <table:table-cell office:value-type="string" calcext:value-type="string">
            <text:p>Nekropolia mennonitów z 1768r. położona w Stogach. Jest uważana za największy cmentarz mennonicki w Polsce. Obiekt ma powierzchnię 2,6 ha i jest podzielony na 6 kwater, rozgraniczonych szpalerami drzew. Rosną tu lipy, świerki oraz 300-letni dąb o wysokości 20 metrów i obwodzie 440 cm. Ostatnie pochówki odbywały się podczas II wojny światowej. Na terenie cmentarza znajduje się 260 obramowań grobów pojedynczych i podwójnych, a także 78 stel oraz innych nagrobków z krzyżami, tablicami a także tumb.</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4168</text:p>
          </table:table-cell>
          <table:table-cell office:value-type="string" calcext:value-type="string">
            <text:p>pl:Cmentarz mennonicki w Stogach</text:p>
          </table:table-cell>
          <table:table-cell office:value-type="string" calcext:value-type="string">
            <text:p>2024-10-14</text:p>
          </table:table-cell>
          <table:table-cell office:value-type="float" office:value="18.9809355358124" calcext:value-type="float">
            <text:p>18,9809355358124</text:p>
          </table:table-cell>
          <table:table-cell office:value-type="float" office:value="54.070779935455" calcext:value-type="float">
            <text:p>54,070779935455</text:p>
          </table:table-cell>
        </table:table-row>
        <table:table-row table:style-name="ro1">
          <table:table-cell office:value-type="string" calcext:value-type="string">
            <text:p>K1.40</text:p>
          </table:table-cell>
          <table:table-cell office:value-type="string" calcext:value-type="string">
            <text:p>ZP00600</text:p>
          </table:table-cell>
          <table:table-cell office:value-type="string" calcext:value-type="string">
            <text:p>Cmentarz wojenny w Siekierkach</text:p>
          </table:table-cell>
          <table:table-cell office:value-type="string" calcext:value-type="string">
            <text:p>Cmentarz wojenny dla polskich żołnierzy poległych zarówno przy forsowaniu Odry, jak i w walkach o Berlin. Na cmentarzu spoczywa 1987 żołnierzy. Na cmentarzu znajduje się granitowy pomnik autorstwa szczecińskiego rzeźbiarza Sławomira Lewiń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4.2725972017371" calcext:value-type="float">
            <text:p>14,2725972017371</text:p>
          </table:table-cell>
          <table:table-cell office:value-type="float" office:value="52.7927423506149" calcext:value-type="float">
            <text:p>52,7927423506149</text:p>
          </table:table-cell>
        </table:table-row>
        <table:table-row table:style-name="ro1">
          <table:table-cell office:value-type="string" calcext:value-type="string">
            <text:p>K1.40</text:p>
          </table:table-cell>
          <table:table-cell office:value-type="string" calcext:value-type="string">
            <text:p>MA00159</text:p>
          </table:table-cell>
          <table:table-cell office:value-type="string" calcext:value-type="string">
            <text:p>Cmentarz wojenny z 1915 r. w Gorlicach</text:p>
          </table:table-cell>
          <table:table-cell office:value-type="string" calcext:value-type="string">
            <text:p>Zabytkowy cmentarz z I wojny światowej, zaprojektowany przez Emila Ladewig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511522</text:p>
          </table:table-cell>
          <table:table-cell office:value-type="string" calcext:value-type="string">
            <text:p>pl:Cmentarz wojenny nr 91 – Gorlice</text:p>
          </table:table-cell>
          <table:table-cell office:value-type="string" calcext:value-type="string">
            <text:p>2024-10-14</text:p>
          </table:table-cell>
          <table:table-cell office:value-type="float" office:value="21.1523274124721" calcext:value-type="float">
            <text:p>21,1523274124721</text:p>
          </table:table-cell>
          <table:table-cell office:value-type="float" office:value="49.665523908485" calcext:value-type="float">
            <text:p>49,665523908485</text:p>
          </table:table-cell>
        </table:table-row>
        <table:table-row table:style-name="ro1">
          <table:table-cell office:value-type="string" calcext:value-type="string">
            <text:p>K1.40</text:p>
          </table:table-cell>
          <table:table-cell office:value-type="string" calcext:value-type="string">
            <text:p>MA00539</text:p>
          </table:table-cell>
          <table:table-cell office:value-type="string" calcext:value-type="string">
            <text:p>Dawna cerkiew pw. św. Jakuba Młodszego w Powroźniku</text:p>
          </table:table-cell>
          <table:table-cell office:value-type="string" calcext:value-type="string">
            <text:p>Dawna greckokatolicka cerkiew wybudowana w stylu łemkowskim w Powroźniku.</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9187655</text:p>
          </table:table-cell>
          <table:table-cell office:value-type="string" calcext:value-type="string">
            <text:p>pl:Cerkiew św. Jakuba w Powroźniku</text:p>
          </table:table-cell>
          <table:table-cell office:value-type="string" calcext:value-type="string">
            <text:p>2024-10-14</text:p>
          </table:table-cell>
          <table:table-cell office:value-type="float" office:value="20.950369410767" calcext:value-type="float">
            <text:p>20,950369410767</text:p>
          </table:table-cell>
          <table:table-cell office:value-type="float" office:value="49.3695583097978" calcext:value-type="float">
            <text:p>49,3695583097978</text:p>
          </table:table-cell>
        </table:table-row>
        <table:table-row table:style-name="ro1">
          <table:table-cell office:value-type="string" calcext:value-type="string">
            <text:p>K1.40</text:p>
          </table:table-cell>
          <table:table-cell office:value-type="string" calcext:value-type="string">
            <text:p>ZP00864</text:p>
          </table:table-cell>
          <table:table-cell office:value-type="string" calcext:value-type="string">
            <text:p>Cmentarzyska Wolinian Wzgórze Wisielców</text:p>
          </table:table-cell>
          <table:table-cell office:value-type="string" calcext:value-type="string">
            <text:p>Rezerwat archeologiczny, ogrodzone cmentarzysko kurhanowe <text:s/>z IX-X wieku, znajdujące się na nad Dziwną, na wzniesieniu zwanym Gołogór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097</text:p>
          </table:table-cell>
          <table:table-cell office:value-type="string" calcext:value-type="string">
            <text:p>pl:Wzgórze Wisielców</text:p>
          </table:table-cell>
          <table:table-cell office:value-type="string" calcext:value-type="string">
            <text:p>2024-10-14</text:p>
          </table:table-cell>
          <table:table-cell office:value-type="float" office:value="14.6018826019237" calcext:value-type="float">
            <text:p>14,6018826019237</text:p>
          </table:table-cell>
          <table:table-cell office:value-type="float" office:value="53.8298418270493" calcext:value-type="float">
            <text:p>53,8298418270493</text:p>
          </table:table-cell>
        </table:table-row>
        <table:table-row table:style-name="ro1">
          <table:table-cell office:value-type="string" calcext:value-type="string">
            <text:p>K1.40</text:p>
          </table:table-cell>
          <table:table-cell office:value-type="string" calcext:value-type="string">
            <text:p>LU00117</text:p>
          </table:table-cell>
          <table:table-cell office:value-type="string" calcext:value-type="string">
            <text:p>Dawny obóz koncentracyjny „Majdanek”</text:p>
          </table:table-cell>
          <table:table-cell office:value-type="string" calcext:value-type="string">
            <text:p>Niiemiecki, nazistowski obóz koncentracyjny i jeniecki w Lublinie, funkcjonujący w latach 1941–1944. Nazwa właściwa obozu brzmiała KL Lublin i tak obóz był nazywany oficjalnie od 1943 roku. Potoczna nazwa „Majdanek” (hebr. מיידנק) pochodzi od dzielnicy Lublina (Majdan Tatarski) i powstała pośród mieszkańców Generalnego Gubernatorstwa. Nazwy „Majdanek” używali jednak niekiedy w oficjalnych dokumentach również i sami Niemc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0135</text:p>
          </table:table-cell>
          <table:table-cell office:value-type="string" calcext:value-type="string">
            <text:p>pl:Lublin (KL)</text:p>
          </table:table-cell>
          <table:table-cell office:value-type="string" calcext:value-type="string">
            <text:p>2024-10-14</text:p>
          </table:table-cell>
          <table:table-cell office:value-type="float" office:value="22.5985691286852" calcext:value-type="float">
            <text:p>22,5985691286852</text:p>
          </table:table-cell>
          <table:table-cell office:value-type="float" office:value="51.2220216852636" calcext:value-type="float">
            <text:p>51,2220216852636</text:p>
          </table:table-cell>
        </table:table-row>
        <table:table-row table:style-name="ro1">
          <table:table-cell office:value-type="string" calcext:value-type="string">
            <text:p>K1.40</text:p>
          </table:table-cell>
          <table:table-cell office:value-type="string" calcext:value-type="string">
            <text:p>MZ00677</text:p>
          </table:table-cell>
          <table:table-cell office:value-type="string" calcext:value-type="string">
            <text:p>Dawny obóz zagłady w Treblince</text:p>
          </table:table-cell>
          <table:table-cell office:value-type="string" calcext:value-type="string">
            <text:p>Niemiecki nazistowski obóz zagłady funkcjonujący od lipca 1942 roku do listopada 1943 roku na terenie gminy Kosów w powiecie sokołowskim, przy linii kolejowej Siedlce – Sokołów Podlaski – Małkinia, nieopodal wsi i stacji Treblinka, od których pochodzi jego naz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2010</text:p>
          </table:table-cell>
          <table:table-cell office:value-type="string" calcext:value-type="string">
            <text:p>pl:Obóz zagłady w Treblince</text:p>
          </table:table-cell>
          <table:table-cell office:value-type="string" calcext:value-type="string">
            <text:p>2024-10-14</text:p>
          </table:table-cell>
          <table:table-cell office:value-type="float" office:value="22.05285571279" calcext:value-type="float">
            <text:p>22,05285571279</text:p>
          </table:table-cell>
          <table:table-cell office:value-type="float" office:value="52.6312036159713" calcext:value-type="float">
            <text:p>52,6312036159713</text:p>
          </table:table-cell>
        </table:table-row>
        <table:table-row table:style-name="ro1">
          <table:table-cell office:value-type="string" calcext:value-type="string">
            <text:p>K1.20</text:p>
          </table:table-cell>
          <table:table-cell office:value-type="string" calcext:value-type="string">
            <text:p>MZ00634</text:p>
          </table:table-cell>
          <table:table-cell office:value-type="string" calcext:value-type="string">
            <text:p>Dom Józefa Piłsudskiego w Sulejówku</text:p>
          </table:table-cell>
          <table:table-cell office:value-type="string" calcext:value-type="string">
            <text:p>Muzeum biograficzne w Sulejówku, współprowadzone przez Fundację Rodziny Józefa Piłsudskiego i Ministerstwo Kultury i Dziedzictwa Narodowego. Znajduje się w dawnym domu Marszałka w Sulejówku, <text:s/>prezentuje życie Józefa Piłsudskiego na <text:s/>tle wydarzeń historyczno-społeczny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87023</text:p>
          </table:table-cell>
          <table:table-cell office:value-type="string" calcext:value-type="string">
            <text:p>pl:Muzeum Józefa Piłsudskiego w Sulejówku</text:p>
          </table:table-cell>
          <table:table-cell office:value-type="string" calcext:value-type="string">
            <text:p>2024-10-14</text:p>
          </table:table-cell>
          <table:table-cell office:value-type="float" office:value="21.2675750145293" calcext:value-type="float">
            <text:p>21,2675750145293</text:p>
          </table:table-cell>
          <table:table-cell office:value-type="float" office:value="52.2469835117101" calcext:value-type="float">
            <text:p>52,2469835117101</text:p>
          </table:table-cell>
        </table:table-row>
        <table:table-row table:style-name="ro1">
          <table:table-cell office:value-type="string" calcext:value-type="string">
            <text:p>K1.20</text:p>
          </table:table-cell>
          <table:table-cell office:value-type="string" calcext:value-type="string">
            <text:p>DS00132</text:p>
          </table:table-cell>
          <table:table-cell office:value-type="string" calcext:value-type="string">
            <text:p>Dworzec Główny we Wrocławiu</text:p>
          </table:table-cell>
          <table:table-cell office:value-type="string" calcext:value-type="string">
            <text:p>Największa z osobowych stacji kolejowych we Wrocławiu. Wielokrotnie przebudowywana. Projektantem orginalnego budynku był Wilhelm Grapow, architekt królewski Kolei Górnośląskich. Fundamentowanie rozpoczęto 10 września 1855r. Przy budowie pracowało średnio 250 murarzy. Już w 1856r. cały budynek zadaszono i pokryto blachą cynkową, 1 października 1857r. główny dworzec Kolei Górnośląskiej i Wrocławsko-Poznańsko-Głogowskiej został ukończony, a 12 października uruchomiono ruch kolejow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28443</text:p>
          </table:table-cell>
          <table:table-cell office:value-type="string" calcext:value-type="string">
            <text:p>pl:Wrocław Główny</text:p>
          </table:table-cell>
          <table:table-cell office:value-type="string" calcext:value-type="string">
            <text:p>2024-10-14</text:p>
          </table:table-cell>
          <table:table-cell office:value-type="float" office:value="17.036541798146" calcext:value-type="float">
            <text:p>17,036541798146</text:p>
          </table:table-cell>
          <table:table-cell office:value-type="float" office:value="51.0987994726187" calcext:value-type="float">
            <text:p>51,0987994726187</text:p>
          </table:table-cell>
        </table:table-row>
        <table:table-row table:style-name="ro1">
          <table:table-cell office:value-type="string" calcext:value-type="string">
            <text:p>K1.20</text:p>
          </table:table-cell>
          <table:table-cell office:value-type="string" calcext:value-type="string">
            <text:p>LD00608</text:p>
          </table:table-cell>
          <table:table-cell office:value-type="string" calcext:value-type="string">
            <text:p>Dworzec Kolejowy w Skierniewicach</text:p>
          </table:table-cell>
          <table:table-cell office:value-type="string" calcext:value-type="string">
            <text:p>Stacja kolejowa w Skierniewicach. Pierwszy budynek dworca powstał w 1845r., drugi w roku 1873 r., wzniesiony w stylu gotyku angielskiego z wnętrzami neoklasycystycznymi, na przyjęcie cara Rosji, który odwiedzał swoją rezydencję w okolicach Skierniewic. Budynek dworca spłonął w 1914r., odnowiony według planów Jana F. Heuricha, w latach 1980–2003 odnowiony zgodnie z wymaganiami konserwatorskimi (skuto tynki na elewacjach, odsłonięto ceglany wątek ścian).</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438265</text:p>
          </table:table-cell>
          <table:table-cell office:value-type="string" calcext:value-type="string">
            <text:p>pl:Skierniewice (stacja kolejowa)</text:p>
          </table:table-cell>
          <table:table-cell office:value-type="string" calcext:value-type="string">
            <text:p>2024-10-14</text:p>
          </table:table-cell>
          <table:table-cell office:value-type="float" office:value="20.1499349775983" calcext:value-type="float">
            <text:p>20,1499349775983</text:p>
          </table:table-cell>
          <table:table-cell office:value-type="float" office:value="51.9668598110875" calcext:value-type="float">
            <text:p>51,9668598110875</text:p>
          </table:table-cell>
        </table:table-row>
        <table:table-row table:style-name="ro1">
          <table:table-cell office:value-type="string" calcext:value-type="string">
            <text:p>K1.20</text:p>
          </table:table-cell>
          <table:table-cell office:value-type="string" calcext:value-type="string">
            <text:p>ZP00810</text:p>
          </table:table-cell>
          <table:table-cell office:value-type="string" calcext:value-type="string">
            <text:p>Elektrownia szczytowo-pompowa w Żydowie</text:p>
          </table:table-cell>
          <table:table-cell office:value-type="string" calcext:value-type="string">
            <text:p>Elektrownia szczytowo-pompowa uruchomiona w 1971 r. Elektrownia może osiągać moc 156 M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99539</text:p>
          </table:table-cell>
          <table:table-cell office:value-type="string" calcext:value-type="string">
            <text:p>pl:Elektrownia Żydowo</text:p>
          </table:table-cell>
          <table:table-cell office:value-type="string" calcext:value-type="string">
            <text:p>2024-10-14</text:p>
          </table:table-cell>
          <table:table-cell office:value-type="float" office:value="16.7092034799606" calcext:value-type="float">
            <text:p>16,7092034799606</text:p>
          </table:table-cell>
          <table:table-cell office:value-type="float" office:value="54.0253748703289" calcext:value-type="float">
            <text:p>54,0253748703289</text:p>
          </table:table-cell>
        </table:table-row>
        <table:table-row table:style-name="ro1">
          <table:table-cell office:value-type="string" calcext:value-type="string">
            <text:p>K1.20</text:p>
          </table:table-cell>
          <table:table-cell office:value-type="string" calcext:value-type="string">
            <text:p>LB00133</text:p>
          </table:table-cell>
          <table:table-cell office:value-type="string" calcext:value-type="string">
            <text:p>Elektrownia wodna w Dychowie</text:p>
          </table:table-cell>
          <table:table-cell office:value-type="string" calcext:value-type="string">
            <text:p>Elektrownia szcztowo - pompowa w Dychowie jest największą z zespołu 17 elektrowni wodnych na rzekach Bóbr, Kwisa i Nysa Łużycka. Zespół wchodzi w skład Polskiej Grupy Energetycznej. Łączna moc zainstalowana wszystkich elektrowni wynosi 103 M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227</text:p>
          </table:table-cell>
          <table:table-cell office:value-type="string" calcext:value-type="string">
            <text:p>pl:Zespół Elektrowni Wodnych Dychów</text:p>
          </table:table-cell>
          <table:table-cell office:value-type="string" calcext:value-type="string">
            <text:p>2024-10-14</text:p>
          </table:table-cell>
          <table:table-cell office:value-type="float" office:value="15.0526721851473" calcext:value-type="float">
            <text:p>15,0526721851473</text:p>
          </table:table-cell>
          <table:table-cell office:value-type="float" office:value="51.9890497353909" calcext:value-type="float">
            <text:p>51,9890497353909</text:p>
          </table:table-cell>
        </table:table-row>
        <table:table-row table:style-name="ro1">
          <table:table-cell office:value-type="string" calcext:value-type="string">
            <text:p>K1.30</text:p>
          </table:table-cell>
          <table:table-cell office:value-type="string" calcext:value-type="string">
            <text:p>OP00168</text:p>
          </table:table-cell>
          <table:table-cell office:value-type="string" calcext:value-type="string">
            <text:p>Pomnik czynu powstańczego na Górze Św. Anny</text:p>
          </table:table-cell>
          <table:table-cell office:value-type="string" calcext:value-type="string">
            <text:p>Główne miejsce uroczystości poświęconych pamięci poległych w powstaniach śląskich i jeden z najbardziej znanych tego typu obiektów na Śląsk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70605</text:p>
          </table:table-cell>
          <table:table-cell office:value-type="string" calcext:value-type="string">
            <text:p>pl:Pomnik i amfiteatr na Górze Świętej Anny</text:p>
          </table:table-cell>
          <table:table-cell office:value-type="string" calcext:value-type="string">
            <text:p>2024-10-14</text:p>
          </table:table-cell>
          <table:table-cell office:value-type="float" office:value="18.1608516695733" calcext:value-type="float">
            <text:p>18,1608516695733</text:p>
          </table:table-cell>
          <table:table-cell office:value-type="float" office:value="50.4551350448432" calcext:value-type="float">
            <text:p>50,4551350448432</text:p>
          </table:table-cell>
        </table:table-row>
        <table:table-row table:style-name="ro1">
          <table:table-cell office:value-type="string" calcext:value-type="string">
            <text:p>K1.30</text:p>
          </table:table-cell>
          <table:table-cell office:value-type="string" calcext:value-type="string">
            <text:p>PM00536</text:p>
          </table:table-cell>
          <table:table-cell office:value-type="string" calcext:value-type="string">
            <text:p>Pomnik Poległych Stoczniowców w Gdańsku</text:p>
          </table:table-cell>
          <table:table-cell office:value-type="string" calcext:value-type="string">
            <text:p>Pomnik w postaci trzech krzyży z kotwicami, upamiętniający ofiary wydarzeń Grudnia 1970 i znajdujący się na placu Solidarności w Gdańsku, w pobliżu Bramy nr 2 Stoczni Gdańsk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64396</text:p>
          </table:table-cell>
          <table:table-cell office:value-type="string" calcext:value-type="string">
            <text:p>pl:Pomnik Poległych Stoczniowców 1970</text:p>
          </table:table-cell>
          <table:table-cell office:value-type="string" calcext:value-type="string">
            <text:p>2024-10-14</text:p>
          </table:table-cell>
          <table:table-cell office:value-type="float" office:value="18.649011209431" calcext:value-type="float">
            <text:p>18,649011209431</text:p>
          </table:table-cell>
          <table:table-cell office:value-type="float" office:value="54.3604914187732" calcext:value-type="float">
            <text:p>54,3604914187732</text:p>
          </table:table-cell>
        </table:table-row>
        <table:table-row table:style-name="ro1">
          <table:table-cell office:value-type="string" calcext:value-type="string">
            <text:p>K1.20</text:p>
          </table:table-cell>
          <table:table-cell office:value-type="string" calcext:value-type="string">
            <text:p>LB00859</text:p>
          </table:table-cell>
          <table:table-cell office:value-type="string" calcext:value-type="string">
            <text:p>Ratusz w Lubsku</text:p>
          </table:table-cell>
          <table:table-cell office:value-type="string" calcext:value-type="string">
            <text:p>Budowla renesansowa wzniesiona w latach 1580-1582, przebudowana w XIX i XX wieku. Obecnie jest siedzibą władz Lub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4453</text:p>
          </table:table-cell>
          <table:table-cell office:value-type="string" calcext:value-type="string">
            <text:p>pl:Ratusz w Lubsku</text:p>
          </table:table-cell>
          <table:table-cell office:value-type="string" calcext:value-type="string">
            <text:p>2024-10-14</text:p>
          </table:table-cell>
          <table:table-cell office:value-type="float" office:value="14.9723358312276" calcext:value-type="float">
            <text:p>14,9723358312276</text:p>
          </table:table-cell>
          <table:table-cell office:value-type="float" office:value="51.7879263604365" calcext:value-type="float">
            <text:p>51,7879263604365</text:p>
          </table:table-cell>
        </table:table-row>
        <table:table-row table:style-name="ro1">
          <table:table-cell office:value-type="string" calcext:value-type="string">
            <text:p>K1.20</text:p>
          </table:table-cell>
          <table:table-cell office:value-type="string" calcext:value-type="string">
            <text:p>SK00565</text:p>
          </table:table-cell>
          <table:table-cell office:value-type="string" calcext:value-type="string">
            <text:p>Ratusz w Sandomierzu</text:p>
          </table:table-cell>
          <table:table-cell office:value-type="string" calcext:value-type="string">
            <text:p>Pierwotnie gotycki ratusz wzniesiony w 1349 r. był budowlą na planie kwadratu zwieńczoną wysoką, ośmioboczną wieżą. Część południowa, najstarsza pochodzi z tego okresu. W XVI w. został rozbudowany w formę wydłużonego prostokąta, a następnie zwieńczony attyką trójstrefową Obecnie w niej znajduje się Urząd Stanu Cywilen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4543</text:p>
          </table:table-cell>
          <table:table-cell office:value-type="string" calcext:value-type="string">
            <text:p>pl:Ratusz w Sandomierzu</text:p>
          </table:table-cell>
          <table:table-cell office:value-type="string" calcext:value-type="string">
            <text:p>2024-10-14</text:p>
          </table:table-cell>
          <table:table-cell office:value-type="float" office:value="21.7493845606746" calcext:value-type="float">
            <text:p>21,7493845606746</text:p>
          </table:table-cell>
          <table:table-cell office:value-type="float" office:value="50.6793714255781" calcext:value-type="float">
            <text:p>50,6793714255781</text:p>
          </table:table-cell>
        </table:table-row>
        <table:table-row table:style-name="ro1">
          <table:table-cell office:value-type="string" calcext:value-type="string">
            <text:p>K1.20</text:p>
          </table:table-cell>
          <table:table-cell office:value-type="string" calcext:value-type="string">
            <text:p>WP00855</text:p>
          </table:table-cell>
          <table:table-cell office:value-type="string" calcext:value-type="string">
            <text:p>Ratusz w Sulmierzycach</text:p>
          </table:table-cell>
          <table:table-cell office:value-type="string" calcext:value-type="string">
            <text:p>Jedyny zachowany w całości drewniany ratusz w Polsce. Wybudowany w 1743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4577</text:p>
          </table:table-cell>
          <table:table-cell office:value-type="string" calcext:value-type="string">
            <text:p>pl:Ratusz w Sulmierzycach</text:p>
          </table:table-cell>
          <table:table-cell office:value-type="string" calcext:value-type="string">
            <text:p>2024-10-14</text:p>
          </table:table-cell>
          <table:table-cell office:value-type="float" office:value="17.5277923428362" calcext:value-type="float">
            <text:p>17,5277923428362</text:p>
          </table:table-cell>
          <table:table-cell office:value-type="float" office:value="51.6063468512852" calcext:value-type="float">
            <text:p>51,6063468512852</text:p>
          </table:table-cell>
        </table:table-row>
        <table:table-row table:style-name="ro1">
          <table:table-cell office:value-type="string" calcext:value-type="string">
            <text:p>K1.20</text:p>
          </table:table-cell>
          <table:table-cell office:value-type="string" calcext:value-type="string">
            <text:p>DS00566</text:p>
          </table:table-cell>
          <table:table-cell office:value-type="string" calcext:value-type="string">
            <text:p>Ratusz we Wrocławiu</text:p>
          </table:table-cell>
          <table:table-cell office:value-type="string" calcext:value-type="string">
            <text:p>Późnogotycki budynek na wrocławskim Rynku, jeden z najlepiej zachowanych historycznych ratuszy w Polsce, zarazem jeden z głównych zabytków architektonicznych Wrocław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0225</text:p>
          </table:table-cell>
          <table:table-cell office:value-type="string" calcext:value-type="string">
            <text:p>pl:Ratusz we Wrocławiu</text:p>
          </table:table-cell>
          <table:table-cell office:value-type="string" calcext:value-type="string">
            <text:p>2024-10-14</text:p>
          </table:table-cell>
          <table:table-cell office:value-type="float" office:value="17.0320897173931" calcext:value-type="float">
            <text:p>17,0320897173931</text:p>
          </table:table-cell>
          <table:table-cell office:value-type="float" office:value="51.1095938145538" calcext:value-type="float">
            <text:p>51,1095938145538</text:p>
          </table:table-cell>
        </table:table-row>
        <table:table-row table:style-name="ro1">
          <table:table-cell office:value-type="string" calcext:value-type="string">
            <text:p>K1.10</text:p>
          </table:table-cell>
          <table:table-cell office:value-type="string" calcext:value-type="string">
            <text:p>MA00567</text:p>
          </table:table-cell>
          <table:table-cell office:value-type="string" calcext:value-type="string">
            <text:p>Regionalne Muzeum Młodej Polski „Rydlówka”</text:p>
          </table:table-cell>
          <table:table-cell office:value-type="string" calcext:value-type="string">
            <text:p>Zabytkowy dworek w stylu klasycystycznym, znajdujący się w Krakowie przy ul. Tetmajera 28 w Bronowicach Małych, w którym 20 listopada 1900 roku odbyło się wesele poety Lucjana Rydla z chłopską córką Jadwigą Mikołajczykówną. Obcnie mieści się w nim <text:s/>Muzeum Młodej Polski.</text:p>
          </table:table-cell>
          <table:table-cell office:value-type="string" calcext:value-type="string">
            <text:p>o. Muzeum Historyczne Miasta Krakow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309266</text:p>
          </table:table-cell>
          <table:table-cell office:value-type="string" calcext:value-type="string">
            <text:p>pl:Rydlówka</text:p>
          </table:table-cell>
          <table:table-cell office:value-type="string" calcext:value-type="string">
            <text:p>2024-10-14</text:p>
          </table:table-cell>
          <table:table-cell office:value-type="float" office:value="19.8780445449165" calcext:value-type="float">
            <text:p>19,8780445449165</text:p>
          </table:table-cell>
          <table:table-cell office:value-type="float" office:value="50.0878601193674" calcext:value-type="float">
            <text:p>50,0878601193674</text:p>
          </table:table-cell>
        </table:table-row>
        <table:table-row table:style-name="ro1">
          <table:table-cell office:value-type="string" calcext:value-type="string">
            <text:p>K1.20</text:p>
          </table:table-cell>
          <table:table-cell office:value-type="string" calcext:value-type="string">
            <text:p>WP00516</text:p>
          </table:table-cell>
          <table:table-cell office:value-type="string" calcext:value-type="string">
            <text:p>Plac Adama Mickiewicza w Poznaniu</text:p>
          </table:table-cell>
          <table:table-cell office:value-type="string" calcext:value-type="string">
            <text:p>Plac, wraz z całym otaczającym go założeniem urbanistycznym, powstały w miejscu likwidowanych obwarowań Twierdzy Poznań.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007</text:p>
          </table:table-cell>
          <table:table-cell office:value-type="string" calcext:value-type="string">
            <text:p>pl:Plac Adama Mickiewicza w Poznaniu</text:p>
          </table:table-cell>
          <table:table-cell office:value-type="string" calcext:value-type="string">
            <text:p>2024-10-14</text:p>
          </table:table-cell>
          <table:table-cell office:value-type="float" office:value="16.9169881921075" calcext:value-type="float">
            <text:p>16,9169881921075</text:p>
          </table:table-cell>
          <table:table-cell office:value-type="float" office:value="52.4078161814881" calcext:value-type="float">
            <text:p>52,4078161814881</text:p>
          </table:table-cell>
        </table:table-row>
        <table:table-row table:style-name="ro1">
          <table:table-cell office:value-type="string" calcext:value-type="string">
            <text:p>K1.20</text:p>
          </table:table-cell>
          <table:table-cell office:value-type="string" calcext:value-type="string">
            <text:p>LU00517</text:p>
          </table:table-cell>
          <table:table-cell office:value-type="string" calcext:value-type="string">
            <text:p>Plac Litewski w Lublinie</text:p>
          </table:table-cell>
          <table:table-cell office:value-type="string" calcext:value-type="string">
            <text:p>Plac w centrum Lublina o powierzchni ok. 35 tys. m² powstały w latach 20. XIX wieku w celu urządzania parad wojsk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103</text:p>
          </table:table-cell>
          <table:table-cell office:value-type="string" calcext:value-type="string">
            <text:p>pl:Plac Litewski w Lublinie</text:p>
          </table:table-cell>
          <table:table-cell office:value-type="string" calcext:value-type="string">
            <text:p>2024-10-14</text:p>
          </table:table-cell>
          <table:table-cell office:value-type="float" office:value="22.5596545174145" calcext:value-type="float">
            <text:p>22,5596545174145</text:p>
          </table:table-cell>
          <table:table-cell office:value-type="float" office:value="51.2484275996492" calcext:value-type="float">
            <text:p>51,2484275996492</text:p>
          </table:table-cell>
        </table:table-row>
        <table:table-row table:style-name="ro1">
          <table:table-cell office:value-type="string" calcext:value-type="string">
            <text:p>K1.20</text:p>
          </table:table-cell>
          <table:table-cell office:value-type="string" calcext:value-type="string">
            <text:p>ZP00518</text:p>
          </table:table-cell>
          <table:table-cell office:value-type="string" calcext:value-type="string">
            <text:p>Plac Orła Białego</text:p>
          </table:table-cell>
          <table:table-cell office:value-type="string" calcext:value-type="string">
            <text:p>Jeden z głównych placów szczecińskiego Starego Miasta, w dzielnicy Śródmieśc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130</text:p>
          </table:table-cell>
          <table:table-cell office:value-type="string" calcext:value-type="string">
            <text:p>pl:Plac Orła Białego w Szczecinie</text:p>
          </table:table-cell>
          <table:table-cell office:value-type="string" calcext:value-type="string">
            <text:p>2024-10-14</text:p>
          </table:table-cell>
          <table:table-cell office:value-type="float" office:value="14.554993539479" calcext:value-type="float">
            <text:p>14,554993539479</text:p>
          </table:table-cell>
          <table:table-cell office:value-type="float" office:value="53.4256850169546" calcext:value-type="float">
            <text:p>53,4256850169546</text:p>
          </table:table-cell>
        </table:table-row>
        <table:table-row table:style-name="ro1">
          <table:table-cell office:value-type="string" calcext:value-type="string">
            <text:p>P1.20</text:p>
          </table:table-cell>
          <table:table-cell office:value-type="string" calcext:value-type="string">
            <text:p>MA00519</text:p>
          </table:table-cell>
          <table:table-cell office:value-type="string" calcext:value-type="string">
            <text:p>Planty Krakowskie</text:p>
          </table:table-cell>
          <table:table-cell office:value-type="string" calcext:value-type="string">
            <text:p>Park miejski w Krakowie otaczający Stare Miasto, <text:s/>powstały na miejscu fortyfikacji otaczających miasto: murów obronnych wyburzonych na początku XIX wieku oraz położonej na ich przedpolu fosy i wałów ziemnych. Został założony w latach 1822–1830, ma powierzchnię 21 ha i ok. 4 km długośc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945780</text:p>
          </table:table-cell>
          <table:table-cell office:value-type="string" calcext:value-type="string">
            <text:p>pl:Planty (Kraków)</text:p>
          </table:table-cell>
          <table:table-cell office:value-type="string" calcext:value-type="string">
            <text:p>2024-10-14</text:p>
          </table:table-cell>
          <table:table-cell office:value-type="float" office:value="19.9382968877133" calcext:value-type="float">
            <text:p>19,9382968877133</text:p>
          </table:table-cell>
          <table:table-cell office:value-type="float" office:value="50.0614845560442" calcext:value-type="float">
            <text:p>50,0614845560442</text:p>
          </table:table-cell>
        </table:table-row>
        <table:table-row table:style-name="ro1">
          <table:table-cell office:value-type="string" calcext:value-type="string">
            <text:p>P2.00</text:p>
          </table:table-cell>
          <table:table-cell office:value-type="string" calcext:value-type="string">
            <text:p>SL00085</text:p>
          </table:table-cell>
          <table:table-cell office:value-type="string" calcext:value-type="string">
            <text:p>Park Śląski w Chorzowie</text:p>
          </table:table-cell>
          <table:table-cell office:value-type="string" calcext:value-type="string">
            <text:p>Park miejski w Chorzowie, nazywany również "Zielonymi płucami Górnego Śląska". Jest <text:s/>jednym z największych parków w Europie, zajmuje powierzchnię około 600 ha.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42999</text:p>
          </table:table-cell>
          <table:table-cell office:value-type="string" calcext:value-type="string">
            <text:p>pl:Park Śląski</text:p>
          </table:table-cell>
          <table:table-cell office:value-type="string" calcext:value-type="string">
            <text:p>2024-10-14</text:p>
          </table:table-cell>
          <table:table-cell office:value-type="float" office:value="18.9877288752751" calcext:value-type="float">
            <text:p>18,9877288752751</text:p>
          </table:table-cell>
          <table:table-cell office:value-type="float" office:value="50.2874556962573" calcext:value-type="float">
            <text:p>50,2874556962573</text:p>
          </table:table-cell>
        </table:table-row>
        <table:table-row table:style-name="ro1">
          <table:table-cell office:value-type="string" calcext:value-type="string">
            <text:p>K1.40</text:p>
          </table:table-cell>
          <table:table-cell office:value-type="string" calcext:value-type="string">
            <text:p>PD00857</text:p>
          </table:table-cell>
          <table:table-cell office:value-type="string" calcext:value-type="string">
            <text:p>Cmentarz muzułmański w Kruszynianach</text:p>
          </table:table-cell>
          <table:table-cell office:value-type="string" calcext:value-type="string">
            <text:p>Cmentarz znajdujący się w Kruszynianach założony w II połowie XVII wieku przez społeczność tatarską. Cmentarz ma powierzchnię 0,6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579199</text:p>
          </table:table-cell>
          <table:table-cell office:value-type="string" calcext:value-type="string">
            <text:p>pl:Cmentarz muzułmański w Kruszynianach</text:p>
          </table:table-cell>
          <table:table-cell office:value-type="string" calcext:value-type="string">
            <text:p>2024-10-14</text:p>
          </table:table-cell>
          <table:table-cell office:value-type="float" office:value="23.8175337078141" calcext:value-type="float">
            <text:p>23,8175337078141</text:p>
          </table:table-cell>
          <table:table-cell office:value-type="float" office:value="53.1773604245892" calcext:value-type="float">
            <text:p>53,1773604245892</text:p>
          </table:table-cell>
        </table:table-row>
        <table:table-row table:style-name="ro1">
          <table:table-cell office:value-type="string" calcext:value-type="string">
            <text:p>K1.40</text:p>
          </table:table-cell>
          <table:table-cell office:value-type="string" calcext:value-type="string">
            <text:p>PK00880</text:p>
          </table:table-cell>
          <table:table-cell office:value-type="string" calcext:value-type="string">
            <text:p>Cmentarz żydowski w Lesku</text:p>
          </table:table-cell>
          <table:table-cell office:value-type="string" calcext:value-type="string">
            <text:p>Cmentarz żydowski w Lesku. Dokładna data jego powstania pozostaje nieznana, pierwsze wzmianki na jego temat pochodzą z 1611 roku, a najstarszy zachowany nagrobek z 1548 roku. Z lat 1634–1703 nie ma żadnych pochówków, co pozwala domniemywać, że kirkut nie był użytkowany. Cmentarz ma powierzchnię około 3 ha. Zachowało się na niej około 2000 nagrobków. Cmentarz wyróżnia się brakiem podziału na kwatery męskie i żeńskie, najstarsze zachowane macewy są pozbawione symboli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37357</text:p>
          </table:table-cell>
          <table:table-cell office:value-type="string" calcext:value-type="string">
            <text:p>pl:Cmentarz żydowski w Lesku</text:p>
          </table:table-cell>
          <table:table-cell office:value-type="string" calcext:value-type="string">
            <text:p>2024-10-14</text:p>
          </table:table-cell>
          <table:table-cell office:value-type="float" office:value="22.333702677655" calcext:value-type="float">
            <text:p>22,333702677655</text:p>
          </table:table-cell>
          <table:table-cell office:value-type="float" office:value="49.4702432495214" calcext:value-type="float">
            <text:p>49,4702432495214</text:p>
          </table:table-cell>
        </table:table-row>
        <table:table-row table:style-name="ro1">
          <table:table-cell office:value-type="string" calcext:value-type="string">
            <text:p>K1.20</text:p>
          </table:table-cell>
          <table:table-cell office:value-type="string" calcext:value-type="string">
            <text:p>DS00184</text:p>
          </table:table-cell>
          <table:table-cell office:value-type="string" calcext:value-type="string">
            <text:p>Hala Stulecia we Wrocławiu</text:p>
          </table:table-cell>
          <table:table-cell office:value-type="string" calcext:value-type="string">
            <text:p>Hala Stulecia (niem. Jahrhunderthalle), po 1945r. także Hala Ludowa – hala widowiskowo-sportowa we Wrocławiu, ekspresjonistyczna, wzniesiona w latach 1911–1913 według projektu Maxa Berga.</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55743</text:p>
          </table:table-cell>
          <table:table-cell office:value-type="string" calcext:value-type="string">
            <text:p>pl:Hala Stulecia we Wrocławiu</text:p>
          </table:table-cell>
          <table:table-cell office:value-type="string" calcext:value-type="string">
            <text:p>2024-10-14</text:p>
          </table:table-cell>
          <table:table-cell office:value-type="float" office:value="17.0773133362538" calcext:value-type="float">
            <text:p>17,0773133362538</text:p>
          </table:table-cell>
          <table:table-cell office:value-type="float" office:value="51.1068866758789" calcext:value-type="float">
            <text:p>51,1068866758789</text:p>
          </table:table-cell>
        </table:table-row>
        <table:table-row table:style-name="ro1">
          <table:table-cell office:value-type="string" calcext:value-type="string">
            <text:p>K1.30</text:p>
          </table:table-cell>
          <table:table-cell office:value-type="string" calcext:value-type="string">
            <text:p>SK00374</text:p>
          </table:table-cell>
          <table:table-cell office:value-type="string" calcext:value-type="string">
            <text:p>Mauzoleum Martyrologii Wsi Polskiej w Michniowie</text:p>
          </table:table-cell>
          <table:table-cell office:value-type="string" calcext:value-type="string">
            <text:p>Muzeum martyrologii - w skład mauzoleum wchodzą obecnie: Dom Pamięci Narodowej, Sanktuarium Męczeńskich Wsi Polskich, cmentarz i mogiła ofiar pacyfikacji oraz pomnik – „Pieta Michniowska”.</text:p>
          </table:table-cell>
          <table:table-cell office:value-type="string" calcext:value-type="string">
            <text:p>o. Muzeum Wsi Kieleckiej</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29</text:p>
          </table:table-cell>
          <table:table-cell office:value-type="string" calcext:value-type="string">
            <text:p>pl:Mauzoleum Martyrologii Wsi Polskich w Michniowie</text:p>
          </table:table-cell>
          <table:table-cell office:value-type="string" calcext:value-type="string">
            <text:p>2024-10-14</text:p>
          </table:table-cell>
          <table:table-cell office:value-type="float" office:value="20.849012304982" calcext:value-type="float">
            <text:p>20,849012304982</text:p>
          </table:table-cell>
          <table:table-cell office:value-type="float" office:value="51.0053195603954" calcext:value-type="float">
            <text:p>51,0053195603954</text:p>
          </table:table-cell>
        </table:table-row>
        <table:table-row table:style-name="ro1">
          <table:table-cell office:value-type="string" calcext:value-type="string">
            <text:p>K1.40</text:p>
          </table:table-cell>
          <table:table-cell office:value-type="string" calcext:value-type="string">
            <text:p>PD00661</text:p>
          </table:table-cell>
          <table:table-cell office:value-type="string" calcext:value-type="string">
            <text:p>Monaster Świętych Marty i Marii na Świętej Górze Grabarce</text:p>
          </table:table-cell>
          <table:table-cell office:value-type="string" calcext:value-type="string">
            <text:p>Góra położona obok wsi o tej samej nazwie w województwie podlaskim, powiecie siemiatyckim, w gminie Nurzec-Stacja. Jest najważniejszym miejscem kultu religijnego chrześcijan prawosławnych w Polsce. Na Grabarce znajduje się utworzony w 1947 r. monaster żeński Świętych Marty i Marii, a także 3 klasztorne cerk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83685</text:p>
          </table:table-cell>
          <table:table-cell office:value-type="string" calcext:value-type="string">
            <text:p>pl:Grabarka (góra)</text:p>
          </table:table-cell>
          <table:table-cell office:value-type="string" calcext:value-type="string">
            <text:p>2024-10-14</text:p>
          </table:table-cell>
          <table:table-cell office:value-type="float" office:value="23.0063930683228" calcext:value-type="float">
            <text:p>23,0063930683228</text:p>
          </table:table-cell>
          <table:table-cell office:value-type="float" office:value="52.4166007886306" calcext:value-type="float">
            <text:p>52,4166007886306</text:p>
          </table:table-cell>
        </table:table-row>
        <table:table-row table:style-name="ro1">
          <table:table-cell office:value-type="string" calcext:value-type="string">
            <text:p>K1.20</text:p>
          </table:table-cell>
          <table:table-cell office:value-type="string" calcext:value-type="string">
            <text:p>DS00381</text:p>
          </table:table-cell>
          <table:table-cell office:value-type="string" calcext:value-type="string">
            <text:p>Most Grunwaldzki we Wrocławiu</text:p>
          </table:table-cell>
          <table:table-cell office:value-type="string" calcext:value-type="string">
            <text:p>Most wiszący przez rzekę Odrę o konstrukcji stalowej, nitowanej; elementy nośne wsparte są na pylonach murowanych z cegły klinkierowej i oblicowanych granitem, o wysokości około 20 m. Powstał w 192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45733</text:p>
          </table:table-cell>
          <table:table-cell office:value-type="string" calcext:value-type="string">
            <text:p>pl:Most Grunwaldzki we Wrocławiu</text:p>
          </table:table-cell>
          <table:table-cell office:value-type="string" calcext:value-type="string">
            <text:p>2024-10-14</text:p>
          </table:table-cell>
          <table:table-cell office:value-type="float" office:value="17.0525423414329" calcext:value-type="float">
            <text:p>17,0525423414329</text:p>
          </table:table-cell>
          <table:table-cell office:value-type="float" office:value="51.1094855794633" calcext:value-type="float">
            <text:p>51,1094855794633</text:p>
          </table:table-cell>
        </table:table-row>
        <table:table-row table:style-name="ro1">
          <table:table-cell office:value-type="string" calcext:value-type="string">
            <text:p>K1.20</text:p>
          </table:table-cell>
          <table:table-cell office:value-type="string" calcext:value-type="string">
            <text:p>LD00368</text:p>
          </table:table-cell>
          <table:table-cell office:value-type="string" calcext:value-type="string">
            <text:p>Most na rzece Słudwia</text:p>
          </table:table-cell>
          <table:table-cell office:value-type="string" calcext:value-type="string">
            <text:p>Pierwszy na świecie drogowy most spawany. Oddany do użytku w 1929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5930</text:p>
          </table:table-cell>
          <table:table-cell office:value-type="string" calcext:value-type="string">
            <text:p>pl:Most spawany w Maurzycach</text:p>
          </table:table-cell>
          <table:table-cell office:value-type="string" calcext:value-type="string">
            <text:p>2024-10-14</text:p>
          </table:table-cell>
          <table:table-cell office:value-type="float" office:value="19.8708015309024" calcext:value-type="float">
            <text:p>19,8708015309024</text:p>
          </table:table-cell>
          <table:table-cell office:value-type="float" office:value="52.1394586780064" calcext:value-type="float">
            <text:p>52,1394586780064</text:p>
          </table:table-cell>
        </table:table-row>
        <table:table-row table:style-name="ro1">
          <table:table-cell office:value-type="string" calcext:value-type="string">
            <text:p>K1.10</text:p>
          </table:table-cell>
          <table:table-cell office:value-type="string" calcext:value-type="string">
            <text:p>MZ00341</text:p>
          </table:table-cell>
          <table:table-cell office:value-type="string" calcext:value-type="string">
            <text:p>Muzeum - Zbrojownia w Liwie</text:p>
          </table:table-cell>
          <table:table-cell office:value-type="string" calcext:value-type="string">
            <text:p>Siedziba muzeum znajduje się <text:s/>odbudowanym dworze kancelarii oraz w wieży bramnej gotyckiego zamku od 1963 r. Jego ekspozycja prezentuje historię zamku, fotokopie rysunków, malarstwo z galerią portretu sarmackiego i dzieła Wojciecha i Jerzego Kossaków, oraz broń i uzbrojenie z różnych epo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3004</text:p>
          </table:table-cell>
          <table:table-cell office:value-type="string" calcext:value-type="string">
            <text:p>pl:Zamek w Liwie</text:p>
          </table:table-cell>
          <table:table-cell office:value-type="string" calcext:value-type="string">
            <text:p>2024-10-14</text:p>
          </table:table-cell>
          <table:table-cell office:value-type="float" office:value="21.9700419381146" calcext:value-type="float">
            <text:p>21,9700419381146</text:p>
          </table:table-cell>
          <table:table-cell office:value-type="float" office:value="52.3734981972466" calcext:value-type="float">
            <text:p>52,3734981972466</text:p>
          </table:table-cell>
        </table:table-row>
        <table:table-row table:style-name="ro1">
          <table:table-cell office:value-type="string" calcext:value-type="string">
            <text:p>K1.10</text:p>
          </table:table-cell>
          <table:table-cell office:value-type="string" calcext:value-type="string">
            <text:p>KP00037</text:p>
          </table:table-cell>
          <table:table-cell office:value-type="string" calcext:value-type="string">
            <text:p>Muzeum Archeologiczne w Biskupinie</text:p>
          </table:table-cell>
          <table:table-cell office:value-type="string" calcext:value-type="string">
            <text:p>Odkryta w 1934 roku osada obronna kultury łużyckiej <text:s/>obecnie funkcjonuje jako muzeum-rezerwat archeologiczny, ze współczesnymi pełnowymiarowymi rekonstrukcjami fragmentów grod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866393</text:p>
          </table:table-cell>
          <table:table-cell office:value-type="string" calcext:value-type="string">
            <text:p>pl:Biskupin (stanowisko archeologiczne)</text:p>
          </table:table-cell>
          <table:table-cell office:value-type="string" calcext:value-type="string">
            <text:p>2024-10-14</text:p>
          </table:table-cell>
          <table:table-cell office:value-type="float" office:value="17.7451508268755" calcext:value-type="float">
            <text:p>17,7451508268755</text:p>
          </table:table-cell>
          <table:table-cell office:value-type="float" office:value="52.7863918869601" calcext:value-type="float">
            <text:p>52,7863918869601</text:p>
          </table:table-cell>
        </table:table-row>
        <table:table-row table:style-name="ro2">
          <table:table-cell office:value-type="string" calcext:value-type="string">
            <text:p>K1.10</text:p>
          </table:table-cell>
          <table:table-cell office:value-type="string" calcext:value-type="string">
            <text:p>PK00390</text:p>
          </table:table-cell>
          <table:table-cell office:value-type="string" calcext:value-type="string">
            <text:p>Muzeum Archidiecezjalne im. św. Józefa Sebastiana Pelczara w Przemyślu</text:p>
          </table:table-cell>
          <table:table-cell office:value-type="string" calcext:value-type="string">
            <text:p>Muzeum sakralne, zlokalizowane przy placu Katedralnym w zabytkowym gmachu dawnej szkoły katedralnej z lat 1564-72 oraz w sąsiadującej z nim kamienicy.</text:p>
            <text:p>Najstarsza placówka muzealna województwa podkarpackiego. Prezentuje sztukę sakralną polskiego średniowie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12</text:p>
          </table:table-cell>
          <table:table-cell office:value-type="string" calcext:value-type="string">
            <text:p>pl:Muzeum Archidiecezjalne w Przemyślu</text:p>
          </table:table-cell>
          <table:table-cell office:value-type="string" calcext:value-type="string">
            <text:p>2024-10-14</text:p>
          </table:table-cell>
          <table:table-cell office:value-type="float" office:value="22.7675351772878" calcext:value-type="float">
            <text:p>22,7675351772878</text:p>
          </table:table-cell>
          <table:table-cell office:value-type="float" office:value="49.7807535719901" calcext:value-type="float">
            <text:p>49,7807535719901</text:p>
          </table:table-cell>
        </table:table-row>
        <table:table-row table:style-name="ro1">
          <table:table-cell office:value-type="string" calcext:value-type="string">
            <text:p>K1.10</text:p>
          </table:table-cell>
          <table:table-cell office:value-type="string" calcext:value-type="string">
            <text:p>DS00389</text:p>
          </table:table-cell>
          <table:table-cell office:value-type="string" calcext:value-type="string">
            <text:p>Muzeum Archidiecezjalne we Wrocławiu</text:p>
          </table:table-cell>
          <table:table-cell office:value-type="string" calcext:value-type="string">
            <text:p>Muzeum założone w 1898 r. we Wrocławiu, jedno z najstarszych muzeów archidiecezjalnych w Polsce; gromadzi m.in. bogaty i rzadki zbiór zabytków starożytnych i gotyckich, głównie z czasów piastowskich Ślą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13</text:p>
          </table:table-cell>
          <table:table-cell office:value-type="string" calcext:value-type="string">
            <text:p>pl:Muzeum Archidiecezjalne we Wrocławiu</text:p>
          </table:table-cell>
          <table:table-cell office:value-type="string" calcext:value-type="string">
            <text:p>2024-10-14</text:p>
          </table:table-cell>
          <table:table-cell office:value-type="float" office:value="17.0473444932992" calcext:value-type="float">
            <text:p>17,0473444932992</text:p>
          </table:table-cell>
          <table:table-cell office:value-type="float" office:value="51.1146249442012" calcext:value-type="float">
            <text:p>51,1146249442012</text:p>
          </table:table-cell>
        </table:table-row>
        <table:table-row table:style-name="ro1">
          <table:table-cell office:value-type="string" calcext:value-type="string">
            <text:p>K1.10</text:p>
          </table:table-cell>
          <table:table-cell office:value-type="string" calcext:value-type="string">
            <text:p>WP00556</text:p>
          </table:table-cell>
          <table:table-cell office:value-type="string" calcext:value-type="string">
            <text:p>Muzeum Arkadego Fiedlera w Puszczykowie</text:p>
          </table:table-cell>
          <table:table-cell office:value-type="string" calcext:value-type="string">
            <text:p>Muzeum poświęcone życiu i twórczości podróżnika Arkadego Fiedlera, zlokalizowane w podpoznańskim Puszczykowie, przy ulicy Słowackiego 1. Ekspozycja prezentuje eksponaty przywiezione z wypraw prowadzonych przez podróżnika, a także związane z jego udziałem w II wojnie światowej, a zwłaszcza w Dywizjonie 303.</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892</text:p>
          </table:table-cell>
          <table:table-cell office:value-type="string" calcext:value-type="string">
            <text:p>pl:Muzeum – Pracownia Literacka Arkadego Fiedlera w Puszczykowie</text:p>
          </table:table-cell>
          <table:table-cell office:value-type="string" calcext:value-type="string">
            <text:p>2024-10-14</text:p>
          </table:table-cell>
          <table:table-cell office:value-type="float" office:value="16.8674212292384" calcext:value-type="float">
            <text:p>16,8674212292384</text:p>
          </table:table-cell>
          <table:table-cell office:value-type="float" office:value="52.2754349617079" calcext:value-type="float">
            <text:p>52,2754349617079</text:p>
          </table:table-cell>
        </table:table-row>
        <table:table-row table:style-name="ro1">
          <table:table-cell office:value-type="string" calcext:value-type="string">
            <text:p>K1.10</text:p>
          </table:table-cell>
          <table:table-cell office:value-type="string" calcext:value-type="string">
            <text:p>LD00328</text:p>
          </table:table-cell>
          <table:table-cell office:value-type="string" calcext:value-type="string">
            <text:p>Muzeum Bitwy nad Bzurą w Kutnie</text:p>
          </table:table-cell>
          <table:table-cell office:value-type="string" calcext:value-type="string">
            <text:p>Siedzibą muzeum jest pochodząca z 1840 roku kaplica pałacowa oraz mauzoleum właścicieli Kutna: Walentyny z Gliszczyńskich i Feliksa Mniewskich, położona w Parku Wiosny Ludów. Placówka powstała w 1969 roku. W ramach wystawy prezentowane są pamiątki i eksponaty, związane z bitwą nad Bzurą, stoczoną podczas kampanii wrześniowej w 1939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131</text:p>
          </table:table-cell>
          <table:table-cell office:value-type="string" calcext:value-type="string">
            <text:p>pl:Muzeum Regionalne w Kutnie</text:p>
          </table:table-cell>
          <table:table-cell office:value-type="string" calcext:value-type="string">
            <text:p>2024-10-14</text:p>
          </table:table-cell>
          <table:table-cell office:value-type="float" office:value="19.3530516447487" calcext:value-type="float">
            <text:p>19,3530516447487</text:p>
          </table:table-cell>
          <table:table-cell office:value-type="float" office:value="52.2228467914158" calcext:value-type="float">
            <text:p>52,2228467914158</text:p>
          </table:table-cell>
        </table:table-row>
        <table:table-row table:style-name="ro1">
          <table:table-cell office:value-type="string" calcext:value-type="string">
            <text:p>K1.10</text:p>
          </table:table-cell>
          <table:table-cell office:value-type="string" calcext:value-type="string">
            <text:p>PK00550</text:p>
          </table:table-cell>
          <table:table-cell office:value-type="string" calcext:value-type="string">
            <text:p>Muzeum – Pałac Lubomirskich w Przeworsku</text:p>
          </table:table-cell>
          <table:table-cell office:value-type="string" calcext:value-type="string">
            <text:p>Kompleks budynków (w tym pałac, oranżeria i inne) w Przeworsku. Kompleks znajduje się na terenie parku w stylu angielskim. Zespół był wznoszony przez rodzinę Lubomir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289</text:p>
          </table:table-cell>
          <table:table-cell office:value-type="string" calcext:value-type="string">
            <text:p>pl:Zespół Pałacowo-Parkowy w Przeworsku</text:p>
          </table:table-cell>
          <table:table-cell office:value-type="string" calcext:value-type="string">
            <text:p>2024-10-14</text:p>
          </table:table-cell>
          <table:table-cell office:value-type="float" office:value="22.4862563199844" calcext:value-type="float">
            <text:p>22,4862563199844</text:p>
          </table:table-cell>
          <table:table-cell office:value-type="float" office:value="50.0604292755867" calcext:value-type="float">
            <text:p>50,0604292755867</text:p>
          </table:table-cell>
        </table:table-row>
        <table:table-row table:style-name="ro1">
          <table:table-cell office:value-type="string" calcext:value-type="string">
            <text:p>K1.10</text:p>
          </table:table-cell>
          <table:table-cell office:value-type="string" calcext:value-type="string">
            <text:p>WN00469</text:p>
          </table:table-cell>
          <table:table-cell office:value-type="string" calcext:value-type="string">
            <text:p>Muzeum Budownictwa Ludowego w Olsztynku</text:p>
          </table:table-cell>
          <table:table-cell office:value-type="string" calcext:value-type="string">
            <text:p>Skansen <text:s/>zajmuje około 77 ha, znajduje się tu 68 obiektów architektonicznych (13 przeniesionych z Królewca) oraz ekspozycje rzadkich gatunków zwierząt gospodarskich polskiego pochodzen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4536</text:p>
          </table:table-cell>
          <table:table-cell office:value-type="string" calcext:value-type="string">
            <text:p>pl:Muzeum Budownictwa Ludowego w Olsztynku</text:p>
          </table:table-cell>
          <table:table-cell office:value-type="string" calcext:value-type="string">
            <text:p>2024-10-14</text:p>
          </table:table-cell>
          <table:table-cell office:value-type="float" office:value="20.2847229588316" calcext:value-type="float">
            <text:p>20,2847229588316</text:p>
          </table:table-cell>
          <table:table-cell office:value-type="float" office:value="53.5933223273934" calcext:value-type="float">
            <text:p>53,5933223273934</text:p>
          </table:table-cell>
        </table:table-row>
        <table:table-row table:style-name="ro1">
          <table:table-cell office:value-type="string" calcext:value-type="string">
            <text:p>K1.10</text:p>
          </table:table-cell>
          <table:table-cell office:value-type="string" calcext:value-type="string">
            <text:p>PK00595</text:p>
          </table:table-cell>
          <table:table-cell office:value-type="string" calcext:value-type="string">
            <text:p>Muzeum Budownictwa Ludowego w Sanoku</text:p>
          </table:table-cell>
          <table:table-cell office:value-type="string" calcext:value-type="string">
            <text:p>Pierwsze i największe pod względem liczby zgromadzonych obiektów muzeum etnograficzne w Polsce założone po drugiej wojnie światowej. Park etnograficzny zajmuje powierzchnię 38 ha. Muzeum otwarte jest przez cały rok. Muzeum prezentuje kulturę ludową pogranicza na obszarze pogórzy oraz wschodniej części polskich Karp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73526</text:p>
          </table:table-cell>
          <table:table-cell office:value-type="string" calcext:value-type="string">
            <text:p>pl:Muzeum Budownictwa Ludowego w Sanoku</text:p>
          </table:table-cell>
          <table:table-cell office:value-type="string" calcext:value-type="string">
            <text:p>2024-10-14</text:p>
          </table:table-cell>
          <table:table-cell office:value-type="float" office:value="22.2153402166634" calcext:value-type="float">
            <text:p>22,2153402166634</text:p>
          </table:table-cell>
          <table:table-cell office:value-type="float" office:value="49.573596801598" calcext:value-type="float">
            <text:p>49,573596801598</text:p>
          </table:table-cell>
        </table:table-row>
        <table:table-row table:style-name="ro1">
          <table:table-cell office:value-type="string" calcext:value-type="string">
            <text:p>K1.10</text:p>
          </table:table-cell>
          <table:table-cell office:value-type="string" calcext:value-type="string">
            <text:p>OP00167</text:p>
          </table:table-cell>
          <table:table-cell office:value-type="string" calcext:value-type="string">
            <text:p>Muzeum Czynu Powstańczego na Górze św. Anny</text:p>
          </table:table-cell>
          <table:table-cell office:value-type="string" calcext:value-type="string">
            <text:p>Muzeum ma charakter monograficzny. Jego zbiory, liczące prawie 2,5 tys. eksponatów, dotyczą generalnie powstań śląskich oraz plebiscytu na Górnym Śląsku. Gromadzi pamiątki po uczestnikach powstań, dokumentuje drogę życiową, jaką przeszli byli ich uczestnicy. Do wartościowych zbiorów należy zaliczyć sztandary bojowe i kombatanckie oraz pisemne rozkazy wydawane w czasie III Powstania Śląskieg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919423</text:p>
          </table:table-cell>
          <table:table-cell office:value-type="string" calcext:value-type="string">
            <text:p>pl:Muzeum Czynu Powstańczego w Górze Świętej Anny</text:p>
          </table:table-cell>
          <table:table-cell office:value-type="string" calcext:value-type="string">
            <text:p>2024-10-14</text:p>
          </table:table-cell>
          <table:table-cell office:value-type="float" office:value="18.1739259842575" calcext:value-type="float">
            <text:p>18,1739259842575</text:p>
          </table:table-cell>
          <table:table-cell office:value-type="float" office:value="50.4494640676817" calcext:value-type="float">
            <text:p>50,4494640676817</text:p>
          </table:table-cell>
        </table:table-row>
        <table:table-row table:style-name="ro1">
          <table:table-cell office:value-type="string" calcext:value-type="string">
            <text:p>K1.10</text:p>
          </table:table-cell>
          <table:table-cell office:value-type="string" calcext:value-type="string">
            <text:p>SK00391</text:p>
          </table:table-cell>
          <table:table-cell office:value-type="string" calcext:value-type="string">
            <text:p>Muzeum Diecezjalne w Domu Długosza w Sandomierzu</text:p>
          </table:table-cell>
          <table:table-cell office:value-type="string" calcext:value-type="string">
            <text:p>Muzeum diecezji sandomierskiej, gromadzące zbiory artefaktów sakralnych i sztukę polską, zlokalizowane w Domu Długosza w Sandomierz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5165856</text:p>
          </table:table-cell>
          <table:table-cell office:value-type="string" calcext:value-type="string">
            <text:p>pl:Muzeum Diecezjalne w Sandomierzu</text:p>
          </table:table-cell>
          <table:table-cell office:value-type="string" calcext:value-type="string">
            <text:p>2024-10-14</text:p>
          </table:table-cell>
          <table:table-cell office:value-type="float" office:value="21.7506027007293" calcext:value-type="float">
            <text:p>21,7506027007293</text:p>
          </table:table-cell>
          <table:table-cell office:value-type="float" office:value="50.6768298014919" calcext:value-type="float">
            <text:p>50,6768298014919</text:p>
          </table:table-cell>
        </table:table-row>
        <table:table-row table:style-name="ro1">
          <table:table-cell office:value-type="string" calcext:value-type="string">
            <text:p>K1.10</text:p>
          </table:table-cell>
          <table:table-cell office:value-type="string" calcext:value-type="string">
            <text:p>MA00668</text:p>
          </table:table-cell>
          <table:table-cell office:value-type="string" calcext:value-type="string">
            <text:p>Muzeum Diecezjalne w Tarnowie</text:p>
          </table:table-cell>
          <table:table-cell office:value-type="string" calcext:value-type="string">
            <text:p>Założone 25 października 1888 roku przez ówczesnego rektora tarnowskiego seminarium duchownego ks. Józefa Bąbę. Jest najstarszą tego typu placówką w Polsce. Eksponaty muzeum dzielą się na cztery działy: zabytki sztuki cechowej – gotycka rzeźba i malarstwo z terenu Małopolski, tkaniny kościelne – m.in. ornaty i kapy, sztuka ludowa, w szczególności obrazy malowane na szkle z całej Europy i innych kontynentów, oraz dzieła sztuki z przełomu XIX i XX wieku (obrazy, porcelana zegar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50</text:p>
          </table:table-cell>
          <table:table-cell office:value-type="string" calcext:value-type="string">
            <text:p>pl:Muzeum Diecezjalne w Tarnowie</text:p>
          </table:table-cell>
          <table:table-cell office:value-type="string" calcext:value-type="string">
            <text:p>2024-10-14</text:p>
          </table:table-cell>
          <table:table-cell office:value-type="float" office:value="20.9866671458119" calcext:value-type="float">
            <text:p>20,9866671458119</text:p>
          </table:table-cell>
          <table:table-cell office:value-type="float" office:value="50.0131203429986" calcext:value-type="float">
            <text:p>50,0131203429986</text:p>
          </table:table-cell>
        </table:table-row>
        <table:table-row table:style-name="ro1">
          <table:table-cell office:value-type="string" calcext:value-type="string">
            <text:p>K1.10</text:p>
          </table:table-cell>
          <table:table-cell office:value-type="string" calcext:value-type="string">
            <text:p>WP00869</text:p>
          </table:table-cell>
          <table:table-cell office:value-type="string" calcext:value-type="string">
            <text:p>Muzeum Etnograficzne w Poznaniu</text:p>
          </table:table-cell>
          <table:table-cell office:value-type="string" calcext:value-type="string">
            <text:p>Mieści się w budynku dawnej loży masońskiej przy ul. Grobla 25. 26 czerwca 1821 r. odbył się tutaj pierwszy koncert Karola Lipińskiego. W muzeum zgromadzono zabytki wielkopolskiej kultury ludowej. Ekspozycja stała to: Sztuka ludowa w Wielkopolsce – rzeźba, malarstwo, stroje, hafty, zdobnictwo (ceramika, drewno) oraz rekwizyty obrzędowe i instrumenty muzyczne z XIX i XX wieku.</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533058</text:p>
          </table:table-cell>
          <table:table-cell office:value-type="string" calcext:value-type="string">
            <text:p>pl:Muzeum Etnograficzne w Poznaniu</text:p>
          </table:table-cell>
          <table:table-cell office:value-type="string" calcext:value-type="string">
            <text:p>2024-10-14</text:p>
          </table:table-cell>
          <table:table-cell office:value-type="float" office:value="16.9406419355121" calcext:value-type="float">
            <text:p>16,9406419355121</text:p>
          </table:table-cell>
          <table:table-cell office:value-type="float" office:value="52.4055797424382" calcext:value-type="float">
            <text:p>52,4055797424382</text:p>
          </table:table-cell>
        </table:table-row>
        <table:table-row table:style-name="ro1">
          <table:table-cell office:value-type="string" calcext:value-type="string">
            <text:p>K1.10</text:p>
          </table:table-cell>
          <table:table-cell office:value-type="string" calcext:value-type="string">
            <text:p>KP00392</text:p>
          </table:table-cell>
          <table:table-cell office:value-type="string" calcext:value-type="string">
            <text:p>Muzeum Etnograficzne w Toruniu</text:p>
          </table:table-cell>
          <table:table-cell office:value-type="string" calcext:value-type="string">
            <text:p>Muzeum etnograficzne założone w 1959 roku z inicjatywy Marii Znamierowskiej-Prüfferowej w Toruniu. Zajmuje się działalnością edukacyjną, wydawniczą, organizuje kiermasze sztuki ludowej oraz koncerty muzyki tradycyjnej. W 2019 roku posiadało ok. 68 tys. obiektów z całej Pol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61</text:p>
          </table:table-cell>
          <table:table-cell office:value-type="string" calcext:value-type="string">
            <text:p>pl:Muzeum Etnograficzne im. Marii Znamierowskiej-Prüfferowej w Toruniu</text:p>
          </table:table-cell>
          <table:table-cell office:value-type="string" calcext:value-type="string">
            <text:p>2024-10-14</text:p>
          </table:table-cell>
          <table:table-cell office:value-type="float" office:value="18.6044021954998" calcext:value-type="float">
            <text:p>18,6044021954998</text:p>
          </table:table-cell>
          <table:table-cell office:value-type="float" office:value="53.0144939211114" calcext:value-type="float">
            <text:p>53,0144939211114</text:p>
          </table:table-cell>
        </table:table-row>
        <table:table-row table:style-name="ro1">
          <table:table-cell office:value-type="string" calcext:value-type="string">
            <text:p>K1.10</text:p>
          </table:table-cell>
          <table:table-cell office:value-type="string" calcext:value-type="string">
            <text:p>DS00885</text:p>
          </table:table-cell>
          <table:table-cell office:value-type="string" calcext:value-type="string">
            <text:p>Muzeum Etnograficzne we Wrocławiu</text:p>
          </table:table-cell>
          <table:table-cell office:value-type="string" calcext:value-type="string">
            <text:p>Muzeum sztuki ludowej Dolnego Śląska działające od 1954 r. <text:s/>Muzeum gromadzi wytwory dolnośląskiej wiejskiej kultury ludowej od XVII wieku do czasów współczesnych.</text:p>
          </table:table-cell>
          <table:table-cell office:value-type="string" calcext:value-type="string">
            <text:p>Oddział Muzeum Narodowego we Wrocławi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5652</text:p>
          </table:table-cell>
          <table:table-cell office:value-type="string" calcext:value-type="string">
            <text:p>pl:Muzeum Etnograficzne we Wrocławiu</text:p>
          </table:table-cell>
          <table:table-cell office:value-type="string" calcext:value-type="string">
            <text:p>2024-10-14</text:p>
          </table:table-cell>
          <table:table-cell office:value-type="float" office:value="17.0529997849584" calcext:value-type="float">
            <text:p>17,0529997849584</text:p>
          </table:table-cell>
          <table:table-cell office:value-type="float" office:value="51.0998443225979" calcext:value-type="float">
            <text:p>51,0998443225979</text:p>
          </table:table-cell>
        </table:table-row>
        <table:table-row table:style-name="ro1">
          <table:table-cell office:value-type="string" calcext:value-type="string">
            <text:p>K1.10</text:p>
          </table:table-cell>
          <table:table-cell office:value-type="string" calcext:value-type="string">
            <text:p>SK00500</text:p>
          </table:table-cell>
          <table:table-cell office:value-type="string" calcext:value-type="string">
            <text:p>Muzeum Henryka Sienkiewicza w Oblęgorku</text:p>
          </table:table-cell>
          <table:table-cell office:value-type="string" calcext:value-type="string">
            <text:p>Zabytkowy pałac Henryka Sienkiewicza. Odtworzony został wygląd i wystrój pomieszczeń z czasów pobytu pisarza oraz zostału ulokowana ekspozycje poświęcone pisarzowi.</text:p>
          </table:table-cell>
          <table:table-cell office:value-type="string" calcext:value-type="string">
            <text:p>o. Muzeum Narodowego w Kielcach. W KKP obiekt Muzeum było potraktowane jako jeden obiekt, w CKKP zostały wprowadzone poszczególne oddział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3503591</text:p>
          </table:table-cell>
          <table:table-cell office:value-type="string" calcext:value-type="string">
            <text:p>pl:Muzeum Henryka Sienkiewicza w Oblęgorku</text:p>
          </table:table-cell>
          <table:table-cell office:value-type="string" calcext:value-type="string">
            <text:p>2024-10-14</text:p>
          </table:table-cell>
          <table:table-cell office:value-type="float" office:value="20.4758527010605" calcext:value-type="float">
            <text:p>20,4758527010605</text:p>
          </table:table-cell>
          <table:table-cell office:value-type="float" office:value="50.9574207975209" calcext:value-type="float">
            <text:p>50,9574207975209</text:p>
          </table:table-cell>
        </table:table-row>
        <table:table-row table:style-name="ro1">
          <table:table-cell office:value-type="string" calcext:value-type="string">
            <text:p>K1.10</text:p>
          </table:table-cell>
          <table:table-cell office:value-type="string" calcext:value-type="string">
            <text:p>LU00738</text:p>
          </table:table-cell>
          <table:table-cell office:value-type="string" calcext:value-type="string">
            <text:p>Muzeum Henryka Sienkiewicza w Woli Okrzejskiej</text:p>
          </table:table-cell>
          <table:table-cell office:value-type="string" calcext:value-type="string">
            <text:p>Muzeum powstało w 1966 roku, a jego otwarcie poprzedzone było rocznym remontem oficyny dworskiej od podstaw. W ramach muzealnej ekspozycji prezentowane są pamiątki po pisarzu i jego związkach z Podlasiem, w tym zdjęcia oraz obrazy i rzeźby przedstawiające Sienkiewicza. Placówka posiada bogaty księgozbiór wydań dzieł noblisty, w tym wiele pierwszych wydań oraz tłumaczeń na różne języki świa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256334</text:p>
          </table:table-cell>
          <table:table-cell office:value-type="string" calcext:value-type="string">
            <text:p>pl:Muzeum Henryka Sienkiewicza w Woli Okrzejskiej</text:p>
          </table:table-cell>
          <table:table-cell office:value-type="string" calcext:value-type="string">
            <text:p>2024-10-14</text:p>
          </table:table-cell>
          <table:table-cell office:value-type="float" office:value="22.1283401965591" calcext:value-type="float">
            <text:p>22,1283401965591</text:p>
          </table:table-cell>
          <table:table-cell office:value-type="float" office:value="51.7456594471401" calcext:value-type="float">
            <text:p>51,7456594471401</text:p>
          </table:table-cell>
        </table:table-row>
        <table:table-row table:style-name="ro1">
          <table:table-cell office:value-type="string" calcext:value-type="string">
            <text:p>K1.10</text:p>
          </table:table-cell>
          <table:table-cell office:value-type="string" calcext:value-type="string">
            <text:p>WP00865</text:p>
          </table:table-cell>
          <table:table-cell office:value-type="string" calcext:value-type="string">
            <text:p>Ratusz – Muzeum Poznania</text:p>
          </table:table-cell>
          <table:table-cell office:value-type="string" calcext:value-type="string">
            <text:p>Muzeum mieści się w renesansowym budynku ratusza i jest poświęcone historii miasta.</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00</text:p>
          </table:table-cell>
          <table:table-cell office:value-type="string" calcext:value-type="string">
            <text:p>pl:Ratusz – Muzeum Poznania</text:p>
          </table:table-cell>
          <table:table-cell office:value-type="string" calcext:value-type="string">
            <text:p>2024-10-14</text:p>
          </table:table-cell>
          <table:table-cell office:value-type="float" office:value="16.934014015399" calcext:value-type="float">
            <text:p>16,934014015399</text:p>
          </table:table-cell>
          <table:table-cell office:value-type="float" office:value="52.4085646035981" calcext:value-type="float">
            <text:p>52,4085646035981</text:p>
          </table:table-cell>
        </table:table-row>
        <table:table-row table:style-name="ro1">
          <table:table-cell office:value-type="string" calcext:value-type="string">
            <text:p>K1.10</text:p>
          </table:table-cell>
          <table:table-cell office:value-type="string" calcext:value-type="string">
            <text:p>SL00394</text:p>
          </table:table-cell>
          <table:table-cell office:value-type="string" calcext:value-type="string">
            <text:p>Muzeum Historii Radia i Sztuki Mediów – Radiostacja Gliwice</text:p>
          </table:table-cell>
          <table:table-cell office:value-type="string" calcext:value-type="string">
            <text:p>Muzeum zajmuje zespół radiostacji, na który składają się trzy budynki oraz drewniany maszt nadawczy, wzniesione w latach 1934–1936 w Gliwicach. Maszt radiowy, budowany od 20 maja do 9 października 1935 roku przez firmę Lorenz AG z Berlina, o wysokości 111 m daje mu status najwyższej istniejącej, zbudowanej w całości z drewna konstrukcji w Europie oraz najwyższej drewnianej wieży nadawczej na świecie. Do zbiorów muzeum należy niemal kompletne oprzyrządowanie techniczne dawnej stacji nadawczej, z urządzeniami wyprodukowanymi w 1935 roku przez firmy Lorenz, Telefunken i Siemens &amp; Halske AG.</text:p>
          </table:table-cell>
          <table:table-cell office:value-type="string" calcext:value-type="string">
            <text:p>W KKP wymieniona jedynie maszt radiostacji, w CKKP oznczona całe muzeum.</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97596</text:p>
          </table:table-cell>
          <table:table-cell office:value-type="string" calcext:value-type="string">
            <text:p>pl:Radiostacja gliwicka</text:p>
          </table:table-cell>
          <table:table-cell office:value-type="string" calcext:value-type="string">
            <text:p>2024-10-14</text:p>
          </table:table-cell>
          <table:table-cell office:value-type="float" office:value="18.6893793227598" calcext:value-type="float">
            <text:p>18,6893793227598</text:p>
          </table:table-cell>
          <table:table-cell office:value-type="float" office:value="50.3130847302712" calcext:value-type="float">
            <text:p>50,3130847302712</text:p>
          </table:table-cell>
        </table:table-row>
        <table:table-row table:style-name="ro1">
          <table:table-cell office:value-type="string" calcext:value-type="string">
            <text:p>K1.10</text:p>
          </table:table-cell>
          <table:table-cell office:value-type="string" calcext:value-type="string">
            <text:p>MA00397</text:p>
          </table:table-cell>
          <table:table-cell office:value-type="string" calcext:value-type="string">
            <text:p>Synagoga Stara w Krakowie</text:p>
          </table:table-cell>
          <table:table-cell office:value-type="string" calcext:value-type="string">
            <text:p>Najstarsza zachowana bożnica w Polsce. Konstrukcja nawiązuje do gotyckich synagog budowanych w Europie, przebudowana w stylu renesansowym. W działającym tam muzeum można oglądać wystawę na temat wyposażenia synagogi oraz świąt i życia codziennego wyznawców judaizmu.</text:p>
          </table:table-cell>
          <table:table-cell office:value-type="string" calcext:value-type="string">
            <text:p>o. Muzeum Historyczne Miasta Krakow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2453</text:p>
          </table:table-cell>
          <table:table-cell office:value-type="string" calcext:value-type="string">
            <text:p>pl:Synagoga Stara w Krakowie</text:p>
          </table:table-cell>
          <table:table-cell office:value-type="string" calcext:value-type="string">
            <text:p>2024-10-14</text:p>
          </table:table-cell>
          <table:table-cell office:value-type="float" office:value="19.948609392626" calcext:value-type="float">
            <text:p>19,948609392626</text:p>
          </table:table-cell>
          <table:table-cell office:value-type="float" office:value="50.0513717994261" calcext:value-type="float">
            <text:p>50,0513717994261</text:p>
          </table:table-cell>
        </table:table-row>
        <table:table-row table:style-name="ro1">
          <table:table-cell office:value-type="string" calcext:value-type="string">
            <text:p>K1.10</text:p>
          </table:table-cell>
          <table:table-cell office:value-type="string" calcext:value-type="string">
            <text:p>SL00034</text:p>
          </table:table-cell>
          <table:table-cell office:value-type="string" calcext:value-type="string">
            <text:p>Muzeum Historyczne w Bielsku-Białej – Zamek książąt Sułkowskich</text:p>
          </table:table-cell>
          <table:table-cell office:value-type="string" calcext:value-type="string">
            <text:p>Muzeum ma swoja siedzibę w Zamku, który jest najstarszą i największą zabytkową budowlą Bielska-Białej. Do ekspozycji stałych należą między innymi: Dzieje Archeologiczno-Historyczne Podbeskidzia, Wystawa Sztuki Polskiej i Europejskiej XIV−XVII Wieku, Malarstwo Europejskie i Polskie XIX i XX Wieku, Sztuka Współczesna Podbeskidzia, Grafika Przełomu XIX i XX Wieku, Salon Muzyczny, Etnografia Bielska-Białej i Okolic, Galeria Zamkowa.</text:p>
          </table:table-cell>
          <table:table-cell office:value-type="string" calcext:value-type="string">
            <text:p>Obiekt występował pod nazwą "Muzeum Okręgowe" zmieniona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7897</text:p>
          </table:table-cell>
          <table:table-cell office:value-type="string" calcext:value-type="string">
            <text:p>pl:Muzeum Historyczne w Bielsku-Białej – Zamek książąt Sułkowskich</text:p>
          </table:table-cell>
          <table:table-cell office:value-type="string" calcext:value-type="string">
            <text:p>2024-10-14</text:p>
          </table:table-cell>
          <table:table-cell office:value-type="float" office:value="19.0445619519934" calcext:value-type="float">
            <text:p>19,0445619519934</text:p>
          </table:table-cell>
          <table:table-cell office:value-type="float" office:value="49.8217312699321" calcext:value-type="float">
            <text:p>49,8217312699321</text:p>
          </table:table-cell>
        </table:table-row>
        <table:table-row table:style-name="ro1">
          <table:table-cell office:value-type="string" calcext:value-type="string">
            <text:p>K1.10</text:p>
          </table:table-cell>
          <table:table-cell office:value-type="string" calcext:value-type="string">
            <text:p>PM00023</text:p>
          </table:table-cell>
          <table:table-cell office:value-type="string" calcext:value-type="string">
            <text:p>Muzeum Hymnu Narodowego w Będominie</text:p>
          </table:table-cell>
          <table:table-cell office:value-type="string" calcext:value-type="string">
            <text:p>Muzeum znajduje się w dworze szlacheckim, należącym w latach 1740-1785 do rodziny Wybickich. Tam urodził się Józef Wybicki, twórca tekstu "Mazurka Dąbrowskiego", hymnu państwowego Polski.</text:p>
          </table:table-cell>
          <table:table-cell office:value-type="string" calcext:value-type="string">
            <text:p>o. <text:s/>Muzeum Narodowego w Gdańs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14</text:p>
          </table:table-cell>
          <table:table-cell office:value-type="string" calcext:value-type="string">
            <text:p>pl:Muzeum Hymnu Narodowego w Będominie</text:p>
          </table:table-cell>
          <table:table-cell office:value-type="string" calcext:value-type="string">
            <text:p>2024-10-14</text:p>
          </table:table-cell>
          <table:table-cell office:value-type="float" office:value="18.1199288239872" calcext:value-type="float">
            <text:p>18,1199288239872</text:p>
          </table:table-cell>
          <table:table-cell office:value-type="float" office:value="54.1295472212362" calcext:value-type="float">
            <text:p>54,1295472212362</text:p>
          </table:table-cell>
        </table:table-row>
        <table:table-row table:style-name="ro1">
          <table:table-cell office:value-type="string" calcext:value-type="string">
            <text:p>K1.10</text:p>
          </table:table-cell>
          <table:table-cell office:value-type="string" calcext:value-type="string">
            <text:p>WP00657</text:p>
          </table:table-cell>
          <table:table-cell office:value-type="string" calcext:value-type="string">
            <text:p>Muzeum im. Adama Mickiewicza - Pałac w Śmiełowie</text:p>
          </table:table-cell>
          <table:table-cell office:value-type="string" calcext:value-type="string">
            <text:p>Muzeum przechowuje obrazy, rzeźby, druki i wyroby rzemieślnicze związane z Adamem Mickiewiczem. Osobne pokoje poświęcono "Panu Tadeuszowi" i "Dziadom", Mickiewiczowi i Sienkiewiczowi, Józefowi i Marii Chełkowskim. Muzeum mieści się w pałacu klasycystycznym zbudowanym w roku 1797. Do muzeum należy park otaczający pałac wraz z Ogródkiem Zosi i pomnikiem Mickiewi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70</text:p>
          </table:table-cell>
          <table:table-cell office:value-type="string" calcext:value-type="string">
            <text:p>pl:Pałac w Śmiełowie</text:p>
          </table:table-cell>
          <table:table-cell office:value-type="string" calcext:value-type="string">
            <text:p>2024-10-14</text:p>
          </table:table-cell>
          <table:table-cell office:value-type="float" office:value="17.5714905424972" calcext:value-type="float">
            <text:p>17,5714905424972</text:p>
          </table:table-cell>
          <table:table-cell office:value-type="float" office:value="52.1064362959151" calcext:value-type="float">
            <text:p>52,1064362959151</text:p>
          </table:table-cell>
        </table:table-row>
        <table:table-row table:style-name="ro1">
          <table:table-cell office:value-type="string" calcext:value-type="string">
            <text:p>K1.10</text:p>
          </table:table-cell>
          <table:table-cell office:value-type="string" calcext:value-type="string">
            <text:p>KP00200</text:p>
          </table:table-cell>
          <table:table-cell office:value-type="string" calcext:value-type="string">
            <text:p>Muzeum im. J. Kasprowicza w Inowrocławiu</text:p>
          </table:table-cell>
          <table:table-cell office:value-type="string" calcext:value-type="string">
            <text:p>Placówka działała jako oddział Muzeum Okręgowego w Bydgoszczy. Muzeum powstałe w 1931 r. W Domu Rodziny Jana Kasprowicza prezentowane są autentyczne pamiątki rodzinne Kasprowiczów oraz ekspozycja etnograficzna.</text:p>
          </table:table-cell>
          <table:table-cell office:value-type="string" calcext:value-type="string">
            <text:p>Oddział Muzeum Okręgowego w Bydgoszcz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13</text:p>
          </table:table-cell>
          <table:table-cell office:value-type="string" calcext:value-type="string">
            <text:p>pl:Muzeum im. Jana Kasprowicza w Inowrocławiu</text:p>
          </table:table-cell>
          <table:table-cell office:value-type="string" calcext:value-type="string">
            <text:p>2024-10-14</text:p>
          </table:table-cell>
          <table:table-cell office:value-type="float" office:value="18.2513106690016" calcext:value-type="float">
            <text:p>18,2513106690016</text:p>
          </table:table-cell>
          <table:table-cell office:value-type="float" office:value="52.7951765291657" calcext:value-type="float">
            <text:p>52,7951765291657</text:p>
          </table:table-cell>
        </table:table-row>
        <table:table-row table:style-name="ro1">
          <table:table-cell office:value-type="string" calcext:value-type="string">
            <text:p>K1.10</text:p>
          </table:table-cell>
          <table:table-cell office:value-type="string" calcext:value-type="string">
            <text:p>PD00637</text:p>
          </table:table-cell>
          <table:table-cell office:value-type="string" calcext:value-type="string">
            <text:p>Muzeum im. Marii Konopnickiej w Suwałkach</text:p>
          </table:table-cell>
          <table:table-cell office:value-type="string" calcext:value-type="string">
            <text:p>Muzeum biograficzne mieści się w budynku, w którym urodziła sie poetka. <text:s/>Wybudowany w latach 1826–1827 budynek architekturą nawiązuje do szlacheckiego dwor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2.9282676694477" calcext:value-type="float">
            <text:p>22,9282676694477</text:p>
          </table:table-cell>
          <table:table-cell office:value-type="float" office:value="54.0965858351289" calcext:value-type="float">
            <text:p>54,0965858351289</text:p>
          </table:table-cell>
        </table:table-row>
        <table:table-row table:style-name="ro1">
          <table:table-cell office:value-type="string" calcext:value-type="string">
            <text:p>K1.10</text:p>
          </table:table-cell>
          <table:table-cell office:value-type="string" calcext:value-type="string">
            <text:p>MZ00104</text:p>
          </table:table-cell>
          <table:table-cell office:value-type="string" calcext:value-type="string">
            <text:p>Muzeum Jana Kochanowskiego w Czarnolesie</text:p>
          </table:table-cell>
          <table:table-cell office:value-type="string" calcext:value-type="string">
            <text:p>Muzeum otwarte w roku 1961 w zabytkowym dworze klasycystycznym, pochodzącym z XIX wieku należącym do zespołu dworskiego, otoczone jest przez park krajobrazowy. Stała ekspozycja ma charakter biograficzny. Zajmuje 6 sal muzealnych o powierzchni 250 m². Zgromadzono w nich wiele wydań dzieł poety, opracowania na temat jego życia i twórczości oraz związane z nim pamiąt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21</text:p>
          </table:table-cell>
          <table:table-cell office:value-type="string" calcext:value-type="string">
            <text:p>pl:Muzeum Jana Kochanowskiego w Czarnolesie</text:p>
          </table:table-cell>
          <table:table-cell office:value-type="string" calcext:value-type="string">
            <text:p>2024-10-14</text:p>
          </table:table-cell>
          <table:table-cell office:value-type="float" office:value="21.7105112485044" calcext:value-type="float">
            <text:p>21,7105112485044</text:p>
          </table:table-cell>
          <table:table-cell office:value-type="float" office:value="51.4306269827882" calcext:value-type="float">
            <text:p>51,4306269827882</text:p>
          </table:table-cell>
        </table:table-row>
        <table:table-row table:style-name="ro1">
          <table:table-cell office:value-type="string" calcext:value-type="string">
            <text:p>K1.10</text:p>
          </table:table-cell>
          <table:table-cell office:value-type="string" calcext:value-type="string">
            <text:p>LU00575</text:p>
          </table:table-cell>
          <table:table-cell office:value-type="string" calcext:value-type="string">
            <text:p>Muzeum Józefa Ignacego Kraszewskiego w Romanowie</text:p>
          </table:table-cell>
          <table:table-cell office:value-type="string" calcext:value-type="string">
            <text:p>Muzeum biograficzne w <text:s/>murowanym parterowy dworze wybudownym latach 1806 – 1811.</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666368</text:p>
          </table:table-cell>
          <table:table-cell office:value-type="string" calcext:value-type="string">
            <text:p>pl:Muzeum Józefa Ignacego Kraszewskiego w Romanowie</text:p>
          </table:table-cell>
          <table:table-cell office:value-type="string" calcext:value-type="string">
            <text:p>2024-10-14</text:p>
          </table:table-cell>
          <table:table-cell office:value-type="float" office:value="23.3896854519289" calcext:value-type="float">
            <text:p>23,3896854519289</text:p>
          </table:table-cell>
          <table:table-cell office:value-type="float" office:value="51.740160514531" calcext:value-type="float">
            <text:p>51,740160514531</text:p>
          </table:table-cell>
        </table:table-row>
        <table:table-row table:style-name="ro1">
          <table:table-cell office:value-type="string" calcext:value-type="string">
            <text:p>K1.10</text:p>
          </table:table-cell>
          <table:table-cell office:value-type="string" calcext:value-type="string">
            <text:p>MZ00709</text:p>
          </table:table-cell>
          <table:table-cell office:value-type="string" calcext:value-type="string">
            <text:p>Muzeum Kazimierza Pułaskiego w Warce</text:p>
          </table:table-cell>
          <table:table-cell office:value-type="string" calcext:value-type="string">
            <text:p>Muzeum znajduje się w klasycystyczny pałacyku z początków XVII wieku. Zbiory ilustrują udział Polaków w życiu politycznym, społecznym i kulturalnym Stanów Zjednoczonych. Pamiątki związane z Kazimierzem Pułaskim oraz Tadeuszem Kościuszki, Julianem Ursynem Niemcewiczem, Henrykiem Sienkiewiczem, Heleną Modrzejewską, Polą Negri, Janem Kiepurą i Czesławem Miłosz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30</text:p>
          </table:table-cell>
          <table:table-cell office:value-type="string" calcext:value-type="string">
            <text:p>pl:Muzeum Kazimierza Pułaskiego w Warce</text:p>
          </table:table-cell>
          <table:table-cell office:value-type="string" calcext:value-type="string">
            <text:p>2024-10-14</text:p>
          </table:table-cell>
          <table:table-cell office:value-type="float" office:value="21.2045035764226" calcext:value-type="float">
            <text:p>21,2045035764226</text:p>
          </table:table-cell>
          <table:table-cell office:value-type="float" office:value="51.7884935363135" calcext:value-type="float">
            <text:p>51,7884935363135</text:p>
          </table:table-cell>
        </table:table-row>
        <table:table-row table:style-name="ro1">
          <table:table-cell office:value-type="string" calcext:value-type="string">
            <text:p>K1.10</text:p>
          </table:table-cell>
          <table:table-cell office:value-type="string" calcext:value-type="string">
            <text:p>KP00717</text:p>
          </table:table-cell>
          <table:table-cell office:value-type="string" calcext:value-type="string">
            <text:p>Muzeum Kolei Wąskotorowej w Wenecji</text:p>
          </table:table-cell>
          <table:table-cell office:value-type="string" calcext:value-type="string">
            <text:p>Zostało otwarte 1 października 1972 roku. Jak podaje oficjalna strona muzeum, jest to największy tego typu skansen w Europie. Do eksponatów Muzeum należy głównie tabor wąskotorowy, który w czasach dawniejszych funkcjonował m.in. na Żnińskiej Kolei Powiatowej oraz Bydgosko-Wyrzyskich Kolejach Dojazdowych. Część wystawianych wagonów i lokomotyw jest otwarta i umożliwia zwiedzanie ich wewnątrz.</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0562</text:p>
          </table:table-cell>
          <table:table-cell office:value-type="string" calcext:value-type="string">
            <text:p>pl:Muzeum Kolei Wąskotorowej w Wenecji</text:p>
          </table:table-cell>
          <table:table-cell office:value-type="string" calcext:value-type="string">
            <text:p>2024-10-14</text:p>
          </table:table-cell>
          <table:table-cell office:value-type="float" office:value="17.7517496191118" calcext:value-type="float">
            <text:p>17,7517496191118</text:p>
          </table:table-cell>
          <table:table-cell office:value-type="float" office:value="52.7984347623181" calcext:value-type="float">
            <text:p>52,7984347623181</text:p>
          </table:table-cell>
        </table:table-row>
        <table:table-row table:style-name="ro1">
          <table:table-cell office:value-type="string" calcext:value-type="string">
            <text:p>K1.10</text:p>
          </table:table-cell>
          <table:table-cell office:value-type="string" calcext:value-type="string">
            <text:p>WN00544</text:p>
          </table:table-cell>
          <table:table-cell office:value-type="string" calcext:value-type="string">
            <text:p>Muzeum Konstantego Ildefonsa Gałczyńskiego w Praniach nad Jez. Nidzkim</text:p>
          </table:table-cell>
          <table:table-cell office:value-type="string" calcext:value-type="string">
            <text:p>Muzeum poświęcone są osobie Konstantego Ildefonsa Gałczyńskiego. Muzeum mieści się w dawnej leśniczówce wsi Krzyże, pochodzącej z 1880 roku. Była ona ulubionym miejscem pobytu poety. Na muzealne zbiory składają się przede wszystkim pamiątki po Konstantym Ildefonsie Gałczyńskim, towarzyszące mu podczas pobytów w Praniu oraz pochodzące z jego warszawskiego mieszkania. Ponadto zobaczyć można zdjęcia, rękopisy, rysunki oraz archiwalne czasopisma, do których pisywał.</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2010671</text:p>
          </table:table-cell>
          <table:table-cell office:value-type="string" calcext:value-type="string">
            <text:p>pl:Muzeum Konstantego Ildefonsa Gałczyńskiego w Praniu</text:p>
          </table:table-cell>
          <table:table-cell office:value-type="string" calcext:value-type="string">
            <text:p>2024-10-14</text:p>
          </table:table-cell>
          <table:table-cell office:value-type="float" office:value="21.5023243675538" calcext:value-type="float">
            <text:p>21,5023243675538</text:p>
          </table:table-cell>
          <table:table-cell office:value-type="float" office:value="53.6107261206645" calcext:value-type="float">
            <text:p>53,6107261206645</text:p>
          </table:table-cell>
        </table:table-row>
        <table:table-row table:style-name="ro1">
          <table:table-cell office:value-type="string" calcext:value-type="string">
            <text:p>K1.10</text:p>
          </table:table-cell>
          <table:table-cell office:value-type="string" calcext:value-type="string">
            <text:p>MA00274</text:p>
          </table:table-cell>
          <table:table-cell office:value-type="string" calcext:value-type="string">
            <text:p>Muzeum Kościuszkowskie w Krakowie</text:p>
          </table:table-cell>
          <table:table-cell office:value-type="string" calcext:value-type="string">
            <text:p>Muzeum biograficzne, poświęcone życiu Tadeusza Kościuszki oraz tradycji kościuszkowskiej w Polsce.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87042</text:p>
          </table:table-cell>
          <table:table-cell office:value-type="string" calcext:value-type="string">
            <text:p>pl:Muzeum Kościuszkowskie w Krakowie</text:p>
          </table:table-cell>
          <table:table-cell office:value-type="string" calcext:value-type="string">
            <text:p>2024-10-14</text:p>
          </table:table-cell>
          <table:table-cell office:value-type="float" office:value="19.8936602304051" calcext:value-type="float">
            <text:p>19,8936602304051</text:p>
          </table:table-cell>
          <table:table-cell office:value-type="float" office:value="50.054238123212" calcext:value-type="float">
            <text:p>50,054238123212</text:p>
          </table:table-cell>
        </table:table-row>
        <table:table-row table:style-name="ro1">
          <table:table-cell office:value-type="string" calcext:value-type="string">
            <text:p>K1.10</text:p>
          </table:table-cell>
          <table:table-cell office:value-type="string" calcext:value-type="string">
            <text:p>MA00401</text:p>
          </table:table-cell>
          <table:table-cell office:value-type="string" calcext:value-type="string">
            <text:p>Muzeum Lotnictwa Polskiego w Krakowie</text:p>
          </table:table-cell>
          <table:table-cell office:value-type="string" calcext:value-type="string">
            <text:p>Muzeum zlokalizowane jest w Krakowie, na terenach dawnego lotniska Rakowice-Czyżyny. Gromadzi eksponaty związane z historią rozwoju lotnictwa. Liczba eksponowanych obecnie statków powietrznych przekracza 20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77904</text:p>
          </table:table-cell>
          <table:table-cell office:value-type="string" calcext:value-type="string">
            <text:p>pl:Muzeum Lotnictwa Polskiego w Krakowie</text:p>
          </table:table-cell>
          <table:table-cell office:value-type="string" calcext:value-type="string">
            <text:p>2024-10-14</text:p>
          </table:table-cell>
          <table:table-cell office:value-type="float" office:value="19.9916258245268" calcext:value-type="float">
            <text:p>19,9916258245268</text:p>
          </table:table-cell>
          <table:table-cell office:value-type="float" office:value="50.0776788692082" calcext:value-type="float">
            <text:p>50,0776788692082</text:p>
          </table:table-cell>
        </table:table-row>
        <table:table-row table:style-name="ro1">
          <table:table-cell office:value-type="string" calcext:value-type="string">
            <text:p>K1.10</text:p>
          </table:table-cell>
          <table:table-cell office:value-type="string" calcext:value-type="string">
            <text:p>PK00262</text:p>
          </table:table-cell>
          <table:table-cell office:value-type="string" calcext:value-type="string">
            <text:p>Muzeum Kultury Ludowej w Kolbuszowej</text:p>
          </table:table-cell>
          <table:table-cell office:value-type="string" calcext:value-type="string">
            <text:p>Park Etnograficzny, skansen budownictwa ludowego, zlokalizowany jest na terenie trzech sąsiadujących ze sobą miejscowości: Brzezówki, Kolbuszowej oraz Kolbuszowej Górnej, położony nad rzeką Nil, wśród lasów, stawów i pól uprawnych – zajmuje powierzchnię niemal 30 hektarów, z czego większość tego obszaru przynależy do miejscowości Brzezówka. Zgromadzono w nim ponad 80 mniejszych i większych obiektów architektury drewnianej oraz liczne sprzęty, narzędzia oraz inne przedmioty obrazujące życie codzienne wsi Lasowiaków i Rzeszowiaków z przełomu XIX i XX w. Do ciekawych obiektów należy okazały kościół pw. św. Marka Ewangelisty z Rzochowa, zespół wiatraków, młyn wodny, olejarnia, remiza strażacka z wystawą dawnego sprzętu pożarniczego, budynek szkoły i karczmy wiej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858461</text:p>
          </table:table-cell>
          <table:table-cell office:value-type="string" calcext:value-type="string">
            <text:p>pl:Muzeum Kultury Ludowej w Kolbuszowej</text:p>
          </table:table-cell>
          <table:table-cell office:value-type="string" calcext:value-type="string">
            <text:p>2024-10-14</text:p>
          </table:table-cell>
          <table:table-cell office:value-type="float" office:value="21.7555901662758" calcext:value-type="float">
            <text:p>21,7555901662758</text:p>
          </table:table-cell>
          <table:table-cell office:value-type="float" office:value="50.2216697614462" calcext:value-type="float">
            <text:p>50,2216697614462</text:p>
          </table:table-cell>
        </table:table-row>
        <table:table-row table:style-name="ro1">
          <table:table-cell office:value-type="string" calcext:value-type="string">
            <text:p>K1.10</text:p>
          </table:table-cell>
          <table:table-cell office:value-type="string" calcext:value-type="string">
            <text:p>PD00441</text:p>
          </table:table-cell>
          <table:table-cell office:value-type="string" calcext:value-type="string">
            <text:p>Muzeum Kurpiowskie w Nowogrodzie</text:p>
          </table:table-cell>
          <table:table-cell office:value-type="string" calcext:value-type="string">
            <text:p>Na terenie skansenu znajduje się 25 dużych obiektów architektury drewnianej i kilkadziesiąt obiektów tzw. małej architektury (bramy, studnie, kapliczki itd.). Skansen stanowi park etnograficzny, który nie odtwarza układu przestrzennego wsi, a prezentuje tradycyjne budownictwo drewniane Kurpiów Puszczy Zielo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622</text:p>
          </table:table-cell>
          <table:table-cell office:value-type="string" calcext:value-type="string">
            <text:p>pl:Skansen Kurpiowski im. Adama Chętnika w Nowogrodzie</text:p>
          </table:table-cell>
          <table:table-cell office:value-type="string" calcext:value-type="string">
            <text:p>2024-10-14</text:p>
          </table:table-cell>
          <table:table-cell office:value-type="float" office:value="21.8736329106987" calcext:value-type="float">
            <text:p>21,8736329106987</text:p>
          </table:table-cell>
          <table:table-cell office:value-type="float" office:value="53.2277063957009" calcext:value-type="float">
            <text:p>53,2277063957009</text:p>
          </table:table-cell>
        </table:table-row>
        <table:table-row table:style-name="ro1">
          <table:table-cell office:value-type="string" calcext:value-type="string">
            <text:p>K1.10</text:p>
          </table:table-cell>
          <table:table-cell office:value-type="string" calcext:value-type="string">
            <text:p>PK00806</text:p>
          </table:table-cell>
          <table:table-cell office:value-type="string" calcext:value-type="string">
            <text:p>Muzeum Marii Konopnickiej w Żarnowcu</text:p>
          </table:table-cell>
          <table:table-cell office:value-type="string" calcext:value-type="string">
            <text:p>Na muzeum składają się: zabytkowy dworek z XVIII wieku, przebudowany z końcem XIX wieku, park o powierzchni ponad 3 hektarów i lamus. Stanowią one dar narodowy, przekazany pisarce Marii Konopnickiej w 1903 z okazji jubileuszu 25-lecia pracy pisar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60</text:p>
          </table:table-cell>
          <table:table-cell office:value-type="string" calcext:value-type="string">
            <text:p>pl:Muzeum Marii Konopnickiej w Żarnowcu</text:p>
          </table:table-cell>
          <table:table-cell office:value-type="string" calcext:value-type="string">
            <text:p>2024-10-14</text:p>
          </table:table-cell>
          <table:table-cell office:value-type="float" office:value="21.6669174824653" calcext:value-type="float">
            <text:p>21,6669174824653</text:p>
          </table:table-cell>
          <table:table-cell office:value-type="float" office:value="49.6927234465325" calcext:value-type="float">
            <text:p>49,6927234465325</text:p>
          </table:table-cell>
        </table:table-row>
        <table:table-row table:style-name="ro1">
          <table:table-cell office:value-type="string" calcext:value-type="string">
            <text:p>K1.10</text:p>
          </table:table-cell>
          <table:table-cell office:value-type="string" calcext:value-type="string">
            <text:p>DS00333</text:p>
          </table:table-cell>
          <table:table-cell office:value-type="string" calcext:value-type="string">
            <text:p>Dom Opatów Lubiąskich - Muzeum Miedzi w Legnicy</text:p>
          </table:table-cell>
          <table:table-cell office:value-type="string" calcext:value-type="string">
            <text:p>Gromadzi zbiory związane z wydobyciem, przeróbką i zastosowaniem miedzi. Powstało w 1962 r. z inicjatywy Tadeusza Gumińskiego. Siedzibą muzeum jest zabytkowy, barokowy budynek dawnej kurii opatów z Lubiąża zlokalizowany w Legnicy przy zbiegu ulic św. Jana i Partyzantów, wzniesiony w 1728 r.(jeden z najcenniejszych zabytków architektury barokowej na Dolnym Śląs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30379</text:p>
          </table:table-cell>
          <table:table-cell office:value-type="string" calcext:value-type="string">
            <text:p>pl:Muzeum Miedzi w Legnicy</text:p>
          </table:table-cell>
          <table:table-cell office:value-type="string" calcext:value-type="string">
            <text:p>2024-10-14</text:p>
          </table:table-cell>
          <table:table-cell office:value-type="float" office:value="16.1594008229651" calcext:value-type="float">
            <text:p>16,1594008229651</text:p>
          </table:table-cell>
          <table:table-cell office:value-type="float" office:value="51.2087521010337" calcext:value-type="float">
            <text:p>51,2087521010337</text:p>
          </table:table-cell>
        </table:table-row>
        <table:table-row table:style-name="ro1">
          <table:table-cell office:value-type="string" calcext:value-type="string">
            <text:p>K1.10</text:p>
          </table:table-cell>
          <table:table-cell office:value-type="string" calcext:value-type="string">
            <text:p>SL00837</text:p>
          </table:table-cell>
          <table:table-cell office:value-type="string" calcext:value-type="string">
            <text:p>Muzeum Miejskie w Żywcu</text:p>
          </table:table-cell>
          <table:table-cell office:value-type="string" calcext:value-type="string">
            <text:p>Muzeum mieści się w gmachu Starego Zamku w Żywcu. Przechowuje obiekty związane z historią regionu podzielone na następujące działy: Dział Historii i Sztuki, Dział Etnografii, Dział Przyrody, Dział Archeolog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79985</text:p>
          </table:table-cell>
          <table:table-cell office:value-type="string" calcext:value-type="string">
            <text:p>pl:Muzeum Miejskie w Żywcu</text:p>
          </table:table-cell>
          <table:table-cell office:value-type="string" calcext:value-type="string">
            <text:p>2024-10-14</text:p>
          </table:table-cell>
          <table:table-cell office:value-type="float" office:value="19.1999853445138" calcext:value-type="float">
            <text:p>19,1999853445138</text:p>
          </table:table-cell>
          <table:table-cell office:value-type="float" office:value="49.6881510985309" calcext:value-type="float">
            <text:p>49,6881510985309</text:p>
          </table:table-cell>
        </table:table-row>
        <table:table-row table:style-name="ro1">
          <table:table-cell office:value-type="string" calcext:value-type="string">
            <text:p>K1.10</text:p>
          </table:table-cell>
          <table:table-cell office:value-type="string" calcext:value-type="string">
            <text:p>ZP00403</text:p>
          </table:table-cell>
          <table:table-cell office:value-type="string" calcext:value-type="string">
            <text:p>Muzeum Morskie w Szczecinie</text:p>
          </table:table-cell>
          <table:table-cell office:value-type="string" calcext:value-type="string">
            <text:p>Oprócz zbiorów nautycznych w budynku eksponowane są zbiory archeologiczne, etnograficzne (kolekcja afrykańska). Z dostępnej dla turystów wieży rozciąga się widok na Szczecin i okolice, szczególnie Międzyodr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14.5678732117823" calcext:value-type="float">
            <text:p>14,5678732117823</text:p>
          </table:table-cell>
          <table:table-cell office:value-type="float" office:value="53.4258129736167" calcext:value-type="float">
            <text:p>53,4258129736167</text:p>
          </table:table-cell>
        </table:table-row>
        <table:table-row table:style-name="ro1">
          <table:table-cell office:value-type="string" calcext:value-type="string">
            <text:p>K1.10</text:p>
          </table:table-cell>
          <table:table-cell office:value-type="string" calcext:value-type="string">
            <text:p>WP00645</text:p>
          </table:table-cell>
          <table:table-cell office:value-type="string" calcext:value-type="string">
            <text:p>Muzeum Narodowe Rolnictwa i Przemysłu Rolnospożywczego w Szreniawie</text:p>
          </table:table-cell>
          <table:table-cell office:value-type="string" calcext:value-type="string">
            <text:p>Powstałe w 1964 r. gromadzi, opracowuje i udostępnia zabytki dotyczące dziejów wsi polskiej, rolnictwa i przemysłu rolno-spożywczego z terenu Polski. Muzeum zgromadziło ponad 20 tysięcy obiektów muzealnych. Jest jedynym tej rangi muzeum rolnictwa w Polsce i jednym z nielicznych i największych w Europ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91</text:p>
          </table:table-cell>
          <table:table-cell office:value-type="string" calcext:value-type="string">
            <text:p>pl:Muzeum Narodowe Rolnictwa i Przemysłu Rolno-Spożywczego w Szreniawie</text:p>
          </table:table-cell>
          <table:table-cell office:value-type="string" calcext:value-type="string">
            <text:p>2024-10-14</text:p>
          </table:table-cell>
          <table:table-cell office:value-type="float" office:value="16.7962613732028" calcext:value-type="float">
            <text:p>16,7962613732028</text:p>
          </table:table-cell>
          <table:table-cell office:value-type="float" office:value="52.3142454805918" calcext:value-type="float">
            <text:p>52,3142454805918</text:p>
          </table:table-cell>
        </table:table-row>
        <table:table-row table:style-name="ro1">
          <table:table-cell office:value-type="string" calcext:value-type="string">
            <text:p>K1.10</text:p>
          </table:table-cell>
          <table:table-cell office:value-type="string" calcext:value-type="string">
            <text:p>SK00409</text:p>
          </table:table-cell>
          <table:table-cell office:value-type="string" calcext:value-type="string">
            <text:p>Muzeum Zamkowe w Sandomierzu</text:p>
          </table:table-cell>
          <table:table-cell office:value-type="string" calcext:value-type="string">
            <text:p>Muzeum powstałe w roku 1921 w Sandomierzu w zamku królewskim, gromadzące i eksponujące głównie zbiory związane z ziemią sandomierską. Muzeum ma pięć działów gromadzących zbiory: archeologiczny, etnograficzny, historyczny, literatury oraz sztuki, ponadto dysponuje biblioteką i pracownią konserwacji zabyt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856969</text:p>
          </table:table-cell>
          <table:table-cell office:value-type="string" calcext:value-type="string">
            <text:p>pl:Muzeum Zamkowe w Sandomierzu</text:p>
          </table:table-cell>
          <table:table-cell office:value-type="string" calcext:value-type="string">
            <text:p>2024-10-14</text:p>
          </table:table-cell>
          <table:table-cell office:value-type="float" office:value="21.7475187614798" calcext:value-type="float">
            <text:p>21,7475187614798</text:p>
          </table:table-cell>
          <table:table-cell office:value-type="float" office:value="50.6759028496576" calcext:value-type="float">
            <text:p>50,6759028496576</text:p>
          </table:table-cell>
        </table:table-row>
        <table:table-row table:style-name="ro1">
          <table:table-cell office:value-type="string" calcext:value-type="string">
            <text:p>K1.10</text:p>
          </table:table-cell>
          <table:table-cell office:value-type="string" calcext:value-type="string">
            <text:p>WP00270</text:p>
          </table:table-cell>
          <table:table-cell office:value-type="string" calcext:value-type="string">
            <text:p>Muzeum Okręgowe - Zamek w Koninie</text:p>
          </table:table-cell>
          <table:table-cell office:value-type="string" calcext:value-type="string">
            <text:p>Dokumentuje dzieje Ziemi Konińskiej. Główną siedzibę Muzeum stanowi Zamek w Gosławicach.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4652</text:p>
          </table:table-cell>
          <table:table-cell office:value-type="string" calcext:value-type="string">
            <text:p>pl:Muzeum Okręgowe w Koninie</text:p>
          </table:table-cell>
          <table:table-cell office:value-type="string" calcext:value-type="string">
            <text:p>2024-10-14</text:p>
          </table:table-cell>
          <table:table-cell office:value-type="float" office:value="18.258633866828" calcext:value-type="float">
            <text:p>18,258633866828</text:p>
          </table:table-cell>
          <table:table-cell office:value-type="float" office:value="52.2912376188788" calcext:value-type="float">
            <text:p>52,2912376188788</text:p>
          </table:table-cell>
        </table:table-row>
        <table:table-row table:style-name="ro1">
          <table:table-cell office:value-type="string" calcext:value-type="string">
            <text:p>K1.10</text:p>
          </table:table-cell>
          <table:table-cell office:value-type="string" calcext:value-type="string">
            <text:p>SL00552</text:p>
          </table:table-cell>
          <table:table-cell office:value-type="string" calcext:value-type="string">
            <text:p>Muzeum Pałacowe w Pszczynie</text:p>
          </table:table-cell>
          <table:table-cell office:value-type="string" calcext:value-type="string">
            <text:p>Dawna rezydencja magnacka w Pszczynie (niem. Pless) na Górnym Śląsku, która powstała w miejscu obronnego gotyckiego zamku z początku XV w. wraz z zabytkowym parkiem krajobrazowym w stylu angielskim o powierzchni 156 ha tworzy zespół pałacowo-parkowy. W 1946 r.zamieniona na muzeum. Około 80% wyposażenia wnętrz jest oryginalne, to jest zachowało się w takim kształcie, w jakim istniało w zamku na przełomie XIX i XX wieku lub we wcześniejszych epokach.</text:p>
          </table:table-cell>
          <table:table-cell office:value-type="string" calcext:value-type="string">
            <text:p>W PH obiekt jest wpisany jako zespół zamkowo pałacow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221849</text:p>
          </table:table-cell>
          <table:table-cell office:value-type="string" calcext:value-type="string">
            <text:p>pl:Zamek w Pszczynie</text:p>
          </table:table-cell>
          <table:table-cell office:value-type="string" calcext:value-type="string">
            <text:p>2024-10-14</text:p>
          </table:table-cell>
          <table:table-cell office:value-type="float" office:value="18.9404407184292" calcext:value-type="float">
            <text:p>18,9404407184292</text:p>
          </table:table-cell>
          <table:table-cell office:value-type="float" office:value="49.9781651244601" calcext:value-type="float">
            <text:p>49,9781651244601</text:p>
          </table:table-cell>
        </table:table-row>
        <table:table-row table:style-name="ro1">
          <table:table-cell office:value-type="string" calcext:value-type="string">
            <text:p>K1.10</text:p>
          </table:table-cell>
          <table:table-cell office:value-type="string" calcext:value-type="string">
            <text:p>DS00131</text:p>
          </table:table-cell>
          <table:table-cell office:value-type="string" calcext:value-type="string">
            <text:p>Muzeum Papiernictwa w Dusznikach Zdroju</text:p>
          </table:table-cell>
          <table:table-cell office:value-type="string" calcext:value-type="string">
            <text:p>Jest to jedyny zachowany i do dziś działający obiekt tego typu w Polsce i jeden z nielicznych w środkowej Europie. Muzeum utworzone w 1968 r. w XVI/XVII-wiecznym młynie papierniczym o unikatowej architekturze. Oprócz działalności muzealniczej produkuje się tutaj w niewielkich ilościach papier czerpany według dawnej technologii na oryginalnych zabytkowych maszynach.</text:p>
          </table:table-cell>
          <table:table-cell office:value-type="string" calcext:value-type="string">
            <text:p>W rejestrze PH obiekt występuję jako Młyn Papierniczy. W CKKP jako muzeum znajdujące się w tym budynku.</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14479</text:p>
          </table:table-cell>
          <table:table-cell office:value-type="string" calcext:value-type="string">
            <text:p>pl:Muzeum Papiernictwa w Dusznikach-Zdroju</text:p>
          </table:table-cell>
          <table:table-cell office:value-type="string" calcext:value-type="string">
            <text:p>2024-10-14</text:p>
          </table:table-cell>
          <table:table-cell office:value-type="float" office:value="16.3953460742035" calcext:value-type="float">
            <text:p>16,3953460742035</text:p>
          </table:table-cell>
          <table:table-cell office:value-type="float" office:value="50.404384390542" calcext:value-type="float">
            <text:p>50,404384390542</text:p>
          </table:table-cell>
        </table:table-row>
        <table:table-row table:style-name="ro1">
          <table:table-cell office:value-type="string" calcext:value-type="string">
            <text:p>K1.10</text:p>
          </table:table-cell>
          <table:table-cell office:value-type="string" calcext:value-type="string">
            <text:p>OP00056</text:p>
          </table:table-cell>
          <table:table-cell office:value-type="string" calcext:value-type="string">
            <text:p>Zamek - Muzeum Piastów Śląskich w Brzegu</text:p>
          </table:table-cell>
          <table:table-cell office:value-type="string" calcext:value-type="string">
            <text:p>Muzeum mieści się w Rezydencja Piastów Śląskich z XIII w. Pierwsze informacje o istnieniu zamku pochodzą z 1235 r., pełnił funkcję siedziby namiestnika książęcego. Obecnie siedziba Muzeum Piastów Śląskich w Brzegu. Wewnątrz zgromadzone są zabytki związane z historią miasta i ziemi brzeskiej oraz Piastów Śląskich. W 2013 r. w plebiscycie na 7 nowych cudów Polski organizowanym przez National Geographic zamek zajął 7. miej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289288</text:p>
          </table:table-cell>
          <table:table-cell office:value-type="string" calcext:value-type="string">
            <text:p>pl:Muzeum Piastów Śląskich w Brzegu</text:p>
          </table:table-cell>
          <table:table-cell office:value-type="string" calcext:value-type="string">
            <text:p>2024-10-14</text:p>
          </table:table-cell>
          <table:table-cell office:value-type="float" office:value="17.4666527572538" calcext:value-type="float">
            <text:p>17,4666527572538</text:p>
          </table:table-cell>
          <table:table-cell office:value-type="float" office:value="50.8638108988472" calcext:value-type="float">
            <text:p>50,8638108988472</text:p>
          </table:table-cell>
        </table:table-row>
        <table:table-row table:style-name="ro1">
          <table:table-cell office:value-type="string" calcext:value-type="string">
            <text:p>K1.10</text:p>
          </table:table-cell>
          <table:table-cell office:value-type="string" calcext:value-type="string">
            <text:p>WP00154</text:p>
          </table:table-cell>
          <table:table-cell office:value-type="string" calcext:value-type="string">
            <text:p>Muzeum Początków Państwa Polskiego w Gnieźnie</text:p>
          </table:table-cell>
          <table:table-cell office:value-type="string" calcext:value-type="string">
            <text:p>Muzeum powołane w 1973 roku związane jest z prowadzonymi tu od 1948 roku badaniami archeologicznymi, których celem było poznanie historii oraz uzyskanie zabytków dokumentujących początki państwa pol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0</text:p>
          </table:table-cell>
          <table:table-cell office:value-type="string" calcext:value-type="string">
            <text:p>pl:Muzeum Początków Państwa Polskiego w Gnieźnie</text:p>
          </table:table-cell>
          <table:table-cell office:value-type="string" calcext:value-type="string">
            <text:p>2024-10-14</text:p>
          </table:table-cell>
          <table:table-cell office:value-type="float" office:value="17.583206976403" calcext:value-type="float">
            <text:p>17,583206976403</text:p>
          </table:table-cell>
          <table:table-cell office:value-type="float" office:value="52.5339200911788" calcext:value-type="float">
            <text:p>52,5339200911788</text:p>
          </table:table-cell>
        </table:table-row>
        <table:table-row table:style-name="ro1">
          <table:table-cell office:value-type="string" calcext:value-type="string">
            <text:p>K1.10</text:p>
          </table:table-cell>
          <table:table-cell office:value-type="string" calcext:value-type="string">
            <text:p>PM00414</text:p>
          </table:table-cell>
          <table:table-cell office:value-type="string" calcext:value-type="string">
            <text:p>Muzeum Poczty Polskiej w Gdańsku</text:p>
          </table:table-cell>
          <table:table-cell office:value-type="string" calcext:value-type="string">
            <text:p>Muzeum powstałe w 1979 r. poświęcone Poczcie Polskiej w Wolnym Mieście Gdańsku, funkcjonującej w latach 1920–1939. Posiada dokumenty oraz eksponaty związane z obroną Polskiego Urzędu Pocztowo-Telegraficznego nr 1 w Gdańsku 1 września 1939 r. Muzeum kultywuje pamięć o obrońcach Poczty Polskiej i ich rodzinach, a także przybliża działalność patriotyczno-społeczną Polaków z Wolnego Miasta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609098</text:p>
          </table:table-cell>
          <table:table-cell office:value-type="string" calcext:value-type="string">
            <text:p>pl:Muzeum Poczty Polskiej w Gdańsku</text:p>
          </table:table-cell>
          <table:table-cell office:value-type="string" calcext:value-type="string">
            <text:p>2024-10-14</text:p>
          </table:table-cell>
          <table:table-cell office:value-type="float" office:value="18.6569006263007" calcext:value-type="float">
            <text:p>18,6569006263007</text:p>
          </table:table-cell>
          <table:table-cell office:value-type="float" office:value="54.3551080840577" calcext:value-type="float">
            <text:p>54,3551080840577</text:p>
          </table:table-cell>
        </table:table-row>
        <table:table-row table:style-name="ro1">
          <table:table-cell office:value-type="string" calcext:value-type="string">
            <text:p>K1.10</text:p>
          </table:table-cell>
          <table:table-cell office:value-type="string" calcext:value-type="string">
            <text:p>DS00704</text:p>
          </table:table-cell>
          <table:table-cell office:value-type="string" calcext:value-type="string">
            <text:p>Muzeum Porcelany w Wałbrzychu</text:p>
          </table:table-cell>
          <table:table-cell office:value-type="string" calcext:value-type="string">
            <text:p>Ekspzycja liczy ponad 10.000 obiektów kolekcji porcelany śląskiej (w tym pochodzącej z fabryk wałbrzyskich) oraz historycznej porcelany z manufaktur i fabryk europejskich (m.in. Niemiec, Austrii, Czech, Rosji, Danii, Francji, Holandii i Anglii). Część pomieszczeń została zaaranżowana w stylu dawnej mieszczańskiej rezydencji z wykorzystaniem własnych zbiorów, głównie malarstwa, mebli oraz rzemiosła artystycznego.</text:p>
          </table:table-cell>
          <table:table-cell office:value-type="string" calcext:value-type="string">
            <text:p>Zmieniona nazwę na aktualną. Obiekt występował pod nazwą "Muzeum Okrękow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324</text:p>
          </table:table-cell>
          <table:table-cell office:value-type="string" calcext:value-type="string">
            <text:p>pl:Muzeum Porcelany w Wałbrzychu</text:p>
          </table:table-cell>
          <table:table-cell office:value-type="string" calcext:value-type="string">
            <text:p>2024-10-14</text:p>
          </table:table-cell>
          <table:table-cell office:value-type="float" office:value="16.2798730510872" calcext:value-type="float">
            <text:p>16,2798730510872</text:p>
          </table:table-cell>
          <table:table-cell office:value-type="float" office:value="50.7652596924285" calcext:value-type="float">
            <text:p>50,7652596924285</text:p>
          </table:table-cell>
        </table:table-row>
        <table:table-row table:style-name="ro1">
          <table:table-cell office:value-type="string" calcext:value-type="string">
            <text:p>K1.10</text:p>
          </table:table-cell>
          <table:table-cell office:value-type="string" calcext:value-type="string">
            <text:p>PK00700</text:p>
          </table:table-cell>
          <table:table-cell office:value-type="string" calcext:value-type="string">
            <text:p>Muzeum Przyrodnicze Bieszczadzkiego Parku Narodowego w Ustrzykach Dolnych</text:p>
          </table:table-cell>
          <table:table-cell office:value-type="string" calcext:value-type="string">
            <text:p>Na ekspozycję muzealną składają się eksponaty związane z terenem Bieszczadów i obejmujące ich faunę i florę (także tę prehistoryczną), geologię, hydrologię, etnografię, architekturę oraz zagadnienia ochrony środowi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62</text:p>
          </table:table-cell>
          <table:table-cell office:value-type="string" calcext:value-type="string">
            <text:p>pl:Muzeum Przyrodnicze Bieszczadzkiego Parku Narodowego w Ustrzykach Dolnych</text:p>
          </table:table-cell>
          <table:table-cell office:value-type="string" calcext:value-type="string">
            <text:p>2024-10-14</text:p>
          </table:table-cell>
          <table:table-cell office:value-type="float" office:value="22.5869060239834" calcext:value-type="float">
            <text:p>22,5869060239834</text:p>
          </table:table-cell>
          <table:table-cell office:value-type="float" office:value="49.4306702777735" calcext:value-type="float">
            <text:p>49,4306702777735</text:p>
          </table:table-cell>
        </table:table-row>
        <table:table-row table:style-name="ro1">
          <table:table-cell office:value-type="string" calcext:value-type="string">
            <text:p>K1.10</text:p>
          </table:table-cell>
          <table:table-cell office:value-type="string" calcext:value-type="string">
            <text:p>PM00610</text:p>
          </table:table-cell>
          <table:table-cell office:value-type="string" calcext:value-type="string">
            <text:p>Muzeum Przyrodniczo-Leśne w Czołpinie</text:p>
          </table:table-cell>
          <table:table-cell office:value-type="string" calcext:value-type="string">
            <text:p>Placówka powstała w 1974 roku i od momentu powstania była wielokrotnie modernizowana. Jej ekspozycja poświęcona jest ekosystemom występującym na terenie Parku: morzu, plaży, wydmom, lasowi i jeziorom. W ramach wystawy prezentowana jest fauna i flora Parku oraz eksponaty pochodzące z wykopalisk archeologicznych na jego teren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944634</text:p>
          </table:table-cell>
          <table:table-cell office:value-type="string" calcext:value-type="string">
            <text:p>pl:Muzeum Słowińskiego Parku Narodowego</text:p>
          </table:table-cell>
          <table:table-cell office:value-type="string" calcext:value-type="string">
            <text:p>2024-10-14</text:p>
          </table:table-cell>
          <table:table-cell office:value-type="float" office:value="17.2390184853273" calcext:value-type="float">
            <text:p>17,2390184853273</text:p>
          </table:table-cell>
          <table:table-cell office:value-type="float" office:value="54.7103720968791" calcext:value-type="float">
            <text:p>54,7103720968791</text:p>
          </table:table-cell>
        </table:table-row>
        <table:table-row table:style-name="ro1">
          <table:table-cell office:value-type="string" calcext:value-type="string">
            <text:p>K1.20</text:p>
          </table:table-cell>
          <table:table-cell office:value-type="string" calcext:value-type="string">
            <text:p>DS00162</text:p>
          </table:table-cell>
          <table:table-cell office:value-type="string" calcext:value-type="string">
            <text:p>Ruiny zamku Chojnik</text:p>
          </table:table-cell>
          <table:table-cell office:value-type="string" calcext:value-type="string">
            <text:p>Zabytkowy zamek usytuowany nieopodal Jeleniej Góry, Zamek murowany został wzniesiony w latach 50. XIV wieku. Pierwsza pisemna wzmianka o zamku pochodzi z 1364 r. Składa się z zamku dolnego otoczonego fortyfikacjami. Po stronie północnej wznosi się cylindryczna wieża, a w północno-wschodnim narożniku baszta łupinowa. Wzdłuż murów kurtynowych znajdują się budynki mieszkalne i gospodarcze. Brama łączy go z zamkiem średnim. W jego centrum znajduje się pręgierz o wysokości 3,9 m. Widoczne są pozostałości budynku mieszkalnego załogi, dawnej kuchni, cysterny na wodę i tzw. Sali sądowej. Kolejna brama łączy zamek średni z zamkiem górnym. Na nim widoczne są pozostałości późnogotyckiej kaplicy zamkowej, pałacu oraz wejście na wieżę.</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11254</text:p>
          </table:table-cell>
          <table:table-cell office:value-type="string" calcext:value-type="string">
            <text:p>pl:Zamek Chojnik</text:p>
          </table:table-cell>
          <table:table-cell office:value-type="string" calcext:value-type="string">
            <text:p>2024-10-14</text:p>
          </table:table-cell>
          <table:table-cell office:value-type="float" office:value="15.6441886717294" calcext:value-type="float">
            <text:p>15,6441886717294</text:p>
          </table:table-cell>
          <table:table-cell office:value-type="float" office:value="50.8338600250529" calcext:value-type="float">
            <text:p>50,8338600250529</text:p>
          </table:table-cell>
        </table:table-row>
        <table:table-row table:style-name="ro1">
          <table:table-cell office:value-type="string" calcext:value-type="string">
            <text:p>K1.10</text:p>
          </table:table-cell>
          <table:table-cell office:value-type="string" calcext:value-type="string">
            <text:p>PM00083</text:p>
          </table:table-cell>
          <table:table-cell office:value-type="string" calcext:value-type="string">
            <text:p>Muzeum Historyczno-Etnograficzne im. Juliana Rydzkowskiego w Chojnicach</text:p>
          </table:table-cell>
          <table:table-cell office:value-type="string" calcext:value-type="string">
            <text:p>Muzeum składa się z pięciu działów sklasyfikowanych pod względem merytorycznym: archeologii południowego Pomorza, historii miasta Chojnice i regionu, etnografii południowych Kaszub, sztuki pomorskiej i ogólnopolskiej oraz zbiorów specjalnych z księgozbiorem pomorzoznawcz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13</text:p>
          </table:table-cell>
          <table:table-cell office:value-type="string" calcext:value-type="string">
            <text:p>pl:Muzeum Historyczno-Etnograficzne im. Juliana Rydzkowskiego w Chojnicach</text:p>
          </table:table-cell>
          <table:table-cell office:value-type="string" calcext:value-type="string">
            <text:p>2024-10-14</text:p>
          </table:table-cell>
          <table:table-cell office:value-type="float" office:value="17.5735390667527" calcext:value-type="float">
            <text:p>17,5735390667527</text:p>
          </table:table-cell>
          <table:table-cell office:value-type="float" office:value="53.6904288741361" calcext:value-type="float">
            <text:p>53,6904288741361</text:p>
          </table:table-cell>
        </table:table-row>
        <table:table-row table:style-name="ro1">
          <table:table-cell office:value-type="string" calcext:value-type="string">
            <text:p>P2.00</text:p>
          </table:table-cell>
          <table:table-cell office:value-type="string" calcext:value-type="string">
            <text:p>WP00443</text:p>
          </table:table-cell>
          <table:table-cell office:value-type="string" calcext:value-type="string">
            <text:p>Nowy Ogród Zoologiczny w Poznaniu</text:p>
          </table:table-cell>
          <table:table-cell office:value-type="string" calcext:value-type="string">
            <text:p>Drugi pod względem powierzchni ogród zoologiczny w Polsce, założony w 1974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3657</text:p>
          </table:table-cell>
          <table:table-cell office:value-type="string" calcext:value-type="string">
            <text:p>pl:Nowe Zoo w Poznaniu</text:p>
          </table:table-cell>
          <table:table-cell office:value-type="string" calcext:value-type="string">
            <text:p>2024-10-14</text:p>
          </table:table-cell>
          <table:table-cell office:value-type="float" office:value="17.0048738694616" calcext:value-type="float">
            <text:p>17,0048738694616</text:p>
          </table:table-cell>
          <table:table-cell office:value-type="float" office:value="52.3996989077992" calcext:value-type="float">
            <text:p>52,3996989077992</text:p>
          </table:table-cell>
        </table:table-row>
        <table:table-row table:style-name="ro1">
          <table:table-cell office:value-type="string" calcext:value-type="string">
            <text:p>K1.10</text:p>
          </table:table-cell>
          <table:table-cell office:value-type="string" calcext:value-type="string">
            <text:p>PD00087</text:p>
          </table:table-cell>
          <table:table-cell office:value-type="string" calcext:value-type="string">
            <text:p>Muzeum Rolnictwa im. ks. Krzysztofa Kluka w Ciechanowcu</text:p>
          </table:table-cell>
          <table:table-cell office:value-type="string" calcext:value-type="string">
            <text:p>Muzeum położone na terenie zespołu pałacowo-parkowego, byłej posiadłość rodziny Starzeńskich. Jest jedną z dwóch placówek muzealnictwa rolniczego w Polsce. Posiada zbiory liczące około 30 000 eksponatów w kilkudziesięciu ekspozycjach stałych. na uwagę zasługują zbiory: Muzeum Pisanki (jedyne w Polsce) z kolekcją 2203 okazów z całego świata, Muzeum Chleba w zabytkowym młynie wodnym, „Ogród roślin zdatnych do zażycia lekarskiego” według ks. Krzysztofa Kluka wraz z ekspozycją stałą „Tradycje zielarskie”, ekspozycja Muzeum Weterynarii oraz ekspozycja wnętrz pałac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114057</text:p>
          </table:table-cell>
          <table:table-cell office:value-type="string" calcext:value-type="string">
            <text:p>pl:Muzeum Rolnictwa im. ks. Krzysztofa Kluka w Ciechanowcu</text:p>
          </table:table-cell>
          <table:table-cell office:value-type="string" calcext:value-type="string">
            <text:p>2024-10-14</text:p>
          </table:table-cell>
          <table:table-cell office:value-type="float" office:value="22.4871010130072" calcext:value-type="float">
            <text:p>22,4871010130072</text:p>
          </table:table-cell>
          <table:table-cell office:value-type="float" office:value="52.6825150340908" calcext:value-type="float">
            <text:p>52,6825150340908</text:p>
          </table:table-cell>
        </table:table-row>
        <table:table-row table:style-name="ro1">
          <table:table-cell office:value-type="string" calcext:value-type="string">
            <text:p>K1.10</text:p>
          </table:table-cell>
          <table:table-cell office:value-type="string" calcext:value-type="string">
            <text:p>MZ00474</text:p>
          </table:table-cell>
          <table:table-cell office:value-type="string" calcext:value-type="string">
            <text:p>Muzeum Romantyzmu w Opinogórze</text:p>
          </table:table-cell>
          <table:table-cell office:value-type="string" calcext:value-type="string">
            <text:p>Otwarte w 1961 roku w odbudowanym neogotyckim pałacu. Muzeum gromadzi pamiątki związane z historią rodziny Krasińskich, ze szczególnym uwzględnieniem Zygmunta Krasiń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94</text:p>
          </table:table-cell>
          <table:table-cell office:value-type="string" calcext:value-type="string">
            <text:p>pl:Muzeum Romantyzmu w Opinogórze</text:p>
          </table:table-cell>
          <table:table-cell office:value-type="string" calcext:value-type="string">
            <text:p>2024-10-14</text:p>
          </table:table-cell>
          <table:table-cell office:value-type="float" office:value="20.7163582323331" calcext:value-type="float">
            <text:p>20,7163582323331</text:p>
          </table:table-cell>
          <table:table-cell office:value-type="float" office:value="52.906736516258" calcext:value-type="float">
            <text:p>52,906736516258</text:p>
          </table:table-cell>
        </table:table-row>
        <table:table-row table:style-name="ro1">
          <table:table-cell office:value-type="string" calcext:value-type="string">
            <text:p>K1.10</text:p>
          </table:table-cell>
          <table:table-cell office:value-type="string" calcext:value-type="string">
            <text:p>MZ00545</text:p>
          </table:table-cell>
          <table:table-cell office:value-type="string" calcext:value-type="string">
            <text:p>Muzeum Starożytnego Hutnictwa Mazowieckiego w Pruszkowie</text:p>
          </table:table-cell>
          <table:table-cell office:value-type="string" calcext:value-type="string">
            <text:p>Muzeum znajduje się pałacu Potulickich w Pruszkowie. Główna działalność muzeum archeologicznego skupia się wokół Mazowieckiego Centrum Metalurgicznego, drugiego co do wielkości centrum hutniczego w „barbarzyńskiej” Europ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17</text:p>
          </table:table-cell>
          <table:table-cell office:value-type="string" calcext:value-type="string">
            <text:p>pl:Muzeum Starożytnego Hutnictwa Mazowieckiego w Pruszkowie</text:p>
          </table:table-cell>
          <table:table-cell office:value-type="string" calcext:value-type="string">
            <text:p>2024-10-14</text:p>
          </table:table-cell>
          <table:table-cell office:value-type="float" office:value="20.808757391612" calcext:value-type="float">
            <text:p>20,808757391612</text:p>
          </table:table-cell>
          <table:table-cell office:value-type="float" office:value="52.1647537575035" calcext:value-type="float">
            <text:p>52,1647537575035</text:p>
          </table:table-cell>
        </table:table-row>
        <table:table-row table:style-name="ro1">
          <table:table-cell office:value-type="string" calcext:value-type="string">
            <text:p>K1.10</text:p>
          </table:table-cell>
          <table:table-cell office:value-type="string" calcext:value-type="string">
            <text:p>SK00440</text:p>
          </table:table-cell>
          <table:table-cell office:value-type="string" calcext:value-type="string">
            <text:p>Muzeum Starożytnego Hutnictwa Świętokrzyskiego w Nowej Słupii</text:p>
          </table:table-cell>
          <table:table-cell office:value-type="string" calcext:value-type="string">
            <text:p>Obiekt otwarto 29 maja 1960 r. Ekspozycja muzealna przedstawia technologię dawnego hutnictwa świętokrzyskiego (m.in. relikty dymarek), jego zasięg terytorialny oraz wyroby uzyskane historycznymi metodami. Zaprezentowana jest również historia badań i wykopalis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3881</text:p>
          </table:table-cell>
          <table:table-cell office:value-type="string" calcext:value-type="string">
            <text:p>pl:Muzeum Starożytnego Hutnictwa Świętokrzyskiego w Nowej Słupi</text:p>
          </table:table-cell>
          <table:table-cell office:value-type="string" calcext:value-type="string">
            <text:p>2024-10-14</text:p>
          </table:table-cell>
          <table:table-cell office:value-type="float" office:value="21.0802759352717" calcext:value-type="float">
            <text:p>21,0802759352717</text:p>
          </table:table-cell>
          <table:table-cell office:value-type="float" office:value="50.8603720337098" calcext:value-type="float">
            <text:p>50,8603720337098</text:p>
          </table:table-cell>
        </table:table-row>
        <table:table-row table:style-name="ro1">
          <table:table-cell office:value-type="string" calcext:value-type="string">
            <text:p>K1.10</text:p>
          </table:table-cell>
          <table:table-cell office:value-type="string" calcext:value-type="string">
            <text:p>LU00434</text:p>
          </table:table-cell>
          <table:table-cell office:value-type="string" calcext:value-type="string">
            <text:p>Muzeum Stefana Żeromskiego w Nałęczowie</text:p>
          </table:table-cell>
          <table:table-cell office:value-type="string" calcext:value-type="string">
            <text:p>Muzeum biograficzno-literackie poświęcone jest osobie i twórczości Stefana Żeromskiego. Znajduje się dawnej pracowni pisarza. Zaprojektowanej przez Jana Koszczyca-Witkiewicza w 1905 roku. Jest to jednoizbowy dom w stylu zakopiańskim, na wysokiej kamiennej podmurówce, o konstrukcji wieńcowej z gankiem i dachem krytym gont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02753</text:p>
          </table:table-cell>
          <table:table-cell office:value-type="string" calcext:value-type="string">
            <text:p>pl:Muzeum Stefana Żeromskiego w Nałęczowie</text:p>
          </table:table-cell>
          <table:table-cell office:value-type="string" calcext:value-type="string">
            <text:p>2024-10-14</text:p>
          </table:table-cell>
          <table:table-cell office:value-type="float" office:value="22.2104399274086" calcext:value-type="float">
            <text:p>22,2104399274086</text:p>
          </table:table-cell>
          <table:table-cell office:value-type="float" office:value="51.2895491533609" calcext:value-type="float">
            <text:p>51,2895491533609</text:p>
          </table:table-cell>
        </table:table-row>
        <table:table-row table:style-name="ro1">
          <table:table-cell office:value-type="string" calcext:value-type="string">
            <text:p>K1.10</text:p>
          </table:table-cell>
          <table:table-cell office:value-type="string" calcext:value-type="string">
            <text:p>WP00866</text:p>
          </table:table-cell>
          <table:table-cell office:value-type="string" calcext:value-type="string">
            <text:p>Muzeum Sztuk Użytkowych w Poznaniu</text:p>
          </table:table-cell>
          <table:table-cell office:value-type="string" calcext:value-type="string">
            <text:p>Mieści się w Zamku Królewskim w Poznaniu, wzniesionym w 1249 r. Muzeum posiada 11.000 eksponatów, takich jak tkaniny, meble, szkło, srebro i inne, które wystawione są w układzie chronologicznym, od średniowiecza do współczesności.</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19</text:p>
          </table:table-cell>
          <table:table-cell office:value-type="string" calcext:value-type="string">
            <text:p>pl:Muzeum Sztuk Użytkowych w Poznaniu</text:p>
          </table:table-cell>
          <table:table-cell office:value-type="string" calcext:value-type="string">
            <text:p>2024-10-14</text:p>
          </table:table-cell>
          <table:table-cell office:value-type="float" office:value="16.931334915088" calcext:value-type="float">
            <text:p>16,931334915088</text:p>
          </table:table-cell>
          <table:table-cell office:value-type="float" office:value="52.4093679339302" calcext:value-type="float">
            <text:p>52,4093679339302</text:p>
          </table:table-cell>
        </table:table-row>
        <table:table-row table:style-name="ro1">
          <table:table-cell office:value-type="string" calcext:value-type="string">
            <text:p>K1.10</text:p>
          </table:table-cell>
          <table:table-cell office:value-type="string" calcext:value-type="string">
            <text:p>OP00477</text:p>
          </table:table-cell>
          <table:table-cell office:value-type="string" calcext:value-type="string">
            <text:p>Muzeum Śląska Opolskiego w Opolu</text:p>
          </table:table-cell>
          <table:table-cell office:value-type="string" calcext:value-type="string">
            <text:p>Placówka gromadzi zabytki z zakresu archeologii i badań prowadzonych na terenie miasta i regionu (od epoki kamienia i żelaza po wczesne średniowiecze), a także w zakresie historii miasta, etnografii i sztuki, cały czas realizując działalność edukacyjną oraz wydawniczą. Mieści się w barokowym gmachu byłego kolegium jezuic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954591</text:p>
          </table:table-cell>
          <table:table-cell office:value-type="string" calcext:value-type="string">
            <text:p>pl:Muzeum Śląska Opolskiego w Opolu</text:p>
          </table:table-cell>
          <table:table-cell office:value-type="string" calcext:value-type="string">
            <text:p>2024-10-14</text:p>
          </table:table-cell>
          <table:table-cell office:value-type="float" office:value="17.9246794074228" calcext:value-type="float">
            <text:p>17,9246794074228</text:p>
          </table:table-cell>
          <table:table-cell office:value-type="float" office:value="50.6689912021524" calcext:value-type="float">
            <text:p>50,6689912021524</text:p>
          </table:table-cell>
        </table:table-row>
        <table:table-row table:style-name="ro1">
          <table:table-cell office:value-type="string" calcext:value-type="string">
            <text:p>K1.10</text:p>
          </table:table-cell>
          <table:table-cell office:value-type="string" calcext:value-type="string">
            <text:p>MA00757</text:p>
          </table:table-cell>
          <table:table-cell office:value-type="string" calcext:value-type="string">
            <text:p>Muzeum Tatrzańskie w Zakopanem</text:p>
          </table:table-cell>
          <table:table-cell office:value-type="string" calcext:value-type="string">
            <text:p>Jedno z najstarszych muzeów w Polsce powołane przez Towarzystwo Muzeum Tatrzańskiego w 1889 r. Do grupy założycieli Muzeum należeli: Adolf Scholtze, dr Ignacy Baranowski, dr Władysław Florkiewicz i wiele innych osobistości.</text:p>
          </table:table-cell>
          <table:table-cell office:value-type="string" calcext:value-type="string">
            <text:p>W CKKP oznaczono budynek główn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619380</text:p>
          </table:table-cell>
          <table:table-cell office:value-type="string" calcext:value-type="string">
            <text:p>pl:Muzeum Tatrzańskie im. dra Tytusa Chałubińskiego w Zakopanem</text:p>
          </table:table-cell>
          <table:table-cell office:value-type="string" calcext:value-type="string">
            <text:p>2024-10-14</text:p>
          </table:table-cell>
          <table:table-cell office:value-type="float" office:value="19.949936165189" calcext:value-type="float">
            <text:p>19,949936165189</text:p>
          </table:table-cell>
          <table:table-cell office:value-type="float" office:value="49.2950365395562" calcext:value-type="float">
            <text:p>49,2950365395562</text:p>
          </table:table-cell>
        </table:table-row>
        <table:table-row table:style-name="ro1">
          <table:table-cell office:value-type="string" calcext:value-type="string">
            <text:p>K1.20</text:p>
          </table:table-cell>
          <table:table-cell office:value-type="string" calcext:value-type="string">
            <text:p>KP00687</text:p>
          </table:table-cell>
          <table:table-cell office:value-type="string" calcext:value-type="string">
            <text:p>Muzeum Twierdzy Toruń</text:p>
          </table:table-cell>
          <table:table-cell office:value-type="string" calcext:value-type="string">
            <text:p>Na eskpozycję stałą składają się między innymi wystawy na temat dziejów Torunia, gdy był on miastem przygranicznym, opisują wpływ twierdzy na miasto, historię twierdzy oraz prezntację sprzętu wojskowego związanego z twierdzą.</text:p>
          </table:table-cell>
          <table:table-cell office:value-type="string" calcext:value-type="string">
            <text:p>W KKP nie było informacji o który fort chodzi. Do CKKP wprowadzono koszary, będące siedzibą Muzeum poświęconego Twierdz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6664849</text:p>
          </table:table-cell>
          <table:table-cell office:value-type="string" calcext:value-type="string">
            <text:p>pl:Muzeum Twierdzy Toruń</text:p>
          </table:table-cell>
          <table:table-cell office:value-type="string" calcext:value-type="string">
            <text:p>2024-10-14</text:p>
          </table:table-cell>
          <table:table-cell office:value-type="float" office:value="18.6075411237148" calcext:value-type="float">
            <text:p>18,6075411237148</text:p>
          </table:table-cell>
          <table:table-cell office:value-type="float" office:value="53.014726531887" calcext:value-type="float">
            <text:p>53,014726531887</text:p>
          </table:table-cell>
        </table:table-row>
        <table:table-row table:style-name="ro1">
          <table:table-cell office:value-type="string" calcext:value-type="string">
            <text:p>K1.10</text:p>
          </table:table-cell>
          <table:table-cell office:value-type="string" calcext:value-type="string">
            <text:p>LD00353</text:p>
          </table:table-cell>
          <table:table-cell office:value-type="string" calcext:value-type="string">
            <text:p>Muzeum w Łowiczu</text:p>
          </table:table-cell>
          <table:table-cell office:value-type="string" calcext:value-type="string">
            <text:p>Muzeum przybliżające historię Ziemi Łowickiej oraz kulturę Księżaków. Kolekcję stanowi kilkanaście tysięcy obiektów. Ponad połowę stanowią eksponaty etnograficzne z terenu Księstwa łowickiego. Wystawa etnograficzna prezentuje różne aspekty kultury ludowej mieszkańców okolic Łowicza, zwanych Księżakami Łowicki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326</text:p>
          </table:table-cell>
          <table:table-cell office:value-type="string" calcext:value-type="string">
            <text:p>pl:Muzeum w Łowiczu</text:p>
          </table:table-cell>
          <table:table-cell office:value-type="string" calcext:value-type="string">
            <text:p>2024-10-14</text:p>
          </table:table-cell>
          <table:table-cell office:value-type="float" office:value="19.9463122932877" calcext:value-type="float">
            <text:p>19,9463122932877</text:p>
          </table:table-cell>
          <table:table-cell office:value-type="float" office:value="52.107771687037" calcext:value-type="float">
            <text:p>52,107771687037</text:p>
          </table:table-cell>
        </table:table-row>
        <table:table-row table:style-name="ro1">
          <table:table-cell office:value-type="string" calcext:value-type="string">
            <text:p>K1.10</text:p>
          </table:table-cell>
          <table:table-cell office:value-type="string" calcext:value-type="string">
            <text:p>LD00436</text:p>
          </table:table-cell>
          <table:table-cell office:value-type="string" calcext:value-type="string">
            <text:p>Zespół pałacowo-parkowy w Nieborowie</text:p>
          </table:table-cell>
          <table:table-cell office:value-type="string" calcext:value-type="string">
            <text:p>Pałac w Nieborowie, zaprojektowany przez Tylmana z Gameren na zlecenie Michała Stefana Radziejowskiego, od 1774 r. do 1945 r. należał do rodziny Radziwiłłów. Po drugiej wojnie światowej stał się oddziałem Muzeum Narodowego w Warszawie.</text:p>
          </table:table-cell>
          <table:table-cell office:value-type="string" calcext:value-type="string">
            <text:p>o. Muzeum Narodowego w Warszawie</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4562906</text:p>
          </table:table-cell>
          <table:table-cell office:value-type="string" calcext:value-type="string">
            <text:p>pl:Pałac w Nieborowie</text:p>
          </table:table-cell>
          <table:table-cell office:value-type="string" calcext:value-type="string">
            <text:p>2024-10-14</text:p>
          </table:table-cell>
          <table:table-cell office:value-type="float" office:value="20.0702816892017" calcext:value-type="float">
            <text:p>20,0702816892017</text:p>
          </table:table-cell>
          <table:table-cell office:value-type="float" office:value="52.0654164408385" calcext:value-type="float">
            <text:p>52,0654164408385</text:p>
          </table:table-cell>
        </table:table-row>
        <table:table-row table:style-name="ro1">
          <table:table-cell office:value-type="string" calcext:value-type="string">
            <text:p>K1.10</text:p>
          </table:table-cell>
          <table:table-cell office:value-type="string" calcext:value-type="string">
            <text:p>WP00218</text:p>
          </table:table-cell>
          <table:table-cell office:value-type="string" calcext:value-type="string">
            <text:p>Muzeum Wielkopolskiego Parku Narodowego w Jeziorach</text:p>
          </table:table-cell>
          <table:table-cell office:value-type="string" calcext:value-type="string">
            <text:p>Muzeum przyrodnicze zlokalizowane w Jeziorach. Gromadzi zbiory związane z Wielkopolskim Parkiem Narodowym. Mieści się w rezydencji zbrodniarza wojennego Arthur Greisera, który kazał ją zbudować w czasie okupacj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072</text:p>
          </table:table-cell>
          <table:table-cell office:value-type="string" calcext:value-type="string">
            <text:p>pl:Muzeum Przyrodnicze Wielkopolskiego Parku Narodowego w Jeziorach</text:p>
          </table:table-cell>
          <table:table-cell office:value-type="string" calcext:value-type="string">
            <text:p>2024-10-14</text:p>
          </table:table-cell>
          <table:table-cell office:value-type="float" office:value="16.7970096792092" calcext:value-type="float">
            <text:p>16,7970096792092</text:p>
          </table:table-cell>
          <table:table-cell office:value-type="float" office:value="52.2687992580406" calcext:value-type="float">
            <text:p>52,2687992580406</text:p>
          </table:table-cell>
        </table:table-row>
        <table:table-row table:style-name="ro1">
          <table:table-cell office:value-type="string" calcext:value-type="string">
            <text:p>K1.10</text:p>
          </table:table-cell>
          <table:table-cell office:value-type="string" calcext:value-type="string">
            <text:p>PM00849</text:p>
          </table:table-cell>
          <table:table-cell office:value-type="string" calcext:value-type="string">
            <text:p>Muzeum Wisły w Tczewie</text:p>
          </table:table-cell>
          <table:table-cell office:value-type="string" calcext:value-type="string">
            <text:p>Gmach muzeum powstał w XIX wieku jako Fabryka Wyrobów Metalowych Emila Kelcha. Obecna wystawa stała obejmuje najdawniejsze dzieje Wisły, jej złoty wiek jako głównego szlaku spławu i żeglugi, okres rozbiorów państwa polskiego, a także rozwój i przemiany w czasach rewolucji przemysłowej.</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45</text:p>
          </table:table-cell>
          <table:table-cell office:value-type="string" calcext:value-type="string">
            <text:p>pl:Muzeum Wisły w Tczewie</text:p>
          </table:table-cell>
          <table:table-cell office:value-type="string" calcext:value-type="string">
            <text:p>2024-10-14</text:p>
          </table:table-cell>
          <table:table-cell office:value-type="float" office:value="18.7937006770762" calcext:value-type="float">
            <text:p>18,7937006770762</text:p>
          </table:table-cell>
          <table:table-cell office:value-type="float" office:value="54.0848904922737" calcext:value-type="float">
            <text:p>54,0848904922737</text:p>
          </table:table-cell>
        </table:table-row>
        <table:table-row table:style-name="ro1">
          <table:table-cell office:value-type="string" calcext:value-type="string">
            <text:p>K1.10</text:p>
          </table:table-cell>
          <table:table-cell office:value-type="string" calcext:value-type="string">
            <text:p>PD00084</text:p>
          </table:table-cell>
          <table:table-cell office:value-type="string" calcext:value-type="string">
            <text:p>Muzeum Wnętrz Pałacowych w Choroszczy</text:p>
          </table:table-cell>
          <table:table-cell office:value-type="string" calcext:value-type="string">
            <text:p>W muzeum znajduje się stała ekspozycja wnętrz pałacowych z XVIII i XIX wieku. Gromadzi on również eksponaty i dokumenty związane z historią pałacu i jego właścicieli oraz meble i wyroby rzemiosła artystycznego z XVIII i XIX wieku.</text:p>
          </table:table-cell>
          <table:table-cell office:value-type="string" calcext:value-type="string">
            <text:p>o. Muzeum Podlaskiego w Białymsto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46</text:p>
          </table:table-cell>
          <table:table-cell office:value-type="string" calcext:value-type="string">
            <text:p>pl:Muzeum Wnętrz Pałacowych w Choroszczy</text:p>
          </table:table-cell>
          <table:table-cell office:value-type="string" calcext:value-type="string">
            <text:p>2024-10-14</text:p>
          </table:table-cell>
          <table:table-cell office:value-type="float" office:value="22.9793875999229" calcext:value-type="float">
            <text:p>22,9793875999229</text:p>
          </table:table-cell>
          <table:table-cell office:value-type="float" office:value="53.1523864000807" calcext:value-type="float">
            <text:p>53,1523864000807</text:p>
          </table:table-cell>
        </table:table-row>
        <table:table-row table:style-name="ro1">
          <table:table-cell office:value-type="string" calcext:value-type="string">
            <text:p>K1.10</text:p>
          </table:table-cell>
          <table:table-cell office:value-type="string" calcext:value-type="string">
            <text:p>LB00123</text:p>
          </table:table-cell>
          <table:table-cell office:value-type="string" calcext:value-type="string">
            <text:p>Muzeum Woldenberczyków w Dobiegniewie (Oflag II C Woldenberg)</text:p>
          </table:table-cell>
          <table:table-cell office:value-type="string" calcext:value-type="string">
            <text:p>Niemiecki obóz jeniecki przeznaczony dla oficerów Wojska Polskiego (oflag) i ich ordynansów, istniejący podczas II wojny światowej. Obecnie funkcjonuje tam „Muzeum Oflagu IIc Woldenberg”, które mieści się w jednym z byłych baraków niemieckiej komendantury obozu. Powierzchnia ekspozycji muzealnej wynosi ok. 400 m². W jego zbiorach znajdują się oryginalne pamiątki z czasu niewoli oraz niektóre elementy wyposażenia obozow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861</text:p>
          </table:table-cell>
          <table:table-cell office:value-type="string" calcext:value-type="string">
            <text:p>pl:Oflag II C Woldenberg</text:p>
          </table:table-cell>
          <table:table-cell office:value-type="string" calcext:value-type="string">
            <text:p>2024-10-14</text:p>
          </table:table-cell>
          <table:table-cell office:value-type="float" office:value="15.7388158845585" calcext:value-type="float">
            <text:p>15,7388158845585</text:p>
          </table:table-cell>
          <table:table-cell office:value-type="float" office:value="52.9580159207841" calcext:value-type="float">
            <text:p>52,9580159207841</text:p>
          </table:table-cell>
        </table:table-row>
        <table:table-row table:style-name="ro1">
          <table:table-cell office:value-type="string" calcext:value-type="string">
            <text:p>K1.10</text:p>
          </table:table-cell>
          <table:table-cell office:value-type="string" calcext:value-type="string">
            <text:p>SK00833</text:p>
          </table:table-cell>
          <table:table-cell office:value-type="string" calcext:value-type="string">
            <text:p>Muzeum Wsi Kieleckiej w Tokarni</text:p>
          </table:table-cell>
          <table:table-cell office:value-type="string" calcext:value-type="string">
            <text:p>Skansen powstał z inicjatywy i w zgodzie z założeniami profesora Romana Reinfussa, etnografa i znawcy kultury ludowej Kielecczyzny. Muzeum na powierzchni 65 hektarów skupia 38 zespołów obiektów, które rozmieszczono w pięciu sektorach: małomiasteczkowym, wyżynnym, dworsko-folwarcznym, budownictwa świętokrzyskiego i terenów lessowych.</text:p>
          </table:table-cell>
          <table:table-cell office:value-type="string" calcext:value-type="string">
            <text:p>o. <text:s/>Muzeum Wsi Kieleckiej w Kielcach</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8181474</text:p>
          </table:table-cell>
          <table:table-cell office:value-type="string" calcext:value-type="string">
            <text:p>pl:Park Etnograficzny w Tokarni</text:p>
          </table:table-cell>
          <table:table-cell office:value-type="string" calcext:value-type="string">
            <text:p>2024-10-14</text:p>
          </table:table-cell>
          <table:table-cell office:value-type="float" office:value="20.4354677645566" calcext:value-type="float">
            <text:p>20,4354677645566</text:p>
          </table:table-cell>
          <table:table-cell office:value-type="float" office:value="50.7642678963006" calcext:value-type="float">
            <text:p>50,7642678963006</text:p>
          </table:table-cell>
        </table:table-row>
        <table:table-row table:style-name="ro1">
          <table:table-cell office:value-type="string" calcext:value-type="string">
            <text:p>K1.10</text:p>
          </table:table-cell>
          <table:table-cell office:value-type="string" calcext:value-type="string">
            <text:p>LU00425</text:p>
          </table:table-cell>
          <table:table-cell office:value-type="string" calcext:value-type="string">
            <text:p>Muzeum Wsi Lubelskiej w Lublinie</text:p>
          </table:table-cell>
          <table:table-cell office:value-type="string" calcext:value-type="string">
            <text:p>Skansen, na terenie którego znajdują się zabytki architektury drewnianej, murowanej i zbiory etnograficzne z rejonu dawnego województwa lubelskiego, Zajmuje tereny o powierzchni ok. 27 h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54</text:p>
          </table:table-cell>
          <table:table-cell office:value-type="string" calcext:value-type="string">
            <text:p>pl:Muzeum Wsi Lubelskiej w Lublinie</text:p>
          </table:table-cell>
          <table:table-cell office:value-type="string" calcext:value-type="string">
            <text:p>2024-10-14</text:p>
          </table:table-cell>
          <table:table-cell office:value-type="float" office:value="22.5064510889701" calcext:value-type="float">
            <text:p>22,5064510889701</text:p>
          </table:table-cell>
          <table:table-cell office:value-type="float" office:value="51.2594962966297" calcext:value-type="float">
            <text:p>51,2594962966297</text:p>
          </table:table-cell>
        </table:table-row>
        <table:table-row table:style-name="ro1">
          <table:table-cell office:value-type="string" calcext:value-type="string">
            <text:p>K1.10</text:p>
          </table:table-cell>
          <table:table-cell office:value-type="string" calcext:value-type="string">
            <text:p>MZ00605</text:p>
          </table:table-cell>
          <table:table-cell office:value-type="string" calcext:value-type="string">
            <text:p>Muzeum Wsi Mazowieckiej w Sierpcu</text:p>
          </table:table-cell>
          <table:table-cell office:value-type="string" calcext:value-type="string">
            <text:p>Muzeum w formie skansenu, powołano w 1975 r. terenie obejmującym 60,5 ha. Zgromadzono w nim ponad 80 obiektów małej i dużej architektury. W skład ekspozycji wchodzi: 11 zagród chłopskich z przełomu XIX i XX wieku; zrekonstruowany dworek szlachecki; XVIII-wieczny kościół drewniany z miejscowości Drążdżewo; drewniany wiatrak reprezentujący najstarszy i najpopularniejszy na terenach Europy typ młynów wiatrowych, koźlak; wystawy stałe w Galerii rzeźby ludowej i Powozowni. Obecnie w Muzeum zgromadzonych jest ponad 13 000 ekspona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56</text:p>
          </table:table-cell>
          <table:table-cell office:value-type="string" calcext:value-type="string">
            <text:p>pl:Muzeum Wsi Mazowieckiej w Sierpcu</text:p>
          </table:table-cell>
          <table:table-cell office:value-type="string" calcext:value-type="string">
            <text:p>2024-10-14</text:p>
          </table:table-cell>
          <table:table-cell office:value-type="float" office:value="19.6368158766312" calcext:value-type="float">
            <text:p>19,6368158766312</text:p>
          </table:table-cell>
          <table:table-cell office:value-type="float" office:value="52.8650100952456" calcext:value-type="float">
            <text:p>52,8650100952456</text:p>
          </table:table-cell>
        </table:table-row>
        <table:table-row table:style-name="ro1">
          <table:table-cell office:value-type="string" calcext:value-type="string">
            <text:p>K1.10</text:p>
          </table:table-cell>
          <table:table-cell office:value-type="string" calcext:value-type="string">
            <text:p>OP00478</text:p>
          </table:table-cell>
          <table:table-cell office:value-type="string" calcext:value-type="string">
            <text:p>Muzeum Wsi Opolskiej w Opolu - Bierkowicach</text:p>
          </table:table-cell>
          <table:table-cell office:value-type="string" calcext:value-type="string">
            <text:p>Zostało utworzone w 1961 r. Espozycję stanowią przeniesione i odbudowane obiekty architektury wiejskiej ilustrujące warunki życia ludności wiejskiej w okresie od XVIII do początków XX wieku: budynki mieszkalne, stodoły, spichlerze, a także młyny i wiatraki, kuźnia, kościół, karczma i szkoła. Muzeum posiada również kolekcję prawie 7000 muzealiów z zakresu kultury materialnej obejmująca zabytkowe przedmioty z dziedziny gospodarki rolniczej, hodowlanej, rzemiosła i życia codziennego mieszkańców wsi opolskiej. Poza sezonem turystycznym muzeum udostępnia do zwiedzania jedynie tereny parkowe, bez wnętrz budynków i stałych wysta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2560</text:p>
          </table:table-cell>
          <table:table-cell office:value-type="string" calcext:value-type="string">
            <text:p>pl:Muzeum Wsi Opolskiej w Opolu</text:p>
          </table:table-cell>
          <table:table-cell office:value-type="string" calcext:value-type="string">
            <text:p>2024-10-14</text:p>
          </table:table-cell>
          <table:table-cell office:value-type="float" office:value="17.8613433770495" calcext:value-type="float">
            <text:p>17,8613433770495</text:p>
          </table:table-cell>
          <table:table-cell office:value-type="float" office:value="50.6834129616275" calcext:value-type="float">
            <text:p>50,6834129616275</text:p>
          </table:table-cell>
        </table:table-row>
        <table:table-row table:style-name="ro1">
          <table:table-cell office:value-type="string" calcext:value-type="string">
            <text:p>K1.10</text:p>
          </table:table-cell>
          <table:table-cell office:value-type="string" calcext:value-type="string">
            <text:p>MZ00559</text:p>
          </table:table-cell>
          <table:table-cell office:value-type="string" calcext:value-type="string">
            <text:p>Muzeum Wsi Radomskiej w Radomiu</text:p>
          </table:table-cell>
          <table:table-cell office:value-type="string" calcext:value-type="string">
            <text:p>W muzeum obszarze 32 ha zgromadzono ponad 60 obiektów architektury ludowej, głównie drewnianej. Prezentuje kulturę oraz budownictwo regionu radomskiego. Wśród unikatowych zbiorów znajdują się także współcześnie zrekonstruowane zabudowan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55</text:p>
          </table:table-cell>
          <table:table-cell office:value-type="string" calcext:value-type="string">
            <text:p>pl:Muzeum Wsi Radomskiej w Radomiu</text:p>
          </table:table-cell>
          <table:table-cell office:value-type="string" calcext:value-type="string">
            <text:p>2024-10-14</text:p>
          </table:table-cell>
          <table:table-cell office:value-type="float" office:value="21.0808991028562" calcext:value-type="float">
            <text:p>21,0808991028562</text:p>
          </table:table-cell>
          <table:table-cell office:value-type="float" office:value="51.364679053875" calcext:value-type="float">
            <text:p>51,364679053875</text:p>
          </table:table-cell>
        </table:table-row>
        <table:table-row table:style-name="ro1">
          <table:table-cell office:value-type="string" calcext:value-type="string">
            <text:p>K1.10</text:p>
          </table:table-cell>
          <table:table-cell office:value-type="string" calcext:value-type="string">
            <text:p>PM00255</text:p>
          </table:table-cell>
          <table:table-cell office:value-type="string" calcext:value-type="string">
            <text:p>Muzeum Wsi Słowińskiej w Klukach</text:p>
          </table:table-cell>
          <table:table-cell office:value-type="string" calcext:value-type="string">
            <text:p>Placówka zapoczątkowała swoją działalność w 1963 roku, organizując w jednej z zagród, zbudowanej w połowie XIX wieku i zachowanej w miejscu pierwotnej lokalizacji stałą ekspozycję prezentującą kulturę Słowińców – ludności zamieszkałej niegdyś nad jeziorami Gardno i Łebsk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01614</text:p>
          </table:table-cell>
          <table:table-cell office:value-type="string" calcext:value-type="string">
            <text:p>pl:Muzeum Wsi Słowińskiej</text:p>
          </table:table-cell>
          <table:table-cell office:value-type="string" calcext:value-type="string">
            <text:p>2024-10-14</text:p>
          </table:table-cell>
          <table:table-cell office:value-type="float" office:value="17.3346505200611" calcext:value-type="float">
            <text:p>17,3346505200611</text:p>
          </table:table-cell>
          <table:table-cell office:value-type="float" office:value="54.682001204984" calcext:value-type="float">
            <text:p>54,682001204984</text:p>
          </table:table-cell>
        </table:table-row>
        <table:table-row table:style-name="ro1">
          <table:table-cell office:value-type="string" calcext:value-type="string">
            <text:p>K1.10</text:p>
          </table:table-cell>
          <table:table-cell office:value-type="string" calcext:value-type="string">
            <text:p>SK00601</text:p>
          </table:table-cell>
          <table:table-cell office:value-type="string" calcext:value-type="string">
            <text:p>Muzeum Zagłębia Staropolskiego w Sielpi Wielkiej</text:p>
          </table:table-cell>
          <table:table-cell office:value-type="string" calcext:value-type="string">
            <text:p>Muzeum obejmuje zespół dawnych zabudowań przemysłowych z XIX w wraz z urządzeniami walcowniczymi i hutniczymi. Do najcenniejszych eksponatów należą: 8-metrowe koło wodne, wykonane według projektu Filipa de Girarda oraz około 30 maszyn z przełomu XVIII i XIX wieku, takich jak tokarki, strugarki, prasy, wiertarki i obrabiarki. W ramach ekspozycji plenerowej prezentowane jest koło wodne wraz z młotem, pochodzące z XVI-wiecznej kuźn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68</text:p>
          </table:table-cell>
          <table:table-cell office:value-type="string" calcext:value-type="string">
            <text:p>pl:Muzeum Zagłębia Staropolskiego w Sielpi</text:p>
          </table:table-cell>
          <table:table-cell office:value-type="string" calcext:value-type="string">
            <text:p>2024-10-14</text:p>
          </table:table-cell>
          <table:table-cell office:value-type="float" office:value="20.3474950793774" calcext:value-type="float">
            <text:p>20,3474950793774</text:p>
          </table:table-cell>
          <table:table-cell office:value-type="float" office:value="51.1147861498445" calcext:value-type="float">
            <text:p>51,1147861498445</text:p>
          </table:table-cell>
        </table:table-row>
        <table:table-row table:style-name="ro1">
          <table:table-cell office:value-type="string" calcext:value-type="string">
            <text:p>K1.10</text:p>
          </table:table-cell>
          <table:table-cell office:value-type="string" calcext:value-type="string">
            <text:p>PM00852</text:p>
          </table:table-cell>
          <table:table-cell office:value-type="string" calcext:value-type="string">
            <text:p>Muzeum Zalewu Wiślanego</text:p>
          </table:table-cell>
          <table:table-cell office:value-type="string" calcext:value-type="string">
            <text:p>Muzeum na swoich wystawach prezentuje historię szkutnictwa i rybołówstwa nad Zalewem Wiślanym. Wśród eksponatów muzeum jest oryginalny, w pełni wyposażony warsztat szkutniczy rodziny Schmidtów z miejscowości Łaszka k. Sztutowa oraz barkas - jednostka o napędzie żaglowym wykorzystywana do połowów jeszcze w latach 60. XX wieku.</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65</text:p>
          </table:table-cell>
          <table:table-cell office:value-type="string" calcext:value-type="string">
            <text:p>pl:Muzeum Zalewu Wiślanego</text:p>
          </table:table-cell>
          <table:table-cell office:value-type="string" calcext:value-type="string">
            <text:p>2024-10-14</text:p>
          </table:table-cell>
          <table:table-cell office:value-type="float" office:value="19.2369022786319" calcext:value-type="float">
            <text:p>19,2369022786319</text:p>
          </table:table-cell>
          <table:table-cell office:value-type="float" office:value="54.3410740391852" calcext:value-type="float">
            <text:p>54,3410740391852</text:p>
          </table:table-cell>
        </table:table-row>
        <table:table-row table:style-name="ro1">
          <table:table-cell office:value-type="string" calcext:value-type="string">
            <text:p>K1.10</text:p>
          </table:table-cell>
          <table:table-cell office:value-type="string" calcext:value-type="string">
            <text:p>WP00639</text:p>
          </table:table-cell>
          <table:table-cell office:value-type="string" calcext:value-type="string">
            <text:p>Muzeum Zamek Górków w Szamotułach</text:p>
          </table:table-cell>
          <table:table-cell office:value-type="string" calcext:value-type="string">
            <text:p>Kompleks składa sie z zamku wraz z Basztą Halszki i budynkami pomocniczymi (oficyny i bażanciarnia), położonymi w zabytkowym parku. Na zamku od 1551 r. działała pierwsza w historii wielkopolska drukarnia, która wydawała książki w języku polskim i czeskim. Budynek jest siedzibą muzeum, w którym prezentuje się zabytkowe wnętrza, regionalne zbiory archeologiczne i etnograficzne oraz historię rodu Gór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19092</text:p>
          </table:table-cell>
          <table:table-cell office:value-type="string" calcext:value-type="string">
            <text:p>pl:Zamek w Szamotułach</text:p>
          </table:table-cell>
          <table:table-cell office:value-type="string" calcext:value-type="string">
            <text:p>2024-10-14</text:p>
          </table:table-cell>
          <table:table-cell office:value-type="float" office:value="16.5774901341449" calcext:value-type="float">
            <text:p>16,5774901341449</text:p>
          </table:table-cell>
          <table:table-cell office:value-type="float" office:value="52.6150998115477" calcext:value-type="float">
            <text:p>52,6150998115477</text:p>
          </table:table-cell>
        </table:table-row>
        <table:table-row table:style-name="ro1">
          <table:table-cell office:value-type="string" calcext:value-type="string">
            <text:p>K1.10</text:p>
          </table:table-cell>
          <table:table-cell office:value-type="string" calcext:value-type="string">
            <text:p>WP00604</text:p>
          </table:table-cell>
          <table:table-cell office:value-type="string" calcext:value-type="string">
            <text:p>Muzeum Zamek Opalińskich w Sierakowie</text:p>
          </table:table-cell>
          <table:table-cell office:value-type="string" calcext:value-type="string">
            <text:p>Początki zamku sięgają końca XIV wieku. Wielokrotnie przebudowywany w końcu w 1829 r. w związku z budową nowej drogi pozostałości zamku zostały rozebrane. W 1991 r. rozpoczęto prace budowlano-badawcze mające na celu odrestaurowanie trwały dwa lata. Z braku źródeł o wyglądzie zamku postanowiono dokonać jedynie "restytucji" skrzydła południowego poprzez nadbudowę zachowanych piwnic i nakrycie budynku wysokim krytym dachówką dachem. W odrestaurowanym budynku działa od 1995 r. muzeum prezentujące dzieje Ziemi Sierakowskiej od czasów najdawniejszych po współczesność.</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67</text:p>
          </table:table-cell>
          <table:table-cell office:value-type="string" calcext:value-type="string">
            <text:p>pl:Muzeum Zamek Opalińskich</text:p>
          </table:table-cell>
          <table:table-cell office:value-type="string" calcext:value-type="string">
            <text:p>2024-10-14</text:p>
          </table:table-cell>
          <table:table-cell office:value-type="float" office:value="16.0845302004662" calcext:value-type="float">
            <text:p>16,0845302004662</text:p>
          </table:table-cell>
          <table:table-cell office:value-type="float" office:value="52.6514408971912" calcext:value-type="float">
            <text:p>52,6514408971912</text:p>
          </table:table-cell>
        </table:table-row>
        <table:table-row table:style-name="ro1">
          <table:table-cell office:value-type="string" calcext:value-type="string">
            <text:p>K1.10</text:p>
          </table:table-cell>
          <table:table-cell office:value-type="string" calcext:value-type="string">
            <text:p>MA00120</text:p>
          </table:table-cell>
          <table:table-cell office:value-type="string" calcext:value-type="string">
            <text:p>Muzeum Zamkowe w Dębnie</text:p>
          </table:table-cell>
          <table:table-cell office:value-type="string" calcext:value-type="string">
            <text:p>Muzeum jest oddziałem Muzeum Ziemi Tarnowskiej w Tarnowie. Od 1978 r. miesci się w późnogotyckim zamamku wzniesiony w latach 1470–1480 dla kanclerza wielkiego koronnego Jakuba z Dębna, na planie nieregularnego czworob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21022</text:p>
          </table:table-cell>
          <table:table-cell office:value-type="string" calcext:value-type="string">
            <text:p>pl:Zamek w Dębnie</text:p>
          </table:table-cell>
          <table:table-cell office:value-type="string" calcext:value-type="string">
            <text:p>2024-10-14</text:p>
          </table:table-cell>
          <table:table-cell office:value-type="float" office:value="20.7155161195232" calcext:value-type="float">
            <text:p>20,7155161195232</text:p>
          </table:table-cell>
          <table:table-cell office:value-type="float" office:value="49.9642143966196" calcext:value-type="float">
            <text:p>49,9642143966196</text:p>
          </table:table-cell>
        </table:table-row>
        <table:table-row table:style-name="ro1">
          <table:table-cell office:value-type="string" calcext:value-type="string">
            <text:p>K1.10</text:p>
          </table:table-cell>
          <table:table-cell office:value-type="string" calcext:value-type="string">
            <text:p>WP00158</text:p>
          </table:table-cell>
          <table:table-cell office:value-type="string" calcext:value-type="string">
            <text:p>Muzeum Zamkowe w Gołuchowie</text:p>
          </table:table-cell>
          <table:table-cell office:value-type="string" calcext:value-type="string">
            <text:p>Wczesnorenesansowa murowana budowla o charakterze obronnym, kilkukondygnacyjna, na planie prostokąta, z basztami w każdym z narożników, która została wzniesiona w latach 1550–1560. Przebudowana w drugiej połowie XIX w. przez Izabellę z Czartoryskich Działyńską. Obecnie w zamku mieści się oddział Muzeum Narodowego w Poznaniu z ekspozycją zabytkowych wnętrz i dzieł sztu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39</text:p>
          </table:table-cell>
          <table:table-cell office:value-type="string" calcext:value-type="string">
            <text:p>pl:Zamek w Gołuchowie</text:p>
          </table:table-cell>
          <table:table-cell office:value-type="string" calcext:value-type="string">
            <text:p>2024-10-14</text:p>
          </table:table-cell>
          <table:table-cell office:value-type="float" office:value="17.9338507282404" calcext:value-type="float">
            <text:p>17,9338507282404</text:p>
          </table:table-cell>
          <table:table-cell office:value-type="float" office:value="51.8525978329359" calcext:value-type="float">
            <text:p>51,8525978329359</text:p>
          </table:table-cell>
        </table:table-row>
        <table:table-row table:style-name="ro1">
          <table:table-cell office:value-type="string" calcext:value-type="string">
            <text:p>K1.10</text:p>
          </table:table-cell>
          <table:table-cell office:value-type="string" calcext:value-type="string">
            <text:p>PM00364</text:p>
          </table:table-cell>
          <table:table-cell office:value-type="string" calcext:value-type="string">
            <text:p>Muzeum Zamkowe w Malborku</text:p>
          </table:table-cell>
          <table:table-cell office:value-type="string" calcext:value-type="string">
            <text:p>Muzeum o charakterze historyczno-artystycznym oraz placówka kulturalno-naukowa powołana dnia 1 stycznia 1961 roku. Mieści się w historycznym największym na świecie ceglanym zamku krzyżackim w Malborku, w którym zgromadzono ponad 40 tys. muzealiów, głównie dzieł rzeźby, malarstwa i rzemiosła artystycznego.</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1787266</text:p>
          </table:table-cell>
          <table:table-cell office:value-type="string" calcext:value-type="string">
            <text:p>pl:Muzeum Zamkowe w Malborku</text:p>
          </table:table-cell>
          <table:table-cell office:value-type="string" calcext:value-type="string">
            <text:p>2024-10-14</text:p>
          </table:table-cell>
          <table:table-cell office:value-type="float" office:value="19.0277635849483" calcext:value-type="float">
            <text:p>19,0277635849483</text:p>
          </table:table-cell>
          <table:table-cell office:value-type="float" office:value="54.0400015266139" calcext:value-type="float">
            <text:p>54,0400015266139</text:p>
          </table:table-cell>
        </table:table-row>
        <table:table-row table:style-name="ro1">
          <table:table-cell office:value-type="string" calcext:value-type="string">
            <text:p>K1.10</text:p>
          </table:table-cell>
          <table:table-cell office:value-type="string" calcext:value-type="string">
            <text:p>LU00308</text:p>
          </table:table-cell>
          <table:table-cell office:value-type="string" calcext:value-type="string">
            <text:p>Muzeum Zamoyskich w Kozłówce</text:p>
          </table:table-cell>
          <table:table-cell office:value-type="string" calcext:value-type="string">
            <text:p>Muzeum mieści się w pałacu rodziny Zamoyskich zbudowanym w latach 1736–1742. We wnętrzach pałacu, które zachowały autentyczny wystrój z przełomu XIX wieku i XX wieku w tym: neobarokowe i neoregencyjne plafony, piece z miśnieńskich kafli, marmurowe kominki, dębowe parkiety, zgromadzona jest również niezwykła kolekcja malarstwa, mebli, rzeźb, luster, kobierców, porcelany, złoconych brązów i sreber. W ramach muzeum działa również Galeria Socrealizmu, prezentującą dzieła związane z realizmem socjalistycznym.</text:p>
          </table:table-cell>
          <table:table-cell office:value-type="string" calcext:value-type="string">
            <text:p>W PH obiekt jest oznaczony jako Zespół pałacowo - parkowy. W CKKP jest oznaczony jako muzeum. </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0386531</text:p>
          </table:table-cell>
          <table:table-cell office:value-type="string" calcext:value-type="string">
            <text:p>pl:Muzeum Zamoyskich w Kozłówce</text:p>
          </table:table-cell>
          <table:table-cell office:value-type="string" calcext:value-type="string">
            <text:p>2024-10-14</text:p>
          </table:table-cell>
          <table:table-cell office:value-type="float" office:value="22.4894533112099" calcext:value-type="float">
            <text:p>22,4894533112099</text:p>
          </table:table-cell>
          <table:table-cell office:value-type="float" office:value="51.4595967989218" calcext:value-type="float">
            <text:p>51,4595967989218</text:p>
          </table:table-cell>
        </table:table-row>
        <table:table-row table:style-name="ro1">
          <table:table-cell office:value-type="string" calcext:value-type="string">
            <text:p>K1.10</text:p>
          </table:table-cell>
          <table:table-cell office:value-type="string" calcext:value-type="string">
            <text:p>LD00430</text:p>
          </table:table-cell>
          <table:table-cell office:value-type="string" calcext:value-type="string">
            <text:p>Muzeum Zespół Opactwa Cystersów w Sulejowie</text:p>
          </table:table-cell>
          <table:table-cell office:value-type="string" calcext:value-type="string">
            <text:p>Jeden z najlepiej zachowanych zespołów cysterskich w Polsce, będący zabytkiem architektury romańskiej. Z klasztoru zachowało się skrzydło wsch. z kapitularzem póżnoromańskim, wspartym na centralnej kolumnie i gotyckim krużgankiem. Z dawnego pałacu opatów została jedna ściana. Zachowały się również budynki gospodarcze z XV-XVI w. i XVII w.; dawny arsenał z XVI-XVI w. Obecnie <text:s/>część zabudowań zajmuje hotel Best Western Podklasztorze oraz restauracja Miód i Win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80940</text:p>
          </table:table-cell>
          <table:table-cell office:value-type="string" calcext:value-type="string">
            <text:p>pl:Opactwo Cystersów w Sulejowie</text:p>
          </table:table-cell>
          <table:table-cell office:value-type="string" calcext:value-type="string">
            <text:p>2024-10-14</text:p>
          </table:table-cell>
          <table:table-cell office:value-type="float" office:value="19.8794001065317" calcext:value-type="float">
            <text:p>19,8794001065317</text:p>
          </table:table-cell>
          <table:table-cell office:value-type="float" office:value="51.3645194448317" calcext:value-type="float">
            <text:p>51,3645194448317</text:p>
          </table:table-cell>
        </table:table-row>
        <table:table-row table:style-name="ro1">
          <table:table-cell office:value-type="string" calcext:value-type="string">
            <text:p>K1.30</text:p>
          </table:table-cell>
          <table:table-cell office:value-type="string" calcext:value-type="string">
            <text:p>MZ00493</text:p>
          </table:table-cell>
          <table:table-cell office:value-type="string" calcext:value-type="string">
            <text:p>Muzeum-Miejsce Pamięci w Palmirach</text:p>
          </table:table-cell>
          <table:table-cell office:value-type="string" calcext:value-type="string">
            <text:p>Miejsce pamięci narodowej z grobami przeszło 2 tysięcy Polaków, zamordowanych przez Niemców w czasie II wojny światow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59257</text:p>
          </table:table-cell>
          <table:table-cell office:value-type="string" calcext:value-type="string">
            <text:p>pl:Cmentarz w Palmirach</text:p>
          </table:table-cell>
          <table:table-cell office:value-type="string" calcext:value-type="string">
            <text:p>2024-10-14</text:p>
          </table:table-cell>
          <table:table-cell office:value-type="float" office:value="20.7453698407171" calcext:value-type="float">
            <text:p>20,7453698407171</text:p>
          </table:table-cell>
          <table:table-cell office:value-type="float" office:value="52.3320500413487" calcext:value-type="float">
            <text:p>52,3320500413487</text:p>
          </table:table-cell>
        </table:table-row>
        <table:table-row table:style-name="ro1">
          <table:table-cell office:value-type="string" calcext:value-type="string">
            <text:p>K1.10</text:p>
          </table:table-cell>
          <table:table-cell office:value-type="string" calcext:value-type="string">
            <text:p>PK00349</text:p>
          </table:table-cell>
          <table:table-cell office:value-type="string" calcext:value-type="string">
            <text:p>Muzeum-Zamek w Łańcucie</text:p>
          </table:table-cell>
          <table:table-cell office:value-type="string" calcext:value-type="string">
            <text:p>Muzeum powstałe w 1944 r. z siedzibą w Zamku w Łańcucie, który jest jedną z najpiękniejszych rezydencji arystokratycznych w Polsce. Słynie ze znakomitych wnętrz mieszkalnych oraz niezwykle interesującej kolekcji pojazdów konnych. Zespół pałacowy otacza stary, malowniczy park w stylu angielskim, w którym wznoszą się liczne pawilony i zabudowania gospodarcze, ściśle niegdyś związane z codziennym życiem łańcuckiej rezydencj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0388042</text:p>
          </table:table-cell>
          <table:table-cell office:value-type="string" calcext:value-type="string">
            <text:p>pl:Muzeum – Zamek w Łańcucie</text:p>
          </table:table-cell>
          <table:table-cell office:value-type="string" calcext:value-type="string">
            <text:p>2024-10-14</text:p>
          </table:table-cell>
          <table:table-cell office:value-type="float" office:value="22.2345723413423" calcext:value-type="float">
            <text:p>22,2345723413423</text:p>
          </table:table-cell>
          <table:table-cell office:value-type="float" office:value="50.0684613909778" calcext:value-type="float">
            <text:p>50,0684613909778</text:p>
          </table:table-cell>
        </table:table-row>
        <table:table-row table:style-name="ro1">
          <table:table-cell office:value-type="string" calcext:value-type="string">
            <text:p>K1.10</text:p>
          </table:table-cell>
          <table:table-cell office:value-type="string" calcext:value-type="string">
            <text:p>MZ00808</text:p>
          </table:table-cell>
          <table:table-cell office:value-type="string" calcext:value-type="string">
            <text:p>Muzeum-Dom Fryderyka Chopina w Żelazowej Woli</text:p>
          </table:table-cell>
          <table:table-cell office:value-type="string" calcext:value-type="string">
            <text:p>Muzeum biograficzne Fryderyka Chopina oraz 7-hektarowy park krajobrazowy. Mieści się w dworku zbudowanym około 180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17089</text:p>
          </table:table-cell>
          <table:table-cell office:value-type="string" calcext:value-type="string">
            <text:p>pl:Dom Urodzenia Fryderyka Chopina</text:p>
          </table:table-cell>
          <table:table-cell office:value-type="string" calcext:value-type="string">
            <text:p>2024-10-14</text:p>
          </table:table-cell>
          <table:table-cell office:value-type="float" office:value="20.3112470162196" calcext:value-type="float">
            <text:p>20,3112470162196</text:p>
          </table:table-cell>
          <table:table-cell office:value-type="float" office:value="52.2568253149114" calcext:value-type="float">
            <text:p>52,2568253149114</text:p>
          </table:table-cell>
        </table:table-row>
        <table:table-row table:style-name="ro1">
          <table:table-cell office:value-type="string" calcext:value-type="string">
            <text:p>K1.10</text:p>
          </table:table-cell>
          <table:table-cell office:value-type="string" calcext:value-type="string">
            <text:p>MZ00613</text:p>
          </table:table-cell>
          <table:table-cell office:value-type="string" calcext:value-type="string">
            <text:p>Muzeum Ziemi Sochaczewskiej i Pola Bitwy nad Bzurą w Sochaczewie</text:p>
          </table:table-cell>
          <table:table-cell office:value-type="string" calcext:value-type="string">
            <text:p>Mieści się w klasycystycznym budynku ratusza w Sochaczewie z lat 30. XIX w W muzeum znajdują się wystawy stałe: „Pole bitwy 1939–1945” – „Gdy bój nad Bzurą wrzał...”, „Nad Bzurą bez zmian” , „Archeologia Ziemi Sochaczew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84</text:p>
          </table:table-cell>
          <table:table-cell office:value-type="string" calcext:value-type="string">
            <text:p>pl:Muzeum Ziemi Sochaczewskiej i Pola Bitwy nad Bzurą</text:p>
          </table:table-cell>
          <table:table-cell office:value-type="string" calcext:value-type="string">
            <text:p>2024-10-14</text:p>
          </table:table-cell>
          <table:table-cell office:value-type="float" office:value="20.2370825086371" calcext:value-type="float">
            <text:p>20,2370825086371</text:p>
          </table:table-cell>
          <table:table-cell office:value-type="float" office:value="52.2300419398749" calcext:value-type="float">
            <text:p>52,2300419398749</text:p>
          </table:table-cell>
        </table:table-row>
        <table:table-row table:style-name="ro1">
          <table:table-cell office:value-type="string" calcext:value-type="string">
            <text:p>K1.10</text:p>
          </table:table-cell>
          <table:table-cell office:value-type="string" calcext:value-type="string">
            <text:p>LB00801</text:p>
          </table:table-cell>
          <table:table-cell office:value-type="string" calcext:value-type="string">
            <text:p>Muzeum Ziemi Lubuskiej w Zielonej Górze</text:p>
          </table:table-cell>
          <table:table-cell office:value-type="string" calcext:value-type="string">
            <text:p>Muzeum gromadzi i chroni materialne i duchowe dziedzictwo kulturowe ziem położonych nad środkową Odrą. W swoich zbiorach zgromadziło ponad 17 tysięcy obiek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78</text:p>
          </table:table-cell>
          <table:table-cell office:value-type="string" calcext:value-type="string">
            <text:p>pl:Muzeum Ziemi Lubuskiej w Zielonej Górze</text:p>
          </table:table-cell>
          <table:table-cell office:value-type="string" calcext:value-type="string">
            <text:p>2024-10-14</text:p>
          </table:table-cell>
          <table:table-cell office:value-type="float" office:value="15.508743582388" calcext:value-type="float">
            <text:p>15,508743582388</text:p>
          </table:table-cell>
          <table:table-cell office:value-type="float" office:value="51.9416273987317" calcext:value-type="float">
            <text:p>51,9416273987317</text:p>
          </table:table-cell>
        </table:table-row>
        <table:table-row table:style-name="ro1">
          <table:table-cell office:value-type="string" calcext:value-type="string">
            <text:p>K1.10</text:p>
          </table:table-cell>
          <table:table-cell office:value-type="string" calcext:value-type="string">
            <text:p>WP00224</text:p>
          </table:table-cell>
          <table:table-cell office:value-type="string" calcext:value-type="string">
            <text:p>Muzeum Ziemi Kaliskiej w Kaliszu</text:p>
          </table:table-cell>
          <table:table-cell office:value-type="string" calcext:value-type="string">
            <text:p>Muzeum założone w 1906 r. jako Muzeum Archeologiczne. Jedno z najstarszych muzeów regionalnych w Polsce, dokumentuje historię Kalisza i Kaliskiego (wschodniej Wielkopol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7</text:p>
          </table:table-cell>
          <table:table-cell office:value-type="string" calcext:value-type="string">
            <text:p>pl:Muzeum Okręgowe Ziemi Kaliskiej w Kaliszu</text:p>
          </table:table-cell>
          <table:table-cell office:value-type="string" calcext:value-type="string">
            <text:p>2024-10-14</text:p>
          </table:table-cell>
          <table:table-cell office:value-type="float" office:value="18.0821348666981" calcext:value-type="float">
            <text:p>18,0821348666981</text:p>
          </table:table-cell>
          <table:table-cell office:value-type="float" office:value="51.7607158712504" calcext:value-type="float">
            <text:p>51,7607158712504</text:p>
          </table:table-cell>
        </table:table-row>
        <table:table-row table:style-name="ro1">
          <table:table-cell office:value-type="string" calcext:value-type="string">
            <text:p>K1.10</text:p>
          </table:table-cell>
          <table:table-cell office:value-type="string" calcext:value-type="string">
            <text:p>DS00256</text:p>
          </table:table-cell>
          <table:table-cell office:value-type="string" calcext:value-type="string">
            <text:p>Muzeum Ziemi Kłodzkiej w Kłodzku</text:p>
          </table:table-cell>
          <table:table-cell office:value-type="string" calcext:value-type="string">
            <text:p>Powstała w 1963 r. placówka muzealna i naukowa obejmująca swoim zainteresowaniem teren ziemi kłodzkiej i jej wielonarodową spuściznę kulturową, a tym geologię, geografię, historię, historię kultury materialnej i sztuki regionu. Siedzibą muzeum jest dawny konwikt jezuicki w Kłodz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77</text:p>
          </table:table-cell>
          <table:table-cell office:value-type="string" calcext:value-type="string">
            <text:p>pl:Muzeum Ziemi Kłodzkiej w Kłodzku</text:p>
          </table:table-cell>
          <table:table-cell office:value-type="string" calcext:value-type="string">
            <text:p>2024-10-14</text:p>
          </table:table-cell>
          <table:table-cell office:value-type="float" office:value="16.6514554468768" calcext:value-type="float">
            <text:p>16,6514554468768</text:p>
          </table:table-cell>
          <table:table-cell office:value-type="float" office:value="50.4381922360237" calcext:value-type="float">
            <text:p>50,4381922360237</text:p>
          </table:table-cell>
        </table:table-row>
        <table:table-row table:style-name="ro1">
          <table:table-cell office:value-type="string" calcext:value-type="string">
            <text:p>P2.00</text:p>
          </table:table-cell>
          <table:table-cell office:value-type="string" calcext:value-type="string">
            <text:p>PM00186</text:p>
          </table:table-cell>
          <table:table-cell office:value-type="string" calcext:value-type="string">
            <text:p>Fokarium na Helu – Stacja Morska Instytutu Oceanografii Uniwersytetu Gdańskiego</text:p>
          </table:table-cell>
          <table:table-cell office:value-type="string" calcext:value-type="string">
            <text:p>Fokarium składa się z kompleksu trzech basenów hodowlanych, kilku małych basenów-separatek (dla osobników młodych i chorych wymagających rehabilitacji) i budynku dydaktyczno-laboratoryjnego z salą seminaryjną i laboratoriami. Placówka prowadzi działalność naukową, której celem jest odtworzenie kolonii foki szarej w akwenie południowego Bałtyku. Jest jedną z największych atrakcji turystycznych Hel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440540</text:p>
          </table:table-cell>
          <table:table-cell office:value-type="string" calcext:value-type="string">
            <text:p>pl:Fokarium w Helu</text:p>
          </table:table-cell>
          <table:table-cell office:value-type="string" calcext:value-type="string">
            <text:p>2024-10-14</text:p>
          </table:table-cell>
          <table:table-cell office:value-type="float" office:value="18.8000520493529" calcext:value-type="float">
            <text:p>18,8000520493529</text:p>
          </table:table-cell>
          <table:table-cell office:value-type="float" office:value="54.6069509135523" calcext:value-type="float">
            <text:p>54,6069509135523</text:p>
          </table:table-cell>
        </table:table-row>
        <table:table-row table:style-name="ro1">
          <table:table-cell office:value-type="string" calcext:value-type="string">
            <text:p>K1.10</text:p>
          </table:table-cell>
          <table:table-cell office:value-type="string" calcext:value-type="string">
            <text:p>KP00909</text:p>
          </table:table-cell>
          <table:table-cell office:value-type="string" calcext:value-type="string">
            <text:p>Exploseum w Bydgoszczy</text:p>
          </table:table-cell>
          <table:table-cell office:value-type="string" calcext:value-type="string">
            <text:p>Placówka muzealna, prezentująca architekturę przemysłową III Rzeszy na obszarze DAG Fabrik Bromberg (jednego z największych przedsiębiorstw zbrojeniowych III Rzeszy wzniesionego na okupowanych ziemiach polskich), wraz z podziemną trasą turystyczną. Ekspozycje dotyczą historii koncernu DAG, którego założycielem był Alfred Nobel, fabryki DAG Bromberg, wojskowości, uzbrojenia, materiałów wybuchowych, a także pracy przymusowej na terenach III Rzeszy, ruchu oporu, konspiracji i sabotażu.</text:p>
          </table:table-cell>
          <table:table-cell office:value-type="string" calcext:value-type="string">
            <text:p>fo Muzeum Okręgowe im. Leona Wyczółkowskiego w Bydgoszczy.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57141</text:p>
          </table:table-cell>
          <table:table-cell office:value-type="string" calcext:value-type="string">
            <text:p>pl:Exploseum w Bydgoszczy</text:p>
          </table:table-cell>
          <table:table-cell office:value-type="string" calcext:value-type="string">
            <text:p>2024-10-14</text:p>
          </table:table-cell>
          <table:table-cell office:value-type="float" office:value="18.075361216765" calcext:value-type="float">
            <text:p>18,075361216765</text:p>
          </table:table-cell>
          <table:table-cell office:value-type="float" office:value="53.0715505403612" calcext:value-type="float">
            <text:p>53,0715505403612</text:p>
          </table:table-cell>
        </table:table-row>
        <table:table-row table:style-name="ro1">
          <table:table-cell office:value-type="string" calcext:value-type="string">
            <text:p>K1.10</text:p>
          </table:table-cell>
          <table:table-cell office:value-type="string" calcext:value-type="string">
            <text:p>MA00831</text:p>
          </table:table-cell>
          <table:table-cell office:value-type="string" calcext:value-type="string">
            <text:p>Fabryka Schindlera - Oddział Muzeum Historycznego m. Krakowa</text:p>
          </table:table-cell>
          <table:table-cell office:value-type="string" calcext:value-type="string">
            <text:p>Fabryka Emalia Oskara Schindlera – oddział Muzeum Historycznego Miasta Krakowa, dawna fabryka założona w 1937r. w Krakowie, jako Fabryka Naczyń Emaliowanych i Wyrobów Blaszanych „Rekord”, której jednym z założycieli był przedsiębiorca związany wcześniej z olkuską Emalią, Wolf Luzer Glajtman. Wydzierżawiona, a potem przejęta przez niemieckiego przedsiębiorcę Oskara Schindlera w 1939r. jako Niemiecka Fabryka Wyrobów Emaliowanych – Deutsche Emailwarenfabrik (DEF), prowadzona przez Schindlera do roku 1945. Fabryka mieści się przy ulicy Lipowej 4, na krakowskim Zabłoci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522</text:p>
          </table:table-cell>
          <table:table-cell office:value-type="string" calcext:value-type="string">
            <text:p>pl:Fabryka Emalia Oskara Schindlera</text:p>
          </table:table-cell>
          <table:table-cell office:value-type="string" calcext:value-type="string">
            <text:p>2024-10-14</text:p>
          </table:table-cell>
          <table:table-cell office:value-type="float" office:value="19.9616210055193" calcext:value-type="float">
            <text:p>19,9616210055193</text:p>
          </table:table-cell>
          <table:table-cell office:value-type="float" office:value="50.0474622049051" calcext:value-type="float">
            <text:p>50,0474622049051</text:p>
          </table:table-cell>
        </table:table-row>
        <table:table-row table:style-name="ro1">
          <table:table-cell office:value-type="string" calcext:value-type="string">
            <text:p>K1.20</text:p>
          </table:table-cell>
          <table:table-cell office:value-type="string" calcext:value-type="string">
            <text:p>PK01009</text:p>
          </table:table-cell>
          <table:table-cell office:value-type="string" calcext:value-type="string">
            <text:p>Dworek opacki w Koprzywnicy</text:p>
          </table:table-cell>
          <table:table-cell office:value-type="string" calcext:value-type="string">
            <text:p>Dawny dom przeora wchodzący w skład Opactwo Cystersów w Koprzywnicy. Wzniesiony w latach 1615–1620 Znajduje się tuż obok kościoła świętego Floriana. Znany pod nazwą dworu opackiego, mimo iż rzeczywisty dom opacki usytuowany był w innym miejscu i nie zachował się. Stylem nawiązuje do dawnych dworków szlacheckich.</text:p>
          </table:table-cell>
          <table:table-cell office:value-type="string" calcext:value-type="string">
            <text:p>Obiekty wchodzące w skład Opactwo Cystersów w Koprzywnicy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509800</text:p>
          </table:table-cell>
          <table:table-cell office:value-type="string" calcext:value-type="string">
            <text:p>pl:Dworek opacki w Koprzywnicy</text:p>
          </table:table-cell>
          <table:table-cell office:value-type="string" calcext:value-type="string">
            <text:p>2024-10-14</text:p>
          </table:table-cell>
          <table:table-cell office:value-type="float" office:value="21.5745328590119" calcext:value-type="float">
            <text:p>21,5745328590119</text:p>
          </table:table-cell>
          <table:table-cell office:value-type="float" office:value="50.5944062008825" calcext:value-type="float">
            <text:p>50,5944062008825</text:p>
          </table:table-cell>
        </table:table-row>
        <table:table-row table:style-name="ro1">
          <table:table-cell office:value-type="string" calcext:value-type="string">
            <text:p>K1.10</text:p>
          </table:table-cell>
          <table:table-cell office:value-type="string" calcext:value-type="string">
            <text:p>ZP00910</text:p>
          </table:table-cell>
          <table:table-cell office:value-type="string" calcext:value-type="string">
            <text:p>Gmach Główny Muzeum Narodowego w Szczecinie</text:p>
          </table:table-cell>
          <table:table-cell office:value-type="string" calcext:value-type="string">
            <text:p>W budynku muzeum eksponowane są zbiory archeologiczne, etnograficzne (kolekcja afrykańska). Z dostępnej dla turystów wieży rozciąga się widok na Szczecin i okolice, szczególnie Międzyodrze. Gmach główny Muzeum Narodowego w Szczecinie mieści się na Wałach Chrobr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pl:Gmach Główny Muzeum Narodowego w Szczecinie</text:p>
          </table:table-cell>
          <table:table-cell office:value-type="string" calcext:value-type="string">
            <text:p>2024-10-14</text:p>
          </table:table-cell>
          <table:table-cell office:value-type="float" office:value="14.564747639035" calcext:value-type="float">
            <text:p>14,564747639035</text:p>
          </table:table-cell>
          <table:table-cell office:value-type="float" office:value="53.4300996071037" calcext:value-type="float">
            <text:p>53,4300996071037</text:p>
          </table:table-cell>
        </table:table-row>
        <table:table-row table:style-name="ro1">
          <table:table-cell office:value-type="string" calcext:value-type="string">
            <text:p>K1.40</text:p>
          </table:table-cell>
          <table:table-cell office:value-type="string" calcext:value-type="string">
            <text:p>SL00110</text:p>
          </table:table-cell>
          <table:table-cell office:value-type="string" calcext:value-type="string">
            <text:p>Zespół klasztoru oo. Paulinów na Jasnej Górze w Częstochowie</text:p>
          </table:table-cell>
          <table:table-cell office:value-type="string" calcext:value-type="string">
            <text:p>Sanktuarium wraz z klasztorem zakonu paulinów w Częstochowie położone na wzgórzu o tej samej nazwie. Jedno z ważniejszych miejsc kultu maryjnego oraz najważniejsze centrum pielgrzymkowe katolików w Polsce ze znajdującym się obrazem Matki Bożej Częstochowskiej, który uważany jest za cudowny, oraz zbiorem wielu innych dzieł sztuki, najczęściej sakralnej, stanowiących w większości dary wotywne wiernych.</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73920</text:p>
          </table:table-cell>
          <table:table-cell office:value-type="string" calcext:value-type="string">
            <text:p>pl:Jasna Góra</text:p>
          </table:table-cell>
          <table:table-cell office:value-type="string" calcext:value-type="string">
            <text:p>2024-10-14</text:p>
          </table:table-cell>
          <table:table-cell office:value-type="float" office:value="19.0970824805186" calcext:value-type="float">
            <text:p>19,0970824805186</text:p>
          </table:table-cell>
          <table:table-cell office:value-type="float" office:value="50.8125649975736" calcext:value-type="float">
            <text:p>50,8125649975736</text:p>
          </table:table-cell>
        </table:table-row>
        <table:table-row table:style-name="ro1">
          <table:table-cell office:value-type="string" calcext:value-type="string">
            <text:p>K1.40</text:p>
          </table:table-cell>
          <table:table-cell office:value-type="string" calcext:value-type="string">
            <text:p>PK00225</text:p>
          </table:table-cell>
          <table:table-cell office:value-type="string" calcext:value-type="string">
            <text:p>Zespół klasztorny Franciszkanów z kalwarią w Kalwarii Pacławskiej</text:p>
          </table:table-cell>
          <table:table-cell office:value-type="string" calcext:value-type="string">
            <text:p>Obecnie sanktuarium Męki Pańskiej i Matki Bożej Kalwaryjskiej. Na szczycie góry o wysokości 465 m n.p.m. znajduje się klasztor franciszkanów, bazylika oraz dom pielgrzyma.</text:p>
          </table:table-cell>
          <table:table-cell office:value-type="string" calcext:value-type="string">
            <text:p>Ze wzgledu na rozmiar granice zespołu klasztornego są tożsame z granicami ws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31857</text:p>
          </table:table-cell>
          <table:table-cell office:value-type="string" calcext:value-type="string">
            <text:p>pl:Kalwaria Pacławska</text:p>
          </table:table-cell>
          <table:table-cell office:value-type="string" calcext:value-type="string">
            <text:p>2024-10-14</text:p>
          </table:table-cell>
          <table:table-cell office:value-type="float" office:value="22.7077923520148" calcext:value-type="float">
            <text:p>22,7077923520148</text:p>
          </table:table-cell>
          <table:table-cell office:value-type="float" office:value="49.6309168772052" calcext:value-type="float">
            <text:p>49,6309168772052</text:p>
          </table:table-cell>
        </table:table-row>
        <table:table-row table:style-name="ro1">
          <table:table-cell office:value-type="string" calcext:value-type="string">
            <text:p>K1.40</text:p>
          </table:table-cell>
          <table:table-cell office:value-type="string" calcext:value-type="string">
            <text:p>SL00510</text:p>
          </table:table-cell>
          <table:table-cell office:value-type="string" calcext:value-type="string">
            <text:p>Kalwaria w Piekarach Śląskich</text:p>
          </table:table-cell>
          <table:table-cell office:value-type="string" calcext:value-type="string">
            <text:p>Kalwaria wchodząca w skład Sanktuarium Matki Sprawiedliwości i Miłości Społecznej. Słynaca z pielgrzymek stanowych: niewiast i panien (niedziela po 15 sierpnia) oraz mężczyzn i młodzieży (ostatnia niedziela maja).</text:p>
          </table:table-cell>
          <table:table-cell office:value-type="string" calcext:value-type="string">
            <text:p>W KKP obiekt występował jako Sanktuarium Maryjne z Kalwarią, w CKKP został rozdzielon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064681</text:p>
          </table:table-cell>
          <table:table-cell office:value-type="string" calcext:value-type="string">
            <text:p>pl:Kalwaria Piekarska</text:p>
          </table:table-cell>
          <table:table-cell office:value-type="string" calcext:value-type="string">
            <text:p>2024-10-14</text:p>
          </table:table-cell>
          <table:table-cell office:value-type="float" office:value="18.9469081192421" calcext:value-type="float">
            <text:p>18,9469081192421</text:p>
          </table:table-cell>
          <table:table-cell office:value-type="float" office:value="50.381693571525" calcext:value-type="float">
            <text:p>50,381693571525</text:p>
          </table:table-cell>
        </table:table-row>
        <table:table-row table:style-name="ro1">
          <table:table-cell office:value-type="string" calcext:value-type="string">
            <text:p>K1.20</text:p>
          </table:table-cell>
          <table:table-cell office:value-type="string" calcext:value-type="string">
            <text:p>KP00020</text:p>
          </table:table-cell>
          <table:table-cell office:value-type="string" calcext:value-type="string">
            <text:p>Kamienica „Pod Gwiazdą” W Toruniu</text:p>
          </table:table-cell>
          <table:table-cell office:value-type="string" calcext:value-type="string">
            <text:p>Kamienica mieszczańska znajdująca przy Rynku Staromiejskim 35 w Toruniu, wyróżniajaca się późnobarokową fasadą, ozdobioną na szczycie złotą gwiazdą, od której pochodzi jej naz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4148</text:p>
          </table:table-cell>
          <table:table-cell office:value-type="string" calcext:value-type="string">
            <text:p>pl:Kamienica Pod Gwiazdą w Toruniu</text:p>
          </table:table-cell>
          <table:table-cell office:value-type="string" calcext:value-type="string">
            <text:p>2024-10-14</text:p>
          </table:table-cell>
          <table:table-cell office:value-type="float" office:value="18.6052049934793" calcext:value-type="float">
            <text:p>18,6052049934793</text:p>
          </table:table-cell>
          <table:table-cell office:value-type="float" office:value="53.0106630635082" calcext:value-type="float">
            <text:p>53,0106630635082</text:p>
          </table:table-cell>
        </table:table-row>
        <table:table-row table:style-name="ro1">
          <table:table-cell office:value-type="string" calcext:value-type="string">
            <text:p>K1.10</text:p>
          </table:table-cell>
          <table:table-cell office:value-type="string" calcext:value-type="string">
            <text:p>KP00410</text:p>
          </table:table-cell>
          <table:table-cell office:value-type="string" calcext:value-type="string">
            <text:p>Ratusz Staromiejski w Toruniu</text:p>
          </table:table-cell>
          <table:table-cell office:value-type="string" calcext:value-type="string">
            <text:p>Gotycki ratusz z elementami późnorenesansowymi, w centrum rynku staromiejskiego. Powstawał stopniowo od poł. XIII w. Mieści się w nim jedno z najstarszych muzeów w Polsce - "Muzeum Okręgowe w Toruni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796021</text:p>
          </table:table-cell>
          <table:table-cell office:value-type="string" calcext:value-type="string">
            <text:p>pl:Ratusz Staromiejski w Toruniu</text:p>
          </table:table-cell>
          <table:table-cell office:value-type="string" calcext:value-type="string">
            <text:p>2024-10-14</text:p>
          </table:table-cell>
          <table:table-cell office:value-type="float" office:value="18.6043609813746" calcext:value-type="float">
            <text:p>18,6043609813746</text:p>
          </table:table-cell>
          <table:table-cell office:value-type="float" office:value="53.0105201595434" calcext:value-type="float">
            <text:p>53,0105201595434</text:p>
          </table:table-cell>
        </table:table-row>
        <table:table-row table:style-name="ro1">
          <table:table-cell office:value-type="string" calcext:value-type="string">
            <text:p>K1.10</text:p>
          </table:table-cell>
          <table:table-cell office:value-type="string" calcext:value-type="string">
            <text:p>PK00589</text:p>
          </table:table-cell>
          <table:table-cell office:value-type="string" calcext:value-type="string">
            <text:p>Muzeum Okręgowe w Rzeszowie</text:p>
          </table:table-cell>
          <table:table-cell office:value-type="string" calcext:value-type="string">
            <text:p>Gmach główny muzeum to dawny budynek klasztorny konwentu Pijarów (1655-1784) wzniesiony w latach 1644-1649 przez Jana Cangera. Rozbudowany i przebudowany w latach 1695-1708 według projektu Tylmana z Gameren. Fasada późnobarokowa. Po kasacji zakonu budynek przeznaczono na cele świeckie. Od 1954 roku siedziba muzeum. Mieszczą się działy: Archeologii, Sztuki, Historii oraz Biblioteka, Administracja i Pracownia Konserwacji Dzieł Sztu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10</text:p>
          </table:table-cell>
          <table:table-cell office:value-type="string" calcext:value-type="string">
            <text:p>pl:Muzeum Okręgowe w Rzeszowie</text:p>
          </table:table-cell>
          <table:table-cell office:value-type="string" calcext:value-type="string">
            <text:p>2024-10-14</text:p>
          </table:table-cell>
          <table:table-cell office:value-type="float" office:value="22.0014494025509" calcext:value-type="float">
            <text:p>22,0014494025509</text:p>
          </table:table-cell>
          <table:table-cell office:value-type="float" office:value="50.035274672264" calcext:value-type="float">
            <text:p>50,035274672264</text:p>
          </table:table-cell>
        </table:table-row>
        <table:table-row table:style-name="ro1">
          <table:table-cell office:value-type="string" calcext:value-type="string">
            <text:p>K1.10</text:p>
          </table:table-cell>
          <table:table-cell office:value-type="string" calcext:value-type="string">
            <text:p>KP00060</text:p>
          </table:table-cell>
          <table:table-cell office:value-type="string" calcext:value-type="string">
            <text:p>Budynek byłej Lecznicy Miejskiej w Bydgoszczy</text:p>
          </table:table-cell>
          <table:table-cell office:value-type="string" calcext:value-type="string">
            <text:p>Siedziba główna muzeum. Znajduje się tam wystawa sztuki współczesnej: OBRAZY NIE-/RZECZYWISTOŚCI. Ekspozycja prezentująca wypowiedzi twórcze, w kontekście zarówno inspiracji panującymi ideami, jak i prób wypracowania własnych dróg artystycznych. Znajdują się na niej prace takich artystów, jak m.in.: Ryszard Winiarski, Henryk Stażewski, Mieczysław Wejman, Andrzej Wróblewski, Teresa Pągowska, Jan Cybis, czy Józef Czapski.</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string" calcext:value-type="string">
            <text:p>2024-10-14</text:p>
          </table:table-cell>
          <table:table-cell office:value-type="float" office:value="18.0031622949757" calcext:value-type="float">
            <text:p>18,0031622949757</text:p>
          </table:table-cell>
          <table:table-cell office:value-type="float" office:value="53.1246042047934" calcext:value-type="float">
            <text:p>53,1246042047934</text:p>
          </table:table-cell>
        </table:table-row>
        <table:table-row table:style-name="ro1">
          <table:table-cell office:value-type="string" calcext:value-type="string">
            <text:p>K1.10</text:p>
          </table:table-cell>
          <table:table-cell office:value-type="string" calcext:value-type="string">
            <text:p>KP00900</text:p>
          </table:table-cell>
          <table:table-cell office:value-type="string" calcext:value-type="string">
            <text:p>Dom Leona Wyczółkowskiego w Bydgoszczy</text:p>
          </table:table-cell>
          <table:table-cell office:value-type="string" calcext:value-type="string">
            <text:p>Dawny dom zarządcy młynów, do 1994 r. mieścił Dział Numizmatyki, Dział Grafiki, Dział Inwentaryzacji, Pracownię Konserwacji, Fotograficzną i Plastyczną, od 2009 r. eksponuje się tu dzieła Leona Wyczółkowskiego oraz pamiątki po artyście.</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string" calcext:value-type="string">
            <text:p>2024-10-14</text:p>
          </table:table-cell>
          <table:table-cell office:value-type="float" office:value="17.9951507848875" calcext:value-type="float">
            <text:p>17,9951507848875</text:p>
          </table:table-cell>
          <table:table-cell office:value-type="float" office:value="53.1221285396775" calcext:value-type="float">
            <text:p>53,1221285396775</text:p>
          </table:table-cell>
        </table:table-row>
        <table:table-row table:style-name="ro1">
          <table:table-cell office:value-type="string" calcext:value-type="string">
            <text:p>K1.10</text:p>
          </table:table-cell>
          <table:table-cell office:value-type="string" calcext:value-type="string">
            <text:p>KP00901</text:p>
          </table:table-cell>
          <table:table-cell office:value-type="string" calcext:value-type="string">
            <text:p>Europejskie Centrum Pieniądza w Bydgoszczy</text:p>
          </table:table-cell>
          <table:table-cell office:value-type="string" calcext:value-type="string">
            <text:p>Mieści <text:s/>Pracownię Numizmatyki oraz Dział Ewidencji, Digitalizacji i Konserwacji Zbiorów.</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string" calcext:value-type="string">
            <text:p>2024-10-14</text:p>
          </table:table-cell>
          <table:table-cell office:value-type="float" office:value="17.9972698712893" calcext:value-type="float">
            <text:p>17,9972698712893</text:p>
          </table:table-cell>
          <table:table-cell office:value-type="float" office:value="53.1228677814848" calcext:value-type="float">
            <text:p>53,1228677814848</text:p>
          </table:table-cell>
        </table:table-row>
        <table:table-row table:style-name="ro1">
          <table:table-cell office:value-type="string" calcext:value-type="string">
            <text:p>K1.10</text:p>
          </table:table-cell>
          <table:table-cell office:value-type="string" calcext:value-type="string">
            <text:p>KP00902</text:p>
          </table:table-cell>
          <table:table-cell office:value-type="string" calcext:value-type="string">
            <text:p>Dom Młynarza w Bydgoszczy</text:p>
          </table:table-cell>
          <table:table-cell office:value-type="string" calcext:value-type="string">
            <text:p>Mieścił sie w nim Dział Etnografii i Oświatowy, a od 1992 r. Dział Archeologii, w 2009 r. zaadaptowany na centrum recepcyjno-informacyjne zespołu muzealnego.</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09</text:p>
          </table:table-cell>
          <table:table-cell office:value-type="string" calcext:value-type="string">
            <text:p>pl:Muzeum Okręgowe im. Leona Wyczółkowskiego w Bydgoszczy</text:p>
          </table:table-cell>
          <table:table-cell office:value-type="string" calcext:value-type="string">
            <text:p>2024-10-14</text:p>
          </table:table-cell>
          <table:table-cell office:value-type="float" office:value="17.9972108382741" calcext:value-type="float">
            <text:p>17,9972108382741</text:p>
          </table:table-cell>
          <table:table-cell office:value-type="float" office:value="53.122402706301" calcext:value-type="float">
            <text:p>53,122402706301</text:p>
          </table:table-cell>
        </table:table-row>
        <table:table-row table:style-name="ro1">
          <table:table-cell office:value-type="string" calcext:value-type="string">
            <text:p>K1.10</text:p>
          </table:table-cell>
          <table:table-cell office:value-type="string" calcext:value-type="string">
            <text:p>ZP00378</text:p>
          </table:table-cell>
          <table:table-cell office:value-type="string" calcext:value-type="string">
            <text:p>Muzeum Wolińskiego Parku Narodowego w Międzyzdrojach</text:p>
          </table:table-cell>
          <table:table-cell office:value-type="string" calcext:value-type="string">
            <text:p>Nowoczesny pawilon otwarty został w 1995 r., z 5 salami o powierzchni całkowitej 900 m². Ekspozycja prezentuje przy pomocy dioramami bogactwo przyrody Wolińskiego PN. Muzealna kolekcja batalionów (130 samców w szacie godowej) uznawana jest za najbogatszą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60</text:p>
          </table:table-cell>
          <table:table-cell office:value-type="string" calcext:value-type="string">
            <text:p>pl:Muzeum Przyrodnicze Wolińskiego Parku Narodowego</text:p>
          </table:table-cell>
          <table:table-cell office:value-type="string" calcext:value-type="string">
            <text:p>2024-10-14</text:p>
          </table:table-cell>
          <table:table-cell office:value-type="float" office:value="14.4500775154227" calcext:value-type="float">
            <text:p>14,4500775154227</text:p>
          </table:table-cell>
          <table:table-cell office:value-type="float" office:value="53.9270942933232" calcext:value-type="float">
            <text:p>53,9270942933232</text:p>
          </table:table-cell>
        </table:table-row>
        <table:table-row table:style-name="ro1">
          <table:table-cell office:value-type="string" calcext:value-type="string">
            <text:p>K1.20</text:p>
          </table:table-cell>
          <table:table-cell office:value-type="string" calcext:value-type="string">
            <text:p>SL00692</text:p>
          </table:table-cell>
          <table:table-cell office:value-type="string" calcext:value-type="string">
            <text:p>Browarium w Tychach</text:p>
          </table:table-cell>
          <table:table-cell office:value-type="string" calcext:value-type="string">
            <text:p>Muzeum otwarto w 2004 r. Zgromadzono w nim eksponaty dotyczące tradycji i historii Tyskich Browarów Książęcych oraz kolekcje fotografii, kufli, beczek, butelek, podkładek i wiele innych eksponatów związanych z piw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63737</text:p>
          </table:table-cell>
          <table:table-cell office:value-type="string" calcext:value-type="string">
            <text:p>pl:Muzeum Tyskich Browarów Książęcych</text:p>
          </table:table-cell>
          <table:table-cell office:value-type="string" calcext:value-type="string">
            <text:p>2024-10-14</text:p>
          </table:table-cell>
          <table:table-cell office:value-type="float" office:value="18.9893845708206" calcext:value-type="float">
            <text:p>18,9893845708206</text:p>
          </table:table-cell>
          <table:table-cell office:value-type="float" office:value="50.1292652918118" calcext:value-type="float">
            <text:p>50,1292652918118</text:p>
          </table:table-cell>
        </table:table-row>
        <table:table-row table:style-name="ro1">
          <table:table-cell office:value-type="string" calcext:value-type="string">
            <text:p>K1.10</text:p>
          </table:table-cell>
          <table:table-cell office:value-type="string" calcext:value-type="string">
            <text:p>PK00879</text:p>
          </table:table-cell>
          <table:table-cell office:value-type="string" calcext:value-type="string">
            <text:p>Pałac Mieroszewskich w Będzinie</text:p>
          </table:table-cell>
          <table:table-cell office:value-type="string" calcext:value-type="string">
            <text:p>Udostępnia zwiedzającym dobra kultury i materiały dokumentujące z zakresu historii regionu. W zamku mieszczą się wystawy stałe poświęcone między innymi wnętrzom stylowym wyeksponowanym w reprezentacyjnych wnętrzach pałac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64</text:p>
          </table:table-cell>
          <table:table-cell office:value-type="string" calcext:value-type="string">
            <text:p>pl:Muzeum Zagłębia w Będzinie</text:p>
          </table:table-cell>
          <table:table-cell office:value-type="string" calcext:value-type="string">
            <text:p>2024-10-14</text:p>
          </table:table-cell>
          <table:table-cell office:value-type="float" office:value="19.12383367052" calcext:value-type="float">
            <text:p>19,12383367052</text:p>
          </table:table-cell>
          <table:table-cell office:value-type="float" office:value="50.3287595144009" calcext:value-type="float">
            <text:p>50,3287595144009</text:p>
          </table:table-cell>
        </table:table-row>
        <table:table-row table:style-name="ro1">
          <table:table-cell office:value-type="string" calcext:value-type="string">
            <text:p>K1.10</text:p>
          </table:table-cell>
          <table:table-cell office:value-type="string" calcext:value-type="string">
            <text:p>PM00845</text:p>
          </table:table-cell>
          <table:table-cell office:value-type="string" calcext:value-type="string">
            <text:p>Ośrodek Kultury Morskiej w Gdańsku</text:p>
          </table:table-cell>
          <table:table-cell office:value-type="string" calcext:value-type="string">
            <text:p>Powstały w 2012 r. oddział Muzeum Morskiego jest centrum edukacji morskiej. Znajdują się tam dwie wystawy stałe: „Ludzie – statki – porty” <text:s/>oraz „Łodzie ludów świata”.</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45346</text:p>
          </table:table-cell>
          <table:table-cell office:value-type="string" calcext:value-type="string">
            <text:p>pl:Narodowe Muzeum Morskie w Gdańsku</text:p>
          </table:table-cell>
          <table:table-cell office:value-type="string" calcext:value-type="string">
            <text:p>2024-10-14</text:p>
          </table:table-cell>
          <table:table-cell office:value-type="float" office:value="18.6573539723439" calcext:value-type="float">
            <text:p>18,6573539723439</text:p>
          </table:table-cell>
          <table:table-cell office:value-type="float" office:value="54.3508501216568" calcext:value-type="float">
            <text:p>54,3508501216568</text:p>
          </table:table-cell>
        </table:table-row>
        <table:table-row table:style-name="ro1">
          <table:table-cell office:value-type="string" calcext:value-type="string">
            <text:p>K1.40</text:p>
          </table:table-cell>
          <table:table-cell office:value-type="string" calcext:value-type="string">
            <text:p>MZ00439</text:p>
          </table:table-cell>
          <table:table-cell office:value-type="string" calcext:value-type="string">
            <text:p>Zespół klasztorny Franciszkanów w Niepokalanowie</text:p>
          </table:table-cell>
          <table:table-cell office:value-type="string" calcext:value-type="string">
            <text:p>Franciszkański klasztor-sanktuarium („Gród Maryi”). Założony w sierpniu 1927 r. na ziemiach ofiarowanych przez księcia Jana Druckiego-Lubeckiego, klasztor niepokalanowski stanowił miejsce działalności świętego o. Maksymiliana Marii Kolbego, franciszkani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83855</text:p>
          </table:table-cell>
          <table:table-cell office:value-type="string" calcext:value-type="string">
            <text:p>pl:Niepokalanów</text:p>
          </table:table-cell>
          <table:table-cell office:value-type="string" calcext:value-type="string">
            <text:p>2024-10-14</text:p>
          </table:table-cell>
          <table:table-cell office:value-type="float" office:value="20.4160500210743" calcext:value-type="float">
            <text:p>20,4160500210743</text:p>
          </table:table-cell>
          <table:table-cell office:value-type="float" office:value="52.2041695241249" calcext:value-type="float">
            <text:p>52,2041695241249</text:p>
          </table:table-cell>
        </table:table-row>
        <table:table-row table:style-name="ro1">
          <table:table-cell office:value-type="string" calcext:value-type="string">
            <text:p>K1.10</text:p>
          </table:table-cell>
          <table:table-cell office:value-type="string" calcext:value-type="string">
            <text:p>PM00907</text:p>
          </table:table-cell>
          <table:table-cell office:value-type="string" calcext:value-type="string">
            <text:p>Nomus – Nowe Muzeum Sztuk</text:p>
          </table:table-cell>
          <table:table-cell office:value-type="string" calcext:value-type="string">
            <text:p>Muzeum sztuki współczesnej w Gdańsku, zlokalizowane na postoczniowych terenach, działające jako oddział Muzeum Narodowego w Gdańsku. Placówka ta jest najmłodszym muzeum sztuki współczesnej w Polsce.</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1830692</text:p>
          </table:table-cell>
          <table:table-cell office:value-type="string" calcext:value-type="string">
            <text:p>pl:Nomus – Nowe Muzeum Sztuk</text:p>
          </table:table-cell>
          <table:table-cell office:value-type="string" calcext:value-type="string">
            <text:p>2024-10-14</text:p>
          </table:table-cell>
          <table:table-cell office:value-type="float" office:value="18.6480377792008" calcext:value-type="float">
            <text:p>18,6480377792008</text:p>
          </table:table-cell>
          <table:table-cell office:value-type="float" office:value="54.3631659690377" calcext:value-type="float">
            <text:p>54,3631659690377</text:p>
          </table:table-cell>
        </table:table-row>
        <table:table-row table:style-name="ro1">
          <table:table-cell office:value-type="string" calcext:value-type="string">
            <text:p>P2.00</text:p>
          </table:table-cell>
          <table:table-cell office:value-type="string" calcext:value-type="string">
            <text:p>DS00460</text:p>
          </table:table-cell>
          <table:table-cell office:value-type="string" calcext:value-type="string">
            <text:p>Ogród botaniczny Uniwersytetu Wrocławskiego</text:p>
          </table:table-cell>
          <table:table-cell office:value-type="string" calcext:value-type="string">
            <text:p>Ogród botaniczny założony we Wrocławiu w roku 1811 na terenie częściowo Ostrowa Tumskiego. Jest to drugi, po Ogrodzie Botanicznym Uniwersytetu Jagiellońskiego, najstarszy ogród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86274</text:p>
          </table:table-cell>
          <table:table-cell office:value-type="string" calcext:value-type="string">
            <text:p>pl:Ogród Botaniczny Uniwersytetu Wrocławskiego</text:p>
          </table:table-cell>
          <table:table-cell office:value-type="string" calcext:value-type="string">
            <text:p>2024-10-14</text:p>
          </table:table-cell>
          <table:table-cell office:value-type="float" office:value="17.0476322587147" calcext:value-type="float">
            <text:p>17,0476322587147</text:p>
          </table:table-cell>
          <table:table-cell office:value-type="float" office:value="51.116026916218" calcext:value-type="float">
            <text:p>51,116026916218</text:p>
          </table:table-cell>
        </table:table-row>
        <table:table-row table:style-name="ro1">
          <table:table-cell office:value-type="string" calcext:value-type="string">
            <text:p>P2.00</text:p>
          </table:table-cell>
          <table:table-cell office:value-type="string" calcext:value-type="string">
            <text:p>ZP00147</text:p>
          </table:table-cell>
          <table:table-cell office:value-type="string" calcext:value-type="string">
            <text:p>Ogród Dendrologiczny w Glinnej im. prof. Jerzego Tumiłowicza</text:p>
          </table:table-cell>
          <table:table-cell office:value-type="string" calcext:value-type="string">
            <text:p>Ogród powstał najprawdopodobniej około 1911 r. Znajduje się w nim ponad 800 gatunków i odmian drzew i krzewów, przede wszystkim egzotycznych rozmieszczonych na 6 ha. Najstarszym drzewem na obszarze ogrodu jest orzesznik pięciolistkowy, który ma około 180 l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58896</text:p>
          </table:table-cell>
          <table:table-cell office:value-type="string" calcext:value-type="string">
            <text:p>pl:Ogród Dendrologiczny w Glinnej</text:p>
          </table:table-cell>
          <table:table-cell office:value-type="string" calcext:value-type="string">
            <text:p>2024-10-14</text:p>
          </table:table-cell>
          <table:table-cell office:value-type="float" office:value="14.7186394276512" calcext:value-type="float">
            <text:p>14,7186394276512</text:p>
          </table:table-cell>
          <table:table-cell office:value-type="float" office:value="53.2974418816546" calcext:value-type="float">
            <text:p>53,2974418816546</text:p>
          </table:table-cell>
        </table:table-row>
        <table:table-row table:style-name="ro1">
          <table:table-cell office:value-type="string" calcext:value-type="string">
            <text:p>K1.40</text:p>
          </table:table-cell>
          <table:table-cell office:value-type="string" calcext:value-type="string">
            <text:p>MA00470</text:p>
          </table:table-cell>
          <table:table-cell office:value-type="string" calcext:value-type="string">
            <text:p>Opactwo Benedyktynów w Tyńcu</text:p>
          </table:table-cell>
          <table:table-cell office:value-type="string" calcext:value-type="string">
            <text:p>Opactwo położone na wapiennych skałach wyniesionych nad Wisłą. Opactwo ufundowane przez Bolesława Śmiałego w 1070. Zbudowane w stylu romańskim, przebudowywane w XV, XVII i XVIII w. obwarowane w pocz. XVII w.</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34336</text:p>
          </table:table-cell>
          <table:table-cell office:value-type="string" calcext:value-type="string">
            <text:p>pl:Opactwo Benedyktynów w Tyńcu</text:p>
          </table:table-cell>
          <table:table-cell office:value-type="string" calcext:value-type="string">
            <text:p>2024-10-14</text:p>
          </table:table-cell>
          <table:table-cell office:value-type="float" office:value="19.8030789885398" calcext:value-type="float">
            <text:p>19,8030789885398</text:p>
          </table:table-cell>
          <table:table-cell office:value-type="float" office:value="50.0183411476358" calcext:value-type="float">
            <text:p>50,0183411476358</text:p>
          </table:table-cell>
        </table:table-row>
        <table:table-row table:style-name="ro2">
          <table:table-cell office:value-type="string" calcext:value-type="string">
            <text:p>K1.40</text:p>
          </table:table-cell>
          <table:table-cell office:value-type="string" calcext:value-type="string">
            <text:p>DS00188</text:p>
          </table:table-cell>
          <table:table-cell office:value-type="string" calcext:value-type="string">
            <text:p>Zespół klasztorny Cystersów w Henrykowie</text:p>
          </table:table-cell>
          <table:table-cell office:value-type="string" calcext:value-type="string">
            <text:p>Pocysterski barokowy zespół klasztorny. Jest jednym z najokazalszych i najpiękniejszych założeń barokowych na Śląsku. W skład kompleksu wchodz kilkadziesiąt obiektów wpisanych do rejestru zabyt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5330</text:p>
          </table:table-cell>
          <table:table-cell office:value-type="string" calcext:value-type="string">
            <text:p>pl:Opactwo Cystersów w Henrykowie</text:p>
            <text:p/>
          </table:table-cell>
          <table:table-cell office:value-type="string" calcext:value-type="string">
            <text:p>2024-10-14</text:p>
          </table:table-cell>
          <table:table-cell office:value-type="float" office:value="17.0137728268577" calcext:value-type="float">
            <text:p>17,0137728268577</text:p>
          </table:table-cell>
          <table:table-cell office:value-type="float" office:value="50.6517423155781" calcext:value-type="float">
            <text:p>50,6517423155781</text:p>
          </table:table-cell>
        </table:table-row>
        <table:table-row table:style-name="ro1">
          <table:table-cell office:value-type="string" calcext:value-type="string">
            <text:p>K1.40</text:p>
          </table:table-cell>
          <table:table-cell office:value-type="string" calcext:value-type="string">
            <text:p>PM00116</text:p>
          </table:table-cell>
          <table:table-cell office:value-type="string" calcext:value-type="string">
            <text:p>Dawne opactwo Cystersów w Oliwie</text:p>
          </table:table-cell>
          <table:table-cell office:value-type="string" calcext:value-type="string">
            <text:p>Dawne zgromadzenie zakonne cystersów w Oliwie (obecnie dzielnicy Gdańska), najstarsza placówka klasztorna na Pomorzu Gdańskim istniejąca nieprzerwanie od 1188 do 1831 roku, a w latach 1466–1772 trwale opowiadająca się po stronie Rzeczypospolitej w jej nieustannych sporach z Gdańskie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75766</text:p>
          </table:table-cell>
          <table:table-cell office:value-type="string" calcext:value-type="string">
            <text:p>pl:Opactwo Cystersów w Oliwie</text:p>
          </table:table-cell>
          <table:table-cell office:value-type="string" calcext:value-type="string">
            <text:p>2024-10-14</text:p>
          </table:table-cell>
          <table:table-cell office:value-type="float" office:value="18.5585394085272" calcext:value-type="float">
            <text:p>18,5585394085272</text:p>
          </table:table-cell>
          <table:table-cell office:value-type="float" office:value="54.4106239226326" calcext:value-type="float">
            <text:p>54,4106239226326</text:p>
          </table:table-cell>
        </table:table-row>
        <table:table-row table:style-name="ro1">
          <table:table-cell office:value-type="string" calcext:value-type="string">
            <text:p>K1.40</text:p>
          </table:table-cell>
          <table:table-cell office:value-type="string" calcext:value-type="string">
            <text:p>SK00711</text:p>
          </table:table-cell>
          <table:table-cell office:value-type="string" calcext:value-type="string">
            <text:p>Zespół klasztorny Cystersów w Wąchocku</text:p>
          </table:table-cell>
          <table:table-cell office:value-type="string" calcext:value-type="string">
            <text:p>Opactwo cystersów ufundowane w 1179 r. przez biskupa krakowskiego Gedeo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1627</text:p>
          </table:table-cell>
          <table:table-cell office:value-type="string" calcext:value-type="string">
            <text:p>pl:Opactwo Cystersów w Wąchocku</text:p>
          </table:table-cell>
          <table:table-cell office:value-type="string" calcext:value-type="string">
            <text:p>2024-10-14</text:p>
          </table:table-cell>
          <table:table-cell office:value-type="float" office:value="21.0164414522937" calcext:value-type="float">
            <text:p>21,0164414522937</text:p>
          </table:table-cell>
          <table:table-cell office:value-type="float" office:value="51.074972556132" calcext:value-type="float">
            <text:p>51,074972556132</text:p>
          </table:table-cell>
        </table:table-row>
        <table:table-row table:style-name="ro1">
          <table:table-cell office:value-type="string" calcext:value-type="string">
            <text:p>K1.40</text:p>
          </table:table-cell>
          <table:table-cell office:value-type="string" calcext:value-type="string">
            <text:p>SK00664</text:p>
          </table:table-cell>
          <table:table-cell office:value-type="string" calcext:value-type="string">
            <text:p>Dawne opactwo Benedyktynów w Świętym Krzyżu</text:p>
          </table:table-cell>
          <table:table-cell office:value-type="string" calcext:value-type="string">
            <text:p>Zespół klasztorny założony przez benedyktynów. Klasztor i romański kościół ufundowane zostały pomiędzy latami 1102-1138 przez Bolesława Krzywousteg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008736</text:p>
          </table:table-cell>
          <table:table-cell office:value-type="string" calcext:value-type="string">
            <text:p>pl:Opactwo na Świętym Krzyżu</text:p>
          </table:table-cell>
          <table:table-cell office:value-type="string" calcext:value-type="string">
            <text:p>2024-10-14</text:p>
          </table:table-cell>
          <table:table-cell office:value-type="float" office:value="21.0533105089023" calcext:value-type="float">
            <text:p>21,0533105089023</text:p>
          </table:table-cell>
          <table:table-cell office:value-type="float" office:value="50.8592229692074" calcext:value-type="float">
            <text:p>50,8592229692074</text:p>
          </table:table-cell>
        </table:table-row>
        <table:table-row table:style-name="ro1">
          <table:table-cell office:value-type="string" calcext:value-type="string">
            <text:p>K1.20</text:p>
          </table:table-cell>
          <table:table-cell office:value-type="string" calcext:value-type="string">
            <text:p>MA00802</text:p>
          </table:table-cell>
          <table:table-cell office:value-type="string" calcext:value-type="string">
            <text:p>Orawski Park Etnograficzny w Zubrzycy Górnej</text:p>
          </table:table-cell>
          <table:table-cell office:value-type="string" calcext:value-type="string">
            <text:p>Prezentuje architekturę oraz kulturę materialną, społeczną i duchową regionu Górnej Oraw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219747</text:p>
          </table:table-cell>
          <table:table-cell office:value-type="string" calcext:value-type="string">
            <text:p>pl:Orawski Park Etnograficzny w Zubrzycy Górnej</text:p>
          </table:table-cell>
          <table:table-cell office:value-type="string" calcext:value-type="string">
            <text:p>2024-10-14</text:p>
          </table:table-cell>
          <table:table-cell office:value-type="float" office:value="19.6325096492602" calcext:value-type="float">
            <text:p>19,6325096492602</text:p>
          </table:table-cell>
          <table:table-cell office:value-type="float" office:value="49.5705512187199" calcext:value-type="float">
            <text:p>49,5705512187199</text:p>
          </table:table-cell>
        </table:table-row>
        <table:table-row table:style-name="ro1">
          <table:table-cell office:value-type="string" calcext:value-type="string">
            <text:p>K1.10</text:p>
          </table:table-cell>
          <table:table-cell office:value-type="string" calcext:value-type="string">
            <text:p>LU00761</text:p>
          </table:table-cell>
          <table:table-cell office:value-type="string" calcext:value-type="string">
            <text:p>Ośrodek dydaktyczno-muzealny w Załuczu Starym</text:p>
          </table:table-cell>
          <table:table-cell office:value-type="string" calcext:value-type="string">
            <text:p>Ośrodek edukacyjny i muzeum przyrodnicze zlokalizowane w Starym Załuczu. Gromadzi zbiory związane z Polesiem Zachodnim, w szczególności z Poleskim Parkiem Narodowym. Ośrodek funkcjonuje od 199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9187</text:p>
          </table:table-cell>
          <table:table-cell office:value-type="string" calcext:value-type="string">
            <text:p>pl:Ośrodek Dydaktyczno-Muzealny Poleskiego Parku Narodowego w Starym Załuczu</text:p>
          </table:table-cell>
          <table:table-cell office:value-type="string" calcext:value-type="string">
            <text:p>2024-10-14</text:p>
          </table:table-cell>
          <table:table-cell office:value-type="float" office:value="23.1223438818604" calcext:value-type="float">
            <text:p>23,1223438818604</text:p>
          </table:table-cell>
          <table:table-cell office:value-type="float" office:value="51.3957847683003" calcext:value-type="float">
            <text:p>51,3957847683003</text:p>
          </table:table-cell>
        </table:table-row>
        <table:table-row table:style-name="ro1">
          <table:table-cell office:value-type="string" calcext:value-type="string">
            <text:p>K1.10</text:p>
          </table:table-cell>
          <table:table-cell office:value-type="string" calcext:value-type="string">
            <text:p>LU00804</text:p>
          </table:table-cell>
          <table:table-cell office:value-type="string" calcext:value-type="string">
            <text:p>Ośrodek Edukacyjno-Muzealny w Zwierzyńcu</text:p>
          </table:table-cell>
          <table:table-cell office:value-type="string" calcext:value-type="string">
            <text:p>Ośrodek edukacyjny i muzeum przyrodnicze, gromadzi zbiory związane z Roztoczańskim Parkiem Narodowym. Ośrodek funkcjonuje od 1994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1321</text:p>
          </table:table-cell>
          <table:table-cell office:value-type="string" calcext:value-type="string">
            <text:p>pl:Ośrodek Edukacyjno-Muzealny Roztoczańskiego Parku Narodowego w Zwierzyńcu</text:p>
          </table:table-cell>
          <table:table-cell office:value-type="string" calcext:value-type="string">
            <text:p>2024-10-14</text:p>
          </table:table-cell>
          <table:table-cell office:value-type="float" office:value="22.9698109631879" calcext:value-type="float">
            <text:p>22,9698109631879</text:p>
          </table:table-cell>
          <table:table-cell office:value-type="float" office:value="50.6061546932755" calcext:value-type="float">
            <text:p>50,6061546932755</text:p>
          </table:table-cell>
        </table:table-row>
        <table:table-row table:style-name="ro1">
          <table:table-cell office:value-type="string" calcext:value-type="string">
            <text:p>K1.10</text:p>
          </table:table-cell>
          <table:table-cell office:value-type="string" calcext:value-type="string">
            <text:p>LD00490</text:p>
          </table:table-cell>
          <table:table-cell office:value-type="string" calcext:value-type="string">
            <text:p>Muzeum Wnętrz Dworskich w Ożarowie</text:p>
          </table:table-cell>
          <table:table-cell office:value-type="string" calcext:value-type="string">
            <text:p>Muzeum mieści się w drenianym dworze szlacheckim z XVIII w., obrazuje ideę rodzinności dworu polskiego.</text:p>
          </table:table-cell>
          <table:table-cell office:value-type="string" calcext:value-type="string">
            <text:p>o. Muzeum Ziemii Wieluńskiej</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8.5142387352626" calcext:value-type="float">
            <text:p>18,5142387352626</text:p>
          </table:table-cell>
          <table:table-cell office:value-type="float" office:value="51.1386368499545" calcext:value-type="float">
            <text:p>51,1386368499545</text:p>
          </table:table-cell>
        </table:table-row>
        <table:table-row table:style-name="ro1">
          <table:table-cell office:value-type="string" calcext:value-type="string">
            <text:p>P1.20</text:p>
          </table:table-cell>
          <table:table-cell office:value-type="string" calcext:value-type="string">
            <text:p>WP00492</text:p>
          </table:table-cell>
          <table:table-cell office:value-type="string" calcext:value-type="string">
            <text:p>Palmiarnia Poznańska</text:p>
          </table:table-cell>
          <table:table-cell office:value-type="string" calcext:value-type="string">
            <text:p>Dydaktyczno-wystawowa placówka botaniczna znajdująca się w poznańskim Parku Wilsona. Na powierzchni 4600 m² (46 000 m³) w 12 pawilonach (część jest niedostępna dla publiczności – rozmnaża się w nich rośliny) prezentowanych jest około 1100 gatunków roślin, a w akwarium 170 gatunków ryb oraz około 50 gatunków roślin wodnych. Palmiarnia Poznańska jest największą w kraju i jedną z największych w Europ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02396</text:p>
          </table:table-cell>
          <table:table-cell office:value-type="string" calcext:value-type="string">
            <text:p>pl:Palmiarnia Poznańska</text:p>
          </table:table-cell>
          <table:table-cell office:value-type="string" calcext:value-type="string">
            <text:p>2024-10-14</text:p>
          </table:table-cell>
          <table:table-cell office:value-type="float" office:value="16.9011946375547" calcext:value-type="float">
            <text:p>16,9011946375547</text:p>
          </table:table-cell>
          <table:table-cell office:value-type="float" office:value="52.4018513480992" calcext:value-type="float">
            <text:p>52,4018513480992</text:p>
          </table:table-cell>
        </table:table-row>
        <table:table-row table:style-name="ro1">
          <table:table-cell office:value-type="string" calcext:value-type="string">
            <text:p>K1.10</text:p>
          </table:table-cell>
          <table:table-cell office:value-type="string" calcext:value-type="string">
            <text:p>SK00250</text:p>
          </table:table-cell>
          <table:table-cell office:value-type="string" calcext:value-type="string">
            <text:p>Dawny Pałac Biskupów Krakowskich w Kielcach</text:p>
          </table:table-cell>
          <table:table-cell office:value-type="string" calcext:value-type="string">
            <text:p>Barokowy pałac w Kielcach, była rezydencja biskupów krakowskich, oddział Muzeum Narodowego w Kielcach. Najlepiej zachowana oryginalna wczesnobarokowa rezydencja pałacowa z pierwszej połowy XVII wieku w Polsce. Od 1971 r. mieści się w nim Muzeum Narodowe. Z tyłu pałacu, w 2005 roku, otwarto Ogród Włoski.</text:p>
          </table:table-cell>
          <table:table-cell office:value-type="string" calcext:value-type="string">
            <text:p>o. Muzeum Narodowe w Kielcach. W KKP obiekt Muzeum było potraktowane jako jeden obiekt, w CKKP zostały wprowadzone poszczególne oddział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86771</text:p>
          </table:table-cell>
          <table:table-cell office:value-type="string" calcext:value-type="string">
            <text:p>pl:Pałac Biskupów Krakowskich w Kielcach</text:p>
          </table:table-cell>
          <table:table-cell office:value-type="string" calcext:value-type="string">
            <text:p>2024-10-14</text:p>
          </table:table-cell>
          <table:table-cell office:value-type="float" office:value="20.6276568663755" calcext:value-type="float">
            <text:p>20,6276568663755</text:p>
          </table:table-cell>
          <table:table-cell office:value-type="float" office:value="50.8692041951513" calcext:value-type="float">
            <text:p>50,8692041951513</text:p>
          </table:table-cell>
        </table:table-row>
        <table:table-row table:style-name="ro1">
          <table:table-cell office:value-type="string" calcext:value-type="string">
            <text:p>K1.20</text:p>
          </table:table-cell>
          <table:table-cell office:value-type="string" calcext:value-type="string">
            <text:p>LU00553</text:p>
          </table:table-cell>
          <table:table-cell office:value-type="string" calcext:value-type="string">
            <text:p>Zespół pałacowo-parkowy w Puławach</text:p>
          </table:table-cell>
          <table:table-cell office:value-type="string" calcext:value-type="string">
            <text:p>Pałac, którego początki sięgają II połowy XVII wieku i związane są z dziejami rodów magnackich: Lubomirskich, Sieniawskich i przede wszystkim Czartoryskich. Wzniesiony pierwotnie przez Lubomirskich według barokowego projektu Tylmana z Gameren w latach 1676–1679, ostastecznie przebudowany w latach 1785–1810 w stylu klasycystycznym przez Czartoryskich według projektu Chrystiana Piotra Aignera, jest siedzibą Instytutu Uprawy, Nawożenia i Gleboznawstwa – Państwowego Instytutu Badawczego.</text:p>
          </table:table-cell>
          <table:table-cell office:value-type="string" calcext:value-type="string">
            <text:p>W PH obiekt jest wpisany jako zespół zamkowo - pałacow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30102797</text:p>
          </table:table-cell>
          <table:table-cell office:value-type="string" calcext:value-type="string">
            <text:p>pl:Pałac Czartoryskich w Puławach</text:p>
          </table:table-cell>
          <table:table-cell office:value-type="string" calcext:value-type="string">
            <text:p>2024-10-14</text:p>
          </table:table-cell>
          <table:table-cell office:value-type="float" office:value="21.961794834362" calcext:value-type="float">
            <text:p>21,961794834362</text:p>
          </table:table-cell>
          <table:table-cell office:value-type="float" office:value="51.4115819054641" calcext:value-type="float">
            <text:p>51,4115819054641</text:p>
          </table:table-cell>
        </table:table-row>
        <table:table-row table:style-name="ro1">
          <table:table-cell office:value-type="string" calcext:value-type="string">
            <text:p>K1.10</text:p>
          </table:table-cell>
          <table:table-cell office:value-type="string" calcext:value-type="string">
            <text:p>PM00904</text:p>
          </table:table-cell>
          <table:table-cell office:value-type="string" calcext:value-type="string">
            <text:p>Pałac Opatów w Oliwie</text:p>
          </table:table-cell>
          <table:table-cell office:value-type="string" calcext:value-type="string">
            <text:p>Zabytkowy pałac w Gdańsku-Oliwie składający się ze starszego skrzydła wschodniego z XV wieku i nowszego skrzydła południowego z XVII wieku. Umiejscowiony jest w parku Oliwskim. mieści się tu Oddział Sztuki Nowoczesnej Muzeum Narodowego w Gdańsku. Stała ekspozycja obejmuje dzieła polskich artystów XIX i XX wieku (malarstwo, rzeźba, ceramika). W oddziale znajduje się także Galeria Promocyjna, w której prezentowane są prace młodych twórców.</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2800</text:p>
          </table:table-cell>
          <table:table-cell office:value-type="string" calcext:value-type="string">
            <text:p>pl:Pałac Opatów w Oliwie</text:p>
          </table:table-cell>
          <table:table-cell office:value-type="string" calcext:value-type="string">
            <text:p>2024-10-14</text:p>
          </table:table-cell>
          <table:table-cell office:value-type="float" office:value="18.5602051781035" calcext:value-type="float">
            <text:p>18,5602051781035</text:p>
          </table:table-cell>
          <table:table-cell office:value-type="float" office:value="54.4110879943611" calcext:value-type="float">
            <text:p>54,4110879943611</text:p>
          </table:table-cell>
        </table:table-row>
        <table:table-row table:style-name="ro1">
          <table:table-cell office:value-type="string" calcext:value-type="string">
            <text:p>K1.20</text:p>
          </table:table-cell>
          <table:table-cell office:value-type="string" calcext:value-type="string">
            <text:p>DS00323</text:p>
          </table:table-cell>
          <table:table-cell office:value-type="string" calcext:value-type="string">
            <text:p>Pałac w Krzyżowej</text:p>
          </table:table-cell>
          <table:table-cell office:value-type="string" calcext:value-type="string">
            <text:p>Wybudowany w latach 1712–1726 neobarokowy pałac najprawdopodobniej według projektu Felixa Hammerschmidta dla rodziny von Zedlitz.</text:p>
          </table:table-cell>
          <table:table-cell office:value-type="string" calcext:value-type="string">
            <text:p>W KKP pałac został wprowadzony jako <text:s/>Międzynarodowy Ośrodek Spotkań Młodzieży w Krzyżowej, zmieniono nazwę objektu na obecnie funkcjonującą w materiałach.</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033943</text:p>
          </table:table-cell>
          <table:table-cell office:value-type="string" calcext:value-type="string">
            <text:p>pl:Pałac w Krzyżowej</text:p>
          </table:table-cell>
          <table:table-cell office:value-type="string" calcext:value-type="string">
            <text:p>2024-10-14</text:p>
          </table:table-cell>
          <table:table-cell office:value-type="float" office:value="16.534706767022" calcext:value-type="float">
            <text:p>16,534706767022</text:p>
          </table:table-cell>
          <table:table-cell office:value-type="float" office:value="50.7969963654623" calcext:value-type="float">
            <text:p>50,7969963654623</text:p>
          </table:table-cell>
        </table:table-row>
        <table:table-row table:style-name="ro1">
          <table:table-cell office:value-type="string" calcext:value-type="string">
            <text:p>K1.20</text:p>
          </table:table-cell>
          <table:table-cell office:value-type="string" calcext:value-type="string">
            <text:p>KP00345</text:p>
          </table:table-cell>
          <table:table-cell office:value-type="string" calcext:value-type="string">
            <text:p>Zespół pałacowo-parkowy w Lubostroniu</text:p>
          </table:table-cell>
          <table:table-cell office:value-type="string" calcext:value-type="string">
            <text:p>Klasycystyczny pałac, wybudowany w latach 1795–1800 przez czołowego architekta epoki klasycyzmu Stanisława Zawadzkiego, na zlecenie hrabiego Fryderyka Skórzew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4989</text:p>
          </table:table-cell>
          <table:table-cell office:value-type="string" calcext:value-type="string">
            <text:p>pl:Pałac w Lubostroniu</text:p>
          </table:table-cell>
          <table:table-cell office:value-type="string" calcext:value-type="string">
            <text:p>2024-10-14</text:p>
          </table:table-cell>
          <table:table-cell office:value-type="float" office:value="17.8771690582721" calcext:value-type="float">
            <text:p>17,8771690582721</text:p>
          </table:table-cell>
          <table:table-cell office:value-type="float" office:value="52.9069729537769" calcext:value-type="float">
            <text:p>52,9069729537769</text:p>
          </table:table-cell>
        </table:table-row>
        <table:table-row table:style-name="ro1">
          <table:table-cell office:value-type="string" calcext:value-type="string">
            <text:p>K1.20</text:p>
          </table:table-cell>
          <table:table-cell office:value-type="string" calcext:value-type="string">
            <text:p>OP00382</text:p>
          </table:table-cell>
          <table:table-cell office:value-type="string" calcext:value-type="string">
            <text:p>Zespół pałacowo-parkowy w Mosznej</text:p>
          </table:table-cell>
          <table:table-cell office:value-type="string" calcext:value-type="string">
            <text:p>Była rezydencja śląskiego rodu Tiele-Wincklerów, potentatów przemysłowych. Pałac posiada 365 pomieszczeń i 99 wież i wieżyczek. Powierzchnia wynosi 8 tys. m². Otacza go ponad stuhektarowy park, który jest częścią parku krajobrazowego z cennym drzewostan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33188</text:p>
          </table:table-cell>
          <table:table-cell office:value-type="string" calcext:value-type="string">
            <text:p>pl:Pałac w Mosznej</text:p>
          </table:table-cell>
          <table:table-cell office:value-type="string" calcext:value-type="string">
            <text:p>2024-10-14</text:p>
          </table:table-cell>
          <table:table-cell office:value-type="float" office:value="17.7725384388032" calcext:value-type="float">
            <text:p>17,7725384388032</text:p>
          </table:table-cell>
          <table:table-cell office:value-type="float" office:value="50.4480228328944" calcext:value-type="float">
            <text:p>50,4480228328944</text:p>
          </table:table-cell>
        </table:table-row>
        <table:table-row table:style-name="ro1">
          <table:table-cell office:value-type="string" calcext:value-type="string">
            <text:p>K1.40</text:p>
          </table:table-cell>
          <table:table-cell office:value-type="string" calcext:value-type="string">
            <text:p>DS00680</text:p>
          </table:table-cell>
          <table:table-cell office:value-type="string" calcext:value-type="string">
            <text:p>Pocysterski zespół klasztorny w Trzebnicy</text:p>
          </table:table-cell>
          <table:table-cell office:value-type="string" calcext:value-type="string">
            <text:p>Zespół klasztorny wraz z bazyliką pod wezwaniem św. Jadwigi i św. Bartłomieja, będący co najmniej od początku XIV w. sanktuariu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52528</text:p>
          </table:table-cell>
          <table:table-cell office:value-type="string" calcext:value-type="string">
            <text:p>pl:Bazylika i sanktuarium św. Jadwigi w Trzebnicy</text:p>
          </table:table-cell>
          <table:table-cell office:value-type="string" calcext:value-type="string">
            <text:p>2024-10-14</text:p>
          </table:table-cell>
          <table:table-cell office:value-type="float" office:value="17.0674940832957" calcext:value-type="float">
            <text:p>17,0674940832957</text:p>
          </table:table-cell>
          <table:table-cell office:value-type="float" office:value="51.3087893869592" calcext:value-type="float">
            <text:p>51,3087893869592</text:p>
          </table:table-cell>
        </table:table-row>
        <table:table-row table:style-name="ro1">
          <table:table-cell office:value-type="string" calcext:value-type="string">
            <text:p>K1.20</text:p>
          </table:table-cell>
          <table:table-cell office:value-type="string" calcext:value-type="string">
            <text:p>DS00257</text:p>
          </table:table-cell>
          <table:table-cell office:value-type="string" calcext:value-type="string">
            <text:p>Twierdza Kłodzko</text:p>
          </table:table-cell>
          <table:table-cell office:value-type="string" calcext:value-type="string">
            <text:p>Zachowana twierdza w Kłodzku wraz z systemem umocnień będąca systemem obronnym z okresu XVII i XVIII wieku. Zajmuje powierzchnię ponad 30 hektarów. W skład kompleksu twierdzy kłodzkiej wchodzą: twierdza główna, fort posiłkowy Owcza Góra, częściowo zachowane obwarowania miejskie, umocnienia polo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454959</text:p>
          </table:table-cell>
          <table:table-cell office:value-type="string" calcext:value-type="string">
            <text:p>pl:Twierdza Kłodzko</text:p>
          </table:table-cell>
          <table:table-cell office:value-type="string" calcext:value-type="string">
            <text:p>2024-10-14</text:p>
          </table:table-cell>
          <table:table-cell office:value-type="float" office:value="16.6527680089031" calcext:value-type="float">
            <text:p>16,6527680089031</text:p>
          </table:table-cell>
          <table:table-cell office:value-type="float" office:value="50.4429912192921" calcext:value-type="float">
            <text:p>50,4429912192921</text:p>
          </table:table-cell>
        </table:table-row>
        <table:table-row table:style-name="ro1">
          <table:table-cell office:value-type="string" calcext:value-type="string">
            <text:p>P2.00</text:p>
          </table:table-cell>
          <table:table-cell office:value-type="string" calcext:value-type="string">
            <text:p>PM00725</text:p>
          </table:table-cell>
          <table:table-cell office:value-type="string" calcext:value-type="string">
            <text:p>Ogród dendrologiczny w Wirtach</text:p>
          </table:table-cell>
          <table:table-cell office:value-type="string" calcext:value-type="string">
            <text:p>Obecnie na terenie 39 kwater (33,61 ha) rośnie blisko 145 gatunków, odmian i form roślin iglastych i 310 liściastych, a także około 150 gatunków runa leśnego. W arboretum znajduje się jedyny w Polsce okaz orzecha pośredn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80427</text:p>
          </table:table-cell>
          <table:table-cell office:value-type="string" calcext:value-type="string">
            <text:p>pl:Arboretum Wirty</text:p>
          </table:table-cell>
          <table:table-cell office:value-type="string" calcext:value-type="string">
            <text:p>2024-10-14</text:p>
          </table:table-cell>
          <table:table-cell office:value-type="float" office:value="18.3800327283376" calcext:value-type="float">
            <text:p>18,3800327283376</text:p>
          </table:table-cell>
          <table:table-cell office:value-type="float" office:value="53.8988682900417" calcext:value-type="float">
            <text:p>53,8988682900417</text:p>
          </table:table-cell>
        </table:table-row>
        <table:table-row table:style-name="ro1">
          <table:table-cell office:value-type="string" calcext:value-type="string">
            <text:p>K1.20</text:p>
          </table:table-cell>
          <table:table-cell office:value-type="string" calcext:value-type="string">
            <text:p>SL00815</text:p>
          </table:table-cell>
          <table:table-cell office:value-type="string" calcext:value-type="string">
            <text:p>Osiedle robotnicze Nikiszowiec w Katowicach</text:p>
          </table:table-cell>
          <table:table-cell office:value-type="string" calcext:value-type="string">
            <text:p>Zabytkowe osiedle patronackie wybudowane w latach 1908–1919 z inicjatywy koncernu górniczo-hutniczego Georg von Giesches Erben jako osiedle robotnicze dla górników kopalni „Giesche” (od 1946 roku „Wieczorek”).</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990266</text:p>
          </table:table-cell>
          <table:table-cell office:value-type="string" calcext:value-type="string">
            <text:p>pl:Nikiszowiec</text:p>
          </table:table-cell>
          <table:table-cell office:value-type="string" calcext:value-type="string">
            <text:p>2024-10-14</text:p>
          </table:table-cell>
          <table:table-cell office:value-type="float" office:value="19.0815452954147" calcext:value-type="float">
            <text:p>19,0815452954147</text:p>
          </table:table-cell>
          <table:table-cell office:value-type="float" office:value="50.2428234953162" calcext:value-type="float">
            <text:p>50,2428234953162</text:p>
          </table:table-cell>
        </table:table-row>
        <table:table-row table:style-name="ro1">
          <table:table-cell office:value-type="string" calcext:value-type="string">
            <text:p>K1.40</text:p>
          </table:table-cell>
          <table:table-cell office:value-type="string" calcext:value-type="string">
            <text:p>PM00508</text:p>
          </table:table-cell>
          <table:table-cell office:value-type="string" calcext:value-type="string">
            <text:p>Pocysterski zespół poklasztorny z katedrą pw. Najświętszej Maryi Panny w Pelpinie</text:p>
          </table:table-cell>
          <table:table-cell office:value-type="string" calcext:value-type="string">
            <text:p>Gotycki kościół, pierwotnie świątynia klasztoru cystersów, od 1824 r. siedziba miejscowego biskupa. Z dawnego zespołu klasztornego zachowały się katedra oraz część zabudowań zakonnych skupionych wokół czworobocznego wirydarza. Katedra jest jedną z największych świątyń gotyku ceglanego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1751</text:p>
          </table:table-cell>
          <table:table-cell office:value-type="string" calcext:value-type="string">
            <text:p>pl:Bazylika katedralna Wniebowzięcia Najświętszej Maryi Panny w Pelplinie</text:p>
          </table:table-cell>
          <table:table-cell office:value-type="string" calcext:value-type="string">
            <text:p>2024-10-14</text:p>
          </table:table-cell>
          <table:table-cell office:value-type="float" office:value="18.6933534487462" calcext:value-type="float">
            <text:p>18,6933534487462</text:p>
          </table:table-cell>
          <table:table-cell office:value-type="float" office:value="53.9270558702629" calcext:value-type="float">
            <text:p>53,9270558702629</text:p>
          </table:table-cell>
        </table:table-row>
        <table:table-row table:style-name="ro1">
          <table:table-cell office:value-type="string" calcext:value-type="string">
            <text:p>K1.40</text:p>
          </table:table-cell>
          <table:table-cell office:value-type="string" calcext:value-type="string">
            <text:p>DS00335</text:p>
          </table:table-cell>
          <table:table-cell office:value-type="string" calcext:value-type="string">
            <text:p>Pobenedyktyński zespół klasztorny w Legnickim Polu</text:p>
          </table:table-cell>
          <table:table-cell office:value-type="string" calcext:value-type="string">
            <text:p>Budowę barokowego kościoła rozpoczęto w 1719 roku. Autorem projektu był czeski architekt Kilián Ignác Dientzenhofer, jest centralnym elementem byłego zespołu klasztornego Benedyktynów.</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49320</text:p>
          </table:table-cell>
          <table:table-cell office:value-type="string" calcext:value-type="string">
            <text:p>pl:Bazylika kolegiacka Podwyższenia Krzyża Świętego i św. Jadwigi Śląskiej w Legnickim Polu</text:p>
          </table:table-cell>
          <table:table-cell office:value-type="string" calcext:value-type="string">
            <text:p>2024-10-14</text:p>
          </table:table-cell>
          <table:table-cell office:value-type="float" office:value="16.244155761101" calcext:value-type="float">
            <text:p>16,244155761101</text:p>
          </table:table-cell>
          <table:table-cell office:value-type="float" office:value="51.1455330439929" calcext:value-type="float">
            <text:p>51,1455330439929</text:p>
          </table:table-cell>
        </table:table-row>
        <table:table-row table:style-name="ro1">
          <table:table-cell office:value-type="string" calcext:value-type="string">
            <text:p>K1.40</text:p>
          </table:table-cell>
          <table:table-cell office:value-type="string" calcext:value-type="string">
            <text:p>WP00171</text:p>
          </table:table-cell>
          <table:table-cell office:value-type="string" calcext:value-type="string">
            <text:p>Pobernardyński zespół klasztorny w Górce Klasztornej</text:p>
          </table:table-cell>
          <table:table-cell office:value-type="string" calcext:value-type="string">
            <text:p>Sanktuarium Maryjne z bazyliką NMP Niepokalanie Poczętej, w której znajduje się Cudowny Obraz Matki Bożej Góreckiej z XVII wieku, koronowany 6 czerwca 1965 r. przez kardynała Stefana Wyszyńskiego. Górka Klasztorna jest najstarszym w Polsce miejscem kultu maryj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3631</text:p>
          </table:table-cell>
          <table:table-cell office:value-type="string" calcext:value-type="string">
            <text:p>pl:Górka Klasztorna</text:p>
          </table:table-cell>
          <table:table-cell office:value-type="string" calcext:value-type="string">
            <text:p>2024-10-14</text:p>
          </table:table-cell>
          <table:table-cell office:value-type="float" office:value="17.237873803481" calcext:value-type="float">
            <text:p>17,237873803481</text:p>
          </table:table-cell>
          <table:table-cell office:value-type="float" office:value="53.2699471274935" calcext:value-type="float">
            <text:p>53,2699471274935</text:p>
          </table:table-cell>
        </table:table-row>
        <table:table-row table:style-name="ro1">
          <table:table-cell office:value-type="string" calcext:value-type="string">
            <text:p>K1.40</text:p>
          </table:table-cell>
          <table:table-cell office:value-type="string" calcext:value-type="string">
            <text:p>DS00707</text:p>
          </table:table-cell>
          <table:table-cell office:value-type="string" calcext:value-type="string">
            <text:p>Kalwaria z bazyliką pw. Nawiedzenia Najświętszej Maryi Panny w Wambierzycach</text:p>
          </table:table-cell>
          <table:table-cell office:value-type="string" calcext:value-type="string">
            <text:p>Centralne miejsce kalwarii zajmuje kościół p.w. Nawiedzenia Nawiedzenia Najświętszej Marii Panny, Sanktuarium Wambierzyckiej Królowej Rodzin Patronki Ziemi Kłodzkiej, w obecnej formie z 1718-21, na miejscu starszego z 1512 r. Z charakterystycznymi szerokimi schodami z licznymi stopniami wiodącymi do późnorenesansowej bezwieżowejfasady, za którą kryje się barokowe jednonawowe wnętr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3670</text:p>
          </table:table-cell>
          <table:table-cell office:value-type="string" calcext:value-type="string">
            <text:p>pl:Sanktuarium Wambierzyckiej Królowej Rodzin</text:p>
          </table:table-cell>
          <table:table-cell office:value-type="string" calcext:value-type="string">
            <text:p>2024-10-14</text:p>
          </table:table-cell>
          <table:table-cell office:value-type="float" office:value="16.4575086074812" calcext:value-type="float">
            <text:p>16,4575086074812</text:p>
          </table:table-cell>
          <table:table-cell office:value-type="float" office:value="50.4895612634671" calcext:value-type="float">
            <text:p>50,4895612634671</text:p>
          </table:table-cell>
        </table:table-row>
        <table:table-row table:style-name="ro1">
          <table:table-cell office:value-type="string" calcext:value-type="string">
            <text:p>K1.40</text:p>
          </table:table-cell>
          <table:table-cell office:value-type="string" calcext:value-type="string">
            <text:p>MZ00108</text:p>
          </table:table-cell>
          <table:table-cell office:value-type="string" calcext:value-type="string">
            <text:p>Klasztor kanoników regularnych w Czerwińsku nad Wisłą</text:p>
          </table:table-cell>
          <table:table-cell office:value-type="string" calcext:value-type="string">
            <text:p>Klasztor istniejący od XII do 1819 roku. Obecnie w rękach salezjanów. Głównym budynkiem zespołu jest romański kościół klasztorny pod wezwaniem Zwiastowania Najświętszej Marii Panny, pochodzący z drugiej ćwierci XII w., z cennym romańskim portalem. W klasztorze mieści się Muzeum Misyjne Salezjanów, powstałe w roku 1976 r. z nagromadzonych pamiątek misyjnych przywożonych przez misjonarzy salezjańskich z całego świata.</text:p>
          </table:table-cell>
          <table:table-cell office:value-type="string" calcext:value-type="string">
            <text:p>W KKP obiekt występował pod nazwą: Zespół klasztorny w Czerwińsku, zmieniona na pełną.</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6220961</text:p>
          </table:table-cell>
          <table:table-cell office:value-type="string" calcext:value-type="string">
            <text:p>pl:Klasztor kanoników regularnych w Czerwińsku nad Wisłą</text:p>
          </table:table-cell>
          <table:table-cell office:value-type="string" calcext:value-type="string">
            <text:p>2024-10-14</text:p>
          </table:table-cell>
          <table:table-cell office:value-type="float" office:value="20.3105851244396" calcext:value-type="float">
            <text:p>20,3105851244396</text:p>
          </table:table-cell>
          <table:table-cell office:value-type="float" office:value="52.3959142939257" calcext:value-type="float">
            <text:p>52,3959142939257</text:p>
          </table:table-cell>
        </table:table-row>
        <table:table-row table:style-name="ro1">
          <table:table-cell office:value-type="string" calcext:value-type="string">
            <text:p>K1.40</text:p>
          </table:table-cell>
          <table:table-cell office:value-type="string" calcext:value-type="string">
            <text:p>MA00626</text:p>
          </table:table-cell>
          <table:table-cell office:value-type="string" calcext:value-type="string">
            <text:p>Klasztor klarysek w Starym Sączu</text:p>
          </table:table-cell>
          <table:table-cell office:value-type="string" calcext:value-type="string">
            <text:p>Klasztor ufundowała w 1280r. św. Kinga – księżna krakowsko-sandomierska, wdowa po Bolesławie V Wstydliwym oraz właścicielka ziemi sądeckiej. Zespół klasztorny przebudowany został przez włoskiego muratora Jana de Simoni na początku XVII wieku, który nadał tym samym klasztorowi wygląd typowo barokowy. Dzięki temu klasztor nabył nowego charakteru budowli sakralnej poprzez wplecenie w jego wygląd form manierystyczno-barokowych z dekoracją sgraffitową.</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48845621</text:p>
          </table:table-cell>
          <table:table-cell office:value-type="string" calcext:value-type="string">
            <text:p>pl:Klasztor klarysek w Starym Sączu</text:p>
          </table:table-cell>
          <table:table-cell office:value-type="string" calcext:value-type="string">
            <text:p>2024-10-14</text:p>
          </table:table-cell>
          <table:table-cell office:value-type="float" office:value="20.64039955752" calcext:value-type="float">
            <text:p>20,64039955752</text:p>
          </table:table-cell>
          <table:table-cell office:value-type="float" office:value="49.562824228798" calcext:value-type="float">
            <text:p>49,562824228798</text:p>
          </table:table-cell>
        </table:table-row>
        <table:table-row table:style-name="ro1">
          <table:table-cell office:value-type="string" calcext:value-type="string">
            <text:p>P1.20</text:p>
          </table:table-cell>
          <table:table-cell office:value-type="string" calcext:value-type="string">
            <text:p>DS00040</text:p>
          </table:table-cell>
          <table:table-cell office:value-type="string" calcext:value-type="string">
            <text:p>Błędne Skały</text:p>
          </table:table-cell>
          <table:table-cell office:value-type="string" calcext:value-type="string">
            <text:p>Zespół bloków skalnych na wysokości 853 m n.p.m., tworzący labirynt mający powierzchnię ok. 21 ha. Wchodzi w skład Parku Narodowego Gór Stoł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83625</text:p>
          </table:table-cell>
          <table:table-cell office:value-type="string" calcext:value-type="string">
            <text:p>pl:Błędne Skały</text:p>
          </table:table-cell>
          <table:table-cell office:value-type="string" calcext:value-type="string">
            <text:p>2024-10-14</text:p>
          </table:table-cell>
          <table:table-cell office:value-type="float" office:value="16.2902953042679" calcext:value-type="float">
            <text:p>16,2902953042679</text:p>
          </table:table-cell>
          <table:table-cell office:value-type="float" office:value="50.4783039631113" calcext:value-type="float">
            <text:p>50,4783039631113</text:p>
          </table:table-cell>
        </table:table-row>
        <table:table-row table:style-name="ro1">
          <table:table-cell office:value-type="string" calcext:value-type="string">
            <text:p>K1.10</text:p>
          </table:table-cell>
          <table:table-cell office:value-type="string" calcext:value-type="string">
            <text:p>KP00898</text:p>
          </table:table-cell>
          <table:table-cell office:value-type="string" calcext:value-type="string">
            <text:p>Biały Spichlerz w Bydgoszczy</text:p>
          </table:table-cell>
          <table:table-cell office:value-type="string" calcext:value-type="string">
            <text:p>Mieści wystawy muzealne, od 2009 r. zbiory Archeologiczne Muzeum Okręgowego im. Leona Wyczółkowskiego w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string" calcext:value-type="string">
            <text:p>2024-10-14</text:p>
          </table:table-cell>
          <table:table-cell office:value-type="float" office:value="17.9977247963807" calcext:value-type="float">
            <text:p>17,9977247963807</text:p>
          </table:table-cell>
          <table:table-cell office:value-type="float" office:value="53.1232346351725" calcext:value-type="float">
            <text:p>53,1232346351725</text:p>
          </table:table-cell>
        </table:table-row>
        <table:table-row table:style-name="ro1">
          <table:table-cell office:value-type="string" calcext:value-type="string">
            <text:p>K1.10</text:p>
          </table:table-cell>
          <table:table-cell office:value-type="string" calcext:value-type="string">
            <text:p>KP00906</text:p>
          </table:table-cell>
          <table:table-cell office:value-type="string" calcext:value-type="string">
            <text:p>Brama Zielona w Gdańsku</text:p>
          </table:table-cell>
          <table:table-cell office:value-type="string" calcext:value-type="string">
            <text:p>Została zbudowana w latach 1564–1568 przez Regniera z Amsterdamu i drezdeńczyka Hansa Kramera, jako gdańska rezydencja królów Polski. Mieści się w niej oddział Muzeum Narodowego w Gdańsku Zielonej Bramy. Kolekcja fotografii obejmuje ponad 12 000 obiektów w tym albumy fotograficzne, negatywy na szkle, autochromy, fotografie na papierze, diapozytywy na szkle i celuloidzie, obiekty fotograficzne, filmy video i inne.</text:p>
          </table:table-cell>
          <table:table-cell office:value-type="string" calcext:value-type="string">
            <text:p>o. Muzeum Narodowe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0669</text:p>
          </table:table-cell>
          <table:table-cell office:value-type="string" calcext:value-type="string">
            <text:p>pl:Brama Zielona</text:p>
          </table:table-cell>
          <table:table-cell office:value-type="string" calcext:value-type="string">
            <text:p>2024-10-14</text:p>
          </table:table-cell>
          <table:table-cell office:value-type="float" office:value="18.6556824047174" calcext:value-type="float">
            <text:p>18,6556824047174</text:p>
          </table:table-cell>
          <table:table-cell office:value-type="float" office:value="54.3479239209111" calcext:value-type="float">
            <text:p>54,3479239209111</text:p>
          </table:table-cell>
        </table:table-row>
        <table:table-row table:style-name="ro1">
          <table:table-cell office:value-type="string" calcext:value-type="string">
            <text:p>K1.10</text:p>
          </table:table-cell>
          <table:table-cell office:value-type="string" calcext:value-type="string">
            <text:p>PD00888</text:p>
          </table:table-cell>
          <table:table-cell office:value-type="string" calcext:value-type="string">
            <text:p>Centrum Edukacji i Zarządzania Biebrzańskiego Parku Narodowego</text:p>
          </table:table-cell>
          <table:table-cell office:value-type="string" calcext:value-type="string">
            <text:p>Prezentowana w centrum edukacji multimedialna wystawa jest w całości poświęcona florze i faunie BPN.</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22.6573932946925" calcext:value-type="float">
            <text:p>22,6573932946925</text:p>
          </table:table-cell>
          <table:table-cell office:value-type="float" office:value="53.4737339161566" calcext:value-type="float">
            <text:p>53,4737339161566</text:p>
          </table:table-cell>
        </table:table-row>
        <table:table-row table:style-name="ro1">
          <table:table-cell office:value-type="string" calcext:value-type="string">
            <text:p>K1.20</text:p>
          </table:table-cell>
          <table:table-cell office:value-type="string" calcext:value-type="string">
            <text:p>PD00686</text:p>
          </table:table-cell>
          <table:table-cell office:value-type="string" calcext:value-type="string">
            <text:p>Twierdza Osowiec</text:p>
          </table:table-cell>
          <table:table-cell office:value-type="string" calcext:value-type="string">
            <text:p>Twierdza z drugiej połowy XIX wieku, znana z 6,5-miesięcznej obrony podczas I wojny światowej. Reprezentuje rosyjską szkołę fortyfikacyjną z rozwiniętym w pełni systemem poligonalnym. Na początku XX wieku zaliczana do najnowocześniejszych twierdz świa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03140</text:p>
          </table:table-cell>
          <table:table-cell office:value-type="string" calcext:value-type="string">
            <text:p>pl:Twierdza Osowiec</text:p>
          </table:table-cell>
          <table:table-cell office:value-type="string" calcext:value-type="string">
            <text:p>2024-10-14</text:p>
          </table:table-cell>
          <table:table-cell office:value-type="float" office:value="22.6445499664841" calcext:value-type="float">
            <text:p>22,6445499664841</text:p>
          </table:table-cell>
          <table:table-cell office:value-type="float" office:value="53.4686212340683" calcext:value-type="float">
            <text:p>53,4686212340683</text:p>
          </table:table-cell>
        </table:table-row>
        <table:table-row table:style-name="ro1">
          <table:table-cell office:value-type="string" calcext:value-type="string">
            <text:p>K1.40</text:p>
          </table:table-cell>
          <table:table-cell office:value-type="string" calcext:value-type="string">
            <text:p>MA00099</text:p>
          </table:table-cell>
          <table:table-cell office:value-type="string" calcext:value-type="string">
            <text:p>Cmentarz Rakowicki</text:p>
          </table:table-cell>
          <table:table-cell office:value-type="string" calcext:value-type="string">
            <text:p>Cmentarz Rakowicki, dawniej Cmentarz Miejski – cmentarz komunalny w Krakowie, w dzielnicy I przy ul. Rakowickiej 26, na Warszawskiem. Założony w 1803 r., był pierwszym cmentarzem komunalnym w mieście. Zajmuje powierzchnię ok. 35 ha, na planie prostokąta (700 x 500 m), pomiędzy ulicami: Rakowicką na wschodzie, Prandoty na północy oraz al. 29 Listopada na zachodzie. Nazwa cmentarza pochodzi od nazwy drogi (obecnie ulicy Rakowickiej) wiodącej do odległej o 2 km dawnej wsi Rakowi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7419</text:p>
          </table:table-cell>
          <table:table-cell office:value-type="string" calcext:value-type="string">
            <text:p>pl:Cmentarz Rakowicki</text:p>
          </table:table-cell>
          <table:table-cell office:value-type="string" calcext:value-type="string">
            <text:p>2024-10-14</text:p>
          </table:table-cell>
          <table:table-cell office:value-type="float" office:value="19.9522620524828" calcext:value-type="float">
            <text:p>19,9522620524828</text:p>
          </table:table-cell>
          <table:table-cell office:value-type="float" office:value="50.0751951006516" calcext:value-type="float">
            <text:p>50,0751951006516</text:p>
          </table:table-cell>
        </table:table-row>
        <table:table-row table:style-name="ro1">
          <table:table-cell office:value-type="string" calcext:value-type="string">
            <text:p>K1.40</text:p>
          </table:table-cell>
          <table:table-cell office:value-type="string" calcext:value-type="string">
            <text:p>PK00822</text:p>
          </table:table-cell>
          <table:table-cell office:value-type="string" calcext:value-type="string">
            <text:p>Cmentarz wojenny z 1916 r. w Krempnej</text:p>
          </table:table-cell>
          <table:table-cell office:value-type="string" calcext:value-type="string">
            <text:p>Cmentarz z I wojny światowej, zaprojektowany przez Dušana Jurkoviča. Jeden z ponad 400 zachodniogalicyjskich cmentarzy wojennych zbudowanych przez Oddział Grobów Wojennych C. i K. Komendantury Wojskowej w Krakowie. Należy do I Okręgu Cmentarnego Nowy Żmigród.</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86860</text:p>
          </table:table-cell>
          <table:table-cell office:value-type="string" calcext:value-type="string">
            <text:p>pl:Cmentarz wojenny nr 6 – Krempna</text:p>
          </table:table-cell>
          <table:table-cell office:value-type="string" calcext:value-type="string">
            <text:p>2024-10-14</text:p>
          </table:table-cell>
          <table:table-cell office:value-type="float" office:value="21.4931736407233" calcext:value-type="float">
            <text:p>21,4931736407233</text:p>
          </table:table-cell>
          <table:table-cell office:value-type="float" office:value="49.5100355930611" calcext:value-type="float">
            <text:p>49,5100355930611</text:p>
          </table:table-cell>
        </table:table-row>
        <table:table-row table:style-name="ro1">
          <table:table-cell office:value-type="string" calcext:value-type="string">
            <text:p>K1.10</text:p>
          </table:table-cell>
          <table:table-cell office:value-type="string" calcext:value-type="string">
            <text:p>KP00899</text:p>
          </table:table-cell>
          <table:table-cell office:value-type="string" calcext:value-type="string">
            <text:p>Czerwony Spichlerz w Bydgoszczy</text:p>
          </table:table-cell>
          <table:table-cell office:value-type="string" calcext:value-type="string">
            <text:p>Mieści Galerię Sztuki Nowoczesnej.</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string" calcext:value-type="string">
            <text:p>2024-10-14</text:p>
          </table:table-cell>
          <table:table-cell office:value-type="float" office:value="17.9971263984263" calcext:value-type="float">
            <text:p>17,9971263984263</text:p>
          </table:table-cell>
          <table:table-cell office:value-type="float" office:value="53.1222296400787" calcext:value-type="float">
            <text:p>53,1222296400787</text:p>
          </table:table-cell>
        </table:table-row>
        <table:table-row table:style-name="ro1">
          <table:table-cell office:value-type="string" calcext:value-type="string">
            <text:p>K1.10</text:p>
          </table:table-cell>
          <table:table-cell office:value-type="string" calcext:value-type="string">
            <text:p>WP00405</text:p>
          </table:table-cell>
          <table:table-cell office:value-type="string" calcext:value-type="string">
            <text:p>Gmach Główny Muzeum Narodowego w Poznaniu</text:p>
          </table:table-cell>
          <table:table-cell office:value-type="string" calcext:value-type="string">
            <text:p>Główny gmach Muzeum Narodowego w Poznaniu. Mieści się w Poznaniu przy Al. Marcinkowskiego 9 na Starym Mieście przy granicy z centrum Poznania. Do 2014 r. występował pod nazwą Galeria Malarstwa i Rzeźby Muzeum Narodowego w Poznaniu. Mieści jedną z największych kolekcji malarstwa w Polsce.</text:p>
          </table:table-cell>
          <table:table-cell office:value-type="string" calcext:value-type="string">
            <text:p>W KKP występowała jedna pozycja "Muzeum Narodowe w Poznaniu" w CKKP wprowadzono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48815</text:p>
          </table:table-cell>
          <table:table-cell office:value-type="string" calcext:value-type="string">
            <text:p>pl:Muzeum Narodowe w Poznaniu (gmach główny)</text:p>
          </table:table-cell>
          <table:table-cell office:value-type="string" calcext:value-type="string">
            <text:p>2024-10-14</text:p>
          </table:table-cell>
          <table:table-cell office:value-type="float" office:value="16.92994477009" calcext:value-type="float">
            <text:p>16,92994477009</text:p>
          </table:table-cell>
          <table:table-cell office:value-type="float" office:value="52.4085261585069" calcext:value-type="float">
            <text:p>52,4085261585069</text:p>
          </table:table-cell>
        </table:table-row>
        <table:table-row table:style-name="ro1">
          <table:table-cell office:value-type="string" calcext:value-type="string">
            <text:p>K1.40</text:p>
          </table:table-cell>
          <table:table-cell office:value-type="string" calcext:value-type="string">
            <text:p>PD00861</text:p>
          </table:table-cell>
          <table:table-cell office:value-type="string" calcext:value-type="string">
            <text:p>Katedra pw. św. Trójcy w Drohiczynie</text:p>
          </table:table-cell>
          <table:table-cell office:value-type="string" calcext:value-type="string">
            <text:p>Kościół barokowy, wybudowany w latach 1696–1709. Dawniej pełnił funkcję kościoła klasztornego zakonu jezuit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61</text:p>
          </table:table-cell>
          <table:table-cell office:value-type="string" calcext:value-type="string">
            <text:p>pl:Katedra Trójcy Przenajświętszej w Drohiczynie</text:p>
          </table:table-cell>
          <table:table-cell office:value-type="string" calcext:value-type="string">
            <text:p>2024-10-14</text:p>
          </table:table-cell>
          <table:table-cell office:value-type="float" office:value="22.6550010557689" calcext:value-type="float">
            <text:p>22,6550010557689</text:p>
          </table:table-cell>
          <table:table-cell office:value-type="float" office:value="52.394413921143" calcext:value-type="float">
            <text:p>52,394413921143</text:p>
          </table:table-cell>
        </table:table-row>
        <table:table-row table:style-name="ro1">
          <table:table-cell office:value-type="string" calcext:value-type="string">
            <text:p>K1.10</text:p>
          </table:table-cell>
          <table:table-cell office:value-type="string" calcext:value-type="string">
            <text:p>PM00404</text:p>
          </table:table-cell>
          <table:table-cell office:value-type="string" calcext:value-type="string">
            <text:p>Klasztor Franciszkanów - Muzeum sztuki dawnej</text:p>
          </table:table-cell>
          <table:table-cell office:value-type="string" calcext:value-type="string">
            <text:p>Mieści się w w zabytkowym dawnym franciszkańskim klasztorze z XV wieku. Obecnie w oddziale można zwiedzać ekspozycje stałe poświęcone ceramice i malarstwu.</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986</text:p>
          </table:table-cell>
          <table:table-cell office:value-type="string" calcext:value-type="string">
            <text:p>pl:Oddział Sztuki Dawnej</text:p>
          </table:table-cell>
          <table:table-cell office:value-type="string" calcext:value-type="string">
            <text:p>2024-10-14</text:p>
          </table:table-cell>
          <table:table-cell office:value-type="float" office:value="18.6469664506238" calcext:value-type="float">
            <text:p>18,6469664506238</text:p>
          </table:table-cell>
          <table:table-cell office:value-type="float" office:value="54.3454665598505" calcext:value-type="float">
            <text:p>54,3454665598505</text:p>
          </table:table-cell>
        </table:table-row>
        <table:table-row table:style-name="ro1">
          <table:table-cell office:value-type="string" calcext:value-type="string">
            <text:p>K1.40</text:p>
          </table:table-cell>
          <table:table-cell office:value-type="string" calcext:value-type="string">
            <text:p>WP00816</text:p>
          </table:table-cell>
          <table:table-cell office:value-type="string" calcext:value-type="string">
            <text:p>Kościół pw. Nawiedzenia Najświętszej Maryi Panny na Ratajach</text:p>
          </table:table-cell>
          <table:table-cell office:value-type="string" calcext:value-type="string">
            <text:p>Konsekrowany w 1997 r. należy do największych w Poznaniu. Projekt budowli został zlecony warszawskim architektom inż. Markowi Eiblowi oraz inż. Stanisławowi Sołtykowi. Zbudowany został na planie kształtu przypominającego bumerang.</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578032</text:p>
          </table:table-cell>
          <table:table-cell office:value-type="string" calcext:value-type="string">
            <text:p>pl:Kościół Nawiedzenia Najświętszej Maryi Panny w Poznaniu</text:p>
          </table:table-cell>
          <table:table-cell office:value-type="string" calcext:value-type="string">
            <text:p>2024-10-14</text:p>
          </table:table-cell>
          <table:table-cell office:value-type="float" office:value="16.9537566119087" calcext:value-type="float">
            <text:p>16,9537566119087</text:p>
          </table:table-cell>
          <table:table-cell office:value-type="float" office:value="52.3840029594446" calcext:value-type="float">
            <text:p>52,3840029594446</text:p>
          </table:table-cell>
        </table:table-row>
        <table:table-row table:style-name="ro1">
          <table:table-cell office:value-type="string" calcext:value-type="string">
            <text:p>K1.40</text:p>
          </table:table-cell>
          <table:table-cell office:value-type="string" calcext:value-type="string">
            <text:p>MA00819</text:p>
          </table:table-cell>
          <table:table-cell office:value-type="string" calcext:value-type="string">
            <text:p>Kościół pw. śś. Michała Archanioła i Stanisława Biskupa i Męczennika (na Skałce)</text:p>
          </table:table-cell>
          <table:table-cell office:value-type="string" calcext:value-type="string">
            <text:p>Kompleks sakralny, kościół oraz klasztor paulinów znajdujący się w Krakowie przy ulicy Skałecznej 15. Nazywany jest potocznie Skałką lub kościołem Na Skał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20580</text:p>
          </table:table-cell>
          <table:table-cell office:value-type="string" calcext:value-type="string">
            <text:p>pl:Bazylika św. Michała Archanioła i św. Stanisława Biskupa w Krakowie</text:p>
          </table:table-cell>
          <table:table-cell office:value-type="string" calcext:value-type="string">
            <text:p>2024-10-14</text:p>
          </table:table-cell>
          <table:table-cell office:value-type="float" office:value="19.9376369684144" calcext:value-type="float">
            <text:p>19,9376369684144</text:p>
          </table:table-cell>
          <table:table-cell office:value-type="float" office:value="50.0482400267337" calcext:value-type="float">
            <text:p>50,0482400267337</text:p>
          </table:table-cell>
        </table:table-row>
        <table:table-row table:style-name="ro1">
          <table:table-cell office:value-type="string" calcext:value-type="string">
            <text:p>K1.10</text:p>
          </table:table-cell>
          <table:table-cell office:value-type="string" calcext:value-type="string">
            <text:p>SK00895</text:p>
          </table:table-cell>
          <table:table-cell office:value-type="string" calcext:value-type="string">
            <text:p>Muzeum Archeologiczne w Wiślicy</text:p>
          </table:table-cell>
          <table:table-cell office:value-type="string" calcext:value-type="string">
            <text:p>Siedzibą muzeum jest wzniesiony w 2022 r., Pawilon Archeologiczny. Wystawę główną stanowią niezwykle cenne relikty architektoniczne.</text:p>
          </table:table-cell>
          <table:table-cell office:value-type="string" calcext:value-type="string">
            <text:p>o. Muzeum Narodowego w Kielcach. W KKP obiekt Muzeum było potraktowane jako jeden obiekt, w CKKP zostały wprowadzone poszczególne oddziały.</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87185</text:p>
          </table:table-cell>
          <table:table-cell office:value-type="string" calcext:value-type="string">
            <text:p>pl:Muzeum Archeologiczne w Wiślicy</text:p>
          </table:table-cell>
          <table:table-cell office:value-type="string" calcext:value-type="string">
            <text:p>2024-10-14</text:p>
          </table:table-cell>
          <table:table-cell office:value-type="float" office:value="20.6743716415162" calcext:value-type="float">
            <text:p>20,6743716415162</text:p>
          </table:table-cell>
          <table:table-cell office:value-type="float" office:value="50.3487042415655" calcext:value-type="float">
            <text:p>50,3487042415655</text:p>
          </table:table-cell>
        </table:table-row>
        <table:table-row table:style-name="ro1">
          <table:table-cell office:value-type="string" calcext:value-type="string">
            <text:p>K1.40</text:p>
          </table:table-cell>
          <table:table-cell office:value-type="string" calcext:value-type="string">
            <text:p>MA00820</text:p>
          </table:table-cell>
          <table:table-cell office:value-type="string" calcext:value-type="string">
            <text:p>Kościół pw. śś. Piotra i Pawła w Krakowie</text:p>
          </table:table-cell>
          <table:table-cell office:value-type="string" calcext:value-type="string">
            <text:p>Jest to pierwsza budowla architektury barokowej w Krakowie. Ufundowana została dla jezuitów przez króla Zygmunta III Wazę. Plan kościoła wykonał prawdopodobnie Giovanni de Rossis, plan ten był realizowany od 1597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8657</text:p>
          </table:table-cell>
          <table:table-cell office:value-type="string" calcext:value-type="string">
            <text:p>pl:Kościół Świętych Apostołów Piotra i Pawła w Krakowie</text:p>
          </table:table-cell>
          <table:table-cell office:value-type="string" calcext:value-type="string">
            <text:p>2024-10-14</text:p>
          </table:table-cell>
          <table:table-cell office:value-type="float" office:value="19.9390744693088" calcext:value-type="float">
            <text:p>19,9390744693088</text:p>
          </table:table-cell>
          <table:table-cell office:value-type="float" office:value="50.0569272558735" calcext:value-type="float">
            <text:p>50,0569272558735</text:p>
          </table:table-cell>
        </table:table-row>
        <table:table-row table:style-name="ro1">
          <table:table-cell office:value-type="string" calcext:value-type="string">
            <text:p>K1.10</text:p>
          </table:table-cell>
          <table:table-cell office:value-type="string" calcext:value-type="string">
            <text:p>PM00908</text:p>
          </table:table-cell>
          <table:table-cell office:value-type="string" calcext:value-type="string">
            <text:p>Muzeum Tradycji Szlacheckiej w Waplewie Wielkim</text:p>
          </table:table-cell>
          <table:table-cell office:value-type="string" calcext:value-type="string">
            <text:p>Mieści się w zespole pałacowo-parkowym. Obiekt jest wzorcowym przykłądem "Dworu Polskiego" Mieszczą się w nim zabytkowe sprzęty, meble i dzieła sztuki, choć nawiązują stylistyką do czasów świetności pałacu.</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33</text:p>
          </table:table-cell>
          <table:table-cell office:value-type="string" calcext:value-type="string">
            <text:p>pl:Muzeum Tradycji Szlacheckiej w Waplewie Wielkim</text:p>
          </table:table-cell>
          <table:table-cell office:value-type="string" calcext:value-type="string">
            <text:p>2024-10-14</text:p>
          </table:table-cell>
          <table:table-cell office:value-type="float" office:value="19.235214133644" calcext:value-type="float">
            <text:p>19,235214133644</text:p>
          </table:table-cell>
          <table:table-cell office:value-type="float" office:value="53.9307671525502" calcext:value-type="float">
            <text:p>53,9307671525502</text:p>
          </table:table-cell>
        </table:table-row>
        <table:table-row table:style-name="ro1">
          <table:table-cell office:value-type="string" calcext:value-type="string">
            <text:p>K1.10</text:p>
          </table:table-cell>
          <table:table-cell office:value-type="string" calcext:value-type="string">
            <text:p>DS00501</text:p>
          </table:table-cell>
          <table:table-cell office:value-type="string" calcext:value-type="string">
            <text:p>Panorama Racławicka</text:p>
          </table:table-cell>
          <table:table-cell office:value-type="string" calcext:value-type="string">
            <text:p>Eksponuje cykloramiczny obraz Bitwa pod Racławicami namalowany w latach 1893–1894 przez zespół malarzy pod kierunkiem Jana Styki i Wojciecha Kossaka. Obraz olejny przedstawia bitwę pod Racławicami (1794), jeden z epizodów insurekcji kościuszkowskiej, zwycięstwo wojsk polskich pod dowództwem gen. Tadeusza Kościuszki nad wojskami rosyjskimi pod dowództwem gen. Aleksandra Tormas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53248</text:p>
          </table:table-cell>
          <table:table-cell office:value-type="string" calcext:value-type="string">
            <text:p>pl:Panorama Racławicka</text:p>
          </table:table-cell>
          <table:table-cell office:value-type="string" calcext:value-type="string">
            <text:p>2024-10-14</text:p>
          </table:table-cell>
          <table:table-cell office:value-type="float" office:value="17.044654645055" calcext:value-type="float">
            <text:p>17,044654645055</text:p>
          </table:table-cell>
          <table:table-cell office:value-type="float" office:value="51.1102772138222" calcext:value-type="float">
            <text:p>51,1102772138222</text:p>
          </table:table-cell>
        </table:table-row>
        <table:table-row table:style-name="ro1">
          <table:table-cell office:value-type="string" calcext:value-type="string">
            <text:p>K1.10</text:p>
          </table:table-cell>
          <table:table-cell office:value-type="string" calcext:value-type="string">
            <text:p>MA00488</text:p>
          </table:table-cell>
          <table:table-cell office:value-type="string" calcext:value-type="string">
            <text:p>Państwowe Muzeum Auschwitz-Birkenau w Oświęcimiu</text:p>
          </table:table-cell>
          <table:table-cell office:value-type="string" calcext:value-type="string">
            <text:p>Muzeum utworzone w 1947 r. staraniem byłych więźniów KL Auschwitz w celu zachowania „po wsze czasy” pozostałości po byłym niemieckim nazistowskim obozie koncentracyjnym i zagłady Auschwitz-Birkenau.</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819729</text:p>
          </table:table-cell>
          <table:table-cell office:value-type="string" calcext:value-type="string">
            <text:p>pl:Państwowe Muzeum Auschwitz-Birkenau w Oświęcimiu</text:p>
          </table:table-cell>
          <table:table-cell office:value-type="string" calcext:value-type="string">
            <text:p>2024-10-14</text:p>
          </table:table-cell>
          <table:table-cell office:value-type="float" office:value="19.1755786064522" calcext:value-type="float">
            <text:p>19,1755786064522</text:p>
          </table:table-cell>
          <table:table-cell office:value-type="float" office:value="50.0375320966143" calcext:value-type="float">
            <text:p>50,0375320966143</text:p>
          </table:table-cell>
        </table:table-row>
        <table:table-row table:style-name="ro1">
          <table:table-cell office:value-type="string" calcext:value-type="string">
            <text:p>K1.10</text:p>
          </table:table-cell>
          <table:table-cell office:value-type="string" calcext:value-type="string">
            <text:p>SK00219</text:p>
          </table:table-cell>
          <table:table-cell office:value-type="string" calcext:value-type="string">
            <text:p>Państwowe Muzeum im. Przypkowskich w Jędrzejowie</text:p>
          </table:table-cell>
          <table:table-cell office:value-type="string" calcext:value-type="string">
            <text:p>Muzeum specjalizujące się głównie w prezentacji zegarów słonecznych i przyrządów astronomicznych. Powstało w oparciu o prywatną kolekcję lekarza z Jędrzejowa Feliksa Przypkowskiego, który od 1895 roku gromadził zabytkowe zegary słoneczne, a także literaturę i inne materiały poświęcone gnomoni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253676</text:p>
          </table:table-cell>
          <table:table-cell office:value-type="string" calcext:value-type="string">
            <text:p>pl:Muzeum im. Przypkowskich w Jędrzejowie</text:p>
          </table:table-cell>
          <table:table-cell office:value-type="string" calcext:value-type="string">
            <text:p>2024-10-14</text:p>
          </table:table-cell>
          <table:table-cell office:value-type="float" office:value="20.3042445870987" calcext:value-type="float">
            <text:p>20,3042445870987</text:p>
          </table:table-cell>
          <table:table-cell office:value-type="float" office:value="50.6389995581405" calcext:value-type="float">
            <text:p>50,6389995581405</text:p>
          </table:table-cell>
        </table:table-row>
        <table:table-row table:style-name="ro1">
          <table:table-cell office:value-type="string" calcext:value-type="string">
            <text:p>K1.10</text:p>
          </table:table-cell>
          <table:table-cell office:value-type="string" calcext:value-type="string">
            <text:p>LB00729</text:p>
          </table:table-cell>
          <table:table-cell office:value-type="string" calcext:value-type="string">
            <text:p>Park Drogowskazów i Słupów Milowych Cywilizacji w Witnicy</text:p>
          </table:table-cell>
          <table:table-cell office:value-type="string" calcext:value-type="string">
            <text:p>Miejski park tematyczny powstały w 1995 r. Park gromadzi pamiątki związane z szeroko rozumianym rozwojem cywilizacji technicznej, ze szczególnym uwzględnieniem zagadnień drogownictwa i przemysł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1317</text:p>
          </table:table-cell>
          <table:table-cell office:value-type="string" calcext:value-type="string">
            <text:p>pl:Park Drogowskazów i Słupów Milowych Cywilizacji w Witnicy</text:p>
          </table:table-cell>
          <table:table-cell office:value-type="string" calcext:value-type="string">
            <text:p>2024-10-14</text:p>
          </table:table-cell>
          <table:table-cell office:value-type="float" office:value="14.8960987898033" calcext:value-type="float">
            <text:p>14,8960987898033</text:p>
          </table:table-cell>
          <table:table-cell office:value-type="float" office:value="52.676040520197" calcext:value-type="float">
            <text:p>52,676040520197</text:p>
          </table:table-cell>
        </table:table-row>
        <table:table-row table:style-name="ro1">
          <table:table-cell office:value-type="string" calcext:value-type="string">
            <text:p>K1.20</text:p>
          </table:table-cell>
          <table:table-cell office:value-type="string" calcext:value-type="string">
            <text:p>MA00743</text:p>
          </table:table-cell>
          <table:table-cell office:value-type="string" calcext:value-type="string">
            <text:p>Park Etnograficzny Krakowiaków Zachodnich w Wygiełzowie</text:p>
          </table:table-cell>
          <table:table-cell office:value-type="string" calcext:value-type="string">
            <text:p>Skansenu, w którym zgromadzono i udostępniono do zwiedzania przykłady budownictwa drewnianego Krakowiaków Zachodnich charakterystycznego dla okolic Krak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15814</text:p>
          </table:table-cell>
          <table:table-cell office:value-type="string" calcext:value-type="string">
            <text:p>pl:Park Etnograficzny Krakowiaków Zachodnich</text:p>
          </table:table-cell>
          <table:table-cell office:value-type="string" calcext:value-type="string">
            <text:p>2024-10-14</text:p>
          </table:table-cell>
          <table:table-cell office:value-type="float" office:value="19.4397010325476" calcext:value-type="float">
            <text:p>19,4397010325476</text:p>
          </table:table-cell>
          <table:table-cell office:value-type="float" office:value="50.0757292939712" calcext:value-type="float">
            <text:p>50,0757292939712</text:p>
          </table:table-cell>
        </table:table-row>
        <table:table-row table:style-name="ro1">
          <table:table-cell office:value-type="string" calcext:value-type="string">
            <text:p>K1.20</text:p>
          </table:table-cell>
          <table:table-cell office:value-type="string" calcext:value-type="string">
            <text:p>KP00258</text:p>
          </table:table-cell>
          <table:table-cell office:value-type="string" calcext:value-type="string">
            <text:p>Park Etnograficzny w Kłóbce</text:p>
          </table:table-cell>
          <table:table-cell office:value-type="string" calcext:value-type="string">
            <text:p>Skansen w Kłóbce założony w roku 1993. Obejmuje obszar 13 ha, na którym zgromadzono 18 obiektów architektury ludowej zebranej w dwóch sektorach: Ziemi Kujawskiej (dwie zagrody) i Ziemi Dobrzyńskiej (jedna zagroda).</text:p>
          </table:table-cell>
          <table:table-cell office:value-type="string" calcext:value-type="string">
            <text:p>o. Muzeum Ziemi Kujawskiej i Dobrzyńskiej we Włocław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50805</text:p>
          </table:table-cell>
          <table:table-cell office:value-type="string" calcext:value-type="string">
            <text:p>pl:Kujawsko-Dobrzyński Park Etnograficzny w Kłóbce</text:p>
          </table:table-cell>
          <table:table-cell office:value-type="string" calcext:value-type="string">
            <text:p>2024-10-14</text:p>
          </table:table-cell>
          <table:table-cell office:value-type="float" office:value="19.1283105659802" calcext:value-type="float">
            <text:p>19,1283105659802</text:p>
          </table:table-cell>
          <table:table-cell office:value-type="float" office:value="52.4502503401573" calcext:value-type="float">
            <text:p>52,4502503401573</text:p>
          </table:table-cell>
        </table:table-row>
        <table:table-row table:style-name="ro1">
          <table:table-cell office:value-type="string" calcext:value-type="string">
            <text:p>P1.20</text:p>
          </table:table-cell>
          <table:table-cell office:value-type="string" calcext:value-type="string">
            <text:p>LD00006</text:p>
          </table:table-cell>
          <table:table-cell office:value-type="string" calcext:value-type="string">
            <text:p>Park Romantyczny w Arkadii</text:p>
          </table:table-cell>
          <table:table-cell office:value-type="string" calcext:value-type="string">
            <text:p>Ogród romantyczny w stylu angielskim założony w 1778 roku przez Helenę z Przeździeckich, żonę Michała Hieronima Radziwiłła, właściciela pobliskiego Nieborowa.</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672235</text:p>
          </table:table-cell>
          <table:table-cell office:value-type="string" calcext:value-type="string">
            <text:p>pl:Arkadia (powiat łowicki)</text:p>
          </table:table-cell>
          <table:table-cell office:value-type="string" calcext:value-type="string">
            <text:p>2024-10-14</text:p>
          </table:table-cell>
          <table:table-cell office:value-type="float" office:value="20.0148579834978" calcext:value-type="float">
            <text:p>20,0148579834978</text:p>
          </table:table-cell>
          <table:table-cell office:value-type="float" office:value="52.0840304455841" calcext:value-type="float">
            <text:p>52,0840304455841</text:p>
          </table:table-cell>
        </table:table-row>
        <table:table-row table:style-name="ro1">
          <table:table-cell office:value-type="string" calcext:value-type="string">
            <text:p>P2.00</text:p>
          </table:table-cell>
          <table:table-cell office:value-type="string" calcext:value-type="string">
            <text:p>KP00856</text:p>
          </table:table-cell>
          <table:table-cell office:value-type="string" calcext:value-type="string">
            <text:p>Park Zdrojowy w Ciechocinku</text:p>
          </table:table-cell>
          <table:table-cell office:value-type="string" calcext:value-type="string">
            <text:p>Największy (19 ha) z czterech parków Ciechocinka utworzony w latach 1872–1875. Powstał z ogrodu spacerowego przy galerii spacerowej latach 1872–1875 według projektu Franciszka Tournelle'a w 1851r. Posiada interesujący starodrzew występują tu klony, dęby, świerki oraz rzadziej spotykane drzewa jak kłęk kanadyjski, miłorząb dwuklapowy czy tulipanowiec amerykański. W parku znajdziemy równierz pomnik przyrody – dąb szypułkowy o wysokości 22 metry i obwodzie 390 c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811560</text:p>
          </table:table-cell>
          <table:table-cell office:value-type="string" calcext:value-type="string">
            <text:p>pl:Park Zdrojowy w Ciechocinku</text:p>
          </table:table-cell>
          <table:table-cell office:value-type="string" calcext:value-type="string">
            <text:p>2024-10-14</text:p>
          </table:table-cell>
          <table:table-cell office:value-type="float" office:value="18.7971486304461" calcext:value-type="float">
            <text:p>18,7971486304461</text:p>
          </table:table-cell>
          <table:table-cell office:value-type="float" office:value="52.8853182984619" calcext:value-type="float">
            <text:p>52,8853182984619</text:p>
          </table:table-cell>
        </table:table-row>
        <table:table-row table:style-name="ro1">
          <table:table-cell office:value-type="string" calcext:value-type="string">
            <text:p>K1.10</text:p>
          </table:table-cell>
          <table:table-cell office:value-type="string" calcext:value-type="string">
            <text:p>KP00903</text:p>
          </table:table-cell>
          <table:table-cell office:value-type="string" calcext:value-type="string">
            <text:p>Spichlerz holenderski w Bydgoszczy</text:p>
          </table:table-cell>
          <table:table-cell office:value-type="string" calcext:value-type="string">
            <text:p>Miieści wystawę stałą „Od Starego Rynku do placu Wolności. Spacer ulicami międzywojennej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string" calcext:value-type="string">
            <text:p>2024-10-14</text:p>
          </table:table-cell>
          <table:table-cell office:value-type="float" office:value="18.0016020099728" calcext:value-type="float">
            <text:p>18,0016020099728</text:p>
          </table:table-cell>
          <table:table-cell office:value-type="float" office:value="53.1229227730799" calcext:value-type="float">
            <text:p>53,1229227730799</text:p>
          </table:table-cell>
        </table:table-row>
        <table:table-row table:style-name="ro1">
          <table:table-cell office:value-type="string" calcext:value-type="string">
            <text:p>K1.10</text:p>
          </table:table-cell>
          <table:table-cell office:value-type="string" calcext:value-type="string">
            <text:p>KP00896</text:p>
          </table:table-cell>
          <table:table-cell office:value-type="string" calcext:value-type="string">
            <text:p>Spichlerz nad Brdą przy ul. Grodzkiej 9 w Bydgoszczy</text:p>
          </table:table-cell>
          <table:table-cell office:value-type="string" calcext:value-type="string">
            <text:p>Mieści wystawy stałe i czasowe Muzeum Okręgowego im. Leona Wyczółkowskiego w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string" calcext:value-type="string">
            <text:p>2024-10-14</text:p>
          </table:table-cell>
          <table:table-cell office:value-type="float" office:value="18.0017155018684" calcext:value-type="float">
            <text:p>18,0017155018684</text:p>
          </table:table-cell>
          <table:table-cell office:value-type="float" office:value="53.1228932078671" calcext:value-type="float">
            <text:p>53,1228932078671</text:p>
          </table:table-cell>
        </table:table-row>
        <table:table-row table:style-name="ro1">
          <table:table-cell office:value-type="string" calcext:value-type="string">
            <text:p>K1.10</text:p>
          </table:table-cell>
          <table:table-cell office:value-type="string" calcext:value-type="string">
            <text:p>KP00897</text:p>
          </table:table-cell>
          <table:table-cell office:value-type="string" calcext:value-type="string">
            <text:p>Spichlerz nad Brdą przy ul. Grodzkiej 11 w Bydgoszczy</text:p>
          </table:table-cell>
          <table:table-cell office:value-type="string" calcext:value-type="string">
            <text:p>Mieści wystawy stałe i czasowe Muzeum Okręgowego im. Leona Wyczółkowskiego w Bydgoszczy.</text:p>
          </table:table-cell>
          <table:table-cell office:value-type="string" calcext:value-type="string">
            <text:p>f. Muzeum Okręgowe im. Leona Wyczółkowskiego w Bydgoszczy. Muzeum było potraktowane jako jeden obiekt, w CKKP zostały wprowadzone poszczególne fil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0250</text:p>
          </table:table-cell>
          <table:table-cell office:value-type="string" calcext:value-type="string">
            <text:p>pl:Spichrze w Bydgoszczy</text:p>
          </table:table-cell>
          <table:table-cell office:value-type="string" calcext:value-type="string">
            <text:p>2024-10-14</text:p>
          </table:table-cell>
          <table:table-cell office:value-type="float" office:value="18.0018404790006" calcext:value-type="float">
            <text:p>18,0018404790006</text:p>
          </table:table-cell>
          <table:table-cell office:value-type="float" office:value="53.1228563374816" calcext:value-type="float">
            <text:p>53,1228563374816</text:p>
          </table:table-cell>
        </table:table-row>
        <table:table-row table:style-name="ro1">
          <table:table-cell office:value-type="string" calcext:value-type="string">
            <text:p>K1.20</text:p>
          </table:table-cell>
          <table:table-cell office:value-type="string" calcext:value-type="string">
            <text:p>PD00032</text:p>
          </table:table-cell>
          <table:table-cell office:value-type="string" calcext:value-type="string">
            <text:p>Zespół pałacowo-parkowy w Białymstoku</text:p>
          </table:table-cell>
          <table:table-cell office:value-type="string" calcext:value-type="string">
            <text:p>Jedna z najlepiej zachowanych rezydencji magnackich epoki saskiej na ziemiach dawnej Rzeczypospolitej w stylu późnobarokowym określany mianem „Wersalu Podlasia”, „Wersalu Północy”, a także „Polskim Wersal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76970</text:p>
          </table:table-cell>
          <table:table-cell office:value-type="string" calcext:value-type="string">
            <text:p>pl:Pałac Branickich w Białymstoku</text:p>
          </table:table-cell>
          <table:table-cell office:value-type="string" calcext:value-type="string">
            <text:p>2024-10-14</text:p>
          </table:table-cell>
          <table:table-cell office:value-type="float" office:value="23.164213043716" calcext:value-type="float">
            <text:p>23,164213043716</text:p>
          </table:table-cell>
          <table:table-cell office:value-type="float" office:value="53.1301452858937" calcext:value-type="float">
            <text:p>53,1301452858937</text:p>
          </table:table-cell>
        </table:table-row>
        <table:table-row table:style-name="ro1">
          <table:table-cell office:value-type="string" calcext:value-type="string">
            <text:p>K1.10</text:p>
          </table:table-cell>
          <table:table-cell office:value-type="string" calcext:value-type="string">
            <text:p>MA00272</text:p>
          </table:table-cell>
          <table:table-cell office:value-type="string" calcext:value-type="string">
            <text:p>Kopalnia Soli w Bochni</text:p>
          </table:table-cell>
          <table:table-cell office:value-type="string" calcext:value-type="string">
            <text:p>Najstarsza kopalnia soli w Polsce. Eksploatację prowadzono pomiedzy rokiem 1251 do 1990 roku. Obiekt jest otwarty dla ruchu turystycznego i leczniczego.Dla turystyów są otwarte trzy główne trasy turystyczne: trasa turystyczna z ekspozycją multimedialną, trasa przyrodnicza oraz wyprawa w Stare Góry. Oprócz tras turyści mogą wybrać się w rejs łodzią po zalanej wodą komorze.</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4936252</text:p>
          </table:table-cell>
          <table:table-cell office:value-type="string" calcext:value-type="string">
            <text:p>pl:Kopalnia soli Bochnia</text:p>
          </table:table-cell>
          <table:table-cell office:value-type="string" calcext:value-type="string">
            <text:p>2024-10-14</text:p>
          </table:table-cell>
          <table:table-cell office:value-type="float" office:value="20.4180751900095" calcext:value-type="float">
            <text:p>20,4180751900095</text:p>
          </table:table-cell>
          <table:table-cell office:value-type="float" office:value="49.9699447076444" calcext:value-type="float">
            <text:p>49,9699447076444</text:p>
          </table:table-cell>
        </table:table-row>
        <table:table-row table:style-name="ro1">
          <table:table-cell office:value-type="string" calcext:value-type="string">
            <text:p>K1.40</text:p>
          </table:table-cell>
          <table:table-cell office:value-type="string" calcext:value-type="string">
            <text:p>LB00574</text:p>
          </table:table-cell>
          <table:table-cell office:value-type="string" calcext:value-type="string">
            <text:p>Kościół pw. Najświętszej Maryi Panny w Rokitnie</text:p>
          </table:table-cell>
          <table:table-cell office:value-type="string" calcext:value-type="string">
            <text:p>Sanktuarium maryjne Ziem Zachodnich. Pierwszą budowę nowego kościoła rozpoczęto z początkiem XVIII wieku, nie została jednak dokończona. W 1746 r. budowlę rozebrano i zaczęto wznosić obecną świątynię. Ukończono ją w 1762 r. Powstała budowla na planie prostokąta, trójnawowa, z prezbiterium od północy. Po stronie zachodniej do prezbiterium dobudowano zakrystię, po wschodniej kaplicę. Wejście flankują dwie kwadratowe wieże nakryte hełmami. W Kościele znajduje się Cudowny obraz NMP Rokitniań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3644</text:p>
          </table:table-cell>
          <table:table-cell office:value-type="string" calcext:value-type="string">
            <text:p>pl:Bazylika Matki Bożej Rokitniańskiej w Rokitnie</text:p>
          </table:table-cell>
          <table:table-cell office:value-type="string" calcext:value-type="string">
            <text:p>2024-10-14</text:p>
          </table:table-cell>
          <table:table-cell office:value-type="float" office:value="15.6420632438805" calcext:value-type="float">
            <text:p>15,6420632438805</text:p>
          </table:table-cell>
          <table:table-cell office:value-type="float" office:value="52.5491875120848" calcext:value-type="float">
            <text:p>52,5491875120848</text:p>
          </table:table-cell>
        </table:table-row>
        <table:table-row table:style-name="ro1">
          <table:table-cell office:value-type="string" calcext:value-type="string">
            <text:p>K1.10</text:p>
          </table:table-cell>
          <table:table-cell office:value-type="string" calcext:value-type="string">
            <text:p>SL00889</text:p>
          </table:table-cell>
          <table:table-cell office:value-type="string" calcext:value-type="string">
            <text:p>Muzeum Górnictwa Węglowego - Kopalnia Guido</text:p>
          </table:table-cell>
          <table:table-cell office:value-type="string" calcext:value-type="string">
            <text:p>Nieczynna kopalnia węgla kamiennego udostępniona do zwiedzania. Wchodzi w skład Muzeum Górnictwa Węglowego w Zabrzu jako Kompleks Kopalnia Guido. Kompleks to dwie sąsiadujące ze sobą lokalizacje w Zabrzu: przy ul. 3 Maja 93 (Kopalnia Guido) oraz przy ul. 3 Maja 93a (Hostel Guid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820499</text:p>
          </table:table-cell>
          <table:table-cell office:value-type="string" calcext:value-type="string">
            <text:p>pl:Kopalnia Guido</text:p>
          </table:table-cell>
          <table:table-cell office:value-type="string" calcext:value-type="string">
            <text:p>2024-10-14</text:p>
          </table:table-cell>
          <table:table-cell office:value-type="float" office:value="18.7919766117209" calcext:value-type="float">
            <text:p>18,7919766117209</text:p>
          </table:table-cell>
          <table:table-cell office:value-type="float" office:value="50.2896115234405" calcext:value-type="float">
            <text:p>50,2896115234405</text:p>
          </table:table-cell>
        </table:table-row>
        <table:table-row table:style-name="ro1">
          <table:table-cell office:value-type="string" calcext:value-type="string">
            <text:p>K1.10</text:p>
          </table:table-cell>
          <table:table-cell office:value-type="string" calcext:value-type="string">
            <text:p>SL00753</text:p>
          </table:table-cell>
          <table:table-cell office:value-type="string" calcext:value-type="string">
            <text:p>Muzeum Górnictwa Węglowego - Sztolnia Królowa Luiza</text:p>
          </table:table-cell>
          <table:table-cell office:value-type="string" calcext:value-type="string">
            <text:p>Wchodzi w skład Muzeum Górnictwa Węglowego w Zabrzu jako Kompleks Sztolnia Królowa Luiza. Kompleks posiada trzy lokalizacje w Zabrzu: przy ul. Wolności 408-410 (łaźnia łańcuszkowa), ul. Maurycego Mochnackiego 12 (dawn. Sienkiewicza 43) oraz przy ul. Karola Miarki 8 (wylot Głównej Kluczowej Sztolni Dziedziczn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86723358</text:p>
          </table:table-cell>
          <table:table-cell office:value-type="string" calcext:value-type="string">
            <text:p>pl:Sztolnia Królowa Luiza</text:p>
          </table:table-cell>
          <table:table-cell office:value-type="string" calcext:value-type="string">
            <text:p>2024-10-14</text:p>
          </table:table-cell>
          <table:table-cell office:value-type="float" office:value="18.8068443082851" calcext:value-type="float">
            <text:p>18,8068443082851</text:p>
          </table:table-cell>
          <table:table-cell office:value-type="float" office:value="50.2962710498598" calcext:value-type="float">
            <text:p>50,2962710498598</text:p>
          </table:table-cell>
        </table:table-row>
        <table:table-row table:style-name="ro1">
          <table:table-cell office:value-type="string" calcext:value-type="string">
            <text:p>K1.10</text:p>
          </table:table-cell>
          <table:table-cell office:value-type="string" calcext:value-type="string">
            <text:p>MZ00522</text:p>
          </table:table-cell>
          <table:table-cell office:value-type="string" calcext:value-type="string">
            <text:p>Muzeum Mazowieckie w Płocku</text:p>
          </table:table-cell>
          <table:table-cell office:value-type="string" calcext:value-type="string">
            <text:p>Muzeum powstało z połączenia zbiorów Towarzystwa Naukowego Płockiego i Szkoły Wojewódzkiej. Jest jednym z najstarszych istniejących tego typu placówek w Polsce. Obecnie posiada największą kolekcję sztuki secesyjnej w Polsce, a także stałą wystawę "X wieków Płoc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63</text:p>
          </table:table-cell>
          <table:table-cell office:value-type="string" calcext:value-type="string">
            <text:p>pl:Muzeum Mazowieckie w Płocku</text:p>
          </table:table-cell>
          <table:table-cell office:value-type="string" calcext:value-type="string">
            <text:p>2024-10-14</text:p>
          </table:table-cell>
          <table:table-cell office:value-type="float" office:value="19.6904782071525" calcext:value-type="float">
            <text:p>19,6904782071525</text:p>
          </table:table-cell>
          <table:table-cell office:value-type="float" office:value="52.5433750551843" calcext:value-type="float">
            <text:p>52,5433750551843</text:p>
          </table:table-cell>
        </table:table-row>
        <table:table-row table:style-name="ro1">
          <table:table-cell office:value-type="string" calcext:value-type="string">
            <text:p>K1.10</text:p>
          </table:table-cell>
          <table:table-cell office:value-type="string" calcext:value-type="string">
            <text:p>WP00843</text:p>
          </table:table-cell>
          <table:table-cell office:value-type="string" calcext:value-type="string">
            <text:p>Muzeum - Pałac w Rogalinie</text:p>
          </table:table-cell>
          <table:table-cell office:value-type="string" calcext:value-type="string">
            <text:p>Pałac w Rogalinie wybudował w latach 1770-1776 Kazimierz Raczyński pełniący urząd pisarza koronnego. Z jego inicjatywy powstało późnobarokowe założenie pałacowe w typie entre cour et jardin (pomiędzy dziedzińcem, a ogrodem), które przetrwało do dziś w pierwotnym kształcie. Galeria malarstwa mieszcząca się w budynku z 1910 roku zawiera zbiory gromadzone przez czterdzieści lat przez Edwarda Raczyńskiego.</text:p>
          </table:table-cell>
          <table:table-cell office:value-type="string" calcext:value-type="string">
            <text:p>o. Muzeum Narodowego w Poznaniu</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587087</text:p>
          </table:table-cell>
          <table:table-cell office:value-type="string" calcext:value-type="string">
            <text:p>pl:Pałac w Rogalinie</text:p>
          </table:table-cell>
          <table:table-cell office:value-type="string" calcext:value-type="string">
            <text:p>2024-10-14</text:p>
          </table:table-cell>
          <table:table-cell office:value-type="float" office:value="16.9299498129288" calcext:value-type="float">
            <text:p>16,9299498129288</text:p>
          </table:table-cell>
          <table:table-cell office:value-type="float" office:value="52.2344820735837" calcext:value-type="float">
            <text:p>52,2344820735837</text:p>
          </table:table-cell>
        </table:table-row>
        <table:table-row table:style-name="ro1">
          <table:table-cell office:value-type="string" calcext:value-type="string">
            <text:p>K1.20</text:p>
          </table:table-cell>
          <table:table-cell office:value-type="string" calcext:value-type="string">
            <text:p>DS00485</text:p>
          </table:table-cell>
          <table:table-cell office:value-type="string" calcext:value-type="string">
            <text:p>Ostrów Piaskowy we Wrocławiu</text:p>
          </table:table-cell>
          <table:table-cell office:value-type="string" calcext:value-type="string">
            <text:p>Wyspa w obrębie historycznego wrocławskiego starego miasta. Znajduje się na niej kościoł Najświętszej Marii Panny, dawny gotycki kościół św. Anny, po 1810 r. przebudowany najpierw na szpital, obecnie stanowiący budynek mieszkalny, barokowa cerkiew prawosławna Świętych Cyryla i Metodego (do tego budynku przeniesiono w 1810r. kościół pod wezwaniem św. Anny) i kilka innych zabudowań, w tym młyn wodny Mari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0319</text:p>
          </table:table-cell>
          <table:table-cell office:value-type="string" calcext:value-type="string">
            <text:p>pl:Piasek (wyspa)</text:p>
          </table:table-cell>
          <table:table-cell office:value-type="string" calcext:value-type="string">
            <text:p>2024-10-14</text:p>
          </table:table-cell>
          <table:table-cell office:value-type="float" office:value="17.0403513842465" calcext:value-type="float">
            <text:p>17,0403513842465</text:p>
          </table:table-cell>
          <table:table-cell office:value-type="float" office:value="51.114577800155" calcext:value-type="float">
            <text:p>51,114577800155</text:p>
          </table:table-cell>
        </table:table-row>
        <table:table-row table:style-name="ro1">
          <table:table-cell office:value-type="string" calcext:value-type="string">
            <text:p>K1.10</text:p>
          </table:table-cell>
          <table:table-cell office:value-type="string" calcext:value-type="string">
            <text:p>PK00313</text:p>
          </table:table-cell>
          <table:table-cell office:value-type="string" calcext:value-type="string">
            <text:p>Ośrodek Edukacyjny wraz z Muzeum Magurskiego Parku Narodowego w Krempnej</text:p>
          </table:table-cell>
          <table:table-cell office:value-type="string" calcext:value-type="string">
            <text:p>Muzeum działające w ramach Ośrodka Edukacyjnego wraz z Muzeum Magurskiego Parku Narodowego, z siedzibą w Krempnej. Placówka została otwarta 3 czerwca 2005 roku. Na stałe ekspozycje muzeum składają się: sala z multimedialną projekcją, prezentującą faunę i florę Beskidu Niskiego, dioramy prezentujące poszczególne pory roku oraz wystawy korzeni drzew i poroży jeleni oraz saren.</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79948</text:p>
          </table:table-cell>
          <table:table-cell office:value-type="string" calcext:value-type="string">
            <text:p>pl:Muzeum Magurskiego Parku Narodowego w Krempnej</text:p>
          </table:table-cell>
          <table:table-cell office:value-type="string" calcext:value-type="string">
            <text:p>2024-10-14</text:p>
          </table:table-cell>
          <table:table-cell office:value-type="float" office:value="21.4983722348193" calcext:value-type="float">
            <text:p>21,4983722348193</text:p>
          </table:table-cell>
          <table:table-cell office:value-type="float" office:value="49.5113309678622" calcext:value-type="float">
            <text:p>49,5113309678622</text:p>
          </table:table-cell>
        </table:table-row>
        <table:table-row table:style-name="ro1">
          <table:table-cell office:value-type="string" calcext:value-type="string">
            <text:p>K1.10</text:p>
          </table:table-cell>
          <table:table-cell office:value-type="string" calcext:value-type="string">
            <text:p>MA00685</text:p>
          </table:table-cell>
          <table:table-cell office:value-type="string" calcext:value-type="string">
            <text:p>Ośrodek Kultury Turystyki Górskiej PTTK na Turbaczu</text:p>
          </table:table-cell>
          <table:table-cell office:value-type="string" calcext:value-type="string">
            <text:p>Placówka muzealna Polskiego Towarzystwa Turystyczno-Krajoznawczego z ekspozycją poświęconą historii turystyki górskiej w Gorcach, położona pod szczytem Turbacza. Znajduje się w budynku schroni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79942</text:p>
          </table:table-cell>
          <table:table-cell office:value-type="string" calcext:value-type="string">
            <text:p>pl:Gorczański Ośrodek Historii Turystyki Górskiej na Turbaczu</text:p>
          </table:table-cell>
          <table:table-cell office:value-type="string" calcext:value-type="string">
            <text:p>2024-10-14</text:p>
          </table:table-cell>
          <table:table-cell office:value-type="float" office:value="20.1183193239805" calcext:value-type="float">
            <text:p>20,1183193239805</text:p>
          </table:table-cell>
          <table:table-cell office:value-type="float" office:value="49.5436411982263" calcext:value-type="float">
            <text:p>49,5436411982263</text:p>
          </table:table-cell>
        </table:table-row>
        <table:table-row table:style-name="ro1">
          <table:table-cell office:value-type="string" calcext:value-type="string">
            <text:p>K1.10</text:p>
          </table:table-cell>
          <table:table-cell office:value-type="string" calcext:value-type="string">
            <text:p>PK00701</text:p>
          </table:table-cell>
          <table:table-cell office:value-type="string" calcext:value-type="string">
            <text:p>Ośrodek Kultury Turystyki Górskiej PTTK w Ustrzykach Górnych</text:p>
          </table:table-cell>
          <table:table-cell office:value-type="string" calcext:value-type="string">
            <text:p>Placówka muzealna Polskiego Towarzystwa Turystyczno-Krajoznawczego z ekspozycją poświęconą historii turystyki górskiej na terenach Bieszczadów Zachodnich oraz Karpat Wschod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209</text:p>
          </table:table-cell>
          <table:table-cell office:value-type="string" calcext:value-type="string">
            <text:p>pl:Bieszczadzki Ośrodek Historii Turystyki Górskiej „Zielony Domek” w Ustrzykach Górnych</text:p>
          </table:table-cell>
          <table:table-cell office:value-type="string" calcext:value-type="string">
            <text:p>2024-10-14</text:p>
          </table:table-cell>
          <table:table-cell office:value-type="float" office:value="22.653156897195" calcext:value-type="float">
            <text:p>22,653156897195</text:p>
          </table:table-cell>
          <table:table-cell office:value-type="float" office:value="49.1085244666621" calcext:value-type="float">
            <text:p>49,1085244666621</text:p>
          </table:table-cell>
        </table:table-row>
        <table:table-row table:style-name="ro1">
          <table:table-cell office:value-type="string" calcext:value-type="string">
            <text:p>K1.10</text:p>
          </table:table-cell>
          <table:table-cell office:value-type="string" calcext:value-type="string">
            <text:p>MA00367</text:p>
          </table:table-cell>
          <table:table-cell office:value-type="string" calcext:value-type="string">
            <text:p>Ośrodek Kultury Turystyki Górskiej PTTK Zawoja-Markowa – wystawa stała przy dyrekcji Parku na Markowych Szczawinach</text:p>
          </table:table-cell>
          <table:table-cell office:value-type="string" calcext:value-type="string">
            <text:p>Placówka muzealna Polskiego Towarzystwa Turystyczno-Krajoznawczego z ekspozycją poświęconą historii turystyki górskiej w rejonie Babiej Góry. Oprócz pamiątek turystycznych istotną część zajmują zbiory biograficzne poświęcone Hugonowi Zapałowiczowi oraz Kazimierzowi Sosnowskiemu. W 2011 ekspozycję przeniesiono do budynku dawnej GOPR-ów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580200</text:p>
          </table:table-cell>
          <table:table-cell office:value-type="string" calcext:value-type="string">
            <text:p>pl:Babiogórski Ośrodek Historii Turystyki Górskiej na Markowych Szczawinach</text:p>
          </table:table-cell>
          <table:table-cell office:value-type="string" calcext:value-type="string">
            <text:p>2024-10-14</text:p>
          </table:table-cell>
          <table:table-cell office:value-type="float" office:value="19.5173005446571" calcext:value-type="float">
            <text:p>19,5173005446571</text:p>
          </table:table-cell>
          <table:table-cell office:value-type="float" office:value="49.5876347576991" calcext:value-type="float">
            <text:p>49,5876347576991</text:p>
          </table:table-cell>
        </table:table-row>
        <table:table-row table:style-name="ro1">
          <table:table-cell office:value-type="string" calcext:value-type="string">
            <text:p>K1.10</text:p>
          </table:table-cell>
          <table:table-cell office:value-type="string" calcext:value-type="string">
            <text:p>PM00905</text:p>
          </table:table-cell>
          <table:table-cell office:value-type="string" calcext:value-type="string">
            <text:p>Spichlerz Opacki w Gdańsku</text:p>
          </table:table-cell>
          <table:table-cell office:value-type="string" calcext:value-type="string">
            <text:p>Placówka muzealna mieszcząca się w zabytkowym Spichlerzu Opackim z początków XVIII wieku, poświęcona zbiorom etnograficznym Do najcenniejszych spośród 10 000 zgromadzonych eksponatów niewątpliwie należy kolekcja mebli ludowych oraz sztuki i rzemiosła, pochodząca głównie z Pomorza Gdańskiego: Kaszub, Kociewia, Żuław, Powiśla i Borów Tucholskich.</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68002</text:p>
          </table:table-cell>
          <table:table-cell office:value-type="string" calcext:value-type="string">
            <text:p>pl:Oddział Etnografii – Spichlerz Opacki</text:p>
          </table:table-cell>
          <table:table-cell office:value-type="string" calcext:value-type="string">
            <text:p>2024-10-14</text:p>
          </table:table-cell>
          <table:table-cell office:value-type="float" office:value="18.5592970370694" calcext:value-type="float">
            <text:p>18,5592970370694</text:p>
          </table:table-cell>
          <table:table-cell office:value-type="float" office:value="54.4115579515108" calcext:value-type="float">
            <text:p>54,4115579515108</text:p>
          </table:table-cell>
        </table:table-row>
        <table:table-row table:style-name="ro1">
          <table:table-cell office:value-type="string" calcext:value-type="string">
            <text:p>K1.10</text:p>
          </table:table-cell>
          <table:table-cell office:value-type="string" calcext:value-type="string">
            <text:p>LB00891</text:p>
          </table:table-cell>
          <table:table-cell office:value-type="string" calcext:value-type="string">
            <text:p>Spichlerz w Gorzowie Wielkopolskim</text:p>
          </table:table-cell>
          <table:table-cell office:value-type="string" calcext:value-type="string">
            <text:p>Jest najstarszym i największym budynkiem gorzowskiego muzeum - powstał w 1723 r., można tu obejrzeć wystawy stałe takie jak: „Dzieje Gorzowa. Od pradziejów do współczesności”, „W kręgu Arsenału 1955” ukazująca polskie malarstwo współczesne sprzeciwiające się obowiązującemu wówczas socrealizmowi, między innymi: Barbary Jonscher, Rajmunda Ziemskiego, „Galeria malarstwa Jana Korcza” oraz wystawy czasowe.</text:p>
          </table:table-cell>
          <table:table-cell office:value-type="string" calcext:value-type="string">
            <text:p>o. Muzeum Lubuskie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string" calcext:value-type="string">
            <text:p>2024-10-14</text:p>
          </table:table-cell>
          <table:table-cell office:value-type="float" office:value="15.2401379782113" calcext:value-type="float">
            <text:p>15,2401379782113</text:p>
          </table:table-cell>
          <table:table-cell office:value-type="float" office:value="52.727878800651" calcext:value-type="float">
            <text:p>52,727878800651</text:p>
          </table:table-cell>
        </table:table-row>
        <table:table-row table:style-name="ro1">
          <table:table-cell office:value-type="string" calcext:value-type="string">
            <text:p>K1.30</text:p>
          </table:table-cell>
          <table:table-cell office:value-type="string" calcext:value-type="string">
            <text:p>PM00718</text:p>
          </table:table-cell>
          <table:table-cell office:value-type="string" calcext:value-type="string">
            <text:p>Westerplatte</text:p>
          </table:table-cell>
          <table:table-cell office:value-type="string" calcext:value-type="string">
            <text:p>Uformowany w latach 1845–1847 półwysep (wcześniej wyspa) w Gdańsku, przy ujściu Martwej Wisły do Zatoki Gdańskiej. W latach 1926–1939 eksklawa Rzeczypospolitej Polskiej wewnątrz terytorium Wolnego Miasta Gdańska, symbol wybuchu II wojny światowej. W okresie międzywojennym na terenie Westerplatte funkcjonowała Wojskowa Składnica Tranzytowa, której obrona we wrześniu 1939 r. stała się symbolicznym początkiem II wojny światowej oraz polskiego oporu przeciw agresji III Rzeszy.</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17081</text:p>
          </table:table-cell>
          <table:table-cell office:value-type="string" calcext:value-type="string">
            <text:p>pl:Westerplatte</text:p>
          </table:table-cell>
          <table:table-cell office:value-type="string" calcext:value-type="string">
            <text:p>2024-10-14</text:p>
          </table:table-cell>
          <table:table-cell office:value-type="float" office:value="18.6714686902805" calcext:value-type="float">
            <text:p>18,6714686902805</text:p>
          </table:table-cell>
          <table:table-cell office:value-type="float" office:value="54.407473766988" calcext:value-type="float">
            <text:p>54,407473766988</text:p>
          </table:table-cell>
        </table:table-row>
        <table:table-row table:style-name="ro1">
          <table:table-cell office:value-type="string" calcext:value-type="string">
            <text:p>K1.20</text:p>
          </table:table-cell>
          <table:table-cell office:value-type="string" calcext:value-type="string">
            <text:p>SL00667</text:p>
          </table:table-cell>
          <table:table-cell office:value-type="string" calcext:value-type="string">
            <text:p>Zabytkowa kopalnia rud srebronośnych i Skansen Maszyn Parowych w Tarnowskich Górach</text:p>
          </table:table-cell>
          <table:table-cell office:value-type="string" calcext:value-type="string">
            <text:p>Założona w 1784 r. królewska kopalnia rudy ołowiowo-srebrowej „Fryderyk”. Do zwiedzania jest udostępniona jest między innymi 600 metrowa Sztolnia Czarnego Pstrąga, najdłuższea w rejonie Tarnowskich Gór sztolnia odwadniająca. Znajduje się w niej najdłuższy w Polsce podziemny przepływ łodziami. Na terenie kopalni znajduje się również Skansen Maszyn Parowych, obejmujący 25 eksponatów nawiązujących do historii tarnogórskiego górnictwa.</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9385508</text:p>
          </table:table-cell>
          <table:table-cell office:value-type="string" calcext:value-type="string">
            <text:p>pl:Zabytkowa Kopalnia Srebra</text:p>
          </table:table-cell>
          <table:table-cell office:value-type="string" calcext:value-type="string">
            <text:p>2024-10-14</text:p>
          </table:table-cell>
          <table:table-cell office:value-type="float" office:value="18.8501949525535" calcext:value-type="float">
            <text:p>18,8501949525535</text:p>
          </table:table-cell>
          <table:table-cell office:value-type="float" office:value="50.4259170740701" calcext:value-type="float">
            <text:p>50,4259170740701</text:p>
          </table:table-cell>
        </table:table-row>
        <table:table-row table:style-name="ro1">
          <table:table-cell office:value-type="string" calcext:value-type="string">
            <text:p>K1.20</text:p>
          </table:table-cell>
          <table:table-cell office:value-type="string" calcext:value-type="string">
            <text:p>MZ00222</text:p>
          </table:table-cell>
          <table:table-cell office:value-type="string" calcext:value-type="string">
            <text:p>Zagroda Kurpiowska w Kadzidle</text:p>
          </table:table-cell>
          <table:table-cell office:value-type="string" calcext:value-type="string">
            <text:p>Jedno z najmniejszych muzeów tego typu w Polsce. Zajmuje obszar 1,5 ha. Dla zwiedzających udostępniono teren, na którym znajdują się trzy chałupy, spichlerz podcieniowy, drewutnia, stodoła z terenu Kurpiowskiej Puszczy Zielonej z przełomu XIX i XX wieku.</text:p>
          </table:table-cell>
          <table:table-cell office:value-type="string" calcext:value-type="string">
            <text:p>f. Muzeum Okręgowego w Ostrołęce. W KKP obiekt funkcjonował pod nazwą Ośrodek kurpiowskiej kultury ludowej w Kadzidle. Ze względu na niematerialny charakter obiektu w CKKP oznaczono lokalizację i opis jako Zagroda Kurpiowska w Kadzidl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1.4655164158236" calcext:value-type="float">
            <text:p>21,4655164158236</text:p>
          </table:table-cell>
          <table:table-cell office:value-type="float" office:value="53.2284171300717" calcext:value-type="float">
            <text:p>53,2284171300717</text:p>
          </table:table-cell>
        </table:table-row>
        <table:table-row table:style-name="ro1">
          <table:table-cell office:value-type="string" calcext:value-type="string">
            <text:p>K1.10</text:p>
          </table:table-cell>
          <table:table-cell office:value-type="string" calcext:value-type="string">
            <text:p>LB00892</text:p>
          </table:table-cell>
          <table:table-cell office:value-type="string" calcext:value-type="string">
            <text:p>Zagroda Młyńska w Gorzowe Wielkopolskim</text:p>
          </table:table-cell>
          <table:table-cell office:value-type="string" calcext:value-type="string">
            <text:p>Muzeum mieści się w budynku młyńskim z 1826 r. <text:s/>Można tutaj obejrzeć mieszkanie młynarza, narzędzia związane z przetwórstwem zboża i wypiekiem chleba, wystawy czasowe oraz oryginalne wyposażenie młyna.</text:p>
          </table:table-cell>
          <table:table-cell office:value-type="string" calcext:value-type="string">
            <text:p>o. Muzeum Lubuskie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string" calcext:value-type="string">
            <text:p>2024-10-14</text:p>
          </table:table-cell>
          <table:table-cell office:value-type="float" office:value="15.0649903479679" calcext:value-type="float">
            <text:p>15,0649903479679</text:p>
          </table:table-cell>
          <table:table-cell office:value-type="float" office:value="52.6972827541901" calcext:value-type="float">
            <text:p>52,6972827541901</text:p>
          </table:table-cell>
        </table:table-row>
        <table:table-row table:style-name="ro1">
          <table:table-cell office:value-type="string" calcext:value-type="string">
            <text:p>K1.30</text:p>
          </table:table-cell>
          <table:table-cell office:value-type="string" calcext:value-type="string">
            <text:p>MZ00106</text:p>
          </table:table-cell>
          <table:table-cell office:value-type="string" calcext:value-type="string">
            <text:p>Zamek książąt mazowieckich w Czersku</text:p>
          </table:table-cell>
          <table:table-cell office:value-type="string" calcext:value-type="string">
            <text:p>Gotycki zamek zbudowany na przełomie XIV i XV wieku, na planie nieregularnym, w pobliżu Góry Kalwarii. Do dzisiaj zachowane są w większości mury zamku oraz wszystkie trzy wież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8</text:p>
          </table:table-cell>
          <table:table-cell office:value-type="string" calcext:value-type="string">
            <text:p>pl:Zamek książąt mazowieckich w Czersku</text:p>
          </table:table-cell>
          <table:table-cell office:value-type="string" calcext:value-type="string">
            <text:p>2024-10-14</text:p>
          </table:table-cell>
          <table:table-cell office:value-type="float" office:value="21.2340010311119" calcext:value-type="float">
            <text:p>21,2340010311119</text:p>
          </table:table-cell>
          <table:table-cell office:value-type="float" office:value="51.9580280264037" calcext:value-type="float">
            <text:p>51,9580280264037</text:p>
          </table:table-cell>
        </table:table-row>
        <table:table-row table:style-name="ro1">
          <table:table-cell office:value-type="string" calcext:value-type="string">
            <text:p>K1.10</text:p>
          </table:table-cell>
          <table:table-cell office:value-type="string" calcext:value-type="string">
            <text:p>WP00310</text:p>
          </table:table-cell>
          <table:table-cell office:value-type="string" calcext:value-type="string">
            <text:p>Zamek w Kórniku</text:p>
          </table:table-cell>
          <table:table-cell office:value-type="string" calcext:value-type="string">
            <text:p>Muzeum mieści się w dawnej rezydencja historycznych rodów Górków i Działyńskich. Oprócz muzeum znajduje się tu siedziba muzeum Biblioteki Kórnickiej PAN. Można w nim zobaczyć meble różnych stylów i epok, obrazy mistrzów polskich i europejskich, rzeźby, kolekcje numizmatyczne, militaria polskie i wschodnie, wyroby rzemiosła artystycznego z porcelany i srebra.</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24338</text:p>
          </table:table-cell>
          <table:table-cell office:value-type="string" calcext:value-type="string">
            <text:p>pl:Zamek w Kórniku</text:p>
          </table:table-cell>
          <table:table-cell office:value-type="string" calcext:value-type="string">
            <text:p>2024-10-14</text:p>
          </table:table-cell>
          <table:table-cell office:value-type="float" office:value="17.0908605975825" calcext:value-type="float">
            <text:p>17,0908605975825</text:p>
          </table:table-cell>
          <table:table-cell office:value-type="float" office:value="52.2439018354268" calcext:value-type="float">
            <text:p>52,2439018354268</text:p>
          </table:table-cell>
        </table:table-row>
        <table:table-row table:style-name="ro1">
          <table:table-cell office:value-type="string" calcext:value-type="string">
            <text:p>P.3.00</text:p>
          </table:table-cell>
          <table:table-cell office:value-type="string" calcext:value-type="string">
            <text:p>MZ00453</text:p>
          </table:table-cell>
          <table:table-cell office:value-type="string" calcext:value-type="string">
            <text:p>Obszar Ochrony Ścisłej „Rybitew”</text:p>
          </table:table-cell>
          <table:table-cell office:value-type="string" calcext:value-type="string">
            <text:p>Obszar ochrony ścisłej o powierzchni 224,21 ha położony w północnej części Kampinoskiego Parku Narodowego.</text:p>
          </table:table-cell>
          <table:table-cell office:value-type="string" calcext:value-type="string">
            <text:p>Kampino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6686244</text:p>
          </table:table-cell>
          <table:table-cell office:value-type="string" calcext:value-type="string">
            <text:p>pl:Obszar ochrony ścisłej Rybitew</text:p>
          </table:table-cell>
          <table:table-cell office:value-type="string" calcext:value-type="string">
            <text:p>2024-10-14</text:p>
          </table:table-cell>
          <table:table-cell office:value-type="float" office:value="20.5719634464462" calcext:value-type="float">
            <text:p>20,5719634464462</text:p>
          </table:table-cell>
          <table:table-cell office:value-type="float" office:value="52.3808447149827" calcext:value-type="float">
            <text:p>52,3808447149827</text:p>
          </table:table-cell>
        </table:table-row>
        <table:table-row table:style-name="ro1">
          <table:table-cell office:value-type="string" calcext:value-type="string">
            <text:p>P.3.00</text:p>
          </table:table-cell>
          <table:table-cell office:value-type="string" calcext:value-type="string">
            <text:p>MZ00454</text:p>
          </table:table-cell>
          <table:table-cell office:value-type="string" calcext:value-type="string">
            <text:p>Obszar Ochrony Ścisłej „Sieraków'</text:p>
          </table:table-cell>
          <table:table-cell office:value-type="string" calcext:value-type="string">
            <text:p>Obszar ochrony ścisłej na terenie Kampinoskiego Parku Narodowego, wcześniej (1937–1959) mający status rezerwatu przyrody. Największy obszar chroniony w granicach tego parku narodowego o powierzchni 1204,91 ha, uznawany jest także za najbardziej wartościowy przyrodniczo.</text:p>
          </table:table-cell>
          <table:table-cell office:value-type="string" calcext:value-type="string">
            <text:p>Kampino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Obszar ochrony ścisłej Sieraków</text:p>
          </table:table-cell>
          <table:table-cell office:value-type="string" calcext:value-type="string">
            <text:p>2024-10-14</text:p>
          </table:table-cell>
          <table:table-cell office:value-type="float" office:value="20.7995348427925" calcext:value-type="float">
            <text:p>20,7995348427925</text:p>
          </table:table-cell>
          <table:table-cell office:value-type="float" office:value="52.3339018006731" calcext:value-type="float">
            <text:p>52,3339018006731</text:p>
          </table:table-cell>
        </table:table-row>
        <table:table-row table:style-name="ro1">
          <table:table-cell office:value-type="string" calcext:value-type="string">
            <text:p>P.3.00</text:p>
          </table:table-cell>
          <table:table-cell office:value-type="string" calcext:value-type="string">
            <text:p>MZ00455</text:p>
          </table:table-cell>
          <table:table-cell office:value-type="string" calcext:value-type="string">
            <text:p>Obszar Ochrony Ścisłej „Zaborów Leśny”</text:p>
          </table:table-cell>
          <table:table-cell office:value-type="string" calcext:value-type="string">
            <text:p>Obszar ochrony ścisłej o powierzchni 90,60 ha położony w południowej części Kampinoskiego Parku Narodowego, utworzony w 1959 roku.</text:p>
          </table:table-cell>
          <table:table-cell office:value-type="string" calcext:value-type="string">
            <text:p>Kampino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6686276</text:p>
          </table:table-cell>
          <table:table-cell office:value-type="string" calcext:value-type="string">
            <text:p>pl:Obszar ochrony ścisłej Zaborów Leśny</text:p>
          </table:table-cell>
          <table:table-cell office:value-type="string" calcext:value-type="string">
            <text:p>2024-10-14</text:p>
          </table:table-cell>
          <table:table-cell office:value-type="float" office:value="20.718527019821" calcext:value-type="float">
            <text:p>20,718527019821</text:p>
          </table:table-cell>
          <table:table-cell office:value-type="float" office:value="52.309568840887" calcext:value-type="float">
            <text:p>52,309568840887</text:p>
          </table:table-cell>
        </table:table-row>
        <table:table-row table:style-name="ro1">
          <table:table-cell office:value-type="string" calcext:value-type="string">
            <text:p>P.3.00</text:p>
          </table:table-cell>
          <table:table-cell office:value-type="string" calcext:value-type="string">
            <text:p>LU00450</text:p>
          </table:table-cell>
          <table:table-cell office:value-type="string" calcext:value-type="string">
            <text:p>Obszar Ochrony Ścisłej „Jarugi”</text:p>
          </table:table-cell>
          <table:table-cell office:value-type="string" calcext:value-type="string">
            <text:p>Leśny obszar ochrony ścisłej (biernej) w Roztoczańskim Parku Narodowym, położonym w województwie lubelskim, w powiecie zamojskim, w gminie Zwierzyniec, na północny wschód od Zwierzyńca. Zajmuje powierzchnię 353,67 ha.</text:p>
          </table:table-cell>
          <table:table-cell office:value-type="string" calcext:value-type="string">
            <text:p>Roztoczań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611315</text:p>
          </table:table-cell>
          <table:table-cell office:value-type="string" calcext:value-type="string">
            <text:p>pl:Obszar ochrony ścisłej Jarugi</text:p>
          </table:table-cell>
          <table:table-cell office:value-type="string" calcext:value-type="string">
            <text:p>2024-10-14</text:p>
          </table:table-cell>
          <table:table-cell office:value-type="float" office:value="23.0396983168698" calcext:value-type="float">
            <text:p>23,0396983168698</text:p>
          </table:table-cell>
          <table:table-cell office:value-type="float" office:value="50.645931489511" calcext:value-type="float">
            <text:p>50,645931489511</text:p>
          </table:table-cell>
        </table:table-row>
        <table:table-row table:style-name="ro1">
          <table:table-cell office:value-type="string" calcext:value-type="string">
            <text:p>K1.20</text:p>
          </table:table-cell>
          <table:table-cell office:value-type="string" calcext:value-type="string">
            <text:p>LB00487</text:p>
          </table:table-cell>
          <table:table-cell office:value-type="string" calcext:value-type="string">
            <text:p>Obwarowania miejskie w Ośnie Lubuskim</text:p>
          </table:table-cell>
          <table:table-cell office:value-type="string" calcext:value-type="string">
            <text:p>Średniowieczne mury miejskie wzniesione w 1477 roku, w których umieszczono 12 baszt; mury otaczają miasto na długości 1350 metrów, są zbudowane z głazów narzutowych, nadbudowane i uzupełniane cegłam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05350</text:p>
          </table:table-cell>
          <table:table-cell office:value-type="string" calcext:value-type="string">
            <text:p>pl:Ośno Lubuskie</text:p>
          </table:table-cell>
          <table:table-cell office:value-type="string" calcext:value-type="string">
            <text:p>2024-10-14</text:p>
          </table:table-cell>
          <table:table-cell office:value-type="float" office:value="14.8696501881783" calcext:value-type="float">
            <text:p>14,8696501881783</text:p>
          </table:table-cell>
          <table:table-cell office:value-type="float" office:value="52.4541643786679" calcext:value-type="float">
            <text:p>52,4541643786679</text:p>
          </table:table-cell>
        </table:table-row>
        <table:table-row table:style-name="ro1">
          <table:table-cell office:value-type="string" calcext:value-type="string">
            <text:p>K1.20</text:p>
          </table:table-cell>
          <table:table-cell office:value-type="string" calcext:value-type="string">
            <text:p>WP00486</text:p>
          </table:table-cell>
          <table:table-cell office:value-type="string" calcext:value-type="string">
            <text:p>Ostrów Tumski we Wrocławiu</text:p>
          </table:table-cell>
          <table:table-cell office:value-type="string" calcext:value-type="string">
            <text:p>Najstarsza, zabytkowa część Wrocławia, która powstała na ówczesnej wyspie na obszarze przepraw na Odrze w okolicy ujścia rzeki Oław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657474</text:p>
          </table:table-cell>
          <table:table-cell office:value-type="string" calcext:value-type="string">
            <text:p>pl:Ostrów Tumski we Wrocławiu</text:p>
          </table:table-cell>
          <table:table-cell office:value-type="string" calcext:value-type="string">
            <text:p>2024-10-14</text:p>
          </table:table-cell>
          <table:table-cell office:value-type="float" office:value="16.9494599509168" calcext:value-type="float">
            <text:p>16,9494599509168</text:p>
          </table:table-cell>
          <table:table-cell office:value-type="float" office:value="52.4111352923633" calcext:value-type="float">
            <text:p>52,4111352923633</text:p>
          </table:table-cell>
        </table:table-row>
        <table:table-row table:style-name="ro1">
          <table:table-cell office:value-type="string" calcext:value-type="string">
            <text:p>K1.40</text:p>
          </table:table-cell>
          <table:table-cell office:value-type="string" calcext:value-type="string">
            <text:p>WP00549</text:p>
          </table:table-cell>
          <table:table-cell office:value-type="string" calcext:value-type="string">
            <text:p>Pocysterski kościół pw. św. Jana Chrzciela w Przemęcie</text:p>
          </table:table-cell>
          <table:table-cell office:value-type="string" calcext:value-type="string">
            <text:p>Barokowy kościół, którego początki sięgają XVII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850</text:p>
          </table:table-cell>
          <table:table-cell office:value-type="string" calcext:value-type="string">
            <text:p>pl:Kościół św. Jana Chrzciciela w Przemęcie</text:p>
          </table:table-cell>
          <table:table-cell office:value-type="string" calcext:value-type="string">
            <text:p>2024-10-14</text:p>
          </table:table-cell>
          <table:table-cell office:value-type="float" office:value="16.2931698043061" calcext:value-type="float">
            <text:p>16,2931698043061</text:p>
          </table:table-cell>
          <table:table-cell office:value-type="float" office:value="52.0101290657411" calcext:value-type="float">
            <text:p>52,0101290657411</text:p>
          </table:table-cell>
        </table:table-row>
        <table:table-row table:style-name="ro1">
          <table:table-cell office:value-type="string" calcext:value-type="string">
            <text:p>K1.40</text:p>
          </table:table-cell>
          <table:table-cell office:value-type="string" calcext:value-type="string">
            <text:p>DS00321</text:p>
          </table:table-cell>
          <table:table-cell office:value-type="string" calcext:value-type="string">
            <text:p>Pocysterski zespół klasztorny w Krzeszowie</text:p>
          </table:table-cell>
          <table:table-cell office:value-type="string" calcext:value-type="string">
            <text:p>Kompleks najwyższej światowej klasy zabytków, którego początki sięgają XIII wieku. Opactwo nazywane „europejską perłą baroku” przynależy do diecezji legnickiej, wcześniej zamieszkane przez benedyktynów i cystersów.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57087</text:p>
          </table:table-cell>
          <table:table-cell office:value-type="string" calcext:value-type="string">
            <text:p>pl:Pocysterskie opactwo w Krzeszowie</text:p>
          </table:table-cell>
          <table:table-cell office:value-type="string" calcext:value-type="string">
            <text:p>2024-10-14</text:p>
          </table:table-cell>
          <table:table-cell office:value-type="float" office:value="16.0687656348334" calcext:value-type="float">
            <text:p>16,0687656348334</text:p>
          </table:table-cell>
          <table:table-cell office:value-type="float" office:value="50.7325850251751" calcext:value-type="float">
            <text:p>50,7325850251751</text:p>
          </table:table-cell>
        </table:table-row>
        <table:table-row table:style-name="ro1">
          <table:table-cell office:value-type="string" calcext:value-type="string">
            <text:p>K1.40</text:p>
          </table:table-cell>
          <table:table-cell office:value-type="string" calcext:value-type="string">
            <text:p>WP00331</text:p>
          </table:table-cell>
          <table:table-cell office:value-type="string" calcext:value-type="string">
            <text:p>Zespół dawnego opactwa cysterskiego w Lądzie nad Wartą</text:p>
          </table:table-cell>
          <table:table-cell office:value-type="string" calcext:value-type="string">
            <text:p>Dawny klasztor cystersów, obecnie placówka salezjanów, założony według tradycji w 1145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775555</text:p>
          </table:table-cell>
          <table:table-cell office:value-type="string" calcext:value-type="string">
            <text:p>pl:Opactwo Cystersów w Lądzie</text:p>
          </table:table-cell>
          <table:table-cell office:value-type="string" calcext:value-type="string">
            <text:p>2024-10-14</text:p>
          </table:table-cell>
          <table:table-cell office:value-type="float" office:value="17.8935407314052" calcext:value-type="float">
            <text:p>17,8935407314052</text:p>
          </table:table-cell>
          <table:table-cell office:value-type="float" office:value="52.2030771687113" calcext:value-type="float">
            <text:p>52,2030771687113</text:p>
          </table:table-cell>
        </table:table-row>
        <table:table-row table:style-name="ro1">
          <table:table-cell office:value-type="string" calcext:value-type="string">
            <text:p>K1.40</text:p>
          </table:table-cell>
          <table:table-cell office:value-type="string" calcext:value-type="string">
            <text:p>DS00342</text:p>
          </table:table-cell>
          <table:table-cell office:value-type="string" calcext:value-type="string">
            <text:p>Pocysterski zespół klasztorny w Lubiążu</text:p>
          </table:table-cell>
          <table:table-cell office:value-type="string" calcext:value-type="string">
            <text:p>Cysterski zespół klasztorny w Lubiążu, jeden z największych zabytków tej klasy w Europie, będący jednocześnie największym opactwem cysterskim na świecie. Opactwo to nazywane jest arcydziełem śląskiego ba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5543</text:p>
          </table:table-cell>
          <table:table-cell office:value-type="string" calcext:value-type="string">
            <text:p>pl:Opactwo Cystersów w Lubiążu</text:p>
          </table:table-cell>
          <table:table-cell office:value-type="string" calcext:value-type="string">
            <text:p>2024-10-14</text:p>
          </table:table-cell>
          <table:table-cell office:value-type="float" office:value="16.4690525942438" calcext:value-type="float">
            <text:p>16,4690525942438</text:p>
          </table:table-cell>
          <table:table-cell office:value-type="float" office:value="51.261708968252" calcext:value-type="float">
            <text:p>51,261708968252</text:p>
          </table:table-cell>
        </table:table-row>
        <table:table-row table:style-name="ro1">
          <table:table-cell office:value-type="string" calcext:value-type="string">
            <text:p>K1.40</text:p>
          </table:table-cell>
          <table:table-cell office:value-type="string" calcext:value-type="string">
            <text:p>SL00578</text:p>
          </table:table-cell>
          <table:table-cell office:value-type="string" calcext:value-type="string">
            <text:p>Pocysterski zespół klasztorny w Rudach</text:p>
          </table:table-cell>
          <table:table-cell office:value-type="string" calcext:value-type="string">
            <text:p>Romańsko–gotyckie opactwo, współcześnie opactwo, będąc własnością diecezji gliwickiej, funkcjonuje jako Pocysterski Zespół Klasztorno-Pałacowy, łącząc w sobie Sanktuarium Matki Boskiej Pokornej oraz Ośrodek Formacyjno-Edukacyjny Diecezji Gliwi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75089</text:p>
          </table:table-cell>
          <table:table-cell office:value-type="string" calcext:value-type="string">
            <text:p>pl:Opactwo Cystersów w Rudach</text:p>
          </table:table-cell>
          <table:table-cell office:value-type="string" calcext:value-type="string">
            <text:p>2024-10-14</text:p>
          </table:table-cell>
          <table:table-cell office:value-type="float" office:value="18.4485817556756" calcext:value-type="float">
            <text:p>18,4485817556756</text:p>
          </table:table-cell>
          <table:table-cell office:value-type="float" office:value="50.1942531172316" calcext:value-type="float">
            <text:p>50,1942531172316</text:p>
          </table:table-cell>
        </table:table-row>
        <table:table-row table:style-name="ro1">
          <table:table-cell office:value-type="string" calcext:value-type="string">
            <text:p>K1.40</text:p>
          </table:table-cell>
          <table:table-cell office:value-type="string" calcext:value-type="string">
            <text:p>PM00814</text:p>
          </table:table-cell>
          <table:table-cell office:value-type="string" calcext:value-type="string">
            <text:p>Pocysterski zespół klasztorny w Żarnowcu</text:p>
          </table:table-cell>
          <table:table-cell office:value-type="string" calcext:value-type="string">
            <text:p>Źeński klasztor benedyktynek, a wcześniej cysterek, znajdujący się we wsi Żarnowiec. Do dzisiaj zachowały się dawne budynki klasztorne przylegające od strony północnej do kościoła. Na dziedzińcu zachowały się, udostępnione częściowo dla turystów, gotyckie krużgan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6296</text:p>
          </table:table-cell>
          <table:table-cell office:value-type="string" calcext:value-type="string">
            <text:p>pl:Opactwo Benedyktynek w Żarnowcu</text:p>
          </table:table-cell>
          <table:table-cell office:value-type="string" calcext:value-type="string">
            <text:p>2024-10-14</text:p>
          </table:table-cell>
          <table:table-cell office:value-type="float" office:value="18.0814453025793" calcext:value-type="float">
            <text:p>18,0814453025793</text:p>
          </table:table-cell>
          <table:table-cell office:value-type="float" office:value="54.7876304793713" calcext:value-type="float">
            <text:p>54,7876304793713</text:p>
          </table:table-cell>
        </table:table-row>
        <table:table-row table:style-name="ro1">
          <table:table-cell office:value-type="string" calcext:value-type="string">
            <text:p>K1.40</text:p>
          </table:table-cell>
          <table:table-cell office:value-type="string" calcext:value-type="string">
            <text:p>PM00234</text:p>
          </table:table-cell>
          <table:table-cell office:value-type="string" calcext:value-type="string">
            <text:p>Pokartuski zespół klasztorny w Kartuzach</text:p>
          </table:table-cell>
          <table:table-cell office:value-type="string" calcext:value-type="string">
            <text:p>Kościół klasztorny kartuzów wybudowany w latach 1383–1405; oryginalny dach w kształcie trumny i hełm wieży barokowy z lat 1731–1733. We wnętrzu cenne wyposażenie XV–XVIII w. <text:s/>- gotycki ołtarz <text:s/>z 1444 r., bogate barokowe stalle <text:s/>z 1641 i 1677 r. , ściany prezbiterium obite flandryjskim kurdybanem z 1683 r. Siedziba Kartuskiej Kapituły Kolegia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01385</text:p>
          </table:table-cell>
          <table:table-cell office:value-type="string" calcext:value-type="string">
            <text:p>pl:Kolegiata Wniebowzięcia Najświętszej Maryi Panny w Kartuzach</text:p>
          </table:table-cell>
          <table:table-cell office:value-type="string" calcext:value-type="string">
            <text:p>2024-10-14</text:p>
          </table:table-cell>
          <table:table-cell office:value-type="float" office:value="18.1918817276615" calcext:value-type="float">
            <text:p>18,1918817276615</text:p>
          </table:table-cell>
          <table:table-cell office:value-type="float" office:value="54.3356232107621" calcext:value-type="float">
            <text:p>54,3356232107621</text:p>
          </table:table-cell>
        </table:table-row>
        <table:table-row table:style-name="ro1">
          <table:table-cell office:value-type="string" calcext:value-type="string">
            <text:p>K1.20</text:p>
          </table:table-cell>
          <table:table-cell office:value-type="string" calcext:value-type="string">
            <text:p>ZP00873</text:p>
          </table:table-cell>
          <table:table-cell office:value-type="string" calcext:value-type="string">
            <text:p>Skansen bojowy 1 Armii Wojska Polskiego w Zdbicach</text:p>
          </table:table-cell>
          <table:table-cell office:value-type="string" calcext:value-type="string">
            <text:p>Skansen uzbrojenia związanego z walkami o przełamanie Wału Pomorskiego w 1945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5939</text:p>
          </table:table-cell>
          <table:table-cell office:value-type="string" calcext:value-type="string">
            <text:p>pl:Skansen bojowy 1 Armii Wojska Polskiego w Zdbicach</text:p>
          </table:table-cell>
          <table:table-cell office:value-type="string" calcext:value-type="string">
            <text:p>2024-10-14</text:p>
          </table:table-cell>
          <table:table-cell office:value-type="float" office:value="16.4868115760876" calcext:value-type="float">
            <text:p>16,4868115760876</text:p>
          </table:table-cell>
          <table:table-cell office:value-type="float" office:value="53.3838562089744" calcext:value-type="float">
            <text:p>53,3838562089744</text:p>
          </table:table-cell>
        </table:table-row>
        <table:table-row table:style-name="ro1">
          <table:table-cell office:value-type="string" calcext:value-type="string">
            <text:p>K1.40</text:p>
          </table:table-cell>
          <table:table-cell office:value-type="string" calcext:value-type="string">
            <text:p>PD00635</text:p>
          </table:table-cell>
          <table:table-cell office:value-type="string" calcext:value-type="string">
            <text:p>Zespół klasztorny Bazylianów w Supraślu</text:p>
          </table:table-cell>
          <table:table-cell office:value-type="string" calcext:value-type="string">
            <text:p>Jeden z pięciu prawosławnych klasztorów męskich w Polsce.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987314</text:p>
          </table:table-cell>
          <table:table-cell office:value-type="string" calcext:value-type="string">
            <text:p>pl:Monaster Zwiastowania Przenajświętszej Bogurodzicy i św. Jana Teologa w Supraślu</text:p>
          </table:table-cell>
          <table:table-cell office:value-type="string" calcext:value-type="string">
            <text:p>2024-10-14</text:p>
          </table:table-cell>
          <table:table-cell office:value-type="float" office:value="23.3369503667162" calcext:value-type="float">
            <text:p>23,3369503667162</text:p>
          </table:table-cell>
          <table:table-cell office:value-type="float" office:value="53.2107726594062" calcext:value-type="float">
            <text:p>53,2107726594062</text:p>
          </table:table-cell>
        </table:table-row>
        <table:table-row table:style-name="ro1">
          <table:table-cell office:value-type="string" calcext:value-type="string">
            <text:p>K1.40</text:p>
          </table:table-cell>
          <table:table-cell office:value-type="string" calcext:value-type="string">
            <text:p>WP00343</text:p>
          </table:table-cell>
          <table:table-cell office:value-type="string" calcext:value-type="string">
            <text:p>Zespół klasztorny Benedyktynów w Lubiniu</text:p>
          </table:table-cell>
          <table:table-cell office:value-type="string" calcext:value-type="string">
            <text:p>Rzymskokatolicki kościół parafialny w Lubiniu. Obecny barokowy kształt kościoła pochodzi z XVIII w., do dzisiaj jednak zachowały się w nim partie z wcześniejszych epok. Romańskie (z XII w.) są fundamenty i dolna część wieży, mur ściany południowej do wysokości 8 m z przyległym fragmentem muru kamiennego. Wzniesiono je z kwadr granitowych oraz piaskowca. W stylu gotyckim w XV i XVI w. wybudowano zasadniczą część wieży, jak również wyższe partie nawy, prezbiterium i zakrystię oraz szczyt od strony wschodn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5500</text:p>
          </table:table-cell>
          <table:table-cell office:value-type="string" calcext:value-type="string">
            <text:p>pl:Kościół Narodzenia Najświętszej Marii Panny w Lubiniu</text:p>
          </table:table-cell>
          <table:table-cell office:value-type="string" calcext:value-type="string">
            <text:p>2024-10-14</text:p>
          </table:table-cell>
          <table:table-cell office:value-type="float" office:value="16.901722902887" calcext:value-type="float">
            <text:p>16,901722902887</text:p>
          </table:table-cell>
          <table:table-cell office:value-type="float" office:value="51.9658394945763" calcext:value-type="float">
            <text:p>51,9658394945763</text:p>
          </table:table-cell>
        </table:table-row>
        <table:table-row table:style-name="ro1">
          <table:table-cell office:value-type="string" calcext:value-type="string">
            <text:p>K1.40</text:p>
          </table:table-cell>
          <table:table-cell office:value-type="string" calcext:value-type="string">
            <text:p>PK00338</text:p>
          </table:table-cell>
          <table:table-cell office:value-type="string" calcext:value-type="string">
            <text:p>Zespół klasztorny Bernardynów w Leżajsku</text:p>
          </table:table-cell>
          <table:table-cell office:value-type="string" calcext:value-type="string">
            <text:p>Zespół zabytków położony przy pl. Mariackim 8 w Leżajsku, którego początki sięgają I poł. XVII w. Wybudowany dla sprowadzonych staraniem biskupa przemyskiego Macieja Pstrokońskiego w 1608 r. bernardynów. W jego skład wchodzą: kościół pw. Zwiastowania NPM (wedle tradycji zlokalizowany w miejscu ukazania się Matki Boskiej z Józefem), klasztor, cmentarz kościelny (dziedziniec odpustowy), mury obronne z basztami i bramami, folwark klasztorny. Znajduje się tutaj Muzeum Prowincji Ojców Bernardynów Zgromadzono w nim zabytki pochodzące z bernardyńskich świątyń, położonych na terenach utraconych po II wojnie światow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47</text:p>
          </table:table-cell>
          <table:table-cell office:value-type="string" calcext:value-type="string">
            <text:p>pl:Zespół kościoła i klasztoru Bernardynów w Leżajsku</text:p>
          </table:table-cell>
          <table:table-cell office:value-type="string" calcext:value-type="string">
            <text:p>2024-10-14</text:p>
          </table:table-cell>
          <table:table-cell office:value-type="float" office:value="22.4089510987267" calcext:value-type="float">
            <text:p>22,4089510987267</text:p>
          </table:table-cell>
          <table:table-cell office:value-type="float" office:value="50.2706458224982" calcext:value-type="float">
            <text:p>50,2706458224982</text:p>
          </table:table-cell>
        </table:table-row>
        <table:table-row table:style-name="ro1">
          <table:table-cell office:value-type="string" calcext:value-type="string">
            <text:p>K1.40</text:p>
          </table:table-cell>
          <table:table-cell office:value-type="string" calcext:value-type="string">
            <text:p>MZ00546</text:p>
          </table:table-cell>
          <table:table-cell office:value-type="string" calcext:value-type="string">
            <text:p>Zespół klasztorny Bernardynów w Przasnyszu</text:p>
          </table:table-cell>
          <table:table-cell office:value-type="string" calcext:value-type="string">
            <text:p>Jeden z najpóźniejszych kościołów gotyckich w Polsce. Budowa, rozpoczęta w 1588 pod kierunkiem nieznanego architekta, na miejscu dawnego kościoła szpitalnego św. Jakuba Apostoła, trwała do 1618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778</text:p>
          </table:table-cell>
          <table:table-cell office:value-type="string" calcext:value-type="string">
            <text:p>pl:Kościół św. Jakuba i Anny w Przasnyszu</text:p>
          </table:table-cell>
          <table:table-cell office:value-type="string" calcext:value-type="string">
            <text:p>2024-10-14</text:p>
          </table:table-cell>
          <table:table-cell office:value-type="float" office:value="20.8750222249908" calcext:value-type="float">
            <text:p>20,8750222249908</text:p>
          </table:table-cell>
          <table:table-cell office:value-type="float" office:value="53.0200749526677" calcext:value-type="float">
            <text:p>53,0200749526677</text:p>
          </table:table-cell>
        </table:table-row>
        <table:table-row table:style-name="ro1">
          <table:table-cell office:value-type="string" calcext:value-type="string">
            <text:p>K1.10</text:p>
          </table:table-cell>
          <table:table-cell office:value-type="string" calcext:value-type="string">
            <text:p>MZ00560</text:p>
          </table:table-cell>
          <table:table-cell office:value-type="string" calcext:value-type="string">
            <text:p>Zespół klasztorny Bernardynów w Radomiu</text:p>
          </table:table-cell>
          <table:table-cell office:value-type="string" calcext:value-type="string">
            <text:p>Późnogotycki zespół sakralny zlokalizowany przy dawnym przedmieściu lubelskim (dzisiejsza ulica Żeromskiego) w bezpośrednim sąsiedztwie Miasta Kazimierzowskiego. Fundowany w 1468 r. jest jednym z najlepiej zachowanych kompleksów klasztornych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39819</text:p>
          </table:table-cell>
          <table:table-cell office:value-type="string" calcext:value-type="string">
            <text:p>pl:Klasztor i kościół oo. Bernardynów w Radomiu</text:p>
          </table:table-cell>
          <table:table-cell office:value-type="string" calcext:value-type="string">
            <text:p>2024-10-14</text:p>
          </table:table-cell>
          <table:table-cell office:value-type="float" office:value="21.1473479918507" calcext:value-type="float">
            <text:p>21,1473479918507</text:p>
          </table:table-cell>
          <table:table-cell office:value-type="float" office:value="51.4012864244429" calcext:value-type="float">
            <text:p>51,4012864244429</text:p>
          </table:table-cell>
        </table:table-row>
        <table:table-row table:style-name="ro2">
          <table:table-cell office:value-type="string" calcext:value-type="string">
            <text:p>K1.40</text:p>
          </table:table-cell>
          <table:table-cell office:value-type="string" calcext:value-type="string">
            <text:p>LD00710</text:p>
          </table:table-cell>
          <table:table-cell office:value-type="string" calcext:value-type="string">
            <text:p>Zespół klasztorny Bernardynów w Warcie</text:p>
          </table:table-cell>
          <table:table-cell office:value-type="string" calcext:value-type="string">
            <text:p>Należąca do OO. Bernardynów świątynia, miejsce kultu Sługi Bożego Rafała z Proszowic. Wybudowany w stylu gotyckim w latach 1479-82, przebudowany w XVIII w. w stylu barokowym.</text:p>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128</text:p>
          </table:table-cell>
          <table:table-cell office:value-type="string" calcext:value-type="string">
            <text:p>pl:Kościół i klasztor pw. Wniebowzięcia Najświętszej Maryi Panny w Warcie</text:p>
          </table:table-cell>
          <table:table-cell office:value-type="string" calcext:value-type="string">
            <text:p>2024-10-14</text:p>
          </table:table-cell>
          <table:table-cell office:value-type="float" office:value="18.6265445009488" calcext:value-type="float">
            <text:p>18,6265445009488</text:p>
          </table:table-cell>
          <table:table-cell office:value-type="float" office:value="51.7063713406898" calcext:value-type="float">
            <text:p>51,7063713406898</text:p>
          </table:table-cell>
        </table:table-row>
        <table:table-row table:style-name="ro1">
          <table:table-cell office:value-type="string" calcext:value-type="string">
            <text:p>K1.40</text:p>
          </table:table-cell>
          <table:table-cell office:value-type="string" calcext:value-type="string">
            <text:p>SK00220</text:p>
          </table:table-cell>
          <table:table-cell office:value-type="string" calcext:value-type="string">
            <text:p>Zespół klasztorny Cystersów w Jędrzejowie</text:p>
          </table:table-cell>
          <table:table-cell office:value-type="string" calcext:value-type="string">
            <text:p>Ufundowany w 1140 roku klasztor cystersów w Jędrzejo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5407</text:p>
          </table:table-cell>
          <table:table-cell office:value-type="string" calcext:value-type="string">
            <text:p>pl:Archiopactwo Cystersów w Jędrzejowie</text:p>
          </table:table-cell>
          <table:table-cell office:value-type="string" calcext:value-type="string">
            <text:p>2024-10-14</text:p>
          </table:table-cell>
          <table:table-cell office:value-type="float" office:value="20.2839554036417" calcext:value-type="float">
            <text:p>20,2839554036417</text:p>
          </table:table-cell>
          <table:table-cell office:value-type="float" office:value="50.6537962987853" calcext:value-type="float">
            <text:p>50,6537962987853</text:p>
          </table:table-cell>
        </table:table-row>
        <table:table-row table:style-name="ro1">
          <table:table-cell office:value-type="string" calcext:value-type="string">
            <text:p>K1.40</text:p>
          </table:table-cell>
          <table:table-cell office:value-type="string" calcext:value-type="string">
            <text:p>MA00641</text:p>
          </table:table-cell>
          <table:table-cell office:value-type="string" calcext:value-type="string">
            <text:p>Zespół klasztorny Cystersów w Szczyrzycu</text:p>
          </table:table-cell>
          <table:table-cell office:value-type="string" calcext:value-type="string">
            <text:p>Jedno z sanktuariów maryjnych w Polsce z jedynym nieprzerwanie istniejącym klasztorem cystersów na ziemiach polskich. Historia opactwa cystersów w Szczyrzycu liczy ponad 780 lat. Jego fundatorem był wojewoda krakowski Teodor Cedro herbu Gryf. Najcenniejszymi zabytkami klasztoru są: krucyfiks z XV wieku, kamienna kropielnica z XVI wieku oraz obrazy świętych z XVII – XIX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6139</text:p>
          </table:table-cell>
          <table:table-cell office:value-type="string" calcext:value-type="string">
            <text:p>pl:Opactwo Cystersów w Szczyrzycu</text:p>
          </table:table-cell>
          <table:table-cell office:value-type="string" calcext:value-type="string">
            <text:p>2024-10-14</text:p>
          </table:table-cell>
          <table:table-cell office:value-type="float" office:value="20.1890115254392" calcext:value-type="float">
            <text:p>20,1890115254392</text:p>
          </table:table-cell>
          <table:table-cell office:value-type="float" office:value="49.7847995210443" calcext:value-type="float">
            <text:p>49,7847995210443</text:p>
          </table:table-cell>
        </table:table-row>
        <table:table-row table:style-name="ro1">
          <table:table-cell office:value-type="string" calcext:value-type="string">
            <text:p>K1.40</text:p>
          </table:table-cell>
          <table:table-cell office:value-type="string" calcext:value-type="string">
            <text:p>SK00782</text:p>
          </table:table-cell>
          <table:table-cell office:value-type="string" calcext:value-type="string">
            <text:p>Zespół klasztorny Dominikanów w Sandomierzu</text:p>
          </table:table-cell>
          <table:table-cell office:value-type="string" calcext:value-type="string">
            <text:p>Późnoromański/wczesnogotycki rzymskokatolicki kościół ceglany z XIII wieku, prawdopodobnie zbudowany razem z budynkami klasztornymi w 1236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15136</text:p>
          </table:table-cell>
          <table:table-cell office:value-type="string" calcext:value-type="string">
            <text:p>pl:Kościół św. Jakuba w Sandomierzu</text:p>
          </table:table-cell>
          <table:table-cell office:value-type="string" calcext:value-type="string">
            <text:p>2024-10-14</text:p>
          </table:table-cell>
          <table:table-cell office:value-type="float" office:value="21.7459664003153" calcext:value-type="float">
            <text:p>21,7459664003153</text:p>
          </table:table-cell>
          <table:table-cell office:value-type="float" office:value="50.6816938084667" calcext:value-type="float">
            <text:p>50,6816938084667</text:p>
          </table:table-cell>
        </table:table-row>
        <table:table-row table:style-name="ro1">
          <table:table-cell office:value-type="string" calcext:value-type="string">
            <text:p>K1.40</text:p>
          </table:table-cell>
          <table:table-cell office:value-type="string" calcext:value-type="string">
            <text:p>PD00597</text:p>
          </table:table-cell>
          <table:table-cell office:value-type="string" calcext:value-type="string">
            <text:p>Zespół klasztorny Dominikanów w Sejnach</text:p>
          </table:table-cell>
          <table:table-cell office:value-type="string" calcext:value-type="string">
            <text:p>Kościół Nawiedzenia Najświętszej Maryi Panny został zbudowany w latach 1610–1619 w stylu późnorenesansowym przez dominikanów, którzy zostali sprowadzeni do Sejn w 1602 r. z Wilna. Fundatorem sejneńskiego klasztoru był Jerzy Grodzińs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24</text:p>
          </table:table-cell>
          <table:table-cell office:value-type="string" calcext:value-type="string">
            <text:p>pl:Bazylika Nawiedzenia Najświętszej Maryi Panny w Sejnach</text:p>
          </table:table-cell>
          <table:table-cell office:value-type="string" calcext:value-type="string">
            <text:p>2024-10-14</text:p>
          </table:table-cell>
          <table:table-cell office:value-type="float" office:value="23.3454004615486" calcext:value-type="float">
            <text:p>23,3454004615486</text:p>
          </table:table-cell>
          <table:table-cell office:value-type="float" office:value="54.1088728371976" calcext:value-type="float">
            <text:p>54,1088728371976</text:p>
          </table:table-cell>
        </table:table-row>
        <table:table-row table:style-name="ro1">
          <table:table-cell office:value-type="string" calcext:value-type="string">
            <text:p>K1.40</text:p>
          </table:table-cell>
          <table:table-cell office:value-type="string" calcext:value-type="string">
            <text:p>WP00742</text:p>
          </table:table-cell>
          <table:table-cell office:value-type="string" calcext:value-type="string">
            <text:p>Zespół klasztorny Franciszkanów w Woźnikach</text:p>
          </table:table-cell>
          <table:table-cell office:value-type="string" calcext:value-type="string">
            <text:p>Zabytkowy klasztor i kościół franciszkanów. <text:s/>Fundatorami kościoła byli Mielżyńscy, a zwłaszcza Franciszek Mielżyński, a nowego klasztoru Raczyńscy. Budowę kościoła ukończono w 172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9790</text:p>
          </table:table-cell>
          <table:table-cell office:value-type="string" calcext:value-type="string">
            <text:p>pl:Klasztor Franciszkanów w Woźnikach</text:p>
          </table:table-cell>
          <table:table-cell office:value-type="string" calcext:value-type="string">
            <text:p>2024-10-14</text:p>
          </table:table-cell>
          <table:table-cell office:value-type="float" office:value="16.4627642268693" calcext:value-type="float">
            <text:p>16,4627642268693</text:p>
          </table:table-cell>
          <table:table-cell office:value-type="float" office:value="52.2533899822479" calcext:value-type="float">
            <text:p>52,2533899822479</text:p>
          </table:table-cell>
        </table:table-row>
        <table:table-row table:style-name="ro1">
          <table:table-cell office:value-type="string" calcext:value-type="string">
            <text:p>K1.40</text:p>
          </table:table-cell>
          <table:table-cell office:value-type="string" calcext:value-type="string">
            <text:p>OP00169</text:p>
          </table:table-cell>
          <table:table-cell office:value-type="string" calcext:value-type="string">
            <text:p>Zespół klasztorny Franciszkanów z kalwarią na Górze św. Anny</text:p>
          </table:table-cell>
          <table:table-cell office:value-type="string" calcext:value-type="string">
            <text:p>Zabytkowy zespół kościelno-klasztorny na Górze św. Anny franciszkanów (OFM) należący do prowincji św. Jadwigi Zakonu Braci Mniejszych. Kościół jest budowlą wielokrotnie przebudowaną, pierwotnie gotycką z XV wieku, przebudowaną w stylu neobarokowy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687615</text:p>
          </table:table-cell>
          <table:table-cell office:value-type="string" calcext:value-type="string">
            <text:p>pl:Sanktuarium św. Anny na Górze św. Anny</text:p>
          </table:table-cell>
          <table:table-cell office:value-type="string" calcext:value-type="string">
            <text:p>2024-10-14</text:p>
          </table:table-cell>
          <table:table-cell office:value-type="float" office:value="18.1696341342329" calcext:value-type="float">
            <text:p>18,1696341342329</text:p>
          </table:table-cell>
          <table:table-cell office:value-type="float" office:value="50.4555605271875" calcext:value-type="float">
            <text:p>50,4555605271875</text:p>
          </table:table-cell>
        </table:table-row>
        <table:table-row table:style-name="ro1">
          <table:table-cell office:value-type="string" calcext:value-type="string">
            <text:p>K1.40</text:p>
          </table:table-cell>
          <table:table-cell office:value-type="string" calcext:value-type="string">
            <text:p>MA00226</text:p>
          </table:table-cell>
          <table:table-cell office:value-type="string" calcext:value-type="string">
            <text:p>Zespół klasztorny i kalwaria w Kalwarii Zebrzydowskiej</text:p>
          </table:table-cell>
          <table:table-cell office:value-type="string" calcext:value-type="string">
            <text:p>Sanktuarium pasyjno-maryjne oo. bernardynów, wchodzące w skład zespołu bazylika i klasztor położone są na południe od miasta, u szczytu góry Żar, na południe i wschód od nich znajdują się 42 kaplice i kościoły dróżek. Nazywane jest często Polską Jerozolimą.</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280433</text:p>
          </table:table-cell>
          <table:table-cell office:value-type="string" calcext:value-type="string">
            <text:p>pl:Sanktuarium pasyjno-maryjne w Kalwarii Zebrzydowskiej</text:p>
          </table:table-cell>
          <table:table-cell office:value-type="string" calcext:value-type="string">
            <text:p>2024-10-14</text:p>
          </table:table-cell>
          <table:table-cell office:value-type="float" office:value="19.6807463881095" calcext:value-type="float">
            <text:p>19,6807463881095</text:p>
          </table:table-cell>
          <table:table-cell office:value-type="float" office:value="49.8535646045014" calcext:value-type="float">
            <text:p>49,8535646045014</text:p>
          </table:table-cell>
        </table:table-row>
        <table:table-row table:style-name="ro1">
          <table:table-cell office:value-type="string" calcext:value-type="string">
            <text:p>K1.40</text:p>
          </table:table-cell>
          <table:table-cell office:value-type="string" calcext:value-type="string">
            <text:p>PD00129</text:p>
          </table:table-cell>
          <table:table-cell office:value-type="string" calcext:value-type="string">
            <text:p>Zespół klasztorny jezuitów w Drohiczynie</text:p>
          </table:table-cell>
          <table:table-cell office:value-type="string" calcext:value-type="string">
            <text:p>Dawny klasztor jezuitów wybudowany w latach 1729-1744.</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6328171</text:p>
          </table:table-cell>
          <table:table-cell office:value-type="string" calcext:value-type="string">
            <text:p>pl:Wyższe Seminarium Duchowne w Drohiczynie</text:p>
          </table:table-cell>
          <table:table-cell office:value-type="string" calcext:value-type="string">
            <text:p>2024-10-14</text:p>
          </table:table-cell>
          <table:table-cell office:value-type="float" office:value="22.6541038140728" calcext:value-type="float">
            <text:p>22,6541038140728</text:p>
          </table:table-cell>
          <table:table-cell office:value-type="float" office:value="52.3943507279143" calcext:value-type="float">
            <text:p>52,3943507279143</text:p>
          </table:table-cell>
        </table:table-row>
        <table:table-row table:style-name="ro1">
          <table:table-cell office:value-type="string" calcext:value-type="string">
            <text:p>K1.40</text:p>
          </table:table-cell>
          <table:table-cell office:value-type="string" calcext:value-type="string">
            <text:p>WN00663</text:p>
          </table:table-cell>
          <table:table-cell office:value-type="string" calcext:value-type="string">
            <text:p>Zespół klasztorny Jezuitów w Świętej Lipce</text:p>
          </table:table-cell>
          <table:table-cell office:value-type="string" calcext:value-type="string">
            <text:p>Sanktuarium maryjne. <text:s/>Budowa obecnego barokowego kościoła nastąpiła z inicjatywy jezuitów w latach 1688–1693. Kościół jest otoczony przez czworoboczny krużganek odpustowy z czterema kaplicami narożnymi. </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26</text:p>
          </table:table-cell>
          <table:table-cell office:value-type="string" calcext:value-type="string">
            <text:p>pl:Bazylika Nawiedzenia Najświętszej Maryi Panny w Świętej Lipce</text:p>
          </table:table-cell>
          <table:table-cell office:value-type="string" calcext:value-type="string">
            <text:p>2024-10-14</text:p>
          </table:table-cell>
          <table:table-cell office:value-type="float" office:value="21.217235099509" calcext:value-type="float">
            <text:p>21,217235099509</text:p>
          </table:table-cell>
          <table:table-cell office:value-type="float" office:value="54.0244592577747" calcext:value-type="float">
            <text:p>54,0244592577747</text:p>
          </table:table-cell>
        </table:table-row>
        <table:table-row table:style-name="ro1">
          <table:table-cell office:value-type="string" calcext:value-type="string">
            <text:p>K1.40</text:p>
          </table:table-cell>
          <table:table-cell office:value-type="string" calcext:value-type="string">
            <text:p>MA00783</text:p>
          </table:table-cell>
          <table:table-cell office:value-type="string" calcext:value-type="string">
            <text:p>Zespół klasztorny Kamedułów na Srebrnej Górze</text:p>
          </table:table-cell>
          <table:table-cell office:value-type="string" calcext:value-type="string">
            <text:p>Zabytkowy kościół rzymskokatolicki wraz z eremem oo. kameduł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24910</text:p>
          </table:table-cell>
          <table:table-cell office:value-type="string" calcext:value-type="string">
            <text:p>pl:Kościół Wniebowzięcia Najświętszej Maryi Panny w Krakowie (Bielany)</text:p>
          </table:table-cell>
          <table:table-cell office:value-type="string" calcext:value-type="string">
            <text:p>2024-10-14</text:p>
          </table:table-cell>
          <table:table-cell office:value-type="float" office:value="19.8413475535997" calcext:value-type="float">
            <text:p>19,8413475535997</text:p>
          </table:table-cell>
          <table:table-cell office:value-type="float" office:value="50.0456946564064" calcext:value-type="float">
            <text:p>50,0456946564064</text:p>
          </table:table-cell>
        </table:table-row>
        <table:table-row table:style-name="ro1">
          <table:table-cell office:value-type="string" calcext:value-type="string">
            <text:p>K1.40</text:p>
          </table:table-cell>
          <table:table-cell office:value-type="string" calcext:value-type="string">
            <text:p>WP00035</text:p>
          </table:table-cell>
          <table:table-cell office:value-type="string" calcext:value-type="string">
            <text:p>Zespół klasztorny Kamedułów w Bieniszewie</text:p>
          </table:table-cell>
          <table:table-cell office:value-type="string" calcext:value-type="string">
            <text:p>Zespół klasztorny Eremu Pięciu Męczenników otoczony jest murem, poza który wstęp mają tylko mężczyźni (z wyjątkiem niedzielnej mszy świętej o 10.30, w której uczestniczyć mogą również kobiet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04561</text:p>
          </table:table-cell>
          <table:table-cell office:value-type="string" calcext:value-type="string">
            <text:p>pl:Bieniszew-Klasztor</text:p>
          </table:table-cell>
          <table:table-cell office:value-type="string" calcext:value-type="string">
            <text:p>2024-10-14</text:p>
          </table:table-cell>
          <table:table-cell office:value-type="float" office:value="18.1830548427741" calcext:value-type="float">
            <text:p>18,1830548427741</text:p>
          </table:table-cell>
          <table:table-cell office:value-type="float" office:value="52.2845242963561" calcext:value-type="float">
            <text:p>52,2845242963561</text:p>
          </table:table-cell>
        </table:table-row>
        <table:table-row table:style-name="ro1">
          <table:table-cell office:value-type="string" calcext:value-type="string">
            <text:p>K1.40</text:p>
          </table:table-cell>
          <table:table-cell office:value-type="string" calcext:value-type="string">
            <text:p>PD00724</text:p>
          </table:table-cell>
          <table:table-cell office:value-type="string" calcext:value-type="string">
            <text:p>Zespół klasztorny Kamedułów w Wigrach</text:p>
          </table:table-cell>
          <table:table-cell office:value-type="string" calcext:value-type="string">
            <text:p>Osada Wigry założona około 1422 r., oddana w 1667 r. przez Jana Kazimierza Kamedułom, którzy zbudowali drewniany, a po pożarze w 1671r. murowany zespół klasztorny z kościołem, eremami, refektarzem, wieżą zegarową, szpitalem oraz domami: królewskim, kanclerskim i domkiem furtiana. Zespół klasztorny zniszczony w czasie I i II wojny światowej. Zachował się częściowo kościoła, fragment jadalni, erem. Całość została zrekonstruowa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862789</text:p>
          </table:table-cell>
          <table:table-cell office:value-type="string" calcext:value-type="string">
            <text:p>pl:Kościół Niepokalanego Poczęcia Najświętszej Maryi Panny w Wigrach</text:p>
          </table:table-cell>
          <table:table-cell office:value-type="string" calcext:value-type="string">
            <text:p>2024-10-14</text:p>
          </table:table-cell>
          <table:table-cell office:value-type="float" office:value="23.0868035799827" calcext:value-type="float">
            <text:p>23,0868035799827</text:p>
          </table:table-cell>
          <table:table-cell office:value-type="float" office:value="54.0689237337477" calcext:value-type="float">
            <text:p>54,0689237337477</text:p>
          </table:table-cell>
        </table:table-row>
        <table:table-row table:style-name="ro1">
          <table:table-cell office:value-type="string" calcext:value-type="string">
            <text:p>K1.40</text:p>
          </table:table-cell>
          <table:table-cell office:value-type="string" calcext:value-type="string">
            <text:p>WP00784</text:p>
          </table:table-cell>
          <table:table-cell office:value-type="string" calcext:value-type="string">
            <text:p>Zespół klasztorny Kongregacji Oratorium św. Filipa Neri w Gostyniu</text:p>
          </table:table-cell>
          <table:table-cell office:value-type="string" calcext:value-type="string">
            <text:p>Zespół klasztorny filipinów wraz z barokowym kościołem pw. Niepokalanego Poczęcia NMP i św. Filipa Neri zbudowany na wzór weneckiej bazyliki Santa Maria della Salut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84</text:p>
          </table:table-cell>
          <table:table-cell office:value-type="string" calcext:value-type="string">
            <text:p>pl:Bazylika na Świętej Górze</text:p>
          </table:table-cell>
          <table:table-cell office:value-type="string" calcext:value-type="string">
            <text:p>2024-10-14</text:p>
          </table:table-cell>
          <table:table-cell office:value-type="float" office:value="17.0356453045047" calcext:value-type="float">
            <text:p>17,0356453045047</text:p>
          </table:table-cell>
          <table:table-cell office:value-type="float" office:value="51.8852167122783" calcext:value-type="float">
            <text:p>51,8852167122783</text:p>
          </table:table-cell>
        </table:table-row>
        <table:table-row table:style-name="ro1">
          <table:table-cell office:value-type="string" calcext:value-type="string">
            <text:p>K1.40</text:p>
          </table:table-cell>
          <table:table-cell office:value-type="string" calcext:value-type="string">
            <text:p>SK00662</text:p>
          </table:table-cell>
          <table:table-cell office:value-type="string" calcext:value-type="string">
            <text:p>Zespół klasztorny w Świętej Katarzynie</text:p>
          </table:table-cell>
          <table:table-cell office:value-type="string" calcext:value-type="string">
            <text:p>Założony w drugiej połowie XV w., początkowo jako klasztor bernardynów. Wielokrotnie przebudowywany i obecnie w zasadzie bezstylowy. Wyjątkiem jest otoczony krużgankami renesansowy wirydarz z 163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0.8821698023546" calcext:value-type="float">
            <text:p>20,8821698023546</text:p>
          </table:table-cell>
          <table:table-cell office:value-type="float" office:value="50.9024674197245" calcext:value-type="float">
            <text:p>50,9024674197245</text:p>
          </table:table-cell>
        </table:table-row>
        <table:table-row table:style-name="ro1">
          <table:table-cell office:value-type="string" calcext:value-type="string">
            <text:p>K1.40</text:p>
          </table:table-cell>
          <table:table-cell office:value-type="string" calcext:value-type="string">
            <text:p>LU00312</text:p>
          </table:table-cell>
          <table:table-cell office:value-type="string" calcext:value-type="string">
            <text:p>Zespół kościelno-klasztorny w Krasnobrodzie-Podklasztorzu</text:p>
          </table:table-cell>
          <table:table-cell office:value-type="string" calcext:value-type="string">
            <text:p>Rzymskokatolicki kościół parafialny, pochodzący z końca XVII wieku, będący częścią podominikańskiego zespołu klasztor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571</text:p>
          </table:table-cell>
          <table:table-cell office:value-type="string" calcext:value-type="string">
            <text:p>pl:Kościół Nawiedzenia Najświętszej Maryi Panny w Krasnobrodzie</text:p>
          </table:table-cell>
          <table:table-cell office:value-type="string" calcext:value-type="string">
            <text:p>2024-10-14</text:p>
          </table:table-cell>
          <table:table-cell office:value-type="float" office:value="23.2280683009612" calcext:value-type="float">
            <text:p>23,2280683009612</text:p>
          </table:table-cell>
          <table:table-cell office:value-type="float" office:value="50.5392697714541" calcext:value-type="float">
            <text:p>50,5392697714541</text:p>
          </table:table-cell>
        </table:table-row>
        <table:table-row table:style-name="ro1">
          <table:table-cell office:value-type="string" calcext:value-type="string">
            <text:p>K1.20</text:p>
          </table:table-cell>
          <table:table-cell office:value-type="string" calcext:value-type="string">
            <text:p>MZ00562</text:p>
          </table:table-cell>
          <table:table-cell office:value-type="string" calcext:value-type="string">
            <text:p>Zespół pałacowo-parkowy w Radziejowicach</text:p>
          </table:table-cell>
          <table:table-cell office:value-type="string" calcext:value-type="string">
            <text:p>Obiekt wybudowany w stylu klasycystycznym wraz z otaczającym go parkiem. Od 1965 r. pełni funkcję domu pracy twórczej dla twórców kultury. Pałac mieści także sale muzealne i galerię wystaw czas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562</text:p>
          </table:table-cell>
          <table:table-cell office:value-type="string" calcext:value-type="string">
            <text:p>pl:Zespół pałacowo-parkowy w Radziejowicach</text:p>
          </table:table-cell>
          <table:table-cell office:value-type="string" calcext:value-type="string">
            <text:p>2024-10-14</text:p>
          </table:table-cell>
          <table:table-cell office:value-type="float" office:value="20.5531411535469" calcext:value-type="float">
            <text:p>20,5531411535469</text:p>
          </table:table-cell>
          <table:table-cell office:value-type="float" office:value="52.0024609366379" calcext:value-type="float">
            <text:p>52,0024609366379</text:p>
          </table:table-cell>
        </table:table-row>
        <table:table-row table:style-name="ro1">
          <table:table-cell office:value-type="string" calcext:value-type="string">
            <text:p>K1.20</text:p>
          </table:table-cell>
          <table:table-cell office:value-type="string" calcext:value-type="string">
            <text:p>WP00836</text:p>
          </table:table-cell>
          <table:table-cell office:value-type="string" calcext:value-type="string">
            <text:p>Zespół pałacowo-parkowy w Turwi</text:p>
          </table:table-cell>
          <table:table-cell office:value-type="string" calcext:value-type="string">
            <text:p>Barokowy pałac rodziny Chłapowskich. Pochodzi z lat 1760–1770. Wybudowany został przez Ludwika Chłapowskiego jako dwupiętrowy pałac, a później przebudowany w latach 1780, 1820–1830 i w początkach XX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51</text:p>
          </table:table-cell>
          <table:table-cell office:value-type="string" calcext:value-type="string">
            <text:p>pl:Pałac w Turwi</text:p>
          </table:table-cell>
          <table:table-cell office:value-type="string" calcext:value-type="string">
            <text:p>2024-10-14</text:p>
          </table:table-cell>
          <table:table-cell office:value-type="float" office:value="16.8182704708242" calcext:value-type="float">
            <text:p>16,8182704708242</text:p>
          </table:table-cell>
          <table:table-cell office:value-type="float" office:value="52.0601195664585" calcext:value-type="float">
            <text:p>52,0601195664585</text:p>
          </table:table-cell>
        </table:table-row>
        <table:table-row table:style-name="ro1">
          <table:table-cell office:value-type="string" calcext:value-type="string">
            <text:p>K1.20</text:p>
          </table:table-cell>
          <table:table-cell office:value-type="string" calcext:value-type="string">
            <text:p>LD00703</text:p>
          </table:table-cell>
          <table:table-cell office:value-type="string" calcext:value-type="string">
            <text:p>Zespół pałacowo-parkowy w Walewicach</text:p>
          </table:table-cell>
          <table:table-cell office:value-type="string" calcext:value-type="string">
            <text:p>Klasycystyczny obiekt zaprojektowany przez Hilarego Szpilowskiego lub Stanisława Zawadzkiego zbudowany w latach 1773–1783 przez Anastazego Walewskiego (szambelana króla Stanisława Augusta Poniatow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9331424</text:p>
          </table:table-cell>
          <table:table-cell office:value-type="string" calcext:value-type="string">
            <text:p>pl:Pałac w Walewicach</text:p>
          </table:table-cell>
          <table:table-cell office:value-type="string" calcext:value-type="string">
            <text:p>2024-10-14</text:p>
          </table:table-cell>
          <table:table-cell office:value-type="float" office:value="19.665643960001" calcext:value-type="float">
            <text:p>19,665643960001</text:p>
          </table:table-cell>
          <table:table-cell office:value-type="float" office:value="52.0941422740383" calcext:value-type="float">
            <text:p>52,0941422740383</text:p>
          </table:table-cell>
        </table:table-row>
        <table:table-row table:style-name="ro1">
          <table:table-cell office:value-type="string" calcext:value-type="string">
            <text:p>K1.20</text:p>
          </table:table-cell>
          <table:table-cell office:value-type="string" calcext:value-type="string">
            <text:p>LD00739</text:p>
          </table:table-cell>
          <table:table-cell office:value-type="string" calcext:value-type="string">
            <text:p>Zespół pałacowo-parkowy w Wolborzu</text:p>
          </table:table-cell>
          <table:table-cell office:value-type="string" calcext:value-type="string">
            <text:p>Obecny pałac w stylu barokowym wzniesiony został w latach 1768–1773, gdy Wolbórz był pod rządami biskupa Ostrowskiego, z wykorzystaniem murów istniejących budowli (z początku XVII w.) według projektu architekta włoskiego Franciszka Placidiego z przeznaczeniem na letnią rezydencję Biskupów Kujaw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4732</text:p>
          </table:table-cell>
          <table:table-cell office:value-type="string" calcext:value-type="string">
            <text:p>pl:Pałac Biskupów Kujawskich w Wolborzu</text:p>
          </table:table-cell>
          <table:table-cell office:value-type="string" calcext:value-type="string">
            <text:p>2024-10-14</text:p>
          </table:table-cell>
          <table:table-cell office:value-type="float" office:value="19.840897969728" calcext:value-type="float">
            <text:p>19,840897969728</text:p>
          </table:table-cell>
          <table:table-cell office:value-type="float" office:value="51.4974442937046" calcext:value-type="float">
            <text:p>51,4974442937046</text:p>
          </table:table-cell>
        </table:table-row>
        <table:table-row table:style-name="ro1">
          <table:table-cell office:value-type="string" calcext:value-type="string">
            <text:p>K1.20</text:p>
          </table:table-cell>
          <table:table-cell office:value-type="string" calcext:value-type="string">
            <text:p>WP00506</text:p>
          </table:table-cell>
          <table:table-cell office:value-type="string" calcext:value-type="string">
            <text:p>Zespół pałacowy w Pawłowicach</text:p>
          </table:table-cell>
          <table:table-cell office:value-type="string" calcext:value-type="string">
            <text:p>Dawna rezydencja szlachecka wybudowana pod koniec XVIII w. w stylu klasycyzującego baroku według projektu Carla Gottharda Langhansa. Jej fundatorem był pisarz wielki koronny Maksymilian Mielżyński (1738–1799) herbu Nowina. Obecnie mieści się w nim Zakład Doświadczalny Pawłowice Instytutu Zootechniki z Krakowa. Obiekt pełni także funkcję ośrodka konferencyjno-hotelow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156392</text:p>
          </table:table-cell>
          <table:table-cell office:value-type="string" calcext:value-type="string">
            <text:p>pl:Pałac w Pawłowicach (powiat leszczyński)</text:p>
          </table:table-cell>
          <table:table-cell office:value-type="string" calcext:value-type="string">
            <text:p>2024-10-14</text:p>
          </table:table-cell>
          <table:table-cell office:value-type="float" office:value="16.7505429084673" calcext:value-type="float">
            <text:p>16,7505429084673</text:p>
          </table:table-cell>
          <table:table-cell office:value-type="float" office:value="51.8228231647397" calcext:value-type="float">
            <text:p>51,8228231647397</text:p>
          </table:table-cell>
        </table:table-row>
        <table:table-row table:style-name="ro1">
          <table:table-cell office:value-type="string" calcext:value-type="string">
            <text:p>K1.20</text:p>
          </table:table-cell>
          <table:table-cell office:value-type="string" calcext:value-type="string">
            <text:p>LB00161</text:p>
          </table:table-cell>
          <table:table-cell office:value-type="string" calcext:value-type="string">
            <text:p>Zespół pocysterski w Gościkowie-Paradyżu</text:p>
          </table:table-cell>
          <table:table-cell office:value-type="string" calcext:value-type="string">
            <text:p>Pocysterski barokowy zespół klasztorny z kościołem Wniebowzięcia Najświętszej Marii Panny i św. Marcina. Jest to największe i najlepiej zachowane założenie klasztorne w województwie lubuskim, obecnie siedziba Wyższego Seminarium Duchownego Diecezji Zielonogórsko-Gorzowsk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79776</text:p>
          </table:table-cell>
          <table:table-cell office:value-type="string" calcext:value-type="string">
            <text:p>pl:Opactwo cystersów w Gościkowie-Paradyżu</text:p>
          </table:table-cell>
          <table:table-cell office:value-type="string" calcext:value-type="string">
            <text:p>2024-10-14</text:p>
          </table:table-cell>
          <table:table-cell office:value-type="float" office:value="15.5428394437884" calcext:value-type="float">
            <text:p>15,5428394437884</text:p>
          </table:table-cell>
          <table:table-cell office:value-type="float" office:value="52.3377338130794" calcext:value-type="float">
            <text:p>52,3377338130794</text:p>
          </table:table-cell>
        </table:table-row>
        <table:table-row table:style-name="ro1">
          <table:table-cell office:value-type="string" calcext:value-type="string">
            <text:p>K1.20</text:p>
          </table:table-cell>
          <table:table-cell office:value-type="string" calcext:value-type="string">
            <text:p>PM00809</text:p>
          </table:table-cell>
          <table:table-cell office:value-type="string" calcext:value-type="string">
            <text:p>Zespół poklasztorny Norbertanek w Żukowie</text:p>
          </table:table-cell>
          <table:table-cell office:value-type="string" calcext:value-type="string">
            <text:p>Gotycki kościół z XIV wieku przebudowany w XV i XVII wieku. Część dawnego klasztoru norbertanek w Żuko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843</text:p>
          </table:table-cell>
          <table:table-cell office:value-type="string" calcext:value-type="string">
            <text:p>pl:Kościół Wniebowzięcia Najświętszej Marii Panny w Żukowie</text:p>
          </table:table-cell>
          <table:table-cell office:value-type="string" calcext:value-type="string">
            <text:p>2024-10-14</text:p>
          </table:table-cell>
          <table:table-cell office:value-type="float" office:value="18.3624547094658" calcext:value-type="float">
            <text:p>18,3624547094658</text:p>
          </table:table-cell>
          <table:table-cell office:value-type="float" office:value="54.3404624267299" calcext:value-type="float">
            <text:p>54,3404624267299</text:p>
          </table:table-cell>
        </table:table-row>
        <table:table-row table:style-name="ro1">
          <table:table-cell office:value-type="string" calcext:value-type="string">
            <text:p>K1.10</text:p>
          </table:table-cell>
          <table:table-cell office:value-type="string" calcext:value-type="string">
            <text:p>LB00890</text:p>
          </table:table-cell>
          <table:table-cell office:value-type="string" calcext:value-type="string">
            <text:p>Zespół Willowo-Ogrodowy w Gorzowie Wielkopolskim</text:p>
          </table:table-cell>
          <table:table-cell office:value-type="string" calcext:value-type="string">
            <text:p>Muzeum znajduje się w zabytkowej willi otoczonej 4 ha. ogrodem. W muzeum prezentowane są wystawy stałe: Konwisarstwo, Skarbczyk, Gabinet rycin, Dawna sztuka zdobnicza, Wnętrza w stylu biedermeier, Henryk Rodakowski „Album Pałahickie” - cykl jedenastu akwarel przedstawiających chłopów i Żydów z Pałahicz w Sali Henryka Rodakowskiego, Sala portretowa, Sień herbowa.</text:p>
          </table:table-cell>
          <table:table-cell office:value-type="string" calcext:value-type="string">
            <text:p>o. Muzeum Lubuskie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string" calcext:value-type="string">
            <text:p>2024-10-14</text:p>
          </table:table-cell>
          <table:table-cell office:value-type="float" office:value="15.2495756816175" calcext:value-type="float">
            <text:p>15,2495756816175</text:p>
          </table:table-cell>
          <table:table-cell office:value-type="float" office:value="52.7351693616216" calcext:value-type="float">
            <text:p>52,7351693616216</text:p>
          </table:table-cell>
        </table:table-row>
        <table:table-row table:style-name="ro1">
          <table:table-cell office:value-type="string" calcext:value-type="string">
            <text:p>K1.20</text:p>
          </table:table-cell>
          <table:table-cell office:value-type="string" calcext:value-type="string">
            <text:p>PK00311</text:p>
          </table:table-cell>
          <table:table-cell office:value-type="string" calcext:value-type="string">
            <text:p>Zespół zamkowo-parkowy w Krasiczynie</text:p>
          </table:table-cell>
          <table:table-cell office:value-type="string" calcext:value-type="string">
            <text:p>Obiekt wybudowany w stylu renesansowo-manierystycznym, pierwotnie zbudowany na przełomie XVI i XVII w. Budowę zamku rozpoczął kasztelan przemyski Stanisław Sieciński. Charakterystyczne dla niego są cztery odmienne wieże narożne: Boska, Papieska, Królewska i Szlachecka. Zamek jest otoczony parkiem.</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969507</text:p>
          </table:table-cell>
          <table:table-cell office:value-type="string" calcext:value-type="string">
            <text:p>pl:Zamek w Krasiczynie</text:p>
          </table:table-cell>
          <table:table-cell office:value-type="string" calcext:value-type="string">
            <text:p>2024-10-14</text:p>
          </table:table-cell>
          <table:table-cell office:value-type="float" office:value="22.6490226259254" calcext:value-type="float">
            <text:p>22,6490226259254</text:p>
          </table:table-cell>
          <table:table-cell office:value-type="float" office:value="49.7753047057949" calcext:value-type="float">
            <text:p>49,7753047057949</text:p>
          </table:table-cell>
        </table:table-row>
        <table:table-row table:style-name="ro1">
          <table:table-cell office:value-type="string" calcext:value-type="string">
            <text:p>K1.10</text:p>
          </table:table-cell>
          <table:table-cell office:value-type="string" calcext:value-type="string">
            <text:p>PM00844</text:p>
          </table:table-cell>
          <table:table-cell office:value-type="string" calcext:value-type="string">
            <text:p>Żuraw Gdański</text:p>
          </table:table-cell>
          <table:table-cell office:value-type="string" calcext:value-type="string">
            <text:p>Zabytkowy dźwig portowy i jedna z bram wodnych Gdańska, która mieści się nad Motławą, na końcu ulicy Szerokiej. <text:s/>Największy i najstarszy z zachowanych dźwigów portowych średniowiecznej Europy</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53930</text:p>
          </table:table-cell>
          <table:table-cell office:value-type="string" calcext:value-type="string">
            <text:p>pl:Brama Żuraw w Gdańsku</text:p>
          </table:table-cell>
          <table:table-cell office:value-type="string" calcext:value-type="string">
            <text:p>2024-10-14</text:p>
          </table:table-cell>
          <table:table-cell office:value-type="float" office:value="18.6574641158604" calcext:value-type="float">
            <text:p>18,6574641158604</text:p>
          </table:table-cell>
          <table:table-cell office:value-type="float" office:value="54.3505631442536" calcext:value-type="float">
            <text:p>54,3505631442536</text:p>
          </table:table-cell>
        </table:table-row>
        <table:table-row table:style-name="ro1">
          <table:table-cell office:value-type="string" calcext:value-type="string">
            <text:p>K1.20</text:p>
          </table:table-cell>
          <table:table-cell office:value-type="string" calcext:value-type="string">
            <text:p>WN00617</text:p>
          </table:table-cell>
          <table:table-cell office:value-type="string" calcext:value-type="string">
            <text:p>Wiadukty kolejowe w Stańczykach</text:p>
          </table:table-cell>
          <table:table-cell office:value-type="string" calcext:value-type="string">
            <text:p>Dwa mosty kolejowe z lat 1917–1918, należą do najwyższych w Polsce. Posiadają konstrukcję 5-przęsłowa, długości 180 m, wysokości do 36,5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9179</text:p>
          </table:table-cell>
          <table:table-cell office:value-type="string" calcext:value-type="string">
            <text:p>pl:Mosty w Stańczykach</text:p>
          </table:table-cell>
          <table:table-cell office:value-type="string" calcext:value-type="string">
            <text:p>2024-10-14</text:p>
          </table:table-cell>
          <table:table-cell office:value-type="float" office:value="22.6546235363952" calcext:value-type="float">
            <text:p>22,6546235363952</text:p>
          </table:table-cell>
          <table:table-cell office:value-type="float" office:value="54.2974946750929" calcext:value-type="float">
            <text:p>54,2974946750929</text:p>
          </table:table-cell>
        </table:table-row>
        <table:table-row table:style-name="ro1">
          <table:table-cell office:value-type="string" calcext:value-type="string">
            <text:p>K1.10</text:p>
          </table:table-cell>
          <table:table-cell office:value-type="string" calcext:value-type="string">
            <text:p>KP00673</text:p>
          </table:table-cell>
          <table:table-cell office:value-type="string" calcext:value-type="string">
            <text:p>Tężnie z warzelnią soli w Ciechocinku</text:p>
          </table:table-cell>
          <table:table-cell office:value-type="string" calcext:value-type="string">
            <text:p>Zespół trzech tężni solankowych, wzniesionych w XIX wieku i zaprojektowane przez profesora <text:s/>Jakuba Graffa. Jest to największa tego typu drewniana konstrukcja w Europi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363872</text:p>
          </table:table-cell>
          <table:table-cell office:value-type="string" calcext:value-type="string">
            <text:p>pl:Tężnie w Ciechocinku</text:p>
          </table:table-cell>
          <table:table-cell office:value-type="string" calcext:value-type="string">
            <text:p>2024-10-14</text:p>
          </table:table-cell>
          <table:table-cell office:value-type="float" office:value="18.7838718131177" calcext:value-type="float">
            <text:p>18,7838718131177</text:p>
          </table:table-cell>
          <table:table-cell office:value-type="float" office:value="52.8863300855318" calcext:value-type="float">
            <text:p>52,8863300855318</text:p>
          </table:table-cell>
        </table:table-row>
        <table:table-row table:style-name="ro1">
          <table:table-cell office:value-type="string" calcext:value-type="string">
            <text:p>K1.30</text:p>
          </table:table-cell>
          <table:table-cell office:value-type="string" calcext:value-type="string">
            <text:p>LB00279</text:p>
          </table:table-cell>
          <table:table-cell office:value-type="string" calcext:value-type="string">
            <text:p>Ruiny Starego Miasta i Twierdzy w Kostrzynie nad Odrą</text:p>
          </table:table-cell>
          <table:table-cell office:value-type="string" calcext:value-type="string">
            <text:p>Kostrzyńska Starówka stanowi obecnie zarośnięte pole z resztkami ruin dawnej zabudowy na skutek zniszczeń po zaciętych walkach w 1945 roku. Kostrzyn został zniszczony w blisko 100% i jest uznawany za najbardziej zniszczone wojną miasto na terenie dzisiejszej Polski, nazywane czasem „polską Hiroszim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3467947</text:p>
          </table:table-cell>
          <table:table-cell office:value-type="string" calcext:value-type="string">
            <text:p>pl:Stary Kostrzyn</text:p>
          </table:table-cell>
          <table:table-cell office:value-type="string" calcext:value-type="string">
            <text:p>2024-10-14</text:p>
          </table:table-cell>
          <table:table-cell office:value-type="float" office:value="14.6358752261112" calcext:value-type="float">
            <text:p>14,6358752261112</text:p>
          </table:table-cell>
          <table:table-cell office:value-type="float" office:value="52.5789471224309" calcext:value-type="float">
            <text:p>52,5789471224309</text:p>
          </table:table-cell>
        </table:table-row>
        <table:table-row table:style-name="ro1">
          <table:table-cell office:value-type="string" calcext:value-type="string">
            <text:p>P.3.00</text:p>
          </table:table-cell>
          <table:table-cell office:value-type="string" calcext:value-type="string">
            <text:p>SK00744</text:p>
          </table:table-cell>
          <table:table-cell office:value-type="string" calcext:value-type="string">
            <text:p>Rezerwat „Wykus” i symboliczny cmentarz partyzancki</text:p>
          </table:table-cell>
          <table:table-cell office:value-type="string" calcext:value-type="string">
            <text:p>Leśny rezerwat przyrody o powierzchni: 63,58 ha. Przedmiotem ochrony jest fragment rzeki Lubianki i jej dopływu wraz ze zboczem wzniesienia Wykus; lasy i bory mieszane o cechach lasu naturalnego. W centrum rezerwatu znajduje się niewielka polana z pomnikiem w formie kapliczki upamiętniającym znajdujące się tu miejsce obozowania partyzantów AK ze zgrupowania „Ponur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9857</text:p>
          </table:table-cell>
          <table:table-cell office:value-type="string" calcext:value-type="string">
            <text:p>pl:Rezerwat przyrody Wykus</text:p>
          </table:table-cell>
          <table:table-cell office:value-type="string" calcext:value-type="string">
            <text:p>2024-10-14</text:p>
          </table:table-cell>
          <table:table-cell office:value-type="float" office:value="20.9738077358799" calcext:value-type="float">
            <text:p>20,9738077358799</text:p>
          </table:table-cell>
          <table:table-cell office:value-type="float" office:value="51.0159781948627" calcext:value-type="float">
            <text:p>51,0159781948627</text:p>
          </table:table-cell>
        </table:table-row>
        <table:table-row table:style-name="ro1">
          <table:table-cell office:value-type="string" calcext:value-type="string">
            <text:p>P1.20</text:p>
          </table:table-cell>
          <table:table-cell office:value-type="string" calcext:value-type="string">
            <text:p>PK00535</text:p>
          </table:table-cell>
          <table:table-cell office:value-type="string" calcext:value-type="string">
            <text:p>Połonina Wetlińska</text:p>
          </table:table-cell>
          <table:table-cell office:value-type="string" calcext:value-type="string">
            <text:p>Masyw górski i połonina w Bieszczadach Zachodnich. Jest jednym z najczęściej odwiedzanych miejsc w Bieszczad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6253</text:p>
          </table:table-cell>
          <table:table-cell office:value-type="string" calcext:value-type="string">
            <text:p>pl:Połonina Wetlińska</text:p>
          </table:table-cell>
          <table:table-cell office:value-type="string" calcext:value-type="string">
            <text:p>2024-10-14</text:p>
          </table:table-cell>
          <table:table-cell office:value-type="float" office:value="22.5343026509932" calcext:value-type="float">
            <text:p>22,5343026509932</text:p>
          </table:table-cell>
          <table:table-cell office:value-type="float" office:value="49.1640035431972" calcext:value-type="float">
            <text:p>49,1640035431972</text:p>
          </table:table-cell>
        </table:table-row>
        <table:table-row table:style-name="ro1">
          <table:table-cell office:value-type="string" calcext:value-type="string">
            <text:p>P1.20</text:p>
          </table:table-cell>
          <table:table-cell office:value-type="string" calcext:value-type="string">
            <text:p>MA00125</text:p>
          </table:table-cell>
          <table:table-cell office:value-type="string" calcext:value-type="string">
            <text:p>Dolina Kościeliska</text:p>
          </table:table-cell>
          <table:table-cell office:value-type="string" calcext:value-type="string">
            <text:p>Dolina walna, tj. sięgająca od podnóża Tatr do głównego grzbietu – grani głównej Tatr. Jest orograficznie prawą odnogą doliny Czarnego Dunajca, do której uchodzi w Kirach. Jest drugą co do wielkości doliną polskich Tatr i najbardziej atrakcyjną pod względem ilości wapiennych form skalnych, wąwozów, jaskiń, a także histor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4533</text:p>
          </table:table-cell>
          <table:table-cell office:value-type="string" calcext:value-type="string">
            <text:p>pl:Dolina Kościeliska</text:p>
          </table:table-cell>
          <table:table-cell office:value-type="string" calcext:value-type="string">
            <text:p>2024-10-14</text:p>
          </table:table-cell>
          <table:table-cell office:value-type="float" office:value="19.8675489176244" calcext:value-type="float">
            <text:p>19,8675489176244</text:p>
          </table:table-cell>
          <table:table-cell office:value-type="float" office:value="49.2596880052862" calcext:value-type="float">
            <text:p>49,2596880052862</text:p>
          </table:table-cell>
        </table:table-row>
        <table:table-row table:style-name="ro1">
          <table:table-cell office:value-type="string" calcext:value-type="string">
            <text:p>P1.20</text:p>
          </table:table-cell>
          <table:table-cell office:value-type="string" calcext:value-type="string">
            <text:p>MA00127</text:p>
          </table:table-cell>
          <table:table-cell office:value-type="string" calcext:value-type="string">
            <text:p>Dolina Strążyska</text:p>
          </table:table-cell>
          <table:table-cell office:value-type="string" calcext:value-type="string">
            <text:p>Dolina w polskich Tatrach Zachodnich, położona pomiędzy Doliną ku Dziurze a Doliną za Bramką. <text:s/>Ma powierzchnię ok. 4 km² i długość 3 km. Prowadzi tędy szlak turystyczny na Giewon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8975</text:p>
          </table:table-cell>
          <table:table-cell office:value-type="string" calcext:value-type="string">
            <text:p>pl:Dolina Strążyska</text:p>
          </table:table-cell>
          <table:table-cell office:value-type="string" calcext:value-type="string">
            <text:p>2024-10-14</text:p>
          </table:table-cell>
          <table:table-cell office:value-type="float" office:value="19.9325271729865" calcext:value-type="float">
            <text:p>19,9325271729865</text:p>
          </table:table-cell>
          <table:table-cell office:value-type="float" office:value="49.2691725264443" calcext:value-type="float">
            <text:p>49,2691725264443</text:p>
          </table:table-cell>
        </table:table-row>
        <table:table-row table:style-name="ro1">
          <table:table-cell office:value-type="string" calcext:value-type="string">
            <text:p>P1.20</text:p>
          </table:table-cell>
          <table:table-cell office:value-type="string" calcext:value-type="string">
            <text:p>MA00182</text:p>
          </table:table-cell>
          <table:table-cell office:value-type="string" calcext:value-type="string">
            <text:p>Hala Gąsienicowa</text:p>
          </table:table-cell>
          <table:table-cell office:value-type="string" calcext:value-type="string">
            <text:p>Nazwa północnej części Doliny Gąsienicowej w Tatrach obejmującej Rówienki i otoczenie schroniska „Murowaniec”.</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5065</text:p>
          </table:table-cell>
          <table:table-cell office:value-type="string" calcext:value-type="string">
            <text:p>pl:Hala Gąsienicowa</text:p>
          </table:table-cell>
          <table:table-cell office:value-type="string" calcext:value-type="string">
            <text:p>2024-10-14</text:p>
          </table:table-cell>
          <table:table-cell office:value-type="float" office:value="20.0078397998773" calcext:value-type="float">
            <text:p>20,0078397998773</text:p>
          </table:table-cell>
          <table:table-cell office:value-type="float" office:value="49.2448237217505" calcext:value-type="float">
            <text:p>49,2448237217505</text:p>
          </table:table-cell>
        </table:table-row>
        <table:table-row table:style-name="ro1">
          <table:table-cell office:value-type="string" calcext:value-type="string">
            <text:p>P1.20</text:p>
          </table:table-cell>
          <table:table-cell office:value-type="string" calcext:value-type="string">
            <text:p>DS00232</text:p>
          </table:table-cell>
          <table:table-cell office:value-type="string" calcext:value-type="string">
            <text:p>Kocioł Wielkiego Stawu</text:p>
          </table:table-cell>
          <table:table-cell office:value-type="string" calcext:value-type="string">
            <text:p>Kocioł polodowcowy w Sudetach Zachodnich, w Karkonosza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0700</text:p>
          </table:table-cell>
          <table:table-cell office:value-type="string" calcext:value-type="string">
            <text:p>pl:Kocioł Wielkiego Stawu</text:p>
          </table:table-cell>
          <table:table-cell office:value-type="string" calcext:value-type="string">
            <text:p>2024-10-14</text:p>
          </table:table-cell>
          <table:table-cell office:value-type="float" office:value="15.6920395798069" calcext:value-type="float">
            <text:p>15,6920395798069</text:p>
          </table:table-cell>
          <table:table-cell office:value-type="float" office:value="50.7579446073738" calcext:value-type="float">
            <text:p>50,7579446073738</text:p>
          </table:table-cell>
        </table:table-row>
        <table:table-row table:style-name="ro1">
          <table:table-cell office:value-type="string" calcext:value-type="string">
            <text:p>P1.20</text:p>
          </table:table-cell>
          <table:table-cell office:value-type="string" calcext:value-type="string">
            <text:p>DS00862</text:p>
          </table:table-cell>
          <table:table-cell office:value-type="string" calcext:value-type="string">
            <text:p>Kocioł Małego Stawu</text:p>
          </table:table-cell>
          <table:table-cell office:value-type="string" calcext:value-type="string">
            <text:p>Kościoł polodowcowy w Karkonoszach w Sudetach Zachodnich. Znajduje się w środkowo-wschodniej części Karkonoszy, u wschodniego krańca Śląskiego Grzbietu. Podcina on północno-wschodnie zbocza Smogorni (1489 m n.p.m.) i Równi pod Śnieżką (1400 m n.p.m.). Jego ściany są wysokie na około 200 m. Dno znajduje się na wysokości 1183 m n.p.m. Na dnie kotła powstało jezioro cyrkowe Mały Sta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0698</text:p>
          </table:table-cell>
          <table:table-cell office:value-type="string" calcext:value-type="string">
            <text:p>pl:Kocioł Małego Stawu</text:p>
          </table:table-cell>
          <table:table-cell office:value-type="string" calcext:value-type="string">
            <text:p>2024-10-14</text:p>
          </table:table-cell>
          <table:table-cell office:value-type="float" office:value="15.6998960574004" calcext:value-type="float">
            <text:p>15,6998960574004</text:p>
          </table:table-cell>
          <table:table-cell office:value-type="float" office:value="50.7502263741674" calcext:value-type="float">
            <text:p>50,7502263741674</text:p>
          </table:table-cell>
        </table:table-row>
        <table:table-row table:style-name="ro1">
          <table:table-cell office:value-type="string" calcext:value-type="string">
            <text:p>P1.20</text:p>
          </table:table-cell>
          <table:table-cell office:value-type="string" calcext:value-type="string">
            <text:p>MA00715</text:p>
          </table:table-cell>
          <table:table-cell office:value-type="string" calcext:value-type="string">
            <text:p>Wąwóz Szopczański</text:p>
          </table:table-cell>
          <table:table-cell office:value-type="string" calcext:value-type="string">
            <text:p>Wąwóz na terenie południowej Polski, położony w Pieninach Środk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346</text:p>
          </table:table-cell>
          <table:table-cell office:value-type="string" calcext:value-type="string">
            <text:p>pl:Wąwóz Szopczański</text:p>
          </table:table-cell>
          <table:table-cell office:value-type="string" calcext:value-type="string">
            <text:p>2024-10-14</text:p>
          </table:table-cell>
          <table:table-cell office:value-type="float" office:value="20.4061707047893" calcext:value-type="float">
            <text:p>20,4061707047893</text:p>
          </table:table-cell>
          <table:table-cell office:value-type="float" office:value="49.4128985146862" calcext:value-type="float">
            <text:p>49,4128985146862</text:p>
          </table:table-cell>
        </table:table-row>
        <table:table-row table:style-name="ro1">
          <table:table-cell office:value-type="string" calcext:value-type="string">
            <text:p>P1.20</text:p>
          </table:table-cell>
          <table:table-cell office:value-type="string" calcext:value-type="string">
            <text:p>SK00714</text:p>
          </table:table-cell>
          <table:table-cell office:value-type="string" calcext:value-type="string">
            <text:p>Wąwóz Królowej Jadwigi</text:p>
          </table:table-cell>
          <table:table-cell office:value-type="string" calcext:value-type="string">
            <text:p>Około półkilometrowy wąwóz lessowy położony w południowo-zachodniej części miasta między ulicami Staromiejską a Królowej Jadwig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30756</text:p>
          </table:table-cell>
          <table:table-cell office:value-type="string" calcext:value-type="string">
            <text:p>pl:Wąwóz Świętej Królowej Jadwigi w Sandomierzu</text:p>
          </table:table-cell>
          <table:table-cell office:value-type="string" calcext:value-type="string">
            <text:p>2024-10-14</text:p>
          </table:table-cell>
          <table:table-cell office:value-type="float" office:value="21.7419710145211" calcext:value-type="float">
            <text:p>21,7419710145211</text:p>
          </table:table-cell>
          <table:table-cell office:value-type="float" office:value="50.6767179322654" calcext:value-type="float">
            <text:p>50,6767179322654</text:p>
          </table:table-cell>
        </table:table-row>
        <table:table-row table:style-name="ro1">
          <table:table-cell office:value-type="string" calcext:value-type="string">
            <text:p>K1.20</text:p>
          </table:table-cell>
          <table:table-cell office:value-type="string" calcext:value-type="string">
            <text:p>ZP00706</text:p>
          </table:table-cell>
          <table:table-cell office:value-type="string" calcext:value-type="string">
            <text:p>Wały Chrobrego</text:p>
          </table:table-cell>
          <table:table-cell office:value-type="string" calcext:value-type="string">
            <text:p>Taras widokowy o długości ok. 500 m w Szczecinie na skarpie wzdłuż Odry. Zaprojektowany i wzniesiony według koncepcji Wilhelma Meyera-Schwartau w latach 1902–1921 z inicjatywy nadburmistrza Hermanna Hakena, na cześć którego został pierwotnie nazwa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49934</text:p>
          </table:table-cell>
          <table:table-cell office:value-type="string" calcext:value-type="string">
            <text:p>pl:Wały Chrobrego</text:p>
          </table:table-cell>
          <table:table-cell office:value-type="string" calcext:value-type="string">
            <text:p>2024-10-14</text:p>
          </table:table-cell>
          <table:table-cell office:value-type="float" office:value="14.5658634961059" calcext:value-type="float">
            <text:p>14,5658634961059</text:p>
          </table:table-cell>
          <table:table-cell office:value-type="float" office:value="53.4297827773641" calcext:value-type="float">
            <text:p>53,4297827773641</text:p>
          </table:table-cell>
        </table:table-row>
        <table:table-row table:style-name="ro1">
          <table:table-cell office:value-type="string" calcext:value-type="string">
            <text:p>P1.20</text:p>
          </table:table-cell>
          <table:table-cell office:value-type="string" calcext:value-type="string">
            <text:p>DS00606</text:p>
          </table:table-cell>
          <table:table-cell office:value-type="string" calcext:value-type="string">
            <text:p>Skalne Grzyby</text:p>
          </table:table-cell>
          <table:table-cell office:value-type="string" calcext:value-type="string">
            <text:p>Skupisko skał w Górach Stołowych, w Sudetach Środkowych, w południowo-zachodniej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558</text:p>
          </table:table-cell>
          <table:table-cell office:value-type="string" calcext:value-type="string">
            <text:p>pl:Skalne Grzyby</text:p>
          </table:table-cell>
          <table:table-cell office:value-type="string" calcext:value-type="string">
            <text:p>2024-10-14</text:p>
          </table:table-cell>
          <table:table-cell office:value-type="float" office:value="16.4167508082121" calcext:value-type="float">
            <text:p>16,4167508082121</text:p>
          </table:table-cell>
          <table:table-cell office:value-type="float" office:value="50.4601635916879" calcext:value-type="float">
            <text:p>50,4601635916879</text:p>
          </table:table-cell>
        </table:table-row>
        <table:table-row table:style-name="ro1">
          <table:table-cell office:value-type="string" calcext:value-type="string">
            <text:p>K1.20</text:p>
          </table:table-cell>
          <table:table-cell office:value-type="string" calcext:value-type="string">
            <text:p>DS00886</text:p>
          </table:table-cell>
          <table:table-cell office:value-type="string" calcext:value-type="string">
            <text:p>Pawilon Czterech Kopuł</text:p>
          </table:table-cell>
          <table:table-cell office:value-type="string" calcext:value-type="string">
            <text:p>Pawilon wybudowany na początku XX wieku na terenach Wystawy Stulecia we wschodniej części Wrocławia. Obecnie mieści sie w nim <text:s/>ekspozycję sztuki współczesnej Muzeum Narodowego w Wrocławiu.</text:p>
          </table:table-cell>
          <table:table-cell office:value-type="string" calcext:value-type="string">
            <text:p>o. Muzeum Narodowego we Wrocławiu</text:p>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814615</text:p>
          </table:table-cell>
          <table:table-cell office:value-type="string" calcext:value-type="string">
            <text:p>pl:Pawilon Czterech Kopuł</text:p>
          </table:table-cell>
          <table:table-cell office:value-type="string" calcext:value-type="string">
            <text:p>2024-10-14</text:p>
          </table:table-cell>
          <table:table-cell office:value-type="float" office:value="17.0760776269481" calcext:value-type="float">
            <text:p>17,0760776269481</text:p>
          </table:table-cell>
          <table:table-cell office:value-type="float" office:value="51.1082967123653" calcext:value-type="float">
            <text:p>51,1082967123653</text:p>
          </table:table-cell>
        </table:table-row>
        <table:table-row table:style-name="ro1">
          <table:table-cell office:value-type="string" calcext:value-type="string">
            <text:p>P.3.00</text:p>
          </table:table-cell>
          <table:table-cell office:value-type="string" calcext:value-type="string">
            <text:p>PM00504</text:p>
          </table:table-cell>
          <table:table-cell office:value-type="string" calcext:value-type="string">
            <text:p>Park Narodowy „Bory Tucholskie”</text:p>
          </table:table-cell>
          <table:table-cell office:value-type="string" calcext:value-type="string">
            <text:p>Został utworzony w 1996 roku. Zajmuje powierzchnię 4613,04 ha. Powierzchnia leśna parku obejmuje jedynie 1,9% całkowitej powierzchni leśnej Borów Tucholskich. Stanowi to obszar o powierzchni 3800 ha, zajmujący blisko 83% powierzchni parku. Dominują siedliska borowe, zajmujące 98% spośród wszystkich siedlisk leś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19225</text:p>
          </table:table-cell>
          <table:table-cell office:value-type="string" calcext:value-type="string">
            <text:p>pl:Park Narodowy „Bory Tucholskie”</text:p>
          </table:table-cell>
          <table:table-cell office:value-type="string" calcext:value-type="string">
            <text:p>2024-10-14</text:p>
          </table:table-cell>
          <table:table-cell office:value-type="float" office:value="17.5656705034314" calcext:value-type="float">
            <text:p>17,5656705034314</text:p>
          </table:table-cell>
          <table:table-cell office:value-type="float" office:value="53.8148224085963" calcext:value-type="float">
            <text:p>53,8148224085963</text:p>
          </table:table-cell>
        </table:table-row>
        <table:table-row table:style-name="ro1">
          <table:table-cell office:value-type="string" calcext:value-type="string">
            <text:p>K1.40</text:p>
          </table:table-cell>
          <table:table-cell office:value-type="string" calcext:value-type="string">
            <text:p>WP00447</text:p>
          </table:table-cell>
          <table:table-cell office:value-type="string" calcext:value-type="string">
            <text:p>Opactwo Cystersów w Obrze</text:p>
          </table:table-cell>
          <table:table-cell office:value-type="string" calcext:value-type="string">
            <text:p>Kościół i klasztor pocysterski. Późnobarokowy kościół pw. św. Jakuba został zbudowany w latach 1722-1757. Wyposażenie wnętrza jest utrzymane w stylach rokokowym i wczesnoklasycystycznym. Klasztor w stylu późnego baroku, przybudowany do kościoła, pochodzi z 1618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024529</text:p>
          </table:table-cell>
          <table:table-cell office:value-type="string" calcext:value-type="string">
            <text:p>pl:Opactwo Cystersów w Obrze</text:p>
          </table:table-cell>
          <table:table-cell office:value-type="string" calcext:value-type="string">
            <text:p>2024-10-14</text:p>
          </table:table-cell>
          <table:table-cell office:value-type="float" office:value="16.0576074873916" calcext:value-type="float">
            <text:p>16,0576074873916</text:p>
          </table:table-cell>
          <table:table-cell office:value-type="float" office:value="52.0709827768281" calcext:value-type="float">
            <text:p>52,0709827768281</text:p>
          </table:table-cell>
        </table:table-row>
        <table:table-row table:style-name="ro1">
          <table:table-cell office:value-type="string" calcext:value-type="string">
            <text:p>K1.40</text:p>
          </table:table-cell>
          <table:table-cell office:value-type="string" calcext:value-type="string">
            <text:p>MA00375</text:p>
          </table:table-cell>
          <table:table-cell office:value-type="string" calcext:value-type="string">
            <text:p>Dawny zespół klasztorny Bożogrobowców w Miechowie</text:p>
          </table:table-cell>
          <table:table-cell office:value-type="string" calcext:value-type="string">
            <text:p>Zespół obiektów stanowiących dawniej założenie klasztorne zakonu bożogrobców w Miechowie. Składają się na niego bazylika kolegiacka Grobu Bożego, klasztor, zamek generałów zakonu i baszta. Kompleks, ufundowany w 1163 roku przez możnowładcę Jaksę Gryfitę, należał od XII wieku do 1819 roku do zakonu Kanoników Regularnych Grobu Bożego. Pierwotnie całe założenie było otoczone murem obronnym wzniesionym w latach 80. XIV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90526</text:p>
          </table:table-cell>
          <table:table-cell office:value-type="string" calcext:value-type="string">
            <text:p>pl:Zespół klasztorny bożogrobców w Miechowie</text:p>
          </table:table-cell>
          <table:table-cell office:value-type="string" calcext:value-type="string">
            <text:p>2024-10-14</text:p>
          </table:table-cell>
          <table:table-cell office:value-type="float" office:value="20.0259184531346" calcext:value-type="float">
            <text:p>20,0259184531346</text:p>
          </table:table-cell>
          <table:table-cell office:value-type="float" office:value="50.3577394126592" calcext:value-type="float">
            <text:p>50,3577394126592</text:p>
          </table:table-cell>
        </table:table-row>
        <table:table-row table:style-name="ro1">
          <table:table-cell office:value-type="string" calcext:value-type="string">
            <text:p>K1.20</text:p>
          </table:table-cell>
          <table:table-cell office:value-type="string" calcext:value-type="string">
            <text:p>ZP00176</text:p>
          </table:table-cell>
          <table:table-cell office:value-type="string" calcext:value-type="string">
            <text:p>Grodzisko nad jeziorem Czajczym</text:p>
          </table:table-cell>
          <table:table-cell office:value-type="string" calcext:value-type="string">
            <text:p>Pozostałości grodziska znajdujące się na wyspie Wolin, na półwyspie rozdzielającym jezioro Czajcze na dwie części. W XIV wieku było to miejsce schronienia dla mieszkańców okolicznych osad. Dziś znajdują się tu jedynie pozostałości obwarowań.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4.5607202489609" calcext:value-type="float">
            <text:p>14,5607202489609</text:p>
          </table:table-cell>
          <table:table-cell office:value-type="float" office:value="53.9433211715104" calcext:value-type="float">
            <text:p>53,9433211715104</text:p>
          </table:table-cell>
        </table:table-row>
        <table:table-row table:style-name="ro1">
          <table:table-cell office:value-type="string" calcext:value-type="string">
            <text:p>K1.10</text:p>
          </table:table-cell>
          <table:table-cell office:value-type="string" calcext:value-type="string">
            <text:p>WN00468</text:p>
          </table:table-cell>
          <table:table-cell office:value-type="string" calcext:value-type="string">
            <text:p>Planetarium i obserwatorium astronomiczne w Olsztynie</text:p>
          </table:table-cell>
          <table:table-cell office:value-type="string" calcext:value-type="string">
            <text:p>Drugie co do wielkości planetarium w Polsce. Planetarium otwarto 19 lutego 1973 r., w pięćsetną rocznicę urodzin Mikołaja Kopernika pod nazwą Planetarium Lotów Kosmicz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9388</text:p>
          </table:table-cell>
          <table:table-cell office:value-type="string" calcext:value-type="string">
            <text:p>pl:Planetarium w Olsztynie</text:p>
          </table:table-cell>
          <table:table-cell office:value-type="string" calcext:value-type="string">
            <text:p>2024-10-14</text:p>
          </table:table-cell>
          <table:table-cell office:value-type="float" office:value="20.4912251879152" calcext:value-type="float">
            <text:p>20,4912251879152</text:p>
          </table:table-cell>
          <table:table-cell office:value-type="float" office:value="53.7749795395139" calcext:value-type="float">
            <text:p>53,7749795395139</text:p>
          </table:table-cell>
        </table:table-row>
        <table:table-row table:style-name="ro1">
          <table:table-cell office:value-type="string" calcext:value-type="string">
            <text:p>K1.20</text:p>
          </table:table-cell>
          <table:table-cell office:value-type="string" calcext:value-type="string">
            <text:p>PM00143</text:p>
          </table:table-cell>
          <table:table-cell office:value-type="string" calcext:value-type="string">
            <text:p>Port morski w Gdyni</text:p>
          </table:table-cell>
          <table:table-cell office:value-type="string" calcext:value-type="string">
            <text:p>Handlowy port morski nad Zatoką Gdańską, w woj. pomorskim w Gdyni, położony na Pobrzeżu Kaszubskim. Jest trzecim co do wielkości portem morskim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52784</text:p>
          </table:table-cell>
          <table:table-cell office:value-type="string" calcext:value-type="string">
            <text:p>pl:Port morski Gdynia</text:p>
          </table:table-cell>
          <table:table-cell office:value-type="string" calcext:value-type="string">
            <text:p>2024-10-14</text:p>
          </table:table-cell>
          <table:table-cell office:value-type="float" office:value="18.5267725966896" calcext:value-type="float">
            <text:p>18,5267725966896</text:p>
          </table:table-cell>
          <table:table-cell office:value-type="float" office:value="54.5321830197798" calcext:value-type="float">
            <text:p>54,5321830197798</text:p>
          </table:table-cell>
        </table:table-row>
        <table:table-row table:style-name="ro1">
          <table:table-cell office:value-type="string" calcext:value-type="string">
            <text:p>K1.10</text:p>
          </table:table-cell>
          <table:table-cell office:value-type="string" calcext:value-type="string">
            <text:p>PM00065</text:p>
          </table:table-cell>
          <table:table-cell office:value-type="string" calcext:value-type="string">
            <text:p>Spichlerze na Ołowiance</text:p>
          </table:table-cell>
          <table:table-cell office:value-type="string" calcext:value-type="string">
            <text:p>Sedziba Muzeum, w głównym budynku <text:s/>można zwiedzić trzy wystawy stałe: „Polacy na morzach świata”, „Archeologia Morska i Nurkowanie”, „Galerię Morską” (ekspozycja malarstwa marynistycznego) oraz wystawy czasowe; oprócz wystaw znajdują się tam m.in. archiwum, biblioteka z czytelnią i sala konferencyjna.</text:p>
          </table:table-cell>
          <table:table-cell office:value-type="string" calcext:value-type="string">
            <text:p>o. Muzeum Narodowego w Gdańsku W KKP wszyskie oddziały muzeum potraktowano jako jeden. W CKKP zostały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45346</text:p>
          </table:table-cell>
          <table:table-cell office:value-type="string" calcext:value-type="string">
            <text:p>pl:Narodowe Muzeum Morskie w Gdańsku</text:p>
          </table:table-cell>
          <table:table-cell office:value-type="string" calcext:value-type="string">
            <text:p>2024-10-14</text:p>
          </table:table-cell>
          <table:table-cell office:value-type="float" office:value="18.6590044114481" calcext:value-type="float">
            <text:p>18,6590044114481</text:p>
          </table:table-cell>
          <table:table-cell office:value-type="float" office:value="54.3510750705503" calcext:value-type="float">
            <text:p>54,3510750705503</text:p>
          </table:table-cell>
        </table:table-row>
        <table:table-row table:style-name="ro1">
          <table:table-cell office:value-type="string" calcext:value-type="string">
            <text:p>K1.40</text:p>
          </table:table-cell>
          <table:table-cell office:value-type="string" calcext:value-type="string">
            <text:p>LU00769</text:p>
          </table:table-cell>
          <table:table-cell office:value-type="string" calcext:value-type="string">
            <text:p>Zespól klasztorny Dominikanów w Lublinie</text:p>
          </table:table-cell>
          <table:table-cell office:value-type="string" calcext:value-type="string">
            <text:p>Jedna z najstarszych świątyń Lublina, wraz z klasztorem jest jedną z najdłużej istniejących instytucji tego miasta (w 2003 r. obchodziła jubileusz 750 l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815</text:p>
          </table:table-cell>
          <table:table-cell office:value-type="string" calcext:value-type="string">
            <text:p>pl:Bazylika św. Stanisława Biskupa Męczennika w Lublinie</text:p>
          </table:table-cell>
          <table:table-cell office:value-type="string" calcext:value-type="string">
            <text:p>2024-10-14</text:p>
          </table:table-cell>
          <table:table-cell office:value-type="float" office:value="22.5702604469759" calcext:value-type="float">
            <text:p>22,5702604469759</text:p>
          </table:table-cell>
          <table:table-cell office:value-type="float" office:value="51.2474583126841" calcext:value-type="float">
            <text:p>51,2474583126841</text:p>
          </table:table-cell>
        </table:table-row>
        <table:table-row table:style-name="ro1">
          <table:table-cell office:value-type="string" calcext:value-type="string">
            <text:p>K1.10</text:p>
          </table:table-cell>
          <table:table-cell office:value-type="string" calcext:value-type="string">
            <text:p>LU00876</text:p>
          </table:table-cell>
          <table:table-cell office:value-type="string" calcext:value-type="string">
            <text:p>Muzeum Narodowe w Lublinie - Zamek Królewski</text:p>
          </table:table-cell>
          <table:table-cell office:value-type="string" calcext:value-type="string">
            <text:p>Muzeum w Lublinie, należy do najstarszych i największych muzeów we wschodniej Polsce. Zbiory liczą obecnie ok. 157 000 eksponatów. Oglądać je można na tematycznych wystawach. Mieści się na zamku w Lublinie, pierwotnie zbudowanym w XII wieku, wielokrotnie przebudowywanym. W XVI w. był rezydencją królewską, w XVII w. zniszczony. W XIX w. odbudowany jako więzienie (1831–1954).</text:p>
          </table:table-cell>
          <table:table-cell office:value-type="string" calcext:value-type="string">
            <text:p>W KKP Muzeum Narodowe oraz Kapica św. Trójcy były traktowane jako jeden budynek. W CKKP zostały rozdzielon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695405</text:p>
          </table:table-cell>
          <table:table-cell office:value-type="string" calcext:value-type="string">
            <text:p>pl:Muzeum Narodowe w Lublinie</text:p>
          </table:table-cell>
          <table:table-cell office:value-type="string" calcext:value-type="string">
            <text:p>2024-10-14</text:p>
          </table:table-cell>
          <table:table-cell office:value-type="float" office:value="22.572355926627" calcext:value-type="float">
            <text:p>22,572355926627</text:p>
          </table:table-cell>
          <table:table-cell office:value-type="float" office:value="51.25047504533" calcext:value-type="float">
            <text:p>51,25047504533</text:p>
          </table:table-cell>
        </table:table-row>
        <table:table-row table:style-name="ro1">
          <table:table-cell office:value-type="string" calcext:value-type="string">
            <text:p>K1.20</text:p>
          </table:table-cell>
          <table:table-cell office:value-type="string" calcext:value-type="string">
            <text:p>LU00240</text:p>
          </table:table-cell>
          <table:table-cell office:value-type="string" calcext:value-type="string">
            <text:p>Katolicki Uniwersytet Lubelski</text:p>
          </table:table-cell>
          <table:table-cell office:value-type="string" calcext:value-type="string">
            <text:p>Polski uniwersytet katolicki z siedzibą w Lublinie. Jest kościelną szkołą wyższą o pełnych prawach publicznych szkół wyższych. Najstarsza uczelnia Lublina i jeden z najstarszych uniwersytetów funkcjonujących w Polsce, powstały 1918r.</text:p>
          </table:table-cell>
          <table:table-cell office:value-type="string" calcext:value-type="string">
            <text:p>W CKKP oznaczono wyłacznie gmach główny będący podominikańskim kompleksem, który uniwersytet otrzymał jeszcze przed woj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5529</text:p>
          </table:table-cell>
          <table:table-cell office:value-type="string" calcext:value-type="string">
            <text:p>pl:Katolicki Uniwersytet Lubelski Jana Pawła II</text:p>
          </table:table-cell>
          <table:table-cell office:value-type="string" calcext:value-type="string">
            <text:p>2024-10-14</text:p>
          </table:table-cell>
          <table:table-cell office:value-type="float" office:value="22.5448081043169" calcext:value-type="float">
            <text:p>22,5448081043169</text:p>
          </table:table-cell>
          <table:table-cell office:value-type="float" office:value="51.2476165078141" calcext:value-type="float">
            <text:p>51,2476165078141</text:p>
          </table:table-cell>
        </table:table-row>
        <table:table-row table:style-name="ro1">
          <table:table-cell office:value-type="string" calcext:value-type="string">
            <text:p>K1.30</text:p>
          </table:table-cell>
          <table:table-cell office:value-type="string" calcext:value-type="string">
            <text:p>SK00830</text:p>
          </table:table-cell>
          <table:table-cell office:value-type="string" calcext:value-type="string">
            <text:p>Ruiny walcowni z urządzeniami wodnymi w Nietulisku</text:p>
          </table:table-cell>
          <table:table-cell office:value-type="string" calcext:value-type="string">
            <text:p>Zakład walcowni powstał w latach 1834–1846 w ramach działalności inwestycyjnej Banku Polskiego i projektu Karola Knake. Dziś walcownia żelaza w Nietulisku Dużym jest zabytkiem techniki, w stanie trwałej ruiny. Szczególną wartość posiada kompletnie zachowany historyczny układ wodny.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031936</text:p>
          </table:table-cell>
          <table:table-cell office:value-type="string" calcext:value-type="string">
            <text:p>pl:Nietulisko Duże</text:p>
          </table:table-cell>
          <table:table-cell office:value-type="string" calcext:value-type="string">
            <text:p>2024-10-14</text:p>
          </table:table-cell>
          <table:table-cell office:value-type="float" office:value="21.255686891567" calcext:value-type="float">
            <text:p>21,255686891567</text:p>
          </table:table-cell>
          <table:table-cell office:value-type="float" office:value="50.9792035990568" calcext:value-type="float">
            <text:p>50,9792035990568</text:p>
          </table:table-cell>
        </table:table-row>
        <table:table-row table:style-name="ro1">
          <table:table-cell office:value-type="string" calcext:value-type="string">
            <text:p>K1.10</text:p>
          </table:table-cell>
          <table:table-cell office:value-type="string" calcext:value-type="string">
            <text:p>SK00320</text:p>
          </table:table-cell>
          <table:table-cell office:value-type="string" calcext:value-type="string">
            <text:p>Muzeum Archeologiczne i Rezerwat Krzemionki</text:p>
          </table:table-cell>
          <table:table-cell office:value-type="string" calcext:value-type="string">
            <text:p>Rezerwat archeologiczny chroniący zespół neolitycznych kopalń krzemienia pasiastego.</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434086</text:p>
          </table:table-cell>
          <table:table-cell office:value-type="string" calcext:value-type="string">
            <text:p>pl:Krzemionki</text:p>
          </table:table-cell>
          <table:table-cell office:value-type="string" calcext:value-type="string">
            <text:p>2024-10-14</text:p>
          </table:table-cell>
          <table:table-cell office:value-type="float" office:value="21.5011089188765" calcext:value-type="float">
            <text:p>21,5011089188765</text:p>
          </table:table-cell>
          <table:table-cell office:value-type="float" office:value="50.9704512556917" calcext:value-type="float">
            <text:p>50,9704512556917</text:p>
          </table:table-cell>
        </table:table-row>
        <table:table-row table:style-name="ro1">
          <table:table-cell office:value-type="string" calcext:value-type="string">
            <text:p>K1.20</text:p>
          </table:table-cell>
          <table:table-cell office:value-type="string" calcext:value-type="string">
            <text:p>LD00044</text:p>
          </table:table-cell>
          <table:table-cell office:value-type="string" calcext:value-type="string">
            <text:p>Stado Ogierów w Bogusławicach</text:p>
          </table:table-cell>
          <table:table-cell office:value-type="string" calcext:value-type="string">
            <text:p>Jednostka hodowli koni grupująca ogiery rozrodowe różnych ras. Mieści się w budynkach i na terenie będącym wcześniej częścią majątku biskupów kujawskich, w osadzie Bogusławi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41282</text:p>
          </table:table-cell>
          <table:table-cell office:value-type="string" calcext:value-type="string">
            <text:p>pl:Stado Ogierów w Bogusławicach</text:p>
          </table:table-cell>
          <table:table-cell office:value-type="string" calcext:value-type="string">
            <text:p>2024-10-14</text:p>
          </table:table-cell>
          <table:table-cell office:value-type="float" office:value="19.8324073205661" calcext:value-type="float">
            <text:p>19,8324073205661</text:p>
          </table:table-cell>
          <table:table-cell office:value-type="float" office:value="51.511752715597" calcext:value-type="float">
            <text:p>51,511752715597</text:p>
          </table:table-cell>
        </table:table-row>
        <table:table-row table:style-name="ro1">
          <table:table-cell office:value-type="string" calcext:value-type="string">
            <text:p>K1.20</text:p>
          </table:table-cell>
          <table:table-cell office:value-type="string" calcext:value-type="string">
            <text:p>LB00047</text:p>
          </table:table-cell>
          <table:table-cell office:value-type="string" calcext:value-type="string">
            <text:p>Fortyfikacje Międzyrzeckiego Rejonu Umocnionego w Boryszynie</text:p>
          </table:table-cell>
          <table:table-cell office:value-type="string" calcext:value-type="string">
            <text:p>Międzyrzecki Rejon Umocniony, MRU – system umocnień stworzony przez Niemców w latach 1934–1944 dla ochrony wschodniej granicy Rzeszy. Zlokalizowany w województwie lubuskim, nieopodal Międzyrzecza. Składa się z trzech odcinków różniących się pod względem charakterystyki geograficznej otoczenia i nasyceniem obiektami fortyfikacyjnymi. Międzyrzecki Rejon Umocniony to jedne z największych podziemi fortyfikacyjnych świata. Podziemia odcinka centralnego MRU są obecnie rezerwatem nietoperzy, w którym zimuje ponad 30 tys. osobników należących do 12 gatunków nietoperzy. Łączną długość podziemnych korytarzy szacuje się na około 32–35 km.</text:p>
          </table:table-cell>
          <table:table-cell office:value-type="string" calcext:value-type="string">
            <text:p>Ze względu na dużo powierzchnie jaką zajmuje MRU w CKKP został dodany jako obszar na którym znajduje sie najbardzie popularna częć kompleks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13960</text:p>
          </table:table-cell>
          <table:table-cell office:value-type="string" calcext:value-type="string">
            <text:p>pl:Międzyrzecki Rejon Umocniony</text:p>
          </table:table-cell>
          <table:table-cell office:value-type="string" calcext:value-type="string">
            <text:p>2024-10-14</text:p>
          </table:table-cell>
          <table:table-cell office:value-type="float" office:value="15.489320194589" calcext:value-type="float">
            <text:p>15,489320194589</text:p>
          </table:table-cell>
          <table:table-cell office:value-type="float" office:value="52.3878065474834" calcext:value-type="float">
            <text:p>52,3878065474834</text:p>
          </table:table-cell>
        </table:table-row>
        <table:table-row table:style-name="ro1">
          <table:table-cell office:value-type="string" calcext:value-type="string">
            <text:p>K1.20</text:p>
          </table:table-cell>
          <table:table-cell office:value-type="string" calcext:value-type="string">
            <text:p>PD00912</text:p>
          </table:table-cell>
          <table:table-cell office:value-type="string" calcext:value-type="string">
            <text:p>Dyrekcja Parku w Kurowie</text:p>
          </table:table-cell>
          <table:table-cell office:value-type="string" calcext:value-type="string">
            <text:p>Dyrekcja mieści się w zbudowanym w 1920 r dworze szlacheckim. Dwór jest otoczony jest dziewiętnastowiecznym parkiem. Rosną w nim okazy dębu bezszypułkowego, jodły kanadyjskiej, klonu czerwonolistnego, wiązy, świerki i lipy. W pobliżu znajduje się drewniana wieża widokowa i pole biwakowe.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580154</text:p>
          </table:table-cell>
          <table:table-cell office:value-type="string" calcext:value-type="string">
            <text:p>pl:Dwór w Kurowie</text:p>
          </table:table-cell>
          <table:table-cell office:value-type="string" calcext:value-type="string">
            <text:p>2024-10-14</text:p>
          </table:table-cell>
          <table:table-cell office:value-type="float" office:value="22.7942866382747" calcext:value-type="float">
            <text:p>22,7942866382747</text:p>
          </table:table-cell>
          <table:table-cell office:value-type="float" office:value="53.1044071185925" calcext:value-type="float">
            <text:p>53,1044071185925</text:p>
          </table:table-cell>
        </table:table-row>
        <table:table-row table:style-name="ro1">
          <table:table-cell office:value-type="string" calcext:value-type="string">
            <text:p>K1.10</text:p>
          </table:table-cell>
          <table:table-cell office:value-type="string" calcext:value-type="string">
            <text:p>PD00328</text:p>
          </table:table-cell>
          <table:table-cell office:value-type="string" calcext:value-type="string">
            <text:p>Ośrodek edukacyjny w Kurowie</text:p>
          </table:table-cell>
          <table:table-cell office:value-type="string" calcext:value-type="string">
            <text:p>Ośrodek miesci się w pochodzącym z 1925 roku domu młynarza. Składa się z wyremontowanego zabytkowego budynku oraz dobudowanej części ekspozycyjnej. W ośrodku znajdują się m.in. pracownie edukacyjne, punkt informacji turystycznej, sala konferencyjno-kinowa oraz ekspozycja przyrodni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2.7838362493252" calcext:value-type="float">
            <text:p>22,7838362493252</text:p>
          </table:table-cell>
          <table:table-cell office:value-type="float" office:value="53.1100443513527" calcext:value-type="float">
            <text:p>53,1100443513527</text:p>
          </table:table-cell>
        </table:table-row>
        <table:table-row table:style-name="ro1">
          <table:table-cell office:value-type="string" calcext:value-type="string">
            <text:p>K1.30</text:p>
          </table:table-cell>
          <table:table-cell office:value-type="string" calcext:value-type="string">
            <text:p>DS00112</text:p>
          </table:table-cell>
          <table:table-cell office:value-type="string" calcext:value-type="string">
            <text:p>Zamek Czocha</text:p>
          </table:table-cell>
          <table:table-cell office:value-type="string" calcext:value-type="string">
            <text:p>Obronny zamek graniczny, Powstał jako warownia graniczna na pograniczu śląsko-łużyckim w latach 1241–1247. Dostępny jako ośrodek hotelowo-konferencyj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14312</text:p>
          </table:table-cell>
          <table:table-cell office:value-type="string" calcext:value-type="string">
            <text:p>pl:Zamek Czocha</text:p>
          </table:table-cell>
          <table:table-cell office:value-type="string" calcext:value-type="string">
            <text:p>2024-10-14</text:p>
          </table:table-cell>
          <table:table-cell office:value-type="float" office:value="15.3035828857632" calcext:value-type="float">
            <text:p>15,3035828857632</text:p>
          </table:table-cell>
          <table:table-cell office:value-type="float" office:value="51.0306830886694" calcext:value-type="float">
            <text:p>51,0306830886694</text:p>
          </table:table-cell>
        </table:table-row>
        <table:table-row table:style-name="ro1">
          <table:table-cell office:value-type="string" calcext:value-type="string">
            <text:p>K1.10</text:p>
          </table:table-cell>
          <table:table-cell office:value-type="string" calcext:value-type="string">
            <text:p>WN00135</text:p>
          </table:table-cell>
          <table:table-cell office:value-type="string" calcext:value-type="string">
            <text:p>Muzeum Archeologiczno-Historyczne w Elblągu</text:p>
          </table:table-cell>
          <table:table-cell office:value-type="string" calcext:value-type="string">
            <text:p>Muzeum powstałe w 1954 roku z siedzibą na terenie Podzamcza dawnego Zamku Krzyżackiego. Muzeum mieści się w dwóch budynkach: dawnej Słodowni, popularnie zwanej Podzamczem oraz w dawnym Gimnazjum. Główną część jego zbiorów stanowią eksponaty z Elbląga, Żuław, Pomorza i krajów północnoeuropejskich.</text:p>
          </table:table-cell>
          <table:table-cell office:value-type="string" calcext:value-type="string">
            <text:p>Obiekt występował pod nazwą "Muzeum Okrękowe" zmieniona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284137</text:p>
          </table:table-cell>
          <table:table-cell office:value-type="string" calcext:value-type="string">
            <text:p>pl:Muzeum Archeologiczno-Historyczne w Elblągu</text:p>
          </table:table-cell>
          <table:table-cell office:value-type="string" calcext:value-type="string">
            <text:p>2024-10-14</text:p>
          </table:table-cell>
          <table:table-cell office:value-type="float" office:value="19.3941674125363" calcext:value-type="float">
            <text:p>19,3941674125363</text:p>
          </table:table-cell>
          <table:table-cell office:value-type="float" office:value="54.1566061825506" calcext:value-type="float">
            <text:p>54,1566061825506</text:p>
          </table:table-cell>
        </table:table-row>
        <table:table-row table:style-name="ro1">
          <table:table-cell office:value-type="string" calcext:value-type="string">
            <text:p>K1.10</text:p>
          </table:table-cell>
          <table:table-cell office:value-type="string" calcext:value-type="string">
            <text:p>LB00160</text:p>
          </table:table-cell>
          <table:table-cell office:value-type="string" calcext:value-type="string">
            <text:p>Muzeum Grodu Santok w Gorzowe Wielkopolskim</text:p>
          </table:table-cell>
          <table:table-cell office:value-type="string" calcext:value-type="string">
            <text:p>Muzeum mieści wystawę archeologiczną, na której pokazano jego historię w oparciu o zabytki z badań wykopaliskowych z lat 1958–1965 oraz zbiór zabytków poniemieckich.</text:p>
          </table:table-cell>
          <table:table-cell office:value-type="string" calcext:value-type="string">
            <text:p>o. Muzeum Lubuskiego w Gorzowie Wielkopolskim.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55</text:p>
          </table:table-cell>
          <table:table-cell office:value-type="string" calcext:value-type="string">
            <text:p>pl:Muzeum Lubuskie im. Jana Dekerta w Gorzowie Wielkopolskim</text:p>
          </table:table-cell>
          <table:table-cell office:value-type="string" calcext:value-type="string">
            <text:p>2024-10-14</text:p>
          </table:table-cell>
          <table:table-cell office:value-type="float" office:value="15.3968978725233" calcext:value-type="float">
            <text:p>15,3968978725233</text:p>
          </table:table-cell>
          <table:table-cell office:value-type="float" office:value="52.7342927330227" calcext:value-type="float">
            <text:p>52,7342927330227</text:p>
          </table:table-cell>
        </table:table-row>
        <table:table-row table:style-name="ro1">
          <table:table-cell office:value-type="string" calcext:value-type="string">
            <text:p>K1.10</text:p>
          </table:table-cell>
          <table:table-cell office:value-type="string" calcext:value-type="string">
            <text:p>MZ00172</text:p>
          </table:table-cell>
          <table:table-cell office:value-type="string" calcext:value-type="string">
            <text:p>Ośrodek Dydaktyczno-Muzealny w Granicy</text:p>
          </table:table-cell>
          <table:table-cell office:value-type="string" calcext:value-type="string">
            <text:p>Niewielki skansen (trzy zagrody) we wsi Granica k. Kampinosu. Reprezentuje w dużej mierze zanikłe drewniane budownictwo ludowe Puszczy Kampinoskiej wraz z ośrodkiem muzealno - dydaktyczn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37632</text:p>
          </table:table-cell>
          <table:table-cell office:value-type="string" calcext:value-type="string">
            <text:p>pl:Skansen budownictwa puszczańskiego w Granicy</text:p>
          </table:table-cell>
          <table:table-cell office:value-type="string" calcext:value-type="string">
            <text:p>2024-10-14</text:p>
          </table:table-cell>
          <table:table-cell office:value-type="float" office:value="20.4516865858941" calcext:value-type="float">
            <text:p>20,4516865858941</text:p>
          </table:table-cell>
          <table:table-cell office:value-type="float" office:value="52.2866397437273" calcext:value-type="float">
            <text:p>52,2866397437273</text:p>
          </table:table-cell>
        </table:table-row>
        <table:table-row table:style-name="ro1">
          <table:table-cell office:value-type="string" calcext:value-type="string">
            <text:p>K1.10</text:p>
          </table:table-cell>
          <table:table-cell office:value-type="string" calcext:value-type="string">
            <text:p>DS00212</text:p>
          </table:table-cell>
          <table:table-cell office:value-type="string" calcext:value-type="string">
            <text:p>Muzeum Karkonowskie w Jeleniej Górze</text:p>
          </table:table-cell>
          <table:table-cell office:value-type="string" calcext:value-type="string">
            <text:p>W zbiorach muzeum znajduje się malarstwo, rzeźba, dzieła sztuki użytkowej, szkło artystyczne, wystawa etnograficzna (w tym zachowana w całości przysłupowa chałupa wiejska z wyposażeniem) oraz dzieje Jeleniej Góry i okolic.</text:p>
          </table:table-cell>
          <table:table-cell office:value-type="string" calcext:value-type="string">
            <text:p>Obiekt występował pod nazwą "Muzeum Okrękowe" zmieniona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5.738146176295" calcext:value-type="float">
            <text:p>15,738146176295</text:p>
          </table:table-cell>
          <table:table-cell office:value-type="float" office:value="50.8972985461901" calcext:value-type="float">
            <text:p>50,8972985461901</text:p>
          </table:table-cell>
        </table:table-row>
        <table:table-row table:style-name="ro1">
          <table:table-cell office:value-type="string" calcext:value-type="string">
            <text:p>K1.20</text:p>
          </table:table-cell>
          <table:table-cell office:value-type="string" calcext:value-type="string">
            <text:p>KP00913</text:p>
          </table:table-cell>
          <table:table-cell office:value-type="string" calcext:value-type="string">
            <text:p>Rezerwat archeologiczny w Gaju - grobowiec megalityczny</text:p>
          </table:table-cell>
          <table:table-cell office:value-type="string" calcext:value-type="string">
            <text:p>Park kulturowy utworzony w 2006 roku w celu ochrony sześciu grobowców kujawskich powstałych w epoce kamienia wzniesionych przez ludność kultury pucharów lejkowatych 3500 lat p.n.e.. Zajmuje obszar o powierzchni 37,79 ha. Na obszaże wsi <text:s/>znajduje się jeden grobowiec.</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pl:Park Kulturowy Wietrzychowice</text:p>
          </table:table-cell>
          <table:table-cell office:value-type="string" calcext:value-type="string">
            <text:p>2024-10-14</text:p>
          </table:table-cell>
          <table:table-cell office:value-type="float" office:value="18.7449803451089" calcext:value-type="float">
            <text:p>18,7449803451089</text:p>
          </table:table-cell>
          <table:table-cell office:value-type="float" office:value="52.3842217407108" calcext:value-type="float">
            <text:p>52,3842217407108</text:p>
          </table:table-cell>
        </table:table-row>
        <table:table-row table:style-name="ro1">
          <table:table-cell office:value-type="string" calcext:value-type="string">
            <text:p>K1.20</text:p>
          </table:table-cell>
          <table:table-cell office:value-type="string" calcext:value-type="string">
            <text:p>KP00202</text:p>
          </table:table-cell>
          <table:table-cell office:value-type="string" calcext:value-type="string">
            <text:p>Park Kulturowy Wietrzychowice - kompleks grobowców megalitycznych</text:p>
          </table:table-cell>
          <table:table-cell office:value-type="string" calcext:value-type="string">
            <text:p>Park kulturowy utworzony w 2006 roku w celu ochrony sześciu grobowców kujawskich powstałych w epoce kamienia, wzniesione przez ludność kultury pucharów lejkowatych 3500 lat p.n.e.. Zajmuje obszar o powierzchni 37,79 ha W Wietrzychowicach zanajduje się 5 grobowc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brak</text:p>
          </table:table-cell>
          <table:table-cell office:value-type="string" calcext:value-type="string">
            <text:p>pl:Park Kulturowy Wietrzychowice</text:p>
          </table:table-cell>
          <table:table-cell office:value-type="string" calcext:value-type="string">
            <text:p>2024-10-14</text:p>
          </table:table-cell>
          <table:table-cell office:value-type="float" office:value="18.875033696752" calcext:value-type="float">
            <text:p>18,875033696752</text:p>
          </table:table-cell>
          <table:table-cell office:value-type="float" office:value="52.4102730375433" calcext:value-type="float">
            <text:p>52,4102730375433</text:p>
          </table:table-cell>
        </table:table-row>
        <table:table-row table:style-name="ro1">
          <table:table-cell office:value-type="string" calcext:value-type="string">
            <text:p>K1.20</text:p>
          </table:table-cell>
          <table:table-cell office:value-type="string" calcext:value-type="string">
            <text:p>KP00914</text:p>
          </table:table-cell>
          <table:table-cell office:value-type="string" calcext:value-type="string">
            <text:p>Park Kulturowy Sarnowo - kompleks grobowców megalitycznych</text:p>
          </table:table-cell>
          <table:table-cell office:value-type="string" calcext:value-type="string">
            <text:p>Na terenie cmentarzyska znajduje się dziewięć grobowców megalitycznych sprzed 5500 lat. Grobowce oznaczone numerami od 1 do 6 tworzą dwie grupy, które są odległe od siebie o 20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8.7534661600829" calcext:value-type="float">
            <text:p>18,7534661600829</text:p>
          </table:table-cell>
          <table:table-cell office:value-type="float" office:value="52.486043803487" calcext:value-type="float">
            <text:p>52,486043803487</text:p>
          </table:table-cell>
        </table:table-row>
        <table:table-row table:style-name="ro1">
          <table:table-cell office:value-type="string" calcext:value-type="string">
            <text:p>K1.10</text:p>
          </table:table-cell>
          <table:table-cell office:value-type="string" calcext:value-type="string">
            <text:p>ZP00267</text:p>
          </table:table-cell>
          <table:table-cell office:value-type="string" calcext:value-type="string">
            <text:p>Muzeum Oręża Polskiego w Kołobrzegu</text:p>
          </table:table-cell>
          <table:table-cell office:value-type="string" calcext:value-type="string">
            <text:p>Utworzone w 1963 r. muzeum posiada bogatą kolekcję mundurów żołnierzy polskich z okresu I i II wojny światowej, włącznie z mundurem powstańca wielkopolskiego. Na wystawie głównej można zobaczyć umundurowanie, wyposażenie i pamiątki okresu powstań narodowych i okresu porozbiorowego, eksponaty z czasów Królestwa Polskiego, a także powstawania państwa polskiego. Uzupełnieniem tej kolekcji jest bogata prezentacja pojazdów wojskowych, samolotów, broni pancernej i artyleri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940993</text:p>
          </table:table-cell>
          <table:table-cell office:value-type="string" calcext:value-type="string">
            <text:p>pl:Muzeum Oręża Polskiego w Kołobrzegu</text:p>
          </table:table-cell>
          <table:table-cell office:value-type="string" calcext:value-type="string">
            <text:p>2024-10-14</text:p>
          </table:table-cell>
          <table:table-cell office:value-type="float" office:value="15.5744152833418" calcext:value-type="float">
            <text:p>15,5744152833418</text:p>
          </table:table-cell>
          <table:table-cell office:value-type="float" office:value="54.1744044435182" calcext:value-type="float">
            <text:p>54,1744044435182</text:p>
          </table:table-cell>
        </table:table-row>
        <table:table-row table:style-name="ro1">
          <table:table-cell office:value-type="string" calcext:value-type="string">
            <text:p>K1.30</text:p>
          </table:table-cell>
          <table:table-cell office:value-type="string" calcext:value-type="string">
            <text:p>KP00316</text:p>
          </table:table-cell>
          <table:table-cell office:value-type="string" calcext:value-type="string">
            <text:p>Ruiny zamku w Kruszwicy z Mysią Wieżą</text:p>
          </table:table-cell>
          <table:table-cell office:value-type="string" calcext:value-type="string">
            <text:p>Zamek królewski w Kruszwicy jest jednym z wielu budynków ufundowanych przez króla Kazimierza Wielkiego. Obecnie w stanie trwałej rui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65</text:p>
          </table:table-cell>
          <table:table-cell office:value-type="string" calcext:value-type="string">
            <text:p>pl:Zamek w Kruszwicy</text:p>
          </table:table-cell>
          <table:table-cell office:value-type="string" calcext:value-type="string">
            <text:p>2024-10-14</text:p>
          </table:table-cell>
          <table:table-cell office:value-type="float" office:value="18.3278387750727" calcext:value-type="float">
            <text:p>18,3278387750727</text:p>
          </table:table-cell>
          <table:table-cell office:value-type="float" office:value="52.6721562307056" calcext:value-type="float">
            <text:p>52,6721562307056</text:p>
          </table:table-cell>
        </table:table-row>
        <table:table-row table:style-name="ro1">
          <table:table-cell office:value-type="string" calcext:value-type="string">
            <text:p>K1.20</text:p>
          </table:table-cell>
          <table:table-cell office:value-type="string" calcext:value-type="string">
            <text:p>DS00324</text:p>
          </table:table-cell>
          <table:table-cell office:value-type="string" calcext:value-type="string">
            <text:p>Zespół zamkowo-parkowy w Ksiązu</text:p>
          </table:table-cell>
          <table:table-cell office:value-type="string" calcext:value-type="string">
            <text:p>Zamek Ksiąź jest trzecim co do wielkości zamkiem w Polsce. <text:s/>Do zespołu zamkowego należy ponad 16 822 m² powierzchni użytkowej. W jego skład wchodzi kilnaście obiektów zabytk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38109</text:p>
          </table:table-cell>
          <table:table-cell office:value-type="string" calcext:value-type="string">
            <text:p>pl:Zamek Książ</text:p>
          </table:table-cell>
          <table:table-cell office:value-type="string" calcext:value-type="string">
            <text:p>2024-10-14</text:p>
          </table:table-cell>
          <table:table-cell office:value-type="float" office:value="16.290606911575" calcext:value-type="float">
            <text:p>16,290606911575</text:p>
          </table:table-cell>
          <table:table-cell office:value-type="float" office:value="50.8419252975527" calcext:value-type="float">
            <text:p>50,8419252975527</text:p>
          </table:table-cell>
        </table:table-row>
        <table:table-row table:style-name="ro1">
          <table:table-cell office:value-type="string" calcext:value-type="string">
            <text:p>K1.30</text:p>
          </table:table-cell>
          <table:table-cell office:value-type="string" calcext:value-type="string">
            <text:p>DS00334</text:p>
          </table:table-cell>
          <table:table-cell office:value-type="string" calcext:value-type="string">
            <text:p>Zamek Piastowski w Legnicy</text:p>
          </table:table-cell>
          <table:table-cell office:value-type="string" calcext:value-type="string">
            <text:p>Jeden z najstarszych zamków znajdujących się na terenie Polski, zbudowany przez księcia Bolesława I Wysokiego w 2 połowie XII wieku i Henryka Brodatego w 1 połowie XIII wieku. Następnie przebudowany w późniejszych wiekach.</text:p>
          </table:table-cell>
          <table:table-cell office:value-type="string" calcext:value-type="string">
            <text:p>W CKKP zmieniono nazwę obiektu z zamku książecego na powszechnie stosowa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45</text:p>
          </table:table-cell>
          <table:table-cell office:value-type="string" calcext:value-type="string">
            <text:p>pl:Zamek Piastowski w Legnicy</text:p>
          </table:table-cell>
          <table:table-cell office:value-type="string" calcext:value-type="string">
            <text:p>2024-10-14</text:p>
          </table:table-cell>
          <table:table-cell office:value-type="float" office:value="16.1618219291051" calcext:value-type="float">
            <text:p>16,1618219291051</text:p>
          </table:table-cell>
          <table:table-cell office:value-type="float" office:value="51.2110828038938" calcext:value-type="float">
            <text:p>51,2110828038938</text:p>
          </table:table-cell>
        </table:table-row>
        <table:table-row table:style-name="ro1">
          <table:table-cell office:value-type="string" calcext:value-type="string">
            <text:p>K1.10</text:p>
          </table:table-cell>
          <table:table-cell office:value-type="string" calcext:value-type="string">
            <text:p>WN00339</text:p>
          </table:table-cell>
          <table:table-cell office:value-type="string" calcext:value-type="string">
            <text:p>Muzeum Warmińskie na Zamku w Lidzbarku Warmińskim</text:p>
          </table:table-cell>
          <table:table-cell office:value-type="string" calcext:value-type="string">
            <text:p>Zamek z XIV wieku znajdujący się w Lidzbarku Warmińskim, należący do najcenniejszych i najlepiej zachowanych zabytków obronnej architektury gotyckiej w Polsce.</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420724</text:p>
          </table:table-cell>
          <table:table-cell office:value-type="string" calcext:value-type="string">
            <text:p>pl:Zamek Biskupów Warmińskich w Lidzbarku Warmińskim</text:p>
          </table:table-cell>
          <table:table-cell office:value-type="string" calcext:value-type="string">
            <text:p>2024-10-14</text:p>
          </table:table-cell>
          <table:table-cell office:value-type="float" office:value="20.5830610444725" calcext:value-type="float">
            <text:p>20,5830610444725</text:p>
          </table:table-cell>
          <table:table-cell office:value-type="float" office:value="54.1257112489845" calcext:value-type="float">
            <text:p>54,1257112489845</text:p>
          </table:table-cell>
        </table:table-row>
        <table:table-row table:style-name="ro1">
          <table:table-cell office:value-type="string" calcext:value-type="string">
            <text:p>K1.10</text:p>
          </table:table-cell>
          <table:table-cell office:value-type="string" calcext:value-type="string">
            <text:p>LB00377</text:p>
          </table:table-cell>
          <table:table-cell office:value-type="string" calcext:value-type="string">
            <text:p>Muzeum Ziemi Międzyrzeckiej im. Alfa Kowalskiego</text:p>
          </table:table-cell>
          <table:table-cell office:value-type="string" calcext:value-type="string">
            <text:p>Położone jest na terenie 6 hektarowego parku w widłach dwóch rzek – Obry i Paklicy. Nazwa miasta jest pochodną jego położenia: między rzekami. Jest to obszar, na którym ponad 1000 lat temu wzięło swój początek dzisiejsze miasto.W skład zespołu muzealnego wchodzą budynki dawnej siedziby starostów międzyrzeckich, oficyny dworskiej, murowanego zamku, karczmy dworskiej oraz budynku bramnego.</text:p>
          </table:table-cell>
          <table:table-cell office:value-type="string" calcext:value-type="string">
            <text:p>W CKKP zmieniono nazwę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5.5714358018447" calcext:value-type="float">
            <text:p>15,5714358018447</text:p>
          </table:table-cell>
          <table:table-cell office:value-type="float" office:value="52.4445546977805" calcext:value-type="float">
            <text:p>52,4445546977805</text:p>
          </table:table-cell>
        </table:table-row>
        <table:table-row table:style-name="ro1">
          <table:table-cell office:value-type="string" calcext:value-type="string">
            <text:p>K1.10</text:p>
          </table:table-cell>
          <table:table-cell office:value-type="string" calcext:value-type="string">
            <text:p>PM00851</text:p>
          </table:table-cell>
          <table:table-cell office:value-type="string" calcext:value-type="string">
            <text:p>Muzeum Rybołówstwa w Helu</text:p>
          </table:table-cell>
          <table:table-cell office:value-type="string" calcext:value-type="string">
            <text:p>Muzeum mieści się w przejętym przez państwo poewangelickim kościele świętych Piotra i Pawła z XV wieku. Na wystawach w Muzeum Rybołówstwa prezentowane są zagadnienia związane z historią Bałtyku, rybołówstwem na Zatoce Gdańskiej i Zalewie Wiślanym, dziejami Mierzei Helskiej, a także ze współczesnymi problemami związanymi z gospodarką morską. Na terenie wokół muzeum znajduje się skansen tradycyjnych łodzi rybackich.</text:p>
          </table:table-cell>
          <table:table-cell office:value-type="string" calcext:value-type="string">
            <text:p>o. Narodowego Muzeum Morskiego w Gdańsku W KKP Narodowe Muzeum Morskie w Gdańsku, było oznaczone jako jeden obiekt w CKKP zostało rozdzielone na poszczególne obiekt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01</text:p>
          </table:table-cell>
          <table:table-cell office:value-type="string" calcext:value-type="string">
            <text:p>pl:Muzeum Rybołówstwa w Helu</text:p>
          </table:table-cell>
          <table:table-cell office:value-type="string" calcext:value-type="string">
            <text:p>2024-10-14</text:p>
          </table:table-cell>
          <table:table-cell office:value-type="float" office:value="18.8021840782226" calcext:value-type="float">
            <text:p>18,8021840782226</text:p>
          </table:table-cell>
          <table:table-cell office:value-type="float" office:value="54.6051724969688" calcext:value-type="float">
            <text:p>54,6051724969688</text:p>
          </table:table-cell>
        </table:table-row>
        <table:table-row table:style-name="ro1">
          <table:table-cell office:value-type="string" calcext:value-type="string">
            <text:p>K1.10</text:p>
          </table:table-cell>
          <table:table-cell office:value-type="string" calcext:value-type="string">
            <text:p>WN00842</text:p>
          </table:table-cell>
          <table:table-cell office:value-type="string" calcext:value-type="string">
            <text:p>Muzeum Bitwy pod Grunwaldem w Stębarku</text:p>
          </table:table-cell>
          <table:table-cell office:value-type="string" calcext:value-type="string">
            <text:p>Muzeum bitwy pod Grunwaldem w Stębarku, województwo warmińsko-mazurskie. Ma powierzchnię 275 m². Eksponowana jest w nim wystawa stała „Wielka Wojna z Zakonem Krzyżackim 1409-1411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4943181</text:p>
          </table:table-cell>
          <table:table-cell office:value-type="string" calcext:value-type="string">
            <text:p>pl:Muzeum Bitwy pod Grunwaldem</text:p>
          </table:table-cell>
          <table:table-cell office:value-type="string" calcext:value-type="string">
            <text:p>2024-10-14</text:p>
          </table:table-cell>
          <table:table-cell office:value-type="float" office:value="20.1187910116914" calcext:value-type="float">
            <text:p>20,1187910116914</text:p>
          </table:table-cell>
          <table:table-cell office:value-type="float" office:value="53.4893560772155" calcext:value-type="float">
            <text:p>53,4893560772155</text:p>
          </table:table-cell>
        </table:table-row>
        <table:table-row table:style-name="ro1">
          <table:table-cell office:value-type="string" calcext:value-type="string">
            <text:p>K1.40</text:p>
          </table:table-cell>
          <table:table-cell office:value-type="string" calcext:value-type="string">
            <text:p>SL00874</text:p>
          </table:table-cell>
          <table:table-cell office:value-type="string" calcext:value-type="string">
            <text:p>Bazylika Najświętszej Marii Panny i św. Bartłomieja</text:p>
          </table:table-cell>
          <table:table-cell office:value-type="string" calcext:value-type="string">
            <text:p>Neoromański kościoł, konsekrowany w 1849 roku. Wokół świątyni według projektu Daniela Groetschla znajdują się cztery kaplice oraz Rajski Plac z piątą kaplicą św. Rafała, w której znajduje się ołtarz z pierwotnego kościoła św. Bartłomieja. Wzdłuż muru kościelnego, na kamiennych cokołach umieszczono wykute w kamieniu figury 12 Apostołów. Wchodzi w skład Sanktuarium Matki Sprawiedliwości i Miłości Społecznej.</text:p>
          </table:table-cell>
          <table:table-cell office:value-type="string" calcext:value-type="string">
            <text:p>W KKP obiekt występował jako Sanktuarium Maryjne z Kalwarią, w CKKP został rozdzielon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67393</text:p>
          </table:table-cell>
          <table:table-cell office:value-type="string" calcext:value-type="string">
            <text:p>pl:Bazylika Najświętszej Marii Panny i św. Bartłomieja w Piekarach Śląskich</text:p>
          </table:table-cell>
          <table:table-cell office:value-type="string" calcext:value-type="string">
            <text:p>2024-10-14</text:p>
          </table:table-cell>
          <table:table-cell office:value-type="float" office:value="18.944513809721" calcext:value-type="float">
            <text:p>18,944513809721</text:p>
          </table:table-cell>
          <table:table-cell office:value-type="float" office:value="50.3837903628601" calcext:value-type="float">
            <text:p>50,3837903628601</text:p>
          </table:table-cell>
        </table:table-row>
        <table:table-row table:style-name="ro1">
          <table:table-cell office:value-type="string" calcext:value-type="string">
            <text:p>K1.30</text:p>
          </table:table-cell>
          <table:table-cell office:value-type="string" calcext:value-type="string">
            <text:p>WP00713</text:p>
          </table:table-cell>
          <table:table-cell office:value-type="string" calcext:value-type="string">
            <text:p>Zespół pałacowo-parkowy w Wąsowie</text:p>
          </table:table-cell>
          <table:table-cell office:value-type="string" calcext:value-type="string">
            <text:p>W rozległym parku krajobrazowy (50 ha) z bogatym drzewostanem i pomnikowymi drzewami znajdują się dwa pałace: barokowo-klasycystyczny Sczanieckich z końca XVIII w. i ciekawy pseudozamek wzniesiony w końcu XIX w. w formach eklektycznych z cegieł klinkierowych. W sąsiedztwie zespół stylowych budynków folwarcznych oraz ulica z domami robotników rolnych z końca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16.2497099493344" calcext:value-type="float">
            <text:p>16,2497099493344</text:p>
          </table:table-cell>
          <table:table-cell office:value-type="float" office:value="52.3699622001209" calcext:value-type="float">
            <text:p>52,3699622001209</text:p>
          </table:table-cell>
        </table:table-row>
        <table:table-row table:style-name="ro1">
          <table:table-cell office:value-type="string" calcext:value-type="string">
            <text:p>K1.20</text:p>
          </table:table-cell>
          <table:table-cell office:value-type="string" calcext:value-type="string">
            <text:p>DS00042</text:p>
          </table:table-cell>
          <table:table-cell office:value-type="string" calcext:value-type="string">
            <text:p>Drewniane budownictwo łużyckie w Bogatynii</text:p>
          </table:table-cell>
          <table:table-cell office:value-type="string" calcext:value-type="string">
            <text:p>Na zabytkowe budownictwo składają się drewniane domy przysłupowo-zrębowe zbudowane w stylu łużyckim oraz alzackim. Do rejestru zabytków wpisane jest również historyczny układ urbanistyczny miasta, powstały od końca XVIII w. do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3438</text:p>
          </table:table-cell>
          <table:table-cell office:value-type="string" calcext:value-type="string">
            <text:p>pl:Bogatynia</text:p>
          </table:table-cell>
          <table:table-cell office:value-type="string" calcext:value-type="string">
            <text:p>2024-10-14</text:p>
          </table:table-cell>
          <table:table-cell office:value-type="float" office:value="14.9633432201419" calcext:value-type="float">
            <text:p>14,9633432201419</text:p>
          </table:table-cell>
          <table:table-cell office:value-type="float" office:value="50.9028203924332" calcext:value-type="float">
            <text:p>50,9028203924332</text:p>
          </table:table-cell>
        </table:table-row>
        <table:table-row table:style-name="ro1">
          <table:table-cell office:value-type="string" calcext:value-type="string">
            <text:p>K1.10</text:p>
          </table:table-cell>
          <table:table-cell office:value-type="string" calcext:value-type="string">
            <text:p>MZ00482</text:p>
          </table:table-cell>
          <table:table-cell office:value-type="string" calcext:value-type="string">
            <text:p>Centrum Rzeźby Polskiej w Orońsku</text:p>
          </table:table-cell>
          <table:table-cell office:value-type="string" calcext:value-type="string">
            <text:p>Placówka kulturalna zajmująca prawie trzynastohektarowy zespół podworski, w skład którego wchodzą: pałac, kaplica, oranżeria, oficyna, budynki gospodarcze – wszystkie przystosowane do nowych funkcji oraz park krajobrazowy z malowniczymi stawami i starymi drzewami, który jest zarazem galerią rzeźb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4778</text:p>
          </table:table-cell>
          <table:table-cell office:value-type="string" calcext:value-type="string">
            <text:p>pl:Centrum Rzeźby Polskiej w Orońsku</text:p>
          </table:table-cell>
          <table:table-cell office:value-type="string" calcext:value-type="string">
            <text:p>2024-10-14</text:p>
          </table:table-cell>
          <table:table-cell office:value-type="float" office:value="20.9816538427631" calcext:value-type="float">
            <text:p>20,9816538427631</text:p>
          </table:table-cell>
          <table:table-cell office:value-type="float" office:value="51.3117761359165" calcext:value-type="float">
            <text:p>51,3117761359165</text:p>
          </table:table-cell>
        </table:table-row>
        <table:table-row table:style-name="ro1">
          <table:table-cell office:value-type="string" calcext:value-type="string">
            <text:p>K1.30</text:p>
          </table:table-cell>
          <table:table-cell office:value-type="string" calcext:value-type="string">
            <text:p>ZP00834</text:p>
          </table:table-cell>
          <table:table-cell office:value-type="string" calcext:value-type="string">
            <text:p>Zamek w Świdwinie</text:p>
          </table:table-cell>
          <table:table-cell office:value-type="string" calcext:value-type="string">
            <text:p>Zamek rycerski, pierwotnie gotycki, w XVIII wieku przebudowany w stylu klasycyzującego baroku z zachowaniem elementów architektonicznych z XIV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73</text:p>
          </table:table-cell>
          <table:table-cell office:value-type="string" calcext:value-type="string">
            <text:p>pl:Zamek w Świdwinie</text:p>
          </table:table-cell>
          <table:table-cell office:value-type="string" calcext:value-type="string">
            <text:p>2024-10-14</text:p>
          </table:table-cell>
          <table:table-cell office:value-type="float" office:value="15.7688622263757" calcext:value-type="float">
            <text:p>15,7688622263757</text:p>
          </table:table-cell>
          <table:table-cell office:value-type="float" office:value="53.7726812346771" calcext:value-type="float">
            <text:p>53,7726812346771</text:p>
          </table:table-cell>
        </table:table-row>
        <table:table-row table:style-name="ro1">
          <table:table-cell office:value-type="string" calcext:value-type="string">
            <text:p>K1.30</text:p>
          </table:table-cell>
          <table:table-cell office:value-type="string" calcext:value-type="string">
            <text:p>ZP00835</text:p>
          </table:table-cell>
          <table:table-cell office:value-type="string" calcext:value-type="string">
            <text:p>Zamek w Tucznie</text:p>
          </table:table-cell>
          <table:table-cell office:value-type="string" calcext:value-type="string">
            <text:p>Dawna rezydencja Wedlów-Tuczyñskich. Składa się <text:s/>z trzech skrzydeł tworzących podkowę, usytuowanych wokół otwartego dziedzińca. Budowę zamku rozpoczęto w 1338 r. Zamek otoczony jest parkiem krajobrazowym o powierzchni 4,5 ha, w obecnej postaci rozplanowanym w drugiej połowie XIX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51220</text:p>
          </table:table-cell>
          <table:table-cell office:value-type="string" calcext:value-type="string">
            <text:p>pl:Zamek w Tucznie</text:p>
          </table:table-cell>
          <table:table-cell office:value-type="string" calcext:value-type="string">
            <text:p>2024-10-14</text:p>
          </table:table-cell>
          <table:table-cell office:value-type="float" office:value="16.1505161305316" calcext:value-type="float">
            <text:p>16,1505161305316</text:p>
          </table:table-cell>
          <table:table-cell office:value-type="float" office:value="53.1903245634585" calcext:value-type="float">
            <text:p>53,1903245634585</text:p>
          </table:table-cell>
        </table:table-row>
        <table:table-row table:style-name="ro1">
          <table:table-cell office:value-type="string" calcext:value-type="string">
            <text:p>K1.40</text:p>
          </table:table-cell>
          <table:table-cell office:value-type="string" calcext:value-type="string">
            <text:p>LB00805</text:p>
          </table:table-cell>
          <table:table-cell office:value-type="string" calcext:value-type="string">
            <text:p>Pałac i klasztor Augustianów w Żaganiu</text:p>
          </table:table-cell>
          <table:table-cell office:value-type="string" calcext:value-type="string">
            <text:p>Kościół został zbudowany już w 1183 roku, podczas rządów piastowskiego księcia Bolesława I Wysokiego. Zewnętrzna architektura mimo wielu przebudów zachowała do czasów współczesnych charakter gotyku, natomiast loggia reprezentuje styl renesansowy.</text:p>
          </table:table-cell>
          <table:table-cell office:value-type="string" calcext:value-type="string">
            <text:p>Poaugustiański zespół klasztorny w Żaganiu z kościołem Wniebowzięcia NMP w Żaganiu</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1745921</text:p>
          </table:table-cell>
          <table:table-cell office:value-type="string" calcext:value-type="string">
            <text:p>pl:Kościół Wniebowzięcia Najświętszej Maryi Panny w Żaganiu</text:p>
          </table:table-cell>
          <table:table-cell office:value-type="string" calcext:value-type="string">
            <text:p>2024-10-14</text:p>
          </table:table-cell>
          <table:table-cell office:value-type="float" office:value="15.3188280611846" calcext:value-type="float">
            <text:p>15,3188280611846</text:p>
          </table:table-cell>
          <table:table-cell office:value-type="float" office:value="51.6161553894532" calcext:value-type="float">
            <text:p>51,6161553894532</text:p>
          </table:table-cell>
        </table:table-row>
        <table:table-row table:style-name="ro1">
          <table:table-cell office:value-type="string" calcext:value-type="string">
            <text:p>K1.10</text:p>
          </table:table-cell>
          <table:table-cell office:value-type="string" calcext:value-type="string">
            <text:p>SK00894</text:p>
          </table:table-cell>
          <table:table-cell office:value-type="string" calcext:value-type="string">
            <text:p>Muzeum Lat Szkolnych Stefana Żeromskiego</text:p>
          </table:table-cell>
          <table:table-cell office:value-type="string" calcext:value-type="string">
            <text:p>Muzeum mieści się w części budynku szkoły, do której w latach 1874–1886 uczęszczał Stefan Żeromski. Mieszczą one zbiory związane z pisarzem, w tym rękopisy utworów i listy pisarza.</text:p>
          </table:table-cell>
          <table:table-cell office:value-type="string" calcext:value-type="string">
            <text:p>o. Muzeum Narodowego w Kielcach. W KKP obiekt Muzeum było potraktowane jako jeden obiekt, w CKKP zostały wprowadzone poszczególne oddział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49</text:p>
          </table:table-cell>
          <table:table-cell office:value-type="string" calcext:value-type="string">
            <text:p>pl:Muzeum Lat Szkolnych Stefana Żeromskiego</text:p>
          </table:table-cell>
          <table:table-cell office:value-type="string" calcext:value-type="string">
            <text:p>2024-10-14</text:p>
          </table:table-cell>
          <table:table-cell office:value-type="float" office:value="20.6295521395066" calcext:value-type="float">
            <text:p>20,6295521395066</text:p>
          </table:table-cell>
          <table:table-cell office:value-type="float" office:value="50.8678263113445" calcext:value-type="float">
            <text:p>50,8678263113445</text:p>
          </table:table-cell>
        </table:table-row>
        <table:table-row table:style-name="ro1">
          <table:table-cell office:value-type="string" calcext:value-type="string">
            <text:p>K1.20</text:p>
          </table:table-cell>
          <table:table-cell office:value-type="string" calcext:value-type="string">
            <text:p>KP00078</text:p>
          </table:table-cell>
          <table:table-cell office:value-type="string" calcext:value-type="string">
            <text:p>Stare Miasto w Chełmnie</text:p>
          </table:table-cell>
          <table:table-cell office:value-type="string" calcext:value-type="string">
            <text:p>Na Stare Miasto składa sie prawie nienaruszony średniowieczny układ urbanistyczny, pochodzący prawdopodobnie z czasu drugiej lokacji (po 1251 r.) oraz jedne z najdłuższych zachowanych murów miejskich wraz z basztami mający około 2,3 km długości. Zabytki Chełmna znajdują się na Europejskim Szlaku Gotyku Ceglanego.</text:p>
          </table:table-cell>
          <table:table-cell office:value-type="string" calcext:value-type="string">
            <text:p>W KKP objekt występował jako zespół staromiejski.</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61962</text:p>
          </table:table-cell>
          <table:table-cell office:value-type="string" calcext:value-type="string">
            <text:p>pl:Chełmno</text:p>
          </table:table-cell>
          <table:table-cell office:value-type="string" calcext:value-type="string">
            <text:p>2024-10-14</text:p>
          </table:table-cell>
          <table:table-cell office:value-type="float" office:value="18.4234158018699" calcext:value-type="float">
            <text:p>18,4234158018699</text:p>
          </table:table-cell>
          <table:table-cell office:value-type="float" office:value="53.3491355260413" calcext:value-type="float">
            <text:p>53,3491355260413</text:p>
          </table:table-cell>
        </table:table-row>
        <table:table-row table:style-name="ro1">
          <table:table-cell office:value-type="string" calcext:value-type="string">
            <text:p>K1.10</text:p>
          </table:table-cell>
          <table:table-cell office:value-type="string" calcext:value-type="string">
            <text:p>KP00731</text:p>
          </table:table-cell>
          <table:table-cell office:value-type="string" calcext:value-type="string">
            <text:p>Muzeum Ziemi Kujawskiej i Dobrzyńskiej we Włocławku</text:p>
          </table:table-cell>
          <table:table-cell office:value-type="string" calcext:value-type="string">
            <text:p>Powstała w 1908 r. placówka muzealna należy do najstarszych w Polsce. Obejmuje swym zainteresowaniem tereny ziemi kujawskiej i ziemi dobrzyńskiej na Kujawach wschodnich, w szczególności ich spuściznę kulturową, historię i sztukę region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275</text:p>
          </table:table-cell>
          <table:table-cell office:value-type="string" calcext:value-type="string">
            <text:p>pl:Muzeum Ziemi Kujawskiej i Dobrzyńskiej we Włocławku</text:p>
          </table:table-cell>
          <table:table-cell office:value-type="string" calcext:value-type="string">
            <text:p>2024-10-14</text:p>
          </table:table-cell>
          <table:table-cell office:value-type="float" office:value="19.0647605535011" calcext:value-type="float">
            <text:p>19,0647605535011</text:p>
          </table:table-cell>
          <table:table-cell office:value-type="float" office:value="52.6571324207804" calcext:value-type="float">
            <text:p>52,6571324207804</text:p>
          </table:table-cell>
        </table:table-row>
        <table:table-row table:style-name="ro1">
          <table:table-cell office:value-type="string" calcext:value-type="string">
            <text:p>K1.10</text:p>
          </table:table-cell>
          <table:table-cell office:value-type="string" calcext:value-type="string">
            <text:p>PK00596</text:p>
          </table:table-cell>
          <table:table-cell office:value-type="string" calcext:value-type="string">
            <text:p>Muzeum Historyczne w Sanoku - Zamek Królewski</text:p>
          </table:table-cell>
          <table:table-cell office:value-type="string" calcext:value-type="string">
            <text:p>Pierwsze i największe pod względem liczby zgromadzonych obiektów muzeum etnograficzne w Polsce założone po II wojnie światowej. Park etnograficzny zajmuje powierzchnię 38 ha. Muzeum otwarte jest przez cały rok. Muzeum prezentuje kulturę ludową pogranicza na obszarze pogórzy oraz wschodniej części polskich Karp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93841</text:p>
          </table:table-cell>
          <table:table-cell office:value-type="string" calcext:value-type="string">
            <text:p>pl:Muzeum Historyczne w Sanoku</text:p>
          </table:table-cell>
          <table:table-cell office:value-type="string" calcext:value-type="string">
            <text:p>2024-10-14</text:p>
          </table:table-cell>
          <table:table-cell office:value-type="float" office:value="22.2091175430121" calcext:value-type="float">
            <text:p>22,2091175430121</text:p>
          </table:table-cell>
          <table:table-cell office:value-type="float" office:value="49.5620251284717" calcext:value-type="float">
            <text:p>49,5620251284717</text:p>
          </table:table-cell>
        </table:table-row>
        <table:table-row table:style-name="ro1">
          <table:table-cell office:value-type="string" calcext:value-type="string">
            <text:p>K1.10</text:p>
          </table:table-cell>
          <table:table-cell office:value-type="string" calcext:value-type="string">
            <text:p>PM00609</text:p>
          </table:table-cell>
          <table:table-cell office:value-type="string" calcext:value-type="string">
            <text:p>Muzeum Pomorza Środkowego - Zamek Książąt Pomorskich w Słupsku</text:p>
          </table:table-cell>
          <table:table-cell office:value-type="string" calcext:value-type="string">
            <text:p>Muzeum posiadające w swoich zbiorach największą na świecie kolekcję dzieł Stanisława Ignacego Witkiewicza. Muzeum mieści <text:s/>się w Zamku Książąt Pomorskich – wybudowanym w 1507 r. za panowania księcia Bogusława X w stylu gotyc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801420</text:p>
          </table:table-cell>
          <table:table-cell office:value-type="string" calcext:value-type="string">
            <text:p>pl:Muzeum Pomorza Środkowego w Słupsku</text:p>
          </table:table-cell>
          <table:table-cell office:value-type="string" calcext:value-type="string">
            <text:p>2024-10-14</text:p>
          </table:table-cell>
          <table:table-cell office:value-type="float" office:value="17.034428845392" calcext:value-type="float">
            <text:p>17,034428845392</text:p>
          </table:table-cell>
          <table:table-cell office:value-type="float" office:value="54.4642656498178" calcext:value-type="float">
            <text:p>54,4642656498178</text:p>
          </table:table-cell>
        </table:table-row>
        <table:table-row table:style-name="ro1">
          <table:table-cell office:value-type="string" calcext:value-type="string">
            <text:p>K1.30</text:p>
          </table:table-cell>
          <table:table-cell office:value-type="string" calcext:value-type="string">
            <text:p>LU00260</text:p>
          </table:table-cell>
          <table:table-cell office:value-type="string" calcext:value-type="string">
            <text:p>Pole bitwy wojny 1939 r. pod Kockiem</text:p>
          </table:table-cell>
          <table:table-cell office:value-type="string" calcext:value-type="string">
            <text:p>Cmentarz poległych bitwy kampanii wrześniowej, stoczonej od 2 do 6 października 1939 r. pomiędzy oddziałami polskiej Samodzielnej Grupy Operacyjnej „Polesie” gen. Franciszka Kleeberga a niemieckimi oddziałami XIV Korpusu Zmotoryzowanego gen. von Wietersheima.</text:p>
          </table:table-cell>
          <table:table-cell office:value-type="string" calcext:value-type="string">
            <text:p>W CKKP oznaczono jako obszar cmentarz poległych z grobem gen. Kleeberg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41183</text:p>
          </table:table-cell>
          <table:table-cell office:value-type="string" calcext:value-type="string">
            <text:p>pl:Bitwa pod Kockiem (1939)</text:p>
          </table:table-cell>
          <table:table-cell office:value-type="string" calcext:value-type="string">
            <text:p>2024-10-14</text:p>
          </table:table-cell>
          <table:table-cell office:value-type="float" office:value="22.4277308743441" calcext:value-type="float">
            <text:p>22,4277308743441</text:p>
          </table:table-cell>
          <table:table-cell office:value-type="float" office:value="51.6425839085473" calcext:value-type="float">
            <text:p>51,6425839085473</text:p>
          </table:table-cell>
        </table:table-row>
        <table:table-row table:style-name="ro1">
          <table:table-cell office:value-type="string" calcext:value-type="string">
            <text:p>K1.10</text:p>
          </table:table-cell>
          <table:table-cell office:value-type="string" calcext:value-type="string">
            <text:p>SL00269</text:p>
          </table:table-cell>
          <table:table-cell office:value-type="string" calcext:value-type="string">
            <text:p>Izba Pamięci Marii Gwarek w Koniakowie - Muzeum Koronki</text:p>
          </table:table-cell>
          <table:table-cell office:value-type="string" calcext:value-type="string">
            <text:p>Izba - Muzeum położone w Koniakowie, na terenie przysiółka Szańce. Poświęcone jest Marii Gwarek – wybitnej koniakowskiej koronkarce.</text:p>
          </table:table-cell>
          <table:table-cell office:value-type="string" calcext:value-type="string">
            <text:p>W żródłach nie występuje taka nazwa w Koniakowie, jedynym fizycznym obiektem związanym z kulturą beskidzką jest Izba - muzeum koron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46289</text:p>
          </table:table-cell>
          <table:table-cell office:value-type="string" calcext:value-type="string">
            <text:p>pl:Muzeum Koronki w Koniakowie</text:p>
          </table:table-cell>
          <table:table-cell office:value-type="string" calcext:value-type="string">
            <text:p>2024-10-14</text:p>
          </table:table-cell>
          <table:table-cell office:value-type="float" office:value="18.9484439633091" calcext:value-type="float">
            <text:p>18,9484439633091</text:p>
          </table:table-cell>
          <table:table-cell office:value-type="float" office:value="49.5508947458247" calcext:value-type="float">
            <text:p>49,5508947458247</text:p>
          </table:table-cell>
        </table:table-row>
        <table:table-row table:style-name="ro1">
          <table:table-cell office:value-type="string" calcext:value-type="string">
            <text:p>K1.10</text:p>
          </table:table-cell>
          <table:table-cell office:value-type="string" calcext:value-type="string">
            <text:p>PD00031</text:p>
          </table:table-cell>
          <table:table-cell office:value-type="string" calcext:value-type="string">
            <text:p>Ratusz - Muzeum Podlaskie w Białymstoku</text:p>
          </table:table-cell>
          <table:table-cell office:value-type="string" calcext:value-type="string">
            <text:p>Siedzibą Muzeum Podlaskiego jest ratusz miejski, znajduje się tu dział archeologii i galerii malarstwa polskiego. Ratusz jest jednym z punktów otwartego w czerwcu 2008 r. Szlaku Dziedzictwa Żydowskiego w Białymst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94621</text:p>
          </table:table-cell>
          <table:table-cell office:value-type="string" calcext:value-type="string">
            <text:p>pl:Ratusz w Białymstoku</text:p>
          </table:table-cell>
          <table:table-cell office:value-type="string" calcext:value-type="string">
            <text:p>2024-10-14</text:p>
          </table:table-cell>
          <table:table-cell office:value-type="float" office:value="23.1586830757781" calcext:value-type="float">
            <text:p>23,1586830757781</text:p>
          </table:table-cell>
          <table:table-cell office:value-type="float" office:value="53.1323441206975" calcext:value-type="float">
            <text:p>53,1323441206975</text:p>
          </table:table-cell>
        </table:table-row>
        <table:table-row table:style-name="ro1">
          <table:table-cell office:value-type="string" calcext:value-type="string">
            <text:p>K1.10</text:p>
          </table:table-cell>
          <table:table-cell office:value-type="string" calcext:value-type="string">
            <text:p>MA00400</text:p>
          </table:table-cell>
          <table:table-cell office:value-type="string" calcext:value-type="string">
            <text:p>Muzeum Książąt Czartoryskich</text:p>
          </table:table-cell>
          <table:table-cell office:value-type="string" calcext:value-type="string">
            <text:p>Jedno z najstarszych muzeów w Polsce, oddział Muzeum Narodowego w Krakowie. W jego skład wchodzą trzy budynki: Pałac Czartoryskich przy ul. św. Jana 17-19 (na rogu z ul. Pijarską 15), Klasztorek przy ul. Pijarskiej 6 oraz budynek dawnego Arsenału Miejskiego przy ul. Pijarskiej 8. Zostało otwarte w 1878 roku. Jego początki sięgają roku 1801 i zbiorów księżnej Izabeli Czartoryskiej prezentowanych w jej puławskim muzeum. Z końcem XIX wieku zbiory przeniesiono do Krako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50630</text:p>
          </table:table-cell>
          <table:table-cell office:value-type="string" calcext:value-type="string">
            <text:p>pl:Muzeum Książąt Czartoryskich w Krakowie</text:p>
          </table:table-cell>
          <table:table-cell office:value-type="string" calcext:value-type="string">
            <text:p>2024-10-14</text:p>
          </table:table-cell>
          <table:table-cell office:value-type="float" office:value="19.9401957069977" calcext:value-type="float">
            <text:p>19,9401957069977</text:p>
          </table:table-cell>
          <table:table-cell office:value-type="float" office:value="50.0648485608081" calcext:value-type="float">
            <text:p>50,0648485608081</text:p>
          </table:table-cell>
        </table:table-row>
        <table:table-row table:style-name="ro1">
          <table:table-cell office:value-type="string" calcext:value-type="string">
            <text:p>K1.10</text:p>
          </table:table-cell>
          <table:table-cell office:value-type="string" calcext:value-type="string">
            <text:p>MA00408</text:p>
          </table:table-cell>
          <table:table-cell office:value-type="string" calcext:value-type="string">
            <text:p>Galeria Sztuki Polskiej XIX w. w Sukiennicach</text:p>
          </table:table-cell>
          <table:table-cell office:value-type="string" calcext:value-type="string">
            <text:p>Galeria, mieszcząca się na pierwszym piętrze Sukiennic, jest największą w Polsce stałą ekspozycją dziewiętnastowiecznego polskiego malarstwa i rzeźby. Dzieła wystawione są w czterech salach: Oświecenie (sala Bacciarellego), Romantyzm. W stronę sztuki narodowej (sala Piotra Michałowskiego), Wokół Akademii (sala Siemiradzkiego, dawna Hołdu pruskiego) i Realizm, polski Impresjonizm, początki Symbolizmu (sala Chełmońskiego, dawna Czwórki).</text:p>
          </table:table-cell>
          <table:table-cell office:value-type="string" calcext:value-type="string">
            <text:p>o. Muzeum Narodowego w Krakowie</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635861</text:p>
          </table:table-cell>
          <table:table-cell office:value-type="string" calcext:value-type="string">
            <text:p>pl:Galeria Sztuki Polskiej XIX wieku w Sukiennicach</text:p>
          </table:table-cell>
          <table:table-cell office:value-type="string" calcext:value-type="string">
            <text:p>2024-10-14</text:p>
          </table:table-cell>
          <table:table-cell office:value-type="float" office:value="19.9373532180288" calcext:value-type="float">
            <text:p>19,9373532180288</text:p>
          </table:table-cell>
          <table:table-cell office:value-type="float" office:value="50.0616957401555" calcext:value-type="float">
            <text:p>50,0616957401555</text:p>
          </table:table-cell>
        </table:table-row>
        <table:table-row table:style-name="ro1">
          <table:table-cell office:value-type="string" calcext:value-type="string">
            <text:p>K1.30</text:p>
          </table:table-cell>
          <table:table-cell office:value-type="string" calcext:value-type="string">
            <text:p>LU00537</text:p>
          </table:table-cell>
          <table:table-cell office:value-type="string" calcext:value-type="string">
            <text:p>Porytowe Wzgórze – miejsce bitwy partyzanckiej</text:p>
          </table:table-cell>
          <table:table-cell office:value-type="string" calcext:value-type="string">
            <text:p>Miejsce bitwy partyzanckiej w 1944 r., położone na Równinie Biłgorajskiej, nad Branwią, 15 km na południe od Janowa Lubel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25014</text:p>
          </table:table-cell>
          <table:table-cell office:value-type="string" calcext:value-type="string">
            <text:p>pl:Porytowe Wzgórze</text:p>
          </table:table-cell>
          <table:table-cell office:value-type="string" calcext:value-type="string">
            <text:p>2024-10-14</text:p>
          </table:table-cell>
          <table:table-cell office:value-type="float" office:value="22.4627149942342" calcext:value-type="float">
            <text:p>22,4627149942342</text:p>
          </table:table-cell>
          <table:table-cell office:value-type="float" office:value="50.6348125320785" calcext:value-type="float">
            <text:p>50,6348125320785</text:p>
          </table:table-cell>
        </table:table-row>
        <table:table-row table:style-name="ro1">
          <table:table-cell office:value-type="string" calcext:value-type="string">
            <text:p>K1.30</text:p>
          </table:table-cell>
          <table:table-cell office:value-type="string" calcext:value-type="string">
            <text:p>MA00558</text:p>
          </table:table-cell>
          <table:table-cell office:value-type="string" calcext:value-type="string">
            <text:p>Pole bitwy z 1794 r. w Racławicach</text:p>
          </table:table-cell>
          <table:table-cell office:value-type="string" calcext:value-type="string">
            <text:p>Miejsce zbrojnego starcie wojsk polskich, pod dowództwem naczelnika Tadeusza Kościuszki z wojskami rosyjskimi, pod dowództwem generała majora Aleksandra Tormasowa. Bitwa miała miejsce 4 kwietnia 1794, w czasie insurekcji kościuszkowski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77800</text:p>
          </table:table-cell>
          <table:table-cell office:value-type="string" calcext:value-type="string">
            <text:p>pl:Bitwa pod Racławicami</text:p>
          </table:table-cell>
          <table:table-cell office:value-type="string" calcext:value-type="string">
            <text:p>2024-10-14</text:p>
          </table:table-cell>
          <table:table-cell office:value-type="float" office:value="20.2199667218915" calcext:value-type="float">
            <text:p>20,2199667218915</text:p>
          </table:table-cell>
          <table:table-cell office:value-type="float" office:value="50.308764881076" calcext:value-type="float">
            <text:p>50,308764881076</text:p>
          </table:table-cell>
        </table:table-row>
        <table:table-row table:style-name="ro1">
          <table:table-cell office:value-type="string" calcext:value-type="string">
            <text:p>P1.20</text:p>
          </table:table-cell>
          <table:table-cell office:value-type="string" calcext:value-type="string">
            <text:p>DS00577</text:p>
          </table:table-cell>
          <table:table-cell office:value-type="string" calcext:value-type="string">
            <text:p>Równia pod Śnieżką</text:p>
          </table:table-cell>
          <table:table-cell office:value-type="string" calcext:value-type="string">
            <text:p>Płaskowyż w Karkonoszach w Sudetach Zachod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386576</text:p>
          </table:table-cell>
          <table:table-cell office:value-type="string" calcext:value-type="string">
            <text:p>pl:Równia pod Śnieżką</text:p>
          </table:table-cell>
          <table:table-cell office:value-type="string" calcext:value-type="string">
            <text:p>2024-10-14</text:p>
          </table:table-cell>
          <table:table-cell office:value-type="float" office:value="15.7115102500494" calcext:value-type="float">
            <text:p>15,7115102500494</text:p>
          </table:table-cell>
          <table:table-cell office:value-type="float" office:value="50.7410535207642" calcext:value-type="float">
            <text:p>50,7410535207642</text:p>
          </table:table-cell>
        </table:table-row>
        <table:table-row table:style-name="ro1">
          <table:table-cell office:value-type="string" calcext:value-type="string">
            <text:p>K1.40</text:p>
          </table:table-cell>
          <table:table-cell office:value-type="string" calcext:value-type="string">
            <text:p>PD00371</text:p>
          </table:table-cell>
          <table:table-cell office:value-type="string" calcext:value-type="string">
            <text:p>Meczet w Bohonikach</text:p>
          </table:table-cell>
          <table:table-cell office:value-type="string" calcext:value-type="string">
            <text:p>Jeden z kilku czynnych meczetów w Polsce, zbudowany został w drugiej połowie XIX w., najprawdopodobnie w 1873. Jedna z dwóch świątyń muzułmańskich znajdujących się na Szlaku Tatarskim, ośrodek kultury tatarskiej. Obiekt jest unikalnym przykładem sakralnego islamskiego budownictwa drewnianego.</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243005</text:p>
          </table:table-cell>
          <table:table-cell office:value-type="string" calcext:value-type="string">
            <text:p>pl:Meczet w Bohonikach</text:p>
          </table:table-cell>
          <table:table-cell office:value-type="string" calcext:value-type="string">
            <text:p>2024-10-14</text:p>
          </table:table-cell>
          <table:table-cell office:value-type="float" office:value="23.5914945335714" calcext:value-type="float">
            <text:p>23,5914945335714</text:p>
          </table:table-cell>
          <table:table-cell office:value-type="float" office:value="53.390624029847" calcext:value-type="float">
            <text:p>53,390624029847</text:p>
          </table:table-cell>
        </table:table-row>
        <table:table-row table:style-name="ro1">
          <table:table-cell office:value-type="string" calcext:value-type="string">
            <text:p>K1.20</text:p>
          </table:table-cell>
          <table:table-cell office:value-type="string" calcext:value-type="string">
            <text:p>WP00790</text:p>
          </table:table-cell>
          <table:table-cell office:value-type="string" calcext:value-type="string">
            <text:p>Zespół pałacowo-parkowy w Dobrzycy</text:p>
          </table:table-cell>
          <table:table-cell office:value-type="string" calcext:value-type="string">
            <text:p>Klasycystyczny pałac mieszczący się w malowniczym parku krajobrazowym utrzymanym w stylu angielskim. Wybudowany w latach 1798–1799 przez Stanisława Zawadzkiego dla adiutanta i szefa kancelarii wojskowej króla Stanisława Augusta, generała Augustyna Gorzeńskiego.W pałacu mieści się Muzeum Ziemiaństwa w Dobrzycy Zespół Pałacowo-Parkowy.</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940</text:p>
          </table:table-cell>
          <table:table-cell office:value-type="string" calcext:value-type="string">
            <text:p>pl:Pałac w Dobrzycy</text:p>
          </table:table-cell>
          <table:table-cell office:value-type="string" calcext:value-type="string">
            <text:p>2024-10-14</text:p>
          </table:table-cell>
          <table:table-cell office:value-type="float" office:value="17.6057243301524" calcext:value-type="float">
            <text:p>17,6057243301524</text:p>
          </table:table-cell>
          <table:table-cell office:value-type="float" office:value="51.8649510020604" calcext:value-type="float">
            <text:p>51,8649510020604</text:p>
          </table:table-cell>
        </table:table-row>
        <table:table-row table:style-name="ro1">
          <table:table-cell office:value-type="string" calcext:value-type="string">
            <text:p>K1.30</text:p>
          </table:table-cell>
          <table:table-cell office:value-type="string" calcext:value-type="string">
            <text:p>WN00533</text:p>
          </table:table-cell>
          <table:table-cell office:value-type="string" calcext:value-type="string">
            <text:p>Pole Bitwy pod Grunwaldem</text:p>
          </table:table-cell>
          <table:table-cell office:value-type="string" calcext:value-type="string">
            <text:p>Obszar położony w odległości 2 kilometrów na południowy wschód od wsi Grunwald, pomiędzy Stębarkiem, Łodwigowem i Ulnowem (powiat ostródzki, województwo warmińsko-mazurskie), obejmujący łąki i tereny zalesione, zespół pomnikowy oraz ruiny kaplicy pobitewnej.</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281142</text:p>
          </table:table-cell>
          <table:table-cell office:value-type="string" calcext:value-type="string">
            <text:p>pl:Grunwald – Pole Bitwy</text:p>
          </table:table-cell>
          <table:table-cell office:value-type="string" calcext:value-type="string">
            <text:p>2024-10-14</text:p>
          </table:table-cell>
          <table:table-cell office:value-type="float" office:value="20.1205058749289" calcext:value-type="float">
            <text:p>20,1205058749289</text:p>
          </table:table-cell>
          <table:table-cell office:value-type="float" office:value="53.4870371047575" calcext:value-type="float">
            <text:p>53,4870371047575</text:p>
          </table:table-cell>
        </table:table-row>
        <table:table-row table:style-name="ro1">
          <table:table-cell office:value-type="string" calcext:value-type="string">
            <text:p>K1.20</text:p>
          </table:table-cell>
          <table:table-cell office:value-type="string" calcext:value-type="string">
            <text:p>SL00241</text:p>
          </table:table-cell>
          <table:table-cell office:value-type="string" calcext:value-type="string">
            <text:p>Gmach Sejmu Śląskiego w Katowicach</text:p>
          </table:table-cell>
          <table:table-cell office:value-type="string" calcext:value-type="string">
            <text:p>Budynek w stylu neoklasycystycznym. W okresie międzywojennym jeden z największych budynków administracyjnych w Polsce. Jego sala sejmowa była wzorcem dla sali Sejmu II RP. </text:p>
          </table:table-cell>
          <table:table-cell office:value-type="string" calcext:value-type="string">
            <text:p>W CKKP zaktualizowano nazwę.</text:p>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268855</text:p>
          </table:table-cell>
          <table:table-cell office:value-type="string" calcext:value-type="string">
            <text:p>pl:Gmach Sejmu Śląskiego w Katowicach</text:p>
          </table:table-cell>
          <table:table-cell office:value-type="string" calcext:value-type="string">
            <text:p>2024-10-14</text:p>
          </table:table-cell>
          <table:table-cell office:value-type="float" office:value="19.02501619725" calcext:value-type="float">
            <text:p>19,02501619725</text:p>
          </table:table-cell>
          <table:table-cell office:value-type="float" office:value="50.2534403280044" calcext:value-type="float">
            <text:p>50,2534403280044</text:p>
          </table:table-cell>
        </table:table-row>
        <table:table-row table:style-name="ro1">
          <table:table-cell office:value-type="string" calcext:value-type="string">
            <text:p>K1.40</text:p>
          </table:table-cell>
          <table:table-cell office:value-type="string" calcext:value-type="string">
            <text:p>ZP00780</text:p>
          </table:table-cell>
          <table:table-cell office:value-type="string" calcext:value-type="string">
            <text:p>Zespół katedralny konkatedry św. Jana Chrzciciela w Kamieniu Pomorskim</text:p>
          </table:table-cell>
          <table:table-cell office:value-type="string" calcext:value-type="string">
            <text:p>Katedra ufundowana przez księcia pomorskiego Kazimierz I. Pierwotnie świątynia była wzniesiona w stylu romańskim na planie krzyża łacińskiego w układzie bazylikowym. </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236632</text:p>
          </table:table-cell>
          <table:table-cell office:value-type="string" calcext:value-type="string">
            <text:p>pl:Konkatedra św. Jana Chrzciciela w Kamieniu Pomorskim</text:p>
          </table:table-cell>
          <table:table-cell office:value-type="string" calcext:value-type="string">
            <text:p>2024-10-14</text:p>
          </table:table-cell>
          <table:table-cell office:value-type="float" office:value="14.7725112897463" calcext:value-type="float">
            <text:p>14,7725112897463</text:p>
          </table:table-cell>
          <table:table-cell office:value-type="float" office:value="53.9729626853268" calcext:value-type="float">
            <text:p>53,9729626853268</text:p>
          </table:table-cell>
        </table:table-row>
        <table:table-row table:style-name="ro1">
          <table:table-cell office:value-type="string" calcext:value-type="string">
            <text:p>K1.40</text:p>
          </table:table-cell>
          <table:table-cell office:value-type="string" calcext:value-type="string">
            <text:p>SL00770</text:p>
          </table:table-cell>
          <table:table-cell office:value-type="string" calcext:value-type="string">
            <text:p>Zespół Archikatedra pw. Chrystusa Króla w Katowicach</text:p>
          </table:table-cell>
          <table:table-cell office:value-type="string" calcext:value-type="string">
            <text:p>Rzymskokatolicki kościół zbudowany w latach 1927–1955 w stylu klasycyzującym według projektu architektów Zygmunta Gawlika i Franciszka Mączyńskiego. Jest jedną z największych katedr w Polsce. Jego kubatura wynosi około 120 tys. m³. Portyk świątyni tworzą m.in. parzyście ułożone kolumny korynckie, a cały gmach wieńczy kopuła na niskim tamburze. Wnętrza archikatedry utrzymywane są w stylu art déco.</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083927</text:p>
          </table:table-cell>
          <table:table-cell office:value-type="string" calcext:value-type="string">
            <text:p>pl:Archikatedra Chrystusa Króla w Katowicach</text:p>
          </table:table-cell>
          <table:table-cell office:value-type="string" calcext:value-type="string">
            <text:p>2024-10-14</text:p>
          </table:table-cell>
          <table:table-cell office:value-type="float" office:value="19.018982439358" calcext:value-type="float">
            <text:p>19,018982439358</text:p>
          </table:table-cell>
          <table:table-cell office:value-type="float" office:value="50.2509783798792" calcext:value-type="float">
            <text:p>50,2509783798792</text:p>
          </table:table-cell>
        </table:table-row>
        <table:table-row table:style-name="ro1">
          <table:table-cell office:value-type="string" calcext:value-type="string">
            <text:p>K1.10</text:p>
          </table:table-cell>
          <table:table-cell office:value-type="string" calcext:value-type="string">
            <text:p>SL00062</text:p>
          </table:table-cell>
          <table:table-cell office:value-type="string" calcext:value-type="string">
            <text:p>Muzeum Górnośląskie w Bytomiu</text:p>
          </table:table-cell>
          <table:table-cell office:value-type="string" calcext:value-type="string">
            <text:p>Muzeum posiada następujące oddziały: Archeologii, Etnografii, Historii, Przyrody i Sztuki. W ramach muzeum działa także bibliotekę, w której zgromadzono ponad 50 000 woluminów. W 2017 r. muzeum otrzymało dar od Gminy Wyznaniowej Żydowskiej w Katowicach, w postaci przedmiotów pochodzących z dawnego domu modlitwy bytomskich Żydów. W ramach tego daru znalazło się ponad 500 cennych ksiąg. Stanowi to trzeci co do wielkości zbiór hebrajskich ksiąg religijnych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6987</text:p>
          </table:table-cell>
          <table:table-cell office:value-type="string" calcext:value-type="string">
            <text:p>pl:Muzeum Górnośląskie w Bytomiu</text:p>
          </table:table-cell>
          <table:table-cell office:value-type="string" calcext:value-type="string">
            <text:p>2024-10-14</text:p>
          </table:table-cell>
          <table:table-cell office:value-type="float" office:value="18.9261723432083" calcext:value-type="float">
            <text:p>18,9261723432083</text:p>
          </table:table-cell>
          <table:table-cell office:value-type="float" office:value="50.3490760152521" calcext:value-type="float">
            <text:p>50,3490760152521</text:p>
          </table:table-cell>
        </table:table-row>
        <table:table-row table:style-name="ro1">
          <table:table-cell office:value-type="string" calcext:value-type="string">
            <text:p>K1.10</text:p>
          </table:table-cell>
          <table:table-cell office:value-type="string" calcext:value-type="string">
            <text:p>MZ00411</text:p>
          </table:table-cell>
          <table:table-cell office:value-type="string" calcext:value-type="string">
            <text:p>Zespół Pałacowy w Wilanowie</text:p>
          </table:table-cell>
          <table:table-cell office:value-type="string" calcext:value-type="string">
            <text:p>Muzeum Pałacu Króla Jana III w Wilanowie sprawuje opiekę i eksponuje zbiory sztuki, których podstawowy, najcenniejszy zrąb stanowi historyczna kolekcja wilanowska stworzona przez Stanisława Kostkę Potockiego i udostępniona przez niego społeczeństwu polskiemu w 1805 r.</text:p>
          </table:table-cell>
          <table:table-cell office:value-type="string" calcext:value-type="string">
            <text:p>W KKP występował wyłącznie pałac, ze względu na wartośc obiektu oraz jego przynależność do PH, w CKKP został oznaczony cały zespół.</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77333</text:p>
          </table:table-cell>
          <table:table-cell office:value-type="string" calcext:value-type="string">
            <text:p>pl:Muzeum Pałacu Króla Jana III w Wilanowie</text:p>
          </table:table-cell>
          <table:table-cell office:value-type="string" calcext:value-type="string">
            <text:p>2024-10-14</text:p>
          </table:table-cell>
          <table:table-cell office:value-type="float" office:value="21.090180909128" calcext:value-type="float">
            <text:p>21,090180909128</text:p>
          </table:table-cell>
          <table:table-cell office:value-type="float" office:value="52.1662530923149" calcext:value-type="float">
            <text:p>52,1662530923149</text:p>
          </table:table-cell>
        </table:table-row>
        <table:table-row table:style-name="ro1">
          <table:table-cell office:value-type="string" calcext:value-type="string">
            <text:p>K1.40</text:p>
          </table:table-cell>
          <table:table-cell office:value-type="string" calcext:value-type="string">
            <text:p>LB00287</text:p>
          </table:table-cell>
          <table:table-cell office:value-type="string" calcext:value-type="string">
            <text:p>Kościół pod wezwaniem Nawiedzenia Najświętszej Maryi Panny w Klępsku</text:p>
          </table:table-cell>
          <table:table-cell office:value-type="string" calcext:value-type="string">
            <text:p>Najstarsze wzmianki na temat świątyni w źródłach pisanych pochodzą z 1421 r. Jedna z najstarszych zachowanych świątyń ewangelickich w tej części Europy. Najcenniejszy elementem kościoła jest bogaty, wielobarwny wystrój malarsko-snycerski oraz wyposażenie wnętrz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2024-10-14</text:p>
          </table:table-cell>
          <table:table-cell office:value-type="float" office:value="15.7178370439873" calcext:value-type="float">
            <text:p>15,7178370439873</text:p>
          </table:table-cell>
          <table:table-cell office:value-type="float" office:value="52.1158076674309" calcext:value-type="float">
            <text:p>52,1158076674309</text:p>
          </table:table-cell>
        </table:table-row>
        <table:table-row table:style-name="ro1">
          <table:table-cell office:value-type="string" calcext:value-type="string">
            <text:p>K1.40</text:p>
          </table:table-cell>
          <table:table-cell office:value-type="string" calcext:value-type="string">
            <text:p>MA00304</text:p>
          </table:table-cell>
          <table:table-cell office:value-type="string" calcext:value-type="string">
            <text:p>Kościół św. Michała Archanioła w Dębnie</text:p>
          </table:table-cell>
          <table:table-cell office:value-type="string" calcext:value-type="string">
            <text:p>Jest jednym z najlepiej zachowanych gotyckich drewnianych kościołów i jednocześnie jednym z najbardziej znanych polskich zabytków w kraju i za granicą. Znajduje się w nim wyjątkowo cenne wyposażenie, a także unikatową polichromią patronową w układzie pasmowym pochodzącą z około 1500 roku, najstarszą z wykonanych na drewnie i w całości zachowanych w Europie.</text:p>
          </table:table-cell>
          <table:table-cell/>
          <table:table-cell office:value-type="string" calcext:value-type="string">
            <text:p>area</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Q11747195</text:p>
          </table:table-cell>
          <table:table-cell office:value-type="string" calcext:value-type="string">
            <text:p>pl:Kościół św. Michała Archanioła w Dębnie</text:p>
          </table:table-cell>
          <table:table-cell office:value-type="string" calcext:value-type="string">
            <text:p>2024-10-14</text:p>
          </table:table-cell>
          <table:table-cell office:value-type="float" office:value="20.2120133587549" calcext:value-type="float">
            <text:p>20,2120133587549</text:p>
          </table:table-cell>
          <table:table-cell office:value-type="float" office:value="49.4664801642972" calcext:value-type="float">
            <text:p>49,4664801642972</text:p>
          </table:table-cell>
        </table:table-row>
        <table:table-row table:style-name="ro1">
          <table:table-cell office:value-type="string" calcext:value-type="string">
            <text:p>K1.10</text:p>
          </table:table-cell>
          <table:table-cell office:value-type="string" calcext:value-type="string">
            <text:p>WP00413</text:p>
          </table:table-cell>
          <table:table-cell office:value-type="string" calcext:value-type="string">
            <text:p>Muzeum Pierwszych Piastów na Lednicy</text:p>
          </table:table-cell>
          <table:table-cell office:value-type="string" calcext:value-type="string">
            <text:p>Muzeum prezentujące relikty kamiennej architektury pałacowej i sakralnej oraz drewnianej zabudowy wsi. Najważniejszą częścią ekspozycji są pozostałości grodu pierwszych Piastów, datowane na okres wczesnego średniowiecz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87124</text:p>
          </table:table-cell>
          <table:table-cell office:value-type="string" calcext:value-type="string">
            <text:p>pl:Muzeum Pierwszych Piastów na Lednicy</text:p>
          </table:table-cell>
          <table:table-cell office:value-type="string" calcext:value-type="string">
            <text:p>2024-10-14</text:p>
          </table:table-cell>
          <table:table-cell office:value-type="float" office:value="17.3777517235132" calcext:value-type="float">
            <text:p>17,3777517235132</text:p>
          </table:table-cell>
          <table:table-cell office:value-type="float" office:value="52.5269921860164" calcext:value-type="float">
            <text:p>52,5269921860164</text:p>
          </table:table-cell>
        </table:table-row>
        <table:table-row table:style-name="ro1">
          <table:table-cell office:value-type="string" calcext:value-type="string">
            <text:p>K1.10</text:p>
          </table:table-cell>
          <table:table-cell office:value-type="string" calcext:value-type="string">
            <text:p>DS00420</text:p>
          </table:table-cell>
          <table:table-cell office:value-type="string" calcext:value-type="string">
            <text:p>Muzeum Twierdza Srebrna Góra</text:p>
          </table:table-cell>
          <table:table-cell office:value-type="string" calcext:value-type="string">
            <text:p>Wzniesiona w latach 1765–1777 koło Srebrnej Góry na Dolnym Śląsku. Twierdza składa się z kilku wysuniętych dział artyleryjskich i rdzenia. Jej trzon składa się z wieńca bastionów i kleszczy, z największy w Europie donżonem w środku. </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408976</text:p>
          </table:table-cell>
          <table:table-cell office:value-type="string" calcext:value-type="string">
            <text:p>pl:Twierdza Srebrna Góra</text:p>
          </table:table-cell>
          <table:table-cell office:value-type="string" calcext:value-type="string">
            <text:p>2024-10-14</text:p>
          </table:table-cell>
          <table:table-cell office:value-type="float" office:value="16.6400914415647" calcext:value-type="float">
            <text:p>16,6400914415647</text:p>
          </table:table-cell>
          <table:table-cell office:value-type="float" office:value="50.5758517283054" calcext:value-type="float">
            <text:p>50,5758517283054</text:p>
          </table:table-cell>
        </table:table-row>
        <table:table-row table:style-name="ro1">
          <table:table-cell office:value-type="string" calcext:value-type="string">
            <text:p>K1.10</text:p>
          </table:table-cell>
          <table:table-cell office:value-type="string" calcext:value-type="string">
            <text:p>MZ00423</text:p>
          </table:table-cell>
          <table:table-cell office:value-type="string" calcext:value-type="string">
            <text:p>Zespół Stacji Filtrów Williama Lindleya w Warszawie</text:p>
          </table:table-cell>
          <table:table-cell office:value-type="string" calcext:value-type="string">
            <text:p>Warszawskie filtry wody znajdujące się przy ul. Koszykowej 81. </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642455</text:p>
          </table:table-cell>
          <table:table-cell office:value-type="string" calcext:value-type="string">
            <text:p>pl:Zespół Stacji Filtrów w Warszawie</text:p>
          </table:table-cell>
          <table:table-cell office:value-type="string" calcext:value-type="string">
            <text:p>2024-10-14</text:p>
          </table:table-cell>
          <table:table-cell office:value-type="float" office:value="20.9950293703102" calcext:value-type="float">
            <text:p>20,9950293703102</text:p>
          </table:table-cell>
          <table:table-cell office:value-type="float" office:value="52.2212641608106" calcext:value-type="float">
            <text:p>52,2212641608106</text:p>
          </table:table-cell>
        </table:table-row>
        <table:table-row table:style-name="ro1">
          <table:table-cell office:value-type="string" calcext:value-type="string">
            <text:p>K1.10</text:p>
          </table:table-cell>
          <table:table-cell office:value-type="string" calcext:value-type="string">
            <text:p>PM00426</text:p>
          </table:table-cell>
          <table:table-cell office:value-type="string" calcext:value-type="string">
            <text:p>Muzeum Zamkowe w Kwidzynie</text:p>
          </table:table-cell>
          <table:table-cell office:value-type="string" calcext:value-type="string">
            <text:p>Muzeum o charakterze regionalnym. Otwarte dnia 20 maja 1950 roku. Mieści się w historycznym zamku kapituły pomezańskiej w Kwidzynie, w którym zgromadzono ok. 5 tys. muzealiów, eksponatów z zakresu historii, sztuki, archeologii, etnografii i przyrody.</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28675183</text:p>
          </table:table-cell>
          <table:table-cell office:value-type="string" calcext:value-type="string">
            <text:p>pl:Muzeum w Kwidzynie</text:p>
          </table:table-cell>
          <table:table-cell office:value-type="string" calcext:value-type="string">
            <text:p>2024-10-14</text:p>
          </table:table-cell>
          <table:table-cell office:value-type="float" office:value="18.9210838925815" calcext:value-type="float">
            <text:p>18,9210838925815</text:p>
          </table:table-cell>
          <table:table-cell office:value-type="float" office:value="53.7362237101924" calcext:value-type="float">
            <text:p>53,7362237101924</text:p>
          </table:table-cell>
        </table:table-row>
        <table:table-row table:style-name="ro1">
          <table:table-cell office:value-type="string" calcext:value-type="string">
            <text:p>K1.40</text:p>
          </table:table-cell>
          <table:table-cell office:value-type="string" calcext:value-type="string">
            <text:p>ZP00471</text:p>
          </table:table-cell>
          <table:table-cell office:value-type="string" calcext:value-type="string">
            <text:p>Opactwo Cystersów w Kołbaczu</text:p>
          </table:table-cell>
          <table:table-cell office:value-type="string" calcext:value-type="string">
            <text:p>Zespół klasztorny pocysterski z <text:s/>XIII-XVI w. Jeden z najcenniejszych zabytków architektury gotyku ceglanego na Pomorzu Zachodnim.</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775435</text:p>
          </table:table-cell>
          <table:table-cell office:value-type="string" calcext:value-type="string">
            <text:p>pl:Opactwo Cystersów w Kołbaczu</text:p>
          </table:table-cell>
          <table:table-cell office:value-type="string" calcext:value-type="string">
            <text:p>2024-10-14</text:p>
          </table:table-cell>
          <table:table-cell office:value-type="float" office:value="14.8131789817625" calcext:value-type="float">
            <text:p>14,8131789817625</text:p>
          </table:table-cell>
          <table:table-cell office:value-type="float" office:value="53.3020513033986" calcext:value-type="float">
            <text:p>53,3020513033986</text:p>
          </table:table-cell>
        </table:table-row>
        <table:table-row table:style-name="ro1">
          <table:table-cell office:value-type="string" calcext:value-type="string">
            <text:p>K1.40</text:p>
          </table:table-cell>
          <table:table-cell office:value-type="string" calcext:value-type="string">
            <text:p>MA00472</text:p>
          </table:table-cell>
          <table:table-cell office:value-type="string" calcext:value-type="string">
            <text:p>Opactwo św. Wojciecha Mniszek Benedyktynek w Staniątkach</text:p>
          </table:table-cell>
          <table:table-cell office:value-type="string" calcext:value-type="string">
            <text:p>Najstarszy polski klasztor mniszek benedyktynek. Ufundowany w 1228 r. W klaszorze mieści się muzeum z bogatym bogatym zbiorem szat i sprzętów kościelnych.</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28673292</text:p>
          </table:table-cell>
          <table:table-cell office:value-type="string" calcext:value-type="string">
            <text:p>pl:Opactwo Benedyktynek w Staniątkach</text:p>
          </table:table-cell>
          <table:table-cell office:value-type="string" calcext:value-type="string">
            <text:p>2024-10-14</text:p>
          </table:table-cell>
          <table:table-cell office:value-type="float" office:value="20.1928594411697" calcext:value-type="float">
            <text:p>20,1928594411697</text:p>
          </table:table-cell>
          <table:table-cell office:value-type="float" office:value="50.0092496220392" calcext:value-type="float">
            <text:p>50,0092496220392</text:p>
          </table:table-cell>
        </table:table-row>
        <table:table-row table:style-name="ro1">
          <table:table-cell office:value-type="string" calcext:value-type="string">
            <text:p>P2.00</text:p>
          </table:table-cell>
          <table:table-cell office:value-type="string" calcext:value-type="string">
            <text:p>LB00351</text:p>
          </table:table-cell>
          <table:table-cell office:value-type="string" calcext:value-type="string">
            <text:p>Park Mużakowski w Łęknicy</text:p>
          </table:table-cell>
          <table:table-cell office:value-type="string" calcext:value-type="string">
            <text:p>Park <text:s/>znajdujący w Polsce i w Niemczech, zajmujący 728 ha powierzchni po obu stronach rzeki Nysy Łużyckiej, która stanowi granicę polsko-niemiecką. <text:s/>Jest to największy park w stylu angielskim na terenie Polski.</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56308</text:p>
          </table:table-cell>
          <table:table-cell office:value-type="string" calcext:value-type="string">
            <text:p>pl:Park Mużakowski</text:p>
          </table:table-cell>
          <table:table-cell office:value-type="string" calcext:value-type="string">
            <text:p>2024-10-14</text:p>
          </table:table-cell>
          <table:table-cell office:value-type="float" office:value="14.7389719891857" calcext:value-type="float">
            <text:p>14,7389719891857</text:p>
          </table:table-cell>
          <table:table-cell office:value-type="float" office:value="51.5556406721815" calcext:value-type="float">
            <text:p>51,5556406721815</text:p>
          </table:table-cell>
        </table:table-row>
        <table:table-row table:style-name="ro1">
          <table:table-cell office:value-type="string" calcext:value-type="string">
            <text:p>K1.40</text:p>
          </table:table-cell>
          <table:table-cell office:value-type="string" calcext:value-type="string">
            <text:p>SK00555</text:p>
          </table:table-cell>
          <table:table-cell office:value-type="string" calcext:value-type="string">
            <text:p>Pustelnia Złotego Lasu - pokamedulski zespół klasztorny w Rytwianach</text:p>
          </table:table-cell>
          <table:table-cell office:value-type="string" calcext:value-type="string">
            <text:p>Dawny konwent kamedułów powołany do istnienia w 1624 roku z fundacji wojewody krakowskiego Jana Magnusa Tęczyńskiego i jego brata Gabriela, wojewody lubelskiego. Pustelnia, został skasowany w 1820 roku. W 2013 roku utworzono tu muzeum związane z polskim serialem historycznym „Czarne chmury”, którego IV i X odcinek kręcono w tym miejscu 40 lat wcześniej.</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31898</text:p>
          </table:table-cell>
          <table:table-cell office:value-type="string" calcext:value-type="string">
            <text:p>pl:Pustelnia Złotego Lasu</text:p>
          </table:table-cell>
          <table:table-cell office:value-type="string" calcext:value-type="string">
            <text:p>2024-10-14</text:p>
          </table:table-cell>
          <table:table-cell office:value-type="float" office:value="21.2432204528813" calcext:value-type="float">
            <text:p>21,2432204528813</text:p>
          </table:table-cell>
          <table:table-cell office:value-type="float" office:value="50.5202641466387" calcext:value-type="float">
            <text:p>50,5202641466387</text:p>
          </table:table-cell>
        </table:table-row>
        <table:table-row table:style-name="ro1">
          <table:table-cell office:value-type="string" calcext:value-type="string">
            <text:p>K1.40</text:p>
          </table:table-cell>
          <table:table-cell office:value-type="string" calcext:value-type="string">
            <text:p>PK00067</text:p>
          </table:table-cell>
          <table:table-cell office:value-type="string" calcext:value-type="string">
            <text:p>Cerkiew Narodzenia Przenajświętszej Bogurodzicy w Chotyńcu</text:p>
          </table:table-cell>
          <table:table-cell office:value-type="string" calcext:value-type="string">
            <text:p>Drewniana greckokatolicka cerkiew parafialna, znajdująca się w Chotyńcu, zbudowana w 1615r. Cerkiew ta jest jedną z nielicznych czynnych świątyń greckokatolickich w Polsce. </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6871</text:p>
          </table:table-cell>
          <table:table-cell office:value-type="string" calcext:value-type="string">
            <text:p>pl:Cerkiew Narodzenia Przenajświętszej Bogurodzicy w Chotyńcu</text:p>
          </table:table-cell>
          <table:table-cell office:value-type="string" calcext:value-type="string">
            <text:p>2024-10-14</text:p>
          </table:table-cell>
          <table:table-cell office:value-type="float" office:value="23.0025218892355" calcext:value-type="float">
            <text:p>23,0025218892355</text:p>
          </table:table-cell>
          <table:table-cell office:value-type="float" office:value="49.9529703241673" calcext:value-type="float">
            <text:p>49,9529703241673</text:p>
          </table:table-cell>
        </table:table-row>
        <table:table-row table:style-name="ro1">
          <table:table-cell office:value-type="string" calcext:value-type="string">
            <text:p>K1.40</text:p>
          </table:table-cell>
          <table:table-cell office:value-type="string" calcext:value-type="string">
            <text:p>MA00068</text:p>
          </table:table-cell>
          <table:table-cell office:value-type="string" calcext:value-type="string">
            <text:p>Cerkiew Opieki Matki Bożej w Owczarach</text:p>
          </table:table-cell>
          <table:table-cell office:value-type="string" calcext:value-type="string">
            <text:p>Parafialna cerkiew greckokatolicka typy łemkowskiego, zbudowana w 1653 r, znajdująca się w Owczarach. Obecnie pełni funkcję greckokatolickiej cerkwi parafialnej oraz kościoła filialnego parafii rzymskokatolickiej w Sękowej.</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pl:Cerkiew Opieki Matki Bożej w Owczarach</text:p>
          </table:table-cell>
          <table:table-cell office:value-type="string" calcext:value-type="string">
            <text:p>2024-10-14</text:p>
          </table:table-cell>
          <table:table-cell office:value-type="float" office:value="21.1914948258874" calcext:value-type="float">
            <text:p>21,1914948258874</text:p>
          </table:table-cell>
          <table:table-cell office:value-type="float" office:value="49.5885576871841" calcext:value-type="float">
            <text:p>49,5885576871841</text:p>
          </table:table-cell>
        </table:table-row>
        <table:table-row table:style-name="ro1">
          <table:table-cell office:value-type="string" calcext:value-type="string">
            <text:p>K1.10</text:p>
          </table:table-cell>
          <table:table-cell office:value-type="string" calcext:value-type="string">
            <text:p>LU00732</text:p>
          </table:table-cell>
          <table:table-cell office:value-type="string" calcext:value-type="string">
            <text:p>Muzeum – Zespół Synagogalny we Włodawie</text:p>
          </table:table-cell>
          <table:table-cell office:value-type="string" calcext:value-type="string">
            <text:p>Muzeum mieści się w kompleksie synagogalnym pozostałym po gminie wyznaniowej żydowskiej działającej w mieście do czasu II wojny światowej. W skład zespołu budynków wchodzą: Wielka Synagoga, Mała Synagoga i dom pokahalny. Dział etnograficzny zajmuje się m.in. organizacją ekspozycji prezentujących folklor lokalny (wystawa stała Chłopskie pielgrzymowanie ukazująca kulturę materialną wsi włodawskiej) i folklor kultur egzotycznych. Dział historyczny gromadzi zabytki i dokumenty związane z historią Włodawy i regionu. Dużą część tych pamiątek stanowią judaika.</text:p>
          </table:table-cell>
          <table:table-cell office:value-type="string" calcext:value-type="string">
            <text:p>Zmieniona nazwę na aktualną. Dawna "Muzeum Pojezierza Łęczyńsko-Włodawskiego"</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137</text:p>
          </table:table-cell>
          <table:table-cell office:value-type="string" calcext:value-type="string">
            <text:p>pl:Muzeum – Zespół Synagogalny we Włodawie</text:p>
          </table:table-cell>
          <table:table-cell office:value-type="string" calcext:value-type="string">
            <text:p>2024-10-14</text:p>
          </table:table-cell>
          <table:table-cell office:value-type="float" office:value="23.5531428897336" calcext:value-type="float">
            <text:p>23,5531428897336</text:p>
          </table:table-cell>
          <table:table-cell office:value-type="float" office:value="51.5447215402869" calcext:value-type="float">
            <text:p>51,5447215402869</text:p>
          </table:table-cell>
        </table:table-row>
        <table:table-row table:style-name="ro1">
          <table:table-cell office:value-type="string" calcext:value-type="string">
            <text:p>K1.10</text:p>
          </table:table-cell>
          <table:table-cell office:value-type="string" calcext:value-type="string">
            <text:p>PD00694</text:p>
          </table:table-cell>
          <table:table-cell office:value-type="string" calcext:value-type="string">
            <text:p>Muzeum w Tykocinie</text:p>
          </table:table-cell>
          <table:table-cell office:value-type="string" calcext:value-type="string">
            <text:p>Mieści się we wnętrzach Wielkiej Synagogi z 1642 r. i Domu Talmudycznego. Muzeum gromadzi i przechowuje pamiątki bogatej historii Tykocina, w tym szczególnie zabytki kultury żydowskiej, która rozwijała się tutaj od 1522 roku. Natomiast w budynku dawnego Domu Talmudycznego mieszczą się wystawy związane z dawna historią Tykocina i okolic.</text:p>
          </table:table-cell>
          <table:table-cell office:value-type="string" calcext:value-type="string">
            <text:p>o. Muzeum Podlaskiego w Białymsto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47</text:p>
          </table:table-cell>
          <table:table-cell office:value-type="string" calcext:value-type="string">
            <text:p>pl:Muzeum w Tykocinie</text:p>
          </table:table-cell>
          <table:table-cell office:value-type="string" calcext:value-type="string">
            <text:p>2024-10-14</text:p>
          </table:table-cell>
          <table:table-cell office:value-type="float" office:value="22.7670552627358" calcext:value-type="float">
            <text:p>22,7670552627358</text:p>
          </table:table-cell>
          <table:table-cell office:value-type="float" office:value="53.2066549535245" calcext:value-type="float">
            <text:p>53,2066549535245</text:p>
          </table:table-cell>
        </table:table-row>
        <table:table-row table:style-name="ro1">
          <table:table-cell office:value-type="string" calcext:value-type="string">
            <text:p>K1.40</text:p>
          </table:table-cell>
          <table:table-cell office:value-type="string" calcext:value-type="string">
            <text:p>MA00070</text:p>
          </table:table-cell>
          <table:table-cell office:value-type="string" calcext:value-type="string">
            <text:p>Cerkiew św. Michała Archanioła w Brunarach</text:p>
          </table:table-cell>
          <table:table-cell office:value-type="string" calcext:value-type="string">
            <text:p>Dawna greckokatolicka cerkiew wzniesiona po 616 r., obecnie kościół w Brunarach.</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7742</text:p>
          </table:table-cell>
          <table:table-cell office:value-type="string" calcext:value-type="string">
            <text:p>pl:Cerkiew św. Michała Archanioła w Brunarach</text:p>
          </table:table-cell>
          <table:table-cell office:value-type="string" calcext:value-type="string">
            <text:p>2024-10-14</text:p>
          </table:table-cell>
          <table:table-cell office:value-type="float" office:value="21.0325439352514" calcext:value-type="float">
            <text:p>21,0325439352514</text:p>
          </table:table-cell>
          <table:table-cell office:value-type="float" office:value="49.5340386391934" calcext:value-type="float">
            <text:p>49,5340386391934</text:p>
          </table:table-cell>
        </table:table-row>
        <table:table-row table:style-name="ro1">
          <table:table-cell office:value-type="string" calcext:value-type="string">
            <text:p>K1.40</text:p>
          </table:table-cell>
          <table:table-cell office:value-type="string" calcext:value-type="string">
            <text:p>PK00071</text:p>
          </table:table-cell>
          <table:table-cell office:value-type="string" calcext:value-type="string">
            <text:p>Cerkiew św. Michała Archanioła w Smolniku</text:p>
          </table:table-cell>
          <table:table-cell office:value-type="string" calcext:value-type="string">
            <text:p>Cerkiew prawosławna, następnie cerkiew greckokatolicka w Smolniku.</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7803</text:p>
          </table:table-cell>
          <table:table-cell office:value-type="string" calcext:value-type="string">
            <text:p>pl:Cerkiew św. Michała Archanioła w Smolniku</text:p>
          </table:table-cell>
          <table:table-cell office:value-type="string" calcext:value-type="string">
            <text:p>2024-10-14</text:p>
          </table:table-cell>
          <table:table-cell office:value-type="float" office:value="22.6877670823418" calcext:value-type="float">
            <text:p>22,6877670823418</text:p>
          </table:table-cell>
          <table:table-cell office:value-type="float" office:value="49.2096100629884" calcext:value-type="float">
            <text:p>49,2096100629884</text:p>
          </table:table-cell>
        </table:table-row>
        <table:table-row table:style-name="ro1">
          <table:table-cell office:value-type="string" calcext:value-type="string">
            <text:p>K1.40</text:p>
          </table:table-cell>
          <table:table-cell office:value-type="string" calcext:value-type="string">
            <text:p>PK00072</text:p>
          </table:table-cell>
          <table:table-cell office:value-type="string" calcext:value-type="string">
            <text:p>Cerkiew św. Michała Archanioła w Turzańsku</text:p>
          </table:table-cell>
          <table:table-cell office:value-type="string" calcext:value-type="string">
            <text:p>Drewniana parafialna cerkiew prawosławna (w swoich dziejach służyła też grekokatolikom i rzymskim katolikom), wzniesiona w latach 1801–1803, znajdująca się w Turzańsku.</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9187810</text:p>
          </table:table-cell>
          <table:table-cell office:value-type="string" calcext:value-type="string">
            <text:p>pl:Cerkiew św. Michała Archanioła w Turzańsku</text:p>
          </table:table-cell>
          <table:table-cell office:value-type="string" calcext:value-type="string">
            <text:p>2024-10-14</text:p>
          </table:table-cell>
          <table:table-cell office:value-type="float" office:value="22.1289301869441" calcext:value-type="float">
            <text:p>22,1289301869441</text:p>
          </table:table-cell>
          <table:table-cell office:value-type="float" office:value="49.3691858935085" calcext:value-type="float">
            <text:p>49,3691858935085</text:p>
          </table:table-cell>
        </table:table-row>
        <table:table-row table:style-name="ro1">
          <table:table-cell office:value-type="string" calcext:value-type="string">
            <text:p>K1.20</text:p>
          </table:table-cell>
          <table:table-cell office:value-type="string" calcext:value-type="string">
            <text:p>OP00727</text:p>
          </table:table-cell>
          <table:table-cell office:value-type="string" calcext:value-type="string">
            <text:p>Wiszący żelazny most łańcuchowy w Ozimku</text:p>
          </table:table-cell>
          <table:table-cell office:value-type="string" calcext:value-type="string">
            <text:p>Most, obecnie udostępniony jedynie dla ruchu pieszego, na rzece Mała Panew. Wybudowany w 1827 r. jest najstarszym w Europie kontynentalnej żelaznym mostem wiszącym.</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739931</text:p>
          </table:table-cell>
          <table:table-cell office:value-type="string" calcext:value-type="string">
            <text:p>pl:Most wiszący w Ozimku</text:p>
          </table:table-cell>
          <table:table-cell office:value-type="string" calcext:value-type="string">
            <text:p>2024-10-14</text:p>
          </table:table-cell>
          <table:table-cell office:value-type="float" office:value="18.212243581256" calcext:value-type="float">
            <text:p>18,212243581256</text:p>
          </table:table-cell>
          <table:table-cell office:value-type="float" office:value="50.6763842688066" calcext:value-type="float">
            <text:p>50,6763842688066</text:p>
          </table:table-cell>
        </table:table-row>
        <table:table-row table:style-name="ro1">
          <table:table-cell office:value-type="string" calcext:value-type="string">
            <text:p>K1.40</text:p>
          </table:table-cell>
          <table:table-cell office:value-type="string" calcext:value-type="string">
            <text:p>MA0073</text:p>
          </table:table-cell>
          <table:table-cell office:value-type="string" calcext:value-type="string">
            <text:p>Cerkiew św. Paraskewy w Kwiatoniu</text:p>
          </table:table-cell>
          <table:table-cell office:value-type="string" calcext:value-type="string">
            <text:p>Dawna łemkowska cerkiew greckokatolicka. Obecnie używana jako kościół filialny parafii rzymskokatolickiej w Uściu Gorlickim. Należy do najlepiej zachowanych cerkwi łemkowskich w Polsce.</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4261794</text:p>
          </table:table-cell>
          <table:table-cell office:value-type="string" calcext:value-type="string">
            <text:p>pl:Cerkiew św. Paraskewy w Kwiatoniu</text:p>
          </table:table-cell>
          <table:table-cell office:value-type="string" calcext:value-type="string">
            <text:p>2024-10-14</text:p>
          </table:table-cell>
          <table:table-cell office:value-type="float" office:value="21.1712816302013" calcext:value-type="float">
            <text:p>21,1712816302013</text:p>
          </table:table-cell>
          <table:table-cell office:value-type="float" office:value="49.5021036119653" calcext:value-type="float">
            <text:p>49,5021036119653</text:p>
          </table:table-cell>
        </table:table-row>
        <table:table-row table:style-name="ro1">
          <table:table-cell office:value-type="string" calcext:value-type="string">
            <text:p>K1.40</text:p>
          </table:table-cell>
          <table:table-cell office:value-type="string" calcext:value-type="string">
            <text:p>LU00746</text:p>
          </table:table-cell>
          <table:table-cell office:value-type="string" calcext:value-type="string">
            <text:p>Cmentarz i pomnik Żołnierzy Korpusu Ochrony Pogranicza z 1939 r. w Wytycznie</text:p>
          </table:table-cell>
          <table:table-cell office:value-type="string" calcext:value-type="string">
            <text:p>Cmentarz z okresu II wojny światowej znajdujący się w Wytycznie, w gminie Urszulin, w powiecie włodawskim. Cmentarz usytuowany przy drodze lokalnej Wytyczno – Wólka Wytycka. Na cmentarzu znajduje się symboliczny grób żołnierzy Korpusu Ochrony Pogranicza poległych w czasie bitwy pod Wytycznem stoczonej 1 października 1939 roku pomiędzy jednostkami KOP dowodzonymi przez generała Wilhelma Orlik-Rückemann, a Armią Czerwoną. Ciała żołnierzy spoczywają głównie na cmentarzu we Włoda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93635</text:p>
          </table:table-cell>
          <table:table-cell office:value-type="string" calcext:value-type="string">
            <text:p>pl:Cmentarz wojenny w Wytycznie</text:p>
          </table:table-cell>
          <table:table-cell office:value-type="string" calcext:value-type="string">
            <text:p>2024-10-14</text:p>
          </table:table-cell>
          <table:table-cell office:value-type="float" office:value="23.2430908354503" calcext:value-type="float">
            <text:p>23,2430908354503</text:p>
          </table:table-cell>
          <table:table-cell office:value-type="float" office:value="51.4409552596247" calcext:value-type="float">
            <text:p>51,4409552596247</text:p>
          </table:table-cell>
        </table:table-row>
        <table:table-row table:style-name="ro1">
          <table:table-cell office:value-type="string" calcext:value-type="string">
            <text:p>K1.40</text:p>
          </table:table-cell>
          <table:table-cell office:value-type="string" calcext:value-type="string">
            <text:p>WP00776</text:p>
          </table:table-cell>
          <table:table-cell office:value-type="string" calcext:value-type="string">
            <text:p>Zespół dworsko-parkowy w Koszutach</text:p>
          </table:table-cell>
          <table:table-cell office:value-type="string" calcext:value-type="string">
            <text:p>Centralnym budynkiem zespołu jest dwór powstały około 1760 r. prawdopodobnie dla Józefa Zabłockiego. Obecny wygląd dworu jest konsekwencją przebudowy przeprowadzonej w 1902 roku.</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6541818</text:p>
          </table:table-cell>
          <table:table-cell office:value-type="string" calcext:value-type="string">
            <text:p>pl:Dwór w Koszutach</text:p>
          </table:table-cell>
          <table:table-cell office:value-type="string" calcext:value-type="string">
            <text:p>2024-10-14</text:p>
          </table:table-cell>
          <table:table-cell office:value-type="float" office:value="17.1987096595068" calcext:value-type="float">
            <text:p>17,1987096595068</text:p>
          </table:table-cell>
          <table:table-cell office:value-type="float" office:value="52.233466178238" calcext:value-type="float">
            <text:p>52,233466178238</text:p>
          </table:table-cell>
        </table:table-row>
        <table:table-row table:style-name="ro1">
          <table:table-cell office:value-type="string" calcext:value-type="string">
            <text:p>P.3.00</text:p>
          </table:table-cell>
          <table:table-cell office:value-type="string" calcext:value-type="string">
            <text:p>PD00456</text:p>
          </table:table-cell>
          <table:table-cell office:value-type="string" calcext:value-type="string">
            <text:p>Obszar Ochrony Ścisłej (dawny rezerwat ścisły)</text:p>
          </table:table-cell>
          <table:table-cell office:value-type="string" calcext:value-type="string">
            <text:p>Ta najcenniejsza część parku narodowego położona jest w centralnej części Puszczy Białowieskiej, w widłach rzek Hwoźnej (od północy) oraz Narewki (od zachodu).</text:p>
          </table:table-cell>
          <table:table-cell office:value-type="string" calcext:value-type="string">
            <text:p>Białowie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3.8740647633848" calcext:value-type="float">
            <text:p>23,8740647633848</text:p>
          </table:table-cell>
          <table:table-cell office:value-type="float" office:value="52.7512021687757" calcext:value-type="float">
            <text:p>52,7512021687757</text:p>
          </table:table-cell>
        </table:table-row>
        <table:table-row table:style-name="ro1">
          <table:table-cell office:value-type="string" calcext:value-type="string">
            <text:p>K1.20</text:p>
          </table:table-cell>
          <table:table-cell office:value-type="string" calcext:value-type="string">
            <text:p>WP00748</text:p>
          </table:table-cell>
          <table:table-cell office:value-type="string" calcext:value-type="string">
            <text:p>Wzgórze św. Wojciecha w Poznaniu</text:p>
          </table:table-cell>
          <table:table-cell office:value-type="string" calcext:value-type="string">
            <text:p>Wzniesienie w Poznaniu, na Pojezierzu Poznańskim, w dzielnicy Święty Wojciech, w obrębie Osiedla Stare Miasto. W jego obrębie znajdują się: kościół św. Wojciecha (od 1222 r.), Kościół św. Józefa i klasztor karmelitów bosych w Poznaniu, klasztor klauzurowy sióstr karmelitanek (Św. Wojcie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1109</text:p>
          </table:table-cell>
          <table:table-cell office:value-type="string" calcext:value-type="string">
            <text:p>pl:Wzgórze Świętego Wojciecha</text:p>
          </table:table-cell>
          <table:table-cell office:value-type="string" calcext:value-type="string">
            <text:p>2024-10-14</text:p>
          </table:table-cell>
          <table:table-cell office:value-type="float" office:value="16.9308119908859" calcext:value-type="float">
            <text:p>16,9308119908859</text:p>
          </table:table-cell>
          <table:table-cell office:value-type="float" office:value="52.4137298201627" calcext:value-type="float">
            <text:p>52,4137298201627</text:p>
          </table:table-cell>
        </table:table-row>
        <table:table-row table:style-name="ro1">
          <table:table-cell office:value-type="string" calcext:value-type="string">
            <text:p>K1.20</text:p>
          </table:table-cell>
          <table:table-cell office:value-type="string" calcext:value-type="string">
            <text:p>MZ00749</text:p>
          </table:table-cell>
          <table:table-cell office:value-type="string" calcext:value-type="string">
            <text:p>Zamek książąt mazowieckich w Płocku</text:p>
          </table:table-cell>
          <table:table-cell office:value-type="string" calcext:value-type="string">
            <text:p>Wzniesiony na początku XIV wieku przez Bolesława II mazowieckiego i rozbudowany przez Kazimierza Wielkiego. W zamku znajduje się siedziba <text:s/>Muzeum Diecezjalnego w Płoc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9</text:p>
          </table:table-cell>
          <table:table-cell office:value-type="string" calcext:value-type="string">
            <text:p>pl:Zamek książąt mazowieckich w Płocku</text:p>
          </table:table-cell>
          <table:table-cell office:value-type="string" calcext:value-type="string">
            <text:p>2024-10-14</text:p>
          </table:table-cell>
          <table:table-cell office:value-type="float" office:value="19.6886565691304" calcext:value-type="float">
            <text:p>19,6886565691304</text:p>
          </table:table-cell>
          <table:table-cell office:value-type="float" office:value="52.5413104266248" calcext:value-type="float">
            <text:p>52,5413104266248</text:p>
          </table:table-cell>
        </table:table-row>
        <table:table-row table:style-name="ro1">
          <table:table-cell office:value-type="string" calcext:value-type="string">
            <text:p>K1.10</text:p>
          </table:table-cell>
          <table:table-cell office:value-type="string" calcext:value-type="string">
            <text:p>MA00719</text:p>
          </table:table-cell>
          <table:table-cell office:value-type="string" calcext:value-type="string">
            <text:p>Kopalnia Soli w Wieliczce</text:p>
          </table:table-cell>
          <table:table-cell office:value-type="string" calcext:value-type="string">
            <text:p>Kopalnia soli kamiennej, w Wieliczce pod Krakowem. Od XIII wieku do 1772r. wspólnie z kopalnią soli „Bochnia” wchodziła w skład żup krakowskich. Początki eksploatacji sięgają epoki środkowego neolitu (3 tys. lat p.n.e.). Na przełomie XII i XIII wieku rozpoczęto drążenie głębszych studni.</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454019</text:p>
          </table:table-cell>
          <table:table-cell office:value-type="string" calcext:value-type="string">
            <text:p>pl:Kopalnia Soli „Wieliczka”</text:p>
          </table:table-cell>
          <table:table-cell office:value-type="string" calcext:value-type="string">
            <text:p>2024-10-14</text:p>
          </table:table-cell>
          <table:table-cell office:value-type="float" office:value="20.0554943970205" calcext:value-type="float">
            <text:p>20,0554943970205</text:p>
          </table:table-cell>
          <table:table-cell office:value-type="float" office:value="49.9833121896263" calcext:value-type="float">
            <text:p>49,9833121896263</text:p>
          </table:table-cell>
        </table:table-row>
        <table:table-row table:style-name="ro1">
          <table:table-cell office:value-type="string" calcext:value-type="string">
            <text:p>K1.20</text:p>
          </table:table-cell>
          <table:table-cell office:value-type="string" calcext:value-type="string">
            <text:p>PM00689</text:p>
          </table:table-cell>
          <table:table-cell office:value-type="string" calcext:value-type="string">
            <text:p>Twierdza Wisłoujście</text:p>
          </table:table-cell>
          <table:table-cell office:value-type="string" calcext:value-type="string">
            <text:p>Zabytkowa twierdza w Gdańsku nad Martwą Wisłą, dawniej położona przy głównym wejściu do portu gdańskiego. W konstrukcji twierdzy widać różne style architektoniczne (począwszy od gotyku), techniki i materiały budowlane. Jest najstarszą fortyfikacją nadmorską na wybrzeżu polskim. Najstarsza znana wzmianka o jej istnieniu pochodzi z lat 1379–1382.</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409002</text:p>
          </table:table-cell>
          <table:table-cell office:value-type="string" calcext:value-type="string">
            <text:p>pl:Twierdza Wisłoujście</text:p>
          </table:table-cell>
          <table:table-cell office:value-type="string" calcext:value-type="string">
            <text:p>2024-10-14</text:p>
          </table:table-cell>
          <table:table-cell office:value-type="float" office:value="18.6802837575781" calcext:value-type="float">
            <text:p>18,6802837575781</text:p>
          </table:table-cell>
          <table:table-cell office:value-type="float" office:value="54.3948703075414" calcext:value-type="float">
            <text:p>54,3948703075414</text:p>
          </table:table-cell>
        </table:table-row>
        <table:table-row table:style-name="ro1">
          <table:table-cell office:value-type="string" calcext:value-type="string">
            <text:p>K1.10</text:p>
          </table:table-cell>
          <table:table-cell office:value-type="string" calcext:value-type="string">
            <text:p>LD00355</text:p>
          </table:table-cell>
          <table:table-cell office:value-type="string" calcext:value-type="string">
            <text:p>Centralne Muzeum Włókiennictwa w Łódzi</text:p>
          </table:table-cell>
          <table:table-cell office:value-type="string" calcext:value-type="string">
            <text:p>Największe w Europie muzeum poświęcone włókiennictwu i historii tkactwa. W chwili powstania było pierwszą taką placówką na świecie. Siedziba muzeum jest jedną z pierwszych na świecie adaptacji architektury postindustrialnej do celów muzeal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61472</text:p>
          </table:table-cell>
          <table:table-cell office:value-type="string" calcext:value-type="string">
            <text:p>pl:Centralne Muzeum Włókiennictwa w Łodzi</text:p>
          </table:table-cell>
          <table:table-cell office:value-type="string" calcext:value-type="string">
            <text:p>2024-10-14</text:p>
          </table:table-cell>
          <table:table-cell office:value-type="float" office:value="19.4625342463142" calcext:value-type="float">
            <text:p>19,4625342463142</text:p>
          </table:table-cell>
          <table:table-cell office:value-type="float" office:value="51.7455071951854" calcext:value-type="float">
            <text:p>51,7455071951854</text:p>
          </table:table-cell>
        </table:table-row>
        <table:table-row table:style-name="ro1">
          <table:table-cell office:value-type="string" calcext:value-type="string">
            <text:p>K1.10</text:p>
          </table:table-cell>
          <table:table-cell office:value-type="string" calcext:value-type="string">
            <text:p>LD00824</text:p>
          </table:table-cell>
          <table:table-cell office:value-type="string" calcext:value-type="string">
            <text:p>Muzeum Sztuki w Łodzi ms2</text:p>
          </table:table-cell>
          <table:table-cell office:value-type="string" calcext:value-type="string">
            <text:p>Kolekcja obejmuje dzieła sztuki artystów tworzących w XX i XXI wieku. Ekspozycja zajmuje trzy piętra należącego do Muzeum Sztuki budynku w kompleksie łódzkiej Manufaktury.</text:p>
          </table:table-cell>
          <table:table-cell office:value-type="string" calcext:value-type="string">
            <text:p>W KKP wszytkie oddziały muzeum występują zbiorczo jako jeden obiekt w CKKP zostały rozdzielone na osobne rekord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1934</text:p>
          </table:table-cell>
          <table:table-cell office:value-type="string" calcext:value-type="string">
            <text:p>pl:Muzeum Sztuki w Łodzi</text:p>
          </table:table-cell>
          <table:table-cell office:value-type="string" calcext:value-type="string">
            <text:p>2024-10-14</text:p>
          </table:table-cell>
          <table:table-cell office:value-type="float" office:value="19.4465083294888" calcext:value-type="float">
            <text:p>19,4465083294888</text:p>
          </table:table-cell>
          <table:table-cell office:value-type="float" office:value="51.7788252985612" calcext:value-type="float">
            <text:p>51,7788252985612</text:p>
          </table:table-cell>
        </table:table-row>
        <table:table-row table:style-name="ro1">
          <table:table-cell office:value-type="string" calcext:value-type="string">
            <text:p>K1.10</text:p>
          </table:table-cell>
          <table:table-cell office:value-type="string" calcext:value-type="string">
            <text:p>LD00357</text:p>
          </table:table-cell>
          <table:table-cell office:value-type="string" calcext:value-type="string">
            <text:p>Muzeum Sztuki w Łodzi - Pałac Herbsta</text:p>
          </table:table-cell>
          <table:table-cell office:value-type="string" calcext:value-type="string">
            <text:p>Kolekcja obejmuje dzieła z zakresu malarstwa, rzeźby i obiektów przestrzennych, rysunku, grafiki oraz fotografii, wideo i instalacji. Jest największą i najstarszą muzealną kolekcją sztuki nowoczesnej w tej części Europy.</text:p>
          </table:table-cell>
          <table:table-cell office:value-type="string" calcext:value-type="string">
            <text:p>W KKP wszytkie oddziały muzeum występują zbiorczo jako jeden obiekt w CKKP zostały rozdzielone na osobne rekord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1934</text:p>
          </table:table-cell>
          <table:table-cell office:value-type="string" calcext:value-type="string">
            <text:p>pl:Muzeum Sztuki w Łodzi</text:p>
          </table:table-cell>
          <table:table-cell office:value-type="string" calcext:value-type="string">
            <text:p>2024-10-14</text:p>
          </table:table-cell>
          <table:table-cell office:value-type="float" office:value="19.4847507835109" calcext:value-type="float">
            <text:p>19,4847507835109</text:p>
          </table:table-cell>
          <table:table-cell office:value-type="float" office:value="51.7542924102905" calcext:value-type="float">
            <text:p>51,7542924102905</text:p>
          </table:table-cell>
        </table:table-row>
        <table:table-row table:style-name="ro1">
          <table:table-cell office:value-type="string" calcext:value-type="string">
            <text:p>K1.10</text:p>
          </table:table-cell>
          <table:table-cell office:value-type="string" calcext:value-type="string">
            <text:p>LD00823</text:p>
          </table:table-cell>
          <table:table-cell office:value-type="string" calcext:value-type="string">
            <text:p>Muzeum Sztuki w Łodzi ms1</text:p>
          </table:table-cell>
          <table:table-cell office:value-type="string" calcext:value-type="string">
            <text:p>Znajduje się w pałacu Maurycego Poznańskiego. W tym oddziale muzeum znajduje się tu zaprojektowana przez Władysława Strzemińskiego Sala Neoplastyczna, która stanowiła centrum ekspozycji Międzynarodowej Kolekcji Sztuki Nowoczesnej grupy „a.r” Na dwóch piętrach przestrzeni ekspozycyjnej realizowane są wystawy czasowe prezentujące interesujące zjawiska w sztuce współczesnej.</text:p>
          </table:table-cell>
          <table:table-cell office:value-type="string" calcext:value-type="string">
            <text:p>W KKP wszytkie oddziały muzeum występują zbiorczo jako jeden obiekt w CKKP zostały rozdzielone na osobne rekord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1934</text:p>
          </table:table-cell>
          <table:table-cell office:value-type="string" calcext:value-type="string">
            <text:p>pl:Muzeum Sztuki w Łodzi</text:p>
          </table:table-cell>
          <table:table-cell office:value-type="string" calcext:value-type="string">
            <text:p>2024-10-14</text:p>
          </table:table-cell>
          <table:table-cell office:value-type="float" office:value="19.4479659438824" calcext:value-type="float">
            <text:p>19,4479659438824</text:p>
          </table:table-cell>
          <table:table-cell office:value-type="float" office:value="51.7717070936829" calcext:value-type="float">
            <text:p>51,7717070936829</text:p>
          </table:table-cell>
        </table:table-row>
        <table:table-row table:style-name="ro1">
          <table:table-cell office:value-type="string" calcext:value-type="string">
            <text:p>K1.20</text:p>
          </table:table-cell>
          <table:table-cell office:value-type="string" calcext:value-type="string">
            <text:p>LD00361</text:p>
          </table:table-cell>
          <table:table-cell office:value-type="string" calcext:value-type="string">
            <text:p>Zespół budynków „Księży Młyn” w Łodzi</text:p>
          </table:table-cell>
          <table:table-cell office:value-type="string" calcext:value-type="string">
            <text:p>Zespół fabryk włókienniczych (przede wszystkim przędzalni bawełny) i obiektów towarzyszących, budowanych na terenie Łodzi od 1824 r.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84754</text:p>
          </table:table-cell>
          <table:table-cell office:value-type="string" calcext:value-type="string">
            <text:p>pl:Księży Młyn</text:p>
          </table:table-cell>
          <table:table-cell office:value-type="string" calcext:value-type="string">
            <text:p>2024-10-14</text:p>
          </table:table-cell>
          <table:table-cell office:value-type="float" office:value="19.482046949808" calcext:value-type="float">
            <text:p>19,482046949808</text:p>
          </table:table-cell>
          <table:table-cell office:value-type="float" office:value="51.7548488869603" calcext:value-type="float">
            <text:p>51,7548488869603</text:p>
          </table:table-cell>
        </table:table-row>
        <table:table-row table:style-name="ro1">
          <table:table-cell office:value-type="string" calcext:value-type="string">
            <text:p>K1.20</text:p>
          </table:table-cell>
          <table:table-cell office:value-type="string" calcext:value-type="string">
            <text:p>LD00360</text:p>
          </table:table-cell>
          <table:table-cell office:value-type="string" calcext:value-type="string">
            <text:p>Willa Leopolda Kindermanna w Łodzi</text:p>
          </table:table-cell>
          <table:table-cell office:value-type="string" calcext:value-type="string">
            <text:p>Jeden z najlepszych przykładów architektury secesyjnej w Polsce i Europie. Jednolita stylowo zewnętrznie i we wnętrzach (stiuki, witraże). W budynku mieści się Galeria Willa będąca częścią Miejskiej Galerii Sztuki w Łodz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573321</text:p>
          </table:table-cell>
          <table:table-cell office:value-type="string" calcext:value-type="string">
            <text:p>pl:Willa Leopolda Kindermanna</text:p>
          </table:table-cell>
          <table:table-cell office:value-type="string" calcext:value-type="string">
            <text:p>2024-10-14</text:p>
          </table:table-cell>
          <table:table-cell office:value-type="float" office:value="19.4516090019189" calcext:value-type="float">
            <text:p>19,4516090019189</text:p>
          </table:table-cell>
          <table:table-cell office:value-type="float" office:value="51.7691096302706" calcext:value-type="float">
            <text:p>51,7691096302706</text:p>
          </table:table-cell>
        </table:table-row>
        <table:table-row table:style-name="ro1">
          <table:table-cell office:value-type="string" calcext:value-type="string">
            <text:p>P.3.00</text:p>
          </table:table-cell>
          <table:table-cell office:value-type="string" calcext:value-type="string">
            <text:p>PD00010</text:p>
          </table:table-cell>
          <table:table-cell office:value-type="string" calcext:value-type="string">
            <text:p>Rezerwat „Głazowisko Bachanowo nad Czarną Hańczą"</text:p>
          </table:table-cell>
          <table:table-cell office:value-type="string" calcext:value-type="string">
            <text:p>Geologiczno-krajobrazowy rezerwat przyrody o powierzchni 0,98 ha, objęty ochroną częściową, położony na Suwalszczyźnie. Jest to obszar w widłach rzeki Czarna Hańcza i jej dopływu – strumienia Kozikówka, pokryty dużą ilością głazów narzutowych. Rezerwat znajduje się w granicach Suwalskiego Parku Krajobrazow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08434</text:p>
          </table:table-cell>
          <table:table-cell office:value-type="string" calcext:value-type="string">
            <text:p>pl:Rezerwat przyrody Głazowisko Bachanowo nad Czarną Hańczą</text:p>
          </table:table-cell>
          <table:table-cell office:value-type="string" calcext:value-type="string">
            <text:p>2024-10-14</text:p>
          </table:table-cell>
          <table:table-cell office:value-type="float" office:value="22.7912549986791" calcext:value-type="float">
            <text:p>22,7912549986791</text:p>
          </table:table-cell>
          <table:table-cell office:value-type="float" office:value="54.2354278012717" calcext:value-type="float">
            <text:p>54,2354278012717</text:p>
          </table:table-cell>
        </table:table-row>
        <table:table-row table:style-name="ro1">
          <table:table-cell office:value-type="string" calcext:value-type="string">
            <text:p>K1.20</text:p>
          </table:table-cell>
          <table:table-cell office:value-type="string" calcext:value-type="string">
            <text:p>WP00102</text:p>
          </table:table-cell>
          <table:table-cell office:value-type="string" calcext:value-type="string">
            <text:p>Fort Winiary - Cytadela Poznańska</text:p>
          </table:table-cell>
          <table:table-cell office:value-type="string" calcext:value-type="string">
            <text:p>Centralny fort w strukturze umocnień Twierdzy Poznań (niem. Festung Posen) położony na Wzgórzu Winiarskim w Poznani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3208</text:p>
          </table:table-cell>
          <table:table-cell office:value-type="string" calcext:value-type="string">
            <text:p>pl:Fort Winiary</text:p>
          </table:table-cell>
          <table:table-cell office:value-type="string" calcext:value-type="string">
            <text:p>2024-10-14</text:p>
          </table:table-cell>
          <table:table-cell office:value-type="float" office:value="16.9351255545584" calcext:value-type="float">
            <text:p>16,9351255545584</text:p>
          </table:table-cell>
          <table:table-cell office:value-type="float" office:value="52.4213433592319" calcext:value-type="float">
            <text:p>52,4213433592319</text:p>
          </table:table-cell>
        </table:table-row>
        <table:table-row table:style-name="ro1">
          <table:table-cell office:value-type="string" calcext:value-type="string">
            <text:p>K1.10</text:p>
          </table:table-cell>
          <table:table-cell office:value-type="string" calcext:value-type="string">
            <text:p>ZP00114</text:p>
          </table:table-cell>
          <table:table-cell office:value-type="string" calcext:value-type="string">
            <text:p>Zamek Książąt Pomorskich – Muzeum w Darłowie</text:p>
          </table:table-cell>
          <table:table-cell office:value-type="string" calcext:value-type="string">
            <text:p>Gotycki zamek w Darłowie, dawna rezydencja dynastii Gryfitów. Muzeum gromadzi eksponaty z zakresu wyposażenia wnętrz, rzemiosła artystycznego, etnografii pomorskiej, sztuki sakralnej i sztuki Wschod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0388107</text:p>
          </table:table-cell>
          <table:table-cell office:value-type="string" calcext:value-type="string">
            <text:p>pl:Zamek Książąt Pomorskich – Muzeum w Darłowie</text:p>
          </table:table-cell>
          <table:table-cell office:value-type="string" calcext:value-type="string">
            <text:p>2024-10-14</text:p>
          </table:table-cell>
          <table:table-cell office:value-type="float" office:value="16.4119245965468" calcext:value-type="float">
            <text:p>16,4119245965468</text:p>
          </table:table-cell>
          <table:table-cell office:value-type="float" office:value="54.4197601991414" calcext:value-type="float">
            <text:p>54,4197601991414</text:p>
          </table:table-cell>
        </table:table-row>
        <table:table-row table:style-name="ro1">
          <table:table-cell office:value-type="string" calcext:value-type="string">
            <text:p>K1.20</text:p>
          </table:table-cell>
          <table:table-cell office:value-type="string" calcext:value-type="string">
            <text:p>OP00475</text:p>
          </table:table-cell>
          <table:table-cell office:value-type="string" calcext:value-type="string">
            <text:p>Amfiteatr Tysiąclecia w Opolu</text:p>
          </table:table-cell>
          <table:table-cell office:value-type="string" calcext:value-type="string">
            <text:p>Jeden z najbardziej znanych obiektów tego typu w Polsce oraz jeden z najbardziej znanych symboli miasta. W amfiteatrze działa Narodowe Centrum Polskiej Piosenki oraz Muzeum Polskiej Piosenk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50001</text:p>
          </table:table-cell>
          <table:table-cell office:value-type="string" calcext:value-type="string">
            <text:p>pl:Amfiteatr Tysiąclecia w Opolu</text:p>
          </table:table-cell>
          <table:table-cell office:value-type="string" calcext:value-type="string">
            <text:p>2024-10-14</text:p>
          </table:table-cell>
          <table:table-cell office:value-type="float" office:value="17.9178901324212" calcext:value-type="float">
            <text:p>17,9178901324212</text:p>
          </table:table-cell>
          <table:table-cell office:value-type="float" office:value="50.6672996021627" calcext:value-type="float">
            <text:p>50,6672996021627</text:p>
          </table:table-cell>
        </table:table-row>
        <table:table-row table:style-name="ro1">
          <table:table-cell office:value-type="string" calcext:value-type="string">
            <text:p>K1.20</text:p>
          </table:table-cell>
          <table:table-cell office:value-type="string" calcext:value-type="string">
            <text:p>WP00002</text:p>
          </table:table-cell>
          <table:table-cell office:value-type="string" calcext:value-type="string">
            <text:p>Pałac Myśliwski w Antoninie</text:p>
          </table:table-cell>
          <table:table-cell office:value-type="string" calcext:value-type="string">
            <text:p>Drewniany Pałac Myśliwski książąt Radziwiłłów zbudowany w latach 1822–1824 przez Karla Friedricha Schinkla dla księcia Antoniego Radziwiłła. <text:s/>Zbudowany na planie krzyża greckiego – korpus główny o kształcie oktagonalnym, do którego dobudowano cztery niższe skrzydł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4911</text:p>
          </table:table-cell>
          <table:table-cell office:value-type="string" calcext:value-type="string">
            <text:p>pl:Pałac w Antoninie</text:p>
          </table:table-cell>
          <table:table-cell office:value-type="string" calcext:value-type="string">
            <text:p>2024-10-14</text:p>
          </table:table-cell>
          <table:table-cell office:value-type="float" office:value="17.8505421678296" calcext:value-type="float">
            <text:p>17,8505421678296</text:p>
          </table:table-cell>
          <table:table-cell office:value-type="float" office:value="51.5167368765582" calcext:value-type="float">
            <text:p>51,5167368765582</text:p>
          </table:table-cell>
        </table:table-row>
        <table:table-row table:style-name="ro1">
          <table:table-cell office:value-type="string" calcext:value-type="string">
            <text:p>K1.40</text:p>
          </table:table-cell>
          <table:table-cell office:value-type="string" calcext:value-type="string">
            <text:p>PK00004</text:p>
          </table:table-cell>
          <table:table-cell office:value-type="string" calcext:value-type="string">
            <text:p>Bazylika archikatedralna Wniebowzięcia Najświętszej Maryi Panny i św. Jana Chrzciciela w Przemyślu</text:p>
          </table:table-cell>
          <table:table-cell office:value-type="string" calcext:value-type="string">
            <text:p>Główna świątynia Archidiecezji Przemyskiej, znajdująca się w Przemyślu przy placu Katedralnym. Budowę obecnej katedry w stylu gotyckim rozpoczął w 1452 roku biskup Mikołaj Błażejowski. Po przebudowe w 1724 r. nadano jest stylistykę barokową.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5052346</text:p>
          </table:table-cell>
          <table:table-cell office:value-type="string" calcext:value-type="string">
            <text:p>pl:Bazylika archikatedralna Wniebowzięcia Najświętszej Maryi Panny i św. Jana Chrzciciela w Przemyślu</text:p>
          </table:table-cell>
          <table:table-cell office:value-type="string" calcext:value-type="string">
            <text:p>2024-10-14</text:p>
          </table:table-cell>
          <table:table-cell office:value-type="float" office:value="22.7682067480694" calcext:value-type="float">
            <text:p>22,7682067480694</text:p>
          </table:table-cell>
          <table:table-cell office:value-type="float" office:value="49.7809543435564" calcext:value-type="float">
            <text:p>49,7809543435564</text:p>
          </table:table-cell>
        </table:table-row>
        <table:table-row table:style-name="ro1">
          <table:table-cell office:value-type="string" calcext:value-type="string">
            <text:p>P.3.00</text:p>
          </table:table-cell>
          <table:table-cell office:value-type="string" calcext:value-type="string">
            <text:p>LD00022</text:p>
          </table:table-cell>
          <table:table-cell office:value-type="string" calcext:value-type="string">
            <text:p>Kopalnia Węgla Brunatnego „Bełchatów”</text:p>
          </table:table-cell>
          <table:table-cell office:value-type="string" calcext:value-type="string">
            <text:p>Jedyny w Polsce zbudowany przez człowieka obiekt widoczny z kosmosu. Odkrywka Pola Bełchatów ma długość 8,5 km, a w najszerszym miejscu jej szerokość osiąga 3,25 km. Głębokość odkrywki wynosi 310 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900408</text:p>
          </table:table-cell>
          <table:table-cell office:value-type="string" calcext:value-type="string">
            <text:p>pl:Kopalnia Węgla Brunatnego „Bełchatów”</text:p>
          </table:table-cell>
          <table:table-cell office:value-type="string" calcext:value-type="string">
            <text:p>2024-10-14</text:p>
          </table:table-cell>
          <table:table-cell office:value-type="float" office:value="19.2956313858488" calcext:value-type="float">
            <text:p>19,2956313858488</text:p>
          </table:table-cell>
          <table:table-cell office:value-type="float" office:value="51.239415332356" calcext:value-type="float">
            <text:p>51,239415332356</text:p>
          </table:table-cell>
        </table:table-row>
        <table:table-row table:style-name="ro1">
          <table:table-cell office:value-type="string" calcext:value-type="string">
            <text:p>P.3.00</text:p>
          </table:table-cell>
          <table:table-cell office:value-type="string" calcext:value-type="string">
            <text:p>DS00043</text:p>
          </table:table-cell>
          <table:table-cell office:value-type="string" calcext:value-type="string">
            <text:p>Kopalnia Węgla Brunatnego „Turów” w Bogatyni</text:p>
          </table:table-cell>
          <table:table-cell office:value-type="string" calcext:value-type="string">
            <text:p>Kopalnia eksploatowana w sposób przemysłowy metodą odkrywkową od 1904 r, obejmująca swym obszarem dawną miejscowość Turosz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56623</text:p>
          </table:table-cell>
          <table:table-cell office:value-type="string" calcext:value-type="string">
            <text:p>pl:Kopalnia Węgla Brunatnego „Turów”</text:p>
          </table:table-cell>
          <table:table-cell office:value-type="string" calcext:value-type="string">
            <text:p>2024-10-14</text:p>
          </table:table-cell>
          <table:table-cell office:value-type="float" office:value="14.8994632955835" calcext:value-type="float">
            <text:p>14,8994632955835</text:p>
          </table:table-cell>
          <table:table-cell office:value-type="float" office:value="50.907592026684" calcext:value-type="float">
            <text:p>50,907592026684</text:p>
          </table:table-cell>
        </table:table-row>
        <table:table-row table:style-name="ro1">
          <table:table-cell office:value-type="string" calcext:value-type="string">
            <text:p>K1.40</text:p>
          </table:table-cell>
          <table:table-cell office:value-type="string" calcext:value-type="string">
            <text:p>LU00003</text:p>
          </table:table-cell>
          <table:table-cell office:value-type="string" calcext:value-type="string">
            <text:p>Archikatedra św. Jana Chrzciciela i św. Jana Ewangelisty w Lublinie</text:p>
          </table:table-cell>
          <table:table-cell office:value-type="string" calcext:value-type="string">
            <text:p>Dawna świątynia Jezuitów, ukończona w 1625, zbudowana w stylu barokowym, z dodatkiem detali renesansowych. Jeden z największych kościołów w Lublin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98814</text:p>
          </table:table-cell>
          <table:table-cell office:value-type="string" calcext:value-type="string">
            <text:p>pl:Archikatedra św. Jana Chrzciciela i św. Jana Ewangelisty w Lublinie</text:p>
          </table:table-cell>
          <table:table-cell office:value-type="string" calcext:value-type="string">
            <text:p>2024-10-14</text:p>
          </table:table-cell>
          <table:table-cell office:value-type="float" office:value="22.5687004139774" calcext:value-type="float">
            <text:p>22,5687004139774</text:p>
          </table:table-cell>
          <table:table-cell office:value-type="float" office:value="51.2467325215613" calcext:value-type="float">
            <text:p>51,2467325215613</text:p>
          </table:table-cell>
        </table:table-row>
        <table:table-row table:style-name="ro1">
          <table:table-cell office:value-type="string" calcext:value-type="string">
            <text:p>K1.40</text:p>
          </table:table-cell>
          <table:table-cell office:value-type="string" calcext:value-type="string">
            <text:p>ZP00227</text:p>
          </table:table-cell>
          <table:table-cell office:value-type="string" calcext:value-type="string">
            <text:p>Kościół pw. Najświętszej Maryi Panny, Świętego Jana Chrzciciela i Świętego Faustyna biskupa w Kamieniu Pomorskim</text:p>
          </table:table-cell>
          <table:table-cell office:value-type="string" calcext:value-type="string">
            <text:p>Romańsko-gotycka, ceglana, trójnawowa bazylika z wirydarzem. Kościół parafii rzymskokatolickiej św. Ottona. Historyczna katedra diecezji kamieńskiej. </text:p>
          </table:table-cell>
          <table:table-cell office:value-type="string" calcext:value-type="string">
            <text:p>Obiekt występował w KKP pod nazwą "Katedra pw. św. Jana Chrzciciela w Kamieńu Pomorskim" w CKKP zmieniona na pełną nazwę.</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236632</text:p>
          </table:table-cell>
          <table:table-cell office:value-type="string" calcext:value-type="string">
            <text:p>pl:Konkatedra św. Jana Chrzciciela w Kamieniu Pomorskim</text:p>
          </table:table-cell>
          <table:table-cell office:value-type="string" calcext:value-type="string">
            <text:p>2024-10-14</text:p>
          </table:table-cell>
          <table:table-cell office:value-type="float" office:value="14.7725563315693" calcext:value-type="float">
            <text:p>14,7725563315693</text:p>
          </table:table-cell>
          <table:table-cell office:value-type="float" office:value="53.9732285270666" calcext:value-type="float">
            <text:p>53,9732285270666</text:p>
          </table:table-cell>
        </table:table-row>
        <table:table-row table:style-name="ro1">
          <table:table-cell office:value-type="string" calcext:value-type="string">
            <text:p>K1.10</text:p>
          </table:table-cell>
          <table:table-cell office:value-type="string" calcext:value-type="string">
            <text:p>PM00141</text:p>
          </table:table-cell>
          <table:table-cell office:value-type="string" calcext:value-type="string">
            <text:p>Akwarium Gdyńskie</text:p>
          </table:table-cell>
          <table:table-cell office:value-type="string" calcext:value-type="string">
            <text:p>Muzeum otwarto w 1971 r. Część wystawiennicza jest podzielona na osiem sal tematycznych, zajmujących pięć pięter budynku w którym znajduje się 76 akwariów o łącznej pojemności ponad 600 ton wody. W akwariach żyje ponad 1 500 organizmów z około 250 gatunk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23152</text:p>
          </table:table-cell>
          <table:table-cell office:value-type="string" calcext:value-type="string">
            <text:p>pl:Akwarium Gdyńskie</text:p>
          </table:table-cell>
          <table:table-cell office:value-type="string" calcext:value-type="string">
            <text:p>2024-10-14</text:p>
          </table:table-cell>
          <table:table-cell office:value-type="float" office:value="18.5572155747895" calcext:value-type="float">
            <text:p>18,5572155747895</text:p>
          </table:table-cell>
          <table:table-cell office:value-type="float" office:value="54.5183482912823" calcext:value-type="float">
            <text:p>54,5183482912823</text:p>
          </table:table-cell>
        </table:table-row>
        <table:table-row table:style-name="ro1">
          <table:table-cell office:value-type="string" calcext:value-type="string">
            <text:p>P1.30</text:p>
          </table:table-cell>
          <table:table-cell office:value-type="string" calcext:value-type="string">
            <text:p>PM00008</text:p>
          </table:table-cell>
          <table:table-cell office:value-type="string" calcext:value-type="string">
            <text:p>Rezerwat „Jar rzeki Raduni” w Babim Dole</text:p>
          </table:table-cell>
          <table:table-cell office:value-type="string" calcext:value-type="string">
            <text:p>Krajobrazowy rezerwat przyrody na Pojezierzu Kaszubskim w powiecie kartuskim, utworzony w 1972 roku. Zajmuje powierzchnię 84,24 ha (akt powołujący podawał 74,26 ha). Znajduje się w całości w Obszarze Chronionego Krajobrazu Doliny Raduni, <text:s/>włączony do sieci Natura 2000.</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79811</text:p>
          </table:table-cell>
          <table:table-cell office:value-type="string" calcext:value-type="string">
            <text:p>pl:Jar Rzeki Raduni</text:p>
          </table:table-cell>
          <table:table-cell office:value-type="string" calcext:value-type="string">
            <text:p>2024-10-14</text:p>
          </table:table-cell>
          <table:table-cell office:value-type="float" office:value="18.3004424939814" calcext:value-type="float">
            <text:p>18,3004424939814</text:p>
          </table:table-cell>
          <table:table-cell office:value-type="float" office:value="54.3051859402147" calcext:value-type="float">
            <text:p>54,3051859402147</text:p>
          </table:table-cell>
        </table:table-row>
        <table:table-row table:style-name="ro1">
          <table:table-cell office:value-type="string" calcext:value-type="string">
            <text:p>K1.40</text:p>
          </table:table-cell>
          <table:table-cell office:value-type="string" calcext:value-type="string">
            <text:p>WP00049</text:p>
          </table:table-cell>
          <table:table-cell office:value-type="string" calcext:value-type="string">
            <text:p>Kościół pw. Narodzenia Najświętszej Maryi Panny „Na pólku” w Bralinie</text:p>
          </table:table-cell>
          <table:table-cell office:value-type="string" calcext:value-type="string">
            <text:p>Drewniany kościół rzymskokatolick zbudowany na planie krzyża greskiego. Wybudowany w 1711 roku i położony <text:s/>około 1700 metrów od centrum Bralina. Pełni funkcję kościoła odpustowego i jest popularnym miejscem lokalnych pielgrzymek.</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505</text:p>
          </table:table-cell>
          <table:table-cell office:value-type="string" calcext:value-type="string">
            <text:p>pl:Kościół Narodzenia Najświętszej Maryi Panny na Pólku pod Bralinem</text:p>
          </table:table-cell>
          <table:table-cell office:value-type="string" calcext:value-type="string">
            <text:p>2024-10-14</text:p>
          </table:table-cell>
          <table:table-cell office:value-type="float" office:value="17.9012552640547" calcext:value-type="float">
            <text:p>17,9012552640547</text:p>
          </table:table-cell>
          <table:table-cell office:value-type="float" office:value="51.2865381431385" calcext:value-type="float">
            <text:p>51,2865381431385</text:p>
          </table:table-cell>
        </table:table-row>
        <table:table-row table:style-name="ro1">
          <table:table-cell office:value-type="string" calcext:value-type="string">
            <text:p>K1.40</text:p>
          </table:table-cell>
          <table:table-cell office:value-type="string" calcext:value-type="string">
            <text:p>DS00658</text:p>
          </table:table-cell>
          <table:table-cell office:value-type="string" calcext:value-type="string">
            <text:p>Ewangelicki Kościół Pokoju w Świdnicy</text:p>
          </table:table-cell>
          <table:table-cell office:value-type="string" calcext:value-type="string">
            <text:p>Największa drewniana barokowa świątynia w Europie, zabytkowy budynek sakralny wybudowany na mocy porozumień traktatu westfalskiego zawartego w 1648r. i kończącego wojnę trzydziestoletnią.</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456840</text:p>
          </table:table-cell>
          <table:table-cell office:value-type="string" calcext:value-type="string">
            <text:p>pl:Kościół Pokoju w Świdnicy</text:p>
          </table:table-cell>
          <table:table-cell office:value-type="string" calcext:value-type="string">
            <text:p>2024-10-14</text:p>
          </table:table-cell>
          <table:table-cell office:value-type="float" office:value="16.4916637476238" calcext:value-type="float">
            <text:p>16,4916637476238</text:p>
          </table:table-cell>
          <table:table-cell office:value-type="float" office:value="50.8464958755024" calcext:value-type="float">
            <text:p>50,8464958755024</text:p>
          </table:table-cell>
        </table:table-row>
        <table:table-row table:style-name="ro1">
          <table:table-cell office:value-type="string" calcext:value-type="string">
            <text:p>K1.40</text:p>
          </table:table-cell>
          <table:table-cell office:value-type="string" calcext:value-type="string">
            <text:p>DS00209</text:p>
          </table:table-cell>
          <table:table-cell office:value-type="string" calcext:value-type="string">
            <text:p>Ewangelicki Kościół Pokoju w Jaworze</text:p>
          </table:table-cell>
          <table:table-cell office:value-type="string" calcext:value-type="string">
            <text:p>Drewniany kościół ewangelicki o konstrukcji szachulcowej, jest zabytkowym budynkiem sakralnym wybudowanym na mocy porozumień pokoju westfalskiego zawartego w 1648r. i kończącego wojnę trzydziestoletnią.</text:p>
          </table:table-cell>
          <table:table-cell/>
          <table:table-cell office:value-type="string" calcext:value-type="string">
            <text:p>area</text:p>
          </table:table-cell>
          <table:table-cell table:number-columns-repeated="3" office:value-type="string" calcext:value-type="string">
            <text:p>yes</text:p>
          </table:table-cell>
          <table:table-cell office:value-type="string" calcext:value-type="string">
            <text:p>Q13586340</text:p>
          </table:table-cell>
          <table:table-cell office:value-type="string" calcext:value-type="string">
            <text:p>pl:Kościół Pokoju w Jaworze</text:p>
          </table:table-cell>
          <table:table-cell office:value-type="string" calcext:value-type="string">
            <text:p>2024-10-14</text:p>
          </table:table-cell>
          <table:table-cell office:value-type="float" office:value="16.1890966624468" calcext:value-type="float">
            <text:p>16,1890966624468</text:p>
          </table:table-cell>
          <table:table-cell office:value-type="float" office:value="51.0539230017717" calcext:value-type="float">
            <text:p>51,0539230017717</text:p>
          </table:table-cell>
        </table:table-row>
        <table:table-row table:style-name="ro1">
          <table:table-cell office:value-type="string" calcext:value-type="string">
            <text:p>K1.40</text:p>
          </table:table-cell>
          <table:table-cell office:value-type="string" calcext:value-type="string">
            <text:p>KP00199</text:p>
          </table:table-cell>
          <table:table-cell office:value-type="string" calcext:value-type="string">
            <text:p>Kościół pw. Imienia Najświętszej Maryi Panny w Inowrocławiu</text:p>
          </table:table-cell>
          <table:table-cell office:value-type="string" calcext:value-type="string">
            <text:p>Najstarszy kościół Inowrocławia i jeden z najstarszych na Kujawach, sięgający metryką końca XII wieku. Znajduje się na szczycie wyniesienia, zwanego Białą Górą.Otoczony jest najstarszym (częściowo zachowanym) inowrocławskim cmentarz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055</text:p>
          </table:table-cell>
          <table:table-cell office:value-type="string" calcext:value-type="string">
            <text:p>pl:Kościół Imienia Najświętszej Maryi Panny w Inowrocławiu</text:p>
          </table:table-cell>
          <table:table-cell office:value-type="string" calcext:value-type="string">
            <text:p>2024-10-14</text:p>
          </table:table-cell>
          <table:table-cell office:value-type="float" office:value="18.2636542247413" calcext:value-type="float">
            <text:p>18,2636542247413</text:p>
          </table:table-cell>
          <table:table-cell office:value-type="float" office:value="52.8000440734137" calcext:value-type="float">
            <text:p>52,8000440734137</text:p>
          </table:table-cell>
        </table:table-row>
        <table:table-row table:style-name="ro1">
          <table:table-cell office:value-type="string" calcext:value-type="string">
            <text:p>K1.40</text:p>
          </table:table-cell>
          <table:table-cell office:value-type="string" calcext:value-type="string">
            <text:p>SK00827</text:p>
          </table:table-cell>
          <table:table-cell office:value-type="string" calcext:value-type="string">
            <text:p>Kościół pw.św. Józefa w Klimontowie</text:p>
          </table:table-cell>
          <table:table-cell office:value-type="string" calcext:value-type="string">
            <text:p>Świątynię ufundowaną w 1637 r. przez Jerzego Ossolińskiego zbudowano w latach 1643–1650 według projektu Wawrzyńca Senesa w stylu barokow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20</text:p>
          </table:table-cell>
          <table:table-cell office:value-type="string" calcext:value-type="string">
            <text:p>pl:Kościół św. Józefa w Klimontowie</text:p>
          </table:table-cell>
          <table:table-cell office:value-type="string" calcext:value-type="string">
            <text:p>2024-10-14</text:p>
          </table:table-cell>
          <table:table-cell office:value-type="float" office:value="21.4487613326707" calcext:value-type="float">
            <text:p>21,4487613326707</text:p>
          </table:table-cell>
          <table:table-cell office:value-type="float" office:value="50.6578237176939" calcext:value-type="float">
            <text:p>50,6578237176939</text:p>
          </table:table-cell>
        </table:table-row>
        <table:table-row table:style-name="ro1">
          <table:table-cell office:value-type="string" calcext:value-type="string">
            <text:p>K1.40</text:p>
          </table:table-cell>
          <table:table-cell office:value-type="string" calcext:value-type="string">
            <text:p>PK00839</text:p>
          </table:table-cell>
          <table:table-cell office:value-type="string" calcext:value-type="string">
            <text:p>Kościół św. Teresy w Przemyślu</text:p>
          </table:table-cell>
          <table:table-cell office:value-type="string" calcext:value-type="string">
            <text:p>Późnorenesansowy XVII-wieczny zespół klasztorny karmelitów bosych i kościół pw. św. Teresy z Ávili położony przy ulicy Karmelickiej. Usytuowany na wzgórzu, jako jedna z najwyżej położonych przemyskich świątyń.</text:p>
          </table:table-cell>
          <table:table-cell office:value-type="string" calcext:value-type="string">
            <text:p>Kościół i klasztor Karmelitów bosych w Przemyślu występowały w KKP jako jeden objekt, zostały rozdzielone w CKKP jako osobne budyn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4537</text:p>
          </table:table-cell>
          <table:table-cell office:value-type="string" calcext:value-type="string">
            <text:p>pl:Kościół i klasztor Karmelitów bosych w Przemyślu</text:p>
          </table:table-cell>
          <table:table-cell office:value-type="string" calcext:value-type="string">
            <text:p>2024-10-14</text:p>
          </table:table-cell>
          <table:table-cell office:value-type="float" office:value="22.7712899313989" calcext:value-type="float">
            <text:p>22,7712899313989</text:p>
          </table:table-cell>
          <table:table-cell office:value-type="float" office:value="49.7800698834079" calcext:value-type="float">
            <text:p>49,7800698834079</text:p>
          </table:table-cell>
        </table:table-row>
        <table:table-row table:style-name="ro1">
          <table:table-cell office:value-type="string" calcext:value-type="string">
            <text:p>K1.40</text:p>
          </table:table-cell>
          <table:table-cell office:value-type="string" calcext:value-type="string">
            <text:p>PK00813</text:p>
          </table:table-cell>
          <table:table-cell office:value-type="string" calcext:value-type="string">
            <text:p>Klasztor Karmelitów Bosych w Przemyślu</text:p>
          </table:table-cell>
          <table:table-cell office:value-type="string" calcext:value-type="string">
            <text:p>Zespół budynków klasztornych został wybudowany w latach 1620–1630 w stylu późnego renesansu dla Prowincji Polskiej zakonu karmelitów bosych z fundacji Marcina Krasickiego – wojewody podolskiego, starosty przemyskiego i właściciela Krasiczyna.</text:p>
          </table:table-cell>
          <table:table-cell office:value-type="string" calcext:value-type="string">
            <text:p>Kościół i klasztor Karmelitów bosych w Przemyślu występowały w KKP jako jeden objekt, zostały rozdzielone w CKKP jako osbne budyn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584537</text:p>
          </table:table-cell>
          <table:table-cell office:value-type="string" calcext:value-type="string">
            <text:p>pl:Kościół i klasztor Karmelitów bosych w Przemyślu</text:p>
          </table:table-cell>
          <table:table-cell office:value-type="string" calcext:value-type="string">
            <text:p>2024-10-14</text:p>
          </table:table-cell>
          <table:table-cell office:value-type="float" office:value="22.7717367810109" calcext:value-type="float">
            <text:p>22,7717367810109</text:p>
          </table:table-cell>
          <table:table-cell office:value-type="float" office:value="49.7800554424486" calcext:value-type="float">
            <text:p>49,7800554424486</text:p>
          </table:table-cell>
        </table:table-row>
        <table:table-row table:style-name="ro1">
          <table:table-cell office:value-type="string" calcext:value-type="string">
            <text:p>K1.40</text:p>
          </table:table-cell>
          <table:table-cell office:value-type="string" calcext:value-type="string">
            <text:p>LU00261</text:p>
          </table:table-cell>
          <table:table-cell office:value-type="string" calcext:value-type="string">
            <text:p>Bazylika Świętej Anny w Kodniu</text:p>
          </table:table-cell>
          <table:table-cell office:value-type="string" calcext:value-type="string">
            <text:p>Kościół został wzniesiony w latach 1629–1635 w stylu późnego renesansu w miejscu wcześniejszego, drewnianego kościoła. Barokowa fasada pochodzi z 1709 roku. Znajduje się na trasie Szlaku Renesansu Lubelskiego.</text:p>
          </table:table-cell>
          <table:table-cell office:value-type="string" calcext:value-type="string">
            <text:p>Nazwę Kościół pw. św. Anny w Kodeniu k. Terespola zmieniono w CKKP na Bazylika Świętej Anny zgodnie z nazwą powszechnie używan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48935</text:p>
          </table:table-cell>
          <table:table-cell office:value-type="string" calcext:value-type="string">
            <text:p>pl:Bazylika św. Anny w Kodniu</text:p>
          </table:table-cell>
          <table:table-cell office:value-type="string" calcext:value-type="string">
            <text:p>2024-10-14</text:p>
          </table:table-cell>
          <table:table-cell office:value-type="float" office:value="23.6075377706111" calcext:value-type="float">
            <text:p>23,6075377706111</text:p>
          </table:table-cell>
          <table:table-cell office:value-type="float" office:value="51.9138446461266" calcext:value-type="float">
            <text:p>51,9138446461266</text:p>
          </table:table-cell>
        </table:table-row>
        <table:table-row table:style-name="ro1">
          <table:table-cell office:value-type="string" calcext:value-type="string">
            <text:p>K1.40</text:p>
          </table:table-cell>
          <table:table-cell office:value-type="string" calcext:value-type="string">
            <text:p>KP00629</text:p>
          </table:table-cell>
          <table:table-cell office:value-type="string" calcext:value-type="string">
            <text:p>Kościół Świętej Trójcy i Najświętszej Marii Panny w Strzelnie</text:p>
          </table:table-cell>
          <table:table-cell office:value-type="string" calcext:value-type="string">
            <text:p>Trójnawowa bazylika z transeptem i zamkniętym apsydą prezbiterium. Należała do opactwa norbertanek. Budowę kościoła z granitowych kostek rozpoczęto w XII wieku i ukończono dopiero w połowie XIII wieku. Konsekrowany w 1216r.</text:p>
          </table:table-cell>
          <table:table-cell office:value-type="string" calcext:value-type="string">
            <text:p>Kościoły pw. Św. Trójcy i św. Prokopa w Strzelnie występowały w KKP jako jeden obiekt w CKKP zostały rozdzielone</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257593</text:p>
          </table:table-cell>
          <table:table-cell office:value-type="string" calcext:value-type="string">
            <text:p>pl:Kościół Świętej Trójcy i Najświętszej Marii Panny w Strzelnie</text:p>
          </table:table-cell>
          <table:table-cell office:value-type="string" calcext:value-type="string">
            <text:p>2024-10-14</text:p>
          </table:table-cell>
          <table:table-cell office:value-type="float" office:value="18.1797463068123" calcext:value-type="float">
            <text:p>18,1797463068123</text:p>
          </table:table-cell>
          <table:table-cell office:value-type="float" office:value="52.6297878095696" calcext:value-type="float">
            <text:p>52,6297878095696</text:p>
          </table:table-cell>
        </table:table-row>
        <table:table-row table:style-name="ro1">
          <table:table-cell office:value-type="string" calcext:value-type="string">
            <text:p>K1.40</text:p>
          </table:table-cell>
          <table:table-cell office:value-type="string" calcext:value-type="string">
            <text:p>KP00829</text:p>
          </table:table-cell>
          <table:table-cell office:value-type="string" calcext:value-type="string">
            <text:p>Kościoł Prokopa w Strzelnie</text:p>
          </table:table-cell>
          <table:table-cell office:value-type="string" calcext:value-type="string">
            <text:p>Największa romańska świątynia w Polsce zbudowana na planie koła.</text:p>
          </table:table-cell>
          <table:table-cell office:value-type="string" calcext:value-type="string">
            <text:p>Kościoły pw. Św. Trójcy i św. Prokopa w Strzelnie występowały w KKP jako jeden obiekt w CKKP zostały rozdzielone</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516564</text:p>
          </table:table-cell>
          <table:table-cell office:value-type="string" calcext:value-type="string">
            <text:p>pl:Rotunda św. Prokopa w Strzelnie</text:p>
          </table:table-cell>
          <table:table-cell office:value-type="string" calcext:value-type="string">
            <text:p>2024-10-14</text:p>
          </table:table-cell>
          <table:table-cell office:value-type="float" office:value="18.1795692255175" calcext:value-type="float">
            <text:p>18,1795692255175</text:p>
          </table:table-cell>
          <table:table-cell office:value-type="float" office:value="52.6302289222267" calcext:value-type="float">
            <text:p>52,6302289222267</text:p>
          </table:table-cell>
        </table:table-row>
        <table:table-row table:style-name="ro1">
          <table:table-cell office:value-type="string" calcext:value-type="string">
            <text:p>K1.40</text:p>
          </table:table-cell>
          <table:table-cell office:value-type="string" calcext:value-type="string">
            <text:p>KP00773</text:p>
          </table:table-cell>
          <table:table-cell office:value-type="string" calcext:value-type="string">
            <text:p>Zespół dawnego klasztoru Norbertanek w Strzelnie</text:p>
          </table:table-cell>
          <table:table-cell office:value-type="string" calcext:value-type="string">
            <text:p>Zespół dawnego klasztoru składa się z kościoła pw. św. Prokopa, kościoła pw. Świętej Trójcy, klasztoru oraz dworu prepozytów (obecnie plebanii).</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2024-10-14</text:p>
          </table:table-cell>
          <table:table-cell office:value-type="float" office:value="18.1803135411194" calcext:value-type="float">
            <text:p>18,1803135411194</text:p>
          </table:table-cell>
          <table:table-cell office:value-type="float" office:value="52.6299002364539" calcext:value-type="float">
            <text:p>52,6299002364539</text:p>
          </table:table-cell>
        </table:table-row>
        <table:table-row table:style-name="ro1">
          <table:table-cell office:value-type="string" calcext:value-type="string">
            <text:p>K1.40</text:p>
          </table:table-cell>
          <table:table-cell office:value-type="string" calcext:value-type="string">
            <text:p>MA00282</text:p>
          </table:table-cell>
          <table:table-cell office:value-type="string" calcext:value-type="string">
            <text:p>Kościół Matki Bożej Królowej Polski w Krakowie (Arka Pana)</text:p>
          </table:table-cell>
          <table:table-cell office:value-type="string" calcext:value-type="string">
            <text:p>Był to szósty, a pierwszy nowo zbudowany, kościół w Nowej Hucie. Powstał z inicjatywy ks. Józefa Gorzelanego w latach 1967–1977 według projektu architekta mgr. inż. Wojciecha Pietrzyka. 15 maja 1977r. kard. Karol Wojtyła dokonał konsekracji kościoła, nadając mu wezwanie Matki Bożej Królowej Polski.</text:p>
          </table:table-cell>
          <table:table-cell office:value-type="string" calcext:value-type="string">
            <text:p>Zmieniiono nazwę występującą w KKP "Kościół „Arka” w Nowej Hucie-Bieńczycach"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42796</text:p>
          </table:table-cell>
          <table:table-cell office:value-type="string" calcext:value-type="string">
            <text:p>pl:Kościół Matki Bożej Królowej Polski w Krakowie (Arka Pana)</text:p>
          </table:table-cell>
          <table:table-cell office:value-type="string" calcext:value-type="string">
            <text:p>2024-10-14</text:p>
          </table:table-cell>
          <table:table-cell office:value-type="float" office:value="20.0293135953109" calcext:value-type="float">
            <text:p>20,0293135953109</text:p>
          </table:table-cell>
          <table:table-cell office:value-type="float" office:value="50.0849948437649" calcext:value-type="float">
            <text:p>50,0849948437649</text:p>
          </table:table-cell>
        </table:table-row>
        <table:table-row table:style-name="ro1">
          <table:table-cell office:value-type="string" calcext:value-type="string">
            <text:p>K1.40</text:p>
          </table:table-cell>
          <table:table-cell office:value-type="string" calcext:value-type="string">
            <text:p>MA00283</text:p>
          </table:table-cell>
          <table:table-cell office:value-type="string" calcext:value-type="string">
            <text:p>Kościół archiprezbiterialny pw. Wniebowzięcia Najświętszej Marii Panny (Mariacki)</text:p>
          </table:table-cell>
          <table:table-cell office:value-type="string" calcext:value-type="string">
            <text:p>Bazylika Wniebowziêcia NMP. Pierwszy raz zbudowana w XI w., następne <text:s/>w 1221-22 oraz na przełomie XIII i XIV w., fragmenty zachowane w dolnych partiach wieży. Z kolejnej budowli (1355-65) zachowane do dziś prezbiterium. Pod koniec XIV w. w miejsce rozebranego kościoła halowego postawiono obecny bazylikowy. W 1435-46 dobudowano kaplice boczne Znajduje się w nim arcydzieło rzeźbiarskie późnego gotyku – Ołtarz Wielki – dzieło Wita Stwos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43171</text:p>
          </table:table-cell>
          <table:table-cell office:value-type="string" calcext:value-type="string">
            <text:p>pl:Kościół archiprezbiterialny Wniebowzięcia Najświętszej Marii Panny w Krakowie</text:p>
          </table:table-cell>
          <table:table-cell office:value-type="string" calcext:value-type="string">
            <text:p>2024-10-14</text:p>
          </table:table-cell>
          <table:table-cell office:value-type="float" office:value="19.9394271706059" calcext:value-type="float">
            <text:p>19,9394271706059</text:p>
          </table:table-cell>
          <table:table-cell office:value-type="float" office:value="50.0616598932237" calcext:value-type="float">
            <text:p>50,0616598932237</text:p>
          </table:table-cell>
        </table:table-row>
        <table:table-row table:style-name="ro1">
          <table:table-cell office:value-type="string" calcext:value-type="string">
            <text:p>K1.40</text:p>
          </table:table-cell>
          <table:table-cell office:value-type="string" calcext:value-type="string">
            <text:p>LB00807</text:p>
          </table:table-cell>
          <table:table-cell office:value-type="string" calcext:value-type="string">
            <text:p>Kościół Najświętszego Serca Pana Jezusa w Żarach</text:p>
          </table:table-cell>
          <table:table-cell office:value-type="string" calcext:value-type="string">
            <text:p>Gotycka świątynia z nielicznymi elementami romańskimi, budowana była od XIII do XVI wieku.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85533</text:p>
          </table:table-cell>
          <table:table-cell office:value-type="string" calcext:value-type="string">
            <text:p>pl:Kościół Najświętszego Serca Pana Jezusa w Żarach</text:p>
          </table:table-cell>
          <table:table-cell office:value-type="string" calcext:value-type="string">
            <text:p>2024-10-14</text:p>
          </table:table-cell>
          <table:table-cell office:value-type="float" office:value="15.1463875112251" calcext:value-type="float">
            <text:p>15,1463875112251</text:p>
          </table:table-cell>
          <table:table-cell office:value-type="float" office:value="51.6383693991681" calcext:value-type="float">
            <text:p>51,6383693991681</text:p>
          </table:table-cell>
        </table:table-row>
        <table:table-row table:style-name="ro1">
          <table:table-cell office:value-type="string" calcext:value-type="string">
            <text:p>K1.40</text:p>
          </table:table-cell>
          <table:table-cell office:value-type="string" calcext:value-type="string">
            <text:p>PK00130</text:p>
          </table:table-cell>
          <table:table-cell office:value-type="string" calcext:value-type="string">
            <text:p>Kościół pw. św. Marii Magdaleny w Dukli</text:p>
          </table:table-cell>
          <table:table-cell office:value-type="string" calcext:value-type="string">
            <text:p>Świątynia wzniesiona w stylu późnobarokowym, wzniesiona w latach 1742–1747 z wykorzystaniem poprzedniej świątyni gotyckiej z XV w. Obecnie wyposażenie wnętrza reprezentuje styl rokokow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530347</text:p>
          </table:table-cell>
          <table:table-cell office:value-type="string" calcext:value-type="string">
            <text:p>pl:Kościół św. Marii Magdaleny w Dukli</text:p>
          </table:table-cell>
          <table:table-cell office:value-type="string" calcext:value-type="string">
            <text:p>2024-10-14</text:p>
          </table:table-cell>
          <table:table-cell office:value-type="float" office:value="21.6828372717904" calcext:value-type="float">
            <text:p>21,6828372717904</text:p>
          </table:table-cell>
          <table:table-cell office:value-type="float" office:value="49.5560763978459" calcext:value-type="float">
            <text:p>49,5560763978459</text:p>
          </table:table-cell>
        </table:table-row>
        <table:table-row table:style-name="ro1">
          <table:table-cell office:value-type="string" calcext:value-type="string">
            <text:p>K1.40</text:p>
          </table:table-cell>
          <table:table-cell office:value-type="string" calcext:value-type="string">
            <text:p>MA00286</text:p>
          </table:table-cell>
          <table:table-cell office:value-type="string" calcext:value-type="string">
            <text:p>Kościół parafialny pw. św. Michała Archanioła w Szalowej</text:p>
          </table:table-cell>
          <table:table-cell office:value-type="string" calcext:value-type="string">
            <text:p>Kościół w Szalowej znajduje się na szlaku architektury drewnianej województwa małopolskiego i uznawany jest za jeden z najcenniejszych drewnianych barokowych kościołów w Polsce. Obiekt o charakterze bazylikowym unikatowym na skalę europejską.</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47232</text:p>
          </table:table-cell>
          <table:table-cell office:value-type="string" calcext:value-type="string">
            <text:p>pl:Kościół św. Michała Archanioła w Szalowej</text:p>
          </table:table-cell>
          <table:table-cell office:value-type="string" calcext:value-type="string">
            <text:p>2024-10-14</text:p>
          </table:table-cell>
          <table:table-cell office:value-type="float" office:value="21.0221455747628" calcext:value-type="float">
            <text:p>21,0221455747628</text:p>
          </table:table-cell>
          <table:table-cell office:value-type="float" office:value="49.6822224879626" calcext:value-type="float">
            <text:p>49,6822224879626</text:p>
          </table:table-cell>
        </table:table-row>
        <table:table-row table:style-name="ro1">
          <table:table-cell office:value-type="string" calcext:value-type="string">
            <text:p>K1.40</text:p>
          </table:table-cell>
          <table:table-cell office:value-type="string" calcext:value-type="string">
            <text:p>LB00644</text:p>
          </table:table-cell>
          <table:table-cell office:value-type="string" calcext:value-type="string">
            <text:p>Kościół pw. Najświętszej Maryi Panny w Szprotawie</text:p>
          </table:table-cell>
          <table:table-cell office:value-type="string" calcext:value-type="string">
            <text:p>Gotycki, pierwotnie jako budowla kamienna jednonawowa bez wieży, rozbudowana do trójnawowej w latach 1416–1424, ponadto późniejsze przybudówki. Obecny wystrój wnętrza barok i rokok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5902</text:p>
          </table:table-cell>
          <table:table-cell office:value-type="string" calcext:value-type="string">
            <text:p>pl:Kościół Wniebowzięcia Najświętszej Maryi Panny w Szprotawie</text:p>
          </table:table-cell>
          <table:table-cell office:value-type="string" calcext:value-type="string">
            <text:p>2024-10-14</text:p>
          </table:table-cell>
          <table:table-cell office:value-type="float" office:value="15.5373353666594" calcext:value-type="float">
            <text:p>15,5373353666594</text:p>
          </table:table-cell>
          <table:table-cell office:value-type="float" office:value="51.5650393631265" calcext:value-type="float">
            <text:p>51,5650393631265</text:p>
          </table:table-cell>
        </table:table-row>
        <table:table-row table:style-name="ro1">
          <table:table-cell office:value-type="string" calcext:value-type="string">
            <text:p>K1.20</text:p>
          </table:table-cell>
          <table:table-cell office:value-type="string" calcext:value-type="string">
            <text:p>MA00013</text:p>
          </table:table-cell>
          <table:table-cell office:value-type="string" calcext:value-type="string">
            <text:p>Barbakan krakowski</text:p>
          </table:table-cell>
          <table:table-cell office:value-type="string" calcext:value-type="string">
            <text:p>Najbardziej wysunięta na północ część gotyckich fortyfikacji miejskich Krakowa, wyróżniająca się siedmioma wieżyczkami – okrągłymi i sześciobocznymi, ułożonymi naprzemiennie. Zbudowana na planie koła o wewnętrznej średnicy 24,40 m, z murami o grubości przekraczającej 3 m. Fortyfikacja została wzniesiona w latach 1498–1499, za panowania króla Jana Olbrachta, w obawie przed najazdem wołosko-turec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07309</text:p>
          </table:table-cell>
          <table:table-cell office:value-type="string" calcext:value-type="string">
            <text:p>pl:Barbakan w Krakowie</text:p>
          </table:table-cell>
          <table:table-cell office:value-type="string" calcext:value-type="string">
            <text:p>2024-10-14</text:p>
          </table:table-cell>
          <table:table-cell office:value-type="float" office:value="19.9416322907832" calcext:value-type="float">
            <text:p>19,9416322907832</text:p>
          </table:table-cell>
          <table:table-cell office:value-type="float" office:value="50.0654816561606" calcext:value-type="float">
            <text:p>50,0654816561606</text:p>
          </table:table-cell>
        </table:table-row>
        <table:table-row table:style-name="ro1">
          <table:table-cell office:value-type="string" calcext:value-type="string">
            <text:p>P.3.00</text:p>
          </table:table-cell>
          <table:table-cell office:value-type="string" calcext:value-type="string">
            <text:p>PD00026</text:p>
          </table:table-cell>
          <table:table-cell office:value-type="string" calcext:value-type="string">
            <text:p>Białowieski Park Narodowy</text:p>
          </table:table-cell>
          <table:table-cell office:value-type="string" calcext:value-type="string">
            <text:p>Park narodowy położony w północno-wschodniej części Polski, utworzony z Nadleśnictwa Rezerwat jako Park Narodowy w Białowieży, obowiązującym od 11 sierpnia 1932 r. Rozporządzeniem Ministra Rolnictwa i Reform Rolnych, restytuowany w obecnej formie z mocy rozporządzenia Rady Ministrów z dnia 21 listopada 1947 roku. Jest to drugi po Pienińskim Parku Narodowym park narodowy w Polsce i jeden z pierwszych w Europie.</text:p>
          </table:table-cell>
          <table:table-cell office:value-type="string" calcext:value-type="string">
            <text:p>Obiekt wprowadzony jako Multipoligon</text:p>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6870388</text:p>
          </table:table-cell>
          <table:table-cell office:value-type="string" calcext:value-type="string">
            <text:p>pl:Białowieski Park Narodowy</text:p>
          </table:table-cell>
          <table:table-cell office:value-type="string" calcext:value-type="string">
            <text:p>2024-10-14</text:p>
          </table:table-cell>
          <table:table-cell office:value-type="float" office:value="23.8689376290977" calcext:value-type="float">
            <text:p>23,8689376290977</text:p>
          </table:table-cell>
          <table:table-cell office:value-type="float" office:value="52.7661656461076" calcext:value-type="float">
            <text:p>52,7661656461076</text:p>
          </table:table-cell>
        </table:table-row>
        <table:table-row table:style-name="ro1">
          <table:table-cell office:value-type="string" calcext:value-type="string">
            <text:p>K1.20</text:p>
          </table:table-cell>
          <table:table-cell office:value-type="string" calcext:value-type="string">
            <text:p>MA00812</text:p>
          </table:table-cell>
          <table:table-cell office:value-type="string" calcext:value-type="string">
            <text:p>Brama Floriańska</text:p>
          </table:table-cell>
          <table:table-cell office:value-type="string" calcext:value-type="string">
            <text:p>Średniowieczna brama miejska z basztą, położona na końcu ulicy Floriańskiej, przy skrzyżowaniu z ulicą Pijarską. Stanowi pozostałość po dawnych murach miejskich. Jest jedną z ośmiu krakowskich bram obron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63724</text:p>
          </table:table-cell>
          <table:table-cell office:value-type="string" calcext:value-type="string">
            <text:p>pl:Brama Floriańska w Krakowie</text:p>
          </table:table-cell>
          <table:table-cell office:value-type="string" calcext:value-type="string">
            <text:p>2024-10-14</text:p>
          </table:table-cell>
          <table:table-cell office:value-type="float" office:value="19.9413529625153" calcext:value-type="float">
            <text:p>19,9413529625153</text:p>
          </table:table-cell>
          <table:table-cell office:value-type="float" office:value="50.0648564517807" calcext:value-type="float">
            <text:p>50,0648564517807</text:p>
          </table:table-cell>
        </table:table-row>
        <table:table-row table:style-name="ro1">
          <table:table-cell office:value-type="string" calcext:value-type="string">
            <text:p>K1.20</text:p>
          </table:table-cell>
          <table:table-cell office:value-type="string" calcext:value-type="string">
            <text:p>SK00051</text:p>
          </table:table-cell>
          <table:table-cell office:value-type="string" calcext:value-type="string">
            <text:p>Brama Opatowska w Sandomierzu</text:p>
          </table:table-cell>
          <table:table-cell office:value-type="string" calcext:value-type="string">
            <text:p>Gotycka brama wjazdowa z 2 poł. XIV w. w Sandomierzu. Zbudowana z fundacji Kazimierza Wielkiego jako część murów obronnych miasta. W XVI w. została zwieńczona renesansową attyką ufundowaną przez sandomierskiego lekarza Stanisława Bartolon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78799</text:p>
          </table:table-cell>
          <table:table-cell office:value-type="string" calcext:value-type="string">
            <text:p>pl:Brama Opatowska</text:p>
          </table:table-cell>
          <table:table-cell office:value-type="string" calcext:value-type="string">
            <text:p>2024-10-14</text:p>
          </table:table-cell>
          <table:table-cell office:value-type="float" office:value="21.7494669006609" calcext:value-type="float">
            <text:p>21,7494669006609</text:p>
          </table:table-cell>
          <table:table-cell office:value-type="float" office:value="50.681501012783" calcext:value-type="float">
            <text:p>50,681501012783</text:p>
          </table:table-cell>
        </table:table-row>
        <table:table-row table:style-name="ro1">
          <table:table-cell office:value-type="string" calcext:value-type="string">
            <text:p>K1.40</text:p>
          </table:table-cell>
          <table:table-cell office:value-type="string" calcext:value-type="string">
            <text:p>SK00018</text:p>
          </table:table-cell>
          <table:table-cell office:value-type="string" calcext:value-type="string">
            <text:p>Bazylika katedralna Narodzenia Najświętszej Maryi Panny w Sandomierzu</text:p>
          </table:table-cell>
          <table:table-cell office:value-type="string" calcext:value-type="string">
            <text:p>Kościół gotycki wzniesiony ok. 1350-1370, rozbudowany w poł. XV w. Barokowa fasada świątyni pochodzi z 1670 roku. W latach 1708–1776 nastąpiła barokizacja wnętr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405312</text:p>
          </table:table-cell>
          <table:table-cell office:value-type="string" calcext:value-type="string">
            <text:p>pl:Bazylika katedralna Narodzenia Najświętszej Maryi Panny w Sandomierzu</text:p>
          </table:table-cell>
          <table:table-cell office:value-type="string" calcext:value-type="string">
            <text:p>2024-10-14</text:p>
          </table:table-cell>
          <table:table-cell office:value-type="float" office:value="21.7495184707066" calcext:value-type="float">
            <text:p>21,7495184707066</text:p>
          </table:table-cell>
          <table:table-cell office:value-type="float" office:value="50.6766468633351" calcext:value-type="float">
            <text:p>50,6766468633351</text:p>
          </table:table-cell>
        </table:table-row>
        <table:table-row table:style-name="ro1">
          <table:table-cell office:value-type="string" calcext:value-type="string">
            <text:p>K1.40</text:p>
          </table:table-cell>
          <table:table-cell office:value-type="string" calcext:value-type="string">
            <text:p>KP00019</text:p>
          </table:table-cell>
          <table:table-cell office:value-type="string" calcext:value-type="string">
            <text:p>Bazylika katedralna św. Jana Chrzciciela i św. Jana Ewangelisty</text:p>
          </table:table-cell>
          <table:table-cell office:value-type="string" calcext:value-type="string">
            <text:p>Gotycki, ceglany kościół, dawna fara toruńskiego Starego Miasta. Bazylika katedralna jest jednym z najbardziej reprezentatywnych przykładów architektury gotyckiej w Polsce. Wewnątrz kościoła zachował się szereg cennych dzieł sztuki średniowiecznej i nowożytnej.</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087400</text:p>
          </table:table-cell>
          <table:table-cell office:value-type="string" calcext:value-type="string">
            <text:p>pl:Bazylika katedralna św. Jana Chrzciciela i św. Jana Ewangelisty w Toruniu</text:p>
          </table:table-cell>
          <table:table-cell office:value-type="string" calcext:value-type="string">
            <text:p>2024-10-14</text:p>
          </table:table-cell>
          <table:table-cell office:value-type="float" office:value="18.606277405369" calcext:value-type="float">
            <text:p>18,606277405369</text:p>
          </table:table-cell>
          <table:table-cell office:value-type="float" office:value="53.0093837100992" calcext:value-type="float">
            <text:p>53,0093837100992</text:p>
          </table:table-cell>
        </table:table-row>
        <table:table-row table:style-name="ro1">
          <table:table-cell office:value-type="string" calcext:value-type="string">
            <text:p>K1.30</text:p>
          </table:table-cell>
          <table:table-cell office:value-type="string" calcext:value-type="string">
            <text:p>KP00579</text:p>
          </table:table-cell>
          <table:table-cell office:value-type="string" calcext:value-type="string">
            <text:p>Zamek krzyżacki w Toruniu</text:p>
          </table:table-cell>
          <table:table-cell office:value-type="string" calcext:value-type="string">
            <text:p>Najwcześniejszy zamek krzyżacki na ziemi chełmińskiej, zbudowany na planie podkowy, prezentuje wcześniejszą formę rozwoju zamków krzyżac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86</text:p>
          </table:table-cell>
          <table:table-cell office:value-type="string" calcext:value-type="string">
            <text:p>pl:Zamek krzyżacki w Toruniu</text:p>
          </table:table-cell>
          <table:table-cell office:value-type="string" calcext:value-type="string">
            <text:p>2024-10-14</text:p>
          </table:table-cell>
          <table:table-cell office:value-type="float" office:value="18.6108061274326" calcext:value-type="float">
            <text:p>18,6108061274326</text:p>
          </table:table-cell>
          <table:table-cell office:value-type="float" office:value="53.0092960935372" calcext:value-type="float">
            <text:p>53,0092960935372</text:p>
          </table:table-cell>
        </table:table-row>
        <table:table-row table:style-name="ro1">
          <table:table-cell office:value-type="string" calcext:value-type="string">
            <text:p>K1.20</text:p>
          </table:table-cell>
          <table:table-cell office:value-type="string" calcext:value-type="string">
            <text:p>KP00495</text:p>
          </table:table-cell>
          <table:table-cell office:value-type="string" calcext:value-type="string">
            <text:p>Dom Eskenów</text:p>
          </table:table-cell>
          <table:table-cell office:value-type="string" calcext:value-type="string">
            <text:p>Kamienica gotycka, należąca dawnej do rodziny Eskenów, toruńskich patrycjuszy, znajdująca się przy ul. Łaziennej 16 w Toruniu. Znajduje się w nim siedziba Muzeum Historii Torunia, prezentująca dzieje miasta od początków osadnictwa po czasy współczesne oraz życie codzien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9285</text:p>
          </table:table-cell>
          <table:table-cell office:value-type="string" calcext:value-type="string">
            <text:p>pl:Dom Eskenów</text:p>
          </table:table-cell>
          <table:table-cell office:value-type="string" calcext:value-type="string">
            <text:p>2024-10-14</text:p>
          </table:table-cell>
          <table:table-cell office:value-type="float" office:value="18.6075379409398" calcext:value-type="float">
            <text:p>18,6075379409398</text:p>
          </table:table-cell>
          <table:table-cell office:value-type="float" office:value="53.0093719404882" calcext:value-type="float">
            <text:p>53,0093719404882</text:p>
          </table:table-cell>
        </table:table-row>
        <table:table-row table:style-name="ro1">
          <table:table-cell office:value-type="string" calcext:value-type="string">
            <text:p>K1.40</text:p>
          </table:table-cell>
          <table:table-cell office:value-type="string" calcext:value-type="string">
            <text:p>ZP00016</text:p>
          </table:table-cell>
          <table:table-cell office:value-type="string" calcext:value-type="string">
            <text:p>Bazylika archikatedralna pw. św. Jakuba w Szczecinie</text:p>
          </table:table-cell>
          <table:table-cell office:value-type="string" calcext:value-type="string">
            <text:p>Główny kościół rzymskokatolicki miasta, będący drugim najwyższym kościołem w Polsce po bazylice licheńskiej. Świątynia w stylu gotyku ceglanego, konsekrowana w 1187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37871</text:p>
          </table:table-cell>
          <table:table-cell office:value-type="string" calcext:value-type="string">
            <text:p>pl:Bazylika archikatedralna św. Jakuba w Szczecinie</text:p>
          </table:table-cell>
          <table:table-cell office:value-type="string" calcext:value-type="string">
            <text:p>2024-10-14</text:p>
          </table:table-cell>
          <table:table-cell office:value-type="float" office:value="14.5560394847713" calcext:value-type="float">
            <text:p>14,5560394847713</text:p>
          </table:table-cell>
          <table:table-cell office:value-type="float" office:value="53.4246568994885" calcext:value-type="float">
            <text:p>53,4246568994885</text:p>
          </table:table-cell>
        </table:table-row>
        <table:table-row table:style-name="ro1">
          <table:table-cell office:value-type="string" calcext:value-type="string">
            <text:p>K1.40</text:p>
          </table:table-cell>
          <table:table-cell office:value-type="string" calcext:value-type="string">
            <text:p>WP00825</text:p>
          </table:table-cell>
          <table:table-cell office:value-type="string" calcext:value-type="string">
            <text:p>Bazylika archikatedralna pw. Wniebowzięcia Najświętszej Maryi Panny w Gnieźnie</text:p>
          </table:table-cell>
          <table:table-cell office:value-type="string" calcext:value-type="string">
            <text:p>Gotycki kościół archikatedralny znajdujący się na Wzgórzu Lecha, jest budowlą trójnawową, o układzie bazylikowym z prezbiterium zamkniętym wielobocznie i ambitem. Znajduje się w niej czternaście kaplic bocznych. Pierwsza świątynia istniejąca w tym miejscu została ufundowana za życia Mieszka I, a więc przed rokiem 992. Budowa istniejącej obecnie gotyckiej katedry w Gnieźnie zainicjowana została w 1342 roku.</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236543</text:p>
          </table:table-cell>
          <table:table-cell office:value-type="string" calcext:value-type="string">
            <text:p>pl:Bazylika prymasowska Wniebowzięcia Najświętszej Maryi Panny w Gnieźnie</text:p>
          </table:table-cell>
          <table:table-cell office:value-type="string" calcext:value-type="string">
            <text:p>2024-10-14</text:p>
          </table:table-cell>
          <table:table-cell office:value-type="float" office:value="17.5926356594315" calcext:value-type="float">
            <text:p>17,5926356594315</text:p>
          </table:table-cell>
          <table:table-cell office:value-type="float" office:value="52.5368021522778" calcext:value-type="float">
            <text:p>52,5368021522778</text:p>
          </table:table-cell>
        </table:table-row>
        <table:table-row table:style-name="ro1">
          <table:table-cell office:value-type="string" calcext:value-type="string">
            <text:p>K1.40</text:p>
          </table:table-cell>
          <table:table-cell office:value-type="string" calcext:value-type="string">
            <text:p>WP00017</text:p>
          </table:table-cell>
          <table:table-cell office:value-type="string" calcext:value-type="string">
            <text:p>Bazylika archikatedralna Świętych Apostołów Piotra i Pawła w Poznaniu</text:p>
          </table:table-cell>
          <table:table-cell office:value-type="string" calcext:value-type="string">
            <text:p>Jeden z najstarszych polskich kościołów i najstarsza polska katedra (od 968 roku), położona na Ostrowie Tumskim w Poznaniu. Jest ona miejscem pochówku pierwszych władców Polski i przypuszczalnym miejscem chrztu Mieszka I. Obecna gotycka katedra powstała w XIV–XV wieku, częściowo odbudowana i regotyzowana po zniszczeniach II wojny światow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64095</text:p>
          </table:table-cell>
          <table:table-cell office:value-type="string" calcext:value-type="string">
            <text:p>pl:Bazylika archikatedralna Świętych Apostołów Piotra i Pawła w Poznaniu</text:p>
          </table:table-cell>
          <table:table-cell office:value-type="string" calcext:value-type="string">
            <text:p>2024-10-14</text:p>
          </table:table-cell>
          <table:table-cell office:value-type="float" office:value="16.9486869558529" calcext:value-type="float">
            <text:p>16,9486869558529</text:p>
          </table:table-cell>
          <table:table-cell office:value-type="float" office:value="52.4115724749361" calcext:value-type="float">
            <text:p>52,4115724749361</text:p>
          </table:table-cell>
        </table:table-row>
        <table:table-row table:style-name="ro1">
          <table:table-cell office:value-type="string" calcext:value-type="string">
            <text:p>K1.40</text:p>
          </table:table-cell>
          <table:table-cell office:value-type="string" calcext:value-type="string">
            <text:p>MZ00554</text:p>
          </table:table-cell>
          <table:table-cell office:value-type="string" calcext:value-type="string">
            <text:p>Bazylika kolegiacka Zwiastowania Najświętszej Maryi Panny w Pułtusku</text:p>
          </table:table-cell>
          <table:table-cell office:value-type="string" calcext:value-type="string">
            <text:p>Świątynia ufundowana przez biskupa płockiego Pawła Giżyckiego w 1449 roku. Znana z renesansowych polichromii.</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167767</text:p>
          </table:table-cell>
          <table:table-cell office:value-type="string" calcext:value-type="string">
            <text:p>pl:Bazylika kolegiacka Zwiastowania Najświętszej Maryi Panny w Pułtusku</text:p>
          </table:table-cell>
          <table:table-cell office:value-type="string" calcext:value-type="string">
            <text:p>2024-10-14</text:p>
          </table:table-cell>
          <table:table-cell office:value-type="float" office:value="21.0884564968155" calcext:value-type="float">
            <text:p>21,0884564968155</text:p>
          </table:table-cell>
          <table:table-cell office:value-type="float" office:value="52.7074630722113" calcext:value-type="float">
            <text:p>52,7074630722113</text:p>
          </table:table-cell>
        </table:table-row>
        <table:table-row table:style-name="ro1">
          <table:table-cell office:value-type="string" calcext:value-type="string">
            <text:p>K1.40</text:p>
          </table:table-cell>
          <table:table-cell office:value-type="string" calcext:value-type="string">
            <text:p>MA00465</text:p>
          </table:table-cell>
          <table:table-cell office:value-type="string" calcext:value-type="string">
            <text:p>Bazylika pw. św. Andrzeja w Olkuszu</text:p>
          </table:table-cell>
          <table:table-cell office:value-type="string" calcext:value-type="string">
            <text:p>Kościół halowy w Olkuszu, wybudowany w pierwszej połowie XIV wieku w stylu gotycki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685</text:p>
          </table:table-cell>
          <table:table-cell office:value-type="string" calcext:value-type="string">
            <text:p>pl:Bazylika kolegiacka św. Andrzeja Apostoła w Olkuszu</text:p>
          </table:table-cell>
          <table:table-cell office:value-type="string" calcext:value-type="string">
            <text:p>2024-10-14</text:p>
          </table:table-cell>
          <table:table-cell office:value-type="float" office:value="19.5582564022021" calcext:value-type="float">
            <text:p>19,5582564022021</text:p>
          </table:table-cell>
          <table:table-cell office:value-type="float" office:value="50.2787934496808" calcext:value-type="float">
            <text:p>50,2787934496808</text:p>
          </table:table-cell>
        </table:table-row>
        <table:table-row table:style-name="ro1">
          <table:table-cell office:value-type="string" calcext:value-type="string">
            <text:p>K1.40</text:p>
          </table:table-cell>
          <table:table-cell office:value-type="string" calcext:value-type="string">
            <text:p>SL00581</text:p>
          </table:table-cell>
          <table:table-cell office:value-type="string" calcext:value-type="string">
            <text:p>Bazylika pw. św. Antoniego w Rybniku</text:p>
          </table:table-cell>
          <table:table-cell office:value-type="string" calcext:value-type="string">
            <text:p>Neogotycki kościół zbudowany w latach 1903–1906. Jest najwyższą świątynią na Górnym Śląsku, wieże bazyliki wznoszą się na wysokość 95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67790</text:p>
          </table:table-cell>
          <table:table-cell office:value-type="string" calcext:value-type="string">
            <text:p>pl:Bazylika św. Antoniego w Rybniku</text:p>
          </table:table-cell>
          <table:table-cell office:value-type="string" calcext:value-type="string">
            <text:p>2024-10-14</text:p>
          </table:table-cell>
          <table:table-cell office:value-type="float" office:value="18.5498891387167" calcext:value-type="float">
            <text:p>18,5498891387167</text:p>
          </table:table-cell>
          <table:table-cell office:value-type="float" office:value="50.0980131885266" calcext:value-type="float">
            <text:p>50,0980131885266</text:p>
          </table:table-cell>
        </table:table-row>
        <table:table-row table:style-name="ro1">
          <table:table-cell office:value-type="string" calcext:value-type="string">
            <text:p>K1.40</text:p>
          </table:table-cell>
          <table:table-cell office:value-type="string" calcext:value-type="string">
            <text:p>PD00021</text:p>
          </table:table-cell>
          <table:table-cell office:value-type="string" calcext:value-type="string">
            <text:p>Kościół pw. Chrystusa Króla i św. Rocha w Białymstoku</text:p>
          </table:table-cell>
          <table:table-cell office:value-type="string" calcext:value-type="string">
            <text:p>Kościół rzymskokatolicki w stylu modernistyczno-ekspresjonistycznym zbudowany na planie ośmioboku. Ufundowany jako pomnik Odzyskania Niepodległości, na miejscu kaplicy św. Rocha i katolickiego cmentarza z 1839 r.</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2053935</text:p>
          </table:table-cell>
          <table:table-cell office:value-type="string" calcext:value-type="string">
            <text:p>pl:Bazylika św. Rocha w Białymstoku</text:p>
          </table:table-cell>
          <table:table-cell office:value-type="string" calcext:value-type="string">
            <text:p>2024-10-14</text:p>
          </table:table-cell>
          <table:table-cell office:value-type="float" office:value="23.1448100545976" calcext:value-type="float">
            <text:p>23,1448100545976</text:p>
          </table:table-cell>
          <table:table-cell office:value-type="float" office:value="53.1345598878636" calcext:value-type="float">
            <text:p>53,1345598878636</text:p>
          </table:table-cell>
        </table:table-row>
        <table:table-row table:style-name="ro1">
          <table:table-cell office:value-type="string" calcext:value-type="string">
            <text:p>K1.10</text:p>
          </table:table-cell>
          <table:table-cell office:value-type="string" calcext:value-type="string">
            <text:p>SL00557</text:p>
          </table:table-cell>
          <table:table-cell office:value-type="string" calcext:value-type="string">
            <text:p>Centrum Dziedzictwa Kulturowego Bramy Morawskiej w Raciborzu</text:p>
          </table:table-cell>
          <table:table-cell office:value-type="string" calcext:value-type="string">
            <text:p>Centrum mieści się na Zamku Piastowskim, jest poświęcone szeroko rozumianej edukacji kulturowej.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719</text:p>
          </table:table-cell>
          <table:table-cell office:value-type="string" calcext:value-type="string">
            <text:p>pl:Zamek w Raciborzu</text:p>
          </table:table-cell>
          <table:table-cell office:value-type="string" calcext:value-type="string">
            <text:p>2024-10-14</text:p>
          </table:table-cell>
          <table:table-cell office:value-type="float" office:value="18.2205904035631" calcext:value-type="float">
            <text:p>18,2205904035631</text:p>
          </table:table-cell>
          <table:table-cell office:value-type="float" office:value="50.0957834207312" calcext:value-type="float">
            <text:p>50,0957834207312</text:p>
          </table:table-cell>
        </table:table-row>
        <table:table-row table:style-name="ro1">
          <table:table-cell office:value-type="string" calcext:value-type="string">
            <text:p>K1.10</text:p>
          </table:table-cell>
          <table:table-cell office:value-type="string" calcext:value-type="string">
            <text:p>PM00142</text:p>
          </table:table-cell>
          <table:table-cell office:value-type="string" calcext:value-type="string">
            <text:p>Muzeum Marynarki Wojennej w Gdyni</text:p>
          </table:table-cell>
          <table:table-cell office:value-type="string" calcext:value-type="string">
            <text:p>Muzeum gromadzące eksponaty związane z Marynarką Wojenną Rzeczypospolitej Polskiej. Powstało w Gdyni 28 czerwca 1953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87061</text:p>
          </table:table-cell>
          <table:table-cell office:value-type="string" calcext:value-type="string">
            <text:p>pl:Muzeum Marynarki Wojennej w Gdyni</text:p>
          </table:table-cell>
          <table:table-cell office:value-type="string" calcext:value-type="string">
            <text:p>2024-10-14</text:p>
          </table:table-cell>
          <table:table-cell office:value-type="float" office:value="18.5480041293989" calcext:value-type="float">
            <text:p>18,5480041293989</text:p>
          </table:table-cell>
          <table:table-cell office:value-type="float" office:value="54.5154487846671" calcext:value-type="float">
            <text:p>54,5154487846671</text:p>
          </table:table-cell>
        </table:table-row>
        <table:table-row table:style-name="ro1">
          <table:table-cell office:value-type="string" calcext:value-type="string">
            <text:p>K1.20</text:p>
          </table:table-cell>
          <table:table-cell office:value-type="string" calcext:value-type="string">
            <text:p>KP00178</text:p>
          </table:table-cell>
          <table:table-cell office:value-type="string" calcext:value-type="string">
            <text:p>Zespół spichrzów w Grudziądzu nad Wisłą</text:p>
          </table:table-cell>
          <table:table-cell office:value-type="string" calcext:value-type="string">
            <text:p>Unikatowy zespół obronnych spichrzów nadwiślańskich o średniowiecznej genezie. Obecnie niektóre nadal pełnią funkcje magazynowe, częściowo mieszkalne, parę służy po adaptacji potrzebom Muzeum w Grudziądzu, w jednym, połączonym krytym przejściem przerzuconym nad ulicą z gmachu dawnego kolegium jezuickiego, znajduje się część biur Urzędu Miejskiego</text:p>
          </table:table-cell>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9340251</text:p>
          </table:table-cell>
          <table:table-cell office:value-type="string" calcext:value-type="string">
            <text:p>pl:Spichrze w Grudziądzu</text:p>
          </table:table-cell>
          <table:table-cell office:value-type="string" calcext:value-type="string">
            <text:p>2024-10-14</text:p>
          </table:table-cell>
          <table:table-cell office:value-type="float" office:value="18.7473456403734" calcext:value-type="float">
            <text:p>18,7473456403734</text:p>
          </table:table-cell>
          <table:table-cell office:value-type="float" office:value="53.4926156699236" calcext:value-type="float">
            <text:p>53,4926156699236</text:p>
          </table:table-cell>
        </table:table-row>
        <table:table-row table:style-name="ro1">
          <table:table-cell office:value-type="string" calcext:value-type="string">
            <text:p>K1.20</text:p>
          </table:table-cell>
          <table:table-cell office:value-type="string" calcext:value-type="string">
            <text:p>PK00048</text:p>
          </table:table-cell>
          <table:table-cell office:value-type="string" calcext:value-type="string">
            <text:p>Muzeum Przemysłu Naftowego i Gazowniczego im. Ignacego Łukasiewicza</text:p>
          </table:table-cell>
          <table:table-cell office:value-type="string" calcext:value-type="string">
            <text:p>Muzeum znajduje się na terenie pierwszej na świecie i nadal działającej kopalnii ropy naftowej, otwartej w 1854 roku. Jej założycielami byli Ignacy Łukasiewicz, Tytus Trzecieski i Karol Klobassa-Zrencki. Zgromadzono tu urządzenia wiertnicze i eksploatacyjne obrazujące rozwój kopalnictwa ropy i gazu ziemnego. W tym różne typy wiertni, kieraty i kiwony pompowe, narzędzia do wierceń udarowych, urządzenia do destylacji ropy oraz do jej transportu i dystrybucji.</text:p>
          </table:table-cell>
          <table:table-cell office:value-type="string" calcext:value-type="string">
            <text:p>W KKP obiekt występował pod nazwą "Skansen Przemysłu Naftowego w Bóbrce k. Krosna" w CKKP zmieniono na prawidłową.</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1535478</text:p>
          </table:table-cell>
          <table:table-cell office:value-type="string" calcext:value-type="string">
            <text:p>pl:Kopalnia ropy naftowej w Bóbrce</text:p>
          </table:table-cell>
          <table:table-cell office:value-type="string" calcext:value-type="string">
            <text:p>2024-10-14</text:p>
          </table:table-cell>
          <table:table-cell office:value-type="float" office:value="21.7068590064737" calcext:value-type="float">
            <text:p>21,7068590064737</text:p>
          </table:table-cell>
          <table:table-cell office:value-type="float" office:value="49.6181919648069" calcext:value-type="float">
            <text:p>49,6181919648069</text:p>
          </table:table-cell>
        </table:table-row>
        <table:table-row table:style-name="ro1">
          <table:table-cell office:value-type="string" calcext:value-type="string">
            <text:p>P.3.00</text:p>
          </table:table-cell>
          <table:table-cell office:value-type="string" calcext:value-type="string">
            <text:p>SK00448</text:p>
          </table:table-cell>
          <table:table-cell office:value-type="string" calcext:value-type="string">
            <text:p>Obszar Ochrony Ścisłej „Chełmowa Góra”</text:p>
          </table:table-cell>
          <table:table-cell office:value-type="string" calcext:value-type="string">
            <text:p>Chełmowa Góra to niewielkie wyspowe wzniesienie (351 m n.p.m). Stanowi izolowany kompleks leśny położony na północny-wschód od głównego pasma Łysogór. Na jego terenie stwierdzono 286 drzew pomnikowych, z czego większośc to modrzewie.</text:p>
          </table:table-cell>
          <table:table-cell office:value-type="string" calcext:value-type="string">
            <text:p>Świetokrzy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1.0960607414378" calcext:value-type="float">
            <text:p>21,0960607414378</text:p>
          </table:table-cell>
          <table:table-cell office:value-type="float" office:value="50.8874914852834" calcext:value-type="float">
            <text:p>50,8874914852834</text:p>
          </table:table-cell>
        </table:table-row>
        <table:table-row table:style-name="ro1">
          <table:table-cell office:value-type="string" calcext:value-type="string">
            <text:p>K1.20</text:p>
          </table:table-cell>
          <table:table-cell office:value-type="string" calcext:value-type="string">
            <text:p>ZP00768</text:p>
          </table:table-cell>
          <table:table-cell office:value-type="string" calcext:value-type="string">
            <text:p>Fortyfikacje Wału Pomorskiego w Zdbicach</text:p>
          </table:table-cell>
          <table:table-cell office:value-type="string" calcext:value-type="string">
            <text:p>Część systemu umocnień wschodniej granicy III Rzeszy, powiązana na południu z Międzyrzeckim Rejonem Umocnionym i z linią odrzańską, rozbudowaną na rubieży: Szczecinek, Wałcz, Tuczno, Gorzów Wielkopolski.</text:p>
          </table:table-cell>
          <table:table-cell office:value-type="string" calcext:value-type="string">
            <text:p>W CKKP oznaczono wyłacznie fragment umocniej Wału Pomorskiego w pobliżu wsi Zdbice, a nie całe umocnieni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258</text:p>
          </table:table-cell>
          <table:table-cell office:value-type="string" calcext:value-type="string">
            <text:p>pl:Wał Pomorski</text:p>
          </table:table-cell>
          <table:table-cell office:value-type="string" calcext:value-type="string">
            <text:p>2024-10-14</text:p>
          </table:table-cell>
          <table:table-cell office:value-type="float" office:value="16.4775384741655" calcext:value-type="float">
            <text:p>16,4775384741655</text:p>
          </table:table-cell>
          <table:table-cell office:value-type="float" office:value="53.3841100642243" calcext:value-type="float">
            <text:p>53,3841100642243</text:p>
          </table:table-cell>
        </table:table-row>
        <table:table-row table:style-name="ro1">
          <table:table-cell office:value-type="string" calcext:value-type="string">
            <text:p>P1.30</text:p>
          </table:table-cell>
          <table:table-cell office:value-type="string" calcext:value-type="string">
            <text:p>LB00618</text:p>
          </table:table-cell>
          <table:table-cell office:value-type="string" calcext:value-type="string">
            <text:p>Dolina Płocicznej</text:p>
          </table:table-cell>
          <table:table-cell office:value-type="string" calcext:value-type="string">
            <text:p>Rzeka o charakterze w większości nieuregulowanym. Jej dolina poniżej jeziora Ostrowiec, z licznymi meandrami i urwiskowymi brzegami, uważana jest za jedną z najpiękniejszych na Pomorzu.</text:p>
          </table:table-cell>
          <table:table-cell office:value-type="string" calcext:value-type="string">
            <text:p>Obiekt oznaczony jako obszar sąsiadujący z korytem rzeki.</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5.9729120916462" calcext:value-type="float">
            <text:p>15,9729120916462</text:p>
          </table:table-cell>
          <table:table-cell office:value-type="float" office:value="53.0526746197202" calcext:value-type="float">
            <text:p>53,0526746197202</text:p>
          </table:table-cell>
        </table:table-row>
        <table:table-row table:style-name="ro2">
          <table:table-cell office:value-type="string" calcext:value-type="string">
            <text:p>P1.30</text:p>
          </table:table-cell>
          <table:table-cell office:value-type="string" calcext:value-type="string">
            <text:p>ZP00151</text:p>
          </table:table-cell>
          <table:table-cell office:value-type="string" calcext:value-type="string">
            <text:p>Dolina Drawy</text:p>
          </table:table-cell>
          <table:table-cell office:value-type="string" calcext:value-type="string">
            <text:p>Prawy dopływ Noteci długości  186 km znajdujący się w Drawieńskim Parku Narodowym. Położona w dolinie tworzy malownicze przełomy, prowdzi przez nią atrakcyjny szlak kajakowy.</text:p>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5.8942659300294" calcext:value-type="float">
            <text:p>15,8942659300294</text:p>
          </table:table-cell>
          <table:table-cell office:value-type="float" office:value="53.0922400515139" calcext:value-type="float">
            <text:p>53,0922400515139</text:p>
          </table:table-cell>
        </table:table-row>
        <table:table-row table:style-name="ro1">
          <table:table-cell office:value-type="string" calcext:value-type="string">
            <text:p>K1.20</text:p>
          </table:table-cell>
          <table:table-cell office:value-type="string" calcext:value-type="string">
            <text:p>PD00007</text:p>
          </table:table-cell>
          <table:table-cell office:value-type="string" calcext:value-type="string">
            <text:p>Kanał Augustowski</text:p>
          </table:table-cell>
          <table:table-cell office:value-type="string" calcext:value-type="string">
            <text:p>Kanał wodny łączący drogą okrężną dopływy Wisły z Bałtykiem poprzez dopływy Niemna, z pominięciem dolnego biegu Wisły. <text:s/>Jest częścią Szlaku Batorego. Został ujęty w rejestrze zabytków nieruchomych oraz uznany za pomnik historii.</text:p>
          </table:table-cell>
          <table:table-cell office:value-type="string" calcext:value-type="string">
            <text:p>W CKKP oznaczono część kanału Augustowskiego na terenie Polski.</text:p>
          </table:table-cell>
          <table:table-cell office:value-type="string" calcext:value-type="string">
            <text:p>area</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Q770907</text:p>
          </table:table-cell>
          <table:table-cell office:value-type="string" calcext:value-type="string">
            <text:p>pl:Kanał Augustowski</text:p>
          </table:table-cell>
          <table:table-cell office:value-type="string" calcext:value-type="string">
            <text:p>2024-10-14</text:p>
          </table:table-cell>
          <table:table-cell office:value-type="float" office:value="23.0275291856192" calcext:value-type="float">
            <text:p>23,0275291856192</text:p>
          </table:table-cell>
          <table:table-cell office:value-type="float" office:value="53.792926578056" calcext:value-type="float">
            <text:p>53,792926578056</text:p>
          </table:table-cell>
        </table:table-row>
        <table:table-row table:style-name="ro1">
          <table:table-cell office:value-type="string" calcext:value-type="string">
            <text:p>P1.30</text:p>
          </table:table-cell>
          <table:table-cell office:value-type="string" calcext:value-type="string">
            <text:p>PD00745</text:p>
          </table:table-cell>
          <table:table-cell office:value-type="string" calcext:value-type="string">
            <text:p>Dolina Czarnej Hańczy</text:p>
          </table:table-cell>
          <table:table-cell office:value-type="string" calcext:value-type="string">
            <text:p>Czarna Hańcza jest największą rzeką Suwalszczyzny. Przepływa przez <text:s/>tereny o unikatowych walorach krajobrazowych, geologicznych, historycznych i etnograficznych. </text:p>
          </table:table-cell>
          <table:table-cell office:value-type="string" calcext:value-type="string">
            <text:p>W CKKP dodano całą dolinę Czarnej Hańcz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95661</text:p>
          </table:table-cell>
          <table:table-cell office:value-type="string" calcext:value-type="string">
            <text:p>pl:Czarna Hańcza</text:p>
          </table:table-cell>
          <table:table-cell office:value-type="string" calcext:value-type="string">
            <text:p>2024-10-14</text:p>
          </table:table-cell>
          <table:table-cell office:value-type="float" office:value="23.1788144446886" calcext:value-type="float">
            <text:p>23,1788144446886</text:p>
          </table:table-cell>
          <table:table-cell office:value-type="float" office:value="54.0136964410745" calcext:value-type="float">
            <text:p>54,0136964410745</text:p>
          </table:table-cell>
        </table:table-row>
        <table:table-row table:style-name="ro1">
          <table:table-cell office:value-type="string" calcext:value-type="string">
            <text:p>K1.40</text:p>
          </table:table-cell>
          <table:table-cell office:value-type="string" calcext:value-type="string">
            <text:p>PK00772</text:p>
          </table:table-cell>
          <table:table-cell office:value-type="string" calcext:value-type="string">
            <text:p>Zespół cmentarzy z I i II Wojny Światowej</text:p>
          </table:table-cell>
          <table:table-cell office:value-type="string" calcext:value-type="string">
            <text:p>Najstarszy cmentarz został założony w 1914 r. Jest miejscem pochówku żołnierzy niemieckich zmarłych podczas obu wojen światowych, zarówno tych poległych na linii frontu, jak i zmarłych w szpitalach polow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22.7787107200363" calcext:value-type="float">
            <text:p>22,7787107200363</text:p>
          </table:table-cell>
          <table:table-cell office:value-type="float" office:value="49.7695480268233" calcext:value-type="float">
            <text:p>49,7695480268233</text:p>
          </table:table-cell>
        </table:table-row>
        <table:table-row table:style-name="ro1">
          <table:table-cell office:value-type="string" calcext:value-type="string">
            <text:p>P1.30</text:p>
          </table:table-cell>
          <table:table-cell office:value-type="string" calcext:value-type="string">
            <text:p>WN00318</text:p>
          </table:table-cell>
          <table:table-cell office:value-type="string" calcext:value-type="string">
            <text:p>Dolina Krutyni</text:p>
          </table:table-cell>
          <table:table-cell office:value-type="string" calcext:value-type="string">
            <text:p>Krutynia płynie przez rezerwat krajobrazowo-wodno-leśny położony na terenie trzech gmin: Piecki, Mikołajki i Ruciane-Nida. Jej długość to 99 km, a powierzchnia dorzecza wynosi 638 km². Rzeką przebiega szlak kajakowy przebiegający przez Puszczę Piską, a od Jeziora Mokrego także przez Mazurski Park Krajobrazowy. Długość szlaku wynosi 91 km. Najpopularniejsza trasa spływu rozpoczyna się w Sorkwitach i kończy w miejscowości Ruciane-Nida.</text:p>
          </table:table-cell>
          <table:table-cell office:value-type="string" calcext:value-type="string">
            <text:p>W CKKP oznaczono teren doliny Krutyni na obszarze rezerwatu "Krutynia"</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72664</text:p>
          </table:table-cell>
          <table:table-cell office:value-type="string" calcext:value-type="string">
            <text:p>pl:Krutynia</text:p>
          </table:table-cell>
          <table:table-cell office:value-type="string" calcext:value-type="string">
            <text:p>2024-10-14</text:p>
          </table:table-cell>
          <table:table-cell office:value-type="float" office:value="21.5136557413084" calcext:value-type="float">
            <text:p>21,5136557413084</text:p>
          </table:table-cell>
          <table:table-cell office:value-type="float" office:value="53.7249061881548" calcext:value-type="float">
            <text:p>53,7249061881548</text:p>
          </table:table-cell>
        </table:table-row>
        <table:table-row table:style-name="ro1">
          <table:table-cell office:value-type="string" calcext:value-type="string">
            <text:p>K1.30</text:p>
          </table:table-cell>
          <table:table-cell office:value-type="string" calcext:value-type="string">
            <text:p>DS00917</text:p>
          </table:table-cell>
          <table:table-cell office:value-type="string" calcext:value-type="string">
            <text:p>Zamek Kliczków</text:p>
          </table:table-cell>
          <table:table-cell office:value-type="string" calcext:value-type="string">
            <text:p>Dawny zamek wzniesiony pod koniec XIII w., obecnie pałac, należał do najatrakcyjniejszych na Śląsku do 1945 r. Po 1948 r. <text:s/>zdewastowany, w 2001 r. zakończono odbudowę. Pełni funkcję centrum konferencynego i hotelowego. Posiada dwa dziedzińce i renesansowe portale. Otacza go park o powierzchni 50 ha ze wspaniałym starodrzew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399252</text:p>
          </table:table-cell>
          <table:table-cell office:value-type="string" calcext:value-type="string">
            <text:p>pl:Zamek w Kliczkowie</text:p>
          </table:table-cell>
          <table:table-cell office:value-type="string" calcext:value-type="string">
            <text:p>2024-10-14</text:p>
          </table:table-cell>
          <table:table-cell office:value-type="float" office:value="15.4338979881389" calcext:value-type="float">
            <text:p>15,4338979881389</text:p>
          </table:table-cell>
          <table:table-cell office:value-type="float" office:value="51.3366477068568" calcext:value-type="float">
            <text:p>51,3366477068568</text:p>
          </table:table-cell>
        </table:table-row>
        <table:table-row table:style-name="ro1">
          <table:table-cell office:value-type="string" calcext:value-type="string">
            <text:p>K1.20</text:p>
          </table:table-cell>
          <table:table-cell office:value-type="string" calcext:value-type="string">
            <text:p>DS00918</text:p>
          </table:table-cell>
          <table:table-cell office:value-type="string" calcext:value-type="string">
            <text:p>Dworzec Świebodzki we Wrocławiu</text:p>
          </table:table-cell>
          <table:table-cell office:value-type="string" calcext:value-type="string">
            <text:p>Nieczynna stacja i dworzec kolejowy w ścisłym centrum Wrocławia. <text:s/>Najstarszy z trzech zachowanych do dziś pasażerskich dworców kolejowych we Wrocławiu z infrastrukturą w postaci torowiska, peronów i rozjazdów. W jego budynkach znajduje się dziś teatr i firmy handlowo-usługow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78108</text:p>
          </table:table-cell>
          <table:table-cell office:value-type="string" calcext:value-type="string">
            <text:p>pl:Wrocław Świebodzki</text:p>
          </table:table-cell>
          <table:table-cell office:value-type="string" calcext:value-type="string">
            <text:p>2024-10-14</text:p>
          </table:table-cell>
          <table:table-cell office:value-type="float" office:value="17.0190998403145" calcext:value-type="float">
            <text:p>17,0190998403145</text:p>
          </table:table-cell>
          <table:table-cell office:value-type="float" office:value="51.1077875996417" calcext:value-type="float">
            <text:p>51,1077875996417</text:p>
          </table:table-cell>
        </table:table-row>
        <table:table-row table:style-name="ro1">
          <table:table-cell office:value-type="string" calcext:value-type="string">
            <text:p>P2.00</text:p>
          </table:table-cell>
          <table:table-cell office:value-type="string" calcext:value-type="string">
            <text:p>DS00920</text:p>
          </table:table-cell>
          <table:table-cell office:value-type="string" calcext:value-type="string">
            <text:p>Ogród Zoologiczny we Wrocławiu</text:p>
          </table:table-cell>
          <table:table-cell office:value-type="string" calcext:value-type="string">
            <text:p>Jest najstarszym na obecnych ziemiach polskich ogrodem zoologicznym w Polsce. Powierzchnia ogrodu to 33 hektary. Pod koniec 2015 Ogród Zoologiczny we Wrocławiu prezentował ponad 10 500 zwierząt (nie wliczając bezkręgowców) z 1132 gatunków, jest trzecim pod tym względem zoo na świecie i piątym najchętniej odwiedzanym ogrodem zoologicznym w Europie z dziennym rekordem wejść wynoszącym 28 300 osób.</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20237</text:p>
          </table:table-cell>
          <table:table-cell office:value-type="string" calcext:value-type="string">
            <text:p>pl:Ogród Zoologiczny we Wrocławiu</text:p>
          </table:table-cell>
          <table:table-cell office:value-type="string" calcext:value-type="string">
            <text:p>2024-10-14</text:p>
          </table:table-cell>
          <table:table-cell office:value-type="float" office:value="17.0743687028123" calcext:value-type="float">
            <text:p>17,0743687028123</text:p>
          </table:table-cell>
          <table:table-cell office:value-type="float" office:value="51.1043754517335" calcext:value-type="float">
            <text:p>51,1043754517335</text:p>
          </table:table-cell>
        </table:table-row>
        <table:table-row table:style-name="ro1">
          <table:table-cell office:value-type="string" calcext:value-type="string">
            <text:p>K1.40</text:p>
          </table:table-cell>
          <table:table-cell office:value-type="string" calcext:value-type="string">
            <text:p>DS00922</text:p>
          </table:table-cell>
          <table:table-cell office:value-type="string" calcext:value-type="string">
            <text:p>Kolegiata Świętego Krzyża i św. Bartłomieja we Wrocławiu</text:p>
          </table:table-cell>
          <table:table-cell office:value-type="string" calcext:value-type="string">
            <text:p>Kolegiata powstała z fundacji księcia Henryka Probusa. Projektantem budowli był najprawdopodobniej wymieniany jako dworski budowniczy Henryka, mistrz Wiland. Ceglany kościół halowy posiadający niezwykły na Śląsku dwukondygnacyjny układ wnętrza: dolny kościół św. Bartłomieja i górny, właściwy Świętego Krzyża, powtarzający prawie całkowicie jego rzu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1013</text:p>
          </table:table-cell>
          <table:table-cell office:value-type="string" calcext:value-type="string">
            <text:p>pl:Kolegiata Świętego Krzyża i św. Bartłomieja we Wrocławiu</text:p>
          </table:table-cell>
          <table:table-cell office:value-type="string" calcext:value-type="string">
            <text:p>2024-10-14</text:p>
          </table:table-cell>
          <table:table-cell office:value-type="float" office:value="17.0440921023969" calcext:value-type="float">
            <text:p>17,0440921023969</text:p>
          </table:table-cell>
          <table:table-cell office:value-type="float" office:value="51.1149634310648" calcext:value-type="float">
            <text:p>51,1149634310648</text:p>
          </table:table-cell>
        </table:table-row>
        <table:table-row table:style-name="ro1">
          <table:table-cell office:value-type="string" calcext:value-type="string">
            <text:p>K1.40</text:p>
          </table:table-cell>
          <table:table-cell office:value-type="string" calcext:value-type="string">
            <text:p>DS00921</text:p>
          </table:table-cell>
          <table:table-cell office:value-type="string" calcext:value-type="string">
            <text:p>Archikatedra Jana Chrzciciela we Wrocławiu</text:p>
          </table:table-cell>
          <table:table-cell office:value-type="string" calcext:value-type="string">
            <text:p>Gotycka świątynia z XIII–XIV w. Obecny kształt jest efektem barokowych uzupełnień oraz współczesnych restauracji po zniszczeniach wojennych. Uchodzi za pierwszą w pełni gotycką świątynię na ziemiach 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10211</text:p>
          </table:table-cell>
          <table:table-cell office:value-type="string" calcext:value-type="string">
            <text:p>pl:Archikatedra św. Jana Chrzciciela we Wrocławiu</text:p>
          </table:table-cell>
          <table:table-cell office:value-type="string" calcext:value-type="string">
            <text:p>2024-10-14</text:p>
          </table:table-cell>
          <table:table-cell office:value-type="float" office:value="17.0466606490217" calcext:value-type="float">
            <text:p>17,0466606490217</text:p>
          </table:table-cell>
          <table:table-cell office:value-type="float" office:value="51.1141950637651" calcext:value-type="float">
            <text:p>51,1141950637651</text:p>
          </table:table-cell>
        </table:table-row>
        <table:table-row table:style-name="ro1">
          <table:table-cell office:value-type="string" calcext:value-type="string">
            <text:p>K1.20</text:p>
          </table:table-cell>
          <table:table-cell office:value-type="string" calcext:value-type="string">
            <text:p>DS00923</text:p>
          </table:table-cell>
          <table:table-cell office:value-type="string" calcext:value-type="string">
            <text:p>Gmach główny Uniwersytetu Wrocławskiego</text:p>
          </table:table-cell>
          <table:table-cell office:value-type="string" calcext:value-type="string">
            <text:p>Zabytkowy barokowy budynek z XVIII w., pierwotnie kolegium jezuickie. W 1811r. utworzono tu Uniwersytet Wroławski, łącząc kolegium i ewangelicki Uniwersytet z Frankfurtu nad Odrą.</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68883</text:p>
          </table:table-cell>
          <table:table-cell office:value-type="string" calcext:value-type="string">
            <text:p>pl:Gmach główny Uniwersytetu Wrocławskiego</text:p>
          </table:table-cell>
          <table:table-cell office:value-type="string" calcext:value-type="string">
            <text:p>2024-10-14</text:p>
          </table:table-cell>
          <table:table-cell office:value-type="float" office:value="17.033970162957" calcext:value-type="float">
            <text:p>17,033970162957</text:p>
          </table:table-cell>
          <table:table-cell office:value-type="float" office:value="51.1139424066275" calcext:value-type="float">
            <text:p>51,1139424066275</text:p>
          </table:table-cell>
        </table:table-row>
        <table:table-row table:style-name="ro1">
          <table:table-cell office:value-type="string" calcext:value-type="string">
            <text:p>K1.10</text:p>
          </table:table-cell>
          <table:table-cell office:value-type="string" calcext:value-type="string">
            <text:p>DS00924</text:p>
          </table:table-cell>
          <table:table-cell office:value-type="string" calcext:value-type="string">
            <text:p>Centrum Przyrodniczo-Edukacyjne KPN - Pałac Sobieszów</text:p>
          </table:table-cell>
          <table:table-cell office:value-type="string" calcext:value-type="string">
            <text:p>Centrum znajduje się w zabytkowym pałacu z poczatku XVIII w. dawnej siedziby rodu Schaffgotschów. Zwiedzający mogą zapoznać się w nim z historią rodu oraz obejrzeć multimedialną wystawę „Klimatyczne Karkonosz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36</text:p>
          </table:table-cell>
          <table:table-cell office:value-type="string" calcext:value-type="string">
            <text:p>pl:Pałac w Sobieszowie</text:p>
          </table:table-cell>
          <table:table-cell office:value-type="string" calcext:value-type="string">
            <text:p>2024-10-14</text:p>
          </table:table-cell>
          <table:table-cell office:value-type="float" office:value="15.6404246781181" calcext:value-type="float">
            <text:p>15,6404246781181</text:p>
          </table:table-cell>
          <table:table-cell office:value-type="float" office:value="50.846221249812" calcext:value-type="float">
            <text:p>50,846221249812</text:p>
          </table:table-cell>
        </table:table-row>
        <table:table-row table:style-name="ro1">
          <table:table-cell office:value-type="string" calcext:value-type="string">
            <text:p>K1.10</text:p>
          </table:table-cell>
          <table:table-cell office:value-type="string" calcext:value-type="string">
            <text:p>KP00926</text:p>
          </table:table-cell>
          <table:table-cell office:value-type="string" calcext:value-type="string">
            <text:p>Ratusz - Muzeum Ziemii Chełmińskiej</text:p>
          </table:table-cell>
          <table:table-cell office:value-type="string" calcext:value-type="string">
            <text:p>Wzniesiony w końcu XIII wieku, został rozbudowany w latach 1567-1572 i ponownie w okresie 1884-1887. Będący jednym z najcenniejszych zabytków polskiego renesansu. Znajdujące się w nim muzeum poświęcone jest historii miasta i ziemi chełmińskiej, generałowi Ludwikowi Rydygierowi. Mieści również galerię obrazów chełmińskiego malarza Antoniego Piotrowicz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33847</text:p>
          </table:table-cell>
          <table:table-cell office:value-type="string" calcext:value-type="string">
            <text:p>pl:Ratusz w Chełmnie</text:p>
          </table:table-cell>
          <table:table-cell office:value-type="string" calcext:value-type="string">
            <text:p>2024-10-14</text:p>
          </table:table-cell>
          <table:table-cell office:value-type="float" office:value="18.4228681705327" calcext:value-type="float">
            <text:p>18,4228681705327</text:p>
          </table:table-cell>
          <table:table-cell office:value-type="float" office:value="53.3491119851498" calcext:value-type="float">
            <text:p>53,3491119851498</text:p>
          </table:table-cell>
        </table:table-row>
        <table:table-row table:style-name="ro1">
          <table:table-cell office:value-type="string" calcext:value-type="string">
            <text:p>K1.40</text:p>
          </table:table-cell>
          <table:table-cell office:value-type="string" calcext:value-type="string">
            <text:p>LU00927</text:p>
          </table:table-cell>
          <table:table-cell office:value-type="string" calcext:value-type="string">
            <text:p>Domek Loretański w Gołębiu</text:p>
          </table:table-cell>
          <table:table-cell office:value-type="string" calcext:value-type="string">
            <text:p>Póżnorenesansowy, zbudowany w latach 1634-38; konsekrowany został 12 września 1638 r. przez bp. Tomasza Oborskiego.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694758</text:p>
          </table:table-cell>
          <table:table-cell office:value-type="string" calcext:value-type="string">
            <text:p>pl:Domek loretański w Gołębiu</text:p>
          </table:table-cell>
          <table:table-cell office:value-type="string" calcext:value-type="string">
            <text:p>2024-10-14</text:p>
          </table:table-cell>
          <table:table-cell office:value-type="float" office:value="21.8772374500147" calcext:value-type="float">
            <text:p>21,8772374500147</text:p>
          </table:table-cell>
          <table:table-cell office:value-type="float" office:value="51.487509950026" calcext:value-type="float">
            <text:p>51,487509950026</text:p>
          </table:table-cell>
        </table:table-row>
        <table:table-row table:style-name="ro1">
          <table:table-cell office:value-type="string" calcext:value-type="string">
            <text:p>K1.20</text:p>
          </table:table-cell>
          <table:table-cell office:value-type="string" calcext:value-type="string">
            <text:p>LU00928</text:p>
          </table:table-cell>
          <table:table-cell office:value-type="string" calcext:value-type="string">
            <text:p>Rynek w Kazimierzu Dolnym</text:p>
          </table:table-cell>
          <table:table-cell office:value-type="string" calcext:value-type="string">
            <text:p>Rynek z renesansowymi kamienicami podcieniowymi Przybyłów, pod św. Krzysztofem i pod św. Mikołaje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1.9474275372037" calcext:value-type="float">
            <text:p>21,9474275372037</text:p>
          </table:table-cell>
          <table:table-cell office:value-type="float" office:value="51.3220937446613" calcext:value-type="float">
            <text:p>51,3220937446613</text:p>
          </table:table-cell>
        </table:table-row>
        <table:table-row table:style-name="ro1">
          <table:table-cell office:value-type="string" calcext:value-type="string">
            <text:p>K1.40</text:p>
          </table:table-cell>
          <table:table-cell office:value-type="string" calcext:value-type="string">
            <text:p>LU00929</text:p>
          </table:table-cell>
          <table:table-cell office:value-type="string" calcext:value-type="string">
            <text:p>Kościół św. Jana Chrzciciela i św. Bartłomieja w Kazimierzu Dolnym</text:p>
          </table:table-cell>
          <table:table-cell office:value-type="string" calcext:value-type="string">
            <text:p>Kościół farny położony przy rynku w Kazimierzu Dolnym. Ufundowany został przez Kazimierza Wielkiego ok. 1325 roku i rozbudowany w stylu renesansowym w latach 1610-1613.</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099</text:p>
          </table:table-cell>
          <table:table-cell office:value-type="string" calcext:value-type="string">
            <text:p>pl:Kościół św. Jana Chrzciciela i św. Bartłomieja w Kazimierzu Dolnym</text:p>
          </table:table-cell>
          <table:table-cell office:value-type="string" calcext:value-type="string">
            <text:p>2024-10-14</text:p>
          </table:table-cell>
          <table:table-cell office:value-type="float" office:value="21.94871487377" calcext:value-type="float">
            <text:p>21,94871487377</text:p>
          </table:table-cell>
          <table:table-cell office:value-type="float" office:value="51.3227779522145" calcext:value-type="float">
            <text:p>51,3227779522145</text:p>
          </table:table-cell>
        </table:table-row>
        <table:table-row table:style-name="ro1">
          <table:table-cell office:value-type="string" calcext:value-type="string">
            <text:p>P2.00</text:p>
          </table:table-cell>
          <table:table-cell office:value-type="string" calcext:value-type="string">
            <text:p>LU00930</text:p>
          </table:table-cell>
          <table:table-cell office:value-type="string" calcext:value-type="string">
            <text:p>Ogród Botaniczny UMCS</text:p>
          </table:table-cell>
          <table:table-cell office:value-type="string" calcext:value-type="string">
            <text:p>Ogród botaniczny należący do Uniwersytetu Marii Curie-Skłodowskiej. Powstał w 1965 r., a dla publiczności został otwarty w 1974 roku. Kolekcje ogrodu liczą ponad 1600 gatunków drzew i krzewów, ponad 3300 roślin zielnych rosnących w gruncie oraz ok. 1600 gatunków roślin szklarniowych. W parku rośnie 106 drzew w wieku ponad 100 l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6746</text:p>
          </table:table-cell>
          <table:table-cell office:value-type="string" calcext:value-type="string">
            <text:p>pl:Ogród Botaniczny Uniwersytetu Marii Curie-Skłodowskiej</text:p>
          </table:table-cell>
          <table:table-cell office:value-type="string" calcext:value-type="string">
            <text:p>2024-10-14</text:p>
          </table:table-cell>
          <table:table-cell office:value-type="float" office:value="22.5149221903634" calcext:value-type="float">
            <text:p>22,5149221903634</text:p>
          </table:table-cell>
          <table:table-cell office:value-type="float" office:value="51.2622888354219" calcext:value-type="float">
            <text:p>51,2622888354219</text:p>
          </table:table-cell>
        </table:table-row>
        <table:table-row table:style-name="ro1">
          <table:table-cell office:value-type="string" calcext:value-type="string">
            <text:p>K1.20</text:p>
          </table:table-cell>
          <table:table-cell office:value-type="string" calcext:value-type="string">
            <text:p>LU00932</text:p>
          </table:table-cell>
          <table:table-cell office:value-type="string" calcext:value-type="string">
            <text:p>Rotunda Zamojska</text:p>
          </table:table-cell>
          <table:table-cell office:value-type="string" calcext:value-type="string">
            <text:p>Powstała w latach 1825–1831 jako działobitnia. W czasie II wojny światowej, w latach 1940–1944, był tu niemiecki obóz podległy gestapo „Gefangenen Durchgangslager Sicherheitspol”. Miejsce martyrologii ludności Zamojszczyz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0101783</text:p>
          </table:table-cell>
          <table:table-cell office:value-type="string" calcext:value-type="string">
            <text:p>pl:Rotunda Zamojska</text:p>
          </table:table-cell>
          <table:table-cell office:value-type="string" calcext:value-type="string">
            <text:p>2024-10-14</text:p>
          </table:table-cell>
          <table:table-cell office:value-type="float" office:value="23.2472060199266" calcext:value-type="float">
            <text:p>23,2472060199266</text:p>
          </table:table-cell>
          <table:table-cell office:value-type="float" office:value="50.7107514657442" calcext:value-type="float">
            <text:p>50,7107514657442</text:p>
          </table:table-cell>
        </table:table-row>
        <table:table-row table:style-name="ro1">
          <table:table-cell office:value-type="string" calcext:value-type="string">
            <text:p>K1.20</text:p>
          </table:table-cell>
          <table:table-cell office:value-type="string" calcext:value-type="string">
            <text:p>LU00933</text:p>
          </table:table-cell>
          <table:table-cell office:value-type="string" calcext:value-type="string">
            <text:p>Rynek Wielki w Zamościu</text:p>
          </table:table-cell>
          <table:table-cell office:value-type="string" calcext:value-type="string">
            <text:p>Plac w centrum Starego Miasta w Zamościu, otoczony zabytkowymi kamienicami, o wymiarach 100 na 100 metró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24471</text:p>
          </table:table-cell>
          <table:table-cell office:value-type="string" calcext:value-type="string">
            <text:p>pl:Rynek Wielki (Zamość)</text:p>
          </table:table-cell>
          <table:table-cell office:value-type="string" calcext:value-type="string">
            <text:p>2024-10-14</text:p>
          </table:table-cell>
          <table:table-cell office:value-type="float" office:value="23.2525930627185" calcext:value-type="float">
            <text:p>23,2525930627185</text:p>
          </table:table-cell>
          <table:table-cell office:value-type="float" office:value="50.7170471599664" calcext:value-type="float">
            <text:p>50,7170471599664</text:p>
          </table:table-cell>
        </table:table-row>
        <table:table-row table:style-name="ro1">
          <table:table-cell office:value-type="string" calcext:value-type="string">
            <text:p>K1.40</text:p>
          </table:table-cell>
          <table:table-cell office:value-type="string" calcext:value-type="string">
            <text:p>LU00934</text:p>
          </table:table-cell>
          <table:table-cell office:value-type="string" calcext:value-type="string">
            <text:p>Katedra pw. Zmartwychwstania Pańskiego w Zamościu</text:p>
          </table:table-cell>
          <table:table-cell office:value-type="string" calcext:value-type="string">
            <text:p>Renesansowy kościół, konsekrowany w 1637 r., <text:s/>ufundowany przez założyciela miasta, Jana Zamoyskiego. Zbudowany według projektu włoskiego architekta Bernardo Morand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37324</text:p>
          </table:table-cell>
          <table:table-cell office:value-type="string" calcext:value-type="string">
            <text:p>pl:Katedra Zmartwychwstania Pańskiego i św. Tomasza Apostoła w Zamościu</text:p>
          </table:table-cell>
          <table:table-cell office:value-type="string" calcext:value-type="string">
            <text:p>2024-10-14</text:p>
          </table:table-cell>
          <table:table-cell office:value-type="float" office:value="23.2503283879678" calcext:value-type="float">
            <text:p>23,2503283879678</text:p>
          </table:table-cell>
          <table:table-cell office:value-type="float" office:value="50.7165736263948" calcext:value-type="float">
            <text:p>50,7165736263948</text:p>
          </table:table-cell>
        </table:table-row>
        <table:table-row table:style-name="ro1">
          <table:table-cell office:value-type="string" calcext:value-type="string">
            <text:p>K1.40</text:p>
          </table:table-cell>
          <table:table-cell office:value-type="string" calcext:value-type="string">
            <text:p>MA00937</text:p>
          </table:table-cell>
          <table:table-cell office:value-type="string" calcext:value-type="string">
            <text:p>Cerkiew w Bartnym</text:p>
          </table:table-cell>
          <table:table-cell office:value-type="string" calcext:value-type="string">
            <text:p>Dawna cerkiew wzniesiona w 1842, obecnie obiekt muzealny.</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913484</text:p>
          </table:table-cell>
          <table:table-cell office:value-type="string" calcext:value-type="string">
            <text:p>pl:Cerkiew Świętych Kosmy i Damiana w Bartnem (greckokatolicka)</text:p>
          </table:table-cell>
          <table:table-cell office:value-type="string" calcext:value-type="string">
            <text:p>2024-10-14</text:p>
          </table:table-cell>
          <table:table-cell office:value-type="float" office:value="21.3329558592296" calcext:value-type="float">
            <text:p>21,3329558592296</text:p>
          </table:table-cell>
          <table:table-cell office:value-type="float" office:value="49.5646340948567" calcext:value-type="float">
            <text:p>49,5646340948567</text:p>
          </table:table-cell>
        </table:table-row>
        <table:table-row table:style-name="ro1">
          <table:table-cell office:value-type="string" calcext:value-type="string">
            <text:p>P.3.00</text:p>
          </table:table-cell>
          <table:table-cell office:value-type="string" calcext:value-type="string">
            <text:p>LU00936</text:p>
          </table:table-cell>
          <table:table-cell office:value-type="string" calcext:value-type="string">
            <text:p>Obszar Ochrony Ścisłej „Bukowa Góra”</text:p>
          </table:table-cell>
          <table:table-cell office:value-type="string" calcext:value-type="string">
            <text:p>Obszar pokryty jest lasem o pierwotnym charakterze, ze składem gatunkowym i strukturą mało zmienioną działalnością człowieka. Ochroną objęto cenne drzewostany jodłowe i jodłowo-bukowe w składzie wyżynnego boru jodłowego oraz buczyny karpac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21</text:p>
          </table:table-cell>
          <table:table-cell office:value-type="string" calcext:value-type="string">
            <text:p>pl:Obszar ochrony ścisłej Bukowa Góra</text:p>
          </table:table-cell>
          <table:table-cell office:value-type="string" calcext:value-type="string">
            <text:p>2024-10-14</text:p>
          </table:table-cell>
          <table:table-cell office:value-type="float" office:value="22.9598844188141" calcext:value-type="float">
            <text:p>22,9598844188141</text:p>
          </table:table-cell>
          <table:table-cell office:value-type="float" office:value="50.5943314248314" calcext:value-type="float">
            <text:p>50,5943314248314</text:p>
          </table:table-cell>
        </table:table-row>
        <table:table-row table:style-name="ro1">
          <table:table-cell office:value-type="string" calcext:value-type="string">
            <text:p>K1.40</text:p>
          </table:table-cell>
          <table:table-cell office:value-type="string" calcext:value-type="string">
            <text:p>MA00939</text:p>
          </table:table-cell>
          <table:table-cell office:value-type="string" calcext:value-type="string">
            <text:p>Kościół św. Katarzyny w Krakowie</text:p>
          </table:table-cell>
          <table:table-cell office:value-type="string" calcext:value-type="string">
            <text:p>Gotycki kościół powstały w 1425 r. jest jednym z najlepszych przykładów średniowiecznej kamieniarki w Polsce - smukła i strzelista sylwetka świątyni, różnorodność form i detalu architektonicznego, bogactwo pamiątek średniowiecznych. We wnętrzu manierystyczny nagrobek Wawrzyńca Spytka Jordana z 1603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46976</text:p>
          </table:table-cell>
          <table:table-cell office:value-type="string" calcext:value-type="string">
            <text:p>pl:Kościół św. Katarzyny Aleksandryjskiej i św. Małgorzaty w Krakowie</text:p>
          </table:table-cell>
          <table:table-cell office:value-type="string" calcext:value-type="string">
            <text:p>2024-10-14</text:p>
          </table:table-cell>
          <table:table-cell office:value-type="float" office:value="19.9409842065532" calcext:value-type="float">
            <text:p>19,9409842065532</text:p>
          </table:table-cell>
          <table:table-cell office:value-type="float" office:value="50.0492942238355" calcext:value-type="float">
            <text:p>50,0492942238355</text:p>
          </table:table-cell>
        </table:table-row>
        <table:table-row table:style-name="ro1">
          <table:table-cell office:value-type="string" calcext:value-type="string">
            <text:p>K1.20</text:p>
          </table:table-cell>
          <table:table-cell office:value-type="string" calcext:value-type="string">
            <text:p>MA00940</text:p>
          </table:table-cell>
          <table:table-cell office:value-type="string" calcext:value-type="string">
            <text:p>Zapora im. Gabriela Narutowicza w Niedzicy</text:p>
          </table:table-cell>
          <table:table-cell office:value-type="string" calcext:value-type="string">
            <text:p>Zapora wodna wybudowana w latach 1975–1997 tworząca jezioro Czortyńsk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4962</text:p>
          </table:table-cell>
          <table:table-cell office:value-type="string" calcext:value-type="string">
            <text:p>pl:Zapora Niedzica</text:p>
          </table:table-cell>
          <table:table-cell office:value-type="string" calcext:value-type="string">
            <text:p>2024-10-14</text:p>
          </table:table-cell>
          <table:table-cell office:value-type="float" office:value="20.3233499391114" calcext:value-type="float">
            <text:p>20,3233499391114</text:p>
          </table:table-cell>
          <table:table-cell office:value-type="float" office:value="49.4193100399307" calcext:value-type="float">
            <text:p>49,4193100399307</text:p>
          </table:table-cell>
        </table:table-row>
        <table:table-row table:style-name="ro1">
          <table:table-cell office:value-type="string" calcext:value-type="string">
            <text:p>K1.10</text:p>
          </table:table-cell>
          <table:table-cell office:value-type="string" calcext:value-type="string">
            <text:p>MA00943</text:p>
          </table:table-cell>
          <table:table-cell office:value-type="string" calcext:value-type="string">
            <text:p>Ośrodek Edukacyjny Babiogórskiego Parku Narodowego w Zawoi</text:p>
          </table:table-cell>
          <table:table-cell office:value-type="string" calcext:value-type="string">
            <text:p>Muzeum mieszczące się w budynku Dyrekcji Parku w Zawoi – Markowej. Ośrodek w efektowny sposób prezentuje zagadnienia związane z przyrodą Babiej Góry, kulturą lokalnej społeczności i ekologią. </text:p>
          </table:table-cell>
          <table:table-cell office:value-type="string" calcext:value-type="string">
            <text:p>W CKKP zmieniono nazwe na prawidłową</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01613</text:p>
          </table:table-cell>
          <table:table-cell office:value-type="string" calcext:value-type="string">
            <text:p>pl:Ośrodek Edukacyjny Babiogórskiego Parku Narodowego</text:p>
          </table:table-cell>
          <table:table-cell office:value-type="string" calcext:value-type="string">
            <text:p>2024-10-14</text:p>
          </table:table-cell>
          <table:table-cell office:value-type="float" office:value="19.5181176147232" calcext:value-type="float">
            <text:p>19,5181176147232</text:p>
          </table:table-cell>
          <table:table-cell office:value-type="float" office:value="49.6118792937077" calcext:value-type="float">
            <text:p>49,6118792937077</text:p>
          </table:table-cell>
        </table:table-row>
        <table:table-row table:style-name="ro1">
          <table:table-cell office:value-type="string" calcext:value-type="string">
            <text:p>K1.20</text:p>
          </table:table-cell>
          <table:table-cell office:value-type="string" calcext:value-type="string">
            <text:p>MZ00948</text:p>
          </table:table-cell>
          <table:table-cell office:value-type="string" calcext:value-type="string">
            <text:p>Grodzisko w Proboszczewicach</text:p>
          </table:table-cell>
          <table:table-cell office:value-type="string" calcext:value-type="string">
            <text:p>Jedno z największych grodzisk wczesnośredniowiecznych na Mazowszu. Datowane jest na XI wiek i uznawane jest za jedno z pierwszych założeń wczesnopiastowskich na Mazowszu, położonego w obrębie dużego skupiska osadnicz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3625</text:p>
          </table:table-cell>
          <table:table-cell office:value-type="string" calcext:value-type="string">
            <text:p>pl:Nowe Proboszczewice (grodzisko)</text:p>
          </table:table-cell>
          <table:table-cell office:value-type="string" calcext:value-type="string">
            <text:p>2024-10-14</text:p>
          </table:table-cell>
          <table:table-cell office:value-type="float" office:value="19.7051745393279" calcext:value-type="float">
            <text:p>19,7051745393279</text:p>
          </table:table-cell>
          <table:table-cell office:value-type="float" office:value="52.6530112110324" calcext:value-type="float">
            <text:p>52,6530112110324</text:p>
          </table:table-cell>
        </table:table-row>
        <table:table-row table:style-name="ro1">
          <table:table-cell office:value-type="string" calcext:value-type="string">
            <text:p>K1.30</text:p>
          </table:table-cell>
          <table:table-cell office:value-type="string" calcext:value-type="string">
            <text:p>MZ00949</text:p>
          </table:table-cell>
          <table:table-cell office:value-type="string" calcext:value-type="string">
            <text:p>Zamek w Pułtusku</text:p>
          </table:table-cell>
          <table:table-cell office:value-type="string" calcext:value-type="string">
            <text:p>Renesansowy zamek biskupów płockich <text:s/>zbudowany ok. 1319 r. na terenie grodziska z VI-VIII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244362</text:p>
          </table:table-cell>
          <table:table-cell office:value-type="string" calcext:value-type="string">
            <text:p>pl:Zamek w Pułtusku</text:p>
          </table:table-cell>
          <table:table-cell office:value-type="string" calcext:value-type="string">
            <text:p>2024-10-14</text:p>
          </table:table-cell>
          <table:table-cell office:value-type="float" office:value="21.0947645983853" calcext:value-type="float">
            <text:p>21,0947645983853</text:p>
          </table:table-cell>
          <table:table-cell office:value-type="float" office:value="52.7037203041649" calcext:value-type="float">
            <text:p>52,7037203041649</text:p>
          </table:table-cell>
        </table:table-row>
        <table:table-row table:style-name="ro1">
          <table:table-cell office:value-type="string" calcext:value-type="string">
            <text:p>K1.40</text:p>
          </table:table-cell>
          <table:table-cell office:value-type="string" calcext:value-type="string">
            <text:p>MZ00950</text:p>
          </table:table-cell>
          <table:table-cell office:value-type="string" calcext:value-type="string">
            <text:p>Klasztor i Kościół Bernardynów</text:p>
          </table:table-cell>
          <table:table-cell office:value-type="string" calcext:value-type="string">
            <text:p>Barokowy kościół został zbudowany z fundacji marszałka wielkiego koronnego Stanisława Herakliusza Lubomirskiego, właściciela dóbr czerniakowskich. Jeden z niewelkich obiektów ocalały z wojennej pożogi.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06990</text:p>
          </table:table-cell>
          <table:table-cell office:value-type="string" calcext:value-type="string">
            <text:p>pl:Kościół św. Antoniego z Padwy w Warszawie (Czerniaków)</text:p>
          </table:table-cell>
          <table:table-cell office:value-type="string" calcext:value-type="string">
            <text:p>2024-10-14</text:p>
          </table:table-cell>
          <table:table-cell office:value-type="float" office:value="21.0566555237656" calcext:value-type="float">
            <text:p>21,0566555237656</text:p>
          </table:table-cell>
          <table:table-cell office:value-type="float" office:value="52.1937902809482" calcext:value-type="float">
            <text:p>52,1937902809482</text:p>
          </table:table-cell>
        </table:table-row>
        <table:table-row table:style-name="ro1">
          <table:table-cell office:value-type="string" calcext:value-type="string">
            <text:p>P2.00</text:p>
          </table:table-cell>
          <table:table-cell office:value-type="string" calcext:value-type="string">
            <text:p>MZ00951</text:p>
          </table:table-cell>
          <table:table-cell office:value-type="string" calcext:value-type="string">
            <text:p>Ogród Botaniczny w Warszawie</text:p>
          </table:table-cell>
          <table:table-cell office:value-type="string" calcext:value-type="string">
            <text:p>Jest trzecim najstarszym ogrodem botanicznym w Polsce, za datę powstania uznaje się 15 grudnia 1818 r. Początkowo zajmował powierzchnię 22,5 ha, jednak po powstaniu listopadowym i zamknięciu Uniwersytetu powierzchnię ogrodu zmniejszono o trzy czwarte do ok. 5,16 ha. Obecnie kolekcja ogrodu liczy około 5 tys. gatunków i odmian drzew, krzewów oraz roślin zielny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8432909</text:p>
          </table:table-cell>
          <table:table-cell office:value-type="string" calcext:value-type="string">
            <text:p>pl:Ogród Botaniczny Uniwersytetu Warszawskiego</text:p>
          </table:table-cell>
          <table:table-cell office:value-type="string" calcext:value-type="string">
            <text:p>2024-10-14</text:p>
          </table:table-cell>
          <table:table-cell office:value-type="float" office:value="21.0281016064653" calcext:value-type="float">
            <text:p>21,0281016064653</text:p>
          </table:table-cell>
          <table:table-cell office:value-type="float" office:value="52.2176320751828" calcext:value-type="float">
            <text:p>52,2176320751828</text:p>
          </table:table-cell>
        </table:table-row>
        <table:table-row table:style-name="ro1">
          <table:table-cell office:value-type="string" calcext:value-type="string">
            <text:p>P2.00</text:p>
          </table:table-cell>
          <table:table-cell office:value-type="string" calcext:value-type="string">
            <text:p>MZ00952</text:p>
          </table:table-cell>
          <table:table-cell office:value-type="string" calcext:value-type="string">
            <text:p>Miejski Ogród Zoologiczny im. Antoniny i Jana Żabińskich w Warszawie</text:p>
          </table:table-cell>
          <table:table-cell office:value-type="string" calcext:value-type="string">
            <text:p>Urządzony wg proj. Wenantego Burdzińskiego, otwarty w 1928 r. W 1938 r. zajmował 32 ha, w tym czasie był największym i najnowocześniejszym w Europie. Odbudowany w 1948 r., powiększony do 42 ha. Pod koniec XX w. dokonano modernizacji, otwarto nowoczesne herpetarium oraz ptaszarnię z azylem dla ptaków krajowych. Znajduje się tu 77 gatunków ssaków, 209 ptaków, 49 gadów, 12 płazów oraz 69 gatunków ryb. Łącznie przebywa tu prawie 3600 zwierzą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20261</text:p>
          </table:table-cell>
          <table:table-cell office:value-type="string" calcext:value-type="string">
            <text:p>pl:Miejski Ogród Zoologiczny im. Antoniny i Jana Żabińskich w Warszawie</text:p>
          </table:table-cell>
          <table:table-cell office:value-type="string" calcext:value-type="string">
            <text:p>2024-10-14</text:p>
          </table:table-cell>
          <table:table-cell office:value-type="float" office:value="21.0216019690114" calcext:value-type="float">
            <text:p>21,0216019690114</text:p>
          </table:table-cell>
          <table:table-cell office:value-type="float" office:value="52.2586068312219" calcext:value-type="float">
            <text:p>52,2586068312219</text:p>
          </table:table-cell>
        </table:table-row>
        <table:table-row table:style-name="ro1">
          <table:table-cell office:value-type="string" calcext:value-type="string">
            <text:p>K1.30</text:p>
          </table:table-cell>
          <table:table-cell office:value-type="string" calcext:value-type="string">
            <text:p>OP00953</text:p>
          </table:table-cell>
          <table:table-cell office:value-type="string" calcext:value-type="string">
            <text:p>Zamek w Otmuchowie</text:p>
          </table:table-cell>
          <table:table-cell office:value-type="string" calcext:value-type="string">
            <text:p>Wzniesiona w średniowieczu, rozbudowana w latach 1585–1596 w stylu renesansowym, przebudowana w XVII w. w stylu barokowym, rezydencja biskupów wrocławskich do 1810 r.</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6333019</text:p>
          </table:table-cell>
          <table:table-cell office:value-type="string" calcext:value-type="string">
            <text:p>pl:Zamek w Otmuchowie</text:p>
          </table:table-cell>
          <table:table-cell office:value-type="string" calcext:value-type="string">
            <text:p>2024-10-14</text:p>
          </table:table-cell>
          <table:table-cell office:value-type="float" office:value="17.1718109283965" calcext:value-type="float">
            <text:p>17,1718109283965</text:p>
          </table:table-cell>
          <table:table-cell office:value-type="float" office:value="50.4637977583252" calcext:value-type="float">
            <text:p>50,4637977583252</text:p>
          </table:table-cell>
        </table:table-row>
        <table:table-row table:style-name="ro1">
          <table:table-cell office:value-type="string" calcext:value-type="string">
            <text:p>K1.30</text:p>
          </table:table-cell>
          <table:table-cell office:value-type="string" calcext:value-type="string">
            <text:p>PK00954</text:p>
          </table:table-cell>
          <table:table-cell office:value-type="string" calcext:value-type="string">
            <text:p>Ruiny zamku w Kamieńcu</text:p>
          </table:table-cell>
          <table:table-cell office:value-type="string" calcext:value-type="string">
            <text:p>Zachowane ruiny gotyckiej XIV-wiecznej, rozbudowanej w stylu renesansowym w XV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522</text:p>
          </table:table-cell>
          <table:table-cell office:value-type="string" calcext:value-type="string">
            <text:p>pl:Zamek Kamieniec</text:p>
          </table:table-cell>
          <table:table-cell office:value-type="string" calcext:value-type="string">
            <text:p>2024-10-14</text:p>
          </table:table-cell>
          <table:table-cell office:value-type="float" office:value="21.7866415787898" calcext:value-type="float">
            <text:p>21,7866415787898</text:p>
          </table:table-cell>
          <table:table-cell office:value-type="float" office:value="49.7424883636765" calcext:value-type="float">
            <text:p>49,7424883636765</text:p>
          </table:table-cell>
        </table:table-row>
        <table:table-row table:style-name="ro1">
          <table:table-cell office:value-type="string" calcext:value-type="string">
            <text:p>K1.40</text:p>
          </table:table-cell>
          <table:table-cell office:value-type="string" calcext:value-type="string">
            <text:p>PK00955</text:p>
          </table:table-cell>
          <table:table-cell office:value-type="string" calcext:value-type="string">
            <text:p>Cmentarz wojenny w Dukli</text:p>
          </table:table-cell>
          <table:table-cell office:value-type="string" calcext:value-type="string">
            <text:p>Cmentarz wojenny jest jednym z największych w Polsce pod względem liczby pochówków. Cmentarz usytuowany jest za sanktuarium św. Jana z Dukli. Składa się z dwóch osobnych sektorów rozdzielonych żywopłotem. W sektorze południowym pochowani są żołnierze polegli w czasie I wojny światowej, a w północnym – polegli w czasie II wojny światow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04597703</text:p>
          </table:table-cell>
          <table:table-cell office:value-type="string" calcext:value-type="string">
            <text:p>pl:Cmentarz wojenny z I i II wojny światowej w Dukli</text:p>
          </table:table-cell>
          <table:table-cell office:value-type="string" calcext:value-type="string">
            <text:p>2024-10-14</text:p>
          </table:table-cell>
          <table:table-cell office:value-type="float" office:value="21.6814393895094" calcext:value-type="float">
            <text:p>21,6814393895094</text:p>
          </table:table-cell>
          <table:table-cell office:value-type="float" office:value="49.5611970285961" calcext:value-type="float">
            <text:p>49,5611970285961</text:p>
          </table:table-cell>
        </table:table-row>
        <table:table-row table:style-name="ro2">
          <table:table-cell office:value-type="string" calcext:value-type="string">
            <text:p>K1.20</text:p>
          </table:table-cell>
          <table:table-cell office:value-type="string" calcext:value-type="string">
            <text:p>PK00956</text:p>
          </table:table-cell>
          <table:table-cell office:value-type="string" calcext:value-type="string">
            <text:p>Drewniana zabudowa w Pruchniku</text:p>
          </table:table-cell>
          <table:table-cell office:value-type="string" calcext:value-type="string">
            <text:p>Zachowany układ urbanistyczny z rynkiem, pochodzący z XIX w., składa się na niego ok. 40 drewnianych domów, konstrukcji zrębowej lub słupowej, z podcieniami od frontu, wspartymi na rzeźbionych słupach z licznymi, misternymi detalami.</text:p>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22.5157847748204" calcext:value-type="float">
            <text:p>22,5157847748204</text:p>
          </table:table-cell>
          <table:table-cell office:value-type="float" office:value="49.9066640190061" calcext:value-type="float">
            <text:p>49,9066640190061</text:p>
          </table:table-cell>
        </table:table-row>
        <table:table-row table:style-name="ro1">
          <table:table-cell office:value-type="string" calcext:value-type="string">
            <text:p>K1.20</text:p>
          </table:table-cell>
          <table:table-cell office:value-type="string" calcext:value-type="string">
            <text:p>PK00957</text:p>
          </table:table-cell>
          <table:table-cell office:value-type="string" calcext:value-type="string">
            <text:p>Zespół pałacowo-parkowy w Sieniawie</text:p>
          </table:table-cell>
          <table:table-cell office:value-type="string" calcext:value-type="string">
            <text:p>Zbudowany przez hetmana wielkiego koronnego Adama Mikołaja Sieniawskiego na początku XVIII w. Dzisiejszy barokowy wygląd uzyskał podczas przebudowy z lat 1881–1883 dokonanej przez Czartory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815031</text:p>
          </table:table-cell>
          <table:table-cell office:value-type="string" calcext:value-type="string">
            <text:p>pl:Pałac w Sieniawie</text:p>
          </table:table-cell>
          <table:table-cell office:value-type="string" calcext:value-type="string">
            <text:p>2024-10-14</text:p>
          </table:table-cell>
          <table:table-cell office:value-type="float" office:value="22.6093006080963" calcext:value-type="float">
            <text:p>22,6093006080963</text:p>
          </table:table-cell>
          <table:table-cell office:value-type="float" office:value="50.1705584234736" calcext:value-type="float">
            <text:p>50,1705584234736</text:p>
          </table:table-cell>
        </table:table-row>
        <table:table-row table:style-name="ro1">
          <table:table-cell office:value-type="string" calcext:value-type="string">
            <text:p>K1.20</text:p>
          </table:table-cell>
          <table:table-cell office:value-type="string" calcext:value-type="string">
            <text:p>PM00960</text:p>
          </table:table-cell>
          <table:table-cell office:value-type="string" calcext:value-type="string">
            <text:p>Brama Człuchowska</text:p>
          </table:table-cell>
          <table:table-cell office:value-type="string" calcext:value-type="string">
            <text:p>Stanowi część zachowanych murów miejskich z XIV w. wraz z kilkoma basztami i bramami, które zostały zabezpieczone w XIX/XX w. i gruntownie odnowione w latach 1952-55. Brama Człuchowska od XVII w. służyła jako więzienie a następnie do 1939 roku jako dzwonnica kościoła ewangelickiego. W 1960 roku zaadaptowano ją dla potrzeb Muzeum Regionaln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7.5591372065187" calcext:value-type="float">
            <text:p>17,5591372065187</text:p>
          </table:table-cell>
          <table:table-cell office:value-type="float" office:value="53.6953311532021" calcext:value-type="float">
            <text:p>53,6953311532021</text:p>
          </table:table-cell>
        </table:table-row>
        <table:table-row table:style-name="ro1">
          <table:table-cell office:value-type="string" calcext:value-type="string">
            <text:p>K1.20</text:p>
          </table:table-cell>
          <table:table-cell office:value-type="string" calcext:value-type="string">
            <text:p>PM00962</text:p>
          </table:table-cell>
          <table:table-cell office:value-type="string" calcext:value-type="string">
            <text:p>Brama Wyżynna</text:p>
          </table:table-cell>
          <table:table-cell office:value-type="string" calcext:value-type="string">
            <text:p>Dawniej zwana także „Brama Wysoka” (niem. Hohes Tor, kaszb. Wësokô Bróma) – renesansowa brama miejska w Gdańsku, obecnie przy głównej trasie samochodowej (ulice Okopowa i Wały Jagiellońskie). Do 1895 roku znajdowała się w ciągu szesnastowiecznych fortyfikacji, pomiędzy Bastionem św. Elżbiety i Bastionem Karowym oraz stanowiła główną bramę wjazdową do miasta, otwierającą ciąg tzw. Drogi Królewskiej. Obecnie znajduje się tutaj Muzeum Historyczne Miasta Gdańska i Pomorskie Centrum Informacji Turystyczn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23993</text:p>
          </table:table-cell>
          <table:table-cell office:value-type="string" calcext:value-type="string">
            <text:p>pl:Brama Wyżynna w Gdańsku</text:p>
          </table:table-cell>
          <table:table-cell office:value-type="string" calcext:value-type="string">
            <text:p>2024-10-14</text:p>
          </table:table-cell>
          <table:table-cell office:value-type="float" office:value="18.6465232751172" calcext:value-type="float">
            <text:p>18,6465232751172</text:p>
          </table:table-cell>
          <table:table-cell office:value-type="float" office:value="54.3499297175401" calcext:value-type="float">
            <text:p>54,3499297175401</text:p>
          </table:table-cell>
        </table:table-row>
        <table:table-row table:style-name="ro1">
          <table:table-cell office:value-type="string" calcext:value-type="string">
            <text:p>K1.20</text:p>
          </table:table-cell>
          <table:table-cell office:value-type="string" calcext:value-type="string">
            <text:p>PM00963</text:p>
          </table:table-cell>
          <table:table-cell office:value-type="string" calcext:value-type="string">
            <text:p>Dwór Artusa w Gdańsku</text:p>
          </table:table-cell>
          <table:table-cell office:value-type="string" calcext:value-type="string">
            <text:p>Budynek usytuowany w centrum Gdańska, przy Długim Targu 44, dawniej miejsce spotkań kupców, ośrodek życia towarzyskiego, później giełda. Znajduje się w nim największy renesansowy piec na świecie o wysokości 11 m. Obecnie oddział Muzeum Gdańska. Pełni rolę obiektu recepcyjnego miast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15753</text:p>
          </table:table-cell>
          <table:table-cell office:value-type="string" calcext:value-type="string">
            <text:p>pl:Dwór Artusa w Gdańsku</text:p>
          </table:table-cell>
          <table:table-cell office:value-type="string" calcext:value-type="string">
            <text:p>2024-10-14</text:p>
          </table:table-cell>
          <table:table-cell office:value-type="float" office:value="18.653392977997" calcext:value-type="float">
            <text:p>18,653392977997</text:p>
          </table:table-cell>
          <table:table-cell office:value-type="float" office:value="54.3488014166301" calcext:value-type="float">
            <text:p>54,3488014166301</text:p>
          </table:table-cell>
        </table:table-row>
        <table:table-row table:style-name="ro1">
          <table:table-cell office:value-type="string" calcext:value-type="string">
            <text:p>K1.20</text:p>
          </table:table-cell>
          <table:table-cell office:value-type="string" calcext:value-type="string">
            <text:p>PM00965</text:p>
          </table:table-cell>
          <table:table-cell office:value-type="string" calcext:value-type="string">
            <text:p>Ratusz Głównego Miasta w Gdańsku</text:p>
          </table:table-cell>
          <table:table-cell office:value-type="string" calcext:value-type="string">
            <text:p>Zabytkowy ratusz na Głównym Mieście w Gdańsku, którego początki sięgają początki XIV w., utrzymany w stylu gotycko-renesansowym. W Ratuszu Głównego Miasta mieści się Muzeum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135657</text:p>
          </table:table-cell>
          <table:table-cell office:value-type="string" calcext:value-type="string">
            <text:p>pl:Ratusz Głównego Miasta w Gdańsku</text:p>
          </table:table-cell>
          <table:table-cell office:value-type="string" calcext:value-type="string">
            <text:p>2024-10-14</text:p>
          </table:table-cell>
          <table:table-cell office:value-type="float" office:value="18.6526971300303" calcext:value-type="float">
            <text:p>18,6526971300303</text:p>
          </table:table-cell>
          <table:table-cell office:value-type="float" office:value="54.3489006476932" calcext:value-type="float">
            <text:p>54,3489006476932</text:p>
          </table:table-cell>
        </table:table-row>
        <table:table-row table:style-name="ro1">
          <table:table-cell office:value-type="string" calcext:value-type="string">
            <text:p>K1.20</text:p>
          </table:table-cell>
          <table:table-cell office:value-type="string" calcext:value-type="string">
            <text:p>PM00964</text:p>
          </table:table-cell>
          <table:table-cell office:value-type="string" calcext:value-type="string">
            <text:p>Złota Brama</text:p>
          </table:table-cell>
          <table:table-cell office:value-type="string" calcext:value-type="string">
            <text:p>Brama miejska Głównego Miasta w Gdańsku. Ukończona w roku 1612 według projektu architekta Abrahama van den Blockego. Utrzymana w stylu manierystycznym z nawiązaniami do architektury klasycznej. Stanowi początek ulicy Długiej, jest częścią Drogi Królewsk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26552</text:p>
          </table:table-cell>
          <table:table-cell office:value-type="string" calcext:value-type="string">
            <text:p>pl:Brama Złota w Gdańsku</text:p>
          </table:table-cell>
          <table:table-cell office:value-type="string" calcext:value-type="string">
            <text:p>2024-10-14</text:p>
          </table:table-cell>
          <table:table-cell office:value-type="float" office:value="18.6480216665247" calcext:value-type="float">
            <text:p>18,6480216665247</text:p>
          </table:table-cell>
          <table:table-cell office:value-type="float" office:value="54.3496727232842" calcext:value-type="float">
            <text:p>54,3496727232842</text:p>
          </table:table-cell>
        </table:table-row>
        <table:table-row table:style-name="ro3">
          <table:table-cell office:value-type="string" calcext:value-type="string">
            <text:p>K1.20</text:p>
          </table:table-cell>
          <table:table-cell office:value-type="string" calcext:value-type="string">
            <text:p>PM00966</text:p>
          </table:table-cell>
          <table:table-cell office:value-type="string" calcext:value-type="string">
            <text:p>Złota Kamienica w Gdańsku</text:p>
          </table:table-cell>
          <table:table-cell office:value-type="string" calcext:value-type="string">
            <text:p>Wzniesiona w stylu późnego renesansu w latach 1609–1618 kamienica przy Długim Targu 41 na zamówienie ówczesnego burmistrza Gdańska Johanna Speymanna, według projektu architekta Abrahama van den Block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09434</text:p>
          </table:table-cell>
          <table:table-cell office:value-type="string" calcext:value-type="string">
            <text:p>pl:Dom Steffensów w Gdańsku</text:p>
            <text:p/>
            <text:p/>
          </table:table-cell>
          <table:table-cell office:value-type="string" calcext:value-type="string">
            <text:p>2024-10-14</text:p>
          </table:table-cell>
          <table:table-cell office:value-type="float" office:value="18.6538060444566" calcext:value-type="float">
            <text:p>18,6538060444566</text:p>
          </table:table-cell>
          <table:table-cell office:value-type="float" office:value="54.3486685410591" calcext:value-type="float">
            <text:p>54,3486685410591</text:p>
          </table:table-cell>
        </table:table-row>
        <table:table-row table:style-name="ro1">
          <table:table-cell office:value-type="string" calcext:value-type="string">
            <text:p>K1.20</text:p>
          </table:table-cell>
          <table:table-cell office:value-type="string" calcext:value-type="string">
            <text:p>PM00967</text:p>
          </table:table-cell>
          <table:table-cell office:value-type="string" calcext:value-type="string">
            <text:p>Dwór Bractwa św. Jerzego w Gdańsku</text:p>
          </table:table-cell>
          <table:table-cell office:value-type="string" calcext:value-type="string">
            <text:p>Zbudowany w latach 1487-94, póżnogotycki, dwukondygnacyjny budynek, na rzucie kwadratu o boku odrestaurowany po zniszczeniach wojennych ok. 1955r. dla Stowarzyszenia Architektów Polsk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22912</text:p>
          </table:table-cell>
          <table:table-cell office:value-type="string" calcext:value-type="string">
            <text:p>pl:Dwór Bractwa św. Jerzego w Gdańsku</text:p>
          </table:table-cell>
          <table:table-cell office:value-type="string" calcext:value-type="string">
            <text:p>2024-10-14</text:p>
          </table:table-cell>
          <table:table-cell office:value-type="float" office:value="18.6480241533332" calcext:value-type="float">
            <text:p>18,6480241533332</text:p>
          </table:table-cell>
          <table:table-cell office:value-type="float" office:value="54.3498071581958" calcext:value-type="float">
            <text:p>54,3498071581958</text:p>
          </table:table-cell>
        </table:table-row>
        <table:table-row table:style-name="ro2">
          <table:table-cell office:value-type="string" calcext:value-type="string">
            <text:p>K1.20</text:p>
          </table:table-cell>
          <table:table-cell office:value-type="string" calcext:value-type="string">
            <text:p>PM00969</text:p>
          </table:table-cell>
          <table:table-cell office:value-type="string" calcext:value-type="string">
            <text:p>Dom Uphagena w Gdańsku</text:p>
          </table:table-cell>
          <table:table-cell office:value-type="string" calcext:value-type="string">
            <text:p>Zabytkowy dom należący kiedyś do bibliofila i historyka Johann Uphagen. Utrzymany w stylu rokokowo-klasycystycznym z autentycznym portalem i pięknymi</text:p>
            <text:p>rokokowymi wnęrzami z  XVIII w. Obecnie znajduje się w nim Muzeum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499641</text:p>
          </table:table-cell>
          <table:table-cell office:value-type="string" calcext:value-type="string">
            <text:p>pl:Dom Uphagena</text:p>
          </table:table-cell>
          <table:table-cell office:value-type="string" calcext:value-type="string">
            <text:p>2024-10-14</text:p>
          </table:table-cell>
          <table:table-cell office:value-type="float" office:value="18.6492755647475" calcext:value-type="float">
            <text:p>18,6492755647475</text:p>
          </table:table-cell>
          <table:table-cell office:value-type="float" office:value="54.3492342679392" calcext:value-type="float">
            <text:p>54,3492342679392</text:p>
          </table:table-cell>
        </table:table-row>
        <table:table-row table:style-name="ro1">
          <table:table-cell office:value-type="string" calcext:value-type="string">
            <text:p>K1.20</text:p>
          </table:table-cell>
          <table:table-cell office:value-type="string" calcext:value-type="string">
            <text:p>PM00968</text:p>
          </table:table-cell>
          <table:table-cell office:value-type="string" calcext:value-type="string">
            <text:p>Fontanna Neptuna w Gdańsku</text:p>
          </table:table-cell>
          <table:table-cell office:value-type="string" calcext:value-type="string">
            <text:p>Powstała w 1622 r. z inicjatywy burmistrza Bartłomieja Schachmanna i rady miejskiej fontanna, z posągiem Neptuna, boga morza i patrona Gdañ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783294</text:p>
          </table:table-cell>
          <table:table-cell office:value-type="string" calcext:value-type="string">
            <text:p>pl:Fontanna Neptuna w Gdańsku</text:p>
          </table:table-cell>
          <table:table-cell office:value-type="string" calcext:value-type="string">
            <text:p>2024-10-14</text:p>
          </table:table-cell>
          <table:table-cell office:value-type="float" office:value="18.6532283180212" calcext:value-type="float">
            <text:p>18,6532283180212</text:p>
          </table:table-cell>
          <table:table-cell office:value-type="float" office:value="54.3485466871343" calcext:value-type="float">
            <text:p>54,3485466871343</text:p>
          </table:table-cell>
        </table:table-row>
        <table:table-row table:style-name="ro1">
          <table:table-cell office:value-type="string" calcext:value-type="string">
            <text:p>P2.00</text:p>
          </table:table-cell>
          <table:table-cell office:value-type="string" calcext:value-type="string">
            <text:p>PM00971</text:p>
          </table:table-cell>
          <table:table-cell office:value-type="string" calcext:value-type="string">
            <text:p>Gdański Ogród Zoologiczny</text:p>
          </table:table-cell>
          <table:table-cell office:value-type="string" calcext:value-type="string">
            <text:p>Zajmuje powierzchnię ponad 123 hektarów Trójmiejskiego Parku Krajobrazowego, co czyni z niego największą pod względem powierzchni placówkę tego typu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4384936</text:p>
          </table:table-cell>
          <table:table-cell office:value-type="string" calcext:value-type="string">
            <text:p>pl:Gdański Ogród Zoologiczny</text:p>
          </table:table-cell>
          <table:table-cell office:value-type="string" calcext:value-type="string">
            <text:p>2024-10-14</text:p>
          </table:table-cell>
          <table:table-cell office:value-type="float" office:value="18.5334793330999" calcext:value-type="float">
            <text:p>18,5334793330999</text:p>
          </table:table-cell>
          <table:table-cell office:value-type="float" office:value="54.4146909464572" calcext:value-type="float">
            <text:p>54,4146909464572</text:p>
          </table:table-cell>
        </table:table-row>
        <table:table-row table:style-name="ro1">
          <table:table-cell office:value-type="string" calcext:value-type="string">
            <text:p>K1.20</text:p>
          </table:table-cell>
          <table:table-cell office:value-type="string" calcext:value-type="string">
            <text:p>SL00972</text:p>
          </table:table-cell>
          <table:table-cell office:value-type="string" calcext:value-type="string">
            <text:p>Planetarium Śląskie w Chorzowie</text:p>
          </table:table-cell>
          <table:table-cell office:value-type="string" calcext:value-type="string">
            <text:p>Największe i najstarsze planetarium i obserwatorium astronomiczne w Polsce. Zostało założone 4 grudnia 1955 roku w ówczesnym Wojewódzkim Parku Kultury i Wypoczynku (obecnie nazywany również Parkiem Śląskim) położonym w Chorzo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833520</text:p>
          </table:table-cell>
          <table:table-cell office:value-type="string" calcext:value-type="string">
            <text:p>pl:Planetarium Śląskie</text:p>
          </table:table-cell>
          <table:table-cell office:value-type="string" calcext:value-type="string">
            <text:p>2024-10-14</text:p>
          </table:table-cell>
          <table:table-cell office:value-type="float" office:value="18.9927322008247" calcext:value-type="float">
            <text:p>18,9927322008247</text:p>
          </table:table-cell>
          <table:table-cell office:value-type="float" office:value="50.2907457824077" calcext:value-type="float">
            <text:p>50,2907457824077</text:p>
          </table:table-cell>
        </table:table-row>
        <table:table-row table:style-name="ro1">
          <table:table-cell office:value-type="string" calcext:value-type="string">
            <text:p>K1.20</text:p>
          </table:table-cell>
          <table:table-cell office:value-type="string" calcext:value-type="string">
            <text:p>SL00973</text:p>
          </table:table-cell>
          <table:table-cell office:value-type="string" calcext:value-type="string">
            <text:p>Górnośląski Park Etnograficzny</text:p>
          </table:table-cell>
          <table:table-cell office:value-type="string" calcext:value-type="string">
            <text:p>Skansen założony w 1975 roku, znajdujący się na terenie Parku Śląskiego. Na jego terenie znajduje się 78 zabytkowych drewnianych obiektów architektury wiejskiej i małomiasteczkowej. Obszar skansenu wynosi ok. 35,6 ha. Zgromadzone zabytki budownictwa ludowego pochodzą z pięciu podregionów Górnego Śląska (beskidzkiego, podgórskiego, pszczyńsko-rybnickiego, przemysłowego i lublinieckiego) oraz regionu Zagłębia Dąbrowskiego.</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773693</text:p>
          </table:table-cell>
          <table:table-cell office:value-type="string" calcext:value-type="string">
            <text:p>pl:Górnośląski Park Etnograficzny</text:p>
          </table:table-cell>
          <table:table-cell office:value-type="string" calcext:value-type="string">
            <text:p>2024-10-14</text:p>
          </table:table-cell>
          <table:table-cell office:value-type="float" office:value="18.972485154904" calcext:value-type="float">
            <text:p>18,972485154904</text:p>
          </table:table-cell>
          <table:table-cell office:value-type="float" office:value="50.2942981084141" calcext:value-type="float">
            <text:p>50,2942981084141</text:p>
          </table:table-cell>
        </table:table-row>
        <table:table-row table:style-name="ro1">
          <table:table-cell office:value-type="string" calcext:value-type="string">
            <text:p>K1.20</text:p>
          </table:table-cell>
          <table:table-cell office:value-type="string" calcext:value-type="string">
            <text:p>SL00974</text:p>
          </table:table-cell>
          <table:table-cell office:value-type="string" calcext:value-type="string">
            <text:p>Osiedle Giszowiec</text:p>
          </table:table-cell>
          <table:table-cell office:value-type="string" calcext:value-type="string">
            <text:p>Zabytkowe osiedle górnicze zbudowane w latach 1906-1908 wg koncepcji miasta-ogrodu, z inicjatywy dyrektora zakładów Gieschego, A. Uthemana; projekt braci Zillmann z Charlottenburg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56999</text:p>
          </table:table-cell>
          <table:table-cell office:value-type="string" calcext:value-type="string">
            <text:p>pl:Giszowiec</text:p>
          </table:table-cell>
          <table:table-cell office:value-type="string" calcext:value-type="string">
            <text:p>2024-10-14</text:p>
          </table:table-cell>
          <table:table-cell office:value-type="float" office:value="19.0697554410305" calcext:value-type="float">
            <text:p>19,0697554410305</text:p>
          </table:table-cell>
          <table:table-cell office:value-type="float" office:value="50.2219852970334" calcext:value-type="float">
            <text:p>50,2219852970334</text:p>
          </table:table-cell>
        </table:table-row>
        <table:table-row table:style-name="ro1">
          <table:table-cell office:value-type="string" calcext:value-type="string">
            <text:p>K1.30</text:p>
          </table:table-cell>
          <table:table-cell office:value-type="string" calcext:value-type="string">
            <text:p>SL00975</text:p>
          </table:table-cell>
          <table:table-cell office:value-type="string" calcext:value-type="string">
            <text:p>Zamek w Mirowie</text:p>
          </table:table-cell>
          <table:table-cell office:value-type="string" calcext:value-type="string">
            <text:p>Ruiny średniowiecznego zamku obronnego zbudowanego w czasach Kazimierza Wielkiego około połowy XIV w. </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493915</text:p>
          </table:table-cell>
          <table:table-cell office:value-type="string" calcext:value-type="string">
            <text:p>pl:Zamek w Mirowie</text:p>
          </table:table-cell>
          <table:table-cell office:value-type="string" calcext:value-type="string">
            <text:p>2024-10-14</text:p>
          </table:table-cell>
          <table:table-cell office:value-type="float" office:value="19.475103120347" calcext:value-type="float">
            <text:p>19,475103120347</text:p>
          </table:table-cell>
          <table:table-cell office:value-type="float" office:value="50.6145427861811" calcext:value-type="float">
            <text:p>50,6145427861811</text:p>
          </table:table-cell>
        </table:table-row>
        <table:table-row table:style-name="ro1">
          <table:table-cell office:value-type="string" calcext:value-type="string">
            <text:p>K1.30</text:p>
          </table:table-cell>
          <table:table-cell office:value-type="string" calcext:value-type="string">
            <text:p>SL00976</text:p>
          </table:table-cell>
          <table:table-cell office:value-type="string" calcext:value-type="string">
            <text:p>Zamek w Olsztynie</text:p>
          </table:table-cell>
          <table:table-cell office:value-type="string" calcext:value-type="string">
            <text:p>Zamek powstały z fundacji Kazimierza Wielkiego, wzniesiony na wzgórzu w XIV w. Zniszczony przez Szwedów w 1655 r. Przeprowadzone w latach 60-ych XX w. prace konserwatorskie i archeologiczne pozwoliły na odtworzenie zarysu warowni oraz zabezpieczenie jej w postaci trwałej ruiny oraz udostepnienie jej zwiedzającym. Warownia olsztyńska była jednym z najwaźniejszych zamków nie tylko na Jurze, ale i w całym królestw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386695</text:p>
          </table:table-cell>
          <table:table-cell office:value-type="string" calcext:value-type="string">
            <text:p>pl:Zamek w Olsztynie (województwo śląskie)</text:p>
          </table:table-cell>
          <table:table-cell office:value-type="string" calcext:value-type="string">
            <text:p>2024-10-14</text:p>
          </table:table-cell>
          <table:table-cell office:value-type="float" office:value="19.2736513356906" calcext:value-type="float">
            <text:p>19,2736513356906</text:p>
          </table:table-cell>
          <table:table-cell office:value-type="float" office:value="50.7489517566846" calcext:value-type="float">
            <text:p>50,7489517566846</text:p>
          </table:table-cell>
        </table:table-row>
        <table:table-row table:style-name="ro1">
          <table:table-cell office:value-type="string" calcext:value-type="string">
            <text:p>K1.20</text:p>
          </table:table-cell>
          <table:table-cell office:value-type="string" calcext:value-type="string">
            <text:p>PM00961</text:p>
          </table:table-cell>
          <table:table-cell office:value-type="string" calcext:value-type="string">
            <text:p>Wieża Więzienna w Gdańsku</text:p>
          </table:table-cell>
          <table:table-cell office:value-type="string" calcext:value-type="string">
            <text:p>Powstały w XVI w. gotycko-renesansowy zespół tworzący Przedbramie ul. Długiej, z podwójny ciąg gotyckich murów, zwany szyją. Obecnie w dyspozycji Muzeum Odbudowy Gdańsk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350832</text:p>
          </table:table-cell>
          <table:table-cell office:value-type="string" calcext:value-type="string">
            <text:p>pl:Wieża Więzienna w Gdańsku</text:p>
          </table:table-cell>
          <table:table-cell office:value-type="string" calcext:value-type="string">
            <text:p>2024-10-14</text:p>
          </table:table-cell>
          <table:table-cell office:value-type="float" office:value="18.6474259523589" calcext:value-type="float">
            <text:p>18,6474259523589</text:p>
          </table:table-cell>
          <table:table-cell office:value-type="float" office:value="54.3498101564271" calcext:value-type="float">
            <text:p>54,3498101564271</text:p>
          </table:table-cell>
        </table:table-row>
        <table:table-row table:style-name="ro1">
          <table:table-cell office:value-type="string" calcext:value-type="string">
            <text:p>K1.20</text:p>
          </table:table-cell>
          <table:table-cell office:value-type="string" calcext:value-type="string">
            <text:p>PM00970</text:p>
          </table:table-cell>
          <table:table-cell office:value-type="string" calcext:value-type="string">
            <text:p>Katownia w Gdańsku</text:p>
          </table:table-cell>
          <table:table-cell office:value-type="string" calcext:value-type="string">
            <text:p>Powstała w II połowie XIV wieku, jako średniowieczne obwarowanie Głównego Miasta w Gdańsku. Razem z Wieżą Więzienną stanowiła zespół przedbramia (barbakan) ulicy Długiej.</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067591</text:p>
          </table:table-cell>
          <table:table-cell office:value-type="string" calcext:value-type="string">
            <text:p>pl:Katownia w Gdańsku </text:p>
          </table:table-cell>
          <table:table-cell office:value-type="string" calcext:value-type="string">
            <text:p>2024-10-14</text:p>
          </table:table-cell>
          <table:table-cell office:value-type="float" office:value="18.6470185689242" calcext:value-type="float">
            <text:p>18,6470185689242</text:p>
          </table:table-cell>
          <table:table-cell office:value-type="float" office:value="54.3498773218067" calcext:value-type="float">
            <text:p>54,3498773218067</text:p>
          </table:table-cell>
        </table:table-row>
        <table:table-row table:style-name="ro1">
          <table:table-cell office:value-type="string" calcext:value-type="string">
            <text:p>K1.20</text:p>
          </table:table-cell>
          <table:table-cell office:value-type="string" calcext:value-type="string">
            <text:p>SK00977</text:p>
          </table:table-cell>
          <table:table-cell office:value-type="string" calcext:value-type="string">
            <text:p>Bałtowski Park Jurajski</text:p>
          </table:table-cell>
          <table:table-cell office:value-type="string" calcext:value-type="string">
            <text:p>Kompleks turystyczny, którego głównym elementem są rekonstrukcje dinozaurów naturalnej wielkości.</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9461</text:p>
          </table:table-cell>
          <table:table-cell office:value-type="string" calcext:value-type="string">
            <text:p>pl:JuraPark Bałtów</text:p>
          </table:table-cell>
          <table:table-cell office:value-type="string" calcext:value-type="string">
            <text:p>2024-10-14</text:p>
          </table:table-cell>
          <table:table-cell office:value-type="float" office:value="21.5503345128154" calcext:value-type="float">
            <text:p>21,5503345128154</text:p>
          </table:table-cell>
          <table:table-cell office:value-type="float" office:value="51.0165882740608" calcext:value-type="float">
            <text:p>51,0165882740608</text:p>
          </table:table-cell>
        </table:table-row>
        <table:table-row table:style-name="ro1">
          <table:table-cell office:value-type="string" calcext:value-type="string">
            <text:p>K1.40</text:p>
          </table:table-cell>
          <table:table-cell office:value-type="string" calcext:value-type="string">
            <text:p>SK00979</text:p>
          </table:table-cell>
          <table:table-cell office:value-type="string" calcext:value-type="string">
            <text:p>Kościół św. Jakuba w Sandomierzu</text:p>
          </table:table-cell>
          <table:table-cell office:value-type="string" calcext:value-type="string">
            <text:p>Późnoromański / wczesnogotycki rzymskokatolicki kościół ceglany z XIII wieku, prawdopodobnie zbudowany razem z budynkami klasztornymi w 1236 ro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415136</text:p>
          </table:table-cell>
          <table:table-cell office:value-type="string" calcext:value-type="string">
            <text:p>pl:Kościół św. Jakuba w Sandomierzu</text:p>
          </table:table-cell>
          <table:table-cell office:value-type="string" calcext:value-type="string">
            <text:p>2024-10-14</text:p>
          </table:table-cell>
          <table:table-cell office:value-type="float" office:value="21.7442242828852" calcext:value-type="float">
            <text:p>21,7442242828852</text:p>
          </table:table-cell>
          <table:table-cell office:value-type="float" office:value="50.6769263694528" calcext:value-type="float">
            <text:p>50,6769263694528</text:p>
          </table:table-cell>
        </table:table-row>
        <table:table-row table:style-name="ro1">
          <table:table-cell office:value-type="string" calcext:value-type="string">
            <text:p>P1.30</text:p>
          </table:table-cell>
          <table:table-cell office:value-type="string" calcext:value-type="string">
            <text:p>WN00980</text:p>
          </table:table-cell>
          <table:table-cell office:value-type="string" calcext:value-type="string">
            <text:p>Jezioro Śniardwy</text:p>
          </table:table-cell>
          <table:table-cell office:value-type="string" calcext:value-type="string">
            <text:p>Największe jezioro w Polsc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87256</text:p>
          </table:table-cell>
          <table:table-cell office:value-type="string" calcext:value-type="string">
            <text:p>pl:Śniardwy</text:p>
          </table:table-cell>
          <table:table-cell office:value-type="string" calcext:value-type="string">
            <text:p>2024-10-14</text:p>
          </table:table-cell>
          <table:table-cell office:value-type="float" office:value="21.7356834850521" calcext:value-type="float">
            <text:p>21,7356834850521</text:p>
          </table:table-cell>
          <table:table-cell office:value-type="float" office:value="53.7618382994278" calcext:value-type="float">
            <text:p>53,7618382994278</text:p>
          </table:table-cell>
        </table:table-row>
        <table:table-row table:style-name="ro1">
          <table:table-cell office:value-type="string" calcext:value-type="string">
            <text:p>K1.20</text:p>
          </table:table-cell>
          <table:table-cell office:value-type="string" calcext:value-type="string">
            <text:p>WP00981</text:p>
          </table:table-cell>
          <table:table-cell office:value-type="string" calcext:value-type="string">
            <text:p>Hala Arena</text:p>
          </table:table-cell>
          <table:table-cell office:value-type="string" calcext:value-type="string">
            <text:p>Hala sportowo-widowiskowa zbudowana w 1974r. wg proj. Jerzego Turzenieckiego w Parku Kasprowicza. Średnica Areny wynosi 100 m, wys. kopuły 27 m. Hala posiada 4200 miejsc siedzących na trybunach oraz ok. 3000 miejsc dostawnych na parkieci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742223</text:p>
          </table:table-cell>
          <table:table-cell office:value-type="string" calcext:value-type="string">
            <text:p>pl:Hala widowiskowo-sportowa Arena</text:p>
          </table:table-cell>
          <table:table-cell office:value-type="string" calcext:value-type="string">
            <text:p>2024-10-14</text:p>
          </table:table-cell>
          <table:table-cell office:value-type="float" office:value="16.8920775029118" calcext:value-type="float">
            <text:p>16,8920775029118</text:p>
          </table:table-cell>
          <table:table-cell office:value-type="float" office:value="52.3977121494904" calcext:value-type="float">
            <text:p>52,3977121494904</text:p>
          </table:table-cell>
        </table:table-row>
        <table:table-row table:style-name="ro1">
          <table:table-cell office:value-type="string" calcext:value-type="string">
            <text:p>P1.30</text:p>
          </table:table-cell>
          <table:table-cell office:value-type="string" calcext:value-type="string">
            <text:p>WP00982</text:p>
          </table:table-cell>
          <table:table-cell office:value-type="string" calcext:value-type="string">
            <text:p>Jezioro Góreckie</text:p>
          </table:table-cell>
          <table:table-cell office:value-type="string" calcext:value-type="string">
            <text:p>Stanowi jeden z najcenniejszych obiektów przyrodniczych Wielkopolskiego Parku Narodowego oraz najpopularniejszy cel wycieczek turystycznych w Parku. Powierzchnia jeziora wynosi 97 ha, średnia głębokość. 9 m. Część jezora stanowi rezerwat.</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26335</text:p>
          </table:table-cell>
          <table:table-cell office:value-type="string" calcext:value-type="string">
            <text:p>pl:Jezioro Góreckie</text:p>
          </table:table-cell>
          <table:table-cell office:value-type="string" calcext:value-type="string">
            <text:p>2024-10-14</text:p>
          </table:table-cell>
          <table:table-cell office:value-type="float" office:value="16.7907173845778" calcext:value-type="float">
            <text:p>16,7907173845778</text:p>
          </table:table-cell>
          <table:table-cell office:value-type="float" office:value="52.2645595012838" calcext:value-type="float">
            <text:p>52,2645595012838</text:p>
          </table:table-cell>
        </table:table-row>
        <table:table-row table:style-name="ro1">
          <table:table-cell office:value-type="string" calcext:value-type="string">
            <text:p>K1.30</text:p>
          </table:table-cell>
          <table:table-cell office:value-type="string" calcext:value-type="string">
            <text:p>ZP00983</text:p>
          </table:table-cell>
          <table:table-cell office:value-type="string" calcext:value-type="string">
            <text:p>Zamek w Krągu</text:p>
          </table:table-cell>
          <table:table-cell office:value-type="string" calcext:value-type="string">
            <text:p>Dawny zamek, przebudowany na rezydencję w stylu renesansowym (inicjatorem budowy był Feliks von Podewils), następnie powtórnie przebudowany <text:s/>w <text:s/>XVII i XIX w, w stylu neorenesansowym.</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6619003</text:p>
          </table:table-cell>
          <table:table-cell office:value-type="string" calcext:value-type="string">
            <text:p>pl:Zamek w Krągu</text:p>
          </table:table-cell>
          <table:table-cell office:value-type="string" calcext:value-type="string">
            <text:p>2024-10-14</text:p>
          </table:table-cell>
          <table:table-cell office:value-type="float" office:value="16.6995392401097" calcext:value-type="float">
            <text:p>16,6995392401097</text:p>
          </table:table-cell>
          <table:table-cell office:value-type="float" office:value="54.2137247000526" calcext:value-type="float">
            <text:p>54,2137247000526</text:p>
          </table:table-cell>
        </table:table-row>
        <table:table-row table:style-name="ro1">
          <table:table-cell office:value-type="string" calcext:value-type="string">
            <text:p>P.3.00</text:p>
          </table:table-cell>
          <table:table-cell office:value-type="string" calcext:value-type="string">
            <text:p>ZP00449</text:p>
          </table:table-cell>
          <table:table-cell office:value-type="string" calcext:value-type="string">
            <text:p>Obszar Ochrony Ścisłej „Głodne Jeziorka”</text:p>
          </table:table-cell>
          <table:table-cell office:value-type="string" calcext:value-type="string">
            <text:p>Zajmuje powierzchnię 52,60 ha. Obejmuje źródliska nad rzeką Runicą oraz grupę pięciu jeziorek torfowych, wraz z otaczającymi je bagnami i lasami. Został utworzony w celu ochrony naturalnych kompleksów ekosystemów wodnych, torfowiskowych oraz leśnych, z zachowaną strefowością. </text:p>
          </table:table-cell>
          <table:table-cell office:value-type="string" calcext:value-type="string">
            <text:p>Drawień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6.0692528121603" calcext:value-type="float">
            <text:p>16,0692528121603</text:p>
          </table:table-cell>
          <table:table-cell office:value-type="float" office:value="53.1927987105528" calcext:value-type="float">
            <text:p>53,1927987105528</text:p>
          </table:table-cell>
        </table:table-row>
        <table:table-row table:style-name="ro1">
          <table:table-cell office:value-type="string" calcext:value-type="string">
            <text:p>P.3.00</text:p>
          </table:table-cell>
          <table:table-cell office:value-type="string" calcext:value-type="string">
            <text:p>WP00571</text:p>
          </table:table-cell>
          <table:table-cell office:value-type="string" calcext:value-type="string">
            <text:p>Obszar Ochrony Ścisłej „Pojniki”</text:p>
          </table:table-cell>
          <table:table-cell office:value-type="string" calcext:value-type="string">
            <text:p>Leśny obszar ochrony ścisłej znajdujący się na terenie Wielkopolskiego Parku Narodowego, przy żółtym szlaku z Puszczykowa do Głazu Leśników. Jego powierzchnia wynosi 13,63 ha.</text:p>
          </table:table-cell>
          <table:table-cell office:value-type="string" calcext:value-type="string">
            <text:p>Wielkopolski Park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54</text:p>
          </table:table-cell>
          <table:table-cell office:value-type="string" calcext:value-type="string">
            <text:p>pl:Obszar ochrony ścisłej Pojniki</text:p>
          </table:table-cell>
          <table:table-cell office:value-type="string" calcext:value-type="string">
            <text:p>2024-10-14</text:p>
          </table:table-cell>
          <table:table-cell office:value-type="float" office:value="16.8274915167725" calcext:value-type="float">
            <text:p>16,8274915167725</text:p>
          </table:table-cell>
          <table:table-cell office:value-type="float" office:value="52.2720246363443" calcext:value-type="float">
            <text:p>52,2720246363443</text:p>
          </table:table-cell>
        </table:table-row>
        <table:table-row table:style-name="ro1">
          <table:table-cell office:value-type="string" calcext:value-type="string">
            <text:p>P.3.00</text:p>
          </table:table-cell>
          <table:table-cell office:value-type="string" calcext:value-type="string">
            <text:p>LB00452</text:p>
          </table:table-cell>
          <table:table-cell office:value-type="string" calcext:value-type="string">
            <text:p>Obszar Ochrony Ścisłej „Świeta Hala”</text:p>
          </table:table-cell>
          <table:table-cell office:value-type="string" calcext:value-type="string">
            <text:p>Obszar powołany w ceku ochorony strodrzewia bukowego. Drzewa tu występujące dorastają do 47 m wysokości, to najwyższe drzewa tego gatunku znane na nizinach Polski. Najwyższe buki Puszczy Drawskiej rosną w uroczysku Radęcin. Do najgrubszych należą, rozgbałęziające się na kilka pni, buk nad Drawą koło Bindugi Trzy Dęby (liczący 525 cm obwodu).</text:p>
          </table:table-cell>
          <table:table-cell office:value-type="string" calcext:value-type="string">
            <text:p>Obszar na terenie Drawieńskiego Parku Narodowego, zmieniono nazwę zwyczajową "Radęcin" na nazwę "Święta Hala" zgodną z informacjami pozyskanymi od Parku.</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15.9049490216012" calcext:value-type="float">
            <text:p>15,9049490216012</text:p>
          </table:table-cell>
          <table:table-cell office:value-type="float" office:value="53.1017154203718" calcext:value-type="float">
            <text:p>53,1017154203718</text:p>
          </table:table-cell>
        </table:table-row>
        <table:table-row table:style-name="ro1">
          <table:table-cell office:value-type="string" calcext:value-type="string">
            <text:p>P1.20</text:p>
          </table:table-cell>
          <table:table-cell office:value-type="string" calcext:value-type="string">
            <text:p>MA00947</text:p>
          </table:table-cell>
          <table:table-cell office:value-type="string" calcext:value-type="string">
            <text:p>Hala Ornak</text:p>
          </table:table-cell>
          <table:table-cell office:value-type="string" calcext:value-type="string">
            <text:p>Dawna hala pasterska znajdująca się w dolnej części Doliny Pyszniańskiej i na wschodnich zboczach Ornaku w Tatrach Zachodnich.</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85137</text:p>
          </table:table-cell>
          <table:table-cell office:value-type="string" calcext:value-type="string">
            <text:p>pl:Hala Ornak</text:p>
          </table:table-cell>
          <table:table-cell office:value-type="string" calcext:value-type="string">
            <text:p>2024-10-14</text:p>
          </table:table-cell>
          <table:table-cell office:value-type="float" office:value="19.8575398076696" calcext:value-type="float">
            <text:p>19,8575398076696</text:p>
          </table:table-cell>
          <table:table-cell office:value-type="float" office:value="49.2276377799689" calcext:value-type="float">
            <text:p>49,2276377799689</text:p>
          </table:table-cell>
        </table:table-row>
        <table:table-row table:style-name="ro1">
          <table:table-cell office:value-type="string" calcext:value-type="string">
            <text:p>P1.30</text:p>
          </table:table-cell>
          <table:table-cell office:value-type="string" calcext:value-type="string">
            <text:p>MA00126</text:p>
          </table:table-cell>
          <table:table-cell office:value-type="string" calcext:value-type="string">
            <text:p>Dolina Prądnika</text:p>
          </table:table-cell>
          <table:table-cell office:value-type="string" calcext:value-type="string">
            <text:p>Dolina rzeki Prądnik na obszarze Ojcowskiego Parku Narodowego oraz leżących na południe od niego obszarów rolniczych.</text:p>
          </table:table-cell>
          <table:table-cell office:value-type="string" calcext:value-type="string">
            <text:p>W CKKP oznaczona odcinek od Hamerni do Pieskowej Skały zgodnie z opisem w KKP z 2005r.</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9208936</text:p>
          </table:table-cell>
          <table:table-cell office:value-type="string" calcext:value-type="string">
            <text:p>pl:Dolina Prądnika</text:p>
          </table:table-cell>
          <table:table-cell office:value-type="string" calcext:value-type="string">
            <text:p>2024-10-14</text:p>
          </table:table-cell>
          <table:table-cell office:value-type="float" office:value="19.8376401454165" calcext:value-type="float">
            <text:p>19,8376401454165</text:p>
          </table:table-cell>
          <table:table-cell office:value-type="float" office:value="50.1938369292519" calcext:value-type="float">
            <text:p>50,1938369292519</text:p>
          </table:table-cell>
        </table:table-row>
        <table:table-row table:style-name="ro1">
          <table:table-cell office:value-type="string" calcext:value-type="string">
            <text:p>K1.40</text:p>
          </table:table-cell>
          <table:table-cell office:value-type="string" calcext:value-type="string">
            <text:p>OP00150</text:p>
          </table:table-cell>
          <table:table-cell office:value-type="string" calcext:value-type="string">
            <text:p>Kościół pw. św. Wawrzyńca w Głuchołazach</text:p>
          </table:table-cell>
          <table:table-cell office:value-type="string" calcext:value-type="string">
            <text:p>Świątynia wybudowana w stylu barokowym w latach 1729–1731. Do budowy została wykorzystana część zachodniej elewacji poprzedniej budowli, w stylu romańsko-gotyckim z XIII wieku.</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28675290</text:p>
          </table:table-cell>
          <table:table-cell office:value-type="string" calcext:value-type="string">
            <text:p>pl:Kościół św. Wawrzyńca w Głuchołazach</text:p>
          </table:table-cell>
          <table:table-cell office:value-type="string" calcext:value-type="string">
            <text:p>2024-10-14</text:p>
          </table:table-cell>
          <table:table-cell office:value-type="float" office:value="17.3849720853035" calcext:value-type="float">
            <text:p>17,3849720853035</text:p>
          </table:table-cell>
          <table:table-cell office:value-type="float" office:value="50.3169983831085" calcext:value-type="float">
            <text:p>50,3169983831085</text:p>
          </table:table-cell>
        </table:table-row>
        <table:table-row table:style-name="ro1">
          <table:table-cell office:value-type="string" calcext:value-type="string">
            <text:p>K1.20</text:p>
          </table:table-cell>
          <table:table-cell office:value-type="string" calcext:value-type="string">
            <text:p>MA00671</text:p>
          </table:table-cell>
          <table:table-cell office:value-type="string" calcext:value-type="string">
            <text:p>Teatr im. Juliusza Słowackiego w Krakowie</text:p>
          </table:table-cell>
          <table:table-cell office:value-type="string" calcext:value-type="string">
            <text:p>Otwarty 21 października 1893 r. pod nazwą Teatr Miejski, od 16 października 1909 r. <text:s/>nosi imię Juliusza Słowackiego. Mieści się w budynku wzniesionym w latach 1891–1893 na miejscu wyburzonego w 1892 r. kościoła św. Ducha. Jest utrzymany w stylu eklektycznym z przewagą neobaroku, zaprojektował go Jan Zawiejski. Był to pierwszy budynek w Krakowie, który posiadał oświetlenie elektryczne.</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3527492</text:p>
          </table:table-cell>
          <table:table-cell office:value-type="string" calcext:value-type="string">
            <text:p>pl:Teatr im. Juliusza Słowackiego w Krakowie</text:p>
          </table:table-cell>
          <table:table-cell office:value-type="string" calcext:value-type="string">
            <text:p>2024-10-14</text:p>
          </table:table-cell>
          <table:table-cell office:value-type="float" office:value="19.9430510727712" calcext:value-type="float">
            <text:p>19,9430510727712</text:p>
          </table:table-cell>
          <table:table-cell office:value-type="float" office:value="50.0639438085472" calcext:value-type="float">
            <text:p>50,0639438085472</text:p>
          </table:table-cell>
        </table:table-row>
        <table:table-row table:style-name="ro1">
          <table:table-cell office:value-type="string" calcext:value-type="string">
            <text:p>P.3.00</text:p>
          </table:table-cell>
          <table:table-cell office:value-type="string" calcext:value-type="string">
            <text:p>MA00945</text:p>
          </table:table-cell>
          <table:table-cell office:value-type="string" calcext:value-type="string">
            <text:p>Dawny Rezerwat Turbacz im. Władysława Orkana</text:p>
          </table:table-cell>
          <table:table-cell office:value-type="string" calcext:value-type="string">
            <text:p>Utworzony w 1927 r. na pn. stokach Turbacza. Obejmuje 319 ha pierwotnej buczyny karpackiej, na jego terenie znajdują się ponad dwustuletnie drzewa.</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cell office:value-type="string" calcext:value-type="string">
            <text:p>2024-10-14</text:p>
          </table:table-cell>
          <table:table-cell office:value-type="float" office:value="20.1077564236337" calcext:value-type="float">
            <text:p>20,1077564236337</text:p>
          </table:table-cell>
          <table:table-cell office:value-type="float" office:value="49.5682256549586" calcext:value-type="float">
            <text:p>49,5682256549586</text:p>
          </table:table-cell>
        </table:table-row>
        <table:table-row table:style-name="ro1">
          <table:table-cell office:value-type="string" calcext:value-type="string">
            <text:p>P.3.00</text:p>
          </table:table-cell>
          <table:table-cell office:value-type="string" calcext:value-type="string">
            <text:p>PM00451</text:p>
          </table:table-cell>
          <table:table-cell office:value-type="string" calcext:value-type="string">
            <text:p>Obszar Ochrony Ścisłej „Mierzeja”</text:p>
          </table:table-cell>
          <table:table-cell office:value-type="string" calcext:value-type="string">
            <text:p>Obszar ochrony ścisłej o powierzchni 3583,19 ha na obszarze Słowińskiego Parku Narodowego na Wybrzeżu Słowińskim.</text:p>
          </table:table-cell>
          <table:table-cell office:value-type="string" calcext:value-type="string">
            <text:p>Słowiński Parki Narodowy</text:p>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Q11795249</text:p>
          </table:table-cell>
          <table:table-cell office:value-type="string" calcext:value-type="string">
            <text:p>pl:Obszar ochrony ścisłej Mierzeja</text:p>
          </table:table-cell>
          <table:table-cell office:value-type="string" calcext:value-type="string">
            <text:p>2024-10-14</text:p>
          </table:table-cell>
          <table:table-cell office:value-type="float" office:value="17.2669710291459" calcext:value-type="float">
            <text:p>17,2669710291459</text:p>
          </table:table-cell>
          <table:table-cell office:value-type="float" office:value="54.7187255560712" calcext:value-type="float">
            <text:p>54,7187255560712</text:p>
          </table:table-cell>
        </table:table-row>
        <table:table-row table:style-name="ro1">
          <table:table-cell office:value-type="string" calcext:value-type="string">
            <text:p>K1.40</text:p>
          </table:table-cell>
          <table:table-cell office:value-type="string" calcext:value-type="string">
            <text:p>DS01002</text:p>
          </table:table-cell>
          <table:table-cell office:value-type="string" calcext:value-type="string">
            <text:p>Kościół parafialny pod wezwaniem św. Jerzego w Ziębicach</text:p>
          </table:table-cell>
          <table:table-cell office:value-type="string" calcext:value-type="string">
            <text:p>Kościół zybudowany w XIII wieku o dwóch romańsko-gotyckich, uskokowych portalach. Kilkukrotnie rozbudowywany, prezbiterium pochodzi XVI wieku, kaplica Mariacka z XV wieku.</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167803</text:p>
          </table:table-cell>
          <table:table-cell office:value-type="string" calcext:value-type="string">
            <text:p>pl:Bazylika św. Jerzego Męczennika i Sanktuarium Męki Pańskiej w Ziębicach</text:p>
          </table:table-cell>
          <table:table-cell office:value-type="string" calcext:value-type="string">
            <text:p>2024-10-14</text:p>
          </table:table-cell>
          <table:table-cell office:value-type="float" office:value="17.0421521963873" calcext:value-type="float">
            <text:p>17,0421521963873</text:p>
          </table:table-cell>
          <table:table-cell office:value-type="float" office:value="50.5999939575844" calcext:value-type="float">
            <text:p>50,5999939575844</text:p>
          </table:table-cell>
        </table:table-row>
        <table:table-row table:style-name="ro1">
          <table:table-cell office:value-type="string" calcext:value-type="string">
            <text:p>K1.40</text:p>
          </table:table-cell>
          <table:table-cell office:value-type="string" calcext:value-type="string">
            <text:p>DS01003</text:p>
          </table:table-cell>
          <table:table-cell office:value-type="string" calcext:value-type="string">
            <text:p>Kościół pod wezwaniem Trójcy Świętej wraz z dziełem budownictwa obronnego w Żórawinie</text:p>
          </table:table-cell>
          <table:table-cell office:value-type="string" calcext:value-type="string">
            <text:p>Manierystyczny kościół wzniesiony na zrębie dawnego gotyckiego pochodzącego z XIV wieku. Usytuowany na wysepce na rzece Żórawka na terenie wsi Żórawina koło Wrocławia. Stanowi cenny przykład architektury śląskiej z początków XVII w.</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746366</text:p>
          </table:table-cell>
          <table:table-cell office:value-type="string" calcext:value-type="string">
            <text:p>pl:Kościół Świętej Trójcy w Żórawinie</text:p>
          </table:table-cell>
          <table:table-cell office:value-type="string" calcext:value-type="string">
            <text:p>2024-10-14</text:p>
          </table:table-cell>
          <table:table-cell office:value-type="float" office:value="17.0394616656954" calcext:value-type="float">
            <text:p>17,0394616656954</text:p>
          </table:table-cell>
          <table:table-cell office:value-type="float" office:value="50.9798876113734" calcext:value-type="float">
            <text:p>50,9798876113734</text:p>
          </table:table-cell>
        </table:table-row>
        <table:table-row table:style-name="ro1">
          <table:table-cell office:value-type="string" calcext:value-type="string">
            <text:p>K1.20</text:p>
          </table:table-cell>
          <table:table-cell office:value-type="string" calcext:value-type="string">
            <text:p>DS00987</text:p>
          </table:table-cell>
          <table:table-cell office:value-type="string" calcext:value-type="string">
            <text:p>Zespół architektoniczno-krajobrazowy w Kamieńcu Ząbkowickim</text:p>
          </table:table-cell>
          <table:table-cell office:value-type="string" calcext:value-type="string">
            <text:p>Zespół budynków powstały wokół opactwa cystersów, którego poczatki sięgaja 1207 r. Oprócz klasztoru w skład zespołu wchodzi neogotycki pałac zwany zamkiem Marianny Orańskiej wraz z 100 ha parkiem oraz okoliczne zabudowania gospodarcze, współnie tworzące unikalną panorame miast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2024-10-14</text:p>
          </table:table-cell>
          <table:table-cell office:value-type="float" office:value="16.8755786924868" calcext:value-type="float">
            <text:p>16,8755786924868</text:p>
          </table:table-cell>
          <table:table-cell office:value-type="float" office:value="50.5194222474477" calcext:value-type="float">
            <text:p>50,5194222474477</text:p>
          </table:table-cell>
        </table:table-row>
        <table:table-row table:style-name="ro1">
          <table:table-cell office:value-type="string" calcext:value-type="string">
            <text:p>K1.20</text:p>
          </table:table-cell>
          <table:table-cell office:value-type="string" calcext:value-type="string">
            <text:p>DS00993</text:p>
          </table:table-cell>
          <table:table-cell office:value-type="string" calcext:value-type="string">
            <text:p>Willa „Dębowy Dwór” z parkiem w Karpnikach</text:p>
          </table:table-cell>
          <table:table-cell office:value-type="string" calcext:value-type="string">
            <text:p>Eklektyczną rezydencję zbudowano w roku 1875 na zlecenie marszałka dworu księstwa Hesji, barona Urlicha de Tanneux von Saint Paul-Illaire.</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757</text:p>
          </table:table-cell>
          <table:table-cell office:value-type="string" calcext:value-type="string">
            <text:p>pl:Pałac Dębowy w Karpnikach</text:p>
          </table:table-cell>
          <table:table-cell office:value-type="string" calcext:value-type="string">
            <text:p>2024-10-14</text:p>
          </table:table-cell>
          <table:table-cell office:value-type="float" office:value="15.8527229343431" calcext:value-type="float">
            <text:p>15,8527229343431</text:p>
          </table:table-cell>
          <table:table-cell office:value-type="float" office:value="50.8539097590284" calcext:value-type="float">
            <text:p>50,8539097590284</text:p>
          </table:table-cell>
        </table:table-row>
        <table:table-row table:style-name="ro1">
          <table:table-cell office:value-type="string" calcext:value-type="string">
            <text:p>K1.20</text:p>
          </table:table-cell>
          <table:table-cell office:value-type="string" calcext:value-type="string">
            <text:p>DS00995</text:p>
          </table:table-cell>
          <table:table-cell office:value-type="string" calcext:value-type="string">
            <text:p>Zespół pałacowo-parkowy w Ciszycy</text:p>
          </table:table-cell>
          <table:table-cell office:value-type="string" calcext:value-type="string">
            <text:p>Zachowanych do dziś w formie prostej, jednopiętrowej budowli otoczony zaniedbanym parkiem pochodzący z XVIII w. pałacyk. Obecnie w rękach prywatnych, niedostępny do zwiedzani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934</text:p>
          </table:table-cell>
          <table:table-cell office:value-type="string" calcext:value-type="string">
            <text:p>pl:Pałac w Ciszycy</text:p>
          </table:table-cell>
          <table:table-cell office:value-type="string" calcext:value-type="string">
            <text:p>2024-10-14</text:p>
          </table:table-cell>
          <table:table-cell office:value-type="float" office:value="15.810549386035" calcext:value-type="float">
            <text:p>15,810549386035</text:p>
          </table:table-cell>
          <table:table-cell office:value-type="float" office:value="50.8055364492583" calcext:value-type="float">
            <text:p>50,8055364492583</text:p>
          </table:table-cell>
        </table:table-row>
        <table:table-row table:style-name="ro1">
          <table:table-cell office:value-type="string" calcext:value-type="string">
            <text:p>K1.20</text:p>
          </table:table-cell>
          <table:table-cell office:value-type="string" calcext:value-type="string">
            <text:p>DS00990</text:p>
          </table:table-cell>
          <table:table-cell office:value-type="string" calcext:value-type="string">
            <text:p>Zespół pałacowo-gospodarczy w Wojanowie-Bobrowie</text:p>
          </table:table-cell>
          <table:table-cell office:value-type="string" calcext:value-type="string">
            <text:p>Wzniesiony na pozostałościach dawnych budynków obronnych z XV w. Wielokrotnie przebudowywany. Swój obecny kształt zawdzięcza rozbudowie z XIX w. zleconej przez ówczesnego własciela Hansa Rudolfa von Decker, według projektu berlińskiego architekta, Paul Roetger. Dzięki temu w Bobrowie stanęła architektoniczna perełka w stylu neorenesansowym.</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9722283</text:p>
          </table:table-cell>
          <table:table-cell office:value-type="string" calcext:value-type="string">
            <text:p>pl:Pałac w Bobrowie</text:p>
          </table:table-cell>
          <table:table-cell office:value-type="string" calcext:value-type="string">
            <text:p>2024-10-14</text:p>
          </table:table-cell>
          <table:table-cell office:value-type="float" office:value="15.8309561945542" calcext:value-type="float">
            <text:p>15,8309561945542</text:p>
          </table:table-cell>
          <table:table-cell office:value-type="float" office:value="50.8701055380837" calcext:value-type="float">
            <text:p>50,8701055380837</text:p>
          </table:table-cell>
        </table:table-row>
        <table:table-row table:style-name="ro1">
          <table:table-cell office:value-type="string" calcext:value-type="string">
            <text:p>K1.20</text:p>
          </table:table-cell>
          <table:table-cell office:value-type="string" calcext:value-type="string">
            <text:p>DS00989</text:p>
          </table:table-cell>
          <table:table-cell office:value-type="string" calcext:value-type="string">
            <text:p>Zespół pałacowo-parkowy w Wojanowie</text:p>
          </table:table-cell>
          <table:table-cell office:value-type="string" calcext:value-type="string">
            <text:p>Zabytkowy pałac wybudowany w 1607 r. Wielokrotnie przebudowywany, obecnie po przebudowie z 1833 r. zachowany w stylu lasycystycznej odmiany neogotyku. Otoczony parkiem. Obecnie pełni funkcję obiektu hotelowo-konferencyjnego.</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5054</text:p>
          </table:table-cell>
          <table:table-cell office:value-type="string" calcext:value-type="string">
            <text:p>pl:Pałac w Wojanowie</text:p>
          </table:table-cell>
          <table:table-cell office:value-type="string" calcext:value-type="string">
            <text:p>2024-10-14</text:p>
          </table:table-cell>
          <table:table-cell office:value-type="float" office:value="15.8146529278278" calcext:value-type="float">
            <text:p>15,8146529278278</text:p>
          </table:table-cell>
          <table:table-cell office:value-type="float" office:value="50.8740849365471" calcext:value-type="float">
            <text:p>50,8740849365471</text:p>
          </table:table-cell>
        </table:table-row>
        <table:table-row table:style-name="ro1">
          <table:table-cell office:value-type="string" calcext:value-type="string">
            <text:p>K1.20</text:p>
          </table:table-cell>
          <table:table-cell office:value-type="string" calcext:value-type="string">
            <text:p>DS00992</text:p>
          </table:table-cell>
          <table:table-cell office:value-type="string" calcext:value-type="string">
            <text:p>Zespół pałacowo-parkowy w Bukowcu</text:p>
          </table:table-cell>
          <table:table-cell office:value-type="string" calcext:value-type="string">
            <text:p>Obecnie zachowany w stylu klasycystycznym, pochodzący z II poł. XVI w. Wokół niego utworzono jeden z pierwszych parków krajobrazowych na Dolnym Śląsku. Cały majątek został ukształtowany w typie angielskiej farmy ozdobnej, w skład której wchodziły pałac oraz zabudowa folwarczna otoczone rozległym parkiem romantycznym. </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925</text:p>
          </table:table-cell>
          <table:table-cell office:value-type="string" calcext:value-type="string">
            <text:p>pl:Pałac w Bukowcu</text:p>
          </table:table-cell>
          <table:table-cell office:value-type="string" calcext:value-type="string">
            <text:p>2024-10-14</text:p>
          </table:table-cell>
          <table:table-cell office:value-type="float" office:value="15.8125012934389" calcext:value-type="float">
            <text:p>15,8125012934389</text:p>
          </table:table-cell>
          <table:table-cell office:value-type="float" office:value="50.8293390245725" calcext:value-type="float">
            <text:p>50,8293390245725</text:p>
          </table:table-cell>
        </table:table-row>
        <table:table-row table:style-name="ro1">
          <table:table-cell office:value-type="string" calcext:value-type="string">
            <text:p>K1.20</text:p>
          </table:table-cell>
          <table:table-cell office:value-type="string" calcext:value-type="string">
            <text:p>DS00991</text:p>
          </table:table-cell>
          <table:table-cell office:value-type="string" calcext:value-type="string">
            <text:p>Zespół pałacowo-parkowy „Paulinum” w Jeleniej Górze</text:p>
          </table:table-cell>
          <table:table-cell office:value-type="string" calcext:value-type="string">
            <text:p>Pałac na wzgórzu zwanym Paulinum znajdującym się na wschód od centrum Jeleniej Góry. Budowla z XIX w. ozdobiona licznymi wieżyczamii, wykuszami. We wrześniu 1945 r. pałac stał się największą państwową składnicą poniemieckich dzieł sztuki, zwożonych tu z całego Dolnego Śląsk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6586950</text:p>
          </table:table-cell>
          <table:table-cell office:value-type="string" calcext:value-type="string">
            <text:p>pl:Pałac Paulinum w Jeleniej Górze</text:p>
          </table:table-cell>
          <table:table-cell office:value-type="string" calcext:value-type="string">
            <text:p>2024-10-14</text:p>
          </table:table-cell>
          <table:table-cell office:value-type="float" office:value="15.7591590740533" calcext:value-type="float">
            <text:p>15,7591590740533</text:p>
          </table:table-cell>
          <table:table-cell office:value-type="float" office:value="50.8922587202148" calcext:value-type="float">
            <text:p>50,8922587202148</text:p>
          </table:table-cell>
        </table:table-row>
        <table:table-row table:style-name="ro1">
          <table:table-cell office:value-type="string" calcext:value-type="string">
            <text:p>K1.20</text:p>
          </table:table-cell>
          <table:table-cell office:value-type="string" calcext:value-type="string">
            <text:p>DS00998</text:p>
          </table:table-cell>
          <table:table-cell office:value-type="string" calcext:value-type="string">
            <text:p>Pałac w Staniszowie</text:p>
          </table:table-cell>
          <table:table-cell office:value-type="string" calcext:value-type="string">
            <text:p>Wzniesiony w II poł. XVI w., przebudowany w 1818 r. w stylu klasycystycznym. Obecnie jest własnością prywatną. Mieści się w nim hotel z restauracją oraz strefą spa z basenem.</text:p>
          </table:table-cell>
          <table:table-cell office:value-type="string" calcext:value-type="string">
            <text:p>W PH obiekt występował jako <text:s/>Zespół pałacowo-parkowy w Staniszowie Górnym, ze względu na specyfikę rozdzielono go na dwa obiekty.</text:p>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pl:Pałac w Staniszowie</text:p>
          </table:table-cell>
          <table:table-cell office:value-type="string" calcext:value-type="string">
            <text:p>2024-10-14</text:p>
          </table:table-cell>
          <table:table-cell office:value-type="float" office:value="15.7422332809666" calcext:value-type="float">
            <text:p>15,7422332809666</text:p>
          </table:table-cell>
          <table:table-cell office:value-type="float" office:value="50.8436653696358" calcext:value-type="float">
            <text:p>50,8436653696358</text:p>
          </table:table-cell>
        </table:table-row>
        <table:table-row table:style-name="ro1">
          <table:table-cell office:value-type="string" calcext:value-type="string">
            <text:p>K1.20</text:p>
          </table:table-cell>
          <table:table-cell office:value-type="string" calcext:value-type="string">
            <text:p>DS00996</text:p>
          </table:table-cell>
          <table:table-cell office:value-type="string" calcext:value-type="string">
            <text:p>Zespół pałacowo-parkowy w Mysłakowicach</text:p>
          </table:table-cell>
          <table:table-cell office:value-type="string" calcext:value-type="string">
            <text:p>Neogotycki pałac pochodzący z XVIII w. Swój obecny kształt zawdzięcza Fryderykowi Wilhelmowi IV, który zlecił gruntowną przebudowę obiektu, której autorem był August Stüler.</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9401146</text:p>
          </table:table-cell>
          <table:table-cell office:value-type="string" calcext:value-type="string">
            <text:p>pl:Pałac w Mysłakowicach</text:p>
          </table:table-cell>
          <table:table-cell office:value-type="string" calcext:value-type="string">
            <text:p>2024-10-14</text:p>
          </table:table-cell>
          <table:table-cell office:value-type="float" office:value="15.7812338648244" calcext:value-type="float">
            <text:p>15,7812338648244</text:p>
          </table:table-cell>
          <table:table-cell office:value-type="float" office:value="50.84311458332" calcext:value-type="float">
            <text:p>50,84311458332</text:p>
          </table:table-cell>
        </table:table-row>
        <table:table-row table:style-name="ro1">
          <table:table-cell office:value-type="string" calcext:value-type="string">
            <text:p>K1.20</text:p>
          </table:table-cell>
          <table:table-cell office:value-type="string" calcext:value-type="string">
            <text:p>DS00994</text:p>
          </table:table-cell>
          <table:table-cell office:value-type="string" calcext:value-type="string">
            <text:p>Zespół pałacowo-parkowy w Karpnikach</text:p>
          </table:table-cell>
          <table:table-cell office:value-type="string" calcext:value-type="string">
            <text:p>Zamek, którego początki sięgają XIV w. był kilkakrotnie przebudowywany, obecny wygląd pochodzi z 1846 r. i jest zasługą architekta niemieckiego Friedricha Augusta Stülera. Obecnie budowla jest własnością prywatną i działa jako hotel i restauracja.</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2241006</text:p>
          </table:table-cell>
          <table:table-cell office:value-type="string" calcext:value-type="string">
            <text:p>pl:Zamek w Karpnikach</text:p>
          </table:table-cell>
          <table:table-cell office:value-type="string" calcext:value-type="string">
            <text:p>2024-10-14</text:p>
          </table:table-cell>
          <table:table-cell office:value-type="float" office:value="15.8489454464156" calcext:value-type="float">
            <text:p>15,8489454464156</text:p>
          </table:table-cell>
          <table:table-cell office:value-type="float" office:value="50.8445485354549" calcext:value-type="float">
            <text:p>50,8445485354549</text:p>
          </table:table-cell>
        </table:table-row>
        <table:table-row table:style-name="ro1">
          <table:table-cell office:value-type="string" calcext:value-type="string">
            <text:p>K1.20</text:p>
          </table:table-cell>
          <table:table-cell office:value-type="string" calcext:value-type="string">
            <text:p>DS00988</text:p>
          </table:table-cell>
          <table:table-cell office:value-type="string" calcext:value-type="string">
            <text:p>Zespół pałacowo-parkowy w Łomnicy</text:p>
          </table:table-cell>
          <table:table-cell office:value-type="string" calcext:value-type="string">
            <text:p>Barokowy zabytkowy pałac pochodzący z XVII wieku wraz z budynkiem mieszkalnym, tzw. Domem Wdowy. Obecnie w obiekcie znajduje się hotel oraz restauracja i kawiarnia. Znajdujący się przy pałacu zespół folwarczny pełni obecnie funkcję handlowo-gastronomiczną.</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5068</text:p>
          </table:table-cell>
          <table:table-cell office:value-type="string" calcext:value-type="string">
            <text:p>pl:Pałac w Łomnicy (powiat karkonoski)</text:p>
          </table:table-cell>
          <table:table-cell office:value-type="string" calcext:value-type="string">
            <text:p>2024-10-14</text:p>
          </table:table-cell>
          <table:table-cell office:value-type="float" office:value="15.8110958477105" calcext:value-type="float">
            <text:p>15,8110958477105</text:p>
          </table:table-cell>
          <table:table-cell office:value-type="float" office:value="50.8745810540016" calcext:value-type="float">
            <text:p>50,8745810540016</text:p>
          </table:table-cell>
        </table:table-row>
        <table:table-row table:style-name="ro3">
          <table:table-cell office:value-type="string" calcext:value-type="string">
            <text:p>K1.20</text:p>
          </table:table-cell>
          <table:table-cell office:value-type="string" calcext:value-type="string">
            <text:p>DS00997</text:p>
          </table:table-cell>
          <table:table-cell office:value-type="string" calcext:value-type="string">
            <text:p>Zespół pałacowo-parkowy Schaffgotschów w Jeleniej Górze-Cieplicach</text:p>
          </table:table-cell>
          <table:table-cell office:value-type="string" calcext:value-type="string">
            <text:p>Monumentalna rezydencja zbudowana na zlecenie hrabiego Johanna Nepomucena Schaffgotscha w miejscu renesansowego dworu i domu gościnnego. Pałac wzniesiono w latach 1784–1809 z wykorzystaniem reliktów obu budynków. Rezydencja reprezentuje styl dojrzałego baroku w połączeniu z formami wczesnoklasycystycznym. Od roku 1975r. w pałacowym budynku znajduje się filia Politechniki Wrocławskiej.</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1814854</text:p>
          </table:table-cell>
          <table:table-cell office:value-type="string" calcext:value-type="string">
            <text:p>pl:Pałac Schaffgotschów w Cieplicach</text:p>
            <text:p/>
            <text:p/>
          </table:table-cell>
          <table:table-cell office:value-type="string" calcext:value-type="string">
            <text:p>2024-10-14</text:p>
          </table:table-cell>
          <table:table-cell office:value-type="float" office:value="15.6812933971608" calcext:value-type="float">
            <text:p>15,6812933971608</text:p>
          </table:table-cell>
          <table:table-cell office:value-type="float" office:value="50.8624426442615" calcext:value-type="float">
            <text:p>50,8624426442615</text:p>
          </table:table-cell>
        </table:table-row>
        <table:table-row table:style-name="ro1">
          <table:table-cell office:value-type="string" calcext:value-type="string">
            <text:p>K1.20</text:p>
          </table:table-cell>
          <table:table-cell office:value-type="string" calcext:value-type="string">
            <text:p>MA00999</text:p>
          </table:table-cell>
          <table:table-cell office:value-type="string" calcext:value-type="string">
            <text:p>Opactwo Cystersów w Mogile</text:p>
          </table:table-cell>
          <table:table-cell office:value-type="string" calcext:value-type="string">
            <text:p>Klasztor oraz kościół Wniebowzięcia Najświętszej Maryi Panny i św. Wacława pochodzącyz z XIII w. Na przestrzeni lat goścmi braci zakonnynch byli władcy tacy jak książę Bolesław V Wstydliwy i jego żona św. Kinga, królowie Kazimierz III Wielki, Władysław II Jagiełło z królową św. Jadwigą. Bywali tu także Zygmunt I Stary oraz królowa Bona z synem Zygmuntem II Augustem, Stefan Batory, Maksymilian III Habsburg, Zygmunt III Waza, Michał Korybut Wiśniowiecki, car Aleksander I Romanow i jego brat wielki książę Konstanty.</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1775664</text:p>
          </table:table-cell>
          <table:table-cell office:value-type="string" calcext:value-type="string">
            <text:p>pl:Opactwo Cystersów w Mogile</text:p>
          </table:table-cell>
          <table:table-cell office:value-type="string" calcext:value-type="string">
            <text:p>2024-10-14</text:p>
          </table:table-cell>
          <table:table-cell office:value-type="float" office:value="20.0535047276268" calcext:value-type="float">
            <text:p>20,0535047276268</text:p>
          </table:table-cell>
          <table:table-cell office:value-type="float" office:value="50.0649582109257" calcext:value-type="float">
            <text:p>50,0649582109257</text:p>
          </table:table-cell>
        </table:table-row>
        <table:table-row table:style-name="ro1">
          <table:table-cell office:value-type="string" calcext:value-type="string">
            <text:p>K1.40</text:p>
          </table:table-cell>
          <table:table-cell office:value-type="string" calcext:value-type="string">
            <text:p>LD01000</text:p>
          </table:table-cell>
          <table:table-cell office:value-type="string" calcext:value-type="string">
            <text:p>Bazylika Katedralna pw. Wniebowzięcia Najświętszej Maryi Panny w Łowiczu</text:p>
          </table:table-cell>
          <table:table-cell office:value-type="string" calcext:value-type="string">
            <text:p>Barokowy kościół z XVII w., nazywany „Mazowieckim Wawelem”, miejsce pochówku 12 arcybiskupów gnieźnieńskich i prymasów Polski.</text:p>
          </table:table-cell>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167762</text:p>
          </table:table-cell>
          <table:table-cell office:value-type="string" calcext:value-type="string">
            <text:p>pl:Bazylika katedralna Wniebowzięcia Najświętszej Maryi Panny i św. Mikołaja w Łowiczu</text:p>
          </table:table-cell>
          <table:table-cell office:value-type="string" calcext:value-type="string">
            <text:p>2024-10-14</text:p>
          </table:table-cell>
          <table:table-cell office:value-type="float" office:value="19.9436846111342" calcext:value-type="float">
            <text:p>19,9436846111342</text:p>
          </table:table-cell>
          <table:table-cell office:value-type="float" office:value="52.1079444581419" calcext:value-type="float">
            <text:p>52,1079444581419</text:p>
          </table:table-cell>
        </table:table-row>
        <table:table-row table:style-name="ro1">
          <table:table-cell office:value-type="string" calcext:value-type="string">
            <text:p>K1.20</text:p>
          </table:table-cell>
          <table:table-cell office:value-type="string" calcext:value-type="string">
            <text:p>DS01004</text:p>
          </table:table-cell>
          <table:table-cell office:value-type="string" calcext:value-type="string">
            <text:p>Zamek Henryka w Staniszowie</text:p>
          </table:table-cell>
          <table:table-cell office:value-type="string" calcext:value-type="string">
            <text:p>Zamek myśliwski wybudowany w formie sztucznych ruin w 1806 r. na górze Grodna, najwyższym szczycie Wzgórz Łomnickich.</text:p>
          </table:table-cell>
          <table:table-cell office:value-type="string" calcext:value-type="string">
            <text:p>W PH obiekt występował jako <text:s/>Zespół pałacowo-parkowy w Staniszowie Górnym, ze względu na specyfikę rozdzielono go na dwa obiekty.</text:p>
          </table:table-cell>
          <table:table-cell office:value-type="string" calcext:value-type="string">
            <text:p>are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Q9386677</text:p>
          </table:table-cell>
          <table:table-cell office:value-type="string" calcext:value-type="string">
            <text:p>pl:Zamek Henryka</text:p>
          </table:table-cell>
          <table:table-cell office:value-type="string" calcext:value-type="string">
            <text:p>2024-10-14</text:p>
          </table:table-cell>
          <table:table-cell office:value-type="float" office:value="15.7233405781489" calcext:value-type="float">
            <text:p>15,7233405781489</text:p>
          </table:table-cell>
          <table:table-cell office:value-type="float" office:value="50.8353000343085" calcext:value-type="float">
            <text:p>50,8353000343085</text:p>
          </table:table-cell>
        </table:table-row>
        <table:table-row table:style-name="ro1">
          <table:table-cell office:value-type="string" calcext:value-type="string">
            <text:p>P1.10</text:p>
          </table:table-cell>
          <table:table-cell office:value-type="string" calcext:value-type="string">
            <text:p>PK01005</text:p>
          </table:table-cell>
          <table:table-cell office:value-type="string" calcext:value-type="string">
            <text:p>Pradawne i pierwotne lasy bukowe Karpat i innych regionów Europy - Pasmo graniczne i dolina Górnej Solinki</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string" calcext:value-type="string">
            <text:p>2024-10-14</text:p>
          </table:table-cell>
          <table:table-cell office:value-type="float" office:value="22.5566918361336" calcext:value-type="float">
            <text:p>22,5566918361336</text:p>
          </table:table-cell>
          <table:table-cell office:value-type="float" office:value="49.0993778420411" calcext:value-type="float">
            <text:p>49,0993778420411</text:p>
          </table:table-cell>
        </table:table-row>
        <table:table-row table:style-name="ro1">
          <table:table-cell office:value-type="string" calcext:value-type="string">
            <text:p>P1.10</text:p>
          </table:table-cell>
          <table:table-cell office:value-type="string" calcext:value-type="string">
            <text:p>PK01006</text:p>
          </table:table-cell>
          <table:table-cell office:value-type="string" calcext:value-type="string">
            <text:p>Pradawne i pierwotne lasy bukowe Karpat i innych regionów Europy - Połonina Wetlińska i Smerek</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string" calcext:value-type="string">
            <text:p>2024-10-14</text:p>
          </table:table-cell>
          <table:table-cell office:value-type="float" office:value="22.5120935024776" calcext:value-type="float">
            <text:p>22,5120935024776</text:p>
          </table:table-cell>
          <table:table-cell office:value-type="float" office:value="49.191507520633" calcext:value-type="float">
            <text:p>49,191507520633</text:p>
          </table:table-cell>
        </table:table-row>
        <table:table-row table:style-name="ro1">
          <table:table-cell office:value-type="string" calcext:value-type="string">
            <text:p>P1.10</text:p>
          </table:table-cell>
          <table:table-cell office:value-type="string" calcext:value-type="string">
            <text:p>PK01007</text:p>
          </table:table-cell>
          <table:table-cell office:value-type="string" calcext:value-type="string">
            <text:p>Pradawne i pierwotne lasy bukowe Karpat i innych regionów Europy - Dolina potoku Terebowiec</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string" calcext:value-type="string">
            <text:p>2024-10-14</text:p>
          </table:table-cell>
          <table:table-cell office:value-type="float" office:value="22.7246238774903" calcext:value-type="float">
            <text:p>22,7246238774903</text:p>
          </table:table-cell>
          <table:table-cell office:value-type="float" office:value="49.0935913167909" calcext:value-type="float">
            <text:p>49,0935913167909</text:p>
          </table:table-cell>
        </table:table-row>
        <table:table-row table:style-name="ro1">
          <table:table-cell office:value-type="string" calcext:value-type="string">
            <text:p>P1.10</text:p>
          </table:table-cell>
          <table:table-cell office:value-type="string" calcext:value-type="string">
            <text:p>PK01008</text:p>
          </table:table-cell>
          <table:table-cell office:value-type="string" calcext:value-type="string">
            <text:p>Pradawne i pierwotne lasy bukowe Karpat i innych regionów Europy - Dolina potoku Wołosatka</text:p>
          </table:table-cell>
          <table:table-cell office:value-type="string" calcext:value-type="string">
            <text:p>Nienaruszone europejskie lasy bukowe strefy umiarkowanej. Dominuje w nich buk zwyczajny (Fagus sylvatica), gatunek endemiczny dla Europy.</text:p>
          </table:table-cell>
          <table:table-cell/>
          <table:table-cell office:value-type="string" calcext:value-type="string">
            <text:p>area</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156011</text:p>
          </table:table-cell>
          <table:table-cell office:value-type="string" calcext:value-type="string">
            <text:p>pl:Pradawne i pierwotne lasy bukowe Karpat i innych regionów Europy</text:p>
          </table:table-cell>
          <table:table-cell office:value-type="string" calcext:value-type="string">
            <text:p>2024-10-14</text:p>
          </table:table-cell>
          <table:table-cell office:value-type="float" office:value="22.7448413630294" calcext:value-type="float">
            <text:p>22,7448413630294</text:p>
          </table:table-cell>
          <table:table-cell office:value-type="float" office:value="49.0670667073131" calcext:value-type="float">
            <text:p>49,0670667073131</text:p>
          </table:table-cell>
        </table:table-row>
        <table:table-row table:style-name="ro1">
          <table:table-cell office:value-type="string" calcext:value-type="string">
            <text:p>K1.20</text:p>
          </table:table-cell>
          <table:table-cell office:value-type="string" calcext:value-type="string">
            <text:p>MZ00599</text:p>
          </table:table-cell>
          <table:table-cell office:value-type="string" calcext:value-type="string">
            <text:p>Stary Rynek w Siedlcach</text:p>
          </table:table-cell>
          <table:table-cell office:value-type="string" calcext:value-type="string">
            <text:p>Dawny Stary Rynek uformowany w poł. XVIII w. położony przy ulicy Piłsudskiego, pomiedzy ul. Floriańską, a Pułaskiego. Znajdziemy tu barokowo-klasycystyczny kościół par. św. Stanisława zbudowany w latach 1740-49. Naprzeciwko kościoła, pomnik Tadeusza Kościuszk, oraz póżnobarokowy ratusz z XVIII w.</text:p>
          </table:table-cell>
          <table:table-cell/>
          <table:table-cell office:value-type="string" calcext:value-type="string">
            <text:p>area</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brak</text:p>
          </table:table-cell>
          <table:table-cell office:value-type="string" calcext:value-type="string">
            <text:p>2024-10-14</text:p>
          </table:table-cell>
          <table:table-cell office:value-type="float" office:value="22.2811152987543" calcext:value-type="float">
            <text:p>22,2811152987543</text:p>
          </table:table-cell>
          <table:table-cell office:value-type="float" office:value="52.1679034682911" calcext:value-type="float">
            <text:p>52,1679034682911</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0">00.00.0000</text:date>, <text:time>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10T12:32:17.969000000</dc:date>
    <meta:editing-duration>PT14S</meta:editing-duration>
    <meta:editing-cycles>1</meta:editing-cycles>
    <meta:document-statistic meta:table-count="1" meta:cell-count="11029" meta:object-count="0"/>
    <meta:generator>LibreOffice/24.8.1.2$Windows_X86_64 LibreOffice_project/87fa9aec1a63e70835390b81c40bb8993f1d4ff6</meta:generator>
  </office:meta>
</office:document-meta>
</file>